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66in"/>
    </style:style>
    <style:style style:name="co2" style:family="table-column">
      <style:table-column-properties fo:break-before="auto" style:column-width="1.7382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4929in"/>
    </style:style>
    <style:style style:name="co5" style:family="table-column">
      <style:table-column-properties fo:break-before="auto" style:column-width="2.1756in"/>
    </style:style>
    <style:style style:name="co6" style:family="table-column">
      <style:table-column-properties fo:break-before="auto" style:column-width="2.2193in"/>
    </style:style>
    <style:style style:name="co7" style:family="table-column">
      <style:table-column-properties fo:break-before="auto" style:column-width="0.9409in"/>
    </style:style>
    <style:style style:name="co8" style:family="table-column">
      <style:table-column-properties fo:break-before="auto" style:column-width="0.6772in"/>
    </style:style>
    <style:style style:name="co9" style:family="table-column">
      <style:table-column-properties fo:break-before="auto" style:column-width="0.4819in"/>
    </style:style>
    <style:style style:name="co10" style:family="table-column">
      <style:table-column-properties fo:break-before="auto" style:column-width="1.5417in"/>
    </style:style>
    <style:style style:name="co11" style:family="table-column">
      <style:table-column-properties fo:break-before="auto" style:column-width="2.9402in"/>
    </style:style>
    <style:style style:name="co12" style:family="table-column">
      <style:table-column-properties fo:break-before="auto" style:column-width="0.5693in"/>
    </style:style>
    <style:style style:name="co13" style:family="table-column">
      <style:table-column-properties fo:break-before="auto" style:column-width="0.548in"/>
    </style:style>
    <style:style style:name="co14" style:family="table-column">
      <style:table-column-properties fo:break-before="auto" style:column-width="0.8425in"/>
    </style:style>
    <style:style style:name="co15" style:family="table-column">
      <style:table-column-properties fo:break-before="auto" style:column-width="1.9555in"/>
    </style:style>
    <style:style style:name="co16" style:family="table-column">
      <style:table-column-properties fo:break-before="auto" style:column-width="0.4717in"/>
    </style:style>
    <style:style style:name="co17" style:family="table-column">
      <style:table-column-properties fo:break-before="auto" style:column-width="0.5264in"/>
    </style:style>
    <style:style style:name="co18" style:family="table-column">
      <style:table-column-properties fo:break-before="auto" style:column-width="0.820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17">
      <style:table-cell-properties fo:border-bottom="0.0008in solid #000000" fo:background-color="#cccccc" style:text-align-source="fix" style:repeat-content="false" fo:border-left="none" fo:border-right="0.0008in solid #000000" fo:border-top="none"/>
      <style:paragraph-properties fo:text-align="center" fo:margin-left="0in"/>
      <style:text-properties style:font-name="Arial" fo:font-weight="bold" style:font-weight-asian="bold" style:font-weight-complex="bold"/>
    </style:style>
    <style:style style:name="ce2" style:family="table-cell" style:parent-style-name="Default" style:data-style-name="N117">
      <style:table-cell-properties fo:border-bottom="none" fo:background-color="#dddddd" style:text-align-source="fix" style:repeat-content="false" fo:border-left="none" fo:border-right="0.0008in solid #000000" fo:border-top="none"/>
      <style:paragraph-properties fo:text-align="center" fo:margin-left="0in"/>
      <style:text-properties style:font-name="Courier New" fo:font-weight="bold" style:font-weight-asian="bold" style:font-weight-complex="bold"/>
    </style:style>
    <style:style style:name="ce3" style:family="table-cell" style:parent-style-name="Default">
      <style:table-cell-properties fo:border-bottom="0.0008in solid #000000" fo:background-color="#cccccc" style:text-align-source="fix" style:repeat-content="false" fo:border-left="none" fo:border-right="none" fo:border-top="none"/>
      <style:paragraph-properties fo:text-align="start" fo:margin-left="0.028in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028in"/>
    </style:style>
    <style:style style:name="ce5" style:family="table-cell" style:parent-style-name="Default">
      <style:table-cell-properties fo:border-bottom="0.0008in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08in solid #000000" fo:background-color="#cccccc" fo:border-left="none" fo:border-right="none" fo:border-top="none"/>
      <style:text-properties style:font-name="Arial" fo:font-weight="bold" style:font-weight-asian="bold" style:font-weight-complex="bold"/>
    </style:style>
    <style:style style:name="ce8" style:family="table-cell" style:parent-style-name="Default" style:data-style-name="N117">
      <style:table-cell-properties fo:border-bottom="0.0008in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style:font-name="Arial" fo:font-weight="bold" style:font-weight-asian="bold" style:font-weight-complex="bold"/>
    </style:style>
    <style:style style:name="ce9" style:family="table-cell" style:parent-style-name="Default" style:data-style-name="N117">
      <style:table-cell-properties style:text-align-source="fix" style:repeat-content="false" fo:background-color="transparent" fo:border="none"/>
      <style:paragraph-properties fo:text-align="start" fo:margin-left="0in"/>
      <style:text-properties style:font-name="Arial" fo:font-weight="normal" style:font-weight-asian="normal" style:font-weight-complex="normal"/>
    </style:style>
    <style:style style:name="ce10" style:family="table-cell" style:parent-style-name="Default" style:data-style-name="N1">
      <style:table-cell-properties fo:border-bottom="0.0008in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center" fo:margin-left="0in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style:font-name="Courier New"/>
    </style:style>
    <style:style style:name="ce13" style:family="table-cell" style:parent-style-name="Default" style:data-style-name="N118">
      <style:table-cell-properties fo:border-bottom="0.0008in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style:font-name="Arial" fo:font-weight="bold" style:font-weight-asian="bold" style:font-weight-complex="bold"/>
    </style:style>
    <style:style style:name="ce14" style:family="table-cell" style:parent-style-name="Default" style:data-style-name="N118">
      <style:table-cell-properties style:text-align-source="fix" style:repeat-content="false"/>
      <style:paragraph-properties fo:text-align="center" fo:margin-left="0in"/>
      <style:text-properties style:font-name="Courier New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/>
    </style:style>
    <style:style style:name="ce16" style:family="table-cell" style:parent-style-name="Default" style:data-style-name="N120">
      <style:table-cell-properties fo:border-bottom="0.0008in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style:font-name="Arial" fo:font-weight="bold" style:font-weight-asian="bold" style:font-weight-complex="bold"/>
    </style:style>
    <style:style style:name="ce17" style:family="table-cell" style:parent-style-name="Default" style:data-style-name="N120">
      <style:table-cell-properties style:text-align-source="fix" style:repeat-content="false"/>
      <style:paragraph-properties fo:text-align="center" fo:margin-left="0in"/>
      <style:text-properties style:font-name="Courier New"/>
    </style:style>
    <style:style style:name="ce18" style:family="table-cell" style:parent-style-name="Default" style:data-style-name="N121">
      <style:table-cell-properties fo:border-bottom="0.0008in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style:font-name="Arial" fo:font-weight="bold" style:font-weight-asian="bold" style:font-weight-complex="bold"/>
    </style:style>
    <style:style style:name="ce1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font-name="Courier New"/>
    </style:style>
    <style:style style:name="ce20" style:family="table-cell" style:parent-style-name="Default">
      <style:text-properties style:font-name="Courier New"/>
    </style:style>
    <style:style style:name="ce21" style:family="table-cell" style:parent-style-name="Default">
      <style:table-cell-properties fo:border-bottom="0.0008in solid #000000" fo:background-color="#cccccc" style:text-align-source="fix" style:repeat-content="false" fo:border-left="none" fo:border-right="0.0008in solid #000000" fo:border-top="none"/>
      <style:paragraph-properties fo:text-align="center" fo:margin-left="0in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dddddd" style:text-align-source="fix" style:repeat-content="false" fo:border-left="none" fo:border-right="0.0008in solid #000000" fo:border-top="none"/>
      <style:paragraph-properties fo:text-align="center" fo:margin-left="0in"/>
      <style:text-properties style:font-name="Courier New"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Item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3" table:number-columns-repeated="1021" table:default-cell-style-name="Default"/>
        <table:table-row table:style-name="ro1">
          <table:table-cell table:style-name="ce1" office:value-type="string">
            <text:p>Index</text:p>
          </table:table-cell>
          <table:table-cell table:style-name="ce3" office:value-type="string">
            <text:p>Item Name</text:p>
          </table:table-cell>
          <table:table-cell table:style-name="ce5" office:value-type="string">
            <office:annotation office:display="true" draw:style-name="gr1" draw:text-style-name="P2" svg:width="1.1413in" svg:height="0.7012in" svg:x="3.3917in" svg:y="0.0004in" draw:caption-point-x="-0.2402in" draw:caption-point-y="0.0035in">
              <dc:creator>AW</dc:creator>
              <dc:date>2021-04-13T00:00:00</dc:date>
              <text:p text:style-name="P1"><text:span text:style-name="T1">0: Nothing</text:span></text:p>
              <text:p text:style-name="P1"><text:span text:style-name="T1">1: Normal item</text:span></text:p>
              <text:p text:style-name="P1"><text:span text:style-name="T1">2: Key Item</text:span><text:span text:style-name="T1"><text:line-break/></text:span><text:span text:style-name="T1">3: Dummy Item</text:span></text:p>
            </office:annotation>
            <text:p>Type</text:p>
          </table:table-cell>
          <table:table-cell table:style-name="ce7" table:number-columns-repeated="1021"/>
        </table:table-row>
        <table:table-row table:style-name="ro1">
          <table:table-cell office:value-type="float" office:value="0">
            <text:p>0000</text:p>
          </table:table-cell>
          <table:table-cell office:value-type="string">
            <text:p>nothing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">
            <text:p>0001</text:p>
          </table:table-cell>
          <table:table-cell office:value-type="string">
            <text:p>cypress stick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2">
            <text:p>0002</text:p>
          </table:table-cell>
          <table:table-cell office:value-type="string">
            <text:p>soldier's sword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3">
            <text:p>0003</text:p>
          </table:table-cell>
          <table:table-cell office:value-type="string">
            <text:p>copper sword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4">
            <text:p>0004</text:p>
          </table:table-cell>
          <table:table-cell office:value-type="string">
            <text:p>steel broadsword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5">
            <text:p>0005</text:p>
          </table:table-cell>
          <table:table-cell office:value-type="string">
            <text:p>platinum sword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6">
            <text:p>0006</text:p>
          </table:table-cell>
          <table:table-cell office:value-type="string">
            <text:p>dream blad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7">
            <text:p>0007</text:p>
          </table:table-cell>
          <table:table-cell office:value-type="string">
            <text:p>falcon blad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8">
            <text:p>0008</text:p>
          </table:table-cell>
          <table:table-cell office:value-type="string">
            <text:p>über falcon blad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9">
            <text:p>0009</text:p>
          </table:table-cell>
          <table:table-cell office:value-type="string">
            <text:p>zombiesban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a</text:p>
          </table:table-cell>
          <table:table-cell office:value-type="string">
            <text:p>zombie slaye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b</text:p>
          </table:table-cell>
          <table:table-cell office:value-type="string">
            <text:p>dragonsban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c</text:p>
          </table:table-cell>
          <table:table-cell office:value-type="string">
            <text:p>dragon slaye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d</text:p>
          </table:table-cell>
          <table:table-cell office:value-type="string">
            <text:p>blizzard blad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e</text:p>
          </table:table-cell>
          <table:table-cell office:value-type="string">
            <text:p>miracle sword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f</text:p>
          </table:table-cell>
          <table:table-cell office:value-type="string">
            <text:p>über miracle sword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0">
            <text:p>0010</text:p>
          </table:table-cell>
          <table:table-cell office:value-type="string">
            <text:p>bastard sword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1">
            <text:p>0011</text:p>
          </table:table-cell>
          <table:table-cell office:value-type="string">
            <text:p>liquid metal sword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2">
            <text:p>0012</text:p>
          </table:table-cell>
          <table:table-cell office:value-type="string">
            <text:p>double-edged sword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3">
            <text:p>0013</text:p>
          </table:table-cell>
          <table:table-cell office:value-type="string">
            <text:p>über double-edg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4">
            <text:p>0014</text:p>
          </table:table-cell>
          <table:table-cell office:value-type="string">
            <text:p>rusty old sword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5">
            <text:p>0015</text:p>
          </table:table-cell>
          <table:table-cell office:value-type="string">
            <text:p>Dragovian sword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6">
            <text:p>0016</text:p>
          </table:table-cell>
          <table:table-cell office:value-type="string">
            <text:p>Dragovian King sword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7">
            <text:p>0017</text:p>
          </table:table-cell>
          <table:table-cell office:value-type="string">
            <text:p>rapie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8">
            <text:p>0018</text:p>
          </table:table-cell>
          <table:table-cell office:value-type="string">
            <text:p>templar's sword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9">
            <text:p>0019</text:p>
          </table:table-cell>
          <table:table-cell office:value-type="string">
            <text:p>hell sabr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1a</text:p>
          </table:table-cell>
          <table:table-cell office:value-type="string">
            <text:p>holy silver rapie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1b</text:p>
          </table:table-cell>
          <table:table-cell office:value-type="string">
            <text:p>fallen angel rapie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1c</text:p>
          </table:table-cell>
          <table:table-cell office:value-type="string">
            <text:p>shamshir of ligh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1d</text:p>
          </table:table-cell>
          <table:table-cell office:value-type="string">
            <text:p>Mercury's rapie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1e</text:p>
          </table:table-cell>
          <table:table-cell office:value-type="string">
            <text:p>bronze knif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1f</text:p>
          </table:table-cell>
          <table:table-cell office:value-type="string">
            <text:p>dagge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20">
            <text:p>0020</text:p>
          </table:table-cell>
          <table:table-cell office:value-type="string">
            <text:p>poison moth knif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21">
            <text:p>0021</text:p>
          </table:table-cell>
          <table:table-cell office:value-type="string">
            <text:p>assassin's dagge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22">
            <text:p>0022</text:p>
          </table:table-cell>
          <table:table-cell office:value-type="string">
            <text:p>icicle dirk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23">
            <text:p>0023</text:p>
          </table:table-cell>
          <table:table-cell office:value-type="string">
            <text:p>poison needl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24">
            <text:p>0024</text:p>
          </table:table-cell>
          <table:table-cell office:value-type="string">
            <text:p>falcon knif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25">
            <text:p>0025</text:p>
          </table:table-cell>
          <table:table-cell office:value-type="string">
            <text:p>imp knif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26">
            <text:p>0026</text:p>
          </table:table-cell>
          <table:table-cell office:value-type="string">
            <text:p>sword breake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27">
            <text:p>0027</text:p>
          </table:table-cell>
          <table:table-cell office:value-type="string">
            <text:p>eagle dagge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28">
            <text:p>0028</text:p>
          </table:table-cell>
          <table:table-cell office:value-type="string">
            <text:p>iron lanc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29">
            <text:p>0029</text:p>
          </table:table-cell>
          <table:table-cell office:value-type="string">
            <text:p>holy lanc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2a</text:p>
          </table:table-cell>
          <table:table-cell office:value-type="string">
            <text:p>long spea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2b</text:p>
          </table:table-cell>
          <table:table-cell office:value-type="string">
            <text:p>partisan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2c</text:p>
          </table:table-cell>
          <table:table-cell office:value-type="string">
            <text:p>battle fork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2d</text:p>
          </table:table-cell>
          <table:table-cell office:value-type="string">
            <text:p>sandstorm spea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2e</text:p>
          </table:table-cell>
          <table:table-cell office:value-type="string">
            <text:p>demon spea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2f</text:p>
          </table:table-cell>
          <table:table-cell office:value-type="string">
            <text:p>hero spea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30">
            <text:p>0030</text:p>
          </table:table-cell>
          <table:table-cell office:value-type="string">
            <text:p>metal king spea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31">
            <text:p>0031</text:p>
          </table:table-cell>
          <table:table-cell office:value-type="string">
            <text:p>boomerang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32">
            <text:p>0032</text:p>
          </table:table-cell>
          <table:table-cell office:value-type="string">
            <text:p>reinforced boomerang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33">
            <text:p>0033</text:p>
          </table:table-cell>
          <table:table-cell office:value-type="string">
            <text:p>edged boomerang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34">
            <text:p>0034</text:p>
          </table:table-cell>
          <table:table-cell office:value-type="string">
            <text:p>metal wing boomerang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35">
            <text:p>0035</text:p>
          </table:table-cell>
          <table:table-cell office:value-type="string">
            <text:p>razor wing boomerang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36">
            <text:p>0036</text:p>
          </table:table-cell>
          <table:table-cell office:value-type="string">
            <text:p>swallowtail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37">
            <text:p>0037</text:p>
          </table:table-cell>
          <table:table-cell office:value-type="string">
            <text:p>flametang boomerang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38">
            <text:p>0038</text:p>
          </table:table-cell>
          <table:table-cell office:value-type="string">
            <text:p>stone ax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39">
            <text:p>0039</text:p>
          </table:table-cell>
          <table:table-cell office:value-type="string">
            <text:p>iron ax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3a</text:p>
          </table:table-cell>
          <table:table-cell office:value-type="string">
            <text:p>king ax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3b</text:p>
          </table:table-cell>
          <table:table-cell office:value-type="string">
            <text:p>moon ax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3c</text:p>
          </table:table-cell>
          <table:table-cell office:value-type="string">
            <text:p>bandit ax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3d</text:p>
          </table:table-cell>
          <table:table-cell office:value-type="string">
            <text:p>golden ax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3e</text:p>
          </table:table-cell>
          <table:table-cell office:value-type="string">
            <text:p>battle-ax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3f</text:p>
          </table:table-cell>
          <table:table-cell office:value-type="string">
            <text:p>conqueror's ax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40">
            <text:p>0040</text:p>
          </table:table-cell>
          <table:table-cell office:value-type="string">
            <text:p>oaken club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41">
            <text:p>0041</text:p>
          </table:table-cell>
          <table:table-cell office:value-type="string">
            <text:p>giant malle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42">
            <text:p>0042</text:p>
          </table:table-cell>
          <table:table-cell office:value-type="string">
            <text:p>sledgehamme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43">
            <text:p>0043</text:p>
          </table:table-cell>
          <table:table-cell office:value-type="string">
            <text:p>war hamme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44">
            <text:p>0044</text:p>
          </table:table-cell>
          <table:table-cell office:value-type="string">
            <text:p>über war hamme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45">
            <text:p>0045</text:p>
          </table:table-cell>
          <table:table-cell office:value-type="string">
            <text:p>megaton hamme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46">
            <text:p>0046</text:p>
          </table:table-cell>
          <table:table-cell office:value-type="string">
            <text:p>flail of fury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47">
            <text:p>0047</text:p>
          </table:table-cell>
          <table:table-cell office:value-type="string">
            <text:p>flail of destruction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48">
            <text:p>0048</text:p>
          </table:table-cell>
          <table:table-cell office:value-type="string">
            <text:p>thorn whip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49">
            <text:p>0049</text:p>
          </table:table-cell>
          <table:table-cell office:value-type="string">
            <text:p>leather whip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4a</text:p>
          </table:table-cell>
          <table:table-cell office:value-type="string">
            <text:p>snakeskin whip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4b</text:p>
          </table:table-cell>
          <table:table-cell office:value-type="string">
            <text:p>chain whip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4c</text:p>
          </table:table-cell>
          <table:table-cell office:value-type="string">
            <text:p>dragontail whip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4d</text:p>
          </table:table-cell>
          <table:table-cell office:value-type="string">
            <text:p>spiked steel whip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4e</text:p>
          </table:table-cell>
          <table:table-cell office:value-type="string">
            <text:p>demon whip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4f</text:p>
          </table:table-cell>
          <table:table-cell office:value-type="string">
            <text:p>scourge whip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50">
            <text:p>0050</text:p>
          </table:table-cell>
          <table:table-cell office:value-type="string">
            <text:p>Gringham whip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51">
            <text:p>0051</text:p>
          </table:table-cell>
          <table:table-cell office:value-type="string">
            <text:p>farmer's scyth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52">
            <text:p>0052</text:p>
          </table:table-cell>
          <table:table-cell office:value-type="string">
            <text:p>heavy hatche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53">
            <text:p>0053</text:p>
          </table:table-cell>
          <table:table-cell office:value-type="string">
            <text:p>bardiche of binding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54">
            <text:p>0054</text:p>
          </table:table-cell>
          <table:table-cell office:value-type="string">
            <text:p>hell scyth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55">
            <text:p>0055</text:p>
          </table:table-cell>
          <table:table-cell office:value-type="string">
            <text:p>steel scyth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56">
            <text:p>0056</text:p>
          </table:table-cell>
          <table:table-cell office:value-type="string">
            <text:p>wizard's staff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57">
            <text:p>0057</text:p>
          </table:table-cell>
          <table:table-cell office:value-type="string">
            <text:p>lightning staff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58">
            <text:p>0058</text:p>
          </table:table-cell>
          <table:table-cell office:value-type="string">
            <text:p>staff of divine wrath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59">
            <text:p>0059</text:p>
          </table:table-cell>
          <table:table-cell office:value-type="string">
            <text:p>magma staff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5a</text:p>
          </table:table-cell>
          <table:table-cell office:value-type="string">
            <text:p>staff of antimagic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5b</text:p>
          </table:table-cell>
          <table:table-cell office:value-type="string">
            <text:p>rune staff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5c</text:p>
          </table:table-cell>
          <table:table-cell office:value-type="string">
            <text:p>staff of resurrection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5d</text:p>
          </table:table-cell>
          <table:table-cell office:value-type="string">
            <text:p>magical mac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5e</text:p>
          </table:table-cell>
          <table:table-cell office:value-type="string">
            <text:p>hunter's bow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5f</text:p>
          </table:table-cell>
          <table:table-cell office:value-type="string">
            <text:p>great bow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60">
            <text:p>0060</text:p>
          </table:table-cell>
          <table:table-cell office:value-type="string">
            <text:p>short bow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61">
            <text:p>0061</text:p>
          </table:table-cell>
          <table:table-cell office:value-type="string">
            <text:p>Odin's bow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62">
            <text:p>0062</text:p>
          </table:table-cell>
          <table:table-cell office:value-type="string">
            <text:p>Cheiron's bow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63">
            <text:p>0063</text:p>
          </table:table-cell>
          <table:table-cell office:value-type="string">
            <text:p>Eros' bow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64">
            <text:p>0064</text:p>
          </table:table-cell>
          <table:table-cell office:value-type="string">
            <text:p>plain clothe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65">
            <text:p>0065</text:p>
          </table:table-cell>
          <table:table-cell office:value-type="string">
            <text:p>bandit's grass skir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66">
            <text:p>0066</text:p>
          </table:table-cell>
          <table:table-cell office:value-type="string">
            <text:p>wayfarer's clothe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67">
            <text:p>0067</text:p>
          </table:table-cell>
          <table:table-cell office:value-type="string">
            <text:p>boxer short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68">
            <text:p>0068</text:p>
          </table:table-cell>
          <table:table-cell office:value-type="string">
            <text:p>dancer's costum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69">
            <text:p>0069</text:p>
          </table:table-cell>
          <table:table-cell office:value-type="string">
            <text:p>leather kil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6a</text:p>
          </table:table-cell>
          <table:table-cell office:value-type="string">
            <text:p>leather dres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6b</text:p>
          </table:table-cell>
          <table:table-cell office:value-type="string">
            <text:p>templar's uniform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6c</text:p>
          </table:table-cell>
          <table:table-cell office:value-type="string">
            <text:p>fur poncho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6d</text:p>
          </table:table-cell>
          <table:table-cell office:value-type="string">
            <text:p>cloak of evasion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6e</text:p>
          </table:table-cell>
          <table:table-cell office:value-type="string">
            <text:p>bunny sui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6f</text:p>
          </table:table-cell>
          <table:table-cell office:value-type="string">
            <text:p>silk bustie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70">
            <text:p>0070</text:p>
          </table:table-cell>
          <table:table-cell office:value-type="string">
            <text:p>magic bikini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71">
            <text:p>0071</text:p>
          </table:table-cell>
          <table:table-cell office:value-type="string">
            <text:p>spangled dres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72">
            <text:p>0072</text:p>
          </table:table-cell>
          <table:table-cell office:value-type="string">
            <text:p>posh waistcoa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73">
            <text:p>0073</text:p>
          </table:table-cell>
          <table:table-cell office:value-type="string">
            <text:p>magical skir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74">
            <text:p>0074</text:p>
          </table:table-cell>
          <table:table-cell office:value-type="string">
            <text:p>shimmering dres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75">
            <text:p>0075</text:p>
          </table:table-cell>
          <table:table-cell office:value-type="string">
            <text:p>dark rob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76">
            <text:p>0076</text:p>
          </table:table-cell>
          <table:table-cell office:value-type="string">
            <text:p>dangerous bustie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77">
            <text:p>0077</text:p>
          </table:table-cell>
          <table:table-cell office:value-type="string">
            <text:p>divine bustie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78">
            <text:p>0078</text:p>
          </table:table-cell>
          <table:table-cell office:value-type="string">
            <text:p>Jessica's outfi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79">
            <text:p>0079</text:p>
          </table:table-cell>
          <table:table-cell office:value-type="string">
            <text:p>leather armou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7a</text:p>
          </table:table-cell>
          <table:table-cell office:value-type="string">
            <text:p>scale armou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7b</text:p>
          </table:table-cell>
          <table:table-cell office:value-type="string">
            <text:p>chain mail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7c</text:p>
          </table:table-cell>
          <table:table-cell office:value-type="string">
            <text:p>bronze armou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7d</text:p>
          </table:table-cell>
          <table:table-cell office:value-type="string">
            <text:p>iron cuiras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7e</text:p>
          </table:table-cell>
          <table:table-cell office:value-type="string">
            <text:p>iron armou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7f</text:p>
          </table:table-cell>
          <table:table-cell office:value-type="string">
            <text:p>tortoise shell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80">
            <text:p>0080</text:p>
          </table:table-cell>
          <table:table-cell office:value-type="string">
            <text:p>full plate armou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81">
            <text:p>0081</text:p>
          </table:table-cell>
          <table:table-cell office:value-type="string">
            <text:p>silver cuiras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82">
            <text:p>0082</text:p>
          </table:table-cell>
          <table:table-cell office:value-type="string">
            <text:p>dancer's mail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83">
            <text:p>0083</text:p>
          </table:table-cell>
          <table:table-cell office:value-type="string">
            <text:p>silver mail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84">
            <text:p>0084</text:p>
          </table:table-cell>
          <table:table-cell office:value-type="string">
            <text:p>dragon mail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85">
            <text:p>0085</text:p>
          </table:table-cell>
          <table:table-cell office:value-type="string">
            <text:p>magic armou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86">
            <text:p>0086</text:p>
          </table:table-cell>
          <table:table-cell office:value-type="string">
            <text:p>zombie mail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87">
            <text:p>0087</text:p>
          </table:table-cell>
          <table:table-cell office:value-type="string">
            <text:p>heavy armou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88">
            <text:p>0088</text:p>
          </table:table-cell>
          <table:table-cell office:value-type="string">
            <text:p>spiked armou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89">
            <text:p>0089</text:p>
          </table:table-cell>
          <table:table-cell office:value-type="string">
            <text:p>platinum mail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8a</text:p>
          </table:table-cell>
          <table:table-cell office:value-type="string">
            <text:p>bandit mail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8b</text:p>
          </table:table-cell>
          <table:table-cell office:value-type="string">
            <text:p>sacred armou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8c</text:p>
          </table:table-cell>
          <table:table-cell office:value-type="string">
            <text:p>gigant armou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8d</text:p>
          </table:table-cell>
          <table:table-cell office:value-type="string">
            <text:p>mirror armou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8e</text:p>
          </table:table-cell>
          <table:table-cell office:value-type="string">
            <text:p>liquid metal armou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8f</text:p>
          </table:table-cell>
          <table:table-cell office:value-type="string">
            <text:p>Dragovian armou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90">
            <text:p>0090</text:p>
          </table:table-cell>
          <table:table-cell office:value-type="string">
            <text:p>metal king armou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91">
            <text:p>0091</text:p>
          </table:table-cell>
          <table:table-cell office:value-type="string">
            <text:p>silk rob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92">
            <text:p>0092</text:p>
          </table:table-cell>
          <table:table-cell office:value-type="string">
            <text:p>leather cap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93">
            <text:p>0093</text:p>
          </table:table-cell>
          <table:table-cell office:value-type="string">
            <text:p>robe of serenity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94">
            <text:p>0094</text:p>
          </table:table-cell>
          <table:table-cell office:value-type="string">
            <text:p>magic vestmen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95">
            <text:p>0095</text:p>
          </table:table-cell>
          <table:table-cell office:value-type="string">
            <text:p>flowing dres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96">
            <text:p>0096</text:p>
          </table:table-cell>
          <table:table-cell office:value-type="string">
            <text:p>sage's rob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97">
            <text:p>0097</text:p>
          </table:table-cell>
          <table:table-cell office:value-type="string">
            <text:p>angel's rob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98">
            <text:p>0098</text:p>
          </table:table-cell>
          <table:table-cell office:value-type="string">
            <text:p>velvet cap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99">
            <text:p>0099</text:p>
          </table:table-cell>
          <table:table-cell office:value-type="string">
            <text:p>crimson rob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9a</text:p>
          </table:table-cell>
          <table:table-cell office:value-type="string">
            <text:p>princess's rob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9b</text:p>
          </table:table-cell>
          <table:table-cell office:value-type="string">
            <text:p>dragon rob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9c</text:p>
          </table:table-cell>
          <table:table-cell office:value-type="string">
            <text:p>pot lid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9d</text:p>
          </table:table-cell>
          <table:table-cell office:value-type="string">
            <text:p>leather shield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9e</text:p>
          </table:table-cell>
          <table:table-cell office:value-type="string">
            <text:p>scale shield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9f</text:p>
          </table:table-cell>
          <table:table-cell office:value-type="string">
            <text:p>silver platte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a0</text:p>
          </table:table-cell>
          <table:table-cell office:value-type="string">
            <text:p>kitty shield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a1</text:p>
          </table:table-cell>
          <table:table-cell office:value-type="string">
            <text:p>bronze shield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a2</text:p>
          </table:table-cell>
          <table:table-cell office:value-type="string">
            <text:p>templar's shield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a3</text:p>
          </table:table-cell>
          <table:table-cell office:value-type="string">
            <text:p>iron shield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a4</text:p>
          </table:table-cell>
          <table:table-cell office:value-type="string">
            <text:p>light shield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a5</text:p>
          </table:table-cell>
          <table:table-cell office:value-type="string">
            <text:p>white shield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a6</text:p>
          </table:table-cell>
          <table:table-cell office:value-type="string">
            <text:p>steel shield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a7</text:p>
          </table:table-cell>
          <table:table-cell office:value-type="string">
            <text:p>magic shield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a8</text:p>
          </table:table-cell>
          <table:table-cell office:value-type="string">
            <text:p>dragon shield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a9</text:p>
          </table:table-cell>
          <table:table-cell office:value-type="string">
            <text:p>power shield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aa</text:p>
          </table:table-cell>
          <table:table-cell office:value-type="string">
            <text:p>saintess shield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ab</text:p>
          </table:table-cell>
          <table:table-cell office:value-type="string">
            <text:p>bone shield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ac</text:p>
          </table:table-cell>
          <table:table-cell office:value-type="string">
            <text:p>mirror shield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ad</text:p>
          </table:table-cell>
          <table:table-cell office:value-type="string">
            <text:p>ogre shield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ae</text:p>
          </table:table-cell>
          <table:table-cell office:value-type="string">
            <text:p>silver shield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af</text:p>
          </table:table-cell>
          <table:table-cell office:value-type="string">
            <text:p>big boss shield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b0</text:p>
          </table:table-cell>
          <table:table-cell office:value-type="string">
            <text:p>ruinous shield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b1</text:p>
          </table:table-cell>
          <table:table-cell office:value-type="string">
            <text:p>Thanatos' shield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b2</text:p>
          </table:table-cell>
          <table:table-cell office:value-type="string">
            <text:p>goddess shield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b3</text:p>
          </table:table-cell>
          <table:table-cell office:value-type="string">
            <text:p>Dragovian shield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b4</text:p>
          </table:table-cell>
          <table:table-cell office:value-type="string">
            <text:p>metal king shield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b5</text:p>
          </table:table-cell>
          <table:table-cell office:value-type="string">
            <text:p>bandana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b6</text:p>
          </table:table-cell>
          <table:table-cell office:value-type="string">
            <text:p>leather ha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b7</text:p>
          </table:table-cell>
          <table:table-cell office:value-type="string">
            <text:p>hairband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b8</text:p>
          </table:table-cell>
          <table:table-cell office:value-type="string">
            <text:p>pointy ha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b9</text:p>
          </table:table-cell>
          <table:table-cell office:value-type="string">
            <text:p>feathered cap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ba</text:p>
          </table:table-cell>
          <table:table-cell office:value-type="string">
            <text:p>turban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bb</text:p>
          </table:table-cell>
          <table:table-cell office:value-type="string">
            <text:p>silver tiara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bc</text:p>
          </table:table-cell>
          <table:table-cell office:value-type="string">
            <text:p>bunny ear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bd</text:p>
          </table:table-cell>
          <table:table-cell office:value-type="string">
            <text:p>stone hardha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be</text:p>
          </table:table-cell>
          <table:table-cell office:value-type="string">
            <text:p>iron helme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bf</text:p>
          </table:table-cell>
          <table:table-cell office:value-type="string">
            <text:p>fur hood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c0</text:p>
          </table:table-cell>
          <table:table-cell office:value-type="string">
            <text:p>bronze helme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c1</text:p>
          </table:table-cell>
          <table:table-cell office:value-type="string">
            <text:p>coral hairpin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c2</text:p>
          </table:table-cell>
          <table:table-cell office:value-type="string">
            <text:p>pirate's ha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c3</text:p>
          </table:table-cell>
          <table:table-cell office:value-type="string">
            <text:p>iron mask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c4</text:p>
          </table:table-cell>
          <table:table-cell office:value-type="string">
            <text:p>Hermes' ha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c5</text:p>
          </table:table-cell>
          <table:table-cell office:value-type="string">
            <text:p>platinum headgea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c6</text:p>
          </table:table-cell>
          <table:table-cell office:value-type="string">
            <text:p>magical ha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c7</text:p>
          </table:table-cell>
          <table:table-cell office:value-type="string">
            <text:p>happy ha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c8</text:p>
          </table:table-cell>
          <table:table-cell office:value-type="string">
            <text:p>Hades' helm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c9</text:p>
          </table:table-cell>
          <table:table-cell office:value-type="string">
            <text:p>slime crown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ca</text:p>
          </table:table-cell>
          <table:table-cell office:value-type="string">
            <text:p>mythril helm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cb</text:p>
          </table:table-cell>
          <table:table-cell office:value-type="string">
            <text:p>Mercury's bandana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cc</text:p>
          </table:table-cell>
          <table:table-cell office:value-type="string">
            <text:p>scholar's cap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cd</text:p>
          </table:table-cell>
          <table:table-cell office:value-type="string">
            <text:p>thinking cap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ce</text:p>
          </table:table-cell>
          <table:table-cell office:value-type="string">
            <text:p>iron headgea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cf</text:p>
          </table:table-cell>
          <table:table-cell office:value-type="string">
            <text:p>raging bull helm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d0</text:p>
          </table:table-cell>
          <table:table-cell office:value-type="string">
            <text:p>golden tiara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d1</text:p>
          </table:table-cell>
          <table:table-cell office:value-type="string">
            <text:p>great helm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d2</text:p>
          </table:table-cell>
          <table:table-cell office:value-type="string">
            <text:p>phantom mask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d3</text:p>
          </table:table-cell>
          <table:table-cell office:value-type="string">
            <text:p>skull helm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d4</text:p>
          </table:table-cell>
          <table:table-cell office:value-type="string">
            <text:p>Dragovian helm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d5</text:p>
          </table:table-cell>
          <table:table-cell office:value-type="string">
            <text:p>sun crown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d6</text:p>
          </table:table-cell>
          <table:table-cell office:value-type="string">
            <text:p>metal king helm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d7</text:p>
          </table:table-cell>
          <table:table-cell office:value-type="string">
            <text:p>agility ring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d8</text:p>
          </table:table-cell>
          <table:table-cell office:value-type="string">
            <text:p>meteorite brace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d9</text:p>
          </table:table-cell>
          <table:table-cell office:value-type="string">
            <text:p>strength ring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da</text:p>
          </table:table-cell>
          <table:table-cell office:value-type="string">
            <text:p>gold ring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db</text:p>
          </table:table-cell>
          <table:table-cell office:value-type="string">
            <text:p>prayer ring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dc</text:p>
          </table:table-cell>
          <table:table-cell office:value-type="string">
            <text:p>recovery ring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dd</text:p>
          </table:table-cell>
          <table:table-cell office:value-type="string">
            <text:p>goddess ring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de</text:p>
          </table:table-cell>
          <table:table-cell office:value-type="string">
            <text:p>gospel ring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df</text:p>
          </table:table-cell>
          <table:table-cell office:value-type="string">
            <text:p>life brace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e0</text:p>
          </table:table-cell>
          <table:table-cell office:value-type="string">
            <text:p>mighty armle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e1</text:p>
          </table:table-cell>
          <table:table-cell office:value-type="string">
            <text:p>gold brace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e2</text:p>
          </table:table-cell>
          <table:table-cell office:value-type="string">
            <text:p>ruby of protection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e3</text:p>
          </table:table-cell>
          <table:table-cell office:value-type="string">
            <text:p>titan bel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e4</text:p>
          </table:table-cell>
          <table:table-cell office:value-type="string">
            <text:p>scholar's spec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e5</text:p>
          </table:table-cell>
          <table:table-cell office:value-type="string">
            <text:p>tough guy tattoo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e6</text:p>
          </table:table-cell>
          <table:table-cell office:value-type="string">
            <text:p>slime earring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e7</text:p>
          </table:table-cell>
          <table:table-cell office:value-type="string">
            <text:p>devil's tail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e8</text:p>
          </table:table-cell>
          <table:table-cell office:value-type="string">
            <text:p>fishnet stocking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e9</text:p>
          </table:table-cell>
          <table:table-cell office:value-type="string">
            <text:p>garte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ea</text:p>
          </table:table-cell>
          <table:table-cell office:value-type="string">
            <text:p>lady's ring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eb</text:p>
          </table:table-cell>
          <table:table-cell office:value-type="string">
            <text:p>gold rosary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ec</text:p>
          </table:table-cell>
          <table:table-cell office:value-type="string">
            <text:p>sorcerer's ring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ed</text:p>
          </table:table-cell>
          <table:table-cell office:value-type="string">
            <text:p>skull ring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ee</text:p>
          </table:table-cell>
          <table:table-cell office:value-type="string">
            <text:p>holy talisman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ef</text:p>
          </table:table-cell>
          <table:table-cell office:value-type="string">
            <text:p>ring of awakening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f0</text:p>
          </table:table-cell>
          <table:table-cell office:value-type="string">
            <text:p>full moon ring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f1</text:p>
          </table:table-cell>
          <table:table-cell office:value-type="string">
            <text:p>ring of clarity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f2</text:p>
          </table:table-cell>
          <table:table-cell office:value-type="string">
            <text:p>ring of truth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f3</text:p>
          </table:table-cell>
          <table:table-cell office:value-type="string">
            <text:p>ring of immunity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f4</text:p>
          </table:table-cell>
          <table:table-cell office:value-type="string">
            <text:p>catholicon ring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f5</text:p>
          </table:table-cell>
          <table:table-cell office:value-type="string">
            <text:p>dragon scal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f6</text:p>
          </table:table-cell>
          <table:table-cell office:value-type="string">
            <text:p>elevating shoe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f7</text:p>
          </table:table-cell>
          <table:table-cell office:value-type="string">
            <text:p>medicinal herb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f8</text:p>
          </table:table-cell>
          <table:table-cell office:value-type="string">
            <text:p>antidotal herb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f9</text:p>
          </table:table-cell>
          <table:table-cell office:value-type="string">
            <text:p>moonwort bulb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fa</text:p>
          </table:table-cell>
          <table:table-cell office:value-type="string">
            <text:p>strong medicin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fb</text:p>
          </table:table-cell>
          <table:table-cell office:value-type="string">
            <text:p>special medicin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fc</text:p>
          </table:table-cell>
          <table:table-cell office:value-type="string">
            <text:p>lesser panacea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fd</text:p>
          </table:table-cell>
          <table:table-cell office:value-type="string">
            <text:p>greater panacea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fe</text:p>
          </table:table-cell>
          <table:table-cell office:value-type="string">
            <text:p>rose-roo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ff</text:p>
          </table:table-cell>
          <table:table-cell office:value-type="string">
            <text:p>rose-wor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00">
            <text:p>0100</text:p>
          </table:table-cell>
          <table:table-cell office:value-type="string">
            <text:p>strong antidot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01">
            <text:p>0101</text:p>
          </table:table-cell>
          <table:table-cell office:value-type="string">
            <text:p>special antidot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02">
            <text:p>0102</text:p>
          </table:table-cell>
          <table:table-cell office:value-type="string">
            <text:p>moon's mercy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03">
            <text:p>0103</text:p>
          </table:table-cell>
          <table:table-cell office:value-type="string">
            <text:p>mystifying mixtur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04">
            <text:p>0104</text:p>
          </table:table-cell>
          <table:table-cell office:value-type="string">
            <text:p>Yggdrasil leaf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05">
            <text:p>0105</text:p>
          </table:table-cell>
          <table:table-cell office:value-type="string">
            <text:p>Yggdrasil dew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06">
            <text:p>0106</text:p>
          </table:table-cell>
          <table:table-cell office:value-type="string">
            <text:p>Amor seco essenc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07">
            <text:p>0107</text:p>
          </table:table-cell>
          <table:table-cell office:value-type="string">
            <text:p>chimaera wing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08">
            <text:p>0108</text:p>
          </table:table-cell>
          <table:table-cell office:value-type="string">
            <text:p>holy wate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09">
            <text:p>0109</text:p>
          </table:table-cell>
          <table:table-cell office:value-type="string">
            <text:p>magic wate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0a</text:p>
          </table:table-cell>
          <table:table-cell office:value-type="string">
            <text:p>elfin elixi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0b</text:p>
          </table:table-cell>
          <table:table-cell office:value-type="string">
            <text:p>rockbomb shard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0c</text:p>
          </table:table-cell>
          <table:table-cell office:value-type="string">
            <text:p>sage's ston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0d</text:p>
          </table:table-cell>
          <table:table-cell office:value-type="string">
            <text:p>seed of strength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0e</text:p>
          </table:table-cell>
          <table:table-cell office:value-type="string">
            <text:p>seed of agility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0f</text:p>
          </table:table-cell>
          <table:table-cell office:value-type="string">
            <text:p>seed of defenc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10">
            <text:p>0110</text:p>
          </table:table-cell>
          <table:table-cell office:value-type="string">
            <text:p>seed of wisdom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11">
            <text:p>0111</text:p>
          </table:table-cell>
          <table:table-cell office:value-type="string">
            <text:p>seed of skill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12">
            <text:p>0112</text:p>
          </table:table-cell>
          <table:table-cell office:value-type="string">
            <text:p>seed of lif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13">
            <text:p>0113</text:p>
          </table:table-cell>
          <table:table-cell office:value-type="string">
            <text:p>seed of magic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14">
            <text:p>0114</text:p>
          </table:table-cell>
          <table:table-cell office:value-type="string">
            <text:p>mini medal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15">
            <text:p>0115</text:p>
          </table:table-cell>
          <table:table-cell office:value-type="string">
            <text:p>thief's key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16">
            <text:p>0116</text:p>
          </table:table-cell>
          <table:table-cell office:value-type="string">
            <text:p>magic key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17">
            <text:p>0117</text:p>
          </table:table-cell>
          <table:table-cell office:value-type="string">
            <text:p>ultimate key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118">
            <text:p>0118</text:p>
          </table:table-cell>
          <table:table-cell office:value-type="string">
            <text:p>orichalcum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19">
            <text:p>0119</text:p>
          </table:table-cell>
          <table:table-cell office:value-type="string">
            <text:p>bunny tail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1a</text:p>
          </table:table-cell>
          <table:table-cell office:value-type="string">
            <text:p>timbrel of tension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1b</text:p>
          </table:table-cell>
          <table:table-cell office:value-type="string">
            <text:p>Baumren's bell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1c</text:p>
          </table:table-cell>
          <table:table-cell office:value-type="string">
            <text:p>gold nugge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1d</text:p>
          </table:table-cell>
          <table:table-cell office:value-type="string">
            <text:p>iron nail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1e</text:p>
          </table:table-cell>
          <table:table-cell office:value-type="string">
            <text:p>cowpa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1f</text:p>
          </table:table-cell>
          <table:table-cell office:value-type="string">
            <text:p>dragon dung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20">
            <text:p>0120</text:p>
          </table:table-cell>
          <table:table-cell office:value-type="string">
            <text:p>rock sal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21">
            <text:p>0121</text:p>
          </table:table-cell>
          <table:table-cell office:value-type="string">
            <text:p>saint's ashe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22">
            <text:p>0122</text:p>
          </table:table-cell>
          <table:table-cell office:value-type="string">
            <text:p>wing of ba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23">
            <text:p>0123</text:p>
          </table:table-cell>
          <table:table-cell office:value-type="string">
            <text:p>magic beast hid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24">
            <text:p>0124</text:p>
          </table:table-cell>
          <table:table-cell office:value-type="string">
            <text:p>fresh milk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25">
            <text:p>0125</text:p>
          </table:table-cell>
          <table:table-cell office:value-type="string">
            <text:p>rennet powde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26">
            <text:p>0126</text:p>
          </table:table-cell>
          <table:table-cell office:value-type="string">
            <text:p>red mould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27">
            <text:p>0127</text:p>
          </table:table-cell>
          <table:table-cell office:value-type="string">
            <text:p>waterweed mould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28">
            <text:p>0128</text:p>
          </table:table-cell>
          <table:table-cell office:value-type="string">
            <text:p>premium mould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29">
            <text:p>0129</text:p>
          </table:table-cell>
          <table:table-cell office:value-type="string">
            <text:p>plain chees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2a</text:p>
          </table:table-cell>
          <table:table-cell office:value-type="string">
            <text:p>spicy chees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2b</text:p>
          </table:table-cell>
          <table:table-cell office:value-type="string">
            <text:p>super spicy chees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2c</text:p>
          </table:table-cell>
          <table:table-cell office:value-type="string">
            <text:p>scorching chees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2d</text:p>
          </table:table-cell>
          <table:table-cell office:value-type="string">
            <text:p>cool chees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2e</text:p>
          </table:table-cell>
          <table:table-cell office:value-type="string">
            <text:p>chilly chees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2f</text:p>
          </table:table-cell>
          <table:table-cell office:value-type="string">
            <text:p>cold chees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30">
            <text:p>0130</text:p>
          </table:table-cell>
          <table:table-cell office:value-type="string">
            <text:p>c-c-cold chees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31">
            <text:p>0131</text:p>
          </table:table-cell>
          <table:table-cell office:value-type="string">
            <text:p>double bubbl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32">
            <text:p>0132</text:p>
          </table:table-cell>
          <table:table-cell office:value-type="string">
            <text:p>eau de monste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33">
            <text:p>0133</text:p>
          </table:table-cell>
          <table:table-cell office:value-type="string">
            <text:p>super seed of skill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34">
            <text:p>0134</text:p>
          </table:table-cell>
          <table:table-cell office:value-type="string">
            <text:p>mild chees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35">
            <text:p>0135</text:p>
          </table:table-cell>
          <table:table-cell office:value-type="string">
            <text:p>cured chees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36">
            <text:p>0136</text:p>
          </table:table-cell>
          <table:table-cell office:value-type="string">
            <text:p>angel chees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37">
            <text:p>0137</text:p>
          </table:table-cell>
          <table:table-cell office:value-type="string">
            <text:p>hard chees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38">
            <text:p>0138</text:p>
          </table:table-cell>
          <table:table-cell office:value-type="string">
            <text:p>soft chees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39">
            <text:p>0139</text:p>
          </table:table-cell>
          <table:table-cell office:value-type="string">
            <text:p>chunky chees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3a</text:p>
          </table:table-cell>
          <table:table-cell office:value-type="string">
            <text:p>highly-strung chees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3b</text:p>
          </table:table-cell>
          <table:table-cell office:value-type="string">
            <text:p>crystal ball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013c</text:p>
          </table:table-cell>
          <table:table-cell office:value-type="string">
            <text:p>tool bag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013d</text:p>
          </table:table-cell>
          <table:table-cell office:value-type="string">
            <text:p>Jessica's letter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013e</text:p>
          </table:table-cell>
          <table:table-cell office:value-type="string">
            <text:p>templar's ring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013f</text:p>
          </table:table-cell>
          <table:table-cell office:value-type="string">
            <text:p>world map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140">
            <text:p>0140</text:p>
          </table:table-cell>
          <table:table-cell office:value-type="string">
            <text:p>Venus' tear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141">
            <text:p>0141</text:p>
          </table:table-cell>
          <table:table-cell office:value-type="string">
            <text:p>Moonshadow harp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142">
            <text:p>0142</text:p>
          </table:table-cell>
          <table:table-cell office:value-type="string">
            <text:p>sand of serenity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143">
            <text:p>0143</text:p>
          </table:table-cell>
          <table:table-cell office:value-type="string">
            <text:p>lizard humour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144">
            <text:p>0144</text:p>
          </table:table-cell>
          <table:table-cell office:value-type="string">
            <text:p>Argon heart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145">
            <text:p>0145</text:p>
          </table:table-cell>
          <table:table-cell office:value-type="string">
            <text:p>great big Argon heart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146">
            <text:p>0146</text:p>
          </table:table-cell>
          <table:table-cell office:value-type="string">
            <text:p>magic mirror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147">
            <text:p>0147</text:p>
          </table:table-cell>
          <table:table-cell office:value-type="string">
            <text:p>sun mirror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148">
            <text:p>0148</text:p>
          </table:table-cell>
          <table:table-cell office:value-type="string">
            <text:p>stone sword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149">
            <text:p>0149</text:p>
          </table:table-cell>
          <table:table-cell office:value-type="string">
            <text:p>Kran Spinel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014a</text:p>
          </table:table-cell>
          <table:table-cell office:value-type="string">
            <text:p>the Big Book of Barriers'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014b</text:p>
          </table:table-cell>
          <table:table-cell office:value-type="string">
            <text:p>Marta's bag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014c</text:p>
          </table:table-cell>
          <table:table-cell office:value-type="string">
            <text:p>illuminated sea chart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014d</text:p>
          </table:table-cell>
          <table:table-cell office:value-type="string">
            <text:p>nook gras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014e</text:p>
          </table:table-cell>
          <table:table-cell office:value-type="string">
            <text:p>Godbird's soulstone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014f</text:p>
          </table:table-cell>
          <table:table-cell office:value-type="string">
            <text:p>darktree leaf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150">
            <text:p>0150</text:p>
          </table:table-cell>
          <table:table-cell office:value-type="string">
            <text:p>templar captain's ring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151">
            <text:p>0151</text:p>
          </table:table-cell>
          <table:table-cell office:value-type="string">
            <text:p>Argon ring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152">
            <text:p>0152</text:p>
          </table:table-cell>
          <table:table-cell office:value-type="string">
            <text:p>echo flute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153">
            <text:p>0153</text:p>
          </table:table-cell>
          <table:table-cell office:value-type="string">
            <text:p>Eros' bow recip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54">
            <text:p>0154</text:p>
          </table:table-cell>
          <table:table-cell office:value-type="string">
            <text:p>imp knife recip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55">
            <text:p>0155</text:p>
          </table:table-cell>
          <table:table-cell office:value-type="string">
            <text:p>dragon slayer recip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56">
            <text:p>0156</text:p>
          </table:table-cell>
          <table:table-cell office:value-type="string">
            <text:p>thief's key recip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57">
            <text:p>0157</text:p>
          </table:table-cell>
          <table:table-cell office:value-type="string">
            <text:p>Morrie's memo #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158">
            <text:p>0158</text:p>
          </table:table-cell>
          <table:table-cell office:value-type="string">
            <text:p>Morrie's memo #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159">
            <text:p>0159</text:p>
          </table:table-cell>
          <table:table-cell office:value-type="string">
            <text:p>Morrie's memo #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015a</text:p>
          </table:table-cell>
          <table:table-cell office:value-type="string">
            <text:p>monster arena key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015b</text:p>
          </table:table-cell>
          <table:table-cell office:value-type="string">
            <text:p>Godbird sceptre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015c</text:p>
          </table:table-cell>
          <table:table-cell office:value-type="string">
            <text:p>gold orb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015d</text:p>
          </table:table-cell>
          <table:table-cell office:value-type="string">
            <text:p>silver orb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015e</text:p>
          </table:table-cell>
          <table:table-cell office:value-type="string">
            <text:p>red orb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015f</text:p>
          </table:table-cell>
          <table:table-cell office:value-type="string">
            <text:p>blue orb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160">
            <text:p>0160</text:p>
          </table:table-cell>
          <table:table-cell office:value-type="string">
            <text:p>green orb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161">
            <text:p>0161</text:p>
          </table:table-cell>
          <table:table-cell office:value-type="string">
            <text:p>yellow orb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162">
            <text:p>0162</text:p>
          </table:table-cell>
          <table:table-cell office:value-type="string">
            <text:p>purple orb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163">
            <text:p>0163</text:p>
          </table:table-cell>
          <table:table-cell office:value-type="string">
            <text:p>copper monster coin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64">
            <text:p>0164</text:p>
          </table:table-cell>
          <table:table-cell office:value-type="string">
            <text:p>silver monster coin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65">
            <text:p>0165</text:p>
          </table:table-cell>
          <table:table-cell office:value-type="string">
            <text:p>gold monster coin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66">
            <text:p>0166</text:p>
          </table:table-cell>
          <table:table-cell office:value-type="string">
            <text:p>flame shield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67">
            <text:p>0167</text:p>
          </table:table-cell>
          <table:table-cell office:value-type="string">
            <text:p>ice shield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68">
            <text:p>0168</text:p>
          </table:table-cell>
          <table:table-cell office:value-type="string">
            <text:p>Erdrick's sword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69">
            <text:p>0169</text:p>
          </table:table-cell>
          <table:table-cell office:value-type="string">
            <text:p>demonsban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6a</text:p>
          </table:table-cell>
          <table:table-cell office:value-type="string">
            <text:p>dread dagge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6b</text:p>
          </table:table-cell>
          <table:table-cell office:value-type="string">
            <text:p>golden ga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6c</text:p>
          </table:table-cell>
          <table:table-cell office:value-type="string">
            <text:p>black buzzard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6d</text:p>
          </table:table-cell>
          <table:table-cell office:value-type="string">
            <text:p>bad ax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6e</text:p>
          </table:table-cell>
          <table:table-cell office:value-type="string">
            <text:p>candy can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6f</text:p>
          </table:table-cell>
          <table:table-cell office:value-type="string">
            <text:p>honking hamme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70">
            <text:p>0170</text:p>
          </table:table-cell>
          <table:table-cell office:value-type="string">
            <text:p>wizardly whip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71">
            <text:p>0171</text:p>
          </table:table-cell>
          <table:table-cell office:value-type="string">
            <text:p>slime stick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72">
            <text:p>0172</text:p>
          </table:table-cell>
          <table:table-cell office:value-type="string">
            <text:p>night snipe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73">
            <text:p>0173</text:p>
          </table:table-cell>
          <table:table-cell office:value-type="string">
            <text:p>iron claw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74">
            <text:p>0174</text:p>
          </table:table-cell>
          <table:table-cell office:value-type="string">
            <text:p>fire claw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75">
            <text:p>0175</text:p>
          </table:table-cell>
          <table:table-cell office:value-type="string">
            <text:p>cobra claw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76">
            <text:p>0176</text:p>
          </table:table-cell>
          <table:table-cell office:value-type="string">
            <text:p>king cobra claw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77">
            <text:p>0177</text:p>
          </table:table-cell>
          <table:table-cell office:value-type="string">
            <text:p>beast claw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78">
            <text:p>0178</text:p>
          </table:table-cell>
          <table:table-cell office:value-type="string">
            <text:p>beast talon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79">
            <text:p>0179</text:p>
          </table:table-cell>
          <table:table-cell office:value-type="string">
            <text:p>dragon claw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7a</text:p>
          </table:table-cell>
          <table:table-cell office:value-type="string">
            <text:p>Dragonlord claw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7b</text:p>
          </table:table-cell>
          <table:table-cell office:value-type="string">
            <text:p>orichalcum claw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7c</text:p>
          </table:table-cell>
          <table:table-cell office:value-type="string">
            <text:p>gryphon talon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7d</text:p>
          </table:table-cell>
          <table:table-cell office:value-type="string">
            <text:p>iron fan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7e</text:p>
          </table:table-cell>
          <table:table-cell office:value-type="string">
            <text:p>peacock fan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7f</text:p>
          </table:table-cell>
          <table:table-cell office:value-type="string">
            <text:p>rainbow fan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80">
            <text:p>0180</text:p>
          </table:table-cell>
          <table:table-cell office:value-type="string">
            <text:p>stellar fan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81">
            <text:p>0181</text:p>
          </table:table-cell>
          <table:table-cell office:value-type="string">
            <text:p>lunar fan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82">
            <text:p>0182</text:p>
          </table:table-cell>
          <table:table-cell office:value-type="string">
            <text:p>solar fan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83">
            <text:p>0183</text:p>
          </table:table-cell>
          <table:table-cell office:value-type="string">
            <text:p>dryspell fan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84">
            <text:p>0184</text:p>
          </table:table-cell>
          <table:table-cell office:value-type="string">
            <text:p>kaleidoscop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85">
            <text:p>0185</text:p>
          </table:table-cell>
          <table:table-cell office:value-type="string">
            <text:p>fan of peac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86">
            <text:p>0186</text:p>
          </table:table-cell>
          <table:table-cell office:value-type="string">
            <text:p>big bad boss shield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87">
            <text:p>0187</text:p>
          </table:table-cell>
          <table:table-cell office:value-type="string">
            <text:p>gothic mitr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88">
            <text:p>0188</text:p>
          </table:table-cell>
          <table:table-cell office:value-type="string">
            <text:p>dogsbody's hood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89">
            <text:p>0189</text:p>
          </table:table-cell>
          <table:table-cell office:value-type="string">
            <text:p>hexlet's ha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8a</text:p>
          </table:table-cell>
          <table:table-cell office:value-type="string">
            <text:p>kunoichi headband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8b</text:p>
          </table:table-cell>
          <table:table-cell office:value-type="string">
            <text:p>mad cap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8c</text:p>
          </table:table-cell>
          <table:table-cell office:value-type="string">
            <text:p>gothic vestmen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8d</text:p>
          </table:table-cell>
          <table:table-cell office:value-type="string">
            <text:p>dogsbody's ves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8e</text:p>
          </table:table-cell>
          <table:table-cell office:value-type="string">
            <text:p>nitid tutu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8f</text:p>
          </table:table-cell>
          <table:table-cell office:value-type="string">
            <text:p>hexlet's skir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90">
            <text:p>0190</text:p>
          </table:table-cell>
          <table:table-cell office:value-type="string">
            <text:p>abiding blaze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91">
            <text:p>0191</text:p>
          </table:table-cell>
          <table:table-cell office:value-type="string">
            <text:p>oriental warrior wea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92">
            <text:p>0192</text:p>
          </table:table-cell>
          <table:table-cell office:value-type="string">
            <text:p>butler's bes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93">
            <text:p>0193</text:p>
          </table:table-cell>
          <table:table-cell office:value-type="string">
            <text:p>jester's outfi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94">
            <text:p>0194</text:p>
          </table:table-cell>
          <table:table-cell office:value-type="string">
            <text:p>cap'n's clothe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95">
            <text:p>0195</text:p>
          </table:table-cell>
          <table:table-cell office:value-type="string">
            <text:p>Mandarin dres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96">
            <text:p>0196</text:p>
          </table:table-cell>
          <table:table-cell office:value-type="string">
            <text:p>kunoichi costum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97">
            <text:p>0197</text:p>
          </table:table-cell>
          <table:table-cell office:value-type="string">
            <text:p>über sacred armou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98">
            <text:p>0198</text:p>
          </table:table-cell>
          <table:table-cell office:value-type="string">
            <text:p>white gold bell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99">
            <text:p>0199</text:p>
          </table:table-cell>
          <table:table-cell office:value-type="string">
            <text:p>darksteel bell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9a</text:p>
          </table:table-cell>
          <table:table-cell office:value-type="string">
            <text:p>ethereal ston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9b</text:p>
          </table:table-cell>
          <table:table-cell office:value-type="string">
            <text:p>Alistair's armou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9c</text:p>
          </table:table-cell>
          <table:table-cell office:value-type="string">
            <text:p>metal slime earring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9d</text:p>
          </table:table-cell>
          <table:table-cell office:value-type="string">
            <text:p>fire dragon charm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9e</text:p>
          </table:table-cell>
          <table:table-cell office:value-type="string">
            <text:p>light dragon charm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9f</text:p>
          </table:table-cell>
          <table:table-cell office:value-type="string">
            <text:p>lord's brace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a0</text:p>
          </table:table-cell>
          <table:table-cell office:value-type="string">
            <text:p>super double bubbl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a1</text:p>
          </table:table-cell>
          <table:table-cell office:value-type="string">
            <text:p>super seed of agility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a2</text:p>
          </table:table-cell>
          <table:table-cell office:value-type="string">
            <text:p>super seed of defenc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a3</text:p>
          </table:table-cell>
          <table:table-cell office:value-type="string">
            <text:p>super seed of strength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a4</text:p>
          </table:table-cell>
          <table:table-cell office:value-type="string">
            <text:p>super seed of wisdom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a5</text:p>
          </table:table-cell>
          <table:table-cell office:value-type="string">
            <text:p>super seed of magic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a6</text:p>
          </table:table-cell>
          <table:table-cell office:value-type="string">
            <text:p>super seed of lif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a7</text:p>
          </table:table-cell>
          <table:table-cell office:value-type="string">
            <text:p>metal slime platte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a8</text:p>
          </table:table-cell>
          <table:table-cell office:value-type="string">
            <text:p>Healie ha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a9</text:p>
          </table:table-cell>
          <table:table-cell office:value-type="string">
            <text:p>Healie t-shir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aa</text:p>
          </table:table-cell>
          <table:table-cell office:value-type="string">
            <text:p>hearty ring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ab</text:p>
          </table:table-cell>
          <table:table-cell office:value-type="string">
            <text:p>lucky pendan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ac</text:p>
          </table:table-cell>
          <table:table-cell office:value-type="string">
            <text:p>golden slipper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ad</text:p>
          </table:table-cell>
          <table:table-cell office:value-type="string">
            <text:p>Ye Olde Sword of Erdrick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1ae</text:p>
          </table:table-cell>
          <table:table-cell office:value-type="string">
            <text:p>DUMMY 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01af</text:p>
          </table:table-cell>
          <table:table-cell office:value-type="string">
            <text:p>DUMMY 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01b0</text:p>
          </table:table-cell>
          <table:table-cell office:value-type="string">
            <text:p>DUMMY 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 table:number-rows-repeated="10481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easureBox.tbl" table:style-name="ta1" table:print="false">
        <office:forms form:automatic-focus="false" form:apply-design-mode="false"/>
        <table:table-column table:style-name="co4" table:default-cell-style-name="ce2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11"/>
        <table:table-column table:style-name="co9" table:default-cell-style-name="ce12"/>
        <table:table-column table:style-name="co10" table:default-cell-style-name="ce14"/>
        <table:table-column table:style-name="co10" table:default-cell-style-name="ce15"/>
        <table:table-column table:style-name="co11" table:default-cell-style-name="ce17"/>
        <table:table-column table:style-name="co12" table:default-cell-style-name="ce12"/>
        <table:table-column table:style-name="co4" table:number-columns-repeated="3" table:default-cell-style-name="ce12"/>
        <table:table-column table:style-name="co13" table:default-cell-style-name="ce12"/>
        <table:table-column table:style-name="co4" table:default-cell-style-name="ce12"/>
        <table:table-column table:style-name="co14" table:number-columns-repeated="4" table:default-cell-style-name="ce19"/>
        <table:table-column table:style-name="co11" table:default-cell-style-name="ce17"/>
        <table:table-column table:style-name="co15" table:default-cell-style-name="ce20"/>
        <table:table-column table:style-name="co3" table:number-columns-repeated="1003" table:default-cell-style-name="ce20"/>
        <table:table-row table:style-name="ro1">
          <table:table-cell table:style-name="ce1" office:value-type="string">
            <text:p>ID</text:p>
          </table:table-cell>
          <table:table-cell table:style-name="ce8" office:value-type="string">
            <text:p>EngRegion</text:p>
          </table:table-cell>
          <table:table-cell table:style-name="ce8" office:value-type="string">
            <text:p>EngMap</text:p>
          </table:table-cell>
          <table:table-cell table:style-name="ce8" office:value-type="string">
            <text:p>Object</text:p>
          </table:table-cell>
          <table:table-cell table:style-name="ce10" office:value-type="string">
            <office:annotation office:display="true" draw:style-name="gr1" draw:text-style-name="P2" svg:width="1.1413in" svg:height="0.7012in" svg:x="3.1205in" svg:y="0.439in" draw:caption-point-x="3.3575in" draw:caption-point-y="-0.435in">
              <dc:creator>AW</dc:creator>
              <dc:date>2021-04-16T00:00:00</dc:date>
              <text:p text:style-name="P1"><text:span text:style-name="T1">0 = Don't replace</text:span></text:p>
              <text:p text:style-name="P1"><text:span text:style-name="T1">1 = Replace</text:span><text:span text:style-name="T1"><text:line-break/></text:span><text:span text:style-name="T1">2 = Important</text:span></text:p>
              <text:p text:style-name="P1"><text:span text:style-name="T1">3 = Magic Key</text:span></text:p>
            </office:annotation>
            <text:p>Replace</text:p>
          </table:table-cell>
          <table:table-cell table:style-name="ce8" office:value-type="string">
            <text:p>Unk1</text:p>
          </table:table-cell>
          <table:table-cell table:style-name="ce13" office:value-type="string">
            <text:p>Region</text:p>
          </table:table-cell>
          <table:table-cell table:style-name="ce5" office:value-type="string">
            <text:p>Map</text:p>
          </table:table-cell>
          <table:table-cell table:style-name="ce16" office:value-type="string">
            <text:p>Internal Name</text:p>
          </table:table-cell>
          <table:table-cell table:style-name="ce8" office:value-type="string">
            <text:p>Model</text:p>
          </table:table-cell>
          <table:table-cell table:style-name="ce8" office:value-type="string">
            <text:p>Type</text:p>
          </table:table-cell>
          <table:table-cell table:style-name="ce8" office:value-type="string">
            <text:p>Lock</text:p>
          </table:table-cell>
          <table:table-cell table:style-name="ce8" office:value-type="string">
            <text:p>Item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Pool</text:p>
          </table:table-cell>
          <table:table-cell table:style-name="ce18" office:value-type="string">
            <text:p>XPos</text:p>
          </table:table-cell>
          <table:table-cell table:style-name="ce18" office:value-type="string">
            <text:p>YPos</text:p>
          </table:table-cell>
          <table:table-cell table:style-name="ce18" office:value-type="string">
            <text:p>ZPos</text:p>
          </table:table-cell>
          <table:table-cell table:style-name="ce18" office:value-type="string">
            <text:p>Rot</text:p>
          </table:table-cell>
          <table:table-cell table:style-name="ce16" office:value-type="string">
            <text:p>Parent</text:p>
          </table:table-cell>
          <table:table-cell table:style-name="ce7" table:number-columns-repeated="1004"/>
        </table:table-row>
        <table:table-row table:style-name="ro1">
          <table:table-cell office:value-type="float" office:value="557">
            <text:p>0557</text:p>
          </table:table-cell>
          <table:table-cell office:value-type="string">
            <text:p>Dummy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4756D6D79000000</text:p>
          </table:table-cell>
          <table:table-cell office:value-type="string">
            <text:p>64756D6D790000000000000000000000</text:p>
          </table:table-cell>
          <table:table-cell table:number-columns-repeated="6" office:value-type="float" office:value="0">
            <text:p>0000</text:p>
          </table:table-cell>
          <table:table-cell table:number-columns-repeated="4"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0">
            <text:p>0000</text:p>
          </table:table-cell>
          <table:table-cell office:value-type="string">
            <text:p>Farebury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0310000000000</text:p>
          </table:table-cell>
          <table:table-cell office:value-type="string">
            <text:p>6D30312D746172752D31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float" office:value="2">
            <text:p>0002</text:p>
          </table:table-cell>
          <table:table-cell office:value-type="float" office:value="0">
            <text:p>0000</text:p>
          </table:table-cell>
          <table:table-cell office:value-type="string">
            <text:p>C3629B64</text:p>
          </table:table-cell>
          <table:table-cell office:value-type="string">
            <text:p>42F00000</text:p>
          </table:table-cell>
          <table:table-cell office:value-type="string">
            <text:p>C43CD419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">
            <text:p>0001</text:p>
          </table:table-cell>
          <table:table-cell office:value-type="string">
            <text:p>Farebury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0310000000000</text:p>
          </table:table-cell>
          <table:table-cell office:value-type="string">
            <text:p>6D30312D746172752D32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0F7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629B64</text:p>
          </table:table-cell>
          <table:table-cell office:value-type="string">
            <text:p>42F00000</text:p>
          </table:table-cell>
          <table:table-cell office:value-type="string">
            <text:p>C4380D1F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">
            <text:p>0002</text:p>
          </table:table-cell>
          <table:table-cell office:value-type="string">
            <text:p>Farebury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0310000000000</text:p>
          </table:table-cell>
          <table:table-cell office:value-type="string">
            <text:p>6D30312D746172752D33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629B64</text:p>
          </table:table-cell>
          <table:table-cell office:value-type="string">
            <text:p>42F00000</text:p>
          </table:table-cell>
          <table:table-cell office:value-type="string">
            <text:p>C4331D6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">
            <text:p>0003</text:p>
          </table:table-cell>
          <table:table-cell office:value-type="string">
            <text:p>Farebury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0310000000000</text:p>
          </table:table-cell>
          <table:table-cell office:value-type="string">
            <text:p>6D30312D746172752D3132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4B778D</text:p>
          </table:table-cell>
          <table:table-cell office:value-type="float" office:value="0">
            <text:p>00000000</text:p>
          </table:table-cell>
          <table:table-cell office:value-type="string">
            <text:p>C4056979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">
            <text:p>0004</text:p>
          </table:table-cell>
          <table:table-cell office:value-type="string">
            <text:p>Farebury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0310000000000</text:p>
          </table:table-cell>
          <table:table-cell office:value-type="string">
            <text:p>6D30312D746172752D3133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float" office:value="4">
            <text:p>0004</text:p>
          </table:table-cell>
          <table:table-cell office:value-type="float" office:value="0">
            <text:p>0000</text:p>
          </table:table-cell>
          <table:table-cell office:value-type="string">
            <text:p>C446E1FC</text:p>
          </table:table-cell>
          <table:table-cell office:value-type="float" office:value="0">
            <text:p>00000000</text:p>
          </table:table-cell>
          <table:table-cell office:value-type="string">
            <text:p>C4056979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5">
            <text:p>0005</text:p>
          </table:table-cell>
          <table:table-cell office:value-type="string">
            <text:p>Farebury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0310000000000</text:p>
          </table:table-cell>
          <table:table-cell office:value-type="string">
            <text:p>6D30312D7475626F2D32000000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EC2831</text:p>
          </table:table-cell>
          <table:table-cell office:value-type="float" office:value="0">
            <text:p>00000000</text:p>
          </table:table-cell>
          <table:table-cell office:value-type="string">
            <text:p>C1AF58AE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6">
            <text:p>0006</text:p>
          </table:table-cell>
          <table:table-cell office:value-type="string">
            <text:p>Farebury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0310000000000</text:p>
          </table:table-cell>
          <table:table-cell office:value-type="string">
            <text:p>6D30312D7475626F2D33000000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F69D50</text:p>
          </table:table-cell>
          <table:table-cell office:value-type="float" office:value="0">
            <text:p>00000000</text:p>
          </table:table-cell>
          <table:table-cell office:value-type="string">
            <text:p>C17730BE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7">
            <text:p>0007</text:p>
          </table:table-cell>
          <table:table-cell office:value-type="string">
            <text:p>Farebury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0310000000000</text:p>
          </table:table-cell>
          <table:table-cell office:value-type="string">
            <text:p>6D30312D7475626F2D34000000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43C32A0</text:p>
          </table:table-cell>
          <table:table-cell office:value-type="string">
            <text:p>42F00000</text:p>
          </table:table-cell>
          <table:table-cell office:value-type="string">
            <text:p>C3EE39B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8">
            <text:p>0008</text:p>
          </table:table-cell>
          <table:table-cell office:value-type="string">
            <text:p>Farebury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0310000000000</text:p>
          </table:table-cell>
          <table:table-cell office:value-type="string">
            <text:p>6D30312D7475626F2D35000000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10F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43F6062</text:p>
          </table:table-cell>
          <table:table-cell office:value-type="string">
            <text:p>42F00000</text:p>
          </table:table-cell>
          <table:table-cell office:value-type="string">
            <text:p>C3F468D5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9">
            <text:p>0009</text:p>
          </table:table-cell>
          <table:table-cell office:value-type="string">
            <text:p>Farebury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0310000000000</text:p>
          </table:table-cell>
          <table:table-cell office:value-type="string">
            <text:p>6D30312D7475626F2D38000000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0F7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234B03B</text:p>
          </table:table-cell>
          <table:table-cell office:value-type="string">
            <text:p>42F00000</text:p>
          </table:table-cell>
          <table:table-cell office:value-type="string">
            <text:p>C49BF75C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0A</text:p>
          </table:table-cell>
          <table:table-cell office:value-type="string">
            <text:p>Farebury</text:p>
          </table:table-cell>
          <table:table-cell office:value-type="string">
            <text:p>Inn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10000000000</text:p>
          </table:table-cell>
          <table:table-cell office:value-type="string">
            <text:p>6D30316930310000</text:p>
          </table:table-cell>
          <table:table-cell office:value-type="string">
            <text:p>6D30316930312D7475626F2D32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15CC8B</text:p>
          </table:table-cell>
          <table:table-cell office:value-type="float" office:value="0">
            <text:p>00000000</text:p>
          </table:table-cell>
          <table:table-cell office:value-type="string">
            <text:p>C2E93958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0B</text:p>
          </table:table-cell>
          <table:table-cell office:value-type="string">
            <text:p>Farebury</text:p>
          </table:table-cell>
          <table:table-cell office:value-type="string">
            <text:p>Inn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10000000000</text:p>
          </table:table-cell>
          <table:table-cell office:value-type="string">
            <text:p>6D30316930310000</text:p>
          </table:table-cell>
          <table:table-cell office:value-type="string">
            <text:p>6D30316930312D7475626F2D33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15CC8B</text:p>
          </table:table-cell>
          <table:table-cell office:value-type="float" office:value="0">
            <text:p>00000000</text:p>
          </table:table-cell>
          <table:table-cell office:value-type="string">
            <text:p>C2C7D3DE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0C</text:p>
          </table:table-cell>
          <table:table-cell office:value-type="string">
            <text:p>Farebury</text:p>
          </table:table-cell>
          <table:table-cell office:value-type="string">
            <text:p>Inn</text:p>
          </table:table-cell>
          <table:table-cell office:value-type="string">
            <text:p>Sack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10000000000</text:p>
          </table:table-cell>
          <table:table-cell office:value-type="string">
            <text:p>6D30316930310000</text:p>
          </table:table-cell>
          <table:table-cell office:value-type="string">
            <text:p>6D30316930312D7361636B2D31000000</text:p>
          </table:table-cell>
          <table:table-cell office:value-type="string">
            <text:p>000B</text:p>
          </table:table-cell>
          <table:table-cell office:value-type="float" office:value="6">
            <text:p>0006</text:p>
          </table:table-cell>
          <table:table-cell office:value-type="float" office:value="0">
            <text:p>0000</text:p>
          </table:table-cell>
          <table:table-cell office:value-type="string">
            <text:p>00F7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05B6FD</text:p>
          </table:table-cell>
          <table:table-cell office:value-type="string">
            <text:p>42AA0000</text:p>
          </table:table-cell>
          <table:table-cell office:value-type="string">
            <text:p>41C7315B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0D</text:p>
          </table:table-cell>
          <table:table-cell office:value-type="string">
            <text:p>Farebury</text:p>
          </table:table-cell>
          <table:table-cell office:value-type="string">
            <text:p>Inn</text:p>
          </table:table-cell>
          <table:table-cell office:value-type="string">
            <text:p>Sack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10000000000</text:p>
          </table:table-cell>
          <table:table-cell office:value-type="string">
            <text:p>6D30316930310000</text:p>
          </table:table-cell>
          <table:table-cell office:value-type="string">
            <text:p>6D30316930312D7361636B2D32000000</text:p>
          </table:table-cell>
          <table:table-cell office:value-type="string">
            <text:p>000B</text:p>
          </table:table-cell>
          <table:table-cell office:value-type="float" office:value="6">
            <text:p>0006</text:p>
          </table:table-cell>
          <table:table-cell office:value-type="float" office:value="0">
            <text:p>0000</text:p>
          </table:table-cell>
          <table:table-cell office:value-type="string">
            <text:p>00F8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05B6FD</text:p>
          </table:table-cell>
          <table:table-cell office:value-type="string">
            <text:p>42AA0000</text:p>
          </table:table-cell>
          <table:table-cell office:value-type="string">
            <text:p>425FCAC1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0E</text:p>
          </table:table-cell>
          <table:table-cell office:value-type="string">
            <text:p>Farebury</text:p>
          </table:table-cell>
          <table:table-cell office:value-type="string">
            <text:p>Inn</text:p>
          </table:table-cell>
          <table:table-cell office:value-type="string">
            <text:p>Sack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10000000000</text:p>
          </table:table-cell>
          <table:table-cell office:value-type="string">
            <text:p>6D30316930310000</text:p>
          </table:table-cell>
          <table:table-cell office:value-type="string">
            <text:p>6D30316930312D7361636B2D33000000</text:p>
          </table:table-cell>
          <table:table-cell office:value-type="string">
            <text:p>000B</text:p>
          </table:table-cell>
          <table:table-cell office:value-type="float" office:value="6">
            <text:p>0006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42FE353F</text:p>
          </table:table-cell>
          <table:table-cell office:value-type="float" office:value="0">
            <text:p>00000000</text:p>
          </table:table-cell>
          <table:table-cell office:value-type="string">
            <text:p>C244DCFB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0F</text:p>
          </table:table-cell>
          <table:table-cell office:value-type="string">
            <text:p>Farebury</text:p>
          </table:table-cell>
          <table:table-cell office:value-type="string">
            <text:p>Inn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10000000000</text:p>
          </table:table-cell>
          <table:table-cell office:value-type="string">
            <text:p>6D30316930310000</text:p>
          </table:table-cell>
          <table:table-cell office:value-type="string">
            <text:p>6D30316930312D74616E73322D320000</text:p>
          </table:table-cell>
          <table:table-cell office:value-type="float" office:value="9">
            <text:p>0009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EB0000</text:p>
          </table:table-cell>
          <table:table-cell office:value-type="string">
            <text:p>42AA0000</text:p>
          </table:table-cell>
          <table:table-cell office:value-type="string">
            <text:p>42DA0000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0">
            <text:p>0010</text:p>
          </table:table-cell>
          <table:table-cell office:value-type="string">
            <text:p>Farebury</text:p>
          </table:table-cell>
          <table:table-cell office:value-type="string">
            <text:p>Inn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10000000000</text:p>
          </table:table-cell>
          <table:table-cell office:value-type="string">
            <text:p>6D30316930310000</text:p>
          </table:table-cell>
          <table:table-cell office:value-type="string">
            <text:p>6D30316930312D74616E73322D330000</text:p>
          </table:table-cell>
          <table:table-cell office:value-type="float" office:value="9">
            <text:p>0009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A30000</text:p>
          </table:table-cell>
          <table:table-cell office:value-type="string">
            <text:p>42AA0000</text:p>
          </table:table-cell>
          <table:table-cell office:value-type="string">
            <text:p>42DA0000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1">
            <text:p>0011</text:p>
          </table:table-cell>
          <table:table-cell office:value-type="string">
            <text:p>Farebury</text:p>
          </table:table-cell>
          <table:table-cell office:value-type="string">
            <text:p>Inn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10000000000</text:p>
          </table:table-cell>
          <table:table-cell office:value-type="string">
            <text:p>6D30316930310000</text:p>
          </table:table-cell>
          <table:table-cell office:value-type="string">
            <text:p>6D30316930312D74616E73322D340000</text:p>
          </table:table-cell>
          <table:table-cell office:value-type="float" office:value="9">
            <text:p>0009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float" office:value="64">
            <text:p>006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158000</text:p>
          </table:table-cell>
          <table:table-cell office:value-type="string">
            <text:p>42AA0000</text:p>
          </table:table-cell>
          <table:table-cell office:value-type="string">
            <text:p>C2809382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2">
            <text:p>0012</text:p>
          </table:table-cell>
          <table:table-cell office:value-type="string">
            <text:p>Farebury</text:p>
          </table:table-cell>
          <table:table-cell office:value-type="string">
            <text:p>Inn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10000000000</text:p>
          </table:table-cell>
          <table:table-cell office:value-type="string">
            <text:p>6D30316930310000</text:p>
          </table:table-cell>
          <table:table-cell office:value-type="string">
            <text:p>6D30316930312D74616E73322D310000</text:p>
          </table:table-cell>
          <table:table-cell office:value-type="float" office:value="9">
            <text:p>0009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float" office:value="108">
            <text:p>0108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158000</text:p>
          </table:table-cell>
          <table:table-cell office:value-type="string">
            <text:p>42AA0000</text:p>
          </table:table-cell>
          <table:table-cell office:value-type="string">
            <text:p>C2C80000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3">
            <text:p>0013</text:p>
          </table:table-cell>
          <table:table-cell office:value-type="string">
            <text:p>Farebury</text:p>
          </table:table-cell>
          <table:table-cell office:value-type="string">
            <text:p>Inn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10000000000</text:p>
          </table:table-cell>
          <table:table-cell office:value-type="string">
            <text:p>6D30316930310000</text:p>
          </table:table-cell>
          <table:table-cell office:value-type="string">
            <text:p>6D30316930312D626F6F6B2D31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3FB6EB1C</text:p>
          </table:table-cell>
          <table:table-cell office:value-type="string">
            <text:p>42AA0000</text:p>
          </table:table-cell>
          <table:table-cell office:value-type="string">
            <text:p>42DA0625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4">
            <text:p>0014</text:p>
          </table:table-cell>
          <table:table-cell office:value-type="string">
            <text:p>Farebury</text:p>
          </table:table-cell>
          <table:table-cell office:value-type="string">
            <text:p>Inn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10000000000</text:p>
          </table:table-cell>
          <table:table-cell office:value-type="string">
            <text:p>6D30316930310000</text:p>
          </table:table-cell>
          <table:table-cell office:value-type="string">
            <text:p>6D30316930312D626F6F6B2D32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1511EC</text:p>
          </table:table-cell>
          <table:table-cell office:value-type="string">
            <text:p>42AA0000</text:p>
          </table:table-cell>
          <table:table-cell office:value-type="string">
            <text:p>42A4C9AD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5">
            <text:p>0015</text:p>
          </table:table-cell>
          <table:table-cell office:value-type="string">
            <text:p>Farebury</text:p>
          </table:table-cell>
          <table:table-cell office:value-type="string">
            <text:p>Inn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10000000000</text:p>
          </table:table-cell>
          <table:table-cell office:value-type="string">
            <text:p>6D30316930310000</text:p>
          </table:table-cell>
          <table:table-cell office:value-type="string">
            <text:p>6D30316930312D74626F782D32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107">
            <text:p>0107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10F22D</text:p>
          </table:table-cell>
          <table:table-cell office:value-type="string">
            <text:p>42AA0000</text:p>
          </table:table-cell>
          <table:table-cell office:value-type="string">
            <text:p>41F37D8B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6">
            <text:p>0016</text:p>
          </table:table-cell>
          <table:table-cell office:value-type="string">
            <text:p>Farebury</text:p>
          </table:table-cell>
          <table:table-cell office:value-type="string">
            <text:p>Church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10000000000</text:p>
          </table:table-cell>
          <table:table-cell office:value-type="string">
            <text:p>6D30316930320000</text:p>
          </table:table-cell>
          <table:table-cell office:value-type="string">
            <text:p>6D30316930322D7475626F2D31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37199A</text:p>
          </table:table-cell>
          <table:table-cell office:value-type="float" office:value="0">
            <text:p>00000000</text:p>
          </table:table-cell>
          <table:table-cell office:value-type="string">
            <text:p>C2CD0000</text:p>
          </table:table-cell>
          <table:table-cell office:value-type="string">
            <text:p>41A8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7">
            <text:p>0017</text:p>
          </table:table-cell>
          <table:table-cell office:value-type="string">
            <text:p>Farebury</text:p>
          </table:table-cell>
          <table:table-cell office:value-type="string">
            <text:p>Church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10000000000</text:p>
          </table:table-cell>
          <table:table-cell office:value-type="string">
            <text:p>6D30316930320000</text:p>
          </table:table-cell>
          <table:table-cell office:value-type="string">
            <text:p>6D30316930322D7475626F2D32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4D4CCD</text:p>
          </table:table-cell>
          <table:table-cell office:value-type="float" office:value="0">
            <text:p>00000000</text:p>
          </table:table-cell>
          <table:table-cell office:value-type="string">
            <text:p>C2CCCCCD</text:p>
          </table:table-cell>
          <table:table-cell office:value-type="string">
            <text:p>C198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8">
            <text:p>0018</text:p>
          </table:table-cell>
          <table:table-cell office:value-type="string">
            <text:p>Farebury</text:p>
          </table:table-cell>
          <table:table-cell office:value-type="string">
            <text:p>Church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10000000000</text:p>
          </table:table-cell>
          <table:table-cell office:value-type="string">
            <text:p>6D30316930320000</text:p>
          </table:table-cell>
          <table:table-cell office:value-type="string">
            <text:p>6D30316930322D7475626F2D33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0F7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2E86666</text:p>
          </table:table-cell>
          <table:table-cell office:value-type="string">
            <text:p>409CCCCD</text:p>
          </table:table-cell>
          <table:table-cell office:value-type="string">
            <text:p>C3424CCD</text:p>
          </table:table-cell>
          <table:table-cell office:value-type="string">
            <text:p>C2FC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9">
            <text:p>0019</text:p>
          </table:table-cell>
          <table:table-cell office:value-type="string">
            <text:p>Farebury</text:p>
          </table:table-cell>
          <table:table-cell office:value-type="string">
            <text:p>Church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10000000000</text:p>
          </table:table-cell>
          <table:table-cell office:value-type="string">
            <text:p>6D30316930320000</text:p>
          </table:table-cell>
          <table:table-cell office:value-type="string">
            <text:p>6D30316930322D74616E73312D310000</text:p>
          </table:table-cell>
          <table:table-cell office:value-type="float" office:value="21">
            <text:p>0021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string">
            <text:p>009C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8AA666</text:p>
          </table:table-cell>
          <table:table-cell office:value-type="float" office:value="0">
            <text:p>00000000</text:p>
          </table:table-cell>
          <table:table-cell office:value-type="string">
            <text:p>C2B26666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1A</text:p>
          </table:table-cell>
          <table:table-cell office:value-type="string">
            <text:p>Farebury</text:p>
          </table:table-cell>
          <table:table-cell office:value-type="string">
            <text:p>Church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10000000000</text:p>
          </table:table-cell>
          <table:table-cell office:value-type="string">
            <text:p>6D30316930320000</text:p>
          </table:table-cell>
          <table:table-cell office:value-type="string">
            <text:p>6D30316930322D626F6F6B2D31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F3999A</text:p>
          </table:table-cell>
          <table:table-cell office:value-type="string">
            <text:p>411B3333</text:p>
          </table:table-cell>
          <table:table-cell office:value-type="string">
            <text:p>C3018000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1B</text:p>
          </table:table-cell>
          <table:table-cell office:value-type="string">
            <text:p>Farebury</text:p>
          </table:table-cell>
          <table:table-cell office:value-type="string">
            <text:p>Church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10000000000</text:p>
          </table:table-cell>
          <table:table-cell office:value-type="string">
            <text:p>6D30316930320000</text:p>
          </table:table-cell>
          <table:table-cell office:value-type="string">
            <text:p>6D30316930322D74626F782D31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898000</text:p>
          </table:table-cell>
          <table:table-cell office:value-type="float" office:value="0">
            <text:p>00000000</text:p>
          </table:table-cell>
          <table:table-cell office:value-type="string">
            <text:p>420C0000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1C</text:p>
          </table:table-cell>
          <table:table-cell office:value-type="string">
            <text:p>Farebury</text:p>
          </table:table-cell>
          <table:table-cell office:value-type="string">
            <text:p>Pub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10000000000</text:p>
          </table:table-cell>
          <table:table-cell office:value-type="string">
            <text:p>6D30316930330000</text:p>
          </table:table-cell>
          <table:table-cell office:value-type="string">
            <text:p>6D3031693033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string">
            <text:p>000A</text:p>
          </table:table-cell>
          <table:table-cell office:value-type="float" office:value="0">
            <text:p>0000</text:p>
          </table:table-cell>
          <table:table-cell office:value-type="string">
            <text:p>C111D293</text:p>
          </table:table-cell>
          <table:table-cell office:value-type="float" office:value="41700000">
            <text:p>41700000</text:p>
          </table:table-cell>
          <table:table-cell office:value-type="string">
            <text:p>C329DF7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1D</text:p>
          </table:table-cell>
          <table:table-cell office:value-type="string">
            <text:p>Farebury</text:p>
          </table:table-cell>
          <table:table-cell office:value-type="string">
            <text:p>Pub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10000000000</text:p>
          </table:table-cell>
          <table:table-cell office:value-type="string">
            <text:p>6D30316930330000</text:p>
          </table:table-cell>
          <table:table-cell office:value-type="string">
            <text:p>6D30316930332D746172752D32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10F719F</text:p>
          </table:table-cell>
          <table:table-cell office:value-type="float" office:value="41700000">
            <text:p>41700000</text:p>
          </table:table-cell>
          <table:table-cell office:value-type="string">
            <text:p>C3161BE7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1E</text:p>
          </table:table-cell>
          <table:table-cell office:value-type="string">
            <text:p>Farebury</text:p>
          </table:table-cell>
          <table:table-cell office:value-type="string">
            <text:p>Pub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10000000000</text:p>
          </table:table-cell>
          <table:table-cell office:value-type="string">
            <text:p>6D30316930330000</text:p>
          </table:table-cell>
          <table:table-cell office:value-type="string">
            <text:p>6D30316930332D746172752D33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0F8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8AF4CA</text:p>
          </table:table-cell>
          <table:table-cell office:value-type="float" office:value="0">
            <text:p>00000000</text:p>
          </table:table-cell>
          <table:table-cell office:value-type="float" office:value="41132142">
            <text:p>41132142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1F</text:p>
          </table:table-cell>
          <table:table-cell office:value-type="string">
            <text:p>Farebury</text:p>
          </table:table-cell>
          <table:table-cell office:value-type="string">
            <text:p>Pub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10000000000</text:p>
          </table:table-cell>
          <table:table-cell office:value-type="string">
            <text:p>6D30316930330000</text:p>
          </table:table-cell>
          <table:table-cell office:value-type="string">
            <text:p>6D30316930332D746172752D34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442C57</text:p>
          </table:table-cell>
          <table:table-cell office:value-type="float" office:value="0">
            <text:p>00000000</text:p>
          </table:table-cell>
          <table:table-cell office:value-type="string">
            <text:p>4113214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0">
            <text:p>0020</text:p>
          </table:table-cell>
          <table:table-cell office:value-type="string">
            <text:p>Farebury</text:p>
          </table:table-cell>
          <table:table-cell office:value-type="string">
            <text:p>Pub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10000000000</text:p>
          </table:table-cell>
          <table:table-cell office:value-type="string">
            <text:p>6D30316930330000</text:p>
          </table:table-cell>
          <table:table-cell office:value-type="string">
            <text:p>6D30316930332D746172752D35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1E8F4BC</text:p>
          </table:table-cell>
          <table:table-cell office:value-type="float" office:value="0">
            <text:p>00000000</text:p>
          </table:table-cell>
          <table:table-cell office:value-type="string">
            <text:p>411B4DC8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1">
            <text:p>0021</text:p>
          </table:table-cell>
          <table:table-cell office:value-type="string">
            <text:p>Farebury</text:p>
          </table:table-cell>
          <table:table-cell office:value-type="string">
            <text:p>Weapon Shop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10000000000</text:p>
          </table:table-cell>
          <table:table-cell office:value-type="string">
            <text:p>6D30316930340000</text:p>
          </table:table-cell>
          <table:table-cell office:value-type="string">
            <text:p>6D30316930342D74626F782D31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2913333">
            <text:p>42913333</text:p>
          </table:table-cell>
          <table:table-cell office:value-type="float" office:value="0">
            <text:p>00000000</text:p>
          </table:table-cell>
          <table:table-cell office:value-type="string">
            <text:p>4242CCCD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2">
            <text:p>0022</text:p>
          </table:table-cell>
          <table:table-cell office:value-type="string">
            <text:p>Farebury</text:p>
          </table:table-cell>
          <table:table-cell office:value-type="string">
            <text:p>Weapon Shop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10000000000</text:p>
          </table:table-cell>
          <table:table-cell office:value-type="string">
            <text:p>6D30316930340000</text:p>
          </table:table-cell>
          <table:table-cell office:value-type="string">
            <text:p>6D30316930342D74626F782D32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string">
            <text:p>001F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2913333">
            <text:p>42913333</text:p>
          </table:table-cell>
          <table:table-cell office:value-type="float" office:value="0">
            <text:p>00000000</text:p>
          </table:table-cell>
          <table:table-cell office:value-type="float" office:value="42906666">
            <text:p>42906666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3">
            <text:p>0023</text:p>
          </table:table-cell>
          <table:table-cell office:value-type="string">
            <text:p>Farebury</text:p>
          </table:table-cell>
          <table:table-cell office:value-type="string">
            <text:p>Upper Southwest House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10000000000</text:p>
          </table:table-cell>
          <table:table-cell office:value-type="string">
            <text:p>6D30316930350000</text:p>
          </table:table-cell>
          <table:table-cell office:value-type="string">
            <text:p>6D30316930352D7475626F2D31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C0B574</text:p>
          </table:table-cell>
          <table:table-cell office:value-type="float" office:value="0">
            <text:p>00000000</text:p>
          </table:table-cell>
          <table:table-cell office:value-type="string">
            <text:p>C138C84B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4">
            <text:p>0024</text:p>
          </table:table-cell>
          <table:table-cell office:value-type="string">
            <text:p>Farebury</text:p>
          </table:table-cell>
          <table:table-cell office:value-type="string">
            <text:p>Upper Southwest House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10000000000</text:p>
          </table:table-cell>
          <table:table-cell office:value-type="string">
            <text:p>6D30316930350000</text:p>
          </table:table-cell>
          <table:table-cell office:value-type="string">
            <text:p>6D30316930352D7475626F2D32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9B0305</text:p>
          </table:table-cell>
          <table:table-cell office:value-type="float" office:value="0">
            <text:p>00000000</text:p>
          </table:table-cell>
          <table:table-cell office:value-type="string">
            <text:p>C138C84B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5">
            <text:p>0025</text:p>
          </table:table-cell>
          <table:table-cell office:value-type="string">
            <text:p>Farebury</text:p>
          </table:table-cell>
          <table:table-cell office:value-type="string">
            <text:p>Upper Southwest House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10000000000</text:p>
          </table:table-cell>
          <table:table-cell office:value-type="string">
            <text:p>6D30316930350000</text:p>
          </table:table-cell>
          <table:table-cell office:value-type="string">
            <text:p>6D30316930352D74616E732D31000000</text:p>
          </table:table-cell>
          <table:table-cell office:value-type="float" office:value="8">
            <text:p>0008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float" office:value="14">
            <text:p>0014</text:p>
          </table:table-cell>
          <table:table-cell office:value-type="float" office:value="0">
            <text:p>0000</text:p>
          </table:table-cell>
          <table:table-cell office:value-type="string">
            <text:p>42EEA1CB</text:p>
          </table:table-cell>
          <table:table-cell office:value-type="float" office:value="0">
            <text:p>00000000</text:p>
          </table:table-cell>
          <table:table-cell office:value-type="string">
            <text:p>42AC6CE7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6">
            <text:p>0026</text:p>
          </table:table-cell>
          <table:table-cell office:value-type="string">
            <text:p>Farebury</text:p>
          </table:table-cell>
          <table:table-cell office:value-type="string">
            <text:p>Upper Southwest House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10000000000</text:p>
          </table:table-cell>
          <table:table-cell office:value-type="string">
            <text:p>6D30316930350000</text:p>
          </table:table-cell>
          <table:table-cell office:value-type="string">
            <text:p>6D30316930352D74616E732D32000000</text:p>
          </table:table-cell>
          <table:table-cell office:value-type="float" office:value="8">
            <text:p>0008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EEA1CB</text:p>
          </table:table-cell>
          <table:table-cell office:value-type="float" office:value="0">
            <text:p>00000000</text:p>
          </table:table-cell>
          <table:table-cell office:value-type="string">
            <text:p>42EAC000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7">
            <text:p>0027</text:p>
          </table:table-cell>
          <table:table-cell office:value-type="string">
            <text:p>Farebury</text:p>
          </table:table-cell>
          <table:table-cell office:value-type="string">
            <text:p>Lower Level Hous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10000000000</text:p>
          </table:table-cell>
          <table:table-cell office:value-type="string">
            <text:p>6D30316930360000</text:p>
          </table:table-cell>
          <table:table-cell office:value-type="string">
            <text:p>6D3031693036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float" office:value="5">
            <text:p>0005</text:p>
          </table:table-cell>
          <table:table-cell office:value-type="float" office:value="0">
            <text:p>0000</text:p>
          </table:table-cell>
          <table:table-cell office:value-type="string">
            <text:p>C280625B</text:p>
          </table:table-cell>
          <table:table-cell office:value-type="float" office:value="0">
            <text:p>00000000</text:p>
          </table:table-cell>
          <table:table-cell office:value-type="string">
            <text:p>42DFEC8B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8">
            <text:p>0028</text:p>
          </table:table-cell>
          <table:table-cell office:value-type="string">
            <text:p>Farebury</text:p>
          </table:table-cell>
          <table:table-cell office:value-type="string">
            <text:p>Lower Level Hous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10000000000</text:p>
          </table:table-cell>
          <table:table-cell office:value-type="string">
            <text:p>6D30316930360000</text:p>
          </table:table-cell>
          <table:table-cell office:value-type="string">
            <text:p>6D30316930362D746172752D32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384D84</text:p>
          </table:table-cell>
          <table:table-cell office:value-type="float" office:value="0">
            <text:p>00000000</text:p>
          </table:table-cell>
          <table:table-cell office:value-type="string">
            <text:p>42DFEC8B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9">
            <text:p>0029</text:p>
          </table:table-cell>
          <table:table-cell office:value-type="string">
            <text:p>Farebury</text:p>
          </table:table-cell>
          <table:table-cell office:value-type="string">
            <text:p>Lower Level House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10000000000</text:p>
          </table:table-cell>
          <table:table-cell office:value-type="string">
            <text:p>6D30316930360000</text:p>
          </table:table-cell>
          <table:table-cell office:value-type="string">
            <text:p>6D30316930362D74616E73312D310000</text:p>
          </table:table-cell>
          <table:table-cell office:value-type="float" office:value="8">
            <text:p>0008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string">
            <text:p>00F8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26F640B</text:p>
          </table:table-cell>
          <table:table-cell office:value-type="float" office:value="0">
            <text:p>00000000</text:p>
          </table:table-cell>
          <table:table-cell office:value-type="string">
            <text:p>C30140C5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2A</text:p>
          </table:table-cell>
          <table:table-cell office:value-type="string">
            <text:p>Farebury</text:p>
          </table:table-cell>
          <table:table-cell office:value-type="string">
            <text:p>Lower Level House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10000000000</text:p>
          </table:table-cell>
          <table:table-cell office:value-type="string">
            <text:p>6D30316930360000</text:p>
          </table:table-cell>
          <table:table-cell office:value-type="string">
            <text:p>6D30316930362D74616E73322D310000</text:p>
          </table:table-cell>
          <table:table-cell office:value-type="float" office:value="9">
            <text:p>0009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1EDC60B</text:p>
          </table:table-cell>
          <table:table-cell office:value-type="float" office:value="0">
            <text:p>00000000</text:p>
          </table:table-cell>
          <table:table-cell office:value-type="string">
            <text:p>C301C76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2B</text:p>
          </table:table-cell>
          <table:table-cell office:value-type="string">
            <text:p>Farebury</text:p>
          </table:table-cell>
          <table:table-cell office:value-type="string">
            <text:p>Kalderasha's Home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10000000000</text:p>
          </table:table-cell>
          <table:table-cell office:value-type="string">
            <text:p>6D30316930370000</text:p>
          </table:table-cell>
          <table:table-cell office:value-type="string">
            <text:p>6D30316930372D7475626F2D31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0F7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FBCED9</text:p>
          </table:table-cell>
          <table:table-cell office:value-type="float" office:value="0">
            <text:p>00000000</text:p>
          </table:table-cell>
          <table:table-cell office:value-type="string">
            <text:p>C2EB34BC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2C</text:p>
          </table:table-cell>
          <table:table-cell office:value-type="string">
            <text:p>Farebury</text:p>
          </table:table-cell>
          <table:table-cell office:value-type="string">
            <text:p>Kalderasha's Home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10000000000</text:p>
          </table:table-cell>
          <table:table-cell office:value-type="string">
            <text:p>6D30316930370000</text:p>
          </table:table-cell>
          <table:table-cell office:value-type="string">
            <text:p>6D30316930372D7475626F2D32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280AA6</text:p>
          </table:table-cell>
          <table:table-cell office:value-type="float" office:value="0">
            <text:p>00000000</text:p>
          </table:table-cell>
          <table:table-cell office:value-type="string">
            <text:p>C2EC3958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2D</text:p>
          </table:table-cell>
          <table:table-cell office:value-type="string">
            <text:p>Farebury</text:p>
          </table:table-cell>
          <table:table-cell office:value-type="string">
            <text:p>Kalderasha's Hom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10000000000</text:p>
          </table:table-cell>
          <table:table-cell office:value-type="string">
            <text:p>6D30316930370000</text:p>
          </table:table-cell>
          <table:table-cell office:value-type="string">
            <text:p>6D3031693037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string">
            <text:p>C1D1C63F</text:p>
          </table:table-cell>
          <table:table-cell office:value-type="float" office:value="0">
            <text:p>00000000</text:p>
          </table:table-cell>
          <table:table-cell office:value-type="string">
            <text:p>C2EB570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2E</text:p>
          </table:table-cell>
          <table:table-cell office:value-type="string">
            <text:p>Farebury</text:p>
          </table:table-cell>
          <table:table-cell office:value-type="string">
            <text:p>Kalderasha's Home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10000000000</text:p>
          </table:table-cell>
          <table:table-cell office:value-type="string">
            <text:p>6D30316930370000</text:p>
          </table:table-cell>
          <table:table-cell office:value-type="string">
            <text:p>6D30316930372D74616E73312D310000</text:p>
          </table:table-cell>
          <table:table-cell office:value-type="float" office:value="8">
            <text:p>0008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1EC6A8</text:p>
          </table:table-cell>
          <table:table-cell office:value-type="string">
            <text:p>42AA0000</text:p>
          </table:table-cell>
          <table:table-cell office:value-type="string">
            <text:p>C1A8E979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2F</text:p>
          </table:table-cell>
          <table:table-cell office:value-type="string">
            <text:p>Farebury</text:p>
          </table:table-cell>
          <table:table-cell office:value-type="string">
            <text:p>Kalderasha's Home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10000000000</text:p>
          </table:table-cell>
          <table:table-cell office:value-type="string">
            <text:p>6D30316930370000</text:p>
          </table:table-cell>
          <table:table-cell office:value-type="string">
            <text:p>6D30316930372D74616E73312D320000</text:p>
          </table:table-cell>
          <table:table-cell office:value-type="float" office:value="8">
            <text:p>0008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1EC6A8</text:p>
          </table:table-cell>
          <table:table-cell office:value-type="string">
            <text:p>42AA0000</text:p>
          </table:table-cell>
          <table:table-cell office:value-type="string">
            <text:p>411224DD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0">
            <text:p>0030</text:p>
          </table:table-cell>
          <table:table-cell office:value-type="string">
            <text:p>Farebury</text:p>
          </table:table-cell>
          <table:table-cell office:value-type="string">
            <text:p>Kalderasha's Home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10000000000</text:p>
          </table:table-cell>
          <table:table-cell office:value-type="string">
            <text:p>6D30316930370000</text:p>
          </table:table-cell>
          <table:table-cell office:value-type="string">
            <text:p>6D30316930372D74616E73322D310000</text:p>
          </table:table-cell>
          <table:table-cell office:value-type="float" office:value="9">
            <text:p>0009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float" office:value="4">
            <text:p>0004</text:p>
          </table:table-cell>
          <table:table-cell office:value-type="float" office:value="0">
            <text:p>0000</text:p>
          </table:table-cell>
          <table:table-cell office:value-type="string">
            <text:p>C31F7021</text:p>
          </table:table-cell>
          <table:table-cell office:value-type="float" office:value="0">
            <text:p>00000000</text:p>
          </table:table-cell>
          <table:table-cell office:value-type="string">
            <text:p>427DD4FE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1">
            <text:p>0031</text:p>
          </table:table-cell>
          <table:table-cell office:value-type="string">
            <text:p>Farebury</text:p>
          </table:table-cell>
          <table:table-cell office:value-type="string">
            <text:p>Kalderasha's Home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10000000000</text:p>
          </table:table-cell>
          <table:table-cell office:value-type="string">
            <text:p>6D30316930370000</text:p>
          </table:table-cell>
          <table:table-cell office:value-type="string">
            <text:p>6D30316930372D74616E73322D320000</text:p>
          </table:table-cell>
          <table:table-cell office:value-type="float" office:value="9">
            <text:p>0009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1F7021</text:p>
          </table:table-cell>
          <table:table-cell office:value-type="float" office:value="0">
            <text:p>00000000</text:p>
          </table:table-cell>
          <table:table-cell office:value-type="string">
            <text:p>42BEA3D7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2">
            <text:p>0032</text:p>
          </table:table-cell>
          <table:table-cell office:value-type="string">
            <text:p>Farebury</text:p>
          </table:table-cell>
          <table:table-cell office:value-type="string">
            <text:p>Kalderasha's Home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10000000000</text:p>
          </table:table-cell>
          <table:table-cell office:value-type="string">
            <text:p>6D30316930370000</text:p>
          </table:table-cell>
          <table:table-cell office:value-type="string">
            <text:p>6D30316930372D626F6F6B2D31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1ED74C</text:p>
          </table:table-cell>
          <table:table-cell office:value-type="string">
            <text:p>42AA0000</text:p>
          </table:table-cell>
          <table:table-cell office:value-type="string">
            <text:p>42C7D340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3">
            <text:p>0033</text:p>
          </table:table-cell>
          <table:table-cell office:value-type="string">
            <text:p>Farebury</text:p>
          </table:table-cell>
          <table:table-cell office:value-type="string">
            <text:p>Kalderasha's Home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10000000000</text:p>
          </table:table-cell>
          <table:table-cell office:value-type="string">
            <text:p>6D30316930370000</text:p>
          </table:table-cell>
          <table:table-cell office:value-type="string">
            <text:p>6D30316930372D626F6F6B2D32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1ED74C</text:p>
          </table:table-cell>
          <table:table-cell office:value-type="string">
            <text:p>42AA0000</text:p>
          </table:table-cell>
          <table:table-cell office:value-type="string">
            <text:p>428B80DF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4">
            <text:p>0034</text:p>
          </table:table-cell>
          <table:table-cell office:value-type="string">
            <text:p>Farebury</text:p>
          </table:table-cell>
          <table:table-cell office:value-type="string">
            <text:p>Upper Northeast Hous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10000000000</text:p>
          </table:table-cell>
          <table:table-cell office:value-type="string">
            <text:p>6D30316930380000</text:p>
          </table:table-cell>
          <table:table-cell office:value-type="string">
            <text:p>6D30316930382D746174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8BB3EB</text:p>
          </table:table-cell>
          <table:table-cell office:value-type="float" office:value="0">
            <text:p>00000000</text:p>
          </table:table-cell>
          <table:table-cell office:value-type="string">
            <text:p>43182B44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5">
            <text:p>0035</text:p>
          </table:table-cell>
          <table:table-cell office:value-type="string">
            <text:p>Farebury</text:p>
          </table:table-cell>
          <table:table-cell office:value-type="string">
            <text:p>Upper Northeast Hous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10000000000</text:p>
          </table:table-cell>
          <table:table-cell office:value-type="string">
            <text:p>6D30316930380000</text:p>
          </table:table-cell>
          <table:table-cell office:value-type="string">
            <text:p>6D30316930382D746174752D32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46E0AA</text:p>
          </table:table-cell>
          <table:table-cell office:value-type="float" office:value="0">
            <text:p>00000000</text:p>
          </table:table-cell>
          <table:table-cell office:value-type="string">
            <text:p>43182B44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6">
            <text:p>0036</text:p>
          </table:table-cell>
          <table:table-cell office:value-type="string">
            <text:p>Farebury</text:p>
          </table:table-cell>
          <table:table-cell office:value-type="string">
            <text:p>Upper Northeast House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10000000000</text:p>
          </table:table-cell>
          <table:table-cell office:value-type="string">
            <text:p>6D30316930380000</text:p>
          </table:table-cell>
          <table:table-cell office:value-type="string">
            <text:p>6D30316930382D7475626F2D31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449A02</text:p>
          </table:table-cell>
          <table:table-cell office:value-type="float" office:value="0">
            <text:p>00000000</text:p>
          </table:table-cell>
          <table:table-cell office:value-type="string">
            <text:p>43182B44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7">
            <text:p>0037</text:p>
          </table:table-cell>
          <table:table-cell office:value-type="string">
            <text:p>Farebury</text:p>
          </table:table-cell>
          <table:table-cell office:value-type="string">
            <text:p>Upper Northeast House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10000000000</text:p>
          </table:table-cell>
          <table:table-cell office:value-type="string">
            <text:p>6D30316930380000</text:p>
          </table:table-cell>
          <table:table-cell office:value-type="string">
            <text:p>6D30316930382D7475626F2D32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float" office:value="8">
            <text:p>0008</text:p>
          </table:table-cell>
          <table:table-cell office:value-type="float" office:value="0">
            <text:p>0000</text:p>
          </table:table-cell>
          <table:table-cell office:value-type="string">
            <text:p>428815EA</text:p>
          </table:table-cell>
          <table:table-cell office:value-type="float" office:value="0">
            <text:p>00000000</text:p>
          </table:table-cell>
          <table:table-cell office:value-type="string">
            <text:p>43182B44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8">
            <text:p>0038</text:p>
          </table:table-cell>
          <table:table-cell office:value-type="string">
            <text:p>Farebury</text:p>
          </table:table-cell>
          <table:table-cell office:value-type="string">
            <text:p>Upper Northeast House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10000000000</text:p>
          </table:table-cell>
          <table:table-cell office:value-type="string">
            <text:p>6D30316930380000</text:p>
          </table:table-cell>
          <table:table-cell office:value-type="string">
            <text:p>6D30316930382D74616E7375322D3100</text:p>
          </table:table-cell>
          <table:table-cell office:value-type="float" office:value="9">
            <text:p>0009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020AC1</text:p>
          </table:table-cell>
          <table:table-cell office:value-type="float" office:value="0">
            <text:p>00000000</text:p>
          </table:table-cell>
          <table:table-cell office:value-type="string">
            <text:p>C1BE1C78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9">
            <text:p>0039</text:p>
          </table:table-cell>
          <table:table-cell office:value-type="string">
            <text:p>Farebury</text:p>
          </table:table-cell>
          <table:table-cell office:value-type="string">
            <text:p>Upper Northeast House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10000000000</text:p>
          </table:table-cell>
          <table:table-cell office:value-type="string">
            <text:p>6D30316930380000</text:p>
          </table:table-cell>
          <table:table-cell office:value-type="string">
            <text:p>6D30316930382D74616E7375322D3200</text:p>
          </table:table-cell>
          <table:table-cell office:value-type="float" office:value="9">
            <text:p>0009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float" office:value="64">
            <text:p>006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020AC1</text:p>
          </table:table-cell>
          <table:table-cell office:value-type="float" office:value="0">
            <text:p>00000000</text:p>
          </table:table-cell>
          <table:table-cell office:value-type="string">
            <text:p>C2591461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3A</text:p>
          </table:table-cell>
          <table:table-cell office:value-type="string">
            <text:p>Farebury</text:p>
          </table:table-cell>
          <table:table-cell office:value-type="string">
            <text:p>Well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10000000000</text:p>
          </table:table-cell>
          <table:table-cell office:value-type="string">
            <text:p>6D30316931300000</text:p>
          </table:table-cell>
          <table:table-cell office:value-type="string">
            <text:p>6D30316931302D74626F782D31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009D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25C0000</text:p>
          </table:table-cell>
          <table:table-cell office:value-type="float" office:value="40400000">
            <text:p>40400000</text:p>
          </table:table-cell>
          <table:table-cell office:value-type="string">
            <text:p>429C0000</text:p>
          </table:table-cell>
          <table:table-cell office:value-type="string">
            <text:p>C30C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3B</text:p>
          </table:table-cell>
          <table:table-cell office:value-type="string">
            <text:p>Shack on top of Waterfall</text:p>
          </table:table-cell>
          <table:table-cell/>
          <table:table-cell office:value-type="string">
            <text:p>Sack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138E+015">
            <text:p>7331380000000000</text:p>
          </table:table-cell>
          <table:table-cell office:value-type="float" office:value="7.33138693031E+015">
            <text:p>7331386930310000</text:p>
          </table:table-cell>
          <table:table-cell office:value-type="string">
            <text:p>7331386930312D7361636B2D31000000</text:p>
          </table:table-cell>
          <table:table-cell office:value-type="string">
            <text:p>000B</text:p>
          </table:table-cell>
          <table:table-cell office:value-type="float" office:value="6">
            <text:p>0006</text:p>
          </table:table-cell>
          <table:table-cell office:value-type="float" office:value="0">
            <text:p>0000</text:p>
          </table:table-cell>
          <table:table-cell office:value-type="float" office:value="108">
            <text:p>0108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297182B</text:p>
          </table:table-cell>
          <table:table-cell office:value-type="float" office:value="0">
            <text:p>00000000</text:p>
          </table:table-cell>
          <table:table-cell office:value-type="string">
            <text:p>C1BB7694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3C</text:p>
          </table:table-cell>
          <table:table-cell office:value-type="string">
            <text:p>Shack on top of Waterfall</text:p>
          </table:table-cell>
          <table:table-cell/>
          <table:table-cell office:value-type="string">
            <text:p>Sack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138E+015">
            <text:p>7331380000000000</text:p>
          </table:table-cell>
          <table:table-cell office:value-type="float" office:value="7.33138693031E+015">
            <text:p>7331386930310000</text:p>
          </table:table-cell>
          <table:table-cell office:value-type="string">
            <text:p>7331386930312D7361636B2D32000000</text:p>
          </table:table-cell>
          <table:table-cell office:value-type="string">
            <text:p>000B</text:p>
          </table:table-cell>
          <table:table-cell office:value-type="float" office:value="6">
            <text:p>0006</text:p>
          </table:table-cell>
          <table:table-cell office:value-type="float" office:value="0">
            <text:p>0000</text:p>
          </table:table-cell>
          <table:table-cell office:value-type="string">
            <text:p>010E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296DF14</text:p>
          </table:table-cell>
          <table:table-cell office:value-type="float" office:value="0">
            <text:p>00000000</text:p>
          </table:table-cell>
          <table:table-cell office:value-type="string">
            <text:p>41938DB9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3D</text:p>
          </table:table-cell>
          <table:table-cell office:value-type="string">
            <text:p>Waterfall Cave</text:p>
          </table:table-cell>
          <table:table-cell office:value-type="string">
            <text:p>Level 1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1E+015">
            <text:p>6430310000000000</text:p>
          </table:table-cell>
          <table:table-cell office:value-type="float" office:value="6.43031E+015">
            <text:p>6430310000000000</text:p>
          </table:table-cell>
          <table:table-cell office:value-type="string">
            <text:p>6430312D74626F782D31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00B6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3F3873</text:p>
          </table:table-cell>
          <table:table-cell office:value-type="string">
            <text:p>C11EB852</text:p>
          </table:table-cell>
          <table:table-cell office:value-type="string">
            <text:p>448A1AE1</text:p>
          </table:table-cell>
          <table:table-cell office:value-type="float" office:value="43320000">
            <text:p>4332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3E</text:p>
          </table:table-cell>
          <table:table-cell office:value-type="string">
            <text:p>Waterfall Cave</text:p>
          </table:table-cell>
          <table:table-cell office:value-type="string">
            <text:p>Level 1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1E+015">
            <text:p>6430310000000000</text:p>
          </table:table-cell>
          <table:table-cell office:value-type="float" office:value="6.43031E+015">
            <text:p>6430310000000000</text:p>
          </table:table-cell>
          <table:table-cell office:value-type="string">
            <text:p>6430312D74626F782D32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00F7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44AB54</text:p>
          </table:table-cell>
          <table:table-cell office:value-type="string">
            <text:p>C11EB852</text:p>
          </table:table-cell>
          <table:table-cell office:value-type="string">
            <text:p>4489F052</text:p>
          </table:table-cell>
          <table:table-cell office:value-type="float" office:value="43300000">
            <text:p>433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3F</text:p>
          </table:table-cell>
          <table:table-cell office:value-type="string">
            <text:p>Waterfall Cave</text:p>
          </table:table-cell>
          <table:table-cell office:value-type="string">
            <text:p>Level 1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1E+015">
            <text:p>6430310000000000</text:p>
          </table:table-cell>
          <table:table-cell office:value-type="float" office:value="6.43031E+015">
            <text:p>6430310000000000</text:p>
          </table:table-cell>
          <table:table-cell office:value-type="string">
            <text:p>6430312D74626F782D33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107">
            <text:p>0107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8014CD</text:p>
          </table:table-cell>
          <table:table-cell office:value-type="string">
            <text:p>C11EB852</text:p>
          </table:table-cell>
          <table:table-cell office:value-type="string">
            <text:p>44236FAE</text:p>
          </table:table-cell>
          <table:table-cell office:value-type="float" office:value="42800000">
            <text:p>428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0">
            <text:p>0040</text:p>
          </table:table-cell>
          <table:table-cell office:value-type="string">
            <text:p>Waterfall Cave</text:p>
          </table:table-cell>
          <table:table-cell office:value-type="string">
            <text:p>Level 1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1E+015">
            <text:p>6430310000000000</text:p>
          </table:table-cell>
          <table:table-cell office:value-type="float" office:value="6.43031E+015">
            <text:p>6430310000000000</text:p>
          </table:table-cell>
          <table:table-cell office:value-type="string">
            <text:p>6430312D74626F782D34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3">
            <text:p>0003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20D31F9</text:p>
          </table:table-cell>
          <table:table-cell office:value-type="string">
            <text:p>C3E2DEB8</text:p>
          </table:table-cell>
          <table:table-cell office:value-type="string">
            <text:p>C5220429</text:p>
          </table:table-cell>
          <table:table-cell office:value-type="string">
            <text:p>C32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1">
            <text:p>0041</text:p>
          </table:table-cell>
          <table:table-cell office:value-type="string">
            <text:p>Waterfall Cave</text:p>
          </table:table-cell>
          <table:table-cell office:value-type="string">
            <text:p>Level 1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1E+015">
            <text:p>6430310000000000</text:p>
          </table:table-cell>
          <table:table-cell office:value-type="float" office:value="6.43031E+015">
            <text:p>6430310000000000</text:p>
          </table:table-cell>
          <table:table-cell office:value-type="string">
            <text:p>6430312D74626F782D35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float" office:value="64">
            <text:p>0064</text:p>
          </table:table-cell>
          <table:table-cell office:value-type="float" office:value="0">
            <text:p>0000</text:p>
          </table:table-cell>
          <table:table-cell office:value-type="string">
            <text:p>42E1F8D5</text:p>
          </table:table-cell>
          <table:table-cell office:value-type="string">
            <text:p>4010A3D7</text:p>
          </table:table-cell>
          <table:table-cell office:value-type="string">
            <text:p>C3C6BD50</text:p>
          </table:table-cell>
          <table:table-cell office:value-type="string">
            <text:p>C323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2">
            <text:p>0042</text:p>
          </table:table-cell>
          <table:table-cell office:value-type="string">
            <text:p>Alexandria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0320000000000</text:p>
          </table:table-cell>
          <table:table-cell office:value-type="string">
            <text:p>6D30322D7475626F2D31000000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08">
            <text:p>0108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42DE23D</text:p>
          </table:table-cell>
          <table:table-cell office:value-type="string">
            <text:p>C1A00000</text:p>
          </table:table-cell>
          <table:table-cell office:value-type="string">
            <text:p>4270173F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3">
            <text:p>0043</text:p>
          </table:table-cell>
          <table:table-cell office:value-type="string">
            <text:p>Alexandria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0320000000000</text:p>
          </table:table-cell>
          <table:table-cell office:value-type="string">
            <text:p>6D30322D7475626F2D32000000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42DE23D</text:p>
          </table:table-cell>
          <table:table-cell office:value-type="string">
            <text:p>C1A00000</text:p>
          </table:table-cell>
          <table:table-cell office:value-type="string">
            <text:p>4298C2EB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4">
            <text:p>0044</text:p>
          </table:table-cell>
          <table:table-cell office:value-type="string">
            <text:p>Alexandria</text:p>
          </table:table-cell>
          <table:table-cell office:value-type="string">
            <text:p>Inn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20000000000</text:p>
          </table:table-cell>
          <table:table-cell office:value-type="string">
            <text:p>6D30326930310000</text:p>
          </table:table-cell>
          <table:table-cell office:value-type="string">
            <text:p>6D30326930312D626F6F6B2D31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FD9C29</text:p>
          </table:table-cell>
          <table:table-cell office:value-type="string">
            <text:p>BDE147AE</text:p>
          </table:table-cell>
          <table:table-cell office:value-type="string">
            <text:p>41A803B0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5">
            <text:p>0045</text:p>
          </table:table-cell>
          <table:table-cell office:value-type="string">
            <text:p>Alexandria</text:p>
          </table:table-cell>
          <table:table-cell office:value-type="string">
            <text:p>South House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20000000000</text:p>
          </table:table-cell>
          <table:table-cell office:value-type="string">
            <text:p>6D30326930320000</text:p>
          </table:table-cell>
          <table:table-cell office:value-type="string">
            <text:p>6D30326930322D7475626F2D31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AD6F76</text:p>
          </table:table-cell>
          <table:table-cell office:value-type="float" office:value="0">
            <text:p>00000000</text:p>
          </table:table-cell>
          <table:table-cell office:value-type="string">
            <text:p>42A45CD3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6">
            <text:p>0046</text:p>
          </table:table-cell>
          <table:table-cell office:value-type="string">
            <text:p>Alexandria</text:p>
          </table:table-cell>
          <table:table-cell office:value-type="string">
            <text:p>South House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20000000000</text:p>
          </table:table-cell>
          <table:table-cell office:value-type="string">
            <text:p>6D30326930320000</text:p>
          </table:table-cell>
          <table:table-cell office:value-type="string">
            <text:p>6D30326930322D7475626F2D32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0F7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D20000</text:p>
          </table:table-cell>
          <table:table-cell office:value-type="float" office:value="0">
            <text:p>00000000</text:p>
          </table:table-cell>
          <table:table-cell office:value-type="string">
            <text:p>42A46B85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7">
            <text:p>0047</text:p>
          </table:table-cell>
          <table:table-cell office:value-type="string">
            <text:p>Alexandria</text:p>
          </table:table-cell>
          <table:table-cell office:value-type="string">
            <text:p>South House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20000000000</text:p>
          </table:table-cell>
          <table:table-cell office:value-type="string">
            <text:p>6D30326930320000</text:p>
          </table:table-cell>
          <table:table-cell office:value-type="string">
            <text:p>6D30326930322D74616E73312D310000</text:p>
          </table:table-cell>
          <table:table-cell office:value-type="float" office:value="22">
            <text:p>0022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string">
            <text:p>000B</text:p>
          </table:table-cell>
          <table:table-cell office:value-type="float" office:value="0">
            <text:p>0000</text:p>
          </table:table-cell>
          <table:table-cell office:value-type="string">
            <text:p>C30B91EC</text:p>
          </table:table-cell>
          <table:table-cell office:value-type="float" office:value="0">
            <text:p>00000000</text:p>
          </table:table-cell>
          <table:table-cell office:value-type="string">
            <text:p>C2E072B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8">
            <text:p>0048</text:p>
          </table:table-cell>
          <table:table-cell office:value-type="string">
            <text:p>Alexandria</text:p>
          </table:table-cell>
          <table:table-cell office:value-type="string">
            <text:p>South House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20000000000</text:p>
          </table:table-cell>
          <table:table-cell office:value-type="string">
            <text:p>6D30326930320000</text:p>
          </table:table-cell>
          <table:table-cell office:value-type="string">
            <text:p>6D30326930322D74616E73312D320000</text:p>
          </table:table-cell>
          <table:table-cell office:value-type="float" office:value="22">
            <text:p>0022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2B251F</text:p>
          </table:table-cell>
          <table:table-cell office:value-type="float" office:value="0">
            <text:p>00000000</text:p>
          </table:table-cell>
          <table:table-cell office:value-type="string">
            <text:p>C2E070A4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9">
            <text:p>0049</text:p>
          </table:table-cell>
          <table:table-cell office:value-type="string">
            <text:p>Alexandria</text:p>
          </table:table-cell>
          <table:table-cell office:value-type="string">
            <text:p>East House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20000000000</text:p>
          </table:table-cell>
          <table:table-cell office:value-type="string">
            <text:p>6D30326930340000</text:p>
          </table:table-cell>
          <table:table-cell office:value-type="string">
            <text:p>6D30326930342D74616E73312D310000</text:p>
          </table:table-cell>
          <table:table-cell office:value-type="float" office:value="22">
            <text:p>0022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float" office:value="107">
            <text:p>0107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2DFC72B</text:p>
          </table:table-cell>
          <table:table-cell office:value-type="float" office:value="0">
            <text:p>00000000</text:p>
          </table:table-cell>
          <table:table-cell office:value-type="string">
            <text:p>42A76D91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4A</text:p>
          </table:table-cell>
          <table:table-cell office:value-type="string">
            <text:p>Alexandria</text:p>
          </table:table-cell>
          <table:table-cell office:value-type="string">
            <text:p>East House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20000000000</text:p>
          </table:table-cell>
          <table:table-cell office:value-type="string">
            <text:p>6D30326930340000</text:p>
          </table:table-cell>
          <table:table-cell office:value-type="string">
            <text:p>6D30326930342D74616E73312D320000</text:p>
          </table:table-cell>
          <table:table-cell office:value-type="float" office:value="22">
            <text:p>0022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E330A4</text:p>
          </table:table-cell>
          <table:table-cell office:value-type="float" office:value="0">
            <text:p>00000000</text:p>
          </table:table-cell>
          <table:table-cell office:value-type="string">
            <text:p>42A76D36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4B</text:p>
          </table:table-cell>
          <table:table-cell office:value-type="string">
            <text:p>Alexandria</text:p>
          </table:table-cell>
          <table:table-cell office:value-type="string">
            <text:p>Albert Manor: 1st Floor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20000000000</text:p>
          </table:table-cell>
          <table:table-cell office:value-type="string">
            <text:p>6D30326930350000</text:p>
          </table:table-cell>
          <table:table-cell office:value-type="string">
            <text:p>6D30326930352D74616E73322D310000</text:p>
          </table:table-cell>
          <table:table-cell office:value-type="float" office:value="23">
            <text:p>0023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6CC7AE</text:p>
          </table:table-cell>
          <table:table-cell office:value-type="float" office:value="0">
            <text:p>00000000</text:p>
          </table:table-cell>
          <table:table-cell office:value-type="string">
            <text:p>4135075F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4C</text:p>
          </table:table-cell>
          <table:table-cell office:value-type="string">
            <text:p>Alexandria</text:p>
          </table:table-cell>
          <table:table-cell office:value-type="string">
            <text:p>Albert Manor: 2nd Floor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20000000000</text:p>
          </table:table-cell>
          <table:table-cell office:value-type="string">
            <text:p>6D30326930350000</text:p>
          </table:table-cell>
          <table:table-cell office:value-type="string">
            <text:p>6D30326930352D74616E73322D320000</text:p>
          </table:table-cell>
          <table:table-cell office:value-type="float" office:value="23">
            <text:p>0023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float" office:value="66">
            <text:p>0066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9BC333</text:p>
          </table:table-cell>
          <table:table-cell office:value-type="string">
            <text:p>42D20000</text:p>
          </table:table-cell>
          <table:table-cell office:value-type="string">
            <text:p>C33D9BA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4D</text:p>
          </table:table-cell>
          <table:table-cell office:value-type="string">
            <text:p>Alexandria</text:p>
          </table:table-cell>
          <table:table-cell office:value-type="string">
            <text:p>Albert Manor: 2nd Floor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20000000000</text:p>
          </table:table-cell>
          <table:table-cell office:value-type="string">
            <text:p>6D30326930350000</text:p>
          </table:table-cell>
          <table:table-cell office:value-type="string">
            <text:p>6D30326930352D74616E73322D330000</text:p>
          </table:table-cell>
          <table:table-cell office:value-type="float" office:value="23">
            <text:p>0023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8C9979</text:p>
          </table:table-cell>
          <table:table-cell office:value-type="string">
            <text:p>42D20000</text:p>
          </table:table-cell>
          <table:table-cell office:value-type="string">
            <text:p>C33D9BA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4E</text:p>
          </table:table-cell>
          <table:table-cell office:value-type="string">
            <text:p>Alexandria</text:p>
          </table:table-cell>
          <table:table-cell office:value-type="string">
            <text:p>Albert Manor: 3rd Floor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20000000000</text:p>
          </table:table-cell>
          <table:table-cell office:value-type="string">
            <text:p>6D30326930350000</text:p>
          </table:table-cell>
          <table:table-cell office:value-type="string">
            <text:p>6D30326930352D74616E73322D340000</text:p>
          </table:table-cell>
          <table:table-cell office:value-type="float" office:value="23">
            <text:p>0023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41E8B4</text:p>
          </table:table-cell>
          <table:table-cell office:value-type="float" office:value="43390000">
            <text:p>43390000</text:p>
          </table:table-cell>
          <table:table-cell office:value-type="string">
            <text:p>C285999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4F</text:p>
          </table:table-cell>
          <table:table-cell office:value-type="string">
            <text:p>Alexandria</text:p>
          </table:table-cell>
          <table:table-cell office:value-type="string">
            <text:p>Albert Manor: 3rd Floor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20000000000</text:p>
          </table:table-cell>
          <table:table-cell office:value-type="string">
            <text:p>6D30326930350000</text:p>
          </table:table-cell>
          <table:table-cell office:value-type="string">
            <text:p>6D30326930352D74616E73312D310000</text:p>
          </table:table-cell>
          <table:table-cell office:value-type="float" office:value="22">
            <text:p>0022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float" office:value="78">
            <text:p>0078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23D581</text:p>
          </table:table-cell>
          <table:table-cell office:value-type="float" office:value="43390000">
            <text:p>43390000</text:p>
          </table:table-cell>
          <table:table-cell office:value-type="string">
            <text:p>C284656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50">
            <text:p>0050</text:p>
          </table:table-cell>
          <table:table-cell office:value-type="string">
            <text:p>Alexandria</text:p>
          </table:table-cell>
          <table:table-cell office:value-type="string">
            <text:p>Albert Manor: 2nd Floor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20000000000</text:p>
          </table:table-cell>
          <table:table-cell office:value-type="string">
            <text:p>6D30326930350000</text:p>
          </table:table-cell>
          <table:table-cell office:value-type="string">
            <text:p>6D30326930352D626F6F6B2D31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AB0B64</text:p>
          </table:table-cell>
          <table:table-cell office:value-type="string">
            <text:p>42D20000</text:p>
          </table:table-cell>
          <table:table-cell office:value-type="string">
            <text:p>C33CB4BC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51">
            <text:p>0051</text:p>
          </table:table-cell>
          <table:table-cell office:value-type="string">
            <text:p>Alexandria</text:p>
          </table:table-cell>
          <table:table-cell office:value-type="string">
            <text:p>Albert Manor: 2nd Floor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20000000000</text:p>
          </table:table-cell>
          <table:table-cell office:value-type="string">
            <text:p>6D30326930350000</text:p>
          </table:table-cell>
          <table:table-cell office:value-type="string">
            <text:p>6D30326930352D626F6F6B2D32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BA9C29</text:p>
          </table:table-cell>
          <table:table-cell office:value-type="string">
            <text:p>42D20000</text:p>
          </table:table-cell>
          <table:table-cell office:value-type="string">
            <text:p>C33CB4BC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52">
            <text:p>0052</text:p>
          </table:table-cell>
          <table:table-cell office:value-type="string">
            <text:p>Alexandria</text:p>
          </table:table-cell>
          <table:table-cell office:value-type="string">
            <text:p>Albert Manor: 1st Floor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20000000000</text:p>
          </table:table-cell>
          <table:table-cell office:value-type="string">
            <text:p>6D30326930350000</text:p>
          </table:table-cell>
          <table:table-cell office:value-type="string">
            <text:p>6D30326930352D7475626F2D31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29">
            <text:p>0129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7C8560</text:p>
          </table:table-cell>
          <table:table-cell office:value-type="float" office:value="0">
            <text:p>00000000</text:p>
          </table:table-cell>
          <table:table-cell office:value-type="string">
            <text:p>C33D64DD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53">
            <text:p>0053</text:p>
          </table:table-cell>
          <table:table-cell office:value-type="string">
            <text:p>Alexandria</text:p>
          </table:table-cell>
          <table:table-cell office:value-type="string">
            <text:p>Albert Manor: 1st Floor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20000000000</text:p>
          </table:table-cell>
          <table:table-cell office:value-type="string">
            <text:p>6D30326930350000</text:p>
          </table:table-cell>
          <table:table-cell office:value-type="string">
            <text:p>6D30326930352D7475626F2D32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float" office:value="5">
            <text:p>0005</text:p>
          </table:table-cell>
          <table:table-cell office:value-type="float" office:value="0">
            <text:p>0000</text:p>
          </table:table-cell>
          <table:table-cell office:value-type="string">
            <text:p>C367DF3B</text:p>
          </table:table-cell>
          <table:table-cell office:value-type="float" office:value="0">
            <text:p>00000000</text:p>
          </table:table-cell>
          <table:table-cell office:value-type="string">
            <text:p>C33D64DD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54">
            <text:p>0054</text:p>
          </table:table-cell>
          <table:table-cell office:value-type="string">
            <text:p>Alexandria</text:p>
          </table:table-cell>
          <table:table-cell office:value-type="string">
            <text:p>Albert Manor: 3rd Floor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20000000000</text:p>
          </table:table-cell>
          <table:table-cell office:value-type="string">
            <text:p>6D30326930350000</text:p>
          </table:table-cell>
          <table:table-cell office:value-type="string">
            <text:p>6D30326930352D7475626F2D33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8370E5</text:p>
          </table:table-cell>
          <table:table-cell office:value-type="float" office:value="43390000">
            <text:p>43390000</text:p>
          </table:table-cell>
          <table:table-cell office:value-type="string">
            <text:p>C3147E35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55">
            <text:p>0055</text:p>
          </table:table-cell>
          <table:table-cell office:value-type="string">
            <text:p>Alexandria</text:p>
          </table:table-cell>
          <table:table-cell office:value-type="string">
            <text:p>Albert Manor: 3rd Floor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20000000000</text:p>
          </table:table-cell>
          <table:table-cell office:value-type="string">
            <text:p>6D30326930350000</text:p>
          </table:table-cell>
          <table:table-cell office:value-type="string">
            <text:p>6D3032693035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836A1D</text:p>
          </table:table-cell>
          <table:table-cell office:value-type="float" office:value="43390000">
            <text:p>43390000</text:p>
          </table:table-cell>
          <table:table-cell office:value-type="string">
            <text:p>C328B1A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56">
            <text:p>0056</text:p>
          </table:table-cell>
          <table:table-cell office:value-type="string">
            <text:p>Alexandria</text:p>
          </table:table-cell>
          <table:table-cell office:value-type="string">
            <text:p>Albert Manor: 3rd Floor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20000000000</text:p>
          </table:table-cell>
          <table:table-cell office:value-type="string">
            <text:p>6D30326930350000</text:p>
          </table:table-cell>
          <table:table-cell office:value-type="string">
            <text:p>6D30326930352D746172752D32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3">
            <text:p>0113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5C9AE1</text:p>
          </table:table-cell>
          <table:table-cell office:value-type="float" office:value="43390000">
            <text:p>43390000</text:p>
          </table:table-cell>
          <table:table-cell office:value-type="string">
            <text:p>C3142F5C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57">
            <text:p>0057</text:p>
          </table:table-cell>
          <table:table-cell office:value-type="string">
            <text:p>Alexandria</text:p>
          </table:table-cell>
          <table:table-cell office:value-type="string">
            <text:p>Albert Manor: 3rd Floor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20000000000</text:p>
          </table:table-cell>
          <table:table-cell office:value-type="string">
            <text:p>6D30326930350000</text:p>
          </table:table-cell>
          <table:table-cell office:value-type="string">
            <text:p>6D30326930352D746172752D33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5C9AE1</text:p>
          </table:table-cell>
          <table:table-cell office:value-type="float" office:value="43390000">
            <text:p>43390000</text:p>
          </table:table-cell>
          <table:table-cell office:value-type="string">
            <text:p>C303B26F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58">
            <text:p>0058</text:p>
          </table:table-cell>
          <table:table-cell office:value-type="string">
            <text:p>Alexandria</text:p>
          </table:table-cell>
          <table:table-cell office:value-type="string">
            <text:p>Albert Manor: 3rd Floor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20000000000</text:p>
          </table:table-cell>
          <table:table-cell office:value-type="string">
            <text:p>6D30326930350000</text:p>
          </table:table-cell>
          <table:table-cell office:value-type="string">
            <text:p>6D30326930352D746172752D34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float" office:value="12">
            <text:p>0012</text:p>
          </table:table-cell>
          <table:table-cell office:value-type="float" office:value="0">
            <text:p>0000</text:p>
          </table:table-cell>
          <table:table-cell office:value-type="string">
            <text:p>C35C9AA0</text:p>
          </table:table-cell>
          <table:table-cell office:value-type="float" office:value="43390000">
            <text:p>43390000</text:p>
          </table:table-cell>
          <table:table-cell office:value-type="string">
            <text:p>C25A5BD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59">
            <text:p>0059</text:p>
          </table:table-cell>
          <table:table-cell office:value-type="string">
            <text:p>Alexandria</text:p>
          </table:table-cell>
          <table:table-cell office:value-type="string">
            <text:p>Albert Manor: 3rd Floor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20000000000</text:p>
          </table:table-cell>
          <table:table-cell office:value-type="string">
            <text:p>6D30326930350000</text:p>
          </table:table-cell>
          <table:table-cell office:value-type="string">
            <text:p>6D30326930352D746172752D35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5C9AA0</text:p>
          </table:table-cell>
          <table:table-cell office:value-type="float" office:value="43390000">
            <text:p>43390000</text:p>
          </table:table-cell>
          <table:table-cell office:value-type="string">
            <text:p>C1DB886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5A</text:p>
          </table:table-cell>
          <table:table-cell office:value-type="string">
            <text:p>Alexandria</text:p>
          </table:table-cell>
          <table:table-cell office:value-type="string">
            <text:p>Albert Manor: 3rd Floor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20000000000</text:p>
          </table:table-cell>
          <table:table-cell office:value-type="string">
            <text:p>6D30326930350000</text:p>
          </table:table-cell>
          <table:table-cell office:value-type="string">
            <text:p>6D30326930352D746172752D36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5C9AA0</text:p>
          </table:table-cell>
          <table:table-cell office:value-type="float" office:value="43390000">
            <text:p>43390000</text:p>
          </table:table-cell>
          <table:table-cell office:value-type="string">
            <text:p>C130B021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5B</text:p>
          </table:table-cell>
          <table:table-cell office:value-type="string">
            <text:p>Alexandria</text:p>
          </table:table-cell>
          <table:table-cell office:value-type="string">
            <text:p>Albert Manor: 3rd Floor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20000000000</text:p>
          </table:table-cell>
          <table:table-cell office:value-type="string">
            <text:p>6D30326930350000</text:p>
          </table:table-cell>
          <table:table-cell office:value-type="string">
            <text:p>6D30326930352D746172752D37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5C9AE1</text:p>
          </table:table-cell>
          <table:table-cell office:value-type="float" office:value="43390000">
            <text:p>43390000</text:p>
          </table:table-cell>
          <table:table-cell office:value-type="string">
            <text:p>42D64BC7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5C</text:p>
          </table:table-cell>
          <table:table-cell office:value-type="string">
            <text:p>Alexandria</text:p>
          </table:table-cell>
          <table:table-cell office:value-type="string">
            <text:p>Albert Manor: 3rd Floor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20000000000</text:p>
          </table:table-cell>
          <table:table-cell office:value-type="string">
            <text:p>6D30326930350000</text:p>
          </table:table-cell>
          <table:table-cell office:value-type="string">
            <text:p>6D30326930352D746172752D38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0F9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5C9AE1</text:p>
          </table:table-cell>
          <table:table-cell office:value-type="float" office:value="43390000">
            <text:p>43390000</text:p>
          </table:table-cell>
          <table:table-cell office:value-type="string">
            <text:p>42F9F1A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5D</text:p>
          </table:table-cell>
          <table:table-cell office:value-type="string">
            <text:p>Tower of Alexandra</text:p>
          </table:table-cell>
          <table:table-cell office:value-type="string">
            <text:p>Level 4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43031E+015">
            <text:p>7430310000000000</text:p>
          </table:table-cell>
          <table:table-cell office:value-type="float" office:value="7.43031693033E+015">
            <text:p>7430316930330000</text:p>
          </table:table-cell>
          <table:table-cell office:value-type="string">
            <text:p>7430316930332D7475626F2D31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10D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19E8E56</text:p>
          </table:table-cell>
          <table:table-cell office:value-type="string">
            <text:p>42F00000</text:p>
          </table:table-cell>
          <table:table-cell office:value-type="string">
            <text:p>C391FC4A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5E</text:p>
          </table:table-cell>
          <table:table-cell office:value-type="string">
            <text:p>Tower of Alexandra</text:p>
          </table:table-cell>
          <table:table-cell office:value-type="string">
            <text:p>Level 4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43031E+015">
            <text:p>7430310000000000</text:p>
          </table:table-cell>
          <table:table-cell office:value-type="float" office:value="7.43031693033E+015">
            <text:p>7430316930330000</text:p>
          </table:table-cell>
          <table:table-cell office:value-type="string">
            <text:p>7430316930332D7475626F2D32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float" office:value="42193368">
            <text:p>42193368</text:p>
          </table:table-cell>
          <table:table-cell office:value-type="string">
            <text:p>42F00000</text:p>
          </table:table-cell>
          <table:table-cell office:value-type="string">
            <text:p>C391FC4A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5F</text:p>
          </table:table-cell>
          <table:table-cell office:value-type="string">
            <text:p>Tower of Alexandra</text:p>
          </table:table-cell>
          <table:table-cell office:value-type="string">
            <text:p>Level 4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43031E+015">
            <text:p>7430310000000000</text:p>
          </table:table-cell>
          <table:table-cell office:value-type="float" office:value="7.43031693033E+015">
            <text:p>7430316930330000</text:p>
          </table:table-cell>
          <table:table-cell office:value-type="string">
            <text:p>743031693033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19E8F5C</text:p>
          </table:table-cell>
          <table:table-cell office:value-type="string">
            <text:p>42F00000</text:p>
          </table:table-cell>
          <table:table-cell office:value-type="string">
            <text:p>43922C4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60">
            <text:p>0060</text:p>
          </table:table-cell>
          <table:table-cell office:value-type="string">
            <text:p>Tower of Alexandra</text:p>
          </table:table-cell>
          <table:table-cell office:value-type="string">
            <text:p>Level 4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43031E+015">
            <text:p>7430310000000000</text:p>
          </table:table-cell>
          <table:table-cell office:value-type="float" office:value="7.43031693033E+015">
            <text:p>7430316930330000</text:p>
          </table:table-cell>
          <table:table-cell office:value-type="string">
            <text:p>7430316930332D746172752D32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0F7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21F7190</text:p>
          </table:table-cell>
          <table:table-cell office:value-type="string">
            <text:p>42F00000</text:p>
          </table:table-cell>
          <table:table-cell office:value-type="string">
            <text:p>43922C4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61">
            <text:p>0061</text:p>
          </table:table-cell>
          <table:table-cell office:value-type="string">
            <text:p>Tower of Alexandra</text:p>
          </table:table-cell>
          <table:table-cell office:value-type="string">
            <text:p>Level 6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43031E+015">
            <text:p>7430310000000000</text:p>
          </table:table-cell>
          <table:table-cell office:value-type="float" office:value="7.43031693033E+015">
            <text:p>7430316930330000</text:p>
          </table:table-cell>
          <table:table-cell office:value-type="string">
            <text:p>7430316930332D7475626F2D33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0F8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3200000">
            <text:p>43200000</text:p>
          </table:table-cell>
          <table:table-cell office:value-type="string">
            <text:p>43B40000</text:p>
          </table:table-cell>
          <table:table-cell office:value-type="float" office:value="42700000">
            <text:p>42700000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62">
            <text:p>0062</text:p>
          </table:table-cell>
          <table:table-cell office:value-type="string">
            <text:p>Tower of Alexandra</text:p>
          </table:table-cell>
          <table:table-cell office:value-type="string">
            <text:p>Level 6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43031E+015">
            <text:p>7430310000000000</text:p>
          </table:table-cell>
          <table:table-cell office:value-type="float" office:value="7.43031693033E+015">
            <text:p>7430316930330000</text:p>
          </table:table-cell>
          <table:table-cell office:value-type="string">
            <text:p>7430316930332D74626F782D31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009E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200000</text:p>
          </table:table-cell>
          <table:table-cell office:value-type="string">
            <text:p>43B40000</text:p>
          </table:table-cell>
          <table:table-cell office:value-type="float" office:value="42700000">
            <text:p>42700000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63">
            <text:p>0063</text:p>
          </table:table-cell>
          <table:table-cell office:value-type="string">
            <text:p>Tower of Alexandra</text:p>
          </table:table-cell>
          <table:table-cell office:value-type="string">
            <text:p>Storeroom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43031E+015">
            <text:p>7430310000000000</text:p>
          </table:table-cell>
          <table:table-cell office:value-type="float" office:value="7.43031693038E+015">
            <text:p>7430316930380000</text:p>
          </table:table-cell>
          <table:table-cell office:value-type="string">
            <text:p>743031693038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0F7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AE0000</text:p>
          </table:table-cell>
          <table:table-cell office:value-type="float" office:value="0">
            <text:p>00000000</text:p>
          </table:table-cell>
          <table:table-cell office:value-type="string">
            <text:p>C2B0E6CF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64">
            <text:p>0064</text:p>
          </table:table-cell>
          <table:table-cell office:value-type="string">
            <text:p>Tower of Alexandra</text:p>
          </table:table-cell>
          <table:table-cell office:value-type="string">
            <text:p>Storeroom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43031E+015">
            <text:p>7430310000000000</text:p>
          </table:table-cell>
          <table:table-cell office:value-type="float" office:value="7.43031693038E+015">
            <text:p>7430316930380000</text:p>
          </table:table-cell>
          <table:table-cell office:value-type="string">
            <text:p>7430316930382D746172752D32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860000</text:p>
          </table:table-cell>
          <table:table-cell office:value-type="float" office:value="0">
            <text:p>00000000</text:p>
          </table:table-cell>
          <table:table-cell office:value-type="string">
            <text:p>C2B0E6CF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65">
            <text:p>0065</text:p>
          </table:table-cell>
          <table:table-cell office:value-type="string">
            <text:p>Tower of Alexandra</text:p>
          </table:table-cell>
          <table:table-cell office:value-type="string">
            <text:p>Storeroom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43031E+015">
            <text:p>7430310000000000</text:p>
          </table:table-cell>
          <table:table-cell office:value-type="float" office:value="7.43031693038E+015">
            <text:p>7430316930380000</text:p>
          </table:table-cell>
          <table:table-cell office:value-type="string">
            <text:p>7430316930382D746172752D33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string">
            <text:p>000B</text:p>
          </table:table-cell>
          <table:table-cell office:value-type="float" office:value="0">
            <text:p>0000</text:p>
          </table:table-cell>
          <table:table-cell office:value-type="string">
            <text:p>C23C0000</text:p>
          </table:table-cell>
          <table:table-cell office:value-type="float" office:value="0">
            <text:p>00000000</text:p>
          </table:table-cell>
          <table:table-cell office:value-type="string">
            <text:p>C2B0E6CF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66">
            <text:p>0066</text:p>
          </table:table-cell>
          <table:table-cell office:value-type="string">
            <text:p>Tower of Alexandra</text:p>
          </table:table-cell>
          <table:table-cell office:value-type="string">
            <text:p>Storeroom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43031E+015">
            <text:p>7430310000000000</text:p>
          </table:table-cell>
          <table:table-cell office:value-type="float" office:value="7.43031693038E+015">
            <text:p>7430316930380000</text:p>
          </table:table-cell>
          <table:table-cell office:value-type="string">
            <text:p>7430316930382D746172752D34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1D80000</text:p>
          </table:table-cell>
          <table:table-cell office:value-type="float" office:value="0">
            <text:p>00000000</text:p>
          </table:table-cell>
          <table:table-cell office:value-type="string">
            <text:p>C2B0E6CF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67">
            <text:p>0067</text:p>
          </table:table-cell>
          <table:table-cell office:value-type="string">
            <text:p>Tower of Alexandra</text:p>
          </table:table-cell>
          <table:table-cell office:value-type="string">
            <text:p>Storeroom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43031E+015">
            <text:p>7430310000000000</text:p>
          </table:table-cell>
          <table:table-cell office:value-type="float" office:value="7.43031693038E+015">
            <text:p>7430316930380000</text:p>
          </table:table-cell>
          <table:table-cell office:value-type="string">
            <text:p>7430316930382D746172752D35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0F9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0E00000</text:p>
          </table:table-cell>
          <table:table-cell office:value-type="float" office:value="0">
            <text:p>00000000</text:p>
          </table:table-cell>
          <table:table-cell office:value-type="string">
            <text:p>C2B0E6CF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68">
            <text:p>0068</text:p>
          </table:table-cell>
          <table:table-cell office:value-type="string">
            <text:p>Tower of Alexandra</text:p>
          </table:table-cell>
          <table:table-cell office:value-type="string">
            <text:p>Storeroom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43031E+015">
            <text:p>7430310000000000</text:p>
          </table:table-cell>
          <table:table-cell office:value-type="float" office:value="7.43031693038E+015">
            <text:p>7430316930380000</text:p>
          </table:table-cell>
          <table:table-cell office:value-type="string">
            <text:p>7430316930382D746172752D36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float" office:value="41500000">
            <text:p>41500000</text:p>
          </table:table-cell>
          <table:table-cell office:value-type="float" office:value="0">
            <text:p>00000000</text:p>
          </table:table-cell>
          <table:table-cell office:value-type="string">
            <text:p>C2B0E6CF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69">
            <text:p>0069</text:p>
          </table:table-cell>
          <table:table-cell office:value-type="string">
            <text:p>Tower of Alexandra</text:p>
          </table:table-cell>
          <table:table-cell office:value-type="string">
            <text:p>Storeroom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43031E+015">
            <text:p>7430310000000000</text:p>
          </table:table-cell>
          <table:table-cell office:value-type="float" office:value="7.43031693038E+015">
            <text:p>7430316930380000</text:p>
          </table:table-cell>
          <table:table-cell office:value-type="string">
            <text:p>7430316930382D746172752D37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AE0000</text:p>
          </table:table-cell>
          <table:table-cell office:value-type="float" office:value="0">
            <text:p>00000000</text:p>
          </table:table-cell>
          <table:table-cell office:value-type="string">
            <text:p>C288E6CF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6A</text:p>
          </table:table-cell>
          <table:table-cell office:value-type="string">
            <text:p>Tower of Alexandra</text:p>
          </table:table-cell>
          <table:table-cell office:value-type="string">
            <text:p>Storeroom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43031E+015">
            <text:p>7430310000000000</text:p>
          </table:table-cell>
          <table:table-cell office:value-type="float" office:value="7.43031693038E+015">
            <text:p>7430316930380000</text:p>
          </table:table-cell>
          <table:table-cell office:value-type="string">
            <text:p>7430316930382D746172752D38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860000</text:p>
          </table:table-cell>
          <table:table-cell office:value-type="float" office:value="0">
            <text:p>00000000</text:p>
          </table:table-cell>
          <table:table-cell office:value-type="string">
            <text:p>C288E6CF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6B</text:p>
          </table:table-cell>
          <table:table-cell office:value-type="string">
            <text:p>Tower of Alexandra</text:p>
          </table:table-cell>
          <table:table-cell office:value-type="string">
            <text:p>Storeroom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43031E+015">
            <text:p>7430310000000000</text:p>
          </table:table-cell>
          <table:table-cell office:value-type="float" office:value="7.43031693038E+015">
            <text:p>7430316930380000</text:p>
          </table:table-cell>
          <table:table-cell office:value-type="string">
            <text:p>7430316930382D7475626F2D31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float" office:value="16">
            <text:p>0016</text:p>
          </table:table-cell>
          <table:table-cell office:value-type="float" office:value="0">
            <text:p>0000</text:p>
          </table:table-cell>
          <table:table-cell office:value-type="string">
            <text:p>C23C0000</text:p>
          </table:table-cell>
          <table:table-cell office:value-type="float" office:value="0">
            <text:p>00000000</text:p>
          </table:table-cell>
          <table:table-cell office:value-type="string">
            <text:p>C288E66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6C</text:p>
          </table:table-cell>
          <table:table-cell office:value-type="string">
            <text:p>Tower of Alexandra</text:p>
          </table:table-cell>
          <table:table-cell office:value-type="string">
            <text:p>Storeroom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43031E+015">
            <text:p>7430310000000000</text:p>
          </table:table-cell>
          <table:table-cell office:value-type="float" office:value="7.43031693038E+015">
            <text:p>7430316930380000</text:p>
          </table:table-cell>
          <table:table-cell office:value-type="string">
            <text:p>7430316930382D74626F782D31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010E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2200000">
            <text:p>42200000</text:p>
          </table:table-cell>
          <table:table-cell office:value-type="float" office:value="0">
            <text:p>00000000</text:p>
          </table:table-cell>
          <table:table-cell office:value-type="string">
            <text:p>C2AC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6D</text:p>
          </table:table-cell>
          <table:table-cell office:value-type="string">
            <text:p>Port Prospect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0330000000000</text:p>
          </table:table-cell>
          <table:table-cell office:value-type="string">
            <text:p>6D30332D7475626F2D31000000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0">
            <text:p>0110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0EA2C1</text:p>
          </table:table-cell>
          <table:table-cell office:value-type="float" office:value="43450666">
            <text:p>43450666</text:p>
          </table:table-cell>
          <table:table-cell office:value-type="string">
            <text:p>439F7C4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6E</text:p>
          </table:table-cell>
          <table:table-cell office:value-type="string">
            <text:p>Port Prospect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0330000000000</text:p>
          </table:table-cell>
          <table:table-cell office:value-type="string">
            <text:p>6D30332D7475626F2D32000000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0C93D7</text:p>
          </table:table-cell>
          <table:table-cell office:value-type="float" office:value="43450666">
            <text:p>43450666</text:p>
          </table:table-cell>
          <table:table-cell office:value-type="string">
            <text:p>43A5E831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6F</text:p>
          </table:table-cell>
          <table:table-cell office:value-type="string">
            <text:p>Port Prospect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0330000000000</text:p>
          </table:table-cell>
          <table:table-cell office:value-type="string">
            <text:p>6D30332D7475626F2D33000000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0AAF1B</text:p>
          </table:table-cell>
          <table:table-cell office:value-type="float" office:value="43450666">
            <text:p>43450666</text:p>
          </table:table-cell>
          <table:table-cell office:value-type="string">
            <text:p>439F520C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70">
            <text:p>0070</text:p>
          </table:table-cell>
          <table:table-cell office:value-type="string">
            <text:p>Port Prospect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0330000000000</text:p>
          </table:table-cell>
          <table:table-cell office:value-type="string">
            <text:p>6D30332D746172752D31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0F7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1077CF</text:p>
          </table:table-cell>
          <table:table-cell office:value-type="float" office:value="43450666">
            <text:p>43450666</text:p>
          </table:table-cell>
          <table:table-cell office:value-type="string">
            <text:p>43B3545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71">
            <text:p>0071</text:p>
          </table:table-cell>
          <table:table-cell office:value-type="string">
            <text:p>Port Prospect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0330000000000</text:p>
          </table:table-cell>
          <table:table-cell office:value-type="string">
            <text:p>6D30332D746172752D32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0F5AC1</text:p>
          </table:table-cell>
          <table:table-cell office:value-type="float" office:value="43450666">
            <text:p>43450666</text:p>
          </table:table-cell>
          <table:table-cell office:value-type="string">
            <text:p>43ABA127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72">
            <text:p>0072</text:p>
          </table:table-cell>
          <table:table-cell office:value-type="string">
            <text:p>Port Prospect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0330000000000</text:p>
          </table:table-cell>
          <table:table-cell office:value-type="string">
            <text:p>6D30332D746172752D33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07">
            <text:p>0107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0B4581</text:p>
          </table:table-cell>
          <table:table-cell office:value-type="float" office:value="43450666">
            <text:p>43450666</text:p>
          </table:table-cell>
          <table:table-cell office:value-type="string">
            <text:p>43AD4D91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73">
            <text:p>0073</text:p>
          </table:table-cell>
          <table:table-cell office:value-type="string">
            <text:p>Port Prospect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0330000000000</text:p>
          </table:table-cell>
          <table:table-cell office:value-type="string">
            <text:p>6D30332D746172752D34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0C6D91</text:p>
          </table:table-cell>
          <table:table-cell office:value-type="float" office:value="43450666">
            <text:p>43450666</text:p>
          </table:table-cell>
          <table:table-cell office:value-type="string">
            <text:p>43B4E148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74">
            <text:p>0074</text:p>
          </table:table-cell>
          <table:table-cell office:value-type="string">
            <text:p>Port Prospect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0330000000000</text:p>
          </table:table-cell>
          <table:table-cell office:value-type="string">
            <text:p>6D30332D746172752D35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8AD560</text:p>
          </table:table-cell>
          <table:table-cell office:value-type="float" office:value="43450666">
            <text:p>43450666</text:p>
          </table:table-cell>
          <table:table-cell office:value-type="string">
            <text:p>405BA9D2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75">
            <text:p>0075</text:p>
          </table:table-cell>
          <table:table-cell office:value-type="string">
            <text:p>Port Prospect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0330000000000</text:p>
          </table:table-cell>
          <table:table-cell office:value-type="string">
            <text:p>6D30332D746172752D37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float" office:value="11">
            <text:p>0011</text:p>
          </table:table-cell>
          <table:table-cell office:value-type="float" office:value="0">
            <text:p>0000</text:p>
          </table:table-cell>
          <table:table-cell office:value-type="string">
            <text:p>439300A4</text:p>
          </table:table-cell>
          <table:table-cell office:value-type="float" office:value="43450666">
            <text:p>43450666</text:p>
          </table:table-cell>
          <table:table-cell office:value-type="string">
            <text:p>C0181DD2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76">
            <text:p>0076</text:p>
          </table:table-cell>
          <table:table-cell office:value-type="string">
            <text:p>Port Prospect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0330000000000</text:p>
          </table:table-cell>
          <table:table-cell office:value-type="string">
            <text:p>6D30332D746172752D38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float" office:value="43893333">
            <text:p>43893333</text:p>
          </table:table-cell>
          <table:table-cell office:value-type="float" office:value="43450666">
            <text:p>43450666</text:p>
          </table:table-cell>
          <table:table-cell office:value-type="string">
            <text:p>41A110CB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77">
            <text:p>0077</text:p>
          </table:table-cell>
          <table:table-cell office:value-type="string">
            <text:p>Port Prospect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0330000000000</text:p>
          </table:table-cell>
          <table:table-cell office:value-type="string">
            <text:p>6D30332D746172752D39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915E77</text:p>
          </table:table-cell>
          <table:table-cell office:value-type="float" office:value="43450666">
            <text:p>43450666</text:p>
          </table:table-cell>
          <table:table-cell office:value-type="float" office:value="41599168">
            <text:p>41599168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78">
            <text:p>0078</text:p>
          </table:table-cell>
          <table:table-cell office:value-type="string">
            <text:p>Port Prospect</text:p>
          </table:table-cell>
          <table:table-cell office:value-type="string">
            <text:p>Inn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30000000000</text:p>
          </table:table-cell>
          <table:table-cell office:value-type="string">
            <text:p>6D30336930310000</text:p>
          </table:table-cell>
          <table:table-cell office:value-type="string">
            <text:p>6D30336930312D626F6F6B2D31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018C4A</text:p>
          </table:table-cell>
          <table:table-cell office:value-type="float" office:value="0">
            <text:p>00000000</text:p>
          </table:table-cell>
          <table:table-cell office:value-type="string">
            <text:p>4298A320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79">
            <text:p>0079</text:p>
          </table:table-cell>
          <table:table-cell office:value-type="string">
            <text:p>Port Prospect</text:p>
          </table:table-cell>
          <table:table-cell office:value-type="string">
            <text:p>Inn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30000000000</text:p>
          </table:table-cell>
          <table:table-cell office:value-type="string">
            <text:p>6D30336930310000</text:p>
          </table:table-cell>
          <table:table-cell office:value-type="string">
            <text:p>6D30336930312D626F6F6B2D32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018C4A</text:p>
          </table:table-cell>
          <table:table-cell office:value-type="float" office:value="0">
            <text:p>00000000</text:p>
          </table:table-cell>
          <table:table-cell office:value-type="string">
            <text:p>4238A3BD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7A</text:p>
          </table:table-cell>
          <table:table-cell office:value-type="string">
            <text:p>Port Prospect</text:p>
          </table:table-cell>
          <table:table-cell office:value-type="string">
            <text:p>Inn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30000000000</text:p>
          </table:table-cell>
          <table:table-cell office:value-type="string">
            <text:p>6D30336930310000</text:p>
          </table:table-cell>
          <table:table-cell office:value-type="string">
            <text:p>6D30336930312D74616E73322D310000</text:p>
          </table:table-cell>
          <table:table-cell office:value-type="float" office:value="24">
            <text:p>0024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float" office:value="108">
            <text:p>0108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20A0F91</text:p>
          </table:table-cell>
          <table:table-cell office:value-type="float" office:value="0">
            <text:p>00000000</text:p>
          </table:table-cell>
          <table:table-cell office:value-type="string">
            <text:p>BEFA233A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7B</text:p>
          </table:table-cell>
          <table:table-cell office:value-type="string">
            <text:p>Ferry</text:p>
          </table:table-cell>
          <table:table-cell/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131E+015">
            <text:p>7331310000000000</text:p>
          </table:table-cell>
          <table:table-cell office:value-type="float" office:value="7.33131693031E+015">
            <text:p>7331316930310000</text:p>
          </table:table-cell>
          <table:table-cell office:value-type="string">
            <text:p>7331316930312D626F6F6B2D31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AC5581</text:p>
          </table:table-cell>
          <table:table-cell office:value-type="string">
            <text:p>C2C82C8B</text:p>
          </table:table-cell>
          <table:table-cell office:value-type="string">
            <text:p>C303B439</text:p>
          </table:table-cell>
          <table:table-cell office:value-type="string">
            <text:p>C11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7C</text:p>
          </table:table-cell>
          <table:table-cell office:value-type="string">
            <text:p>Ferry</text:p>
          </table:table-cell>
          <table:table-cell/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131E+015">
            <text:p>7331310000000000</text:p>
          </table:table-cell>
          <table:table-cell office:value-type="float" office:value="7.33131693031E+015">
            <text:p>7331316930310000</text:p>
          </table:table-cell>
          <table:table-cell office:value-type="string">
            <text:p>7331316930312D626F6F6B2D32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BDED0E</text:p>
          </table:table-cell>
          <table:table-cell office:value-type="string">
            <text:p>C2C81EB8</text:p>
          </table:table-cell>
          <table:table-cell office:value-type="string">
            <text:p>C2FD60C5</text:p>
          </table:table-cell>
          <table:table-cell office:value-type="string">
            <text:p>C11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7D</text:p>
          </table:table-cell>
          <table:table-cell office:value-type="string">
            <text:p>Ferry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131E+015">
            <text:p>7331310000000000</text:p>
          </table:table-cell>
          <table:table-cell office:value-type="float" office:value="7.33131693031E+015">
            <text:p>7331316930310000</text:p>
          </table:table-cell>
          <table:table-cell office:value-type="string">
            <text:p>7331316930312D74626F782D31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001E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401A3E7</text:p>
          </table:table-cell>
          <table:table-cell office:value-type="string">
            <text:p>C2C7D924</text:p>
          </table:table-cell>
          <table:table-cell office:value-type="string">
            <text:p>C2CB25E3</text:p>
          </table:table-cell>
          <table:table-cell office:value-type="string">
            <text:p>C1B8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7E</text:p>
          </table:table-cell>
          <table:table-cell office:value-type="string">
            <text:p>Ferry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131E+015">
            <text:p>7331310000000000</text:p>
          </table:table-cell>
          <table:table-cell office:value-type="float" office:value="7.33131693031E+015">
            <text:p>7331316930310000</text:p>
          </table:table-cell>
          <table:table-cell office:value-type="string">
            <text:p>7331316930312D7475626F2D31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string">
            <text:p>000A</text:p>
          </table:table-cell>
          <table:table-cell office:value-type="float" office:value="0">
            <text:p>0000</text:p>
          </table:table-cell>
          <table:table-cell office:value-type="string">
            <text:p>432830E5</text:p>
          </table:table-cell>
          <table:table-cell office:value-type="string">
            <text:p>C2C820C5</text:p>
          </table:table-cell>
          <table:table-cell office:value-type="string">
            <text:p>C2642DFA</text:p>
          </table:table-cell>
          <table:table-cell office:value-type="float" office:value="40800000">
            <text:p>408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7F</text:p>
          </table:table-cell>
          <table:table-cell office:value-type="string">
            <text:p>Ferry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131E+015">
            <text:p>7331310000000000</text:p>
          </table:table-cell>
          <table:table-cell office:value-type="float" office:value="7.33131693031E+015">
            <text:p>7331316930310000</text:p>
          </table:table-cell>
          <table:table-cell office:value-type="string">
            <text:p>7331316930312D7475626F2D32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20A474</text:p>
          </table:table-cell>
          <table:table-cell office:value-type="float" office:value="0">
            <text:p>00000000</text:p>
          </table:table-cell>
          <table:table-cell office:value-type="string">
            <text:p>C33373B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80">
            <text:p>0080</text:p>
          </table:table-cell>
          <table:table-cell office:value-type="string">
            <text:p>Ferry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131E+015">
            <text:p>7331310000000000</text:p>
          </table:table-cell>
          <table:table-cell office:value-type="float" office:value="7.33131693031E+015">
            <text:p>7331316930310000</text:p>
          </table:table-cell>
          <table:table-cell office:value-type="string">
            <text:p>7331316930312D7475626F2D33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20A474</text:p>
          </table:table-cell>
          <table:table-cell office:value-type="float" office:value="0">
            <text:p>00000000</text:p>
          </table:table-cell>
          <table:table-cell office:value-type="string">
            <text:p>C320ADD3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81">
            <text:p>0081</text:p>
          </table:table-cell>
          <table:table-cell office:value-type="string">
            <text:p>Ferry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131E+015">
            <text:p>7331310000000000</text:p>
          </table:table-cell>
          <table:table-cell office:value-type="float" office:value="7.33131693031E+015">
            <text:p>7331316930310000</text:p>
          </table:table-cell>
          <table:table-cell office:value-type="string">
            <text:p>7331316930312D7475626F2D34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0F7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33489A</text:p>
          </table:table-cell>
          <table:table-cell office:value-type="string">
            <text:p>BE0A8EB4</text:p>
          </table:table-cell>
          <table:table-cell office:value-type="string">
            <text:p>4336EF1B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82">
            <text:p>0082</text:p>
          </table:table-cell>
          <table:table-cell office:value-type="string">
            <text:p>Ferry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131E+015">
            <text:p>7331310000000000</text:p>
          </table:table-cell>
          <table:table-cell office:value-type="float" office:value="7.33131693031E+015">
            <text:p>7331316930310000</text:p>
          </table:table-cell>
          <table:table-cell office:value-type="string">
            <text:p>7331316930312D7475626F2D35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string">
            <text:p>000C</text:p>
          </table:table-cell>
          <table:table-cell office:value-type="float" office:value="0">
            <text:p>0000</text:p>
          </table:table-cell>
          <table:table-cell office:value-type="string">
            <text:p>C1CDBBCD</text:p>
          </table:table-cell>
          <table:table-cell office:value-type="float" office:value="0">
            <text:p>00000000</text:p>
          </table:table-cell>
          <table:table-cell office:value-type="string">
            <text:p>432531EC</text:p>
          </table:table-cell>
          <table:table-cell office:value-type="string">
            <text:p>C08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83">
            <text:p>0083</text:p>
          </table:table-cell>
          <table:table-cell office:value-type="string">
            <text:p>Ferry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131E+015">
            <text:p>7331310000000000</text:p>
          </table:table-cell>
          <table:table-cell office:value-type="float" office:value="7.33131693031E+015">
            <text:p>7331316930310000</text:p>
          </table:table-cell>
          <table:table-cell office:value-type="string">
            <text:p>7331316930312D7475626F2D36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10E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0FDCAC</text:p>
          </table:table-cell>
          <table:table-cell office:value-type="string">
            <text:p>BD82A455</text:p>
          </table:table-cell>
          <table:table-cell office:value-type="string">
            <text:p>C33BB1A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84">
            <text:p>0084</text:p>
          </table:table-cell>
          <table:table-cell office:value-type="string">
            <text:p>Ferry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131E+015">
            <text:p>7331310000000000</text:p>
          </table:table-cell>
          <table:table-cell office:value-type="float" office:value="7.33131693031E+015">
            <text:p>7331316930310000</text:p>
          </table:table-cell>
          <table:table-cell office:value-type="string">
            <text:p>7331316930312D7475626F2D37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2A1687</text:p>
          </table:table-cell>
          <table:table-cell office:value-type="float" office:value="0">
            <text:p>00000000</text:p>
          </table:table-cell>
          <table:table-cell office:value-type="string">
            <text:p>C32771AA</text:p>
          </table:table-cell>
          <table:table-cell office:value-type="string">
            <text:p>C08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85">
            <text:p>0085</text:p>
          </table:table-cell>
          <table:table-cell office:value-type="string">
            <text:p>Ferry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131E+015">
            <text:p>7331310000000000</text:p>
          </table:table-cell>
          <table:table-cell office:value-type="float" office:value="7.33131693031E+015">
            <text:p>7331316930310000</text:p>
          </table:table-cell>
          <table:table-cell office:value-type="string">
            <text:p>7331316930312D7475626F2D38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3BAC4A</text:p>
          </table:table-cell>
          <table:table-cell office:value-type="float" office:value="0">
            <text:p>00000000</text:p>
          </table:table-cell>
          <table:table-cell office:value-type="string">
            <text:p>C327C76D</text:p>
          </table:table-cell>
          <table:table-cell office:value-type="string">
            <text:p>C08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86">
            <text:p>0086</text:p>
          </table:table-cell>
          <table:table-cell office:value-type="string">
            <text:p>Ferry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131E+015">
            <text:p>7331310000000000</text:p>
          </table:table-cell>
          <table:table-cell office:value-type="float" office:value="7.33131693031E+015">
            <text:p>7331316930310000</text:p>
          </table:table-cell>
          <table:table-cell office:value-type="string">
            <text:p>7331316930312D7475626F2D39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3BB062</text:p>
          </table:table-cell>
          <table:table-cell office:value-type="float" office:value="0">
            <text:p>00000000</text:p>
          </table:table-cell>
          <table:table-cell office:value-type="string">
            <text:p>C3178625</text:p>
          </table:table-cell>
          <table:table-cell office:value-type="string">
            <text:p>C08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87">
            <text:p>0087</text:p>
          </table:table-cell>
          <table:table-cell office:value-type="string">
            <text:p>Ferry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131E+015">
            <text:p>7331310000000000</text:p>
          </table:table-cell>
          <table:table-cell office:value-type="float" office:value="7.33131693031E+015">
            <text:p>7331316930310000</text:p>
          </table:table-cell>
          <table:table-cell office:value-type="string">
            <text:p>733131693031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6D0C64</text:p>
          </table:table-cell>
          <table:table-cell office:value-type="string">
            <text:p>BE22D8C3</text:p>
          </table:table-cell>
          <table:table-cell office:value-type="string">
            <text:p>C3332873</text:p>
          </table:table-cell>
          <table:table-cell office:value-type="string">
            <text:p>C0A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88">
            <text:p>0088</text:p>
          </table:table-cell>
          <table:table-cell office:value-type="string">
            <text:p>Ferry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131E+015">
            <text:p>7331310000000000</text:p>
          </table:table-cell>
          <table:table-cell office:value-type="float" office:value="7.33131693031E+015">
            <text:p>7331316930310000</text:p>
          </table:table-cell>
          <table:table-cell office:value-type="string">
            <text:p>7331316930312D746172752D32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0F8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683BE7</text:p>
          </table:table-cell>
          <table:table-cell office:value-type="string">
            <text:p>BE22D8C3</text:p>
          </table:table-cell>
          <table:table-cell office:value-type="string">
            <text:p>C31FE6A8</text:p>
          </table:table-cell>
          <table:table-cell office:value-type="string">
            <text:p>C0A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89">
            <text:p>0089</text:p>
          </table:table-cell>
          <table:table-cell office:value-type="string">
            <text:p>Ferry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131E+015">
            <text:p>7331310000000000</text:p>
          </table:table-cell>
          <table:table-cell office:value-type="float" office:value="7.33131693031E+015">
            <text:p>7331316930310000</text:p>
          </table:table-cell>
          <table:table-cell office:value-type="string">
            <text:p>7331316930312D746172752D34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09C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3510000">
            <text:p>43510000</text:p>
          </table:table-cell>
          <table:table-cell office:value-type="float" office:value="0">
            <text:p>00000000</text:p>
          </table:table-cell>
          <table:table-cell office:value-type="string">
            <text:p>432A8D50</text:p>
          </table:table-cell>
          <table:table-cell office:value-type="string">
            <text:p>C0A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8A</text:p>
          </table:table-cell>
          <table:table-cell office:value-type="string">
            <text:p>Ferry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131E+015">
            <text:p>7331310000000000</text:p>
          </table:table-cell>
          <table:table-cell office:value-type="float" office:value="7.33131693031E+015">
            <text:p>7331316930310000</text:p>
          </table:table-cell>
          <table:table-cell office:value-type="string">
            <text:p>7331316930312D746172752D35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4E27F0</text:p>
          </table:table-cell>
          <table:table-cell office:value-type="float" office:value="0">
            <text:p>00000000</text:p>
          </table:table-cell>
          <table:table-cell office:value-type="string">
            <text:p>C323D9DB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8B</text:p>
          </table:table-cell>
          <table:table-cell office:value-type="string">
            <text:p>Ferry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131E+015">
            <text:p>7331310000000000</text:p>
          </table:table-cell>
          <table:table-cell office:value-type="float" office:value="7.33131693031E+015">
            <text:p>7331316930310000</text:p>
          </table:table-cell>
          <table:table-cell office:value-type="string">
            <text:p>7331316930312D746172752D36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28F74C</text:p>
          </table:table-cell>
          <table:table-cell office:value-type="string">
            <text:p>BE2F1023</text:p>
          </table:table-cell>
          <table:table-cell office:value-type="string">
            <text:p>C3173E77</text:p>
          </table:table-cell>
          <table:table-cell office:value-type="string">
            <text:p>C0A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8C</text:p>
          </table:table-cell>
          <table:table-cell office:value-type="string">
            <text:p>Ferry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131E+015">
            <text:p>7331310000000000</text:p>
          </table:table-cell>
          <table:table-cell office:value-type="float" office:value="7.33131693031E+015">
            <text:p>7331316930310000</text:p>
          </table:table-cell>
          <table:table-cell office:value-type="string">
            <text:p>7331316930312D746172752D37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3B7021</text:p>
          </table:table-cell>
          <table:table-cell office:value-type="float" office:value="0">
            <text:p>00000000</text:p>
          </table:table-cell>
          <table:table-cell office:value-type="string">
            <text:p>C307249C</text:p>
          </table:table-cell>
          <table:table-cell office:value-type="string">
            <text:p>C0A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8D</text:p>
          </table:table-cell>
          <table:table-cell office:value-type="string">
            <text:p>Ferry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131E+015">
            <text:p>7331310000000000</text:p>
          </table:table-cell>
          <table:table-cell office:value-type="float" office:value="7.33131693031E+015">
            <text:p>7331316930310000</text:p>
          </table:table-cell>
          <table:table-cell office:value-type="string">
            <text:p>7331316930312D746172752D38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4EA979</text:p>
          </table:table-cell>
          <table:table-cell office:value-type="float" office:value="0">
            <text:p>00000000</text:p>
          </table:table-cell>
          <table:table-cell office:value-type="string">
            <text:p>C3132B44</text:p>
          </table:table-cell>
          <table:table-cell office:value-type="string">
            <text:p>C0A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8E</text:p>
          </table:table-cell>
          <table:table-cell office:value-type="string">
            <text:p>Ferry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131E+015">
            <text:p>7331310000000000</text:p>
          </table:table-cell>
          <table:table-cell office:value-type="float" office:value="7.33131693031E+015">
            <text:p>7331316930310000</text:p>
          </table:table-cell>
          <table:table-cell office:value-type="string">
            <text:p>7331316930312D746172752D39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2">
            <text:p>0112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4F5BA6</text:p>
          </table:table-cell>
          <table:table-cell office:value-type="float" office:value="0">
            <text:p>00000000</text:p>
          </table:table-cell>
          <table:table-cell office:value-type="string">
            <text:p>C302E042</text:p>
          </table:table-cell>
          <table:table-cell office:value-type="string">
            <text:p>C0A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8F</text:p>
          </table:table-cell>
          <table:table-cell office:value-type="string">
            <text:p>Ferry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131E+015">
            <text:p>7331310000000000</text:p>
          </table:table-cell>
          <table:table-cell office:value-type="float" office:value="7.33131693031E+015">
            <text:p>7331316930310000</text:p>
          </table:table-cell>
          <table:table-cell office:value-type="string">
            <text:p>7331316930312D746172752D313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0F7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4F5BA6</text:p>
          </table:table-cell>
          <table:table-cell office:value-type="float" office:value="0">
            <text:p>00000000</text:p>
          </table:table-cell>
          <table:table-cell office:value-type="string">
            <text:p>C2E40106</text:p>
          </table:table-cell>
          <table:table-cell office:value-type="string">
            <text:p>C0A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90">
            <text:p>0090</text:p>
          </table:table-cell>
          <table:table-cell office:value-type="string">
            <text:p>Ferry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131E+015">
            <text:p>7331310000000000</text:p>
          </table:table-cell>
          <table:table-cell office:value-type="float" office:value="7.33131693031E+015">
            <text:p>7331316930310000</text:p>
          </table:table-cell>
          <table:table-cell office:value-type="string">
            <text:p>7331316930312D746172752D3131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50B74C</text:p>
          </table:table-cell>
          <table:table-cell office:value-type="float" office:value="0">
            <text:p>00000000</text:p>
          </table:table-cell>
          <table:table-cell office:value-type="string">
            <text:p>C2B8F213</text:p>
          </table:table-cell>
          <table:table-cell office:value-type="string">
            <text:p>C0A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91">
            <text:p>0091</text:p>
          </table:table-cell>
          <table:table-cell office:value-type="string">
            <text:p>Ferry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131E+015">
            <text:p>7331310000000000</text:p>
          </table:table-cell>
          <table:table-cell office:value-type="float" office:value="7.33131693031E+015">
            <text:p>7331316930310000</text:p>
          </table:table-cell>
          <table:table-cell office:value-type="string">
            <text:p>7331316930312D746172752D3132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float" office:value="43295021">
            <text:p>43295021</text:p>
          </table:table-cell>
          <table:table-cell office:value-type="string">
            <text:p>C2C80AC1</text:p>
          </table:table-cell>
          <table:table-cell office:value-type="string">
            <text:p>C21CD59B</text:p>
          </table:table-cell>
          <table:table-cell office:value-type="string">
            <text:p>C0A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92">
            <text:p>0092</text:p>
          </table:table-cell>
          <table:table-cell office:value-type="string">
            <text:p>Peregrin Quay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E+015">
            <text:p>7330310000000000</text:p>
          </table:table-cell>
          <table:table-cell office:value-type="string">
            <text:p>7330312D746172752D31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AC4F76</text:p>
          </table:table-cell>
          <table:table-cell office:value-type="string">
            <text:p>427867F0</text:p>
          </table:table-cell>
          <table:table-cell office:value-type="string">
            <text:p>C3D47148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93">
            <text:p>0093</text:p>
          </table:table-cell>
          <table:table-cell office:value-type="string">
            <text:p>Peregrin Quay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E+015">
            <text:p>7330310000000000</text:p>
          </table:table-cell>
          <table:table-cell office:value-type="string">
            <text:p>7330312D746172752D32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AC4505</text:p>
          </table:table-cell>
          <table:table-cell office:value-type="string">
            <text:p>427867F0</text:p>
          </table:table-cell>
          <table:table-cell office:value-type="string">
            <text:p>C3CD01CB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94">
            <text:p>0094</text:p>
          </table:table-cell>
          <table:table-cell office:value-type="string">
            <text:p>Peregrin Quay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E+015">
            <text:p>7330310000000000</text:p>
          </table:table-cell>
          <table:table-cell office:value-type="string">
            <text:p>7330312D746172752D33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0F7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AC1773</text:p>
          </table:table-cell>
          <table:table-cell office:value-type="string">
            <text:p>427867F0</text:p>
          </table:table-cell>
          <table:table-cell office:value-type="string">
            <text:p>C3C58DB2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95">
            <text:p>0095</text:p>
          </table:table-cell>
          <table:table-cell office:value-type="string">
            <text:p>Peregrin Quay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E+015">
            <text:p>7330310000000000</text:p>
          </table:table-cell>
          <table:table-cell office:value-type="string">
            <text:p>7330312D746172752D34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CF4396</text:p>
          </table:table-cell>
          <table:table-cell office:value-type="string">
            <text:p>427867F0</text:p>
          </table:table-cell>
          <table:table-cell office:value-type="string">
            <text:p>C2926241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96">
            <text:p>0096</text:p>
          </table:table-cell>
          <table:table-cell office:value-type="string">
            <text:p>Peregrin Quay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E+015">
            <text:p>7330310000000000</text:p>
          </table:table-cell>
          <table:table-cell office:value-type="string">
            <text:p>7330312D746172752D35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0F8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B2C7A1</text:p>
          </table:table-cell>
          <table:table-cell office:value-type="string">
            <text:p>427867F0</text:p>
          </table:table-cell>
          <table:table-cell office:value-type="string">
            <text:p>C287C993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97">
            <text:p>0097</text:p>
          </table:table-cell>
          <table:table-cell office:value-type="string">
            <text:p>Peregrin Quay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E+015">
            <text:p>7330310000000000</text:p>
          </table:table-cell>
          <table:table-cell office:value-type="string">
            <text:p>7330312D746172752D36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B25100</text:p>
          </table:table-cell>
          <table:table-cell office:value-type="string">
            <text:p>427867F0</text:p>
          </table:table-cell>
          <table:table-cell office:value-type="string">
            <text:p>C2519048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98">
            <text:p>0098</text:p>
          </table:table-cell>
          <table:table-cell office:value-type="string">
            <text:p>Peregrin Quay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E+015">
            <text:p>7330310000000000</text:p>
          </table:table-cell>
          <table:table-cell office:value-type="string">
            <text:p>7330312D746172752D37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07">
            <text:p>0107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26B646</text:p>
          </table:table-cell>
          <table:table-cell office:value-type="string">
            <text:p>427867F0</text:p>
          </table:table-cell>
          <table:table-cell office:value-type="string">
            <text:p>C3DB22B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99">
            <text:p>0099</text:p>
          </table:table-cell>
          <table:table-cell office:value-type="string">
            <text:p>Peregrin Quay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E+015">
            <text:p>7330310000000000</text:p>
          </table:table-cell>
          <table:table-cell office:value-type="string">
            <text:p>7330312D746172752D38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29EED9</text:p>
          </table:table-cell>
          <table:table-cell office:value-type="string">
            <text:p>427867F0</text:p>
          </table:table-cell>
          <table:table-cell office:value-type="string">
            <text:p>C3D39127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9A</text:p>
          </table:table-cell>
          <table:table-cell office:value-type="string">
            <text:p>Peregrin Quay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E+015">
            <text:p>7330310000000000</text:p>
          </table:table-cell>
          <table:table-cell office:value-type="string">
            <text:p>7330312D7475626F2D31000000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28A979</text:p>
          </table:table-cell>
          <table:table-cell office:value-type="string">
            <text:p>42780D50</text:p>
          </table:table-cell>
          <table:table-cell office:value-type="string">
            <text:p>C3B2CA5E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9B</text:p>
          </table:table-cell>
          <table:table-cell office:value-type="string">
            <text:p>Peregrin Quay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E+015">
            <text:p>7330310000000000</text:p>
          </table:table-cell>
          <table:table-cell office:value-type="string">
            <text:p>7330312D7475626F2D32000000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1CE9FC</text:p>
          </table:table-cell>
          <table:table-cell office:value-type="string">
            <text:p>42780D50</text:p>
          </table:table-cell>
          <table:table-cell office:value-type="string">
            <text:p>C3ADE78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9C</text:p>
          </table:table-cell>
          <table:table-cell office:value-type="string">
            <text:p>Peregrin Quay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E+015">
            <text:p>7330310000000000</text:p>
          </table:table-cell>
          <table:table-cell office:value-type="string">
            <text:p>7330312D7475626F2D33000000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69">
            <text:p>0069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2A8BF7D</text:p>
          </table:table-cell>
          <table:table-cell office:value-type="string">
            <text:p>42780D50</text:p>
          </table:table-cell>
          <table:table-cell office:value-type="string">
            <text:p>C3C4F1A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9D</text:p>
          </table:table-cell>
          <table:table-cell office:value-type="string">
            <text:p>Peregrin Quay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E+015">
            <text:p>7330310000000000</text:p>
          </table:table-cell>
          <table:table-cell office:value-type="string">
            <text:p>7330312D7475626F2D34000000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A8B93E</text:p>
          </table:table-cell>
          <table:table-cell office:value-type="string">
            <text:p>42780D50</text:p>
          </table:table-cell>
          <table:table-cell office:value-type="string">
            <text:p>C3BD4FBE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9E</text:p>
          </table:table-cell>
          <table:table-cell office:value-type="string">
            <text:p>Peregrin Quay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E+015">
            <text:p>7330310000000000</text:p>
          </table:table-cell>
          <table:table-cell office:value-type="string">
            <text:p>7330312D7475626F2D35000000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A8B93E</text:p>
          </table:table-cell>
          <table:table-cell office:value-type="string">
            <text:p>42780D50</text:p>
          </table:table-cell>
          <table:table-cell office:value-type="string">
            <text:p>C3B5670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9F</text:p>
          </table:table-cell>
          <table:table-cell office:value-type="string">
            <text:p>Peregrin Quay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E+015">
            <text:p>7330310000000000</text:p>
          </table:table-cell>
          <table:table-cell office:value-type="string">
            <text:p>7330312D7475626F2D36000000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05A8F6</text:p>
          </table:table-cell>
          <table:table-cell office:value-type="string">
            <text:p>42780D50</text:p>
          </table:table-cell>
          <table:table-cell office:value-type="string">
            <text:p>C29305E3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A0</text:p>
          </table:table-cell>
          <table:table-cell office:value-type="string">
            <text:p>Peregrin Quay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E+015">
            <text:p>7330310000000000</text:p>
          </table:table-cell>
          <table:table-cell office:value-type="string">
            <text:p>7330312D7475626F2D37000000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40">
            <text:p>0040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EE7852</text:p>
          </table:table-cell>
          <table:table-cell office:value-type="string">
            <text:p>42780D50</text:p>
          </table:table-cell>
          <table:table-cell office:value-type="string">
            <text:p>C2930C4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A1</text:p>
          </table:table-cell>
          <table:table-cell office:value-type="string">
            <text:p>Peregrin Quay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E+015">
            <text:p>7330310000000000</text:p>
          </table:table-cell>
          <table:table-cell office:value-type="string">
            <text:p>7330312D7475626F2D38000000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B952B0</text:p>
          </table:table-cell>
          <table:table-cell office:value-type="string">
            <text:p>42780D50</text:p>
          </table:table-cell>
          <table:table-cell office:value-type="string">
            <text:p>C15963F1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A2</text:p>
          </table:table-cell>
          <table:table-cell office:value-type="string">
            <text:p>Peregrin Quay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E+015">
            <text:p>7330310000000000</text:p>
          </table:table-cell>
          <table:table-cell office:value-type="string">
            <text:p>7330312D7475626F2D39000000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D3B2B0</text:p>
          </table:table-cell>
          <table:table-cell office:value-type="string">
            <text:p>42780D50</text:p>
          </table:table-cell>
          <table:table-cell office:value-type="string">
            <text:p>C0F3859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A3</text:p>
          </table:table-cell>
          <table:table-cell office:value-type="string">
            <text:p>Peregrin Quay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E+015">
            <text:p>7330310000000000</text:p>
          </table:table-cell>
          <table:table-cell office:value-type="string">
            <text:p>7330312D74626F782D31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float" office:value="31">
            <text:p>0031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2C1D924</text:p>
          </table:table-cell>
          <table:table-cell office:value-type="string">
            <text:p>4277C120</text:p>
          </table:table-cell>
          <table:table-cell office:value-type="string">
            <text:p>C284AD84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A4</text:p>
          </table:table-cell>
          <table:table-cell office:value-type="string">
            <text:p>Peregrin Quay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E+015">
            <text:p>7330310000000000</text:p>
          </table:table-cell>
          <table:table-cell office:value-type="string">
            <text:p>7330312D74626F782D32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string">
            <text:p>FFFF</text:p>
          </table:table-cell>
          <table:table-cell office:value-type="string">
            <text:p>00C8</text:p>
          </table:table-cell>
          <table:table-cell office:value-type="float" office:value="0">
            <text:p>0000</text:p>
          </table:table-cell>
          <table:table-cell office:value-type="string">
            <text:p>42E85F3B</text:p>
          </table:table-cell>
          <table:table-cell office:value-type="string">
            <text:p>42775D2F</text:p>
          </table:table-cell>
          <table:table-cell office:value-type="string">
            <text:p>C284EC64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A5</text:p>
          </table:table-cell>
          <table:table-cell office:value-type="string">
            <text:p>Peregrin Quay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E+015">
            <text:p>7330310000000000</text:p>
          </table:table-cell>
          <table:table-cell office:value-type="string">
            <text:p>7330312D74626F782D33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07F687</text:p>
          </table:table-cell>
          <table:table-cell office:value-type="string">
            <text:p>42775D2F</text:p>
          </table:table-cell>
          <table:table-cell office:value-type="string">
            <text:p>C284B7F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A6</text:p>
          </table:table-cell>
          <table:table-cell office:value-type="string">
            <text:p>Peregrin Quay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E+015">
            <text:p>7330310000000000</text:p>
          </table:table-cell>
          <table:table-cell office:value-type="string">
            <text:p>7330312D746172752D39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float" office:value="8">
            <text:p>0008</text:p>
          </table:table-cell>
          <table:table-cell office:value-type="float" office:value="0">
            <text:p>0000</text:p>
          </table:table-cell>
          <table:table-cell office:value-type="string">
            <text:p>C32334FE</text:p>
          </table:table-cell>
          <table:table-cell office:value-type="string">
            <text:p>427867F0</text:p>
          </table:table-cell>
          <table:table-cell office:value-type="string">
            <text:p>C3D776A8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A7</text:p>
          </table:table-cell>
          <table:table-cell office:value-type="string">
            <text:p>Peregrin Quay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E+015">
            <text:p>7330310000000000</text:p>
          </table:table-cell>
          <table:table-cell office:value-type="string">
            <text:p>7330312D746172752D313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177646</text:p>
          </table:table-cell>
          <table:table-cell office:value-type="string">
            <text:p>427867F0</text:p>
          </table:table-cell>
          <table:table-cell office:value-type="string">
            <text:p>C3DB8E98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A8</text:p>
          </table:table-cell>
          <table:table-cell office:value-type="string">
            <text:p>Peregrin Quay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E+015">
            <text:p>7330310000000000</text:p>
          </table:table-cell>
          <table:table-cell office:value-type="string">
            <text:p>7330312D746172752D3131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086B02</text:p>
          </table:table-cell>
          <table:table-cell office:value-type="string">
            <text:p>427867F0</text:p>
          </table:table-cell>
          <table:table-cell office:value-type="string">
            <text:p>C3D90EB8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A9</text:p>
          </table:table-cell>
          <table:table-cell office:value-type="string">
            <text:p>Peregrin Quay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E+015">
            <text:p>7330310000000000</text:p>
          </table:table-cell>
          <table:table-cell office:value-type="string">
            <text:p>7330312D746172752D3132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0BAFDF</text:p>
          </table:table-cell>
          <table:table-cell office:value-type="string">
            <text:p>427867F0</text:p>
          </table:table-cell>
          <table:table-cell office:value-type="string">
            <text:p>C3AF970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AA</text:p>
          </table:table-cell>
          <table:table-cell office:value-type="string">
            <text:p>Peregrin Quay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E+015">
            <text:p>7330310000000000</text:p>
          </table:table-cell>
          <table:table-cell office:value-type="string">
            <text:p>7330312D746172752D3133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2D5A1D</text:p>
          </table:table-cell>
          <table:table-cell office:value-type="string">
            <text:p>427867F0</text:p>
          </table:table-cell>
          <table:table-cell office:value-type="string">
            <text:p>C12BF62B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AB</text:p>
          </table:table-cell>
          <table:table-cell office:value-type="string">
            <text:p>Peregrin Quay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E+015">
            <text:p>7330310000000000</text:p>
          </table:table-cell>
          <table:table-cell office:value-type="string">
            <text:p>7330312D746172752D3134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float" office:value="43057958">
            <text:p>43057958</text:p>
          </table:table-cell>
          <table:table-cell office:value-type="string">
            <text:p>427867F0</text:p>
          </table:table-cell>
          <table:table-cell office:value-type="string">
            <text:p>C3D8581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AC</text:p>
          </table:table-cell>
          <table:table-cell office:value-type="string">
            <text:p>Peregrin Quay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E+015">
            <text:p>7330310000000000</text:p>
          </table:table-cell>
          <table:table-cell office:value-type="string">
            <text:p>7330312D746172752D3135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325AA0</text:p>
          </table:table-cell>
          <table:table-cell office:value-type="string">
            <text:p>427867F0</text:p>
          </table:table-cell>
          <table:table-cell office:value-type="string">
            <text:p>C23FAC57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AD</text:p>
          </table:table-cell>
          <table:table-cell office:value-type="string">
            <text:p>Peregrin Quay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E+015">
            <text:p>7330310000000000</text:p>
          </table:table-cell>
          <table:table-cell office:value-type="string">
            <text:p>7330312D746172752D3136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10F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2CE6E9</text:p>
          </table:table-cell>
          <table:table-cell office:value-type="string">
            <text:p>427867F0</text:p>
          </table:table-cell>
          <table:table-cell office:value-type="string">
            <text:p>C203B2B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AE</text:p>
          </table:table-cell>
          <table:table-cell office:value-type="string">
            <text:p>Peregrin Quay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E+015">
            <text:p>7330310000000000</text:p>
          </table:table-cell>
          <table:table-cell office:value-type="string">
            <text:p>7330312D7475626F2D31300000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29E5A2</text:p>
          </table:table-cell>
          <table:table-cell office:value-type="string">
            <text:p>42780D50</text:p>
          </table:table-cell>
          <table:table-cell office:value-type="string">
            <text:p>C1D8E0A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AF</text:p>
          </table:table-cell>
          <table:table-cell office:value-type="string">
            <text:p>Peregrin Quay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E+015">
            <text:p>7330310000000000</text:p>
          </table:table-cell>
          <table:table-cell office:value-type="string">
            <text:p>7330312D7475626F2D31310000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float" office:value="43160937">
            <text:p>43160937</text:p>
          </table:table-cell>
          <table:table-cell office:value-type="string">
            <text:p>42780D50</text:p>
          </table:table-cell>
          <table:table-cell office:value-type="string">
            <text:p>C3D838B4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B0</text:p>
          </table:table-cell>
          <table:table-cell office:value-type="string">
            <text:p>Peregrin Quay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E+015">
            <text:p>7330310000000000</text:p>
          </table:table-cell>
          <table:table-cell office:value-type="string">
            <text:p>7330312D7475626F2D31320000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0F7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198B02</text:p>
          </table:table-cell>
          <table:table-cell office:value-type="string">
            <text:p>42780D50</text:p>
          </table:table-cell>
          <table:table-cell office:value-type="string">
            <text:p>C2835B3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B1</text:p>
          </table:table-cell>
          <table:table-cell office:value-type="string">
            <text:p>Peregrin Quay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E+015">
            <text:p>7330310000000000</text:p>
          </table:table-cell>
          <table:table-cell office:value-type="string">
            <text:p>7330312D7475626F2D31330000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263EB8</text:p>
          </table:table-cell>
          <table:table-cell office:value-type="string">
            <text:p>42780D50</text:p>
          </table:table-cell>
          <table:table-cell office:value-type="string">
            <text:p>C29075E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B2</text:p>
          </table:table-cell>
          <table:table-cell office:value-type="string">
            <text:p>Peregrin Quay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E+015">
            <text:p>7330310000000000</text:p>
          </table:table-cell>
          <table:table-cell office:value-type="string">
            <text:p>7330312D7475626F2D31340000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25AFDF</text:p>
          </table:table-cell>
          <table:table-cell office:value-type="string">
            <text:p>42780D50</text:p>
          </table:table-cell>
          <table:table-cell office:value-type="string">
            <text:p>C264376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B3</text:p>
          </table:table-cell>
          <table:table-cell office:value-type="string">
            <text:p>Peregrin Quay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E+015">
            <text:p>7330310000000000</text:p>
          </table:table-cell>
          <table:table-cell office:value-type="string">
            <text:p>7330312D7475626F2D31350000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322A7F</text:p>
          </table:table-cell>
          <table:table-cell office:value-type="string">
            <text:p>42780D50</text:p>
          </table:table-cell>
          <table:table-cell office:value-type="string">
            <text:p>C2806F1B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B4</text:p>
          </table:table-cell>
          <table:table-cell office:value-type="string">
            <text:p>Peregrin Quay</text:p>
          </table:table-cell>
          <table:table-cell office:value-type="string">
            <text:p>Inn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693031E+015">
            <text:p>7330316930310000</text:p>
          </table:table-cell>
          <table:table-cell office:value-type="string">
            <text:p>7330316930312D626F6F6B2D31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DF7958</text:p>
          </table:table-cell>
          <table:table-cell office:value-type="string">
            <text:p>BA995AAF</text:p>
          </table:table-cell>
          <table:table-cell office:value-type="string">
            <text:p>C3164189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B5</text:p>
          </table:table-cell>
          <table:table-cell office:value-type="string">
            <text:p>Peregrin Quay</text:p>
          </table:table-cell>
          <table:table-cell office:value-type="string">
            <text:p>Inn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693031E+015">
            <text:p>7330316930310000</text:p>
          </table:table-cell>
          <table:table-cell office:value-type="string">
            <text:p>7330316930312D626F6F6B2D32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0E8B44</text:p>
          </table:table-cell>
          <table:table-cell office:value-type="string">
            <text:p>BA995AAF</text:p>
          </table:table-cell>
          <table:table-cell office:value-type="string">
            <text:p>C3164189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B6</text:p>
          </table:table-cell>
          <table:table-cell office:value-type="string">
            <text:p>Peregrin Quay</text:p>
          </table:table-cell>
          <table:table-cell office:value-type="string">
            <text:p>Inn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693031E+015">
            <text:p>7330316930310000</text:p>
          </table:table-cell>
          <table:table-cell office:value-type="string">
            <text:p>7330316930312D74616E73312D310000</text:p>
          </table:table-cell>
          <table:table-cell office:value-type="float" office:value="8">
            <text:p>0008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float" office:value="113">
            <text:p>0113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7A7F14</text:p>
          </table:table-cell>
          <table:table-cell office:value-type="float" office:value="0">
            <text:p>00000000</text:p>
          </table:table-cell>
          <table:table-cell office:value-type="string">
            <text:p>43121E77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B7</text:p>
          </table:table-cell>
          <table:table-cell office:value-type="string">
            <text:p>Maella Abbey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2E+015">
            <text:p>7830320000000000</text:p>
          </table:table-cell>
          <table:table-cell office:value-type="float" office:value="7.83032E+015">
            <text:p>7830320000000000</text:p>
          </table:table-cell>
          <table:table-cell office:value-type="string">
            <text:p>7830322D7475626F2D31000000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7EB1AA</text:p>
          </table:table-cell>
          <table:table-cell office:value-type="string">
            <text:p>C2200000</text:p>
          </table:table-cell>
          <table:table-cell office:value-type="string">
            <text:p>C423849C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B8</text:p>
          </table:table-cell>
          <table:table-cell office:value-type="string">
            <text:p>Maella Abbey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2E+015">
            <text:p>7830320000000000</text:p>
          </table:table-cell>
          <table:table-cell office:value-type="float" office:value="7.83032E+015">
            <text:p>7830320000000000</text:p>
          </table:table-cell>
          <table:table-cell office:value-type="string">
            <text:p>7830322D7475626F2D32000000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87BE35</text:p>
          </table:table-cell>
          <table:table-cell office:value-type="string">
            <text:p>C2200000</text:p>
          </table:table-cell>
          <table:table-cell office:value-type="string">
            <text:p>C423849C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B9</text:p>
          </table:table-cell>
          <table:table-cell office:value-type="string">
            <text:p>Maella Abbey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2E+015">
            <text:p>7830320000000000</text:p>
          </table:table-cell>
          <table:table-cell office:value-type="float" office:value="7.83032E+015">
            <text:p>7830320000000000</text:p>
          </table:table-cell>
          <table:table-cell office:value-type="string">
            <text:p>7830322D746172752D31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08">
            <text:p>0108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AD6B44</text:p>
          </table:table-cell>
          <table:table-cell office:value-type="string">
            <text:p>C2200000</text:p>
          </table:table-cell>
          <table:table-cell office:value-type="string">
            <text:p>C4A8C8F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BA</text:p>
          </table:table-cell>
          <table:table-cell office:value-type="string">
            <text:p>Maella Abbey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2E+015">
            <text:p>7830320000000000</text:p>
          </table:table-cell>
          <table:table-cell office:value-type="float" office:value="7.83032E+015">
            <text:p>7830320000000000</text:p>
          </table:table-cell>
          <table:table-cell office:value-type="string">
            <text:p>7830322D746172752D32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A54852</text:p>
          </table:table-cell>
          <table:table-cell office:value-type="string">
            <text:p>C2200000</text:p>
          </table:table-cell>
          <table:table-cell office:value-type="string">
            <text:p>C4A8C8F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BB</text:p>
          </table:table-cell>
          <table:table-cell office:value-type="string">
            <text:p>Maella Abbey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2E+015">
            <text:p>7830320000000000</text:p>
          </table:table-cell>
          <table:table-cell office:value-type="float" office:value="7.83032E+015">
            <text:p>7830320000000000</text:p>
          </table:table-cell>
          <table:table-cell office:value-type="string">
            <text:p>7830322D746172752D33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string">
            <text:p>001A</text:p>
          </table:table-cell>
          <table:table-cell office:value-type="float" office:value="0">
            <text:p>0000</text:p>
          </table:table-cell>
          <table:table-cell office:value-type="string">
            <text:p>438A8B23</text:p>
          </table:table-cell>
          <table:table-cell office:value-type="string">
            <text:p>C2200000</text:p>
          </table:table-cell>
          <table:table-cell office:value-type="string">
            <text:p>C4D85C29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BC</text:p>
          </table:table-cell>
          <table:table-cell office:value-type="string">
            <text:p>Maella Abbey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2E+015">
            <text:p>7830320000000000</text:p>
          </table:table-cell>
          <table:table-cell office:value-type="float" office:value="7.83032E+015">
            <text:p>7830320000000000</text:p>
          </table:table-cell>
          <table:table-cell office:value-type="string">
            <text:p>7830322D746172752D34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float" office:value="43921042">
            <text:p>43921042</text:p>
          </table:table-cell>
          <table:table-cell office:value-type="string">
            <text:p>C2200000</text:p>
          </table:table-cell>
          <table:table-cell office:value-type="string">
            <text:p>C4D6A8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BD</text:p>
          </table:table-cell>
          <table:table-cell office:value-type="string">
            <text:p>Maella Abbey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2E+015">
            <text:p>7830320000000000</text:p>
          </table:table-cell>
          <table:table-cell office:value-type="float" office:value="7.83032E+015">
            <text:p>7830320000000000</text:p>
          </table:table-cell>
          <table:table-cell office:value-type="string">
            <text:p>7830322D746172752D35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82C71E</text:p>
          </table:table-cell>
          <table:table-cell office:value-type="string">
            <text:p>C2200000</text:p>
          </table:table-cell>
          <table:table-cell office:value-type="string">
            <text:p>C525B0C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BE</text:p>
          </table:table-cell>
          <table:table-cell office:value-type="string">
            <text:p>Maella Abbey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2E+015">
            <text:p>7830320000000000</text:p>
          </table:table-cell>
          <table:table-cell office:value-type="float" office:value="7.83032E+015">
            <text:p>7830320000000000</text:p>
          </table:table-cell>
          <table:table-cell office:value-type="string">
            <text:p>7830322D746172752D36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4076E3</text:p>
          </table:table-cell>
          <table:table-cell office:value-type="string">
            <text:p>C2200000</text:p>
          </table:table-cell>
          <table:table-cell office:value-type="string">
            <text:p>C525B0C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BF</text:p>
          </table:table-cell>
          <table:table-cell office:value-type="string">
            <text:p>Maella Abbey</text:p>
          </table:table-cell>
          <table:table-cell office:value-type="string">
            <text:p>Abbot's Residence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2E+015">
            <text:p>7830320000000000</text:p>
          </table:table-cell>
          <table:table-cell office:value-type="float" office:value="7.83032693032E+015">
            <text:p>7830326930320000</text:p>
          </table:table-cell>
          <table:table-cell office:value-type="string">
            <text:p>7830326930312D626F6F6B2D31000000</text:p>
          </table:table-cell>
          <table:table-cell office:value-type="string">
            <text:p>000E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066E14</text:p>
          </table:table-cell>
          <table:table-cell office:value-type="float" office:value="0">
            <text:p>00000000</text:p>
          </table:table-cell>
          <table:table-cell office:value-type="string">
            <text:p>C2DE3B64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C0</text:p>
          </table:table-cell>
          <table:table-cell office:value-type="string">
            <text:p>Maella Abbey</text:p>
          </table:table-cell>
          <table:table-cell office:value-type="string">
            <text:p>Abbot's Residence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2E+015">
            <text:p>7830320000000000</text:p>
          </table:table-cell>
          <table:table-cell office:value-type="float" office:value="7.83032693032E+015">
            <text:p>7830326930320000</text:p>
          </table:table-cell>
          <table:table-cell office:value-type="string">
            <text:p>7830326930312D626F6F6B2D32000000</text:p>
          </table:table-cell>
          <table:table-cell office:value-type="string">
            <text:p>000E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066E14</text:p>
          </table:table-cell>
          <table:table-cell office:value-type="float" office:value="0">
            <text:p>00000000</text:p>
          </table:table-cell>
          <table:table-cell office:value-type="string">
            <text:p>C1E567A1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C1</text:p>
          </table:table-cell>
          <table:table-cell office:value-type="string">
            <text:p>Maella Abbey</text:p>
          </table:table-cell>
          <table:table-cell office:value-type="string">
            <text:p>Abbot's Residence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2E+015">
            <text:p>7830320000000000</text:p>
          </table:table-cell>
          <table:table-cell office:value-type="float" office:value="7.83032693032E+015">
            <text:p>7830326930320000</text:p>
          </table:table-cell>
          <table:table-cell office:value-type="string">
            <text:p>7830326930312D626F6F6B2D33000000</text:p>
          </table:table-cell>
          <table:table-cell office:value-type="string">
            <text:p>000E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A27838</text:p>
          </table:table-cell>
          <table:table-cell office:value-type="float" office:value="0">
            <text:p>00000000</text:p>
          </table:table-cell>
          <table:table-cell office:value-type="string">
            <text:p>421CF3EB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C2</text:p>
          </table:table-cell>
          <table:table-cell office:value-type="string">
            <text:p>Maella Abbey</text:p>
          </table:table-cell>
          <table:table-cell office:value-type="string">
            <text:p>Abbot's Residence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2E+015">
            <text:p>7830320000000000</text:p>
          </table:table-cell>
          <table:table-cell office:value-type="float" office:value="7.83032693032E+015">
            <text:p>7830326930320000</text:p>
          </table:table-cell>
          <table:table-cell office:value-type="string">
            <text:p>7830326930312D626F6F6B2D34000000</text:p>
          </table:table-cell>
          <table:table-cell office:value-type="string">
            <text:p>000E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0D0DD3</text:p>
          </table:table-cell>
          <table:table-cell office:value-type="float" office:value="0">
            <text:p>00000000</text:p>
          </table:table-cell>
          <table:table-cell office:value-type="string">
            <text:p>C2D4A148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C3</text:p>
          </table:table-cell>
          <table:table-cell office:value-type="string">
            <text:p>Maella Abbey</text:p>
          </table:table-cell>
          <table:table-cell office:value-type="string">
            <text:p>Abbot's Residence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2E+015">
            <text:p>7830320000000000</text:p>
          </table:table-cell>
          <table:table-cell office:value-type="float" office:value="7.83032693032E+015">
            <text:p>7830326930320000</text:p>
          </table:table-cell>
          <table:table-cell office:value-type="string">
            <text:p>7830326930312D626F6F6B2D35000000</text:p>
          </table:table-cell>
          <table:table-cell office:value-type="string">
            <text:p>000E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0D0DD3</text:p>
          </table:table-cell>
          <table:table-cell office:value-type="float" office:value="0">
            <text:p>00000000</text:p>
          </table:table-cell>
          <table:table-cell office:value-type="string">
            <text:p>C1BEED91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C4</text:p>
          </table:table-cell>
          <table:table-cell office:value-type="string">
            <text:p>Maella Abbey</text:p>
          </table:table-cell>
          <table:table-cell office:value-type="string">
            <text:p>Abbot's Residence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2E+015">
            <text:p>7830320000000000</text:p>
          </table:table-cell>
          <table:table-cell office:value-type="float" office:value="7.83032693032E+015">
            <text:p>7830326930320000</text:p>
          </table:table-cell>
          <table:table-cell office:value-type="string">
            <text:p>7830326930312D626F6F6B2D36000000</text:p>
          </table:table-cell>
          <table:table-cell office:value-type="string">
            <text:p>000E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0D0DD3</text:p>
          </table:table-cell>
          <table:table-cell office:value-type="float" office:value="0">
            <text:p>00000000</text:p>
          </table:table-cell>
          <table:table-cell office:value-type="string">
            <text:p>426A67A1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C5</text:p>
          </table:table-cell>
          <table:table-cell office:value-type="string">
            <text:p>Maella Abbey</text:p>
          </table:table-cell>
          <table:table-cell office:value-type="string">
            <text:p>Abbot's Residence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2E+015">
            <text:p>7830320000000000</text:p>
          </table:table-cell>
          <table:table-cell office:value-type="float" office:value="7.83032693032E+015">
            <text:p>7830326930320000</text:p>
          </table:table-cell>
          <table:table-cell office:value-type="string">
            <text:p>7830326930312D626F6F6B2D37000000</text:p>
          </table:table-cell>
          <table:table-cell office:value-type="string">
            <text:p>000E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0D0DD3</text:p>
          </table:table-cell>
          <table:table-cell office:value-type="float" office:value="0">
            <text:p>00000000</text:p>
          </table:table-cell>
          <table:table-cell office:value-type="string">
            <text:p>430D147B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C6</text:p>
          </table:table-cell>
          <table:table-cell office:value-type="string">
            <text:p>Maella Abbey</text:p>
          </table:table-cell>
          <table:table-cell office:value-type="string">
            <text:p>Templar's Quarters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2E+015">
            <text:p>7830320000000000</text:p>
          </table:table-cell>
          <table:table-cell office:value-type="float" office:value="7.83032693035E+015">
            <text:p>7830326930350000</text:p>
          </table:table-cell>
          <table:table-cell office:value-type="string">
            <text:p>783032693035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float" office:value="43866810">
            <text:p>43866810</text:p>
          </table:table-cell>
          <table:table-cell office:value-type="float" office:value="0">
            <text:p>00000000</text:p>
          </table:table-cell>
          <table:table-cell office:value-type="string">
            <text:p>C36D3DF4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C7</text:p>
          </table:table-cell>
          <table:table-cell office:value-type="string">
            <text:p>Maella Abbey</text:p>
          </table:table-cell>
          <table:table-cell office:value-type="string">
            <text:p>Templar's Quarters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2E+015">
            <text:p>7830320000000000</text:p>
          </table:table-cell>
          <table:table-cell office:value-type="float" office:value="7.83032693035E+015">
            <text:p>7830326930350000</text:p>
          </table:table-cell>
          <table:table-cell office:value-type="string">
            <text:p>7830326930352D746172752D32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866E56</text:p>
          </table:table-cell>
          <table:table-cell office:value-type="float" office:value="0">
            <text:p>00000000</text:p>
          </table:table-cell>
          <table:table-cell office:value-type="string">
            <text:p>C380E312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C8</text:p>
          </table:table-cell>
          <table:table-cell office:value-type="string">
            <text:p>Maella Abbey</text:p>
          </table:table-cell>
          <table:table-cell office:value-type="string">
            <text:p>Templar's Quarters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2E+015">
            <text:p>7830320000000000</text:p>
          </table:table-cell>
          <table:table-cell office:value-type="float" office:value="7.83032693035E+015">
            <text:p>7830326930350000</text:p>
          </table:table-cell>
          <table:table-cell office:value-type="string">
            <text:p>7830326930352D626F6F6B2D31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21A625</text:p>
          </table:table-cell>
          <table:table-cell office:value-type="string">
            <text:p>42AA0000</text:p>
          </table:table-cell>
          <table:table-cell office:value-type="string">
            <text:p>C35B553F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C9</text:p>
          </table:table-cell>
          <table:table-cell office:value-type="string">
            <text:p>Maella Abbey</text:p>
          </table:table-cell>
          <table:table-cell office:value-type="string">
            <text:p>Templar's Quarters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2E+015">
            <text:p>7830320000000000</text:p>
          </table:table-cell>
          <table:table-cell office:value-type="float" office:value="7.83032693035E+015">
            <text:p>7830326930350000</text:p>
          </table:table-cell>
          <table:table-cell office:value-type="string">
            <text:p>7830326930352D626F6F6B2D32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21A625</text:p>
          </table:table-cell>
          <table:table-cell office:value-type="string">
            <text:p>42AA0000</text:p>
          </table:table-cell>
          <table:table-cell office:value-type="string">
            <text:p>C3092E14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CA</text:p>
          </table:table-cell>
          <table:table-cell office:value-type="string">
            <text:p>Simpleton</text:p>
          </table:table-cell>
          <table:table-cell office:value-type="string">
            <text:p>Pub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60000000000</text:p>
          </table:table-cell>
          <table:table-cell office:value-type="string">
            <text:p>6D30366930310000</text:p>
          </table:table-cell>
          <table:table-cell office:value-type="string">
            <text:p>6D3036693031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31E666</text:p>
          </table:table-cell>
          <table:table-cell office:value-type="string">
            <text:p>42BE0000</text:p>
          </table:table-cell>
          <table:table-cell office:value-type="string">
            <text:p>C278666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CB</text:p>
          </table:table-cell>
          <table:table-cell office:value-type="string">
            <text:p>Simpleton</text:p>
          </table:table-cell>
          <table:table-cell office:value-type="string">
            <text:p>Pub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60000000000</text:p>
          </table:table-cell>
          <table:table-cell office:value-type="string">
            <text:p>6D30366930310000</text:p>
          </table:table-cell>
          <table:table-cell office:value-type="string">
            <text:p>6D30366930312D746172752D32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31B333</text:p>
          </table:table-cell>
          <table:table-cell office:value-type="string">
            <text:p>42BE0000</text:p>
          </table:table-cell>
          <table:table-cell office:value-type="string">
            <text:p>C23F3333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CC</text:p>
          </table:table-cell>
          <table:table-cell office:value-type="string">
            <text:p>Simpleton</text:p>
          </table:table-cell>
          <table:table-cell office:value-type="string">
            <text:p>Pub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60000000000</text:p>
          </table:table-cell>
          <table:table-cell office:value-type="string">
            <text:p>6D30366930310000</text:p>
          </table:table-cell>
          <table:table-cell office:value-type="string">
            <text:p>6D30366930312D746172752D33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float" office:value="6">
            <text:p>0006</text:p>
          </table:table-cell>
          <table:table-cell office:value-type="float" office:value="0">
            <text:p>0000</text:p>
          </table:table-cell>
          <table:table-cell office:value-type="string">
            <text:p>C3314CCD</text:p>
          </table:table-cell>
          <table:table-cell office:value-type="string">
            <text:p>42BE0000</text:p>
          </table:table-cell>
          <table:table-cell office:value-type="string">
            <text:p>C1FF3333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CD</text:p>
          </table:table-cell>
          <table:table-cell office:value-type="string">
            <text:p>Ruined Abbey</text:p>
          </table:table-cell>
          <table:table-cell office:value-type="string">
            <text:p>Level 2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5E+015">
            <text:p>6430350000000000</text:p>
          </table:table-cell>
          <table:table-cell office:value-type="float" office:value="6.43035E+015">
            <text:p>6430350000000000</text:p>
          </table:table-cell>
          <table:table-cell office:value-type="string">
            <text:p>6430352D74626F782D31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FFFD</text:p>
          </table:table-cell>
          <table:table-cell office:value-type="string">
            <text:p>003D</text:p>
          </table:table-cell>
          <table:table-cell office:value-type="float" office:value="0">
            <text:p>0000</text:p>
          </table:table-cell>
          <table:table-cell office:value-type="string">
            <text:p>43D838F6</text:p>
          </table:table-cell>
          <table:table-cell office:value-type="string">
            <text:p>41EF4D6A</text:p>
          </table:table-cell>
          <table:table-cell office:value-type="string">
            <text:p>42BF70F2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CE</text:p>
          </table:table-cell>
          <table:table-cell office:value-type="string">
            <text:p>Ruined Abbey</text:p>
          </table:table-cell>
          <table:table-cell office:value-type="string">
            <text:p>Level 2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5E+015">
            <text:p>6430350000000000</text:p>
          </table:table-cell>
          <table:table-cell office:value-type="float" office:value="6.43035E+015">
            <text:p>6430350000000000</text:p>
          </table:table-cell>
          <table:table-cell office:value-type="string">
            <text:p>6430352D74626F782D32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string">
            <text:p>FFFF</text:p>
          </table:table-cell>
          <table:table-cell office:value-type="string">
            <text:p>012C</text:p>
          </table:table-cell>
          <table:table-cell office:value-type="float" office:value="0">
            <text:p>0000</text:p>
          </table:table-cell>
          <table:table-cell office:value-type="string">
            <text:p>43D838F6</text:p>
          </table:table-cell>
          <table:table-cell office:value-type="string">
            <text:p>41EF4D6A</text:p>
          </table:table-cell>
          <table:table-cell office:value-type="string">
            <text:p>42F5D70A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CF</text:p>
          </table:table-cell>
          <table:table-cell office:value-type="string">
            <text:p>Ruined Abbey</text:p>
          </table:table-cell>
          <table:table-cell office:value-type="string">
            <text:p>Level 3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5E+015">
            <text:p>6430350000000000</text:p>
          </table:table-cell>
          <table:table-cell office:value-type="float" office:value="6.43035E+015">
            <text:p>6430350000000000</text:p>
          </table:table-cell>
          <table:table-cell office:value-type="string">
            <text:p>6430352D74626F782D33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string">
            <text:p>00A1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3E887CC8</text:p>
          </table:table-cell>
          <table:table-cell office:value-type="string">
            <text:p>C2F009BA</text:p>
          </table:table-cell>
          <table:table-cell office:value-type="string">
            <text:p>439FD3B6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D0</text:p>
          </table:table-cell>
          <table:table-cell office:value-type="string">
            <text:p>Ruined Abbey</text:p>
          </table:table-cell>
          <table:table-cell office:value-type="string">
            <text:p>Level 2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5E+015">
            <text:p>6430350000000000</text:p>
          </table:table-cell>
          <table:table-cell office:value-type="float" office:value="6.43035E+015">
            <text:p>6430350000000000</text:p>
          </table:table-cell>
          <table:table-cell office:value-type="string">
            <text:p>6430352D74616E73312D310000000000</text:p>
          </table:table-cell>
          <table:table-cell office:value-type="float" office:value="20">
            <text:p>0020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A2B687</text:p>
          </table:table-cell>
          <table:table-cell office:value-type="string">
            <text:p>41F00000</text:p>
          </table:table-cell>
          <table:table-cell office:value-type="string">
            <text:p>3F422813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D1</text:p>
          </table:table-cell>
          <table:table-cell office:value-type="string">
            <text:p>Ruined Abbey</text:p>
          </table:table-cell>
          <table:table-cell office:value-type="string">
            <text:p>Level 2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5E+015">
            <text:p>6430350000000000</text:p>
          </table:table-cell>
          <table:table-cell office:value-type="float" office:value="6.43035E+015">
            <text:p>6430350000000000</text:p>
          </table:table-cell>
          <table:table-cell office:value-type="string">
            <text:p>6430352D74616E73312D320000000000</text:p>
          </table:table-cell>
          <table:table-cell office:value-type="float" office:value="20">
            <text:p>0020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string">
            <text:p>011D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B4CEFA</text:p>
          </table:table-cell>
          <table:table-cell office:value-type="string">
            <text:p>41F00000</text:p>
          </table:table-cell>
          <table:table-cell office:value-type="string">
            <text:p>3F422813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D2</text:p>
          </table:table-cell>
          <table:table-cell office:value-type="string">
            <text:p>Ruined Abbey</text:p>
          </table:table-cell>
          <table:table-cell office:value-type="string">
            <text:p>Level 3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5E+015">
            <text:p>6430350000000000</text:p>
          </table:table-cell>
          <table:table-cell office:value-type="float" office:value="6.43035E+015">
            <text:p>6430350000000000</text:p>
          </table:table-cell>
          <table:table-cell office:value-type="string">
            <text:p>6430352D74616E73312D330000000000</text:p>
          </table:table-cell>
          <table:table-cell office:value-type="float" office:value="20">
            <text:p>0020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EA14FE</text:p>
          </table:table-cell>
          <table:table-cell office:value-type="string">
            <text:p>C2FAF7CF</text:p>
          </table:table-cell>
          <table:table-cell office:value-type="string">
            <text:p>4529B2B8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D3</text:p>
          </table:table-cell>
          <table:table-cell office:value-type="string">
            <text:p>Ruined Abbey</text:p>
          </table:table-cell>
          <table:table-cell office:value-type="string">
            <text:p>Level 3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5E+015">
            <text:p>6430350000000000</text:p>
          </table:table-cell>
          <table:table-cell office:value-type="float" office:value="6.43035E+015">
            <text:p>6430350000000000</text:p>
          </table:table-cell>
          <table:table-cell office:value-type="string">
            <text:p>6430352D74616E73312D340000000000</text:p>
          </table:table-cell>
          <table:table-cell office:value-type="float" office:value="20">
            <text:p>0020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float" office:value="65">
            <text:p>0065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BF938F</text:p>
          </table:table-cell>
          <table:table-cell office:value-type="string">
            <text:p>C2FAF7CF</text:p>
          </table:table-cell>
          <table:table-cell office:value-type="string">
            <text:p>45387C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D4</text:p>
          </table:table-cell>
          <table:table-cell office:value-type="string">
            <text:p>Ruined Abbey</text:p>
          </table:table-cell>
          <table:table-cell office:value-type="string">
            <text:p>Level 3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5E+015">
            <text:p>6430350000000000</text:p>
          </table:table-cell>
          <table:table-cell office:value-type="float" office:value="6.43035E+015">
            <text:p>6430350000000000</text:p>
          </table:table-cell>
          <table:table-cell office:value-type="string">
            <text:p>6430352D74616E73312D350000000000</text:p>
          </table:table-cell>
          <table:table-cell office:value-type="float" office:value="20">
            <text:p>0020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C0CA8C</text:p>
          </table:table-cell>
          <table:table-cell office:value-type="string">
            <text:p>C2FAF7CF</text:p>
          </table:table-cell>
          <table:table-cell office:value-type="string">
            <text:p>45387C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D5</text:p>
          </table:table-cell>
          <table:table-cell office:value-type="string">
            <text:p>Ruined Abbey</text:p>
          </table:table-cell>
          <table:table-cell office:value-type="string">
            <text:p>Level 3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5E+015">
            <text:p>6430350000000000</text:p>
          </table:table-cell>
          <table:table-cell office:value-type="float" office:value="6.43035E+015">
            <text:p>6430350000000000</text:p>
          </table:table-cell>
          <table:table-cell office:value-type="string">
            <text:p>6430352D7475626F2D31000000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E10B23</text:p>
          </table:table-cell>
          <table:table-cell office:value-type="string">
            <text:p>C2FBBE77</text:p>
          </table:table-cell>
          <table:table-cell office:value-type="string">
            <text:p>42E34937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D6</text:p>
          </table:table-cell>
          <table:table-cell office:value-type="string">
            <text:p>Ruined Abbey</text:p>
          </table:table-cell>
          <table:table-cell office:value-type="string">
            <text:p>Level 3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5E+015">
            <text:p>6430350000000000</text:p>
          </table:table-cell>
          <table:table-cell office:value-type="float" office:value="6.43035E+015">
            <text:p>6430350000000000</text:p>
          </table:table-cell>
          <table:table-cell office:value-type="string">
            <text:p>6430352D7475626F2D32000000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E10B23</text:p>
          </table:table-cell>
          <table:table-cell office:value-type="string">
            <text:p>C2FBBE77</text:p>
          </table:table-cell>
          <table:table-cell office:value-type="string">
            <text:p>430372B0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D7</text:p>
          </table:table-cell>
          <table:table-cell office:value-type="string">
            <text:p>Ruined Abbey</text:p>
          </table:table-cell>
          <table:table-cell office:value-type="string">
            <text:p>Level 3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5E+015">
            <text:p>6430350000000000</text:p>
          </table:table-cell>
          <table:table-cell office:value-type="float" office:value="6.43035E+015">
            <text:p>6430350000000000</text:p>
          </table:table-cell>
          <table:table-cell office:value-type="string">
            <text:p>6430352D7475626F2D33000000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E1EF9E</text:p>
          </table:table-cell>
          <table:table-cell office:value-type="string">
            <text:p>C2FABF7D</text:p>
          </table:table-cell>
          <table:table-cell office:value-type="string">
            <text:p>451CBE14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D8</text:p>
          </table:table-cell>
          <table:table-cell office:value-type="string">
            <text:p>Ruined Abbey</text:p>
          </table:table-cell>
          <table:table-cell office:value-type="string">
            <text:p>Level 3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5E+015">
            <text:p>6430350000000000</text:p>
          </table:table-cell>
          <table:table-cell office:value-type="float" office:value="6.43035E+015">
            <text:p>6430350000000000</text:p>
          </table:table-cell>
          <table:table-cell office:value-type="string">
            <text:p>6430352D7475626F2D34000000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float" office:value="32">
            <text:p>0032</text:p>
          </table:table-cell>
          <table:table-cell office:value-type="float" office:value="0">
            <text:p>0000</text:p>
          </table:table-cell>
          <table:table-cell office:value-type="string">
            <text:p>C2E1EF9E</text:p>
          </table:table-cell>
          <table:table-cell office:value-type="string">
            <text:p>C2FABF7D</text:p>
          </table:table-cell>
          <table:table-cell office:value-type="string">
            <text:p>451E2FD7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D9</text:p>
          </table:table-cell>
          <table:table-cell office:value-type="string">
            <text:p>Ruined Abbey</text:p>
          </table:table-cell>
          <table:table-cell office:value-type="string">
            <text:p>Level 3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5E+015">
            <text:p>6430350000000000</text:p>
          </table:table-cell>
          <table:table-cell office:value-type="float" office:value="6.43035E+015">
            <text:p>6430350000000000</text:p>
          </table:table-cell>
          <table:table-cell office:value-type="string">
            <text:p>6430352D746172752D31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10E5E3</text:p>
          </table:table-cell>
          <table:table-cell office:value-type="string">
            <text:p>C2FA0189</text:p>
          </table:table-cell>
          <table:table-cell office:value-type="string">
            <text:p>4529A59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DA</text:p>
          </table:table-cell>
          <table:table-cell office:value-type="string">
            <text:p>Ruined Abbey</text:p>
          </table:table-cell>
          <table:table-cell office:value-type="string">
            <text:p>Level 3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5E+015">
            <text:p>6430350000000000</text:p>
          </table:table-cell>
          <table:table-cell office:value-type="float" office:value="6.43035E+015">
            <text:p>6430350000000000</text:p>
          </table:table-cell>
          <table:table-cell office:value-type="string">
            <text:p>6430352D746172752D32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27">
            <text:p>0127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2129BA</text:p>
          </table:table-cell>
          <table:table-cell office:value-type="string">
            <text:p>C2FA0189</text:p>
          </table:table-cell>
          <table:table-cell office:value-type="string">
            <text:p>4529A59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DB</text:p>
          </table:table-cell>
          <table:table-cell office:value-type="string">
            <text:p>Ruined Abbey</text:p>
          </table:table-cell>
          <table:table-cell office:value-type="string">
            <text:p>Level 3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5E+015">
            <text:p>6430350000000000</text:p>
          </table:table-cell>
          <table:table-cell office:value-type="float" office:value="6.43035E+015">
            <text:p>6430350000000000</text:p>
          </table:table-cell>
          <table:table-cell office:value-type="string">
            <text:p>6430352D746172752D33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32199A</text:p>
          </table:table-cell>
          <table:table-cell office:value-type="string">
            <text:p>C2FA0189</text:p>
          </table:table-cell>
          <table:table-cell office:value-type="string">
            <text:p>4529A59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DC</text:p>
          </table:table-cell>
          <table:table-cell office:value-type="string">
            <text:p>Ruined Abbey</text:p>
          </table:table-cell>
          <table:table-cell office:value-type="string">
            <text:p>Level 3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5E+015">
            <text:p>6430350000000000</text:p>
          </table:table-cell>
          <table:table-cell office:value-type="float" office:value="6.43035E+015">
            <text:p>6430350000000000</text:p>
          </table:table-cell>
          <table:table-cell office:value-type="string">
            <text:p>6430352D626F6F6B2D31000000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DFB45A</text:p>
          </table:table-cell>
          <table:table-cell office:value-type="string">
            <text:p>C2FB68F6</text:p>
          </table:table-cell>
          <table:table-cell office:value-type="string">
            <text:p>4307DBA6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DD</text:p>
          </table:table-cell>
          <table:table-cell office:value-type="string">
            <text:p>Ruined Abbey</text:p>
          </table:table-cell>
          <table:table-cell office:value-type="string">
            <text:p>Level 3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5E+015">
            <text:p>6430350000000000</text:p>
          </table:table-cell>
          <table:table-cell office:value-type="float" office:value="6.43035E+015">
            <text:p>6430350000000000</text:p>
          </table:table-cell>
          <table:table-cell office:value-type="string">
            <text:p>6430352D626F6F6B2D32000000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CFE2D1</text:p>
          </table:table-cell>
          <table:table-cell office:value-type="string">
            <text:p>C2FB68F6</text:p>
          </table:table-cell>
          <table:table-cell office:value-type="string">
            <text:p>4307DBA6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DE</text:p>
          </table:table-cell>
          <table:table-cell office:value-type="string">
            <text:p>Ruined Abbey</text:p>
          </table:table-cell>
          <table:table-cell office:value-type="string">
            <text:p>Level 3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5E+015">
            <text:p>6430350000000000</text:p>
          </table:table-cell>
          <table:table-cell office:value-type="float" office:value="6.43035E+015">
            <text:p>6430350000000000</text:p>
          </table:table-cell>
          <table:table-cell office:value-type="string">
            <text:p>6430352D626F6F6B2D33000000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C006C9</text:p>
          </table:table-cell>
          <table:table-cell office:value-type="string">
            <text:p>C2FB68F6</text:p>
          </table:table-cell>
          <table:table-cell office:value-type="string">
            <text:p>4307DBA6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DF</text:p>
          </table:table-cell>
          <table:table-cell office:value-type="string">
            <text:p>Ruined Abbey</text:p>
          </table:table-cell>
          <table:table-cell office:value-type="string">
            <text:p>Level 3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5E+015">
            <text:p>6430350000000000</text:p>
          </table:table-cell>
          <table:table-cell office:value-type="float" office:value="6.43035E+015">
            <text:p>6430350000000000</text:p>
          </table:table-cell>
          <table:table-cell office:value-type="string">
            <text:p>6430352D626F6F6B2D34000000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B0251F</text:p>
          </table:table-cell>
          <table:table-cell office:value-type="string">
            <text:p>C2FB68F6</text:p>
          </table:table-cell>
          <table:table-cell office:value-type="string">
            <text:p>4307DBA6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E0</text:p>
          </table:table-cell>
          <table:table-cell office:value-type="string">
            <text:p>Ruined Abbey</text:p>
          </table:table-cell>
          <table:table-cell office:value-type="string">
            <text:p>Level 3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5E+015">
            <text:p>6430350000000000</text:p>
          </table:table-cell>
          <table:table-cell office:value-type="float" office:value="6.43035E+015">
            <text:p>6430350000000000</text:p>
          </table:table-cell>
          <table:table-cell office:value-type="string">
            <text:p>6430352D626F6F6B2D35000000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A059FC</text:p>
          </table:table-cell>
          <table:table-cell office:value-type="string">
            <text:p>C2FB68F6</text:p>
          </table:table-cell>
          <table:table-cell office:value-type="string">
            <text:p>4307DBA6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E1</text:p>
          </table:table-cell>
          <table:table-cell office:value-type="string">
            <text:p>Emma's House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2E+015">
            <text:p>7330320000000000</text:p>
          </table:table-cell>
          <table:table-cell office:value-type="float" office:value="7.33032693031E+015">
            <text:p>7330326930310000</text:p>
          </table:table-cell>
          <table:table-cell office:value-type="string">
            <text:p>733032693031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1BE5B57</text:p>
          </table:table-cell>
          <table:table-cell office:value-type="float" office:value="0">
            <text:p>00000000</text:p>
          </table:table-cell>
          <table:table-cell office:value-type="string">
            <text:p>C255374C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E2</text:p>
          </table:table-cell>
          <table:table-cell office:value-type="string">
            <text:p>Emma's House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2E+015">
            <text:p>7330320000000000</text:p>
          </table:table-cell>
          <table:table-cell office:value-type="float" office:value="7.33032693031E+015">
            <text:p>7330326930310000</text:p>
          </table:table-cell>
          <table:table-cell office:value-type="string">
            <text:p>7330326930312D746172752D32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20EC08</text:p>
          </table:table-cell>
          <table:table-cell office:value-type="float" office:value="0">
            <text:p>00000000</text:p>
          </table:table-cell>
          <table:table-cell office:value-type="string">
            <text:p>C254C3FE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E3</text:p>
          </table:table-cell>
          <table:table-cell office:value-type="string">
            <text:p>Emma's House</text:p>
          </table:table-cell>
          <table:table-cell/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2E+015">
            <text:p>7330320000000000</text:p>
          </table:table-cell>
          <table:table-cell office:value-type="float" office:value="7.33032693031E+015">
            <text:p>7330326930310000</text:p>
          </table:table-cell>
          <table:table-cell office:value-type="string">
            <text:p>7330326930312D74616E73312D310000</text:p>
          </table:table-cell>
          <table:table-cell office:value-type="string">
            <text:p>003C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float" office:value="91">
            <text:p>0091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20FC539</text:p>
          </table:table-cell>
          <table:table-cell office:value-type="float" office:value="0">
            <text:p>00000000</text:p>
          </table:table-cell>
          <table:table-cell office:value-type="string">
            <text:p>4312DB23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E4</text:p>
          </table:table-cell>
          <table:table-cell office:value-type="string">
            <text:p>Emma's House</text:p>
          </table:table-cell>
          <table:table-cell/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2E+015">
            <text:p>7330320000000000</text:p>
          </table:table-cell>
          <table:table-cell office:value-type="float" office:value="7.33032693031E+015">
            <text:p>7330326930310000</text:p>
          </table:table-cell>
          <table:table-cell office:value-type="string">
            <text:p>7330326930312D74616E73322D310000</text:p>
          </table:table-cell>
          <table:table-cell office:value-type="string">
            <text:p>003D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0B40E6B</text:p>
          </table:table-cell>
          <table:table-cell office:value-type="float" office:value="0">
            <text:p>00000000</text:p>
          </table:table-cell>
          <table:table-cell office:value-type="string">
            <text:p>43159C29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E5</text:p>
          </table:table-cell>
          <table:table-cell office:value-type="string">
            <text:p>Riverside Chapel</text:p>
          </table:table-cell>
          <table:table-cell/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2E+015">
            <text:p>7330320000000000</text:p>
          </table:table-cell>
          <table:table-cell office:value-type="float" office:value="7.33032693032E+015">
            <text:p>7330326930320000</text:p>
          </table:table-cell>
          <table:table-cell office:value-type="string">
            <text:p>7330326930322D74616E73312D310000</text:p>
          </table:table-cell>
          <table:table-cell office:value-type="string">
            <text:p>003C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float" office:value="113">
            <text:p>0113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064D91</text:p>
          </table:table-cell>
          <table:table-cell office:value-type="float" office:value="0">
            <text:p>00000000</text:p>
          </table:table-cell>
          <table:table-cell office:value-type="string">
            <text:p>C3776312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E6</text:p>
          </table:table-cell>
          <table:table-cell office:value-type="string">
            <text:p>Ascantha</text:p>
          </table:table-cell>
          <table:table-cell office:value-type="string">
            <text:p>Church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2E+015">
            <text:p>6330320000000000</text:p>
          </table:table-cell>
          <table:table-cell office:value-type="float" office:value="6.33032693032E+015">
            <text:p>6330326930320000</text:p>
          </table:table-cell>
          <table:table-cell office:value-type="string">
            <text:p>6330326930322D626F6F6B2D31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FEEB85</text:p>
          </table:table-cell>
          <table:table-cell office:value-type="float" office:value="0">
            <text:p>00000000</text:p>
          </table:table-cell>
          <table:table-cell office:value-type="string">
            <text:p>C2D328F6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E7</text:p>
          </table:table-cell>
          <table:table-cell office:value-type="string">
            <text:p>Ascantha</text:p>
          </table:table-cell>
          <table:table-cell office:value-type="string">
            <text:p>Church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2E+015">
            <text:p>6330320000000000</text:p>
          </table:table-cell>
          <table:table-cell office:value-type="float" office:value="6.33032693032E+015">
            <text:p>6330326930320000</text:p>
          </table:table-cell>
          <table:table-cell office:value-type="string">
            <text:p>6330326930322D626F6F6B2D32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FEEB85</text:p>
          </table:table-cell>
          <table:table-cell office:value-type="float" office:value="0">
            <text:p>00000000</text:p>
          </table:table-cell>
          <table:table-cell office:value-type="string">
            <text:p>C28B58D5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E8</text:p>
          </table:table-cell>
          <table:table-cell office:value-type="string">
            <text:p>Ascantha</text:p>
          </table:table-cell>
          <table:table-cell office:value-type="string">
            <text:p>Church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2E+015">
            <text:p>6330320000000000</text:p>
          </table:table-cell>
          <table:table-cell office:value-type="float" office:value="6.33032693032E+015">
            <text:p>6330326930320000</text:p>
          </table:table-cell>
          <table:table-cell office:value-type="string">
            <text:p>6330326930322D626F6F6B2D33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FEEB85</text:p>
          </table:table-cell>
          <table:table-cell office:value-type="float" office:value="0">
            <text:p>00000000</text:p>
          </table:table-cell>
          <table:table-cell office:value-type="string">
            <text:p>C20940B8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E9</text:p>
          </table:table-cell>
          <table:table-cell office:value-type="string">
            <text:p>Ascantha</text:p>
          </table:table-cell>
          <table:table-cell office:value-type="string">
            <text:p>Church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2E+015">
            <text:p>6330320000000000</text:p>
          </table:table-cell>
          <table:table-cell office:value-type="float" office:value="6.33032693032E+015">
            <text:p>6330326930320000</text:p>
          </table:table-cell>
          <table:table-cell office:value-type="string">
            <text:p>6330326930322D626F6F6B2D34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FEEB85</text:p>
          </table:table-cell>
          <table:table-cell office:value-type="float" office:value="0">
            <text:p>00000000</text:p>
          </table:table-cell>
          <table:table-cell office:value-type="string">
            <text:p>420672FF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EA</text:p>
          </table:table-cell>
          <table:table-cell office:value-type="string">
            <text:p>Ascantha</text:p>
          </table:table-cell>
          <table:table-cell office:value-type="string">
            <text:p>Church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2E+015">
            <text:p>6330320000000000</text:p>
          </table:table-cell>
          <table:table-cell office:value-type="float" office:value="6.33032693032E+015">
            <text:p>6330326930320000</text:p>
          </table:table-cell>
          <table:table-cell office:value-type="string">
            <text:p>6330326930322D626F6F6B2D35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FEEB85</text:p>
          </table:table-cell>
          <table:table-cell office:value-type="float" office:value="0">
            <text:p>00000000</text:p>
          </table:table-cell>
          <table:table-cell office:value-type="string">
            <text:p>428B0D9F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EB</text:p>
          </table:table-cell>
          <table:table-cell office:value-type="string">
            <text:p>Ascantha</text:p>
          </table:table-cell>
          <table:table-cell office:value-type="string">
            <text:p>Church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2E+015">
            <text:p>6330320000000000</text:p>
          </table:table-cell>
          <table:table-cell office:value-type="float" office:value="6.33032693032E+015">
            <text:p>6330326930320000</text:p>
          </table:table-cell>
          <table:table-cell office:value-type="string">
            <text:p>6330326930322D626F6F6B2D36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FEEB85</text:p>
          </table:table-cell>
          <table:table-cell office:value-type="float" office:value="0">
            <text:p>00000000</text:p>
          </table:table-cell>
          <table:table-cell office:value-type="string">
            <text:p>42D1C8B4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EC</text:p>
          </table:table-cell>
          <table:table-cell office:value-type="string">
            <text:p>Ascantha</text:p>
          </table:table-cell>
          <table:table-cell office:value-type="string">
            <text:p>Church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2E+015">
            <text:p>6330320000000000</text:p>
          </table:table-cell>
          <table:table-cell office:value-type="float" office:value="6.33032693032E+015">
            <text:p>6330326930320000</text:p>
          </table:table-cell>
          <table:table-cell office:value-type="string">
            <text:p>6330326930322D626F6F6B2D37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FF5893</text:p>
          </table:table-cell>
          <table:table-cell office:value-type="float" office:value="0">
            <text:p>00000000</text:p>
          </table:table-cell>
          <table:table-cell office:value-type="string">
            <text:p>C2D2C5A2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ED</text:p>
          </table:table-cell>
          <table:table-cell office:value-type="string">
            <text:p>Ascantha</text:p>
          </table:table-cell>
          <table:table-cell office:value-type="string">
            <text:p>Church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2E+015">
            <text:p>6330320000000000</text:p>
          </table:table-cell>
          <table:table-cell office:value-type="float" office:value="6.33032693032E+015">
            <text:p>6330326930320000</text:p>
          </table:table-cell>
          <table:table-cell office:value-type="string">
            <text:p>6330326930322D626F6F6B2D38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FF5893</text:p>
          </table:table-cell>
          <table:table-cell office:value-type="float" office:value="0">
            <text:p>00000000</text:p>
          </table:table-cell>
          <table:table-cell office:value-type="string">
            <text:p>C28C04C3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EE</text:p>
          </table:table-cell>
          <table:table-cell office:value-type="string">
            <text:p>Ascantha</text:p>
          </table:table-cell>
          <table:table-cell office:value-type="string">
            <text:p>Church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2E+015">
            <text:p>6330320000000000</text:p>
          </table:table-cell>
          <table:table-cell office:value-type="float" office:value="6.33032693032E+015">
            <text:p>6330326930320000</text:p>
          </table:table-cell>
          <table:table-cell office:value-type="string">
            <text:p>6330326930322D626F6F6B2D39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FF5893</text:p>
          </table:table-cell>
          <table:table-cell office:value-type="float" office:value="0">
            <text:p>00000000</text:p>
          </table:table-cell>
          <table:table-cell office:value-type="string">
            <text:p>C20C1B23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EF</text:p>
          </table:table-cell>
          <table:table-cell office:value-type="string">
            <text:p>Ascantha</text:p>
          </table:table-cell>
          <table:table-cell office:value-type="string">
            <text:p>Church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2E+015">
            <text:p>6330320000000000</text:p>
          </table:table-cell>
          <table:table-cell office:value-type="float" office:value="6.33032693032E+015">
            <text:p>6330326930320000</text:p>
          </table:table-cell>
          <table:table-cell office:value-type="string">
            <text:p>6330326930322D626F6F6B2D313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FF5893</text:p>
          </table:table-cell>
          <table:table-cell office:value-type="float" office:value="0">
            <text:p>00000000</text:p>
          </table:table-cell>
          <table:table-cell office:value-type="string">
            <text:p>4206E7D5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F0</text:p>
          </table:table-cell>
          <table:table-cell office:value-type="string">
            <text:p>Ascantha</text:p>
          </table:table-cell>
          <table:table-cell office:value-type="string">
            <text:p>Church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2E+015">
            <text:p>6330320000000000</text:p>
          </table:table-cell>
          <table:table-cell office:value-type="float" office:value="6.33032693032E+015">
            <text:p>6330326930320000</text:p>
          </table:table-cell>
          <table:table-cell office:value-type="string">
            <text:p>6330326930322D626F6F6B2D3131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FF5893</text:p>
          </table:table-cell>
          <table:table-cell office:value-type="float" office:value="0">
            <text:p>00000000</text:p>
          </table:table-cell>
          <table:table-cell office:value-type="string">
            <text:p>428A3DCC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F1</text:p>
          </table:table-cell>
          <table:table-cell office:value-type="string">
            <text:p>Ascantha</text:p>
          </table:table-cell>
          <table:table-cell office:value-type="string">
            <text:p>Church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2E+015">
            <text:p>6330320000000000</text:p>
          </table:table-cell>
          <table:table-cell office:value-type="float" office:value="6.33032693032E+015">
            <text:p>6330326930320000</text:p>
          </table:table-cell>
          <table:table-cell office:value-type="string">
            <text:p>6330326930322D626F6F6B2D3132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FF5893</text:p>
          </table:table-cell>
          <table:table-cell office:value-type="float" office:value="0">
            <text:p>00000000</text:p>
          </table:table-cell>
          <table:table-cell office:value-type="string">
            <text:p>42D212F2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F2</text:p>
          </table:table-cell>
          <table:table-cell office:value-type="string">
            <text:p>Ascantha</text:p>
          </table:table-cell>
          <table:table-cell office:value-type="string">
            <text:p>South House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2E+015">
            <text:p>6330320000000000</text:p>
          </table:table-cell>
          <table:table-cell office:value-type="float" office:value="6.33032693033E+015">
            <text:p>6330326930330000</text:p>
          </table:table-cell>
          <table:table-cell office:value-type="string">
            <text:p>6330326930332D7475626F2D31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25">
            <text:p>0125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1D753F</text:p>
          </table:table-cell>
          <table:table-cell office:value-type="float" office:value="0">
            <text:p>00000000</text:p>
          </table:table-cell>
          <table:table-cell office:value-type="string">
            <text:p>421F6979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F3</text:p>
          </table:table-cell>
          <table:table-cell office:value-type="string">
            <text:p>Ascantha</text:p>
          </table:table-cell>
          <table:table-cell office:value-type="string">
            <text:p>South House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2E+015">
            <text:p>6330320000000000</text:p>
          </table:table-cell>
          <table:table-cell office:value-type="float" office:value="6.33032693033E+015">
            <text:p>6330326930330000</text:p>
          </table:table-cell>
          <table:table-cell office:value-type="string">
            <text:p>6330326930332D7475626F2D32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1D753F</text:p>
          </table:table-cell>
          <table:table-cell office:value-type="float" office:value="0">
            <text:p>00000000</text:p>
          </table:table-cell>
          <table:table-cell office:value-type="string">
            <text:p>4268EA3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F4</text:p>
          </table:table-cell>
          <table:table-cell office:value-type="string">
            <text:p>Ascantha</text:p>
          </table:table-cell>
          <table:table-cell office:value-type="string">
            <text:p>South House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2E+015">
            <text:p>6330320000000000</text:p>
          </table:table-cell>
          <table:table-cell office:value-type="float" office:value="6.33032693033E+015">
            <text:p>6330326930330000</text:p>
          </table:table-cell>
          <table:table-cell office:value-type="string">
            <text:p>6330326930332D74616E73322D310000</text:p>
          </table:table-cell>
          <table:table-cell office:value-type="float" office:value="8">
            <text:p>0008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4F8880</text:p>
          </table:table-cell>
          <table:table-cell office:value-type="float" office:value="0">
            <text:p>00000000</text:p>
          </table:table-cell>
          <table:table-cell office:value-type="string">
            <text:p>428F81A3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F5</text:p>
          </table:table-cell>
          <table:table-cell office:value-type="string">
            <text:p>Ascantha</text:p>
          </table:table-cell>
          <table:table-cell office:value-type="string">
            <text:p>South House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2E+015">
            <text:p>6330320000000000</text:p>
          </table:table-cell>
          <table:table-cell office:value-type="float" office:value="6.33032693033E+015">
            <text:p>6330326930330000</text:p>
          </table:table-cell>
          <table:table-cell office:value-type="string">
            <text:p>6330326930332D74616E73322D320000</text:p>
          </table:table-cell>
          <table:table-cell office:value-type="float" office:value="9">
            <text:p>0009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1A2CB92</text:p>
          </table:table-cell>
          <table:table-cell office:value-type="float" office:value="0">
            <text:p>00000000</text:p>
          </table:table-cell>
          <table:table-cell office:value-type="string">
            <text:p>428F81A3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F6</text:p>
          </table:table-cell>
          <table:table-cell office:value-type="string">
            <text:p>Ascantha</text:p>
          </table:table-cell>
          <table:table-cell office:value-type="string">
            <text:p>North House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2E+015">
            <text:p>6330320000000000</text:p>
          </table:table-cell>
          <table:table-cell office:value-type="float" office:value="6.33032693034E+015">
            <text:p>6330326930340000</text:p>
          </table:table-cell>
          <table:table-cell office:value-type="string">
            <text:p>6330326930342D74616E73322D310000</text:p>
          </table:table-cell>
          <table:table-cell office:value-type="float" office:value="13">
            <text:p>0013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float" office:value="64">
            <text:p>006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28B5097</text:p>
          </table:table-cell>
          <table:table-cell office:value-type="float" office:value="0">
            <text:p>00000000</text:p>
          </table:table-cell>
          <table:table-cell office:value-type="string">
            <text:p>4266D2D7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F7</text:p>
          </table:table-cell>
          <table:table-cell office:value-type="string">
            <text:p>Ascantha Castle</text:p>
          </table:table-cell>
          <table:table-cell office:value-type="string">
            <text:p>1st Floor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2E+015">
            <text:p>6330320000000000</text:p>
          </table:table-cell>
          <table:table-cell office:value-type="float" office:value="6.33032693035E+015">
            <text:p>6330326930350000</text:p>
          </table:table-cell>
          <table:table-cell office:value-type="string">
            <text:p>6330326930352D74616E73322D310000</text:p>
          </table:table-cell>
          <table:table-cell office:value-type="float" office:value="9">
            <text:p>0009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string">
            <text:p>002A</text:p>
          </table:table-cell>
          <table:table-cell office:value-type="float" office:value="0">
            <text:p>0000</text:p>
          </table:table-cell>
          <table:table-cell office:value-type="string">
            <text:p>C37D3021</text:p>
          </table:table-cell>
          <table:table-cell office:value-type="float" office:value="0">
            <text:p>00000000</text:p>
          </table:table-cell>
          <table:table-cell office:value-type="string">
            <text:p>439795A2</text:p>
          </table:table-cell>
          <table:table-cell office:value-type="float" office:value="43160000">
            <text:p>4316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F8</text:p>
          </table:table-cell>
          <table:table-cell office:value-type="string">
            <text:p>Ascantha Castle</text:p>
          </table:table-cell>
          <table:table-cell office:value-type="string">
            <text:p>1st Floor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2E+015">
            <text:p>6330320000000000</text:p>
          </table:table-cell>
          <table:table-cell office:value-type="float" office:value="6.33032693035E+015">
            <text:p>6330326930350000</text:p>
          </table:table-cell>
          <table:table-cell office:value-type="string">
            <text:p>6330326930352D74616E73322D320000</text:p>
          </table:table-cell>
          <table:table-cell office:value-type="float" office:value="9">
            <text:p>0009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619DF4</text:p>
          </table:table-cell>
          <table:table-cell office:value-type="float" office:value="0">
            <text:p>00000000</text:p>
          </table:table-cell>
          <table:table-cell office:value-type="string">
            <text:p>439F5FDF</text:p>
          </table:table-cell>
          <table:table-cell office:value-type="float" office:value="43150000">
            <text:p>4315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F9</text:p>
          </table:table-cell>
          <table:table-cell office:value-type="string">
            <text:p>Ascantha Castle</text:p>
          </table:table-cell>
          <table:table-cell office:value-type="string">
            <text:p>3rd Floor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2E+015">
            <text:p>6330320000000000</text:p>
          </table:table-cell>
          <table:table-cell office:value-type="float" office:value="6.33032693036E+015">
            <text:p>6330326930360000</text:p>
          </table:table-cell>
          <table:table-cell office:value-type="string">
            <text:p>6330326930362D74616E73322D310000</text:p>
          </table:table-cell>
          <table:table-cell office:value-type="float" office:value="9">
            <text:p>0009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62C8F6</text:p>
          </table:table-cell>
          <table:table-cell office:value-type="string">
            <text:p>BD28CBD1</text:p>
          </table:table-cell>
          <table:table-cell office:value-type="string">
            <text:p>417ABC02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FA</text:p>
          </table:table-cell>
          <table:table-cell office:value-type="string">
            <text:p>Ascantha Castle</text:p>
          </table:table-cell>
          <table:table-cell office:value-type="string">
            <text:p>3rd Floor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2E+015">
            <text:p>6330320000000000</text:p>
          </table:table-cell>
          <table:table-cell office:value-type="float" office:value="6.33032693036E+015">
            <text:p>6330326930360000</text:p>
          </table:table-cell>
          <table:table-cell office:value-type="string">
            <text:p>6330326930362D74616E73322D320000</text:p>
          </table:table-cell>
          <table:table-cell office:value-type="float" office:value="9">
            <text:p>0009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62DAA0</text:p>
          </table:table-cell>
          <table:table-cell office:value-type="string">
            <text:p>BD28CBD1</text:p>
          </table:table-cell>
          <table:table-cell office:value-type="string">
            <text:p>C1823D71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FB</text:p>
          </table:table-cell>
          <table:table-cell office:value-type="string">
            <text:p>Ascantha Castle</text:p>
          </table:table-cell>
          <table:table-cell office:value-type="string">
            <text:p>2nd Floor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2E+015">
            <text:p>6330320000000000</text:p>
          </table:table-cell>
          <table:table-cell office:value-type="float" office:value="6.33032693038E+015">
            <text:p>6330326930380000</text:p>
          </table:table-cell>
          <table:table-cell office:value-type="string">
            <text:p>633032693038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26">
            <text:p>0126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36672B</text:p>
          </table:table-cell>
          <table:table-cell office:value-type="string">
            <text:p>42AA12D7</text:p>
          </table:table-cell>
          <table:table-cell office:value-type="string">
            <text:p>433D72B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FC</text:p>
          </table:table-cell>
          <table:table-cell office:value-type="string">
            <text:p>Ascantha Castle</text:p>
          </table:table-cell>
          <table:table-cell office:value-type="string">
            <text:p>2nd Floor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2E+015">
            <text:p>6330320000000000</text:p>
          </table:table-cell>
          <table:table-cell office:value-type="float" office:value="6.33032693038E+015">
            <text:p>6330326930380000</text:p>
          </table:table-cell>
          <table:table-cell office:value-type="string">
            <text:p>6330326930382D746172752D32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436E98</text:p>
          </table:table-cell>
          <table:table-cell office:value-type="string">
            <text:p>42A9D803</text:p>
          </table:table-cell>
          <table:table-cell office:value-type="string">
            <text:p>4329F81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FD</text:p>
          </table:table-cell>
          <table:table-cell office:value-type="string">
            <text:p>Ascantha Castle</text:p>
          </table:table-cell>
          <table:table-cell office:value-type="string">
            <text:p>2nd Floor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2E+015">
            <text:p>6330320000000000</text:p>
          </table:table-cell>
          <table:table-cell office:value-type="float" office:value="6.33032693038E+015">
            <text:p>6330326930380000</text:p>
          </table:table-cell>
          <table:table-cell office:value-type="string">
            <text:p>6330326930382D7475626F2D31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0F7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36974C</text:p>
          </table:table-cell>
          <table:table-cell office:value-type="string">
            <text:p>42AA0000</text:p>
          </table:table-cell>
          <table:table-cell office:value-type="string">
            <text:p>42B6B74C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FE</text:p>
          </table:table-cell>
          <table:table-cell office:value-type="string">
            <text:p>Wisher's Peak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2E+015">
            <text:p>6430320000000000</text:p>
          </table:table-cell>
          <table:table-cell office:value-type="float" office:value="6.43032E+015">
            <text:p>6430320000000000</text:p>
          </table:table-cell>
          <table:table-cell office:value-type="string">
            <text:p>6430322D74626F782D31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00A2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949E56</text:p>
          </table:table-cell>
          <table:table-cell office:value-type="string">
            <text:p>441FC810</text:p>
          </table:table-cell>
          <table:table-cell office:value-type="float" office:value="43887958">
            <text:p>43887958</text:p>
          </table:table-cell>
          <table:table-cell office:value-type="float" office:value="43240000">
            <text:p>432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0FF</text:p>
          </table:table-cell>
          <table:table-cell office:value-type="string">
            <text:p>Wisher's Peak</text:p>
          </table:table-cell>
          <table:table-cell office:value-type="string">
            <text:p>Entrance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2E+015">
            <text:p>6430320000000000</text:p>
          </table:table-cell>
          <table:table-cell office:value-type="float" office:value="6.43032693031E+015">
            <text:p>6430326930310000</text:p>
          </table:table-cell>
          <table:table-cell office:value-type="string">
            <text:p>6430326930312D74626F782D31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56">
            <text:p>0056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153AA0</text:p>
          </table:table-cell>
          <table:table-cell office:value-type="float" office:value="0">
            <text:p>00000000</text:p>
          </table:table-cell>
          <table:table-cell office:value-type="string">
            <text:p>C44945D3</text:p>
          </table:table-cell>
          <table:table-cell office:value-type="string">
            <text:p>C25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00">
            <text:p>0100</text:p>
          </table:table-cell>
          <table:table-cell office:value-type="string">
            <text:p>Wisher's Peak</text:p>
          </table:table-cell>
          <table:table-cell office:value-type="string">
            <text:p>Well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2E+015">
            <text:p>6430320000000000</text:p>
          </table:table-cell>
          <table:table-cell office:value-type="float" office:value="6.43032693032E+015">
            <text:p>6430326930320000</text:p>
          </table:table-cell>
          <table:table-cell office:value-type="string">
            <text:p>6430326930322D74626F782D31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string">
            <text:p>01F4</text:p>
          </table:table-cell>
          <table:table-cell office:value-type="float" office:value="0">
            <text:p>0000</text:p>
          </table:table-cell>
          <table:table-cell office:value-type="string">
            <text:p>C32CB852</text:p>
          </table:table-cell>
          <table:table-cell office:value-type="float" office:value="0">
            <text:p>00000000</text:p>
          </table:table-cell>
          <table:table-cell office:value-type="string">
            <text:p>C3044DD3</text:p>
          </table:table-cell>
          <table:table-cell office:value-type="string">
            <text:p>C1D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01">
            <text:p>0101</text:p>
          </table:table-cell>
          <table:table-cell office:value-type="string">
            <text:p>Pickham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0340000000000</text:p>
          </table:table-cell>
          <table:table-cell office:value-type="string">
            <text:p>6D30342D746172752D31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string">
            <text:p>001A</text:p>
          </table:table-cell>
          <table:table-cell office:value-type="float" office:value="0">
            <text:p>0000</text:p>
          </table:table-cell>
          <table:table-cell office:value-type="string">
            <text:p>44125A7F</text:p>
          </table:table-cell>
          <table:table-cell office:value-type="string">
            <text:p>4039EF20</text:p>
          </table:table-cell>
          <table:table-cell office:value-type="string">
            <text:p>4404CD0E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02">
            <text:p>0102</text:p>
          </table:table-cell>
          <table:table-cell office:value-type="string">
            <text:p>Pickham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0340000000000</text:p>
          </table:table-cell>
          <table:table-cell office:value-type="string">
            <text:p>6D30342D746172752D32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4125A7F</text:p>
          </table:table-cell>
          <table:table-cell office:value-type="string">
            <text:p>4039EF20</text:p>
          </table:table-cell>
          <table:table-cell office:value-type="string">
            <text:p>4408F979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03">
            <text:p>0103</text:p>
          </table:table-cell>
          <table:table-cell office:value-type="string">
            <text:p>Pickham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0340000000000</text:p>
          </table:table-cell>
          <table:table-cell office:value-type="string">
            <text:p>6D30342D746172752D33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4125A7F</text:p>
          </table:table-cell>
          <table:table-cell office:value-type="string">
            <text:p>4039EF20</text:p>
          </table:table-cell>
          <table:table-cell office:value-type="string">
            <text:p>440D25F4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04">
            <text:p>0104</text:p>
          </table:table-cell>
          <table:table-cell office:value-type="string">
            <text:p>Pickham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0340000000000</text:p>
          </table:table-cell>
          <table:table-cell office:value-type="string">
            <text:p>6D30342D746172752D34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26">
            <text:p>0126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2721A02</text:p>
          </table:table-cell>
          <table:table-cell office:value-type="string">
            <text:p>42DE09BA</text:p>
          </table:table-cell>
          <table:table-cell office:value-type="string">
            <text:p>C41102F2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05">
            <text:p>0105</text:p>
          </table:table-cell>
          <table:table-cell office:value-type="string">
            <text:p>Pickham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0340000000000</text:p>
          </table:table-cell>
          <table:table-cell office:value-type="string">
            <text:p>6D30342D746172752D35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9C707D</text:p>
          </table:table-cell>
          <table:table-cell office:value-type="string">
            <text:p>42DE09BA</text:p>
          </table:table-cell>
          <table:table-cell office:value-type="string">
            <text:p>C41102F2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06">
            <text:p>0106</text:p>
          </table:table-cell>
          <table:table-cell office:value-type="string">
            <text:p>Pickham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0340000000000</text:p>
          </table:table-cell>
          <table:table-cell office:value-type="string">
            <text:p>6D30342D746172752D36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C0E681</text:p>
          </table:table-cell>
          <table:table-cell office:value-type="string">
            <text:p>42DE09BA</text:p>
          </table:table-cell>
          <table:table-cell office:value-type="string">
            <text:p>C41102F2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07">
            <text:p>0107</text:p>
          </table:table-cell>
          <table:table-cell office:value-type="string">
            <text:p>Pickham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0340000000000</text:p>
          </table:table-cell>
          <table:table-cell office:value-type="string">
            <text:p>6D30342D7475626F2D37000000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11E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175F7D</text:p>
          </table:table-cell>
          <table:table-cell office:value-type="string">
            <text:p>40753FD1</text:p>
          </table:table-cell>
          <table:table-cell office:value-type="float" office:value="41927972">
            <text:p>41927972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08">
            <text:p>0108</text:p>
          </table:table-cell>
          <table:table-cell office:value-type="string">
            <text:p>Pickham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0340000000000</text:p>
          </table:table-cell>
          <table:table-cell office:value-type="string">
            <text:p>6D30342D7475626F2D38000000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435179</text:p>
          </table:table-cell>
          <table:table-cell office:value-type="string">
            <text:p>429CD8A1</text:p>
          </table:table-cell>
          <table:table-cell office:value-type="string">
            <text:p>C3A63F3B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09">
            <text:p>0109</text:p>
          </table:table-cell>
          <table:table-cell office:value-type="string">
            <text:p>Pickham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0340000000000</text:p>
          </table:table-cell>
          <table:table-cell office:value-type="string">
            <text:p>6D30342D7475626F2D39000000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3EDB33</text:p>
          </table:table-cell>
          <table:table-cell office:value-type="string">
            <text:p>429CD8A1</text:p>
          </table:table-cell>
          <table:table-cell office:value-type="string">
            <text:p>C3A63F3B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0A</text:p>
          </table:table-cell>
          <table:table-cell office:value-type="string">
            <text:p>Pickham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0340000000000</text:p>
          </table:table-cell>
          <table:table-cell office:value-type="string">
            <text:p>6D30342D7475626F2D31300000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4370E5</text:p>
          </table:table-cell>
          <table:table-cell office:value-type="string">
            <text:p>429CD8A1</text:p>
          </table:table-cell>
          <table:table-cell office:value-type="string">
            <text:p>C39D724E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0B</text:p>
          </table:table-cell>
          <table:table-cell office:value-type="string">
            <text:p>Pickham</text:p>
          </table:table-cell>
          <table:table-cell office:value-type="string">
            <text:p>Inn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40000000000</text:p>
          </table:table-cell>
          <table:table-cell office:value-type="string">
            <text:p>6D30346930310000</text:p>
          </table:table-cell>
          <table:table-cell office:value-type="string">
            <text:p>6D30346930312D74616E73312D310000</text:p>
          </table:table-cell>
          <table:table-cell office:value-type="float" office:value="8">
            <text:p>0008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1831AA</text:p>
          </table:table-cell>
          <table:table-cell office:value-type="string">
            <text:p>42A0676D</text:p>
          </table:table-cell>
          <table:table-cell office:value-type="string">
            <text:p>C2F5E354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0C</text:p>
          </table:table-cell>
          <table:table-cell office:value-type="string">
            <text:p>Pickham</text:p>
          </table:table-cell>
          <table:table-cell office:value-type="string">
            <text:p>Inn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40000000000</text:p>
          </table:table-cell>
          <table:table-cell office:value-type="string">
            <text:p>6D30346930310000</text:p>
          </table:table-cell>
          <table:table-cell office:value-type="string">
            <text:p>6D30346930312D74616E73312D320000</text:p>
          </table:table-cell>
          <table:table-cell office:value-type="float" office:value="8">
            <text:p>0008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float" office:value="23">
            <text:p>0023</text:p>
          </table:table-cell>
          <table:table-cell office:value-type="float" office:value="0">
            <text:p>0000</text:p>
          </table:table-cell>
          <table:table-cell office:value-type="string">
            <text:p>41E41D15</text:p>
          </table:table-cell>
          <table:table-cell office:value-type="string">
            <text:p>42A0676D</text:p>
          </table:table-cell>
          <table:table-cell office:value-type="string">
            <text:p>C2F5E354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0D</text:p>
          </table:table-cell>
          <table:table-cell office:value-type="string">
            <text:p>Pickham</text:p>
          </table:table-cell>
          <table:table-cell office:value-type="string">
            <text:p>North Pub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40000000000</text:p>
          </table:table-cell>
          <table:table-cell office:value-type="string">
            <text:p>6D30346930330000</text:p>
          </table:table-cell>
          <table:table-cell office:value-type="string">
            <text:p>6D3034693033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BCCCC0</text:p>
          </table:table-cell>
          <table:table-cell office:value-type="string">
            <text:p>409FD7C7</text:p>
          </table:table-cell>
          <table:table-cell office:value-type="string">
            <text:p>434ABBA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0E</text:p>
          </table:table-cell>
          <table:table-cell office:value-type="string">
            <text:p>Pickham</text:p>
          </table:table-cell>
          <table:table-cell office:value-type="string">
            <text:p>North Pub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40000000000</text:p>
          </table:table-cell>
          <table:table-cell office:value-type="string">
            <text:p>6D30346930330000</text:p>
          </table:table-cell>
          <table:table-cell office:value-type="string">
            <text:p>6D30346930332D746172752D32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969759</text:p>
          </table:table-cell>
          <table:table-cell office:value-type="string">
            <text:p>409FD7C7</text:p>
          </table:table-cell>
          <table:table-cell office:value-type="string">
            <text:p>434ABBA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0F</text:p>
          </table:table-cell>
          <table:table-cell office:value-type="string">
            <text:p>Pickham</text:p>
          </table:table-cell>
          <table:table-cell office:value-type="string">
            <text:p>North Pub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40000000000</text:p>
          </table:table-cell>
          <table:table-cell office:value-type="string">
            <text:p>6D30346930330000</text:p>
          </table:table-cell>
          <table:table-cell office:value-type="string">
            <text:p>6D30346930332D746172752D33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24">
            <text:p>012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61F5A8</text:p>
          </table:table-cell>
          <table:table-cell office:value-type="string">
            <text:p>409FD7C7</text:p>
          </table:table-cell>
          <table:table-cell office:value-type="string">
            <text:p>434ABBA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10">
            <text:p>0110</text:p>
          </table:table-cell>
          <table:table-cell office:value-type="string">
            <text:p>Pickham</text:p>
          </table:table-cell>
          <table:table-cell office:value-type="string">
            <text:p>Armour Shop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40000000000</text:p>
          </table:table-cell>
          <table:table-cell office:value-type="string">
            <text:p>6D30346930340000</text:p>
          </table:table-cell>
          <table:table-cell office:value-type="string">
            <text:p>6D30346930342D74616E73312D310000</text:p>
          </table:table-cell>
          <table:table-cell office:value-type="float" office:value="25">
            <text:p>0025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string">
            <text:p>007B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2B20000</text:p>
          </table:table-cell>
          <table:table-cell office:value-type="float" office:value="0">
            <text:p>00000000</text:p>
          </table:table-cell>
          <table:table-cell office:value-type="string">
            <text:p>C3563333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11">
            <text:p>0111</text:p>
          </table:table-cell>
          <table:table-cell office:value-type="string">
            <text:p>Pickham</text:p>
          </table:table-cell>
          <table:table-cell office:value-type="string">
            <text:p>Armour Shop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40000000000</text:p>
          </table:table-cell>
          <table:table-cell office:value-type="string">
            <text:p>6D30346930340000</text:p>
          </table:table-cell>
          <table:table-cell office:value-type="string">
            <text:p>6D30346930342D74616E73312D320000</text:p>
          </table:table-cell>
          <table:table-cell office:value-type="float" office:value="25">
            <text:p>0025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6A0000</text:p>
          </table:table-cell>
          <table:table-cell office:value-type="float" office:value="0">
            <text:p>00000000</text:p>
          </table:table-cell>
          <table:table-cell office:value-type="string">
            <text:p>C356666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12">
            <text:p>0112</text:p>
          </table:table-cell>
          <table:table-cell office:value-type="string">
            <text:p>Pickham</text:p>
          </table:table-cell>
          <table:table-cell office:value-type="string">
            <text:p>Item Shop</text:p>
          </table:table-cell>
          <table:table-cell office:value-type="string">
            <text:p>Sack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40000000000</text:p>
          </table:table-cell>
          <table:table-cell office:value-type="string">
            <text:p>6D30346930350000</text:p>
          </table:table-cell>
          <table:table-cell office:value-type="string">
            <text:p>6D30346930352D7361636B2D31000000</text:p>
          </table:table-cell>
          <table:table-cell office:value-type="string">
            <text:p>000B</text:p>
          </table:table-cell>
          <table:table-cell office:value-type="float" office:value="6">
            <text:p>0006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2B43333</text:p>
          </table:table-cell>
          <table:table-cell office:value-type="float" office:value="0">
            <text:p>00000000</text:p>
          </table:table-cell>
          <table:table-cell office:value-type="string">
            <text:p>41C40000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13">
            <text:p>0113</text:p>
          </table:table-cell>
          <table:table-cell office:value-type="string">
            <text:p>Pickham</text:p>
          </table:table-cell>
          <table:table-cell office:value-type="string">
            <text:p>Item Shop</text:p>
          </table:table-cell>
          <table:table-cell office:value-type="string">
            <text:p>Sack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40000000000</text:p>
          </table:table-cell>
          <table:table-cell office:value-type="string">
            <text:p>6D30346930350000</text:p>
          </table:table-cell>
          <table:table-cell office:value-type="string">
            <text:p>6D30346930352D7361636B2D32000000</text:p>
          </table:table-cell>
          <table:table-cell office:value-type="string">
            <text:p>000B</text:p>
          </table:table-cell>
          <table:table-cell office:value-type="float" office:value="6">
            <text:p>0006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B43333</text:p>
          </table:table-cell>
          <table:table-cell office:value-type="float" office:value="0">
            <text:p>00000000</text:p>
          </table:table-cell>
          <table:table-cell office:value-type="string">
            <text:p>4226CCCD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14">
            <text:p>0114</text:p>
          </table:table-cell>
          <table:table-cell office:value-type="string">
            <text:p>Pickham</text:p>
          </table:table-cell>
          <table:table-cell office:value-type="string">
            <text:p>Item Shop</text:p>
          </table:table-cell>
          <table:table-cell office:value-type="string">
            <text:p>Sack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40000000000</text:p>
          </table:table-cell>
          <table:table-cell office:value-type="string">
            <text:p>6D30346930350000</text:p>
          </table:table-cell>
          <table:table-cell office:value-type="string">
            <text:p>6D30346930352D7361636B2D33000000</text:p>
          </table:table-cell>
          <table:table-cell office:value-type="string">
            <text:p>000B</text:p>
          </table:table-cell>
          <table:table-cell office:value-type="float" office:value="6">
            <text:p>0006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B43333</text:p>
          </table:table-cell>
          <table:table-cell office:value-type="float" office:value="0">
            <text:p>00000000</text:p>
          </table:table-cell>
          <table:table-cell office:value-type="string">
            <text:p>426A0000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15">
            <text:p>0115</text:p>
          </table:table-cell>
          <table:table-cell office:value-type="string">
            <text:p>Pickham</text:p>
          </table:table-cell>
          <table:table-cell office:value-type="string">
            <text:p>Brains' Home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40000000000</text:p>
          </table:table-cell>
          <table:table-cell office:value-type="string">
            <text:p>6D30346930360000</text:p>
          </table:table-cell>
          <table:table-cell office:value-type="string">
            <text:p>6D30346930362D7475626F2D31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string">
            <text:p>001E</text:p>
          </table:table-cell>
          <table:table-cell office:value-type="float" office:value="0">
            <text:p>0000</text:p>
          </table:table-cell>
          <table:table-cell office:value-type="string">
            <text:p>42EB1168</text:p>
          </table:table-cell>
          <table:table-cell office:value-type="float" office:value="0">
            <text:p>00000000</text:p>
          </table:table-cell>
          <table:table-cell office:value-type="string">
            <text:p>C36F781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16">
            <text:p>0116</text:p>
          </table:table-cell>
          <table:table-cell office:value-type="string">
            <text:p>Pickham</text:p>
          </table:table-cell>
          <table:table-cell office:value-type="string">
            <text:p>Brains' Home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40000000000</text:p>
          </table:table-cell>
          <table:table-cell office:value-type="string">
            <text:p>6D30346930360000</text:p>
          </table:table-cell>
          <table:table-cell office:value-type="string">
            <text:p>6D30346930362D7475626F2D32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0">
            <text:p>0110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2EB1168</text:p>
          </table:table-cell>
          <table:table-cell office:value-type="float" office:value="0">
            <text:p>00000000</text:p>
          </table:table-cell>
          <table:table-cell office:value-type="string">
            <text:p>C35DC831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17">
            <text:p>0117</text:p>
          </table:table-cell>
          <table:table-cell office:value-type="string">
            <text:p>Pickham</text:p>
          </table:table-cell>
          <table:table-cell office:value-type="string">
            <text:p>Brains' Hom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40000000000</text:p>
          </table:table-cell>
          <table:table-cell office:value-type="string">
            <text:p>6D30346930360000</text:p>
          </table:table-cell>
          <table:table-cell office:value-type="string">
            <text:p>6D3034693036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2DCC30</text:p>
          </table:table-cell>
          <table:table-cell office:value-type="float" office:value="0">
            <text:p>00000000</text:p>
          </table:table-cell>
          <table:table-cell office:value-type="string">
            <text:p>C358DF3B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18">
            <text:p>0118</text:p>
          </table:table-cell>
          <table:table-cell office:value-type="string">
            <text:p>Pickham</text:p>
          </table:table-cell>
          <table:table-cell office:value-type="string">
            <text:p>Brains' Hom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40000000000</text:p>
          </table:table-cell>
          <table:table-cell office:value-type="string">
            <text:p>6D30346930360000</text:p>
          </table:table-cell>
          <table:table-cell office:value-type="string">
            <text:p>6D30346930362D746172752D32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79CF5C</text:p>
          </table:table-cell>
          <table:table-cell office:value-type="float" office:value="0">
            <text:p>00000000</text:p>
          </table:table-cell>
          <table:table-cell office:value-type="string">
            <text:p>C358DE35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19">
            <text:p>0119</text:p>
          </table:table-cell>
          <table:table-cell office:value-type="string">
            <text:p>Pickham</text:p>
          </table:table-cell>
          <table:table-cell office:value-type="string">
            <text:p>Brains' Home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40000000000</text:p>
          </table:table-cell>
          <table:table-cell office:value-type="string">
            <text:p>6D30346930360000</text:p>
          </table:table-cell>
          <table:table-cell office:value-type="string">
            <text:p>6D30346930362D626F6F6B2D31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2E75DD</text:p>
          </table:table-cell>
          <table:table-cell office:value-type="string">
            <text:p>BA995AAF</text:p>
          </table:table-cell>
          <table:table-cell office:value-type="string">
            <text:p>C35A7893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1A</text:p>
          </table:table-cell>
          <table:table-cell office:value-type="string">
            <text:p>Pickham</text:p>
          </table:table-cell>
          <table:table-cell office:value-type="string">
            <text:p>Brains' Home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40000000000</text:p>
          </table:table-cell>
          <table:table-cell office:value-type="string">
            <text:p>6D30346930360000</text:p>
          </table:table-cell>
          <table:table-cell office:value-type="string">
            <text:p>6D30346930362D626F6F6B2D32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145AB9F</text:p>
          </table:table-cell>
          <table:table-cell office:value-type="string">
            <text:p>BA995AAF</text:p>
          </table:table-cell>
          <table:table-cell office:value-type="string">
            <text:p>C35A7893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1B</text:p>
          </table:table-cell>
          <table:table-cell office:value-type="string">
            <text:p>Pickham</text:p>
          </table:table-cell>
          <table:table-cell office:value-type="string">
            <text:p>Brains' Home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40000000000</text:p>
          </table:table-cell>
          <table:table-cell office:value-type="string">
            <text:p>6D30346930360000</text:p>
          </table:table-cell>
          <table:table-cell office:value-type="string">
            <text:p>6D30346930362D626F6F6B2D33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148D50</text:p>
          </table:table-cell>
          <table:table-cell office:value-type="string">
            <text:p>BA995AAF</text:p>
          </table:table-cell>
          <table:table-cell office:value-type="string">
            <text:p>C2F2ED91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1C</text:p>
          </table:table-cell>
          <table:table-cell office:value-type="string">
            <text:p>Pickham</text:p>
          </table:table-cell>
          <table:table-cell office:value-type="string">
            <text:p>Brains' Home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40000000000</text:p>
          </table:table-cell>
          <table:table-cell office:value-type="string">
            <text:p>6D30346930360000</text:p>
          </table:table-cell>
          <table:table-cell office:value-type="string">
            <text:p>6D30346930362D626F6F6B2D34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148D50</text:p>
          </table:table-cell>
          <table:table-cell office:value-type="string">
            <text:p>BA995AAF</text:p>
          </table:table-cell>
          <table:table-cell office:value-type="string">
            <text:p>C2B5220C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1D</text:p>
          </table:table-cell>
          <table:table-cell office:value-type="string">
            <text:p>Pickham</text:p>
          </table:table-cell>
          <table:table-cell office:value-type="string">
            <text:p>Brains' Home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40000000000</text:p>
          </table:table-cell>
          <table:table-cell office:value-type="string">
            <text:p>6D30346930360000</text:p>
          </table:table-cell>
          <table:table-cell office:value-type="string">
            <text:p>6D30346930362D626F6F6B2D35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148D50</text:p>
          </table:table-cell>
          <table:table-cell office:value-type="string">
            <text:p>BA995AAF</text:p>
          </table:table-cell>
          <table:table-cell office:value-type="string">
            <text:p>C26CFD8B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1E</text:p>
          </table:table-cell>
          <table:table-cell office:value-type="string">
            <text:p>Pickham</text:p>
          </table:table-cell>
          <table:table-cell office:value-type="string">
            <text:p>Fortune Teller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40000000000</text:p>
          </table:table-cell>
          <table:table-cell office:value-type="string">
            <text:p>6D30346930380000</text:p>
          </table:table-cell>
          <table:table-cell office:value-type="string">
            <text:p>6D30346930382D626F6F6B2D31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float" office:value="42820000">
            <text:p>42820000</text:p>
          </table:table-cell>
          <table:table-cell office:value-type="float" office:value="0">
            <text:p>00000000</text:p>
          </table:table-cell>
          <table:table-cell office:value-type="string">
            <text:p>C29B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1F</text:p>
          </table:table-cell>
          <table:table-cell office:value-type="string">
            <text:p>Pickham</text:p>
          </table:table-cell>
          <table:table-cell office:value-type="string">
            <text:p>South Pub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40000000000</text:p>
          </table:table-cell>
          <table:table-cell office:value-type="string">
            <text:p>6D30346930390000</text:p>
          </table:table-cell>
          <table:table-cell office:value-type="string">
            <text:p>6D3034693039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float" office:value="42873333">
            <text:p>42873333</text:p>
          </table:table-cell>
          <table:table-cell office:value-type="float" office:value="0">
            <text:p>00000000</text:p>
          </table:table-cell>
          <table:table-cell office:value-type="string">
            <text:p>404CCCC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20">
            <text:p>0120</text:p>
          </table:table-cell>
          <table:table-cell office:value-type="string">
            <text:p>Pickham</text:p>
          </table:table-cell>
          <table:table-cell office:value-type="string">
            <text:p>South Pub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40000000000</text:p>
          </table:table-cell>
          <table:table-cell office:value-type="string">
            <text:p>6D30346930390000</text:p>
          </table:table-cell>
          <table:table-cell office:value-type="string">
            <text:p>6D30346930392D746172752D32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27">
            <text:p>0127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2B23333</text:p>
          </table:table-cell>
          <table:table-cell office:value-type="float" office:value="0">
            <text:p>00000000</text:p>
          </table:table-cell>
          <table:table-cell office:value-type="string">
            <text:p>404CCCC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21">
            <text:p>0121</text:p>
          </table:table-cell>
          <table:table-cell office:value-type="string">
            <text:p>Pickham</text:p>
          </table:table-cell>
          <table:table-cell office:value-type="string">
            <text:p>South Pub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40000000000</text:p>
          </table:table-cell>
          <table:table-cell office:value-type="string">
            <text:p>6D30346930390000</text:p>
          </table:table-cell>
          <table:table-cell office:value-type="string">
            <text:p>6D30346930392D746172752D33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D9999A</text:p>
          </table:table-cell>
          <table:table-cell office:value-type="float" office:value="0">
            <text:p>00000000</text:p>
          </table:table-cell>
          <table:table-cell office:value-type="string">
            <text:p>404CCCC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22">
            <text:p>0122</text:p>
          </table:table-cell>
          <table:table-cell office:value-type="string">
            <text:p>Pickham</text:p>
          </table:table-cell>
          <table:table-cell office:value-type="string">
            <text:p>South Pub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40000000000</text:p>
          </table:table-cell>
          <table:table-cell office:value-type="string">
            <text:p>6D30346930390000</text:p>
          </table:table-cell>
          <table:table-cell office:value-type="string">
            <text:p>6D30346930392D74616E73322D310000</text:p>
          </table:table-cell>
          <table:table-cell office:value-type="float" office:value="9">
            <text:p>0009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9CB9F5</text:p>
          </table:table-cell>
          <table:table-cell office:value-type="string">
            <text:p>C11EDD79</text:p>
          </table:table-cell>
          <table:table-cell office:value-type="string">
            <text:p>C3378E14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23">
            <text:p>0123</text:p>
          </table:table-cell>
          <table:table-cell office:value-type="string">
            <text:p>Pickham</text:p>
          </table:table-cell>
          <table:table-cell office:value-type="string">
            <text:p>Warehouse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40000000000</text:p>
          </table:table-cell>
          <table:table-cell office:value-type="string">
            <text:p>6D30346931300000</text:p>
          </table:table-cell>
          <table:table-cell office:value-type="string">
            <text:p>6D30346931302D7475626F2D31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AD6666</text:p>
          </table:table-cell>
          <table:table-cell office:value-type="float" office:value="0">
            <text:p>00000000</text:p>
          </table:table-cell>
          <table:table-cell office:value-type="float" office:value="42006666">
            <text:p>4200666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24">
            <text:p>0124</text:p>
          </table:table-cell>
          <table:table-cell office:value-type="string">
            <text:p>Pickham</text:p>
          </table:table-cell>
          <table:table-cell office:value-type="string">
            <text:p>Warehouse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40000000000</text:p>
          </table:table-cell>
          <table:table-cell office:value-type="string">
            <text:p>6D30346931300000</text:p>
          </table:table-cell>
          <table:table-cell office:value-type="string">
            <text:p>6D30346931302D7475626F2D32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25">
            <text:p>0125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8B0000</text:p>
          </table:table-cell>
          <table:table-cell office:value-type="float" office:value="0">
            <text:p>00000000</text:p>
          </table:table-cell>
          <table:table-cell office:value-type="float" office:value="42006666">
            <text:p>4200666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25">
            <text:p>0125</text:p>
          </table:table-cell>
          <table:table-cell office:value-type="string">
            <text:p>Pickham</text:p>
          </table:table-cell>
          <table:table-cell office:value-type="string">
            <text:p>Warehouse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40000000000</text:p>
          </table:table-cell>
          <table:table-cell office:value-type="string">
            <text:p>6D30346931300000</text:p>
          </table:table-cell>
          <table:table-cell office:value-type="string">
            <text:p>6D30346931302D7475626F2D33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string">
            <text:p>000C</text:p>
          </table:table-cell>
          <table:table-cell office:value-type="float" office:value="0">
            <text:p>0000</text:p>
          </table:table-cell>
          <table:table-cell office:value-type="string">
            <text:p>C2ACCCCD</text:p>
          </table:table-cell>
          <table:table-cell office:value-type="float" office:value="0">
            <text:p>00000000</text:p>
          </table:table-cell>
          <table:table-cell office:value-type="string">
            <text:p>4247999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26">
            <text:p>0126</text:p>
          </table:table-cell>
          <table:table-cell office:value-type="string">
            <text:p>Pickham</text:p>
          </table:table-cell>
          <table:table-cell office:value-type="string">
            <text:p>Warehouse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40000000000</text:p>
          </table:table-cell>
          <table:table-cell office:value-type="string">
            <text:p>6D30346931300000</text:p>
          </table:table-cell>
          <table:table-cell office:value-type="string">
            <text:p>6D30346931302D7475626F2D34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8A6666</text:p>
          </table:table-cell>
          <table:table-cell office:value-type="float" office:value="0">
            <text:p>00000000</text:p>
          </table:table-cell>
          <table:table-cell office:value-type="string">
            <text:p>424B999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27">
            <text:p>0127</text:p>
          </table:table-cell>
          <table:table-cell office:value-type="string">
            <text:p>Pickham</text:p>
          </table:table-cell>
          <table:table-cell office:value-type="string">
            <text:p>Warehouse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40000000000</text:p>
          </table:table-cell>
          <table:table-cell office:value-type="string">
            <text:p>6D30346931300000</text:p>
          </table:table-cell>
          <table:table-cell office:value-type="string">
            <text:p>6D30346931302D74616E73322D310000</text:p>
          </table:table-cell>
          <table:table-cell office:value-type="float" office:value="9">
            <text:p>0009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float" office:value="119">
            <text:p>0119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9D06E9</text:p>
          </table:table-cell>
          <table:table-cell office:value-type="float" office:value="0">
            <text:p>00000000</text:p>
          </table:table-cell>
          <table:table-cell office:value-type="string">
            <text:p>C28B7DB2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28">
            <text:p>0128</text:p>
          </table:table-cell>
          <table:table-cell office:value-type="string">
            <text:p>Pickham</text:p>
          </table:table-cell>
          <table:table-cell office:value-type="string">
            <text:p>Tent</text:p>
          </table:table-cell>
          <table:table-cell office:value-type="string">
            <text:p>Sack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40000000000</text:p>
          </table:table-cell>
          <table:table-cell office:value-type="string">
            <text:p>6D30346931310000</text:p>
          </table:table-cell>
          <table:table-cell office:value-type="string">
            <text:p>6D30346931312D7361636B2D31000000</text:p>
          </table:table-cell>
          <table:table-cell office:value-type="string">
            <text:p>000B</text:p>
          </table:table-cell>
          <table:table-cell office:value-type="float" office:value="6">
            <text:p>0006</text:p>
          </table:table-cell>
          <table:table-cell office:value-type="float" office:value="0">
            <text:p>0000</text:p>
          </table:table-cell>
          <table:table-cell office:value-type="float" office:value="67">
            <text:p>0067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23CDD49</text:p>
          </table:table-cell>
          <table:table-cell office:value-type="float" office:value="0">
            <text:p>00000000</text:p>
          </table:table-cell>
          <table:table-cell office:value-type="string">
            <text:p>C0C8C4F0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29">
            <text:p>0129</text:p>
          </table:table-cell>
          <table:table-cell office:value-type="string">
            <text:p>Pickham</text:p>
          </table:table-cell>
          <table:table-cell office:value-type="string">
            <text:p>Tent</text:p>
          </table:table-cell>
          <table:table-cell office:value-type="string">
            <text:p>Sack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40000000000</text:p>
          </table:table-cell>
          <table:table-cell office:value-type="string">
            <text:p>6D30346931310000</text:p>
          </table:table-cell>
          <table:table-cell office:value-type="string">
            <text:p>6D30346931312D7361636B2D32000000</text:p>
          </table:table-cell>
          <table:table-cell office:value-type="string">
            <text:p>000B</text:p>
          </table:table-cell>
          <table:table-cell office:value-type="float" office:value="6">
            <text:p>0006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3C7190</text:p>
          </table:table-cell>
          <table:table-cell office:value-type="float" office:value="0">
            <text:p>00000000</text:p>
          </table:table-cell>
          <table:table-cell office:value-type="string">
            <text:p>C1C258AE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2A</text:p>
          </table:table-cell>
          <table:table-cell office:value-type="string">
            <text:p>Pickham</text:p>
          </table:table-cell>
          <table:table-cell office:value-type="string">
            <text:p>Tent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40000000000</text:p>
          </table:table-cell>
          <table:table-cell office:value-type="string">
            <text:p>6D30346931310000</text:p>
          </table:table-cell>
          <table:table-cell office:value-type="string">
            <text:p>6D30346931312D7475626F2D31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1F2B51</text:p>
          </table:table-cell>
          <table:table-cell office:value-type="float" office:value="0">
            <text:p>00000000</text:p>
          </table:table-cell>
          <table:table-cell office:value-type="string">
            <text:p>427D199A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2B</text:p>
          </table:table-cell>
          <table:table-cell office:value-type="string">
            <text:p>Pickham</text:p>
          </table:table-cell>
          <table:table-cell office:value-type="string">
            <text:p>Northwest House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40000000000</text:p>
          </table:table-cell>
          <table:table-cell office:value-type="string">
            <text:p>6D30346931320000</text:p>
          </table:table-cell>
          <table:table-cell office:value-type="string">
            <text:p>6D30346931322D626F6F6B2D31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28308A</text:p>
          </table:table-cell>
          <table:table-cell office:value-type="float" office:value="0">
            <text:p>00000000</text:p>
          </table:table-cell>
          <table:table-cell office:value-type="string">
            <text:p>C2B246C2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2C</text:p>
          </table:table-cell>
          <table:table-cell office:value-type="string">
            <text:p>Pickham</text:p>
          </table:table-cell>
          <table:table-cell office:value-type="string">
            <text:p>Northwest House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40000000000</text:p>
          </table:table-cell>
          <table:table-cell office:value-type="string">
            <text:p>6D30346931320000</text:p>
          </table:table-cell>
          <table:table-cell office:value-type="string">
            <text:p>6D30346931322D74616E73322D310000</text:p>
          </table:table-cell>
          <table:table-cell office:value-type="float" office:value="26">
            <text:p>0026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902F4F</text:p>
          </table:table-cell>
          <table:table-cell office:value-type="float" office:value="0">
            <text:p>00000000</text:p>
          </table:table-cell>
          <table:table-cell office:value-type="string">
            <text:p>C2B2829C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2D</text:p>
          </table:table-cell>
          <table:table-cell office:value-type="string">
            <text:p>Pickham</text:p>
          </table:table-cell>
          <table:table-cell office:value-type="string">
            <text:p>Northwest House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40000000000</text:p>
          </table:table-cell>
          <table:table-cell office:value-type="string">
            <text:p>6D30346931320000</text:p>
          </table:table-cell>
          <table:table-cell office:value-type="string">
            <text:p>6D30346931322D7475626F2D31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ABA33A</text:p>
          </table:table-cell>
          <table:table-cell office:value-type="float" office:value="0">
            <text:p>00000000</text:p>
          </table:table-cell>
          <table:table-cell office:value-type="string">
            <text:p>424BE320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2E</text:p>
          </table:table-cell>
          <table:table-cell office:value-type="string">
            <text:p>Pickham</text:p>
          </table:table-cell>
          <table:table-cell office:value-type="string">
            <text:p>Deluxe Apartments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40000000000</text:p>
          </table:table-cell>
          <table:table-cell office:value-type="string">
            <text:p>6D30346931330000</text:p>
          </table:table-cell>
          <table:table-cell office:value-type="string">
            <text:p>6D30346931332D74616E73312D310000</text:p>
          </table:table-cell>
          <table:table-cell office:value-type="float" office:value="9">
            <text:p>0009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float" office:value="108">
            <text:p>0108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131374C</text:p>
          </table:table-cell>
          <table:table-cell office:value-type="float" office:value="0">
            <text:p>00000000</text:p>
          </table:table-cell>
          <table:table-cell office:value-type="string">
            <text:p>C1A353F8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2F</text:p>
          </table:table-cell>
          <table:table-cell office:value-type="string">
            <text:p>Pickham</text:p>
          </table:table-cell>
          <table:table-cell office:value-type="string">
            <text:p>Deluxe Apartments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40000000000</text:p>
          </table:table-cell>
          <table:table-cell office:value-type="string">
            <text:p>6D30346931330000</text:p>
          </table:table-cell>
          <table:table-cell office:value-type="string">
            <text:p>6D30346931332D626F6F6B2D32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131374C</text:p>
          </table:table-cell>
          <table:table-cell office:value-type="float" office:value="0">
            <text:p>00000000</text:p>
          </table:table-cell>
          <table:table-cell office:value-type="string">
            <text:p>C24BAE14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30">
            <text:p>0130</text:p>
          </table:table-cell>
          <table:table-cell office:value-type="string">
            <text:p>Pickham</text:p>
          </table:table-cell>
          <table:table-cell office:value-type="string">
            <text:p>Deluxe Apartments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40000000000</text:p>
          </table:table-cell>
          <table:table-cell office:value-type="string">
            <text:p>6D30346931330000</text:p>
          </table:table-cell>
          <table:table-cell office:value-type="string">
            <text:p>6D3034693133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82AA3D</text:p>
          </table:table-cell>
          <table:table-cell office:value-type="float" office:value="0">
            <text:p>00000000</text:p>
          </table:table-cell>
          <table:table-cell office:value-type="float" office:value="43630396">
            <text:p>4363039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31">
            <text:p>0131</text:p>
          </table:table-cell>
          <table:table-cell office:value-type="string">
            <text:p>Pickham</text:p>
          </table:table-cell>
          <table:table-cell office:value-type="string">
            <text:p>Deluxe Apartments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40000000000</text:p>
          </table:table-cell>
          <table:table-cell office:value-type="string">
            <text:p>6D30346931330000</text:p>
          </table:table-cell>
          <table:table-cell office:value-type="string">
            <text:p>6D30346931332D746172752D32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2">
            <text:p>0112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82AA3D</text:p>
          </table:table-cell>
          <table:table-cell office:value-type="float" office:value="0">
            <text:p>00000000</text:p>
          </table:table-cell>
          <table:table-cell office:value-type="string">
            <text:p>437420C5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32">
            <text:p>0132</text:p>
          </table:table-cell>
          <table:table-cell office:value-type="string">
            <text:p>Pickham</text:p>
          </table:table-cell>
          <table:table-cell office:value-type="string">
            <text:p>Deluxe Apartments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40000000000</text:p>
          </table:table-cell>
          <table:table-cell office:value-type="string">
            <text:p>6D30346931330000</text:p>
          </table:table-cell>
          <table:table-cell office:value-type="string">
            <text:p>6D30346931332D626F6F6B2D31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926666</text:p>
          </table:table-cell>
          <table:table-cell office:value-type="float" office:value="0">
            <text:p>00000000</text:p>
          </table:table-cell>
          <table:table-cell office:value-type="string">
            <text:p>42E2666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33">
            <text:p>0133</text:p>
          </table:table-cell>
          <table:table-cell office:value-type="string">
            <text:p>Pickham</text:p>
          </table:table-cell>
          <table:table-cell office:value-type="string">
            <text:p>Deluxe Apartments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40000000000</text:p>
          </table:table-cell>
          <table:table-cell office:value-type="string">
            <text:p>6D30346931330000</text:p>
          </table:table-cell>
          <table:table-cell office:value-type="string">
            <text:p>6D30346931332D74626F782D31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1881CB</text:p>
          </table:table-cell>
          <table:table-cell office:value-type="float" office:value="40800000">
            <text:p>40800000</text:p>
          </table:table-cell>
          <table:table-cell office:value-type="string">
            <text:p>4383D8B4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34">
            <text:p>0134</text:p>
          </table:table-cell>
          <table:table-cell office:value-type="string">
            <text:p>Pickham</text:p>
          </table:table-cell>
          <table:table-cell office:value-type="string">
            <text:p>Deluxe Apartments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40000000000</text:p>
          </table:table-cell>
          <table:table-cell office:value-type="string">
            <text:p>6D30346931330000</text:p>
          </table:table-cell>
          <table:table-cell office:value-type="string">
            <text:p>6D30346931332D74626F782D32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FFFD</text:p>
          </table:table-cell>
          <table:table-cell office:value-type="float" office:value="72">
            <text:p>0072</text:p>
          </table:table-cell>
          <table:table-cell office:value-type="float" office:value="0">
            <text:p>0000</text:p>
          </table:table-cell>
          <table:table-cell office:value-type="string">
            <text:p>C357672B</text:p>
          </table:table-cell>
          <table:table-cell office:value-type="float" office:value="40800000">
            <text:p>40800000</text:p>
          </table:table-cell>
          <table:table-cell office:value-type="string">
            <text:p>4383D8B4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35">
            <text:p>0135</text:p>
          </table:table-cell>
          <table:table-cell office:value-type="string">
            <text:p>Pickham</text:p>
          </table:table-cell>
          <table:table-cell office:value-type="string">
            <text:p>Deluxe Apartments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40000000000</text:p>
          </table:table-cell>
          <table:table-cell office:value-type="string">
            <text:p>6D30346931330000</text:p>
          </table:table-cell>
          <table:table-cell office:value-type="string">
            <text:p>6D30346931332D74626F782D33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string">
            <text:p>005B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57672B</text:p>
          </table:table-cell>
          <table:table-cell office:value-type="float" office:value="40800000">
            <text:p>40800000</text:p>
          </table:table-cell>
          <table:table-cell office:value-type="string">
            <text:p>43513F7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36">
            <text:p>0136</text:p>
          </table:table-cell>
          <table:table-cell office:value-type="string">
            <text:p>Pickham</text:p>
          </table:table-cell>
          <table:table-cell office:value-type="string">
            <text:p>Deluxe Apartments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40000000000</text:p>
          </table:table-cell>
          <table:table-cell office:value-type="string">
            <text:p>6D30346931330000</text:p>
          </table:table-cell>
          <table:table-cell office:value-type="string">
            <text:p>6D30346931332D74626F782D34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string">
            <text:p>00A9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1881CB</text:p>
          </table:table-cell>
          <table:table-cell office:value-type="float" office:value="40800000">
            <text:p>40800000</text:p>
          </table:table-cell>
          <table:table-cell office:value-type="string">
            <text:p>43513F7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37">
            <text:p>0137</text:p>
          </table:table-cell>
          <table:table-cell office:value-type="string">
            <text:p>Pickham</text:p>
          </table:table-cell>
          <table:table-cell office:value-type="string">
            <text:p>Deluxe Apartments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40000000000</text:p>
          </table:table-cell>
          <table:table-cell office:value-type="string">
            <text:p>6D30346931330000</text:p>
          </table:table-cell>
          <table:table-cell office:value-type="string">
            <text:p>6D30346931332D7475626F2D31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834396</text:p>
          </table:table-cell>
          <table:table-cell office:value-type="float" office:value="0">
            <text:p>00000000</text:p>
          </table:table-cell>
          <table:table-cell office:value-type="string">
            <text:p>42255E35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38">
            <text:p>0138</text:p>
          </table:table-cell>
          <table:table-cell office:value-type="string">
            <text:p>Pickham</text:p>
          </table:table-cell>
          <table:table-cell office:value-type="string">
            <text:p>Deluxe Apartments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40000000000</text:p>
          </table:table-cell>
          <table:table-cell office:value-type="string">
            <text:p>6D30346931330000</text:p>
          </table:table-cell>
          <table:table-cell office:value-type="string">
            <text:p>6D30346931332D7475626F2D32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279375</text:p>
          </table:table-cell>
          <table:table-cell office:value-type="float" office:value="0">
            <text:p>00000000</text:p>
          </table:table-cell>
          <table:table-cell office:value-type="string">
            <text:p>C375010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39">
            <text:p>0139</text:p>
          </table:table-cell>
          <table:table-cell office:value-type="string">
            <text:p>Pickham</text:p>
          </table:table-cell>
          <table:table-cell office:value-type="string">
            <text:p>Deluxe Apartments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40000000000</text:p>
          </table:table-cell>
          <table:table-cell office:value-type="string">
            <text:p>6D30346931330000</text:p>
          </table:table-cell>
          <table:table-cell office:value-type="string">
            <text:p>6D30346931332D7475626F2D33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1AAD917</text:p>
          </table:table-cell>
          <table:table-cell office:value-type="float" office:value="0">
            <text:p>00000000</text:p>
          </table:table-cell>
          <table:table-cell office:value-type="string">
            <text:p>C375010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3A</text:p>
          </table:table-cell>
          <table:table-cell office:value-type="string">
            <text:p>Pickham</text:p>
          </table:table-cell>
          <table:table-cell office:value-type="string">
            <text:p>Shanty Apartments</text:p>
          </table:table-cell>
          <table:table-cell office:value-type="string">
            <text:p>Sack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40000000000</text:p>
          </table:table-cell>
          <table:table-cell office:value-type="string">
            <text:p>6D30346931340000</text:p>
          </table:table-cell>
          <table:table-cell office:value-type="string">
            <text:p>6D30346931342D7361636B2D31000000</text:p>
          </table:table-cell>
          <table:table-cell office:value-type="string">
            <text:p>000B</text:p>
          </table:table-cell>
          <table:table-cell office:value-type="float" office:value="6">
            <text:p>0006</text:p>
          </table:table-cell>
          <table:table-cell office:value-type="float" office:value="0">
            <text:p>0000</text:p>
          </table:table-cell>
          <table:table-cell office:value-type="string">
            <text:p>010D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29172BD</text:p>
          </table:table-cell>
          <table:table-cell office:value-type="string">
            <text:p>3CA719B5</text:p>
          </table:table-cell>
          <table:table-cell office:value-type="string">
            <text:p>C2E7E56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3B</text:p>
          </table:table-cell>
          <table:table-cell office:value-type="string">
            <text:p>Pickham</text:p>
          </table:table-cell>
          <table:table-cell office:value-type="string">
            <text:p>Shanty Apartments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40000000000</text:p>
          </table:table-cell>
          <table:table-cell office:value-type="string">
            <text:p>6D30346931340000</text:p>
          </table:table-cell>
          <table:table-cell office:value-type="string">
            <text:p>6D30346931342D7475626F2D31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DD1CAC</text:p>
          </table:table-cell>
          <table:table-cell office:value-type="string">
            <text:p>3CA719B5</text:p>
          </table:table-cell>
          <table:table-cell office:value-type="string">
            <text:p>41275B57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3C</text:p>
          </table:table-cell>
          <table:table-cell office:value-type="string">
            <text:p>Pickham</text:p>
          </table:table-cell>
          <table:table-cell office:value-type="string">
            <text:p>Shanty Apartments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40000000000</text:p>
          </table:table-cell>
          <table:table-cell office:value-type="string">
            <text:p>6D30346931340000</text:p>
          </table:table-cell>
          <table:table-cell office:value-type="string">
            <text:p>6D3034693134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DD76C9</text:p>
          </table:table-cell>
          <table:table-cell office:value-type="string">
            <text:p>3CA719B5</text:p>
          </table:table-cell>
          <table:table-cell office:value-type="string">
            <text:p>C2AC9E01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3D</text:p>
          </table:table-cell>
          <table:table-cell office:value-type="string">
            <text:p>Pickham</text:p>
          </table:table-cell>
          <table:table-cell office:value-type="string">
            <text:p>Northeast House (Left)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40000000000</text:p>
          </table:table-cell>
          <table:table-cell office:value-type="string">
            <text:p>6D30346931350000</text:p>
          </table:table-cell>
          <table:table-cell office:value-type="string">
            <text:p>6D30346931352D74616E73312D310000</text:p>
          </table:table-cell>
          <table:table-cell office:value-type="float" office:value="27">
            <text:p>0027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38EF1B</text:p>
          </table:table-cell>
          <table:table-cell office:value-type="float" office:value="0">
            <text:p>00000000</text:p>
          </table:table-cell>
          <table:table-cell office:value-type="string">
            <text:p>C2A788A7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3E</text:p>
          </table:table-cell>
          <table:table-cell office:value-type="string">
            <text:p>Pickham</text:p>
          </table:table-cell>
          <table:table-cell office:value-type="string">
            <text:p>Northeast House (Right)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40000000000</text:p>
          </table:table-cell>
          <table:table-cell office:value-type="string">
            <text:p>6D30346931350000</text:p>
          </table:table-cell>
          <table:table-cell office:value-type="string">
            <text:p>6D30346931352D74616E73322D310000</text:p>
          </table:table-cell>
          <table:table-cell office:value-type="float" office:value="28">
            <text:p>0028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float" office:value="109">
            <text:p>0109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339C29</text:p>
          </table:table-cell>
          <table:table-cell office:value-type="float" office:value="0">
            <text:p>00000000</text:p>
          </table:table-cell>
          <table:table-cell office:value-type="string">
            <text:p>C2AFF5F7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3F</text:p>
          </table:table-cell>
          <table:table-cell office:value-type="string">
            <text:p>Pickham</text:p>
          </table:table-cell>
          <table:table-cell office:value-type="string">
            <text:p>Well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40000000000</text:p>
          </table:table-cell>
          <table:table-cell office:value-type="string">
            <text:p>6D30346931360000</text:p>
          </table:table-cell>
          <table:table-cell office:value-type="string">
            <text:p>6D30346931362D7475626F2D31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06">
            <text:p>0106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F816C9</text:p>
          </table:table-cell>
          <table:table-cell office:value-type="float" office:value="0">
            <text:p>00000000</text:p>
          </table:table-cell>
          <table:table-cell office:value-type="string">
            <text:p>C38B520C</text:p>
          </table:table-cell>
          <table:table-cell office:value-type="string">
            <text:p>BF8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40">
            <text:p>0140</text:p>
          </table:table-cell>
          <table:table-cell office:value-type="string">
            <text:p>Pickham</text:p>
          </table:table-cell>
          <table:table-cell office:value-type="string">
            <text:p>Well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40000000000</text:p>
          </table:table-cell>
          <table:table-cell office:value-type="string">
            <text:p>6D30346931360000</text:p>
          </table:table-cell>
          <table:table-cell office:value-type="string">
            <text:p>6D30346931362D7475626F2D32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EBF127</text:p>
          </table:table-cell>
          <table:table-cell office:value-type="float" office:value="0">
            <text:p>00000000</text:p>
          </table:table-cell>
          <table:table-cell office:value-type="string">
            <text:p>C3894DD3</text:p>
          </table:table-cell>
          <table:table-cell office:value-type="string">
            <text:p>C15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41">
            <text:p>0141</text:p>
          </table:table-cell>
          <table:table-cell office:value-type="string">
            <text:p>Pickham</text:p>
          </table:table-cell>
          <table:table-cell office:value-type="string">
            <text:p>Well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40000000000</text:p>
          </table:table-cell>
          <table:table-cell office:value-type="string">
            <text:p>6D30346931360000</text:p>
          </table:table-cell>
          <table:table-cell office:value-type="string">
            <text:p>6D30346931362D7475626F2D33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E147CF</text:p>
          </table:table-cell>
          <table:table-cell office:value-type="float" office:value="0">
            <text:p>00000000</text:p>
          </table:table-cell>
          <table:table-cell office:value-type="string">
            <text:p>C3868581</text:p>
          </table:table-cell>
          <table:table-cell office:value-type="string">
            <text:p>C18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42">
            <text:p>0142</text:p>
          </table:table-cell>
          <table:table-cell office:value-type="string">
            <text:p>Red's Den</text:p>
          </table:table-cell>
          <table:table-cell/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5E+015">
            <text:p>7330350000000000</text:p>
          </table:table-cell>
          <table:table-cell office:value-type="float" office:value="7.33035693031E+015">
            <text:p>7330356930310000</text:p>
          </table:table-cell>
          <table:table-cell office:value-type="string">
            <text:p>7330356930312D626F6F6B2D31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01A8922</text:p>
          </table:table-cell>
          <table:table-cell office:value-type="float" office:value="0">
            <text:p>00000000</text:p>
          </table:table-cell>
          <table:table-cell office:value-type="string">
            <text:p>C30E33B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43">
            <text:p>0143</text:p>
          </table:table-cell>
          <table:table-cell office:value-type="string">
            <text:p>Red's Den</text:p>
          </table:table-cell>
          <table:table-cell/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5E+015">
            <text:p>7330350000000000</text:p>
          </table:table-cell>
          <table:table-cell office:value-type="float" office:value="7.33035693031E+015">
            <text:p>7330356930310000</text:p>
          </table:table-cell>
          <table:table-cell office:value-type="string">
            <text:p>7330356930312D74616E73312D310000</text:p>
          </table:table-cell>
          <table:table-cell office:value-type="string">
            <text:p>003E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string">
            <text:p>00B7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3154148">
            <text:p>43154148</text:p>
          </table:table-cell>
          <table:table-cell office:value-type="float" office:value="0">
            <text:p>00000000</text:p>
          </table:table-cell>
          <table:table-cell office:value-type="string">
            <text:p>C20ED845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44">
            <text:p>0144</text:p>
          </table:table-cell>
          <table:table-cell office:value-type="string">
            <text:p>Red's Den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5E+015">
            <text:p>7330350000000000</text:p>
          </table:table-cell>
          <table:table-cell office:value-type="float" office:value="7.33035693031E+015">
            <text:p>7330356930310000</text:p>
          </table:table-cell>
          <table:table-cell office:value-type="string">
            <text:p>7330356930312D7475626F2D31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16D917</text:p>
          </table:table-cell>
          <table:table-cell office:value-type="string">
            <text:p>C16D8CE7</text:p>
          </table:table-cell>
          <table:table-cell office:value-type="string">
            <text:p>42C90AC1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45">
            <text:p>0145</text:p>
          </table:table-cell>
          <table:table-cell office:value-type="string">
            <text:p>Red's Den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5E+015">
            <text:p>7330350000000000</text:p>
          </table:table-cell>
          <table:table-cell office:value-type="float" office:value="7.33035693031E+015">
            <text:p>7330356930310000</text:p>
          </table:table-cell>
          <table:table-cell office:value-type="string">
            <text:p>7330356930312D7475626F2D32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16D917</text:p>
          </table:table-cell>
          <table:table-cell office:value-type="string">
            <text:p>C16D8CE7</text:p>
          </table:table-cell>
          <table:table-cell office:value-type="string">
            <text:p>42EBBF7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46">
            <text:p>0146</text:p>
          </table:table-cell>
          <table:table-cell office:value-type="string">
            <text:p>Red's Den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5E+015">
            <text:p>7330350000000000</text:p>
          </table:table-cell>
          <table:table-cell office:value-type="float" office:value="7.33035693031E+015">
            <text:p>7330356930310000</text:p>
          </table:table-cell>
          <table:table-cell office:value-type="string">
            <text:p>7330356930312D74626F782D31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string">
            <text:p>004D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2A87E77</text:p>
          </table:table-cell>
          <table:table-cell office:value-type="string">
            <text:p>C2BE0A99</text:p>
          </table:table-cell>
          <table:table-cell office:value-type="string">
            <text:p>C2A72BAC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47">
            <text:p>0147</text:p>
          </table:table-cell>
          <table:table-cell office:value-type="string">
            <text:p>Red's Den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5E+015">
            <text:p>7330350000000000</text:p>
          </table:table-cell>
          <table:table-cell office:value-type="float" office:value="7.33035693031E+015">
            <text:p>7330356930310000</text:p>
          </table:table-cell>
          <table:table-cell office:value-type="string">
            <text:p>7330356930312D74626F782D32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23539DB</text:p>
          </table:table-cell>
          <table:table-cell office:value-type="string">
            <text:p>C2BDF7A8</text:p>
          </table:table-cell>
          <table:table-cell office:value-type="string">
            <text:p>C2A73FA4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48">
            <text:p>0148</text:p>
          </table:table-cell>
          <table:table-cell office:value-type="string">
            <text:p>Red's Den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5E+015">
            <text:p>7330350000000000</text:p>
          </table:table-cell>
          <table:table-cell office:value-type="float" office:value="7.33035693031E+015">
            <text:p>7330356930310000</text:p>
          </table:table-cell>
          <table:table-cell office:value-type="string">
            <text:p>7330356930312D74626F782D33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string">
            <text:p>00E9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1034D75</text:p>
          </table:table-cell>
          <table:table-cell office:value-type="string">
            <text:p>C2BDF958</text:p>
          </table:table-cell>
          <table:table-cell office:value-type="string">
            <text:p>C2A72A65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49">
            <text:p>0149</text:p>
          </table:table-cell>
          <table:table-cell office:value-type="string">
            <text:p>Red's Den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5E+015">
            <text:p>7330350000000000</text:p>
          </table:table-cell>
          <table:table-cell office:value-type="float" office:value="7.33035693031E+015">
            <text:p>7330356930310000</text:p>
          </table:table-cell>
          <table:table-cell office:value-type="string">
            <text:p>7330356930312D74626F782D34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string">
            <text:p>010E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1E712D7</text:p>
          </table:table-cell>
          <table:table-cell office:value-type="string">
            <text:p>C2BDF176</text:p>
          </table:table-cell>
          <table:table-cell office:value-type="string">
            <text:p>C2A7252C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4A</text:p>
          </table:table-cell>
          <table:table-cell office:value-type="string">
            <text:p>Red's Den</text:p>
          </table:table-cell>
          <table:table-cell office:value-type="string">
            <text:p>Stabl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5E+015">
            <text:p>7330350000000000</text:p>
          </table:table-cell>
          <table:table-cell office:value-type="float" office:value="7.33035693032E+015">
            <text:p>7330356930320000</text:p>
          </table:table-cell>
          <table:table-cell office:value-type="string">
            <text:p>733035693032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93B93E</text:p>
          </table:table-cell>
          <table:table-cell office:value-type="float" office:value="0">
            <text:p>00000000</text:p>
          </table:table-cell>
          <table:table-cell office:value-type="string">
            <text:p>4302A66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4B</text:p>
          </table:table-cell>
          <table:table-cell office:value-type="string">
            <text:p>Red's Den</text:p>
          </table:table-cell>
          <table:table-cell office:value-type="string">
            <text:p>Stabl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5E+015">
            <text:p>7330350000000000</text:p>
          </table:table-cell>
          <table:table-cell office:value-type="float" office:value="7.33035693032E+015">
            <text:p>7330356930320000</text:p>
          </table:table-cell>
          <table:table-cell office:value-type="string">
            <text:p>7330356930322D746172752D32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6ED567</text:p>
          </table:table-cell>
          <table:table-cell office:value-type="float" office:value="0">
            <text:p>00000000</text:p>
          </table:table-cell>
          <table:table-cell office:value-type="string">
            <text:p>4302A66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4C</text:p>
          </table:table-cell>
          <table:table-cell office:value-type="string">
            <text:p>Red's Den</text:p>
          </table:table-cell>
          <table:table-cell office:value-type="string">
            <text:p>Stable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0">
            <text:p>0000</text:p>
          </table:table-cell>
          <table:table-cell office:value-type="float" office:value="7.33035E+015">
            <text:p>7330350000000000</text:p>
          </table:table-cell>
          <table:table-cell office:value-type="float" office:value="7.33035693032E+015">
            <text:p>7330356930320000</text:p>
          </table:table-cell>
          <table:table-cell office:value-type="string">
            <text:p>7330356930322D68616B6F2D31000000</text:p>
          </table:table-cell>
          <table:table-cell table:number-columns-repeated="6" office:value-type="float" office:value="0">
            <text:p>0000</text:p>
          </table:table-cell>
          <table:table-cell office:value-type="string">
            <text:p>42F286A8</text:p>
          </table:table-cell>
          <table:table-cell office:value-type="float" office:value="0">
            <text:p>00000000</text:p>
          </table:table-cell>
          <table:table-cell office:value-type="string">
            <text:p>42E8199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4D</text:p>
          </table:table-cell>
          <table:table-cell office:value-type="string">
            <text:p>Red's Den</text:p>
          </table:table-cell>
          <table:table-cell office:value-type="string">
            <text:p>Stable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0">
            <text:p>0000</text:p>
          </table:table-cell>
          <table:table-cell office:value-type="float" office:value="7.33035E+015">
            <text:p>7330350000000000</text:p>
          </table:table-cell>
          <table:table-cell office:value-type="float" office:value="7.33035693032E+015">
            <text:p>7330356930320000</text:p>
          </table:table-cell>
          <table:table-cell office:value-type="string">
            <text:p>7330356930322D68616B6F2D32000000</text:p>
          </table:table-cell>
          <table:table-cell table:number-columns-repeated="6" office:value-type="float" office:value="0">
            <text:p>0000</text:p>
          </table:table-cell>
          <table:table-cell office:value-type="string">
            <text:p>42F286A8</text:p>
          </table:table-cell>
          <table:table-cell office:value-type="float" office:value="0">
            <text:p>00000000</text:p>
          </table:table-cell>
          <table:table-cell office:value-type="string">
            <text:p>42C4E347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4E</text:p>
          </table:table-cell>
          <table:table-cell office:value-type="string">
            <text:p>Red's Den</text:p>
          </table:table-cell>
          <table:table-cell office:value-type="string">
            <text:p>Stable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0">
            <text:p>0000</text:p>
          </table:table-cell>
          <table:table-cell office:value-type="float" office:value="7.33035E+015">
            <text:p>7330350000000000</text:p>
          </table:table-cell>
          <table:table-cell office:value-type="float" office:value="7.33035693032E+015">
            <text:p>7330356930320000</text:p>
          </table:table-cell>
          <table:table-cell office:value-type="string">
            <text:p>7330356930322D68616B6F2D33000000</text:p>
          </table:table-cell>
          <table:table-cell table:number-columns-repeated="6" office:value-type="float" office:value="0">
            <text:p>0000</text:p>
          </table:table-cell>
          <table:table-cell office:value-type="string">
            <text:p>42F286A8</text:p>
          </table:table-cell>
          <table:table-cell office:value-type="float" office:value="0">
            <text:p>00000000</text:p>
          </table:table-cell>
          <table:table-cell office:value-type="string">
            <text:p>42A4CF4F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4F</text:p>
          </table:table-cell>
          <table:table-cell office:value-type="string">
            <text:p>Swordsman's Labyrinth</text:p>
          </table:table-cell>
          <table:table-cell/>
          <table:table-cell office:value-type="string">
            <text:p>Trap Box</text:p>
          </table:table-cell>
          <table:table-cell office:value-type="float" office:value="2">
            <text:p>2</text:p>
          </table:table-cell>
          <table:table-cell office:value-type="float" office:value="0">
            <text:p>0000</text:p>
          </table:table-cell>
          <table:table-cell office:value-type="float" office:value="6.43033E+015">
            <text:p>6430330000000000</text:p>
          </table:table-cell>
          <table:table-cell office:value-type="float" office:value="6.43033E+015">
            <text:p>6430330000000000</text:p>
          </table:table-cell>
          <table:table-cell office:value-type="string">
            <text:p>6430332D74626F782D31000000000000</text:p>
          </table:table-cell>
          <table:table-cell office:value-type="string">
            <text:p>004A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140">
            <text:p>0140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43390000">
            <text:p>43390000</text:p>
          </table:table-cell>
          <table:table-cell office:value-type="string">
            <text:p>C3DC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50">
            <text:p>0150</text:p>
          </table:table-cell>
          <table:table-cell office:value-type="string">
            <text:p>Swordsman's Labyrinth</text:p>
          </table:table-cell>
          <table:table-cell office:value-type="string">
            <text:p>Level 2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3E+015">
            <text:p>6430330000000000</text:p>
          </table:table-cell>
          <table:table-cell office:value-type="float" office:value="6.43033E+015">
            <text:p>6430330000000000</text:p>
          </table:table-cell>
          <table:table-cell office:value-type="string">
            <text:p>6430332D74626F782D32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278000</text:p>
          </table:table-cell>
          <table:table-cell office:value-type="string">
            <text:p>C1200000</text:p>
          </table:table-cell>
          <table:table-cell office:value-type="string">
            <text:p>C2C8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51">
            <text:p>0151</text:p>
          </table:table-cell>
          <table:table-cell office:value-type="string">
            <text:p>Swordsman's Labyrinth</text:p>
          </table:table-cell>
          <table:table-cell office:value-type="string">
            <text:p>Level 2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3E+015">
            <text:p>6430330000000000</text:p>
          </table:table-cell>
          <table:table-cell office:value-type="float" office:value="6.43033E+015">
            <text:p>6430330000000000</text:p>
          </table:table-cell>
          <table:table-cell office:value-type="string">
            <text:p>6430332D74626F782D33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FFFD</text:p>
          </table:table-cell>
          <table:table-cell office:value-type="string">
            <text:p>003D</text:p>
          </table:table-cell>
          <table:table-cell office:value-type="float" office:value="0">
            <text:p>0000</text:p>
          </table:table-cell>
          <table:table-cell office:value-type="string">
            <text:p>C3E55D0E</text:p>
          </table:table-cell>
          <table:table-cell office:value-type="string">
            <text:p>4130816F</text:p>
          </table:table-cell>
          <table:table-cell office:value-type="string">
            <text:p>C411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52">
            <text:p>0152</text:p>
          </table:table-cell>
          <table:table-cell office:value-type="string">
            <text:p>Swordsman's Labyrinth</text:p>
          </table:table-cell>
          <table:table-cell office:value-type="string">
            <text:p>Level 2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3E+015">
            <text:p>6430330000000000</text:p>
          </table:table-cell>
          <table:table-cell office:value-type="float" office:value="6.43033E+015">
            <text:p>6430330000000000</text:p>
          </table:table-cell>
          <table:table-cell office:value-type="string">
            <text:p>6430332D74626F782D34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string">
            <text:p>00A0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C94000</text:p>
          </table:table-cell>
          <table:table-cell office:value-type="string">
            <text:p>412FF41F</text:p>
          </table:table-cell>
          <table:table-cell office:value-type="string">
            <text:p>C411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53">
            <text:p>0153</text:p>
          </table:table-cell>
          <table:table-cell office:value-type="string">
            <text:p>Swordsman's Labyrinth</text:p>
          </table:table-cell>
          <table:table-cell office:value-type="string">
            <text:p>Level 3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3E+015">
            <text:p>6430330000000000</text:p>
          </table:table-cell>
          <table:table-cell office:value-type="float" office:value="6.43033E+015">
            <text:p>6430330000000000</text:p>
          </table:table-cell>
          <table:table-cell office:value-type="string">
            <text:p>6430332D74626F782D35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string">
            <text:p>03E8</text:p>
          </table:table-cell>
          <table:table-cell office:value-type="float" office:value="0">
            <text:p>0000</text:p>
          </table:table-cell>
          <table:table-cell office:value-type="string">
            <text:p>C39B0000</text:p>
          </table:table-cell>
          <table:table-cell office:value-type="string">
            <text:p>C3020000</text:p>
          </table:table-cell>
          <table:table-cell office:value-type="string">
            <text:p>C3FDC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54">
            <text:p>0154</text:p>
          </table:table-cell>
          <table:table-cell office:value-type="string">
            <text:p>Swordsman's Labyrinth</text:p>
          </table:table-cell>
          <table:table-cell office:value-type="string">
            <text:p>Level 2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3E+015">
            <text:p>6430330000000000</text:p>
          </table:table-cell>
          <table:table-cell office:value-type="float" office:value="6.43033E+015">
            <text:p>6430330000000000</text:p>
          </table:table-cell>
          <table:table-cell office:value-type="string">
            <text:p>6430332D7475626F2D31000000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0F8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2E6000</text:p>
          </table:table-cell>
          <table:table-cell office:value-type="string">
            <text:p>C1200000</text:p>
          </table:table-cell>
          <table:table-cell office:value-type="string">
            <text:p>C2C8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55">
            <text:p>0155</text:p>
          </table:table-cell>
          <table:table-cell office:value-type="string">
            <text:p>Swordsman's Labyrinth</text:p>
          </table:table-cell>
          <table:table-cell office:value-type="string">
            <text:p>Level 2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3E+015">
            <text:p>6430330000000000</text:p>
          </table:table-cell>
          <table:table-cell office:value-type="float" office:value="6.43033E+015">
            <text:p>6430330000000000</text:p>
          </table:table-cell>
          <table:table-cell office:value-type="string">
            <text:p>6430332D7475626F2D32000000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200000</text:p>
          </table:table-cell>
          <table:table-cell office:value-type="string">
            <text:p>C1200000</text:p>
          </table:table-cell>
          <table:table-cell office:value-type="string">
            <text:p>C2C8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56">
            <text:p>0156</text:p>
          </table:table-cell>
          <table:table-cell office:value-type="string">
            <text:p>Swordsman's Labyrinth</text:p>
          </table:table-cell>
          <table:table-cell office:value-type="string">
            <text:p>Level 2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3E+015">
            <text:p>6430330000000000</text:p>
          </table:table-cell>
          <table:table-cell office:value-type="float" office:value="6.43033E+015">
            <text:p>6430330000000000</text:p>
          </table:table-cell>
          <table:table-cell office:value-type="string">
            <text:p>6430332D7475626F2D33000000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3">
            <text:p>0113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19C000</text:p>
          </table:table-cell>
          <table:table-cell office:value-type="string">
            <text:p>C1200000</text:p>
          </table:table-cell>
          <table:table-cell office:value-type="string">
            <text:p>C2C8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57">
            <text:p>0157</text:p>
          </table:table-cell>
          <table:table-cell office:value-type="string">
            <text:p>Swordsman's Labyrinth</text:p>
          </table:table-cell>
          <table:table-cell office:value-type="string">
            <text:p>Level 2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3E+015">
            <text:p>6430330000000000</text:p>
          </table:table-cell>
          <table:table-cell office:value-type="float" office:value="6.43033E+015">
            <text:p>6430330000000000</text:p>
          </table:table-cell>
          <table:table-cell office:value-type="string">
            <text:p>6430332D7475626F2D34000000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138000</text:p>
          </table:table-cell>
          <table:table-cell office:value-type="string">
            <text:p>C1200000</text:p>
          </table:table-cell>
          <table:table-cell office:value-type="string">
            <text:p>C2C8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58">
            <text:p>0158</text:p>
          </table:table-cell>
          <table:table-cell office:value-type="string">
            <text:p>Swordsman's Labyrinth</text:p>
          </table:table-cell>
          <table:table-cell office:value-type="string">
            <text:p>Level 2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3E+015">
            <text:p>6430330000000000</text:p>
          </table:table-cell>
          <table:table-cell office:value-type="float" office:value="6.43033E+015">
            <text:p>6430330000000000</text:p>
          </table:table-cell>
          <table:table-cell office:value-type="string">
            <text:p>6430332D7475626F2D35000000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2E6000</text:p>
          </table:table-cell>
          <table:table-cell office:value-type="string">
            <text:p>C1200000</text:p>
          </table:table-cell>
          <table:table-cell office:value-type="string">
            <text:p>C25C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59">
            <text:p>0159</text:p>
          </table:table-cell>
          <table:table-cell office:value-type="string">
            <text:p>Swordsman's Labyrinth</text:p>
          </table:table-cell>
          <table:table-cell office:value-type="string">
            <text:p>Level 2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3E+015">
            <text:p>6430330000000000</text:p>
          </table:table-cell>
          <table:table-cell office:value-type="float" office:value="6.43033E+015">
            <text:p>6430330000000000</text:p>
          </table:table-cell>
          <table:table-cell office:value-type="string">
            <text:p>6430332D7475626F2D36000000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26">
            <text:p>0126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278000</text:p>
          </table:table-cell>
          <table:table-cell office:value-type="string">
            <text:p>C1200000</text:p>
          </table:table-cell>
          <table:table-cell office:value-type="string">
            <text:p>C25C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5A</text:p>
          </table:table-cell>
          <table:table-cell office:value-type="string">
            <text:p>Swordsman's Labyrinth</text:p>
          </table:table-cell>
          <table:table-cell office:value-type="string">
            <text:p>Level 2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3E+015">
            <text:p>6430330000000000</text:p>
          </table:table-cell>
          <table:table-cell office:value-type="float" office:value="6.43033E+015">
            <text:p>6430330000000000</text:p>
          </table:table-cell>
          <table:table-cell office:value-type="string">
            <text:p>6430332D7475626F2D37000000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string">
            <text:p>003E</text:p>
          </table:table-cell>
          <table:table-cell office:value-type="float" office:value="0">
            <text:p>0000</text:p>
          </table:table-cell>
          <table:table-cell office:value-type="string">
            <text:p>C4200000</text:p>
          </table:table-cell>
          <table:table-cell office:value-type="string">
            <text:p>C1200000</text:p>
          </table:table-cell>
          <table:table-cell office:value-type="string">
            <text:p>C25C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5B</text:p>
          </table:table-cell>
          <table:table-cell office:value-type="string">
            <text:p>Swordsman's Labyrinth</text:p>
          </table:table-cell>
          <table:table-cell office:value-type="string">
            <text:p>Level 2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3E+015">
            <text:p>6430330000000000</text:p>
          </table:table-cell>
          <table:table-cell office:value-type="float" office:value="6.43033E+015">
            <text:p>6430330000000000</text:p>
          </table:table-cell>
          <table:table-cell office:value-type="string">
            <text:p>6430332D7475626F2D38000000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19C000</text:p>
          </table:table-cell>
          <table:table-cell office:value-type="string">
            <text:p>C1200000</text:p>
          </table:table-cell>
          <table:table-cell office:value-type="string">
            <text:p>C25C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5C</text:p>
          </table:table-cell>
          <table:table-cell office:value-type="string">
            <text:p>Swordsman's Labyrinth</text:p>
          </table:table-cell>
          <table:table-cell office:value-type="string">
            <text:p>Level 2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3E+015">
            <text:p>6430330000000000</text:p>
          </table:table-cell>
          <table:table-cell office:value-type="float" office:value="6.43033E+015">
            <text:p>6430330000000000</text:p>
          </table:table-cell>
          <table:table-cell office:value-type="string">
            <text:p>6430332D7475626F2D39000000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138000</text:p>
          </table:table-cell>
          <table:table-cell office:value-type="string">
            <text:p>C1200000</text:p>
          </table:table-cell>
          <table:table-cell office:value-type="string">
            <text:p>C25C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5D</text:p>
          </table:table-cell>
          <table:table-cell office:value-type="string">
            <text:p>Swordsman's Labyrinth</text:p>
          </table:table-cell>
          <table:table-cell office:value-type="string">
            <text:p>Level 2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3E+015">
            <text:p>6430330000000000</text:p>
          </table:table-cell>
          <table:table-cell office:value-type="float" office:value="6.43033E+015">
            <text:p>6430330000000000</text:p>
          </table:table-cell>
          <table:table-cell office:value-type="string">
            <text:p>6430332D7475626F2D31300000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2E6000</text:p>
          </table:table-cell>
          <table:table-cell table:number-columns-repeated="2" office:value-type="string">
            <text:p>C120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5E</text:p>
          </table:table-cell>
          <table:table-cell office:value-type="string">
            <text:p>Swordsman's Labyrinth</text:p>
          </table:table-cell>
          <table:table-cell office:value-type="string">
            <text:p>Level 2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3E+015">
            <text:p>6430330000000000</text:p>
          </table:table-cell>
          <table:table-cell office:value-type="float" office:value="6.43033E+015">
            <text:p>6430330000000000</text:p>
          </table:table-cell>
          <table:table-cell office:value-type="string">
            <text:p>6430332D7475626F2D31310000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string">
            <text:p>000B</text:p>
          </table:table-cell>
          <table:table-cell office:value-type="float" office:value="0">
            <text:p>0000</text:p>
          </table:table-cell>
          <table:table-cell office:value-type="string">
            <text:p>C4278000</text:p>
          </table:table-cell>
          <table:table-cell table:number-columns-repeated="2" office:value-type="string">
            <text:p>C120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5F</text:p>
          </table:table-cell>
          <table:table-cell office:value-type="string">
            <text:p>Swordsman's Labyrinth</text:p>
          </table:table-cell>
          <table:table-cell office:value-type="string">
            <text:p>Level 2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3E+015">
            <text:p>6430330000000000</text:p>
          </table:table-cell>
          <table:table-cell office:value-type="float" office:value="6.43033E+015">
            <text:p>6430330000000000</text:p>
          </table:table-cell>
          <table:table-cell office:value-type="string">
            <text:p>6430332D7475626F2D31320000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200000</text:p>
          </table:table-cell>
          <table:table-cell table:number-columns-repeated="2" office:value-type="string">
            <text:p>C120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60">
            <text:p>0160</text:p>
          </table:table-cell>
          <table:table-cell office:value-type="string">
            <text:p>Swordsman's Labyrinth</text:p>
          </table:table-cell>
          <table:table-cell office:value-type="string">
            <text:p>Level 2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3E+015">
            <text:p>6430330000000000</text:p>
          </table:table-cell>
          <table:table-cell office:value-type="float" office:value="6.43033E+015">
            <text:p>6430330000000000</text:p>
          </table:table-cell>
          <table:table-cell office:value-type="string">
            <text:p>6430332D7475626F2D31330000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19C000</text:p>
          </table:table-cell>
          <table:table-cell table:number-columns-repeated="2" office:value-type="string">
            <text:p>C120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61">
            <text:p>0161</text:p>
          </table:table-cell>
          <table:table-cell office:value-type="string">
            <text:p>Swordsman's Labyrinth</text:p>
          </table:table-cell>
          <table:table-cell office:value-type="string">
            <text:p>Level 2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3E+015">
            <text:p>6430330000000000</text:p>
          </table:table-cell>
          <table:table-cell office:value-type="float" office:value="6.43033E+015">
            <text:p>6430330000000000</text:p>
          </table:table-cell>
          <table:table-cell office:value-type="string">
            <text:p>6430332D7475626F2D31340000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138000</text:p>
          </table:table-cell>
          <table:table-cell table:number-columns-repeated="2" office:value-type="string">
            <text:p>C120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62">
            <text:p>0162</text:p>
          </table:table-cell>
          <table:table-cell office:value-type="string">
            <text:p>Swordsman's Labyrinth</text:p>
          </table:table-cell>
          <table:table-cell office:value-type="string">
            <text:p>Level 3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3E+015">
            <text:p>6430330000000000</text:p>
          </table:table-cell>
          <table:table-cell office:value-type="float" office:value="6.43033E+015">
            <text:p>6430330000000000</text:p>
          </table:table-cell>
          <table:table-cell office:value-type="string">
            <text:p>6430332D7475626F2D31350000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11E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A78000</text:p>
          </table:table-cell>
          <table:table-cell office:value-type="string">
            <text:p>C3020000</text:p>
          </table:table-cell>
          <table:table-cell office:value-type="string">
            <text:p>C3AA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63">
            <text:p>0163</text:p>
          </table:table-cell>
          <table:table-cell office:value-type="string">
            <text:p>Swordsman's Labyrinth</text:p>
          </table:table-cell>
          <table:table-cell office:value-type="string">
            <text:p>Level 3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3E+015">
            <text:p>6430330000000000</text:p>
          </table:table-cell>
          <table:table-cell office:value-type="float" office:value="6.43033E+015">
            <text:p>6430330000000000</text:p>
          </table:table-cell>
          <table:table-cell office:value-type="string">
            <text:p>6430332D7475626F2D31360000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AF0000</text:p>
          </table:table-cell>
          <table:table-cell office:value-type="string">
            <text:p>C3020000</text:p>
          </table:table-cell>
          <table:table-cell office:value-type="string">
            <text:p>C3AA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64">
            <text:p>0164</text:p>
          </table:table-cell>
          <table:table-cell office:value-type="string">
            <text:p>Swordsman's Labyrinth</text:p>
          </table:table-cell>
          <table:table-cell office:value-type="string">
            <text:p>Level 4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3E+015">
            <text:p>6430330000000000</text:p>
          </table:table-cell>
          <table:table-cell office:value-type="float" office:value="6.43033E+015">
            <text:p>6430330000000000</text:p>
          </table:table-cell>
          <table:table-cell office:value-type="string">
            <text:p>6430332D7475626F2D31370000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458000</text:p>
          </table:table-cell>
          <table:table-cell office:value-type="string">
            <text:p>C37A0000</text:p>
          </table:table-cell>
          <table:table-cell office:value-type="string">
            <text:p>43FF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65">
            <text:p>0165</text:p>
          </table:table-cell>
          <table:table-cell office:value-type="string">
            <text:p>Swordsman's Labyrinth</text:p>
          </table:table-cell>
          <table:table-cell office:value-type="string">
            <text:p>Level 4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3E+015">
            <text:p>6430330000000000</text:p>
          </table:table-cell>
          <table:table-cell office:value-type="float" office:value="6.43033E+015">
            <text:p>6430330000000000</text:p>
          </table:table-cell>
          <table:table-cell office:value-type="string">
            <text:p>6430332D7475626F2D31380000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340000</text:p>
          </table:table-cell>
          <table:table-cell office:value-type="string">
            <text:p>C37A0000</text:p>
          </table:table-cell>
          <table:table-cell office:value-type="string">
            <text:p>43FF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66">
            <text:p>0166</text:p>
          </table:table-cell>
          <table:table-cell office:value-type="string">
            <text:p>Hilltop Hut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133E+015">
            <text:p>7331330000000000</text:p>
          </table:table-cell>
          <table:table-cell office:value-type="float" office:value="7.33133693031E+015">
            <text:p>7331336930310000</text:p>
          </table:table-cell>
          <table:table-cell office:value-type="string">
            <text:p>7331336930312D7475626F2D31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96E7E3</text:p>
          </table:table-cell>
          <table:table-cell office:value-type="float" office:value="0">
            <text:p>00000000</text:p>
          </table:table-cell>
          <table:table-cell office:value-type="string">
            <text:p>422EFBE7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67">
            <text:p>0167</text:p>
          </table:table-cell>
          <table:table-cell office:value-type="string">
            <text:p>Castle Trodain</text:p>
          </table:table-cell>
          <table:table-cell office:value-type="string">
            <text:p>Outside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E+015">
            <text:p>6330310000000000</text:p>
          </table:table-cell>
          <table:table-cell office:value-type="string">
            <text:p>6330312D74626F782D31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string">
            <text:p>05DC</text:p>
          </table:table-cell>
          <table:table-cell office:value-type="float" office:value="0">
            <text:p>0000</text:p>
          </table:table-cell>
          <table:table-cell office:value-type="string">
            <text:p>41AA10CB</text:p>
          </table:table-cell>
          <table:table-cell office:value-type="string">
            <text:p>430743D7</text:p>
          </table:table-cell>
          <table:table-cell office:value-type="string">
            <text:p>C2D09BA6</text:p>
          </table:table-cell>
          <table:table-cell office:value-type="string">
            <text:p>C29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68">
            <text:p>0168</text:p>
          </table:table-cell>
          <table:table-cell office:value-type="string">
            <text:p>Castle Trodain</text:p>
          </table:table-cell>
          <table:table-cell office:value-type="string">
            <text:p>1st Floor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1E+015">
            <text:p>6330316930310000</text:p>
          </table:table-cell>
          <table:table-cell office:value-type="string">
            <text:p>6330316930312D7475626F2D31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20">
            <text:p>0120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B29D91</text:p>
          </table:table-cell>
          <table:table-cell office:value-type="string">
            <text:p>42347E5D</text:p>
          </table:table-cell>
          <table:table-cell office:value-type="string">
            <text:p>C440F021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69">
            <text:p>0169</text:p>
          </table:table-cell>
          <table:table-cell office:value-type="string">
            <text:p>Castle Trodain</text:p>
          </table:table-cell>
          <table:table-cell office:value-type="string">
            <text:p>1st Floor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1E+015">
            <text:p>6330316930310000</text:p>
          </table:table-cell>
          <table:table-cell office:value-type="string">
            <text:p>6330316930312D7475626F2D32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9F772B</text:p>
          </table:table-cell>
          <table:table-cell office:value-type="string">
            <text:p>42347E5D</text:p>
          </table:table-cell>
          <table:table-cell office:value-type="string">
            <text:p>C440F021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6A</text:p>
          </table:table-cell>
          <table:table-cell office:value-type="string">
            <text:p>Castle Trodain</text:p>
          </table:table-cell>
          <table:table-cell office:value-type="string">
            <text:p>1st Floor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1E+015">
            <text:p>6330316930310000</text:p>
          </table:table-cell>
          <table:table-cell office:value-type="string">
            <text:p>6330316930312D7475626F2D33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BED53F</text:p>
          </table:table-cell>
          <table:table-cell office:value-type="string">
            <text:p>416F3A2A</text:p>
          </table:table-cell>
          <table:table-cell office:value-type="string">
            <text:p>C3C71D0E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6B</text:p>
          </table:table-cell>
          <table:table-cell office:value-type="string">
            <text:p>Castle Trodain</text:p>
          </table:table-cell>
          <table:table-cell office:value-type="string">
            <text:p>1st Floor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1E+015">
            <text:p>6330316930310000</text:p>
          </table:table-cell>
          <table:table-cell office:value-type="string">
            <text:p>6330316930312D7475626F2D34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AD7A1D</text:p>
          </table:table-cell>
          <table:table-cell office:value-type="string">
            <text:p>416F3A2A</text:p>
          </table:table-cell>
          <table:table-cell office:value-type="string">
            <text:p>C3C71D0E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6C</text:p>
          </table:table-cell>
          <table:table-cell office:value-type="string">
            <text:p>Castle Trodain</text:p>
          </table:table-cell>
          <table:table-cell office:value-type="string">
            <text:p>1st Floor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1E+015">
            <text:p>6330316930310000</text:p>
          </table:table-cell>
          <table:table-cell office:value-type="string">
            <text:p>6330316930312D7475626F2D35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27">
            <text:p>0127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9AF937</text:p>
          </table:table-cell>
          <table:table-cell office:value-type="string">
            <text:p>416F3A2A</text:p>
          </table:table-cell>
          <table:table-cell office:value-type="string">
            <text:p>C3C71D0E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6D</text:p>
          </table:table-cell>
          <table:table-cell office:value-type="string">
            <text:p>Castle Trodain</text:p>
          </table:table-cell>
          <table:table-cell office:value-type="string">
            <text:p>1st Floor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1E+015">
            <text:p>6330316930310000</text:p>
          </table:table-cell>
          <table:table-cell office:value-type="string">
            <text:p>633031693031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9E5DF4</text:p>
          </table:table-cell>
          <table:table-cell office:value-type="string">
            <text:p>41704E3C</text:p>
          </table:table-cell>
          <table:table-cell office:value-type="string">
            <text:p>C429A90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6E</text:p>
          </table:table-cell>
          <table:table-cell office:value-type="string">
            <text:p>Castle Trodain</text:p>
          </table:table-cell>
          <table:table-cell office:value-type="string">
            <text:p>1st Floor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1E+015">
            <text:p>6330316930310000</text:p>
          </table:table-cell>
          <table:table-cell office:value-type="string">
            <text:p>6330316930312D746172752D32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float" office:value="96">
            <text:p>0096</text:p>
          </table:table-cell>
          <table:table-cell office:value-type="float" office:value="0">
            <text:p>0000</text:p>
          </table:table-cell>
          <table:table-cell office:value-type="string">
            <text:p>C39E5DF4</text:p>
          </table:table-cell>
          <table:table-cell office:value-type="string">
            <text:p>41704E3C</text:p>
          </table:table-cell>
          <table:table-cell office:value-type="string">
            <text:p>C42496E9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6F</text:p>
          </table:table-cell>
          <table:table-cell office:value-type="string">
            <text:p>Castle Trodain</text:p>
          </table:table-cell>
          <table:table-cell office:value-type="string">
            <text:p>1st Floor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1E+015">
            <text:p>6330316930310000</text:p>
          </table:table-cell>
          <table:table-cell office:value-type="string">
            <text:p>6330316930312D746172752D33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A30375</text:p>
          </table:table-cell>
          <table:table-cell office:value-type="string">
            <text:p>41704E3C</text:p>
          </table:table-cell>
          <table:table-cell office:value-type="string">
            <text:p>C437066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70">
            <text:p>0170</text:p>
          </table:table-cell>
          <table:table-cell office:value-type="string">
            <text:p>Castle Trodain</text:p>
          </table:table-cell>
          <table:table-cell office:value-type="string">
            <text:p>1st Floor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1E+015">
            <text:p>6330316930310000</text:p>
          </table:table-cell>
          <table:table-cell office:value-type="string">
            <text:p>6330316930312D746172752D34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A30375</text:p>
          </table:table-cell>
          <table:table-cell office:value-type="string">
            <text:p>41704E3C</text:p>
          </table:table-cell>
          <table:table-cell office:value-type="string">
            <text:p>C432264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71">
            <text:p>0171</text:p>
          </table:table-cell>
          <table:table-cell office:value-type="string">
            <text:p>Castle Trodain</text:p>
          </table:table-cell>
          <table:table-cell office:value-type="string">
            <text:p>1st Floor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1E+015">
            <text:p>6330316930310000</text:p>
          </table:table-cell>
          <table:table-cell office:value-type="string">
            <text:p>6330316930312D746172752D35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A2ECAC</text:p>
          </table:table-cell>
          <table:table-cell office:value-type="string">
            <text:p>41704E3C</text:p>
          </table:table-cell>
          <table:table-cell office:value-type="string">
            <text:p>C42D22B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72">
            <text:p>0172</text:p>
          </table:table-cell>
          <table:table-cell office:value-type="string">
            <text:p>Castle Trodain</text:p>
          </table:table-cell>
          <table:table-cell office:value-type="string">
            <text:p>2nd Floor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2E+015">
            <text:p>6330316930320000</text:p>
          </table:table-cell>
          <table:table-cell office:value-type="string">
            <text:p>633031693032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0E47AE</text:p>
          </table:table-cell>
          <table:table-cell office:value-type="string">
            <text:p>431F0000</text:p>
          </table:table-cell>
          <table:table-cell office:value-type="string">
            <text:p>C3A8999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73">
            <text:p>0173</text:p>
          </table:table-cell>
          <table:table-cell office:value-type="string">
            <text:p>Castle Trodain</text:p>
          </table:table-cell>
          <table:table-cell office:value-type="string">
            <text:p>2nd Floor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2E+015">
            <text:p>6330316930320000</text:p>
          </table:table-cell>
          <table:table-cell office:value-type="string">
            <text:p>6330316930322D746172752D32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0E47AE</text:p>
          </table:table-cell>
          <table:table-cell office:value-type="string">
            <text:p>431F0000</text:p>
          </table:table-cell>
          <table:table-cell office:value-type="string">
            <text:p>C39D8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74">
            <text:p>0174</text:p>
          </table:table-cell>
          <table:table-cell office:value-type="string">
            <text:p>Castle Trodain</text:p>
          </table:table-cell>
          <table:table-cell office:value-type="string">
            <text:p>2nd Floor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2E+015">
            <text:p>6330316930320000</text:p>
          </table:table-cell>
          <table:table-cell office:value-type="string">
            <text:p>6330316930322D746172752D33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0E47AE</text:p>
          </table:table-cell>
          <table:table-cell office:value-type="string">
            <text:p>431F0000</text:p>
          </table:table-cell>
          <table:table-cell office:value-type="string">
            <text:p>C392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75">
            <text:p>0175</text:p>
          </table:table-cell>
          <table:table-cell office:value-type="string">
            <text:p>Castle Trodain</text:p>
          </table:table-cell>
          <table:table-cell office:value-type="string">
            <text:p>2nd Floor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2E+015">
            <text:p>6330316930320000</text:p>
          </table:table-cell>
          <table:table-cell office:value-type="string">
            <text:p>6330316930322D746172752D34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0E47AE</text:p>
          </table:table-cell>
          <table:table-cell office:value-type="string">
            <text:p>431F0000</text:p>
          </table:table-cell>
          <table:table-cell office:value-type="string">
            <text:p>C3864CC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76">
            <text:p>0176</text:p>
          </table:table-cell>
          <table:table-cell office:value-type="string">
            <text:p>Castle Trodain</text:p>
          </table:table-cell>
          <table:table-cell office:value-type="string">
            <text:p>2nd Floor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2E+015">
            <text:p>6330316930320000</text:p>
          </table:table-cell>
          <table:table-cell office:value-type="string">
            <text:p>6330316930322D746172752D35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23">
            <text:p>0123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0E47AE</text:p>
          </table:table-cell>
          <table:table-cell office:value-type="string">
            <text:p>431F0000</text:p>
          </table:table-cell>
          <table:table-cell office:value-type="string">
            <text:p>C375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77">
            <text:p>0177</text:p>
          </table:table-cell>
          <table:table-cell office:value-type="string">
            <text:p>Castle Trodain</text:p>
          </table:table-cell>
          <table:table-cell office:value-type="string">
            <text:p>2nd Floor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2E+015">
            <text:p>6330316930320000</text:p>
          </table:table-cell>
          <table:table-cell office:value-type="string">
            <text:p>6330316930322D7475626F2D31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076148</text:p>
          </table:table-cell>
          <table:table-cell office:value-type="string">
            <text:p>431F0000</text:p>
          </table:table-cell>
          <table:table-cell office:value-type="string">
            <text:p>C3A8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78">
            <text:p>0178</text:p>
          </table:table-cell>
          <table:table-cell office:value-type="string">
            <text:p>Castle Trodain</text:p>
          </table:table-cell>
          <table:table-cell office:value-type="string">
            <text:p>2nd Floor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2E+015">
            <text:p>6330316930320000</text:p>
          </table:table-cell>
          <table:table-cell office:value-type="string">
            <text:p>6330316930322D7475626F2D32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40F5C39</text:p>
          </table:table-cell>
          <table:table-cell office:value-type="string">
            <text:p>431F0000</text:p>
          </table:table-cell>
          <table:table-cell office:value-type="string">
            <text:p>C3FE8189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79">
            <text:p>0179</text:p>
          </table:table-cell>
          <table:table-cell office:value-type="string">
            <text:p>Castle Trodain</text:p>
          </table:table-cell>
          <table:table-cell office:value-type="string">
            <text:p>2nd Floor</text:p>
          </table:table-cell>
          <table:table-cell office:value-type="string">
            <text:p>Sack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2E+015">
            <text:p>6330316930320000</text:p>
          </table:table-cell>
          <table:table-cell office:value-type="string">
            <text:p>6330316930322D7361636B2D31000000</text:p>
          </table:table-cell>
          <table:table-cell office:value-type="string">
            <text:p>000B</text:p>
          </table:table-cell>
          <table:table-cell office:value-type="float" office:value="6">
            <text:p>0006</text:p>
          </table:table-cell>
          <table:table-cell office:value-type="float" office:value="0">
            <text:p>0000</text:p>
          </table:table-cell>
          <table:table-cell office:value-type="string">
            <text:p>00E1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049429</text:p>
          </table:table-cell>
          <table:table-cell office:value-type="string">
            <text:p>431F0000</text:p>
          </table:table-cell>
          <table:table-cell office:value-type="string">
            <text:p>C3BC0DF4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7A</text:p>
          </table:table-cell>
          <table:table-cell office:value-type="string">
            <text:p>Castle Trodain</text:p>
          </table:table-cell>
          <table:table-cell office:value-type="string">
            <text:p>2nd Floor</text:p>
          </table:table-cell>
          <table:table-cell office:value-type="string">
            <text:p>Sack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2E+015">
            <text:p>6330316930320000</text:p>
          </table:table-cell>
          <table:table-cell office:value-type="string">
            <text:p>6330316930322D7361636B2D32000000</text:p>
          </table:table-cell>
          <table:table-cell office:value-type="string">
            <text:p>000B</text:p>
          </table:table-cell>
          <table:table-cell office:value-type="float" office:value="6">
            <text:p>0006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00C45A</text:p>
          </table:table-cell>
          <table:table-cell office:value-type="string">
            <text:p>431F0000</text:p>
          </table:table-cell>
          <table:table-cell office:value-type="string">
            <text:p>C3BC0DF4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7B</text:p>
          </table:table-cell>
          <table:table-cell office:value-type="string">
            <text:p>Castle Trodain</text:p>
          </table:table-cell>
          <table:table-cell office:value-type="string">
            <text:p>2nd Floor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2E+015">
            <text:p>6330316930320000</text:p>
          </table:table-cell>
          <table:table-cell office:value-type="string">
            <text:p>6330316930322D626F6F6B2D31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408352F</text:p>
          </table:table-cell>
          <table:table-cell office:value-type="string">
            <text:p>431F0000</text:p>
          </table:table-cell>
          <table:table-cell office:value-type="string">
            <text:p>C3FE7A5E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7C</text:p>
          </table:table-cell>
          <table:table-cell office:value-type="string">
            <text:p>Castle Trodain</text:p>
          </table:table-cell>
          <table:table-cell office:value-type="string">
            <text:p>2nd Floor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2E+015">
            <text:p>6330316930320000</text:p>
          </table:table-cell>
          <table:table-cell office:value-type="string">
            <text:p>6330316930322D626F6F6B2D32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F2F127</text:p>
          </table:table-cell>
          <table:table-cell office:value-type="string">
            <text:p>431F0000</text:p>
          </table:table-cell>
          <table:table-cell office:value-type="string">
            <text:p>C48288A4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7D</text:p>
          </table:table-cell>
          <table:table-cell office:value-type="string">
            <text:p>Castle Trodain</text:p>
          </table:table-cell>
          <table:table-cell office:value-type="string">
            <text:p>2nd Floor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2E+015">
            <text:p>6330316930320000</text:p>
          </table:table-cell>
          <table:table-cell office:value-type="string">
            <text:p>6330316930322D74616E73312D310000</text:p>
          </table:table-cell>
          <table:table-cell office:value-type="float" office:value="8">
            <text:p>0008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400AF9E</text:p>
          </table:table-cell>
          <table:table-cell office:value-type="string">
            <text:p>431F0000</text:p>
          </table:table-cell>
          <table:table-cell office:value-type="string">
            <text:p>C3FE6D2F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7E</text:p>
          </table:table-cell>
          <table:table-cell office:value-type="string">
            <text:p>Castle Trodain</text:p>
          </table:table-cell>
          <table:table-cell office:value-type="string">
            <text:p>2nd Floor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2E+015">
            <text:p>6330316930320000</text:p>
          </table:table-cell>
          <table:table-cell office:value-type="string">
            <text:p>6330316930322D626F6F6B2D33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F2F8B4</text:p>
          </table:table-cell>
          <table:table-cell office:value-type="string">
            <text:p>431F0000</text:p>
          </table:table-cell>
          <table:table-cell office:value-type="string">
            <text:p>C47D88F6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7F</text:p>
          </table:table-cell>
          <table:table-cell office:value-type="string">
            <text:p>Castle Trodain</text:p>
          </table:table-cell>
          <table:table-cell office:value-type="string">
            <text:p>2nd Floor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2E+015">
            <text:p>6330316930320000</text:p>
          </table:table-cell>
          <table:table-cell office:value-type="string">
            <text:p>6330316930322D74626F782D31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float" office:value="18">
            <text:p>0018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CB43F8</text:p>
          </table:table-cell>
          <table:table-cell office:value-type="string">
            <text:p>431F0000</text:p>
          </table:table-cell>
          <table:table-cell office:value-type="string">
            <text:p>C30B8B02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80">
            <text:p>0180</text:p>
          </table:table-cell>
          <table:table-cell office:value-type="string">
            <text:p>Castle Trodain</text:p>
          </table:table-cell>
          <table:table-cell office:value-type="string">
            <text:p>2nd Floor</text:p>
          </table:table-cell>
          <table:table-cell office:value-type="string">
            <text:p>Red Chest</text:p>
          </table:table-cell>
          <table:table-cell office:value-type="float" office:value="3">
            <text:p>3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2E+015">
            <text:p>6330316930320000</text:p>
          </table:table-cell>
          <table:table-cell office:value-type="string">
            <text:p>6330316930322D74626F782D32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116">
            <text:p>0116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B3EEFA</text:p>
          </table:table-cell>
          <table:table-cell office:value-type="string">
            <text:p>431F0000</text:p>
          </table:table-cell>
          <table:table-cell office:value-type="string">
            <text:p>C31487F0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81">
            <text:p>0181</text:p>
          </table:table-cell>
          <table:table-cell office:value-type="string">
            <text:p>Castle Trodain</text:p>
          </table:table-cell>
          <table:table-cell office:value-type="string">
            <text:p>3rd Floor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3E+015">
            <text:p>6330316930330000</text:p>
          </table:table-cell>
          <table:table-cell office:value-type="string">
            <text:p>6330316930332D626F6F6B2D31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float" office:value="43830852">
            <text:p>43830852</text:p>
          </table:table-cell>
          <table:table-cell office:value-type="float" office:value="43980396">
            <text:p>43980396</text:p>
          </table:table-cell>
          <table:table-cell office:value-type="string">
            <text:p>C3E05810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82">
            <text:p>0182</text:p>
          </table:table-cell>
          <table:table-cell office:value-type="string">
            <text:p>Castle Trodain</text:p>
          </table:table-cell>
          <table:table-cell office:value-type="string">
            <text:p>3rd Floor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3E+015">
            <text:p>6330316930330000</text:p>
          </table:table-cell>
          <table:table-cell office:value-type="string">
            <text:p>6330316930332D626F6F6B2D32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float" office:value="43830852">
            <text:p>43830852</text:p>
          </table:table-cell>
          <table:table-cell office:value-type="float" office:value="43980396">
            <text:p>43980396</text:p>
          </table:table-cell>
          <table:table-cell office:value-type="string">
            <text:p>C3D0E5C3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83">
            <text:p>0183</text:p>
          </table:table-cell>
          <table:table-cell office:value-type="string">
            <text:p>Castle Trodain</text:p>
          </table:table-cell>
          <table:table-cell office:value-type="string">
            <text:p>3rd Floor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3E+015">
            <text:p>6330316930330000</text:p>
          </table:table-cell>
          <table:table-cell office:value-type="string">
            <text:p>6330316930332D626F6F6B2D33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422E5B2</text:p>
          </table:table-cell>
          <table:table-cell office:value-type="float" office:value="43980396">
            <text:p>43980396</text:p>
          </table:table-cell>
          <table:table-cell office:value-type="string">
            <text:p>C43D8656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84">
            <text:p>0184</text:p>
          </table:table-cell>
          <table:table-cell office:value-type="string">
            <text:p>Castle Trodain</text:p>
          </table:table-cell>
          <table:table-cell office:value-type="string">
            <text:p>3rd Floor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3E+015">
            <text:p>6330316930330000</text:p>
          </table:table-cell>
          <table:table-cell office:value-type="string">
            <text:p>6330316930332D74616E73322D340000</text:p>
          </table:table-cell>
          <table:table-cell office:value-type="float" office:value="8">
            <text:p>0008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42C8917</text:p>
          </table:table-cell>
          <table:table-cell office:value-type="float" office:value="43980396">
            <text:p>43980396</text:p>
          </table:table-cell>
          <table:table-cell office:value-type="string">
            <text:p>C43D81DB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85">
            <text:p>0185</text:p>
          </table:table-cell>
          <table:table-cell office:value-type="string">
            <text:p>Castle Trodain</text:p>
          </table:table-cell>
          <table:table-cell office:value-type="string">
            <text:p>3rd Floor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3E+015">
            <text:p>6330316930330000</text:p>
          </table:table-cell>
          <table:table-cell office:value-type="string">
            <text:p>6330316930332D74616E73322D350000</text:p>
          </table:table-cell>
          <table:table-cell office:value-type="float" office:value="8">
            <text:p>0008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float" office:value="44340698">
            <text:p>44340698</text:p>
          </table:table-cell>
          <table:table-cell office:value-type="float" office:value="43980396">
            <text:p>43980396</text:p>
          </table:table-cell>
          <table:table-cell office:value-type="string">
            <text:p>C43D81DB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86">
            <text:p>0186</text:p>
          </table:table-cell>
          <table:table-cell office:value-type="string">
            <text:p>Castle Trodain</text:p>
          </table:table-cell>
          <table:table-cell office:value-type="string">
            <text:p>3rd Floor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3E+015">
            <text:p>6330316930330000</text:p>
          </table:table-cell>
          <table:table-cell office:value-type="string">
            <text:p>6330316930332D74616E73322D310000</text:p>
          </table:table-cell>
          <table:table-cell office:value-type="float" office:value="8">
            <text:p>0008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string">
            <text:p>00E9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1DFC2C4</text:p>
          </table:table-cell>
          <table:table-cell office:value-type="float" office:value="43980396">
            <text:p>43980396</text:p>
          </table:table-cell>
          <table:table-cell office:value-type="string">
            <text:p>C43561EC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87">
            <text:p>0187</text:p>
          </table:table-cell>
          <table:table-cell office:value-type="string">
            <text:p>Castle Trodain</text:p>
          </table:table-cell>
          <table:table-cell office:value-type="string">
            <text:p>3rd Floor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3E+015">
            <text:p>6330316930330000</text:p>
          </table:table-cell>
          <table:table-cell office:value-type="string">
            <text:p>6330316930332D74616E73322D320000</text:p>
          </table:table-cell>
          <table:table-cell office:value-type="float" office:value="8">
            <text:p>0008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3FFEFEC5</text:p>
          </table:table-cell>
          <table:table-cell office:value-type="float" office:value="43980396">
            <text:p>43980396</text:p>
          </table:table-cell>
          <table:table-cell office:value-type="string">
            <text:p>C43561EC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88">
            <text:p>0188</text:p>
          </table:table-cell>
          <table:table-cell office:value-type="string">
            <text:p>Castle Trodain</text:p>
          </table:table-cell>
          <table:table-cell office:value-type="string">
            <text:p>3rd Floor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3E+015">
            <text:p>6330316930330000</text:p>
          </table:table-cell>
          <table:table-cell office:value-type="string">
            <text:p>6330316930332D74616E73322D330000</text:p>
          </table:table-cell>
          <table:table-cell office:value-type="float" office:value="8">
            <text:p>0008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1FF982B</text:p>
          </table:table-cell>
          <table:table-cell office:value-type="float" office:value="43980396">
            <text:p>43980396</text:p>
          </table:table-cell>
          <table:table-cell office:value-type="string">
            <text:p>C43561EC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89">
            <text:p>0189</text:p>
          </table:table-cell>
          <table:table-cell office:value-type="string">
            <text:p>Castle Trodain</text:p>
          </table:table-cell>
          <table:table-cell office:value-type="string">
            <text:p>3rd Floor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3E+015">
            <text:p>6330316930330000</text:p>
          </table:table-cell>
          <table:table-cell office:value-type="string">
            <text:p>633031693033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FD9604</text:p>
          </table:table-cell>
          <table:table-cell office:value-type="float" office:value="43980396">
            <text:p>43980396</text:p>
          </table:table-cell>
          <table:table-cell office:value-type="string">
            <text:p>C43CB5C3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8A</text:p>
          </table:table-cell>
          <table:table-cell office:value-type="string">
            <text:p>Castle Trodain</text:p>
          </table:table-cell>
          <table:table-cell office:value-type="string">
            <text:p>3rd Floor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3E+015">
            <text:p>6330316930330000</text:p>
          </table:table-cell>
          <table:table-cell office:value-type="string">
            <text:p>6330316930332D746172752D32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FD9604</text:p>
          </table:table-cell>
          <table:table-cell office:value-type="float" office:value="43980396">
            <text:p>43980396</text:p>
          </table:table-cell>
          <table:table-cell office:value-type="string">
            <text:p>C4346CAC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8B</text:p>
          </table:table-cell>
          <table:table-cell office:value-type="string">
            <text:p>Castle Trodain</text:p>
          </table:table-cell>
          <table:table-cell office:value-type="string">
            <text:p>3rd Floor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3E+015">
            <text:p>6330316930330000</text:p>
          </table:table-cell>
          <table:table-cell office:value-type="string">
            <text:p>6330316930332D746172752D33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string">
            <text:p>001D</text:p>
          </table:table-cell>
          <table:table-cell office:value-type="float" office:value="0">
            <text:p>0000</text:p>
          </table:table-cell>
          <table:table-cell office:value-type="string">
            <text:p>C2FD9604</text:p>
          </table:table-cell>
          <table:table-cell office:value-type="float" office:value="43980396">
            <text:p>43980396</text:p>
          </table:table-cell>
          <table:table-cell office:value-type="string">
            <text:p>C42AF917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8C</text:p>
          </table:table-cell>
          <table:table-cell office:value-type="string">
            <text:p>Castle Trodain</text:p>
          </table:table-cell>
          <table:table-cell office:value-type="string">
            <text:p>1st Floor, East Wing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5E+015">
            <text:p>6330316930350000</text:p>
          </table:table-cell>
          <table:table-cell office:value-type="string">
            <text:p>633031693035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41AFBD7</text:p>
          </table:table-cell>
          <table:table-cell office:value-type="string">
            <text:p>4173C505</text:p>
          </table:table-cell>
          <table:table-cell office:value-type="string">
            <text:p>C30EDEB8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8D</text:p>
          </table:table-cell>
          <table:table-cell office:value-type="string">
            <text:p>Castle Trodain</text:p>
          </table:table-cell>
          <table:table-cell office:value-type="string">
            <text:p>1st Floor, East Wing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5E+015">
            <text:p>6330316930350000</text:p>
          </table:table-cell>
          <table:table-cell office:value-type="string">
            <text:p>6330316930352D746172752D32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4207F1B</text:p>
          </table:table-cell>
          <table:table-cell office:value-type="string">
            <text:p>416FC986</text:p>
          </table:table-cell>
          <table:table-cell office:value-type="string">
            <text:p>C3137F3B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8E</text:p>
          </table:table-cell>
          <table:table-cell office:value-type="string">
            <text:p>Castle Trodain</text:p>
          </table:table-cell>
          <table:table-cell office:value-type="string">
            <text:p>1st Floor, East Wing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5E+015">
            <text:p>6330316930350000</text:p>
          </table:table-cell>
          <table:table-cell office:value-type="string">
            <text:p>6330316930352D7475626F2D31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451B7BE</text:p>
          </table:table-cell>
          <table:table-cell office:value-type="string">
            <text:p>42342C57</text:p>
          </table:table-cell>
          <table:table-cell office:value-type="string">
            <text:p>42BD0659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8F</text:p>
          </table:table-cell>
          <table:table-cell office:value-type="string">
            <text:p>Castle Trodain</text:p>
          </table:table-cell>
          <table:table-cell office:value-type="string">
            <text:p>1st Floor, East Wing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5E+015">
            <text:p>6330316930350000</text:p>
          </table:table-cell>
          <table:table-cell office:value-type="string">
            <text:p>6330316930352D7475626F2D32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string">
            <text:p>002E</text:p>
          </table:table-cell>
          <table:table-cell office:value-type="float" office:value="0">
            <text:p>0000</text:p>
          </table:table-cell>
          <table:table-cell office:value-type="string">
            <text:p>44516EA8</text:p>
          </table:table-cell>
          <table:table-cell office:value-type="string">
            <text:p>42342C57</text:p>
          </table:table-cell>
          <table:table-cell office:value-type="string">
            <text:p>430AF893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90">
            <text:p>0190</text:p>
          </table:table-cell>
          <table:table-cell office:value-type="string">
            <text:p>Castle Trodain</text:p>
          </table:table-cell>
          <table:table-cell office:value-type="string">
            <text:p>1st Floor, East Wing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5E+015">
            <text:p>6330316930350000</text:p>
          </table:table-cell>
          <table:table-cell office:value-type="string">
            <text:p>6330316930352D7475626F2D33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452127F</text:p>
          </table:table-cell>
          <table:table-cell office:value-type="string">
            <text:p>42342C57</text:p>
          </table:table-cell>
          <table:table-cell office:value-type="float" office:value="43292000">
            <text:p>43292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91">
            <text:p>0191</text:p>
          </table:table-cell>
          <table:table-cell office:value-type="string">
            <text:p>Castle Trodain</text:p>
          </table:table-cell>
          <table:table-cell office:value-type="string">
            <text:p>2nd Floor, East Wing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5E+015">
            <text:p>6330316930350000</text:p>
          </table:table-cell>
          <table:table-cell office:value-type="string">
            <text:p>6330316930352D74626F782D31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float" office:value="105">
            <text:p>0105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41F5625</text:p>
          </table:table-cell>
          <table:table-cell office:value-type="string">
            <text:p>431F0148</text:p>
          </table:table-cell>
          <table:table-cell office:value-type="float" office:value="43465687">
            <text:p>43465687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92">
            <text:p>0192</text:p>
          </table:table-cell>
          <table:table-cell office:value-type="string">
            <text:p>Castle Trodain</text:p>
          </table:table-cell>
          <table:table-cell office:value-type="string">
            <text:p>2nd Floor, East Wing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5E+015">
            <text:p>6330316930350000</text:p>
          </table:table-cell>
          <table:table-cell office:value-type="string">
            <text:p>6330316930352D74626F782D32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float" office:value="113">
            <text:p>0113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42A8656</text:p>
          </table:table-cell>
          <table:table-cell office:value-type="string">
            <text:p>431F0148</text:p>
          </table:table-cell>
          <table:table-cell office:value-type="float" office:value="43465687">
            <text:p>43465687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93">
            <text:p>0193</text:p>
          </table:table-cell>
          <table:table-cell office:value-type="string">
            <text:p>Castle Trodain</text:p>
          </table:table-cell>
          <table:table-cell office:value-type="string">
            <text:p>2nd Floor, East Wing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5E+015">
            <text:p>6330316930350000</text:p>
          </table:table-cell>
          <table:table-cell office:value-type="string">
            <text:p>6330316930352D74626F782D33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float" office:value="14">
            <text:p>00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4237F3B</text:p>
          </table:table-cell>
          <table:table-cell office:value-type="string">
            <text:p>431F0148</text:p>
          </table:table-cell>
          <table:table-cell office:value-type="string">
            <text:p>437647AE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94">
            <text:p>0194</text:p>
          </table:table-cell>
          <table:table-cell office:value-type="string">
            <text:p>Castle Trodain</text:p>
          </table:table-cell>
          <table:table-cell office:value-type="string">
            <text:p>2nd Floor, East Wing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5E+015">
            <text:p>6330316930350000</text:p>
          </table:table-cell>
          <table:table-cell office:value-type="string">
            <text:p>6330316930352D74626F782D34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42F974C</text:p>
          </table:table-cell>
          <table:table-cell office:value-type="string">
            <text:p>431F0148</text:p>
          </table:table-cell>
          <table:table-cell office:value-type="string">
            <text:p>437647AE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95">
            <text:p>0195</text:p>
          </table:table-cell>
          <table:table-cell office:value-type="string">
            <text:p>Castle Trodain</text:p>
          </table:table-cell>
          <table:table-cell office:value-type="string">
            <text:p>Library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6E+015">
            <text:p>6330316930360000</text:p>
          </table:table-cell>
          <table:table-cell office:value-type="string">
            <text:p>6330316930362D626F6F6B2D31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E68937</text:p>
          </table:table-cell>
          <table:table-cell office:value-type="string">
            <text:p>BA9D4952</text:p>
          </table:table-cell>
          <table:table-cell office:value-type="string">
            <text:p>C2140A58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96">
            <text:p>0196</text:p>
          </table:table-cell>
          <table:table-cell office:value-type="string">
            <text:p>Castle Trodain</text:p>
          </table:table-cell>
          <table:table-cell office:value-type="string">
            <text:p>Library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6E+015">
            <text:p>6330316930360000</text:p>
          </table:table-cell>
          <table:table-cell office:value-type="string">
            <text:p>6330316930362D626F6F6B2D32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153DF4</text:p>
          </table:table-cell>
          <table:table-cell office:value-type="string">
            <text:p>BA9D4952</text:p>
          </table:table-cell>
          <table:table-cell office:value-type="string">
            <text:p>C2140A58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97">
            <text:p>0197</text:p>
          </table:table-cell>
          <table:table-cell office:value-type="string">
            <text:p>Castle Trodain</text:p>
          </table:table-cell>
          <table:table-cell office:value-type="string">
            <text:p>Library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6E+015">
            <text:p>6330316930360000</text:p>
          </table:table-cell>
          <table:table-cell office:value-type="string">
            <text:p>6330316930362D626F6F6B2D33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2D17CF</text:p>
          </table:table-cell>
          <table:table-cell office:value-type="string">
            <text:p>BA9D4952</text:p>
          </table:table-cell>
          <table:table-cell office:value-type="string">
            <text:p>435D7D2F</text:p>
          </table:table-cell>
          <table:table-cell office:value-type="string">
            <text:p>C2AE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98">
            <text:p>0198</text:p>
          </table:table-cell>
          <table:table-cell office:value-type="string">
            <text:p>Castle Trodain</text:p>
          </table:table-cell>
          <table:table-cell office:value-type="string">
            <text:p>Library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6E+015">
            <text:p>6330316930360000</text:p>
          </table:table-cell>
          <table:table-cell office:value-type="string">
            <text:p>6330316930362D626F6F6B2D34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2BA937</text:p>
          </table:table-cell>
          <table:table-cell office:value-type="string">
            <text:p>BA9D4952</text:p>
          </table:table-cell>
          <table:table-cell office:value-type="string">
            <text:p>437FD22D</text:p>
          </table:table-cell>
          <table:table-cell office:value-type="string">
            <text:p>C2B8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199">
            <text:p>0199</text:p>
          </table:table-cell>
          <table:table-cell office:value-type="string">
            <text:p>Castle Trodain</text:p>
          </table:table-cell>
          <table:table-cell office:value-type="string">
            <text:p>Library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6E+015">
            <text:p>6330316930360000</text:p>
          </table:table-cell>
          <table:table-cell office:value-type="string">
            <text:p>6330316930362D626F6F6B2D35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2D17CF</text:p>
          </table:table-cell>
          <table:table-cell office:value-type="string">
            <text:p>BA9D4952</text:p>
          </table:table-cell>
          <table:table-cell office:value-type="string">
            <text:p>43902E98</text:p>
          </table:table-cell>
          <table:table-cell office:value-type="string">
            <text:p>C2A8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9A</text:p>
          </table:table-cell>
          <table:table-cell office:value-type="string">
            <text:p>Castle Trodain</text:p>
          </table:table-cell>
          <table:table-cell office:value-type="string">
            <text:p>Library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6E+015">
            <text:p>6330316930360000</text:p>
          </table:table-cell>
          <table:table-cell office:value-type="string">
            <text:p>6330316930362D626F6F6B2D37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office:value-type="float" office:value="0">
            <text:p>0000</text:p>
          </table:table-cell>
          <table:table-cell office:value-type="float" office:value="2710">
            <text:p>2710</text:p>
          </table:table-cell>
          <table:table-cell table:number-columns-repeated="2" office:value-type="float" office:value="0">
            <text:p>0000</text:p>
          </table:table-cell>
          <table:table-cell office:value-type="string">
            <text:p>432C522D</text:p>
          </table:table-cell>
          <table:table-cell office:value-type="string">
            <text:p>BA9D4952</text:p>
          </table:table-cell>
          <table:table-cell office:value-type="string">
            <text:p>43B21D0E</text:p>
          </table:table-cell>
          <table:table-cell office:value-type="string">
            <text:p>C2A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9B</text:p>
          </table:table-cell>
          <table:table-cell office:value-type="string">
            <text:p>Castle Trodain</text:p>
          </table:table-cell>
          <table:table-cell office:value-type="string">
            <text:p>Library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6E+015">
            <text:p>6330316930360000</text:p>
          </table:table-cell>
          <table:table-cell office:value-type="string">
            <text:p>6330316930362D626F6F6B2D38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A7A1CB</text:p>
          </table:table-cell>
          <table:table-cell office:value-type="float" office:value="0">
            <text:p>00000000</text:p>
          </table:table-cell>
          <table:table-cell office:value-type="string">
            <text:p>4189BC02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9C</text:p>
          </table:table-cell>
          <table:table-cell office:value-type="string">
            <text:p>Castle Trodain</text:p>
          </table:table-cell>
          <table:table-cell office:value-type="string">
            <text:p>Library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6E+015">
            <text:p>6330316930360000</text:p>
          </table:table-cell>
          <table:table-cell office:value-type="string">
            <text:p>6330316930362D626F6F6B2D39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3E0A3D</text:p>
          </table:table-cell>
          <table:table-cell office:value-type="string">
            <text:p>C0400000</text:p>
          </table:table-cell>
          <table:table-cell office:value-type="string">
            <text:p>C2D8B53F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9D</text:p>
          </table:table-cell>
          <table:table-cell office:value-type="string">
            <text:p>Castle Trodain</text:p>
          </table:table-cell>
          <table:table-cell office:value-type="string">
            <text:p>Library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6E+015">
            <text:p>6330316930360000</text:p>
          </table:table-cell>
          <table:table-cell office:value-type="string">
            <text:p>6330316930362D626F6F6B2D313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3E0A8C</text:p>
          </table:table-cell>
          <table:table-cell office:value-type="string">
            <text:p>C0400000</text:p>
          </table:table-cell>
          <table:table-cell office:value-type="string">
            <text:p>C3F641CB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9E</text:p>
          </table:table-cell>
          <table:table-cell office:value-type="string">
            <text:p>Castle Trodain</text:p>
          </table:table-cell>
          <table:table-cell office:value-type="string">
            <text:p>Library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6E+015">
            <text:p>6330316930360000</text:p>
          </table:table-cell>
          <table:table-cell office:value-type="string">
            <text:p>6330316930362D626F6F6B2D3131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3E0A8C</text:p>
          </table:table-cell>
          <table:table-cell office:value-type="string">
            <text:p>C043D70A</text:p>
          </table:table-cell>
          <table:table-cell office:value-type="string">
            <text:p>C3D3D6A8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9F</text:p>
          </table:table-cell>
          <table:table-cell office:value-type="string">
            <text:p>Castle Trodain</text:p>
          </table:table-cell>
          <table:table-cell office:value-type="string">
            <text:p>Library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6E+015">
            <text:p>6330316930360000</text:p>
          </table:table-cell>
          <table:table-cell office:value-type="string">
            <text:p>6330316930362D626F6F6B2D3132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3E0A8C</text:p>
          </table:table-cell>
          <table:table-cell office:value-type="string">
            <text:p>C043D70A</text:p>
          </table:table-cell>
          <table:table-cell office:value-type="string">
            <text:p>C3B19333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A0</text:p>
          </table:table-cell>
          <table:table-cell office:value-type="string">
            <text:p>Castle Trodain</text:p>
          </table:table-cell>
          <table:table-cell office:value-type="string">
            <text:p>Library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6E+015">
            <text:p>6330316930360000</text:p>
          </table:table-cell>
          <table:table-cell office:value-type="string">
            <text:p>6330316930362D626F6F6B2D3133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2CD206</text:p>
          </table:table-cell>
          <table:table-cell office:value-type="string">
            <text:p>C0400000</text:p>
          </table:table-cell>
          <table:table-cell office:value-type="string">
            <text:p>C400E312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A1</text:p>
          </table:table-cell>
          <table:table-cell office:value-type="string">
            <text:p>Castle Trodain</text:p>
          </table:table-cell>
          <table:table-cell office:value-type="string">
            <text:p>Library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6E+015">
            <text:p>6330316930360000</text:p>
          </table:table-cell>
          <table:table-cell office:value-type="string">
            <text:p>6330316930362D626F6F6B2D3134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2CD220</text:p>
          </table:table-cell>
          <table:table-cell office:value-type="string">
            <text:p>C043D70A</text:p>
          </table:table-cell>
          <table:table-cell office:value-type="string">
            <text:p>C3DF5B02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A2</text:p>
          </table:table-cell>
          <table:table-cell office:value-type="string">
            <text:p>Castle Trodain</text:p>
          </table:table-cell>
          <table:table-cell office:value-type="string">
            <text:p>Library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6E+015">
            <text:p>6330316930360000</text:p>
          </table:table-cell>
          <table:table-cell office:value-type="string">
            <text:p>6330316930362D626F6F6B2D3135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2CD220</text:p>
          </table:table-cell>
          <table:table-cell office:value-type="string">
            <text:p>C043D70A</text:p>
          </table:table-cell>
          <table:table-cell office:value-type="string">
            <text:p>C3BD176D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A3</text:p>
          </table:table-cell>
          <table:table-cell office:value-type="string">
            <text:p>Castle Trodain</text:p>
          </table:table-cell>
          <table:table-cell office:value-type="string">
            <text:p>Library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6E+015">
            <text:p>6330316930360000</text:p>
          </table:table-cell>
          <table:table-cell office:value-type="string">
            <text:p>6330316930362D626F6F6B2D3136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2CD220</text:p>
          </table:table-cell>
          <table:table-cell office:value-type="string">
            <text:p>C043D70A</text:p>
          </table:table-cell>
          <table:table-cell office:value-type="string">
            <text:p>C3747D71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A4</text:p>
          </table:table-cell>
          <table:table-cell office:value-type="string">
            <text:p>Castle Trodain</text:p>
          </table:table-cell>
          <table:table-cell office:value-type="string">
            <text:p>Library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6E+015">
            <text:p>6330316930360000</text:p>
          </table:table-cell>
          <table:table-cell office:value-type="string">
            <text:p>6330316930362D626F6F6B2D3137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2D0BC7</text:p>
          </table:table-cell>
          <table:table-cell office:value-type="float" office:value="0">
            <text:p>00000000</text:p>
          </table:table-cell>
          <table:table-cell office:value-type="string">
            <text:p>4098CC25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A5</text:p>
          </table:table-cell>
          <table:table-cell office:value-type="string">
            <text:p>Castle Trodain</text:p>
          </table:table-cell>
          <table:table-cell office:value-type="string">
            <text:p>Library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6E+015">
            <text:p>6330316930360000</text:p>
          </table:table-cell>
          <table:table-cell office:value-type="string">
            <text:p>6330316930362D626F6F6B2D3138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A7A1F2</text:p>
          </table:table-cell>
          <table:table-cell office:value-type="float" office:value="0">
            <text:p>00000000</text:p>
          </table:table-cell>
          <table:table-cell office:value-type="string">
            <text:p>42FC4106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A6</text:p>
          </table:table-cell>
          <table:table-cell office:value-type="string">
            <text:p>Castle Trodain</text:p>
          </table:table-cell>
          <table:table-cell office:value-type="string">
            <text:p>Library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6E+015">
            <text:p>6330316930360000</text:p>
          </table:table-cell>
          <table:table-cell office:value-type="string">
            <text:p>6330316930362D626F6F6B2D3139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3E0A8C</text:p>
          </table:table-cell>
          <table:table-cell office:value-type="string">
            <text:p>C043D70A</text:p>
          </table:table-cell>
          <table:table-cell office:value-type="string">
            <text:p>C316CC4A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A7</text:p>
          </table:table-cell>
          <table:table-cell office:value-type="string">
            <text:p>Castle Trodain</text:p>
          </table:table-cell>
          <table:table-cell office:value-type="string">
            <text:p>Library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1E+015">
            <text:p>6330310000000000</text:p>
          </table:table-cell>
          <table:table-cell office:value-type="float" office:value="6.33031693036E+015">
            <text:p>6330316930360000</text:p>
          </table:table-cell>
          <table:table-cell office:value-type="string">
            <text:p>6330316930362D626F6F6B2D323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3E0A8C</text:p>
          </table:table-cell>
          <table:table-cell office:value-type="string">
            <text:p>C0400000</text:p>
          </table:table-cell>
          <table:table-cell office:value-type="string">
            <text:p>C35BA28F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A8</text:p>
          </table:table-cell>
          <table:table-cell office:value-type="string">
            <text:p>Mole Hole</text:p>
          </table:table-cell>
          <table:table-cell office:value-type="string">
            <text:p>Level 2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9E+015">
            <text:p>6430390000000000</text:p>
          </table:table-cell>
          <table:table-cell office:value-type="float" office:value="6.43039E+015">
            <text:p>6430390000000000</text:p>
          </table:table-cell>
          <table:table-cell office:value-type="string">
            <text:p>6430392D7475626F2D31000000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083852</text:p>
          </table:table-cell>
          <table:table-cell office:value-type="float" office:value="44340000">
            <text:p>44340000</text:p>
          </table:table-cell>
          <table:table-cell office:value-type="string">
            <text:p>C53457D7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A9</text:p>
          </table:table-cell>
          <table:table-cell office:value-type="string">
            <text:p>Mole Hole</text:p>
          </table:table-cell>
          <table:table-cell office:value-type="string">
            <text:p>Level 2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9E+015">
            <text:p>6430390000000000</text:p>
          </table:table-cell>
          <table:table-cell office:value-type="float" office:value="6.43039E+015">
            <text:p>6430390000000000</text:p>
          </table:table-cell>
          <table:table-cell office:value-type="string">
            <text:p>6430392D7475626F2D32000000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10F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030FF0</text:p>
          </table:table-cell>
          <table:table-cell office:value-type="float" office:value="44340000">
            <text:p>44340000</text:p>
          </table:table-cell>
          <table:table-cell office:value-type="string">
            <text:p>C533B2B8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AA</text:p>
          </table:table-cell>
          <table:table-cell office:value-type="string">
            <text:p>Mole Hole</text:p>
          </table:table-cell>
          <table:table-cell office:value-type="string">
            <text:p>Level 2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9E+015">
            <text:p>6430390000000000</text:p>
          </table:table-cell>
          <table:table-cell office:value-type="float" office:value="6.43039E+015">
            <text:p>6430390000000000</text:p>
          </table:table-cell>
          <table:table-cell office:value-type="string">
            <text:p>6430392D74626F782D31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string">
            <text:p>00BD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64FB33</text:p>
          </table:table-cell>
          <table:table-cell office:value-type="string">
            <text:p>4425625E</text:p>
          </table:table-cell>
          <table:table-cell office:value-type="string">
            <text:p>C4D28052</text:p>
          </table:table-cell>
          <table:table-cell office:value-type="string">
            <text:p>C1F8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AB</text:p>
          </table:table-cell>
          <table:table-cell office:value-type="string">
            <text:p>Mole Hole</text:p>
          </table:table-cell>
          <table:table-cell office:value-type="string">
            <text:p>Level 1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9E+015">
            <text:p>6430390000000000</text:p>
          </table:table-cell>
          <table:table-cell office:value-type="float" office:value="6.43039E+015">
            <text:p>6430390000000000</text:p>
          </table:table-cell>
          <table:table-cell office:value-type="string">
            <text:p>6430392D74626F782D32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string">
            <text:p>05DC</text:p>
          </table:table-cell>
          <table:table-cell office:value-type="float" office:value="0">
            <text:p>0000</text:p>
          </table:table-cell>
          <table:table-cell office:value-type="string">
            <text:p>C416CE14</text:p>
          </table:table-cell>
          <table:table-cell office:value-type="string">
            <text:p>445FA25E</text:p>
          </table:table-cell>
          <table:table-cell office:value-type="string">
            <text:p>C5A65B85</text:p>
          </table:table-cell>
          <table:table-cell office:value-type="string">
            <text:p>42EE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AC</text:p>
          </table:table-cell>
          <table:table-cell office:value-type="string">
            <text:p>Princess Minnie's Castle</text:p>
          </table:table-cell>
          <table:table-cell office:value-type="string">
            <text:p>1st Floor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4E+015">
            <text:p>6330340000000000</text:p>
          </table:table-cell>
          <table:table-cell office:value-type="float" office:value="6.33034693031E+015">
            <text:p>6330346930310000</text:p>
          </table:table-cell>
          <table:table-cell office:value-type="string">
            <text:p>6330346930312D7475626F2D31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42C2DE</text:p>
          </table:table-cell>
          <table:table-cell office:value-type="float" office:value="0">
            <text:p>00000000</text:p>
          </table:table-cell>
          <table:table-cell office:value-type="string">
            <text:p>C3AB56E9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AD</text:p>
          </table:table-cell>
          <table:table-cell office:value-type="string">
            <text:p>Princess Minnie's Castle</text:p>
          </table:table-cell>
          <table:table-cell office:value-type="string">
            <text:p>1st Floor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4E+015">
            <text:p>6330340000000000</text:p>
          </table:table-cell>
          <table:table-cell office:value-type="float" office:value="6.33034693031E+015">
            <text:p>6330346930310000</text:p>
          </table:table-cell>
          <table:table-cell office:value-type="string">
            <text:p>6330346930312D7475626F2D32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1FD02AA</text:p>
          </table:table-cell>
          <table:table-cell office:value-type="float" office:value="0">
            <text:p>00000000</text:p>
          </table:table-cell>
          <table:table-cell office:value-type="string">
            <text:p>C3AB6189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AE</text:p>
          </table:table-cell>
          <table:table-cell office:value-type="string">
            <text:p>Princess Minnie's Castle</text:p>
          </table:table-cell>
          <table:table-cell office:value-type="string">
            <text:p>1st Floor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4E+015">
            <text:p>6330340000000000</text:p>
          </table:table-cell>
          <table:table-cell office:value-type="float" office:value="6.33034693031E+015">
            <text:p>6330346930310000</text:p>
          </table:table-cell>
          <table:table-cell office:value-type="string">
            <text:p>6330346930312D74626F782D31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float" office:value="12">
            <text:p>0012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2F189BA</text:p>
          </table:table-cell>
          <table:table-cell office:value-type="float" office:value="0">
            <text:p>00000000</text:p>
          </table:table-cell>
          <table:table-cell office:value-type="string">
            <text:p>C3C80A5E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AF</text:p>
          </table:table-cell>
          <table:table-cell office:value-type="string">
            <text:p>Princess Minnie's Castle</text:p>
          </table:table-cell>
          <table:table-cell office:value-type="string">
            <text:p>1st Floor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4E+015">
            <text:p>6330340000000000</text:p>
          </table:table-cell>
          <table:table-cell office:value-type="float" office:value="6.33034693031E+015">
            <text:p>6330346930310000</text:p>
          </table:table-cell>
          <table:table-cell office:value-type="string">
            <text:p>6330346930312D74626F782D32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string">
            <text:p>010D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16E8F6</text:p>
          </table:table-cell>
          <table:table-cell office:value-type="float" office:value="0">
            <text:p>00000000</text:p>
          </table:table-cell>
          <table:table-cell office:value-type="string">
            <text:p>C3C80A5E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B0</text:p>
          </table:table-cell>
          <table:table-cell office:value-type="string">
            <text:p>Princess Minnie's Castle</text:p>
          </table:table-cell>
          <table:table-cell office:value-type="string">
            <text:p>1st Floor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4E+015">
            <text:p>6330340000000000</text:p>
          </table:table-cell>
          <table:table-cell office:value-type="float" office:value="6.33034693031E+015">
            <text:p>6330346930310000</text:p>
          </table:table-cell>
          <table:table-cell office:value-type="string">
            <text:p>6330346930312D74626F782D33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3358560">
            <text:p>43358560</text:p>
          </table:table-cell>
          <table:table-cell office:value-type="float" office:value="0">
            <text:p>00000000</text:p>
          </table:table-cell>
          <table:table-cell office:value-type="string">
            <text:p>C3C80A5E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B1</text:p>
          </table:table-cell>
          <table:table-cell office:value-type="string">
            <text:p>Princess Minnie's Castle</text:p>
          </table:table-cell>
          <table:table-cell office:value-type="string">
            <text:p>1st Floor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4E+015">
            <text:p>6330340000000000</text:p>
          </table:table-cell>
          <table:table-cell office:value-type="float" office:value="6.33034693031E+015">
            <text:p>6330346930310000</text:p>
          </table:table-cell>
          <table:table-cell office:value-type="string">
            <text:p>6330346930312D74626F782D34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float" office:value="112">
            <text:p>0112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52DDF4</text:p>
          </table:table-cell>
          <table:table-cell office:value-type="float" office:value="0">
            <text:p>00000000</text:p>
          </table:table-cell>
          <table:table-cell office:value-type="string">
            <text:p>C3C80A5E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B2</text:p>
          </table:table-cell>
          <table:table-cell office:value-type="string">
            <text:p>Princess Minnie's Castle</text:p>
          </table:table-cell>
          <table:table-cell office:value-type="string">
            <text:p>2nd Floor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4E+015">
            <text:p>6330340000000000</text:p>
          </table:table-cell>
          <table:table-cell office:value-type="float" office:value="6.33034693031E+015">
            <text:p>6330346930310000</text:p>
          </table:table-cell>
          <table:table-cell office:value-type="string">
            <text:p>6330346930312D626F6F6B2D31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193333</text:p>
          </table:table-cell>
          <table:table-cell office:value-type="string">
            <text:p>42DBE666</text:p>
          </table:table-cell>
          <table:table-cell office:value-type="string">
            <text:p>C2BA3333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B3</text:p>
          </table:table-cell>
          <table:table-cell office:value-type="string">
            <text:p>Princess Minnie's Castle</text:p>
          </table:table-cell>
          <table:table-cell office:value-type="string">
            <text:p>2nd Floor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4E+015">
            <text:p>6330340000000000</text:p>
          </table:table-cell>
          <table:table-cell office:value-type="float" office:value="6.33034693031E+015">
            <text:p>6330346930310000</text:p>
          </table:table-cell>
          <table:table-cell office:value-type="string">
            <text:p>6330346930312D626F6F6B2D32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F5999A</text:p>
          </table:table-cell>
          <table:table-cell office:value-type="string">
            <text:p>42DBE666</text:p>
          </table:table-cell>
          <table:table-cell office:value-type="string">
            <text:p>C2BA3333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B4</text:p>
          </table:table-cell>
          <table:table-cell office:value-type="string">
            <text:p>Neos</text:p>
          </table:table-cell>
          <table:table-cell office:value-type="string">
            <text:p>Inn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1E+015">
            <text:p>7830310000000000</text:p>
          </table:table-cell>
          <table:table-cell office:value-type="float" office:value="7.83031693031E+015">
            <text:p>7830316930310000</text:p>
          </table:table-cell>
          <table:table-cell office:value-type="string">
            <text:p>783031693031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3">
            <text:p>0113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2936666">
            <text:p>42936666</text:p>
          </table:table-cell>
          <table:table-cell office:value-type="float" office:value="0">
            <text:p>00000000</text:p>
          </table:table-cell>
          <table:table-cell office:value-type="string">
            <text:p>429D3333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B5</text:p>
          </table:table-cell>
          <table:table-cell office:value-type="string">
            <text:p>Neos</text:p>
          </table:table-cell>
          <table:table-cell office:value-type="string">
            <text:p>Inn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1E+015">
            <text:p>7830310000000000</text:p>
          </table:table-cell>
          <table:table-cell office:value-type="float" office:value="7.83031693031E+015">
            <text:p>7830316930310000</text:p>
          </table:table-cell>
          <table:table-cell office:value-type="string">
            <text:p>7830316930312D746172752D32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ADCCCD</text:p>
          </table:table-cell>
          <table:table-cell office:value-type="float" office:value="0">
            <text:p>00000000</text:p>
          </table:table-cell>
          <table:table-cell office:value-type="string">
            <text:p>4276CCCD</text:p>
          </table:table-cell>
          <table:table-cell office:value-type="float" office:value="42200000">
            <text:p>422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B6</text:p>
          </table:table-cell>
          <table:table-cell office:value-type="string">
            <text:p>Neos</text:p>
          </table:table-cell>
          <table:table-cell office:value-type="string">
            <text:p>Residenc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1E+015">
            <text:p>7830310000000000</text:p>
          </table:table-cell>
          <table:table-cell office:value-type="float" office:value="7.83031693033E+015">
            <text:p>7830316930330000</text:p>
          </table:table-cell>
          <table:table-cell office:value-type="string">
            <text:p>783031693033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08">
            <text:p>0108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1F8CCCD</text:p>
          </table:table-cell>
          <table:table-cell office:value-type="float" office:value="0">
            <text:p>00000000</text:p>
          </table:table-cell>
          <table:table-cell office:value-type="string">
            <text:p>C33BE66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B7</text:p>
          </table:table-cell>
          <table:table-cell office:value-type="string">
            <text:p>Neos</text:p>
          </table:table-cell>
          <table:table-cell office:value-type="string">
            <text:p>Residenc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1E+015">
            <text:p>7830310000000000</text:p>
          </table:table-cell>
          <table:table-cell office:value-type="float" office:value="7.83031693033E+015">
            <text:p>7830316930330000</text:p>
          </table:table-cell>
          <table:table-cell office:value-type="string">
            <text:p>7830316930332D746172752D32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float" office:value="42306666">
            <text:p>42306666</text:p>
          </table:table-cell>
          <table:table-cell office:value-type="float" office:value="0">
            <text:p>00000000</text:p>
          </table:table-cell>
          <table:table-cell office:value-type="string">
            <text:p>C3314CC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B8</text:p>
          </table:table-cell>
          <table:table-cell office:value-type="string">
            <text:p>Neos</text:p>
          </table:table-cell>
          <table:table-cell office:value-type="string">
            <text:p>Residence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1E+015">
            <text:p>7830310000000000</text:p>
          </table:table-cell>
          <table:table-cell office:value-type="float" office:value="7.83031693033E+015">
            <text:p>7830316930330000</text:p>
          </table:table-cell>
          <table:table-cell office:value-type="string">
            <text:p>7830316930332D7475626F2D31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07">
            <text:p>0107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EE0000</text:p>
          </table:table-cell>
          <table:table-cell office:value-type="float" office:value="0">
            <text:p>00000000</text:p>
          </table:table-cell>
          <table:table-cell office:value-type="string">
            <text:p>C3684CC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B9</text:p>
          </table:table-cell>
          <table:table-cell office:value-type="string">
            <text:p>Neos</text:p>
          </table:table-cell>
          <table:table-cell office:value-type="string">
            <text:p>Residence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1E+015">
            <text:p>7830310000000000</text:p>
          </table:table-cell>
          <table:table-cell office:value-type="float" office:value="7.83031693033E+015">
            <text:p>7830316930330000</text:p>
          </table:table-cell>
          <table:table-cell office:value-type="string">
            <text:p>7830316930332D7475626F2D32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float" office:value="10">
            <text:p>0010</text:p>
          </table:table-cell>
          <table:table-cell office:value-type="float" office:value="0">
            <text:p>0000</text:p>
          </table:table-cell>
          <table:table-cell office:value-type="string">
            <text:p>C2E8999A</text:p>
          </table:table-cell>
          <table:table-cell office:value-type="float" office:value="0">
            <text:p>00000000</text:p>
          </table:table-cell>
          <table:table-cell office:value-type="string">
            <text:p>C356666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BA</text:p>
          </table:table-cell>
          <table:table-cell office:value-type="string">
            <text:p>Neos</text:p>
          </table:table-cell>
          <table:table-cell office:value-type="string">
            <text:p>Residence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1E+015">
            <text:p>7830310000000000</text:p>
          </table:table-cell>
          <table:table-cell office:value-type="float" office:value="7.83031693033E+015">
            <text:p>7830316930330000</text:p>
          </table:table-cell>
          <table:table-cell office:value-type="string">
            <text:p>7830316930332D7475626F2D33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E1999A</text:p>
          </table:table-cell>
          <table:table-cell office:value-type="float" office:value="0">
            <text:p>00000000</text:p>
          </table:table-cell>
          <table:table-cell office:value-type="string">
            <text:p>C346199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BB</text:p>
          </table:table-cell>
          <table:table-cell office:value-type="string">
            <text:p>Neos</text:p>
          </table:table-cell>
          <table:table-cell office:value-type="string">
            <text:p>Residence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1E+015">
            <text:p>7830310000000000</text:p>
          </table:table-cell>
          <table:table-cell office:value-type="float" office:value="7.83031693033E+015">
            <text:p>7830316930330000</text:p>
          </table:table-cell>
          <table:table-cell office:value-type="string">
            <text:p>7830316930332D626F6F6B2D31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1633333</text:p>
          </table:table-cell>
          <table:table-cell office:value-type="string">
            <text:p>42C847AE</text:p>
          </table:table-cell>
          <table:table-cell office:value-type="string">
            <text:p>C33E3333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BC</text:p>
          </table:table-cell>
          <table:table-cell office:value-type="string">
            <text:p>Neos</text:p>
          </table:table-cell>
          <table:table-cell office:value-type="string">
            <text:p>Residence</text:p>
          </table:table-cell>
          <table:table-cell office:value-type="string">
            <text:p>Sack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1E+015">
            <text:p>7830310000000000</text:p>
          </table:table-cell>
          <table:table-cell office:value-type="float" office:value="7.83031693033E+015">
            <text:p>7830316930330000</text:p>
          </table:table-cell>
          <table:table-cell office:value-type="string">
            <text:p>7830316930332D7361636B2D31000000</text:p>
          </table:table-cell>
          <table:table-cell office:value-type="string">
            <text:p>000B</text:p>
          </table:table-cell>
          <table:table-cell office:value-type="float" office:value="6">
            <text:p>0006</text:p>
          </table:table-cell>
          <table:table-cell office:value-type="float" office:value="0">
            <text:p>0000</text:p>
          </table:table-cell>
          <table:table-cell office:value-type="string">
            <text:p>00E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1D66666</text:p>
          </table:table-cell>
          <table:table-cell office:value-type="string">
            <text:p>42C847AE</text:p>
          </table:table-cell>
          <table:table-cell office:value-type="string">
            <text:p>C316199A</text:p>
          </table:table-cell>
          <table:table-cell office:value-type="string">
            <text:p>C301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BD</text:p>
          </table:table-cell>
          <table:table-cell office:value-type="string">
            <text:p>Neos</text:p>
          </table:table-cell>
          <table:table-cell office:value-type="string">
            <text:p>Storehous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1E+015">
            <text:p>7830310000000000</text:p>
          </table:table-cell>
          <table:table-cell office:value-type="float" office:value="7.83031693034E+015">
            <text:p>7830316930340000</text:p>
          </table:table-cell>
          <table:table-cell office:value-type="string">
            <text:p>783031693034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0A0000</text:p>
          </table:table-cell>
          <table:table-cell office:value-type="float" office:value="0">
            <text:p>00000000</text:p>
          </table:table-cell>
          <table:table-cell office:value-type="float" office:value="42353333">
            <text:p>42353333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BE</text:p>
          </table:table-cell>
          <table:table-cell office:value-type="string">
            <text:p>Neos</text:p>
          </table:table-cell>
          <table:table-cell office:value-type="string">
            <text:p>Storehous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1E+015">
            <text:p>7830310000000000</text:p>
          </table:table-cell>
          <table:table-cell office:value-type="float" office:value="7.83031693034E+015">
            <text:p>7830316930340000</text:p>
          </table:table-cell>
          <table:table-cell office:value-type="string">
            <text:p>7830316930342D746172752D32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0F0000</text:p>
          </table:table-cell>
          <table:table-cell office:value-type="float" office:value="0">
            <text:p>00000000</text:p>
          </table:table-cell>
          <table:table-cell office:value-type="string">
            <text:p>41DE666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BF</text:p>
          </table:table-cell>
          <table:table-cell office:value-type="string">
            <text:p>Neos</text:p>
          </table:table-cell>
          <table:table-cell office:value-type="string">
            <text:p>Storehous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1E+015">
            <text:p>7830310000000000</text:p>
          </table:table-cell>
          <table:table-cell office:value-type="float" office:value="7.83031693034E+015">
            <text:p>7830316930340000</text:p>
          </table:table-cell>
          <table:table-cell office:value-type="string">
            <text:p>7830316930342D746172752D33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0933333</text:p>
          </table:table-cell>
          <table:table-cell office:value-type="float" office:value="0">
            <text:p>00000000</text:p>
          </table:table-cell>
          <table:table-cell office:value-type="string">
            <text:p>C2C9CCC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C0</text:p>
          </table:table-cell>
          <table:table-cell office:value-type="string">
            <text:p>Neos</text:p>
          </table:table-cell>
          <table:table-cell office:value-type="string">
            <text:p>Storehouse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1E+015">
            <text:p>7830310000000000</text:p>
          </table:table-cell>
          <table:table-cell office:value-type="float" office:value="7.83031693034E+015">
            <text:p>7830316930340000</text:p>
          </table:table-cell>
          <table:table-cell office:value-type="string">
            <text:p>7830316930342D7475626F2D31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float" office:value="42373333">
            <text:p>42373333</text:p>
          </table:table-cell>
          <table:table-cell office:value-type="float" office:value="0">
            <text:p>00000000</text:p>
          </table:table-cell>
          <table:table-cell office:value-type="string">
            <text:p>42C0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C1</text:p>
          </table:table-cell>
          <table:table-cell office:value-type="string">
            <text:p>Neos</text:p>
          </table:table-cell>
          <table:table-cell office:value-type="string">
            <text:p>Storehouse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1E+015">
            <text:p>7830310000000000</text:p>
          </table:table-cell>
          <table:table-cell office:value-type="float" office:value="7.83031693034E+015">
            <text:p>7830316930340000</text:p>
          </table:table-cell>
          <table:table-cell office:value-type="string">
            <text:p>7830316930342D7475626F2D32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0F9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2E83333</text:p>
          </table:table-cell>
          <table:table-cell office:value-type="float" office:value="0">
            <text:p>00000000</text:p>
          </table:table-cell>
          <table:table-cell office:value-type="string">
            <text:p>C24D999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C2</text:p>
          </table:table-cell>
          <table:table-cell office:value-type="string">
            <text:p>Neos</text:p>
          </table:table-cell>
          <table:table-cell office:value-type="string">
            <text:p>Storehouse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1E+015">
            <text:p>7830310000000000</text:p>
          </table:table-cell>
          <table:table-cell office:value-type="float" office:value="7.83031693034E+015">
            <text:p>7830316930340000</text:p>
          </table:table-cell>
          <table:table-cell office:value-type="string">
            <text:p>7830316930342D7475626F2D33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FD3333</text:p>
          </table:table-cell>
          <table:table-cell office:value-type="float" office:value="0">
            <text:p>00000000</text:p>
          </table:table-cell>
          <table:table-cell office:value-type="string">
            <text:p>C279999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C3</text:p>
          </table:table-cell>
          <table:table-cell office:value-type="string">
            <text:p>Neos</text:p>
          </table:table-cell>
          <table:table-cell office:value-type="string">
            <text:p>Storehouse</text:p>
          </table:table-cell>
          <table:table-cell office:value-type="string">
            <text:p>Sack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1E+015">
            <text:p>7830310000000000</text:p>
          </table:table-cell>
          <table:table-cell office:value-type="float" office:value="7.83031693034E+015">
            <text:p>7830316930340000</text:p>
          </table:table-cell>
          <table:table-cell office:value-type="string">
            <text:p>7830316930342D7361636B2D31000000</text:p>
          </table:table-cell>
          <table:table-cell office:value-type="string">
            <text:p>000B</text:p>
          </table:table-cell>
          <table:table-cell office:value-type="float" office:value="6">
            <text:p>0006</text:p>
          </table:table-cell>
          <table:table-cell office:value-type="float" office:value="0">
            <text:p>0000</text:p>
          </table:table-cell>
          <table:table-cell office:value-type="string">
            <text:p>012A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2DA0000</text:p>
          </table:table-cell>
          <table:table-cell office:value-type="float" office:value="0">
            <text:p>00000000</text:p>
          </table:table-cell>
          <table:table-cell office:value-type="string">
            <text:p>C1566666</text:p>
          </table:table-cell>
          <table:table-cell office:value-type="string">
            <text:p>C2FA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C4</text:p>
          </table:table-cell>
          <table:table-cell office:value-type="string">
            <text:p>Neos</text:p>
          </table:table-cell>
          <table:table-cell office:value-type="string">
            <text:p>Storehouse</text:p>
          </table:table-cell>
          <table:table-cell office:value-type="string">
            <text:p>Sack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1E+015">
            <text:p>7830310000000000</text:p>
          </table:table-cell>
          <table:table-cell office:value-type="float" office:value="7.83031693034E+015">
            <text:p>7830316930340000</text:p>
          </table:table-cell>
          <table:table-cell office:value-type="string">
            <text:p>7830316930342D7361636B2D32000000</text:p>
          </table:table-cell>
          <table:table-cell office:value-type="string">
            <text:p>000B</text:p>
          </table:table-cell>
          <table:table-cell office:value-type="float" office:value="6">
            <text:p>0006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C43333</text:p>
          </table:table-cell>
          <table:table-cell office:value-type="float" office:value="0">
            <text:p>00000000</text:p>
          </table:table-cell>
          <table:table-cell office:value-type="string">
            <text:p>4059999A</text:p>
          </table:table-cell>
          <table:table-cell office:value-type="string">
            <text:p>C2F6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C5</text:p>
          </table:table-cell>
          <table:table-cell office:value-type="string">
            <text:p>Neos</text:p>
          </table:table-cell>
          <table:table-cell office:value-type="string">
            <text:p>Storehouse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1E+015">
            <text:p>7830310000000000</text:p>
          </table:table-cell>
          <table:table-cell office:value-type="float" office:value="7.83031693034E+015">
            <text:p>7830316930340000</text:p>
          </table:table-cell>
          <table:table-cell office:value-type="string">
            <text:p>7830316930342D74626F782D31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111">
            <text:p>0111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1C999A</text:p>
          </table:table-cell>
          <table:table-cell office:value-type="float" office:value="0">
            <text:p>00000000</text:p>
          </table:table-cell>
          <table:table-cell office:value-type="string">
            <text:p>C21E6666</text:p>
          </table:table-cell>
          <table:table-cell office:value-type="string">
            <text:p>C2E8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C6</text:p>
          </table:table-cell>
          <table:table-cell office:value-type="string">
            <text:p>Neos</text:p>
          </table:table-cell>
          <table:table-cell office:value-type="string">
            <text:p>Templar's Quarters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1E+015">
            <text:p>7830310000000000</text:p>
          </table:table-cell>
          <table:table-cell office:value-type="float" office:value="7.83031693035E+015">
            <text:p>7830316930350000</text:p>
          </table:table-cell>
          <table:table-cell office:value-type="string">
            <text:p>783031693035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2763D7</text:p>
          </table:table-cell>
          <table:table-cell office:value-type="float" office:value="0">
            <text:p>00000000</text:p>
          </table:table-cell>
          <table:table-cell office:value-type="string">
            <text:p>430049FC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C7</text:p>
          </table:table-cell>
          <table:table-cell office:value-type="string">
            <text:p>Neos</text:p>
          </table:table-cell>
          <table:table-cell office:value-type="string">
            <text:p>Templar's Quarters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1E+015">
            <text:p>7830310000000000</text:p>
          </table:table-cell>
          <table:table-cell office:value-type="float" office:value="7.83031693035E+015">
            <text:p>7830316930350000</text:p>
          </table:table-cell>
          <table:table-cell office:value-type="string">
            <text:p>7830316930352D7475626F2D32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38E9BA</text:p>
          </table:table-cell>
          <table:table-cell office:value-type="float" office:value="0">
            <text:p>00000000</text:p>
          </table:table-cell>
          <table:table-cell office:value-type="string">
            <text:p>42FD4C4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C8</text:p>
          </table:table-cell>
          <table:table-cell office:value-type="string">
            <text:p>Neos</text:p>
          </table:table-cell>
          <table:table-cell office:value-type="string">
            <text:p>Templar's Quarters</text:p>
          </table:table-cell>
          <table:table-cell office:value-type="string">
            <text:p>Sack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1E+015">
            <text:p>7830310000000000</text:p>
          </table:table-cell>
          <table:table-cell office:value-type="float" office:value="7.83031693035E+015">
            <text:p>7830316930350000</text:p>
          </table:table-cell>
          <table:table-cell office:value-type="string">
            <text:p>7830316930352D7361636B2D31000000</text:p>
          </table:table-cell>
          <table:table-cell office:value-type="string">
            <text:p>000B</text:p>
          </table:table-cell>
          <table:table-cell office:value-type="float" office:value="6">
            <text:p>0006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93E70A</text:p>
          </table:table-cell>
          <table:table-cell office:value-type="float" office:value="0">
            <text:p>00000000</text:p>
          </table:table-cell>
          <table:table-cell office:value-type="string">
            <text:p>C1C28EBF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C9</text:p>
          </table:table-cell>
          <table:table-cell office:value-type="string">
            <text:p>Neos</text:p>
          </table:table-cell>
          <table:table-cell office:value-type="string">
            <text:p>Templar's Quarters</text:p>
          </table:table-cell>
          <table:table-cell office:value-type="string">
            <text:p>Sack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1E+015">
            <text:p>7830310000000000</text:p>
          </table:table-cell>
          <table:table-cell office:value-type="float" office:value="7.83031693035E+015">
            <text:p>7830316930350000</text:p>
          </table:table-cell>
          <table:table-cell office:value-type="string">
            <text:p>7830316930352D7361636B2D32000000</text:p>
          </table:table-cell>
          <table:table-cell office:value-type="string">
            <text:p>000B</text:p>
          </table:table-cell>
          <table:table-cell office:value-type="float" office:value="6">
            <text:p>0006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93E70A</text:p>
          </table:table-cell>
          <table:table-cell office:value-type="float" office:value="0">
            <text:p>00000000</text:p>
          </table:table-cell>
          <table:table-cell office:value-type="string">
            <text:p>C126C5D6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CA</text:p>
          </table:table-cell>
          <table:table-cell office:value-type="string">
            <text:p>Neos</text:p>
          </table:table-cell>
          <table:table-cell office:value-type="string">
            <text:p>Templar's Quarters</text:p>
          </table:table-cell>
          <table:table-cell office:value-type="string">
            <text:p>Sack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1E+015">
            <text:p>7830310000000000</text:p>
          </table:table-cell>
          <table:table-cell office:value-type="float" office:value="7.83031693035E+015">
            <text:p>7830316930350000</text:p>
          </table:table-cell>
          <table:table-cell office:value-type="string">
            <text:p>7830316930352D7361636B2D33000000</text:p>
          </table:table-cell>
          <table:table-cell office:value-type="string">
            <text:p>000B</text:p>
          </table:table-cell>
          <table:table-cell office:value-type="float" office:value="6">
            <text:p>0006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float" office:value="50">
            <text:p>0050</text:p>
          </table:table-cell>
          <table:table-cell office:value-type="float" office:value="0">
            <text:p>0000</text:p>
          </table:table-cell>
          <table:table-cell office:value-type="string">
            <text:p>C3173604</text:p>
          </table:table-cell>
          <table:table-cell office:value-type="float" office:value="0">
            <text:p>00000000</text:p>
          </table:table-cell>
          <table:table-cell office:value-type="string">
            <text:p>4307B53F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CB</text:p>
          </table:table-cell>
          <table:table-cell office:value-type="string">
            <text:p>Neos</text:p>
          </table:table-cell>
          <table:table-cell office:value-type="string">
            <text:p>Clergy Quarters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1E+015">
            <text:p>7830310000000000</text:p>
          </table:table-cell>
          <table:table-cell office:value-type="float" office:value="7.83031693036E+015">
            <text:p>7830316930360000</text:p>
          </table:table-cell>
          <table:table-cell office:value-type="string">
            <text:p>7830316930362D626F6F6B2D31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1E60C15</text:p>
          </table:table-cell>
          <table:table-cell office:value-type="string">
            <text:p>C2A00000</text:p>
          </table:table-cell>
          <table:table-cell office:value-type="string">
            <text:p>42F72F1B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CC</text:p>
          </table:table-cell>
          <table:table-cell office:value-type="string">
            <text:p>Neos</text:p>
          </table:table-cell>
          <table:table-cell office:value-type="string">
            <text:p>Clergy Quarters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1E+015">
            <text:p>7830310000000000</text:p>
          </table:table-cell>
          <table:table-cell office:value-type="float" office:value="7.83031693036E+015">
            <text:p>7830316930360000</text:p>
          </table:table-cell>
          <table:table-cell office:value-type="string">
            <text:p>7830316930362D626F6F6B2D32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6E22B7</text:p>
          </table:table-cell>
          <table:table-cell office:value-type="string">
            <text:p>C2A00000</text:p>
          </table:table-cell>
          <table:table-cell office:value-type="string">
            <text:p>42F72E98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CD</text:p>
          </table:table-cell>
          <table:table-cell office:value-type="string">
            <text:p>Neos</text:p>
          </table:table-cell>
          <table:table-cell office:value-type="string">
            <text:p>Clergy Quarters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1E+015">
            <text:p>7830310000000000</text:p>
          </table:table-cell>
          <table:table-cell office:value-type="float" office:value="7.83031693036E+015">
            <text:p>7830316930360000</text:p>
          </table:table-cell>
          <table:table-cell office:value-type="string">
            <text:p>7830316930362D626F6F6B2D33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B4F6D6</text:p>
          </table:table-cell>
          <table:table-cell office:value-type="string">
            <text:p>C2A00000</text:p>
          </table:table-cell>
          <table:table-cell office:value-type="string">
            <text:p>42F72E98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CE</text:p>
          </table:table-cell>
          <table:table-cell office:value-type="string">
            <text:p>Neos</text:p>
          </table:table-cell>
          <table:table-cell office:value-type="string">
            <text:p>Clergy Quarters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1E+015">
            <text:p>7830310000000000</text:p>
          </table:table-cell>
          <table:table-cell office:value-type="float" office:value="7.83031693036E+015">
            <text:p>7830316930360000</text:p>
          </table:table-cell>
          <table:table-cell office:value-type="string">
            <text:p>7830316930362D74616E73322D310000</text:p>
          </table:table-cell>
          <table:table-cell office:value-type="float" office:value="40">
            <text:p>0040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string">
            <text:p>00EB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01362E1</text:p>
          </table:table-cell>
          <table:table-cell office:value-type="string">
            <text:p>C2A00000</text:p>
          </table:table-cell>
          <table:table-cell office:value-type="string">
            <text:p>42F72F1B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CF</text:p>
          </table:table-cell>
          <table:table-cell office:value-type="string">
            <text:p>Neos</text:p>
          </table:table-cell>
          <table:table-cell office:value-type="string">
            <text:p>Clergy Quarters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1E+015">
            <text:p>7830310000000000</text:p>
          </table:table-cell>
          <table:table-cell office:value-type="float" office:value="7.83031693036E+015">
            <text:p>7830316930360000</text:p>
          </table:table-cell>
          <table:table-cell office:value-type="string">
            <text:p>7830316930362D74616E73322D320000</text:p>
          </table:table-cell>
          <table:table-cell office:value-type="float" office:value="40">
            <text:p>0040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F2753F</text:p>
          </table:table-cell>
          <table:table-cell office:value-type="string">
            <text:p>C2A00000</text:p>
          </table:table-cell>
          <table:table-cell office:value-type="string">
            <text:p>42F72E98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D0</text:p>
          </table:table-cell>
          <table:table-cell office:value-type="string">
            <text:p>Savella Cathedral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4E+015">
            <text:p>7830340000000000</text:p>
          </table:table-cell>
          <table:table-cell office:value-type="float" office:value="7.83034E+015">
            <text:p>7830340000000000</text:p>
          </table:table-cell>
          <table:table-cell office:value-type="string">
            <text:p>7830342D74626F782D31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E0DE35</text:p>
          </table:table-cell>
          <table:table-cell office:value-type="string">
            <text:p>432F7581</text:p>
          </table:table-cell>
          <table:table-cell office:value-type="string">
            <text:p>44D76148</text:p>
          </table:table-cell>
          <table:table-cell office:value-type="float" office:value="42800000">
            <text:p>428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D1</text:p>
          </table:table-cell>
          <table:table-cell office:value-type="string">
            <text:p>Savella Cathedral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4E+015">
            <text:p>7830340000000000</text:p>
          </table:table-cell>
          <table:table-cell office:value-type="float" office:value="7.83034E+015">
            <text:p>7830340000000000</text:p>
          </table:table-cell>
          <table:table-cell office:value-type="string">
            <text:p>7830342D74626F782D32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float" office:value="110">
            <text:p>0110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E140A4</text:p>
          </table:table-cell>
          <table:table-cell office:value-type="string">
            <text:p>432F7581</text:p>
          </table:table-cell>
          <table:table-cell office:value-type="string">
            <text:p>44D45BD7</text:p>
          </table:table-cell>
          <table:table-cell office:value-type="string">
            <text:p>427C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D2</text:p>
          </table:table-cell>
          <table:table-cell office:value-type="string">
            <text:p>Seaview Church</text:p>
          </table:table-cell>
          <table:table-cell/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235E+015">
            <text:p>7332350000000000</text:p>
          </table:table-cell>
          <table:table-cell office:value-type="float" office:value="7.33235693031E+015">
            <text:p>7332356930310000</text:p>
          </table:table-cell>
          <table:table-cell office:value-type="string">
            <text:p>7332356930312D74616E73312D310000</text:p>
          </table:table-cell>
          <table:table-cell office:value-type="float" office:value="8">
            <text:p>0008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2C240DF</text:p>
          </table:table-cell>
          <table:table-cell office:value-type="string">
            <text:p>BD76F2A6</text:p>
          </table:table-cell>
          <table:table-cell office:value-type="string">
            <text:p>4314A873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D3</text:p>
          </table:table-cell>
          <table:table-cell office:value-type="string">
            <text:p>Seaview Church</text:p>
          </table:table-cell>
          <table:table-cell/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235E+015">
            <text:p>7332350000000000</text:p>
          </table:table-cell>
          <table:table-cell office:value-type="float" office:value="7.33235693031E+015">
            <text:p>7332356930310000</text:p>
          </table:table-cell>
          <table:table-cell office:value-type="string">
            <text:p>7332356930312D74616E73312D320000</text:p>
          </table:table-cell>
          <table:table-cell office:value-type="float" office:value="8">
            <text:p>0008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0082D1</text:p>
          </table:table-cell>
          <table:table-cell office:value-type="float" office:value="0">
            <text:p>00000000</text:p>
          </table:table-cell>
          <table:table-cell office:value-type="string">
            <text:p>4314A873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D4</text:p>
          </table:table-cell>
          <table:table-cell office:value-type="string">
            <text:p>Seaview Church</text:p>
          </table:table-cell>
          <table:table-cell/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235E+015">
            <text:p>7332350000000000</text:p>
          </table:table-cell>
          <table:table-cell office:value-type="float" office:value="7.33235693031E+015">
            <text:p>7332356930310000</text:p>
          </table:table-cell>
          <table:table-cell office:value-type="string">
            <text:p>7332356930312D626F6F6B2D31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C7C12D</text:p>
          </table:table-cell>
          <table:table-cell office:value-type="string">
            <text:p>BD76F2A6</text:p>
          </table:table-cell>
          <table:table-cell office:value-type="string">
            <text:p>C33CF917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D5</text:p>
          </table:table-cell>
          <table:table-cell office:value-type="string">
            <text:p>Baccarat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0350000000000</text:p>
          </table:table-cell>
          <table:table-cell office:value-type="string">
            <text:p>6D30352D746172752D31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169F3B</text:p>
          </table:table-cell>
          <table:table-cell office:value-type="string">
            <text:p>C215930C</text:p>
          </table:table-cell>
          <table:table-cell office:value-type="string">
            <text:p>C380B937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D6</text:p>
          </table:table-cell>
          <table:table-cell office:value-type="string">
            <text:p>Baccarat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0350000000000</text:p>
          </table:table-cell>
          <table:table-cell office:value-type="string">
            <text:p>6D30352D746172752D32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143842</text:p>
          </table:table-cell>
          <table:table-cell office:value-type="string">
            <text:p>C215930C</text:p>
          </table:table-cell>
          <table:table-cell office:value-type="string">
            <text:p>C36754FE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D7</text:p>
          </table:table-cell>
          <table:table-cell office:value-type="string">
            <text:p>Baccarat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0350000000000</text:p>
          </table:table-cell>
          <table:table-cell office:value-type="string">
            <text:p>6D30352D746172752D33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D766E9</text:p>
          </table:table-cell>
          <table:table-cell office:value-type="string">
            <text:p>C26CB405</text:p>
          </table:table-cell>
          <table:table-cell office:value-type="string">
            <text:p>43A3B937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D8</text:p>
          </table:table-cell>
          <table:table-cell office:value-type="string">
            <text:p>Baccarat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0350000000000</text:p>
          </table:table-cell>
          <table:table-cell office:value-type="string">
            <text:p>6D30352D746172752D34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float" office:value="48">
            <text:p>0048</text:p>
          </table:table-cell>
          <table:table-cell office:value-type="float" office:value="0">
            <text:p>0000</text:p>
          </table:table-cell>
          <table:table-cell office:value-type="string">
            <text:p>430B6979</text:p>
          </table:table-cell>
          <table:table-cell office:value-type="string">
            <text:p>BE582D38</text:p>
          </table:table-cell>
          <table:table-cell office:value-type="string">
            <text:p>43BD68D5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D9</text:p>
          </table:table-cell>
          <table:table-cell office:value-type="string">
            <text:p>Baccarat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0350000000000</text:p>
          </table:table-cell>
          <table:table-cell office:value-type="string">
            <text:p>6D30352D746172752D35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float" office:value="43210042">
            <text:p>43210042</text:p>
          </table:table-cell>
          <table:table-cell office:value-type="string">
            <text:p>BE582D38</text:p>
          </table:table-cell>
          <table:table-cell office:value-type="string">
            <text:p>43C01C29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DA</text:p>
          </table:table-cell>
          <table:table-cell office:value-type="string">
            <text:p>Baccarat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0350000000000</text:p>
          </table:table-cell>
          <table:table-cell office:value-type="string">
            <text:p>6D30352D746172752D36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09">
            <text:p>0109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C22D2F</text:p>
          </table:table-cell>
          <table:table-cell office:value-type="string">
            <text:p>429FF3A9</text:p>
          </table:table-cell>
          <table:table-cell office:value-type="string">
            <text:p>C452D72B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DB</text:p>
          </table:table-cell>
          <table:table-cell office:value-type="string">
            <text:p>Baccarat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0350000000000</text:p>
          </table:table-cell>
          <table:table-cell office:value-type="string">
            <text:p>6D30352D7475626F2D31000000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CE8AE1</text:p>
          </table:table-cell>
          <table:table-cell office:value-type="string">
            <text:p>C26CC433</text:p>
          </table:table-cell>
          <table:table-cell office:value-type="string">
            <text:p>439F4A5E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DC</text:p>
          </table:table-cell>
          <table:table-cell office:value-type="string">
            <text:p>Baccarat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0350000000000</text:p>
          </table:table-cell>
          <table:table-cell office:value-type="string">
            <text:p>6D30352D7475626F2D32000000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10F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43F724E</text:p>
          </table:table-cell>
          <table:table-cell office:value-type="string">
            <text:p>4157511A</text:p>
          </table:table-cell>
          <table:table-cell office:value-type="string">
            <text:p>C19072B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DD</text:p>
          </table:table-cell>
          <table:table-cell office:value-type="string">
            <text:p>Baccarat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0350000000000</text:p>
          </table:table-cell>
          <table:table-cell office:value-type="string">
            <text:p>6D30352D7475626F2D33000000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443F677</text:p>
          </table:table-cell>
          <table:table-cell office:value-type="string">
            <text:p>4157511A</text:p>
          </table:table-cell>
          <table:table-cell office:value-type="string">
            <text:p>C1905F7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DE</text:p>
          </table:table-cell>
          <table:table-cell office:value-type="string">
            <text:p>Baccarat</text:p>
          </table:table-cell>
          <table:table-cell office:value-type="string">
            <text:p>Inn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50000000000</text:p>
          </table:table-cell>
          <table:table-cell office:value-type="string">
            <text:p>6D30356930310000</text:p>
          </table:table-cell>
          <table:table-cell office:value-type="string">
            <text:p>6D30356930312D74626F782D31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string">
            <text:p>00E2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8888E9</text:p>
          </table:table-cell>
          <table:table-cell office:value-type="string">
            <text:p>BDF212D7</text:p>
          </table:table-cell>
          <table:table-cell office:value-type="string">
            <text:p>434847F0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DF</text:p>
          </table:table-cell>
          <table:table-cell office:value-type="string">
            <text:p>Baccarat</text:p>
          </table:table-cell>
          <table:table-cell office:value-type="string">
            <text:p>Inn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50000000000</text:p>
          </table:table-cell>
          <table:table-cell office:value-type="string">
            <text:p>6D30356930310000</text:p>
          </table:table-cell>
          <table:table-cell office:value-type="string">
            <text:p>6D30356930312D626F6F6B2D31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B99AD4</text:p>
          </table:table-cell>
          <table:table-cell office:value-type="float" office:value="0">
            <text:p>00000000</text:p>
          </table:table-cell>
          <table:table-cell office:value-type="string">
            <text:p>C34FDBA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E0</text:p>
          </table:table-cell>
          <table:table-cell office:value-type="string">
            <text:p>Baccarat</text:p>
          </table:table-cell>
          <table:table-cell office:value-type="string">
            <text:p>Inn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50000000000</text:p>
          </table:table-cell>
          <table:table-cell office:value-type="string">
            <text:p>6D30356930310000</text:p>
          </table:table-cell>
          <table:table-cell office:value-type="string">
            <text:p>6D30356930312D74616E73312D310000</text:p>
          </table:table-cell>
          <table:table-cell office:value-type="float" office:value="29">
            <text:p>0029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F6676D</text:p>
          </table:table-cell>
          <table:table-cell office:value-type="float" office:value="0">
            <text:p>00000000</text:p>
          </table:table-cell>
          <table:table-cell office:value-type="string">
            <text:p>C34F9C6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E1</text:p>
          </table:table-cell>
          <table:table-cell office:value-type="string">
            <text:p>Baccarat</text:p>
          </table:table-cell>
          <table:table-cell office:value-type="string">
            <text:p>Inn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50000000000</text:p>
          </table:table-cell>
          <table:table-cell office:value-type="string">
            <text:p>6D30356930310000</text:p>
          </table:table-cell>
          <table:table-cell office:value-type="string">
            <text:p>6D30356930312D74616E73312D320000</text:p>
          </table:table-cell>
          <table:table-cell office:value-type="float" office:value="29">
            <text:p>0029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1F0CCCD</text:p>
          </table:table-cell>
          <table:table-cell office:value-type="string">
            <text:p>42C7F653</text:p>
          </table:table-cell>
          <table:table-cell office:value-type="string">
            <text:p>C28FF048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E2</text:p>
          </table:table-cell>
          <table:table-cell office:value-type="string">
            <text:p>Baccarat</text:p>
          </table:table-cell>
          <table:table-cell office:value-type="string">
            <text:p>Inn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50000000000</text:p>
          </table:table-cell>
          <table:table-cell office:value-type="string">
            <text:p>6D30356930310000</text:p>
          </table:table-cell>
          <table:table-cell office:value-type="string">
            <text:p>6D30356930312D74616E73312D330000</text:p>
          </table:table-cell>
          <table:table-cell office:value-type="float" office:value="29">
            <text:p>0029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float" office:value="68">
            <text:p>0068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01F127</text:p>
          </table:table-cell>
          <table:table-cell office:value-type="string">
            <text:p>42C7F5DD</text:p>
          </table:table-cell>
          <table:table-cell office:value-type="string">
            <text:p>429EC37B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E3</text:p>
          </table:table-cell>
          <table:table-cell office:value-type="string">
            <text:p>Baccarat</text:p>
          </table:table-cell>
          <table:table-cell office:value-type="string">
            <text:p>Restaurant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50000000000</text:p>
          </table:table-cell>
          <table:table-cell office:value-type="string">
            <text:p>6D30356930330000</text:p>
          </table:table-cell>
          <table:table-cell office:value-type="string">
            <text:p>6D3035693033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0341EA3</text:p>
          </table:table-cell>
          <table:table-cell office:value-type="float" office:value="0">
            <text:p>00000000</text:p>
          </table:table-cell>
          <table:table-cell office:value-type="string">
            <text:p>C1E72752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E4</text:p>
          </table:table-cell>
          <table:table-cell office:value-type="string">
            <text:p>Baccarat</text:p>
          </table:table-cell>
          <table:table-cell office:value-type="string">
            <text:p>Restaurant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50000000000</text:p>
          </table:table-cell>
          <table:table-cell office:value-type="string">
            <text:p>6D30356930330000</text:p>
          </table:table-cell>
          <table:table-cell office:value-type="string">
            <text:p>6D30356930332D746172752D32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0341EA3</text:p>
          </table:table-cell>
          <table:table-cell office:value-type="float" office:value="0">
            <text:p>00000000</text:p>
          </table:table-cell>
          <table:table-cell office:value-type="string">
            <text:p>C14921FF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E5</text:p>
          </table:table-cell>
          <table:table-cell office:value-type="string">
            <text:p>Baccarat</text:p>
          </table:table-cell>
          <table:table-cell office:value-type="string">
            <text:p>Restaurant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50000000000</text:p>
          </table:table-cell>
          <table:table-cell office:value-type="string">
            <text:p>6D30356930330000</text:p>
          </table:table-cell>
          <table:table-cell office:value-type="string">
            <text:p>6D30356930332D746172752D33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12D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0341EA3</text:p>
          </table:table-cell>
          <table:table-cell office:value-type="float" office:value="0">
            <text:p>00000000</text:p>
          </table:table-cell>
          <table:table-cell office:value-type="string">
            <text:p>40AE1DB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E6</text:p>
          </table:table-cell>
          <table:table-cell office:value-type="string">
            <text:p>Baccarat</text:p>
          </table:table-cell>
          <table:table-cell office:value-type="string">
            <text:p>Southeast Hous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50000000000</text:p>
          </table:table-cell>
          <table:table-cell office:value-type="string">
            <text:p>6D30356930350000</text:p>
          </table:table-cell>
          <table:table-cell office:value-type="string">
            <text:p>6D3035693035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11F641B</text:p>
          </table:table-cell>
          <table:table-cell office:value-type="float" office:value="0">
            <text:p>00000000</text:p>
          </table:table-cell>
          <table:table-cell office:value-type="string">
            <text:p>C265EFB8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E7</text:p>
          </table:table-cell>
          <table:table-cell office:value-type="string">
            <text:p>Baccarat</text:p>
          </table:table-cell>
          <table:table-cell office:value-type="string">
            <text:p>Southeast Hous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50000000000</text:p>
          </table:table-cell>
          <table:table-cell office:value-type="string">
            <text:p>6D30356930350000</text:p>
          </table:table-cell>
          <table:table-cell office:value-type="string">
            <text:p>6D30356930352D746172752D32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0DC9653</text:p>
          </table:table-cell>
          <table:table-cell office:value-type="float" office:value="0">
            <text:p>00000000</text:p>
          </table:table-cell>
          <table:table-cell office:value-type="string">
            <text:p>C265EFB8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E8</text:p>
          </table:table-cell>
          <table:table-cell office:value-type="string">
            <text:p>Baccarat</text:p>
          </table:table-cell>
          <table:table-cell office:value-type="string">
            <text:p>Southeast House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50000000000</text:p>
          </table:table-cell>
          <table:table-cell office:value-type="string">
            <text:p>6D30356930350000</text:p>
          </table:table-cell>
          <table:table-cell office:value-type="string">
            <text:p>6D30356930352D626F6F6B2D31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1E070A4</text:p>
          </table:table-cell>
          <table:table-cell office:value-type="float" office:value="41200000">
            <text:p>41200000</text:p>
          </table:table-cell>
          <table:table-cell office:value-type="string">
            <text:p>C1BEF8D5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E9</text:p>
          </table:table-cell>
          <table:table-cell office:value-type="string">
            <text:p>Baccarat</text:p>
          </table:table-cell>
          <table:table-cell office:value-type="string">
            <text:p>Southeast House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50000000000</text:p>
          </table:table-cell>
          <table:table-cell office:value-type="string">
            <text:p>6D30356930350000</text:p>
          </table:table-cell>
          <table:table-cell office:value-type="string">
            <text:p>6D30356930352D74616E73322D310000</text:p>
          </table:table-cell>
          <table:table-cell office:value-type="float" office:value="9">
            <text:p>0009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string">
            <text:p>010D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1C3F10D</text:p>
          </table:table-cell>
          <table:table-cell office:value-type="float" office:value="0">
            <text:p>00000000</text:p>
          </table:table-cell>
          <table:table-cell office:value-type="string">
            <text:p>429398BB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EA</text:p>
          </table:table-cell>
          <table:table-cell office:value-type="string">
            <text:p>Baccarat</text:p>
          </table:table-cell>
          <table:table-cell office:value-type="string">
            <text:p>Northeast Hous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50000000000</text:p>
          </table:table-cell>
          <table:table-cell office:value-type="string">
            <text:p>6D30356930360000</text:p>
          </table:table-cell>
          <table:table-cell office:value-type="string">
            <text:p>6D3035693036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0FA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25525AF</text:p>
          </table:table-cell>
          <table:table-cell office:value-type="float" office:value="0">
            <text:p>00000000</text:p>
          </table:table-cell>
          <table:table-cell office:value-type="string">
            <text:p>42E68E56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EB</text:p>
          </table:table-cell>
          <table:table-cell office:value-type="string">
            <text:p>Baccarat</text:p>
          </table:table-cell>
          <table:table-cell office:value-type="string">
            <text:p>Northeast Hous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50000000000</text:p>
          </table:table-cell>
          <table:table-cell office:value-type="string">
            <text:p>6D30356930360000</text:p>
          </table:table-cell>
          <table:table-cell office:value-type="string">
            <text:p>6D30356930362D746172752D32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8E1190</text:p>
          </table:table-cell>
          <table:table-cell office:value-type="float" office:value="0">
            <text:p>00000000</text:p>
          </table:table-cell>
          <table:table-cell office:value-type="string">
            <text:p>42E68E56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EC</text:p>
          </table:table-cell>
          <table:table-cell office:value-type="string">
            <text:p>Baccarat</text:p>
          </table:table-cell>
          <table:table-cell office:value-type="string">
            <text:p>Northeast House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50000000000</text:p>
          </table:table-cell>
          <table:table-cell office:value-type="string">
            <text:p>6D30356930360000</text:p>
          </table:table-cell>
          <table:table-cell office:value-type="string">
            <text:p>6D30356930362D626F6F6B2D31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84BCB9</text:p>
          </table:table-cell>
          <table:table-cell office:value-type="float" office:value="0">
            <text:p>00000000</text:p>
          </table:table-cell>
          <table:table-cell office:value-type="string">
            <text:p>C1A00000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ED</text:p>
          </table:table-cell>
          <table:table-cell office:value-type="string">
            <text:p>Baccarat</text:p>
          </table:table-cell>
          <table:table-cell office:value-type="string">
            <text:p>Northeast House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50000000000</text:p>
          </table:table-cell>
          <table:table-cell office:value-type="string">
            <text:p>6D30356930360000</text:p>
          </table:table-cell>
          <table:table-cell office:value-type="string">
            <text:p>6D30356930362D74616E73312D310000</text:p>
          </table:table-cell>
          <table:table-cell office:value-type="float" office:value="8">
            <text:p>0008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83E1B1</text:p>
          </table:table-cell>
          <table:table-cell office:value-type="float" office:value="0">
            <text:p>00000000</text:p>
          </table:table-cell>
          <table:table-cell office:value-type="string">
            <text:p>42E2FF7D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EE</text:p>
          </table:table-cell>
          <table:table-cell office:value-type="string">
            <text:p>Baccarat</text:p>
          </table:table-cell>
          <table:table-cell office:value-type="string">
            <text:p>Guardhous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50000000000</text:p>
          </table:table-cell>
          <table:table-cell office:value-type="string">
            <text:p>6D30356930370000</text:p>
          </table:table-cell>
          <table:table-cell office:value-type="string">
            <text:p>6D3035693037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1E00000</text:p>
          </table:table-cell>
          <table:table-cell office:value-type="float" office:value="0">
            <text:p>00000000</text:p>
          </table:table-cell>
          <table:table-cell office:value-type="string">
            <text:p>C29E3333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EF</text:p>
          </table:table-cell>
          <table:table-cell office:value-type="string">
            <text:p>Baccarat</text:p>
          </table:table-cell>
          <table:table-cell office:value-type="string">
            <text:p>Guardhous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50000000000</text:p>
          </table:table-cell>
          <table:table-cell office:value-type="string">
            <text:p>6D30356930370000</text:p>
          </table:table-cell>
          <table:table-cell office:value-type="string">
            <text:p>6D30356930372D746172752D32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1300000">
            <text:p>41300000</text:p>
          </table:table-cell>
          <table:table-cell office:value-type="float" office:value="0">
            <text:p>00000000</text:p>
          </table:table-cell>
          <table:table-cell office:value-type="string">
            <text:p>C29E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F0</text:p>
          </table:table-cell>
          <table:table-cell office:value-type="string">
            <text:p>Baccarat</text:p>
          </table:table-cell>
          <table:table-cell office:value-type="string">
            <text:p>Guardhouse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50000000000</text:p>
          </table:table-cell>
          <table:table-cell office:value-type="string">
            <text:p>6D30356930370000</text:p>
          </table:table-cell>
          <table:table-cell office:value-type="string">
            <text:p>6D30356930372D74616E73322D310000</text:p>
          </table:table-cell>
          <table:table-cell office:value-type="string">
            <text:p>002A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15CCCCD</text:p>
          </table:table-cell>
          <table:table-cell office:value-type="float" office:value="0">
            <text:p>00000000</text:p>
          </table:table-cell>
          <table:table-cell office:value-type="string">
            <text:p>42A0999A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F1</text:p>
          </table:table-cell>
          <table:table-cell office:value-type="string">
            <text:p>Baccarat</text:p>
          </table:table-cell>
          <table:table-cell office:value-type="string">
            <text:p>Golding Manor, 1st Floor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50000000000</text:p>
          </table:table-cell>
          <table:table-cell office:value-type="string">
            <text:p>6D30356931300000</text:p>
          </table:table-cell>
          <table:table-cell office:value-type="string">
            <text:p>6D3035693130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25">
            <text:p>0125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1BB8D5</text:p>
          </table:table-cell>
          <table:table-cell office:value-type="float" office:value="0">
            <text:p>00000000</text:p>
          </table:table-cell>
          <table:table-cell office:value-type="string">
            <text:p>42DA1E35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F2</text:p>
          </table:table-cell>
          <table:table-cell office:value-type="string">
            <text:p>Baccarat</text:p>
          </table:table-cell>
          <table:table-cell office:value-type="string">
            <text:p>Golding Manor, 1st Floor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50000000000</text:p>
          </table:table-cell>
          <table:table-cell office:value-type="string">
            <text:p>6D30356931300000</text:p>
          </table:table-cell>
          <table:table-cell office:value-type="string">
            <text:p>6D30356931302D746172752D32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1BDA5E</text:p>
          </table:table-cell>
          <table:table-cell office:value-type="float" office:value="0">
            <text:p>00000000</text:p>
          </table:table-cell>
          <table:table-cell office:value-type="string">
            <text:p>42FBF127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F3</text:p>
          </table:table-cell>
          <table:table-cell office:value-type="string">
            <text:p>Baccarat</text:p>
          </table:table-cell>
          <table:table-cell office:value-type="string">
            <text:p>Golding Manor, 1st Floor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50000000000</text:p>
          </table:table-cell>
          <table:table-cell office:value-type="string">
            <text:p>6D30356931300000</text:p>
          </table:table-cell>
          <table:table-cell office:value-type="string">
            <text:p>6D30356931302D7475626F2D31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24">
            <text:p>012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1305254">
            <text:p>41305254</text:p>
          </table:table-cell>
          <table:table-cell office:value-type="float" office:value="0">
            <text:p>00000000</text:p>
          </table:table-cell>
          <table:table-cell office:value-type="string">
            <text:p>431E5D2F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F4</text:p>
          </table:table-cell>
          <table:table-cell office:value-type="string">
            <text:p>Baccarat</text:p>
          </table:table-cell>
          <table:table-cell office:value-type="string">
            <text:p>Golding Manor, 2nd Floor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50000000000</text:p>
          </table:table-cell>
          <table:table-cell office:value-type="string">
            <text:p>6D30356931310000</text:p>
          </table:table-cell>
          <table:table-cell office:value-type="string">
            <text:p>6D30356931312D7475626F2D31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0">
            <text:p>0110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13199A</text:p>
          </table:table-cell>
          <table:table-cell office:value-type="float" office:value="0">
            <text:p>00000000</text:p>
          </table:table-cell>
          <table:table-cell office:value-type="float" office:value="43363333">
            <text:p>43363333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F5</text:p>
          </table:table-cell>
          <table:table-cell office:value-type="string">
            <text:p>Baccarat</text:p>
          </table:table-cell>
          <table:table-cell office:value-type="string">
            <text:p>Golding Manor, 2nd Floor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50000000000</text:p>
          </table:table-cell>
          <table:table-cell office:value-type="string">
            <text:p>6D30356931310000</text:p>
          </table:table-cell>
          <table:table-cell office:value-type="string">
            <text:p>6D30356931312D74616E73322D310000</text:p>
          </table:table-cell>
          <table:table-cell office:value-type="string">
            <text:p>002C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493333</text:p>
          </table:table-cell>
          <table:table-cell office:value-type="float" office:value="0">
            <text:p>00000000</text:p>
          </table:table-cell>
          <table:table-cell office:value-type="string">
            <text:p>C2D4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F6</text:p>
          </table:table-cell>
          <table:table-cell office:value-type="string">
            <text:p>Baccarat</text:p>
          </table:table-cell>
          <table:table-cell office:value-type="string">
            <text:p>Golding Manor, 2nd Floor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50000000000</text:p>
          </table:table-cell>
          <table:table-cell office:value-type="string">
            <text:p>6D30356931310000</text:p>
          </table:table-cell>
          <table:table-cell office:value-type="string">
            <text:p>6D30356931312D74616E73312D310000</text:p>
          </table:table-cell>
          <table:table-cell office:value-type="string">
            <text:p>002B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1666666</text:p>
          </table:table-cell>
          <table:table-cell office:value-type="float" office:value="0">
            <text:p>00000000</text:p>
          </table:table-cell>
          <table:table-cell office:value-type="string">
            <text:p>422E0000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F7</text:p>
          </table:table-cell>
          <table:table-cell office:value-type="string">
            <text:p>Baccarat</text:p>
          </table:table-cell>
          <table:table-cell office:value-type="string">
            <text:p>Golding Manor, 2nd Floor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50000000000</text:p>
          </table:table-cell>
          <table:table-cell office:value-type="string">
            <text:p>6D30356931310000</text:p>
          </table:table-cell>
          <table:table-cell office:value-type="string">
            <text:p>6D30356931312D74616E73312D320000</text:p>
          </table:table-cell>
          <table:table-cell office:value-type="string">
            <text:p>002B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A6999A</text:p>
          </table:table-cell>
          <table:table-cell office:value-type="float" office:value="0">
            <text:p>00000000</text:p>
          </table:table-cell>
          <table:table-cell office:value-type="string">
            <text:p>4319199A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F8</text:p>
          </table:table-cell>
          <table:table-cell office:value-type="string">
            <text:p>Baccarat</text:p>
          </table:table-cell>
          <table:table-cell office:value-type="string">
            <text:p>Golding Manor, 2nd Floor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50000000000</text:p>
          </table:table-cell>
          <table:table-cell office:value-type="string">
            <text:p>6D30356931310000</text:p>
          </table:table-cell>
          <table:table-cell office:value-type="string">
            <text:p>6D30356931312D74616E73312D330000</text:p>
          </table:table-cell>
          <table:table-cell office:value-type="string">
            <text:p>002B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string">
            <text:p>00DA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A6CCCD</text:p>
          </table:table-cell>
          <table:table-cell office:value-type="float" office:value="0">
            <text:p>00000000</text:p>
          </table:table-cell>
          <table:table-cell office:value-type="string">
            <text:p>43384CCD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F9</text:p>
          </table:table-cell>
          <table:table-cell office:value-type="string">
            <text:p>Baccarat</text:p>
          </table:table-cell>
          <table:table-cell office:value-type="string">
            <text:p>Golding Manor, 2nd Floor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50000000000</text:p>
          </table:table-cell>
          <table:table-cell office:value-type="string">
            <text:p>6D30356931310000</text:p>
          </table:table-cell>
          <table:table-cell office:value-type="string">
            <text:p>6D30356931312D74616E73312D340000</text:p>
          </table:table-cell>
          <table:table-cell office:value-type="string">
            <text:p>002B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float" office:value="71">
            <text:p>0071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21CCCD</text:p>
          </table:table-cell>
          <table:table-cell office:value-type="float" office:value="0">
            <text:p>00000000</text:p>
          </table:table-cell>
          <table:table-cell office:value-type="string">
            <text:p>C34A0000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FA</text:p>
          </table:table-cell>
          <table:table-cell office:value-type="string">
            <text:p>Baccarat</text:p>
          </table:table-cell>
          <table:table-cell office:value-type="string">
            <text:p>Golding Manor, 2nd Floor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50000000000</text:p>
          </table:table-cell>
          <table:table-cell office:value-type="string">
            <text:p>6D30356931310000</text:p>
          </table:table-cell>
          <table:table-cell office:value-type="string">
            <text:p>6D30356931312D74616E73312D350000</text:p>
          </table:table-cell>
          <table:table-cell office:value-type="string">
            <text:p>002B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21B333</text:p>
          </table:table-cell>
          <table:table-cell office:value-type="float" office:value="0">
            <text:p>00000000</text:p>
          </table:table-cell>
          <table:table-cell office:value-type="string">
            <text:p>C32B3333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FB</text:p>
          </table:table-cell>
          <table:table-cell office:value-type="string">
            <text:p>Baccarat</text:p>
          </table:table-cell>
          <table:table-cell office:value-type="string">
            <text:p>Pub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50000000000</text:p>
          </table:table-cell>
          <table:table-cell office:value-type="string">
            <text:p>6D30356931320000</text:p>
          </table:table-cell>
          <table:table-cell office:value-type="string">
            <text:p>6D3035693132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06">
            <text:p>0106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26ABA5E</text:p>
          </table:table-cell>
          <table:table-cell office:value-type="string">
            <text:p>3DCCCCCD</text:p>
          </table:table-cell>
          <table:table-cell office:value-type="string">
            <text:p>C298CC3D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FC</text:p>
          </table:table-cell>
          <table:table-cell office:value-type="string">
            <text:p>Baccarat</text:p>
          </table:table-cell>
          <table:table-cell office:value-type="string">
            <text:p>Pub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50000000000</text:p>
          </table:table-cell>
          <table:table-cell office:value-type="string">
            <text:p>6D30356931320000</text:p>
          </table:table-cell>
          <table:table-cell office:value-type="string">
            <text:p>6D30356931322D746172752D32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6AB958</text:p>
          </table:table-cell>
          <table:table-cell office:value-type="string">
            <text:p>3DCCCCCD</text:p>
          </table:table-cell>
          <table:table-cell office:value-type="string">
            <text:p>C24ACE8A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FD</text:p>
          </table:table-cell>
          <table:table-cell office:value-type="string">
            <text:p>Baccarat</text:p>
          </table:table-cell>
          <table:table-cell office:value-type="string">
            <text:p>Pub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50000000000</text:p>
          </table:table-cell>
          <table:table-cell office:value-type="string">
            <text:p>6D30356931320000</text:p>
          </table:table-cell>
          <table:table-cell office:value-type="string">
            <text:p>6D30356931322D746172752D33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26AB4A2</text:p>
          </table:table-cell>
          <table:table-cell office:value-type="string">
            <text:p>3DCCCCCD</text:p>
          </table:table-cell>
          <table:table-cell office:value-type="float" office:value="43336148">
            <text:p>43336148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FE</text:p>
          </table:table-cell>
          <table:table-cell office:value-type="string">
            <text:p>Baccarat</text:p>
          </table:table-cell>
          <table:table-cell office:value-type="string">
            <text:p>Pub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50000000000</text:p>
          </table:table-cell>
          <table:table-cell office:value-type="string">
            <text:p>6D30356931320000</text:p>
          </table:table-cell>
          <table:table-cell office:value-type="string">
            <text:p>6D30356931322D7475626F2D31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FBFAA0</text:p>
          </table:table-cell>
          <table:table-cell office:value-type="string">
            <text:p>41A0E560</text:p>
          </table:table-cell>
          <table:table-cell office:value-type="string">
            <text:p>435073B6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1FF</text:p>
          </table:table-cell>
          <table:table-cell office:value-type="string">
            <text:p>Baccarat</text:p>
          </table:table-cell>
          <table:table-cell office:value-type="string">
            <text:p>Pub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50000000000</text:p>
          </table:table-cell>
          <table:table-cell office:value-type="string">
            <text:p>6D30356931320000</text:p>
          </table:table-cell>
          <table:table-cell office:value-type="string">
            <text:p>6D30356931322D7475626F2D32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F239FC</text:p>
          </table:table-cell>
          <table:table-cell office:value-type="string">
            <text:p>41A0E4C3</text:p>
          </table:table-cell>
          <table:table-cell office:value-type="string">
            <text:p>435073F8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00">
            <text:p>0200</text:p>
          </table:table-cell>
          <table:table-cell office:value-type="string">
            <text:p>Baccarat</text:p>
          </table:table-cell>
          <table:table-cell office:value-type="string">
            <text:p>Pub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50000000000</text:p>
          </table:table-cell>
          <table:table-cell office:value-type="string">
            <text:p>6D30356931320000</text:p>
          </table:table-cell>
          <table:table-cell office:value-type="string">
            <text:p>6D30356931322D74616E73312D310000</text:p>
          </table:table-cell>
          <table:table-cell office:value-type="float" office:value="8">
            <text:p>0008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string">
            <text:p>00E9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09173B</text:p>
          </table:table-cell>
          <table:table-cell office:value-type="string">
            <text:p>41A00000</text:p>
          </table:table-cell>
          <table:table-cell office:value-type="string">
            <text:p>43110C4A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01">
            <text:p>0201</text:p>
          </table:table-cell>
          <table:table-cell office:value-type="string">
            <text:p>Baccarat</text:p>
          </table:table-cell>
          <table:table-cell office:value-type="string">
            <text:p>Pub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50000000000</text:p>
          </table:table-cell>
          <table:table-cell office:value-type="string">
            <text:p>6D30356931320000</text:p>
          </table:table-cell>
          <table:table-cell office:value-type="string">
            <text:p>6D30356931322D74616E73312D320000</text:p>
          </table:table-cell>
          <table:table-cell office:value-type="float" office:value="8">
            <text:p>0008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float" office:value="119">
            <text:p>0119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09174C</text:p>
          </table:table-cell>
          <table:table-cell office:value-type="string">
            <text:p>41A00000</text:p>
          </table:table-cell>
          <table:table-cell office:value-type="string">
            <text:p>432FE7F0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02">
            <text:p>0202</text:p>
          </table:table-cell>
          <table:table-cell office:value-type="string">
            <text:p>Baccarat</text:p>
          </table:table-cell>
          <table:table-cell office:value-type="string">
            <text:p>Pub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50000000000</text:p>
          </table:table-cell>
          <table:table-cell office:value-type="string">
            <text:p>6D30356931320000</text:p>
          </table:table-cell>
          <table:table-cell office:value-type="string">
            <text:p>6D30356931322D74616E73312D330000</text:p>
          </table:table-cell>
          <table:table-cell office:value-type="float" office:value="8">
            <text:p>0008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09174C</text:p>
          </table:table-cell>
          <table:table-cell office:value-type="string">
            <text:p>41A00000</text:p>
          </table:table-cell>
          <table:table-cell office:value-type="string">
            <text:p>434E68F6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03">
            <text:p>0203</text:p>
          </table:table-cell>
          <table:table-cell office:value-type="string">
            <text:p>Seer's Retreat</text:p>
          </table:table-cell>
          <table:table-cell office:value-type="string">
            <text:p>1st Floor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8E+015">
            <text:p>7330380000000000</text:p>
          </table:table-cell>
          <table:table-cell office:value-type="float" office:value="7.33038693031E+015">
            <text:p>7330386930310000</text:p>
          </table:table-cell>
          <table:table-cell office:value-type="string">
            <text:p>733038693031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float" office:value="42360467">
            <text:p>42360467</text:p>
          </table:table-cell>
          <table:table-cell office:value-type="string">
            <text:p>3CF39086</text:p>
          </table:table-cell>
          <table:table-cell office:value-type="string">
            <text:p>C136624E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04">
            <text:p>0204</text:p>
          </table:table-cell>
          <table:table-cell office:value-type="string">
            <text:p>Seer's Retreat</text:p>
          </table:table-cell>
          <table:table-cell office:value-type="string">
            <text:p>1st Floor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8E+015">
            <text:p>7330380000000000</text:p>
          </table:table-cell>
          <table:table-cell office:value-type="float" office:value="7.33038693031E+015">
            <text:p>7330386930310000</text:p>
          </table:table-cell>
          <table:table-cell office:value-type="string">
            <text:p>7330386930312D7475626F2D31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4C4433</text:p>
          </table:table-cell>
          <table:table-cell office:value-type="string">
            <text:p>3CF39086</text:p>
          </table:table-cell>
          <table:table-cell office:value-type="string">
            <text:p>C328964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05">
            <text:p>0205</text:p>
          </table:table-cell>
          <table:table-cell office:value-type="string">
            <text:p>Seer's Retreat</text:p>
          </table:table-cell>
          <table:table-cell office:value-type="string">
            <text:p>1st Floor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8E+015">
            <text:p>7330380000000000</text:p>
          </table:table-cell>
          <table:table-cell office:value-type="float" office:value="7.33038693031E+015">
            <text:p>7330386930310000</text:p>
          </table:table-cell>
          <table:table-cell office:value-type="string">
            <text:p>7330386930312D7475626F2D32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FBED91</text:p>
          </table:table-cell>
          <table:table-cell office:value-type="string">
            <text:p>3E985447</text:p>
          </table:table-cell>
          <table:table-cell office:value-type="string">
            <text:p>C30EF26F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06">
            <text:p>0206</text:p>
          </table:table-cell>
          <table:table-cell office:value-type="string">
            <text:p>Seer's Retreat</text:p>
          </table:table-cell>
          <table:table-cell office:value-type="string">
            <text:p>2nd Floor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8E+015">
            <text:p>7330380000000000</text:p>
          </table:table-cell>
          <table:table-cell office:value-type="float" office:value="7.33038693031E+015">
            <text:p>7330386930310000</text:p>
          </table:table-cell>
          <table:table-cell office:value-type="string">
            <text:p>7330386930312D74616E73322D310000</text:p>
          </table:table-cell>
          <table:table-cell office:value-type="float" office:value="9">
            <text:p>0009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float" office:value="111">
            <text:p>0111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753CAC</text:p>
          </table:table-cell>
          <table:table-cell office:value-type="string">
            <text:p>42A02AA6</text:p>
          </table:table-cell>
          <table:table-cell office:value-type="string">
            <text:p>C3181C6A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07">
            <text:p>0207</text:p>
          </table:table-cell>
          <table:table-cell office:value-type="string">
            <text:p>Seer's Retreat</text:p>
          </table:table-cell>
          <table:table-cell office:value-type="string">
            <text:p>2nd Floor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8E+015">
            <text:p>7330380000000000</text:p>
          </table:table-cell>
          <table:table-cell office:value-type="float" office:value="7.33038693031E+015">
            <text:p>7330386930310000</text:p>
          </table:table-cell>
          <table:table-cell office:value-type="string">
            <text:p>7330386930312D74616E73312D310000</text:p>
          </table:table-cell>
          <table:table-cell office:value-type="float" office:value="8">
            <text:p>0008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749EB8</text:p>
          </table:table-cell>
          <table:table-cell office:value-type="string">
            <text:p>42A02AC1</text:p>
          </table:table-cell>
          <table:table-cell office:value-type="string">
            <text:p>C336D3F8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08">
            <text:p>0208</text:p>
          </table:table-cell>
          <table:table-cell office:value-type="string">
            <text:p>Seer's Retreat</text:p>
          </table:table-cell>
          <table:table-cell office:value-type="string">
            <text:p>1st Floor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8E+015">
            <text:p>7330380000000000</text:p>
          </table:table-cell>
          <table:table-cell office:value-type="float" office:value="7.33038693031E+015">
            <text:p>7330386930310000</text:p>
          </table:table-cell>
          <table:table-cell office:value-type="string">
            <text:p>7330386930312D626F6F6B2D31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7352B0</text:p>
          </table:table-cell>
          <table:table-cell office:value-type="string">
            <text:p>3CE74D16</text:p>
          </table:table-cell>
          <table:table-cell office:value-type="string">
            <text:p>C22D9D98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09">
            <text:p>0209</text:p>
          </table:table-cell>
          <table:table-cell office:value-type="string">
            <text:p>Seer's Retreat</text:p>
          </table:table-cell>
          <table:table-cell office:value-type="string">
            <text:p>1st Floor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8E+015">
            <text:p>7330380000000000</text:p>
          </table:table-cell>
          <table:table-cell office:value-type="float" office:value="7.33038693031E+015">
            <text:p>7330386930310000</text:p>
          </table:table-cell>
          <table:table-cell office:value-type="string">
            <text:p>7330386930312D626F6F6B2D32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7352B0</text:p>
          </table:table-cell>
          <table:table-cell office:value-type="string">
            <text:p>3CE748E4</text:p>
          </table:table-cell>
          <table:table-cell office:value-type="string">
            <text:p>C292B70A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0A</text:p>
          </table:table-cell>
          <table:table-cell office:value-type="string">
            <text:p>Seer's Retreat</text:p>
          </table:table-cell>
          <table:table-cell office:value-type="string">
            <text:p>1st Floor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8E+015">
            <text:p>7330380000000000</text:p>
          </table:table-cell>
          <table:table-cell office:value-type="float" office:value="7.33038693031E+015">
            <text:p>7330386930310000</text:p>
          </table:table-cell>
          <table:table-cell office:value-type="string">
            <text:p>7330386930312D626F6F6B2D33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7352B0</text:p>
          </table:table-cell>
          <table:table-cell office:value-type="string">
            <text:p>3CE748E4</text:p>
          </table:table-cell>
          <table:table-cell office:value-type="string">
            <text:p>C2CEC625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0B</text:p>
          </table:table-cell>
          <table:table-cell office:value-type="string">
            <text:p>Seer's Retreat</text:p>
          </table:table-cell>
          <table:table-cell office:value-type="string">
            <text:p>1st Floor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8E+015">
            <text:p>7330380000000000</text:p>
          </table:table-cell>
          <table:table-cell office:value-type="float" office:value="7.33038693031E+015">
            <text:p>7330386930310000</text:p>
          </table:table-cell>
          <table:table-cell office:value-type="string">
            <text:p>7330386930312D626F6F6B2D34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7352B0</text:p>
          </table:table-cell>
          <table:table-cell office:value-type="string">
            <text:p>3CE748E4</text:p>
          </table:table-cell>
          <table:table-cell office:value-type="string">
            <text:p>C3056AC1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0C</text:p>
          </table:table-cell>
          <table:table-cell office:value-type="string">
            <text:p>Argonia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E+015">
            <text:p>6330330000000000</text:p>
          </table:table-cell>
          <table:table-cell office:value-type="string">
            <text:p>6330332D746172752D31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42B70A</text:p>
          </table:table-cell>
          <table:table-cell office:value-type="float" office:value="0">
            <text:p>00000000</text:p>
          </table:table-cell>
          <table:table-cell office:value-type="string">
            <text:p>44889C7B</text:p>
          </table:table-cell>
          <table:table-cell office:value-type="string">
            <text:p>C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0D</text:p>
          </table:table-cell>
          <table:table-cell office:value-type="string">
            <text:p>Argonia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E+015">
            <text:p>6330330000000000</text:p>
          </table:table-cell>
          <table:table-cell office:value-type="string">
            <text:p>6330332D746172752D32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403FD81</text:p>
          </table:table-cell>
          <table:table-cell office:value-type="float" office:value="0">
            <text:p>00000000</text:p>
          </table:table-cell>
          <table:table-cell office:value-type="string">
            <text:p>C2648E07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0E</text:p>
          </table:table-cell>
          <table:table-cell office:value-type="string">
            <text:p>Argonia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E+015">
            <text:p>6330330000000000</text:p>
          </table:table-cell>
          <table:table-cell office:value-type="string">
            <text:p>6330332D746172752D33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0B9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41C2BD7</text:p>
          </table:table-cell>
          <table:table-cell office:value-type="float" office:value="0">
            <text:p>00000000</text:p>
          </table:table-cell>
          <table:table-cell office:value-type="string">
            <text:p>43B19D0E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0F</text:p>
          </table:table-cell>
          <table:table-cell office:value-type="string">
            <text:p>Argonia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E+015">
            <text:p>6330330000000000</text:p>
          </table:table-cell>
          <table:table-cell office:value-type="string">
            <text:p>6330332D7475626F2D31000000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float" office:value="50">
            <text:p>0050</text:p>
          </table:table-cell>
          <table:table-cell office:value-type="float" office:value="0">
            <text:p>0000</text:p>
          </table:table-cell>
          <table:table-cell office:value-type="string">
            <text:p>43ACC49C</text:p>
          </table:table-cell>
          <table:table-cell office:value-type="float" office:value="0">
            <text:p>00000000</text:p>
          </table:table-cell>
          <table:table-cell office:value-type="string">
            <text:p>C308E76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10">
            <text:p>0210</text:p>
          </table:table-cell>
          <table:table-cell office:value-type="string">
            <text:p>Argonia</text:p>
          </table:table-cell>
          <table:table-cell/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E+015">
            <text:p>6330330000000000</text:p>
          </table:table-cell>
          <table:table-cell office:value-type="string">
            <text:p>6330332D74616E73322D310000000000</text:p>
          </table:table-cell>
          <table:table-cell office:value-type="float" office:value="14">
            <text:p>0014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A31979</text:p>
          </table:table-cell>
          <table:table-cell office:value-type="float" office:value="0">
            <text:p>00000000</text:p>
          </table:table-cell>
          <table:table-cell office:value-type="string">
            <text:p>42F05062</text:p>
          </table:table-cell>
          <table:table-cell office:value-type="string">
            <text:p>41B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11">
            <text:p>0211</text:p>
          </table:table-cell>
          <table:table-cell office:value-type="string">
            <text:p>Argonia</text:p>
          </table:table-cell>
          <table:table-cell/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E+015">
            <text:p>6330330000000000</text:p>
          </table:table-cell>
          <table:table-cell office:value-type="string">
            <text:p>6330332D74616E73322D320000000000</text:p>
          </table:table-cell>
          <table:table-cell office:value-type="float" office:value="14">
            <text:p>0014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float" office:value="39">
            <text:p>0039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B24BC7</text:p>
          </table:table-cell>
          <table:table-cell office:value-type="float" office:value="0">
            <text:p>00000000</text:p>
          </table:table-cell>
          <table:table-cell office:value-type="string">
            <text:p>42D8BE77</text:p>
          </table:table-cell>
          <table:table-cell office:value-type="string">
            <text:p>41A8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12">
            <text:p>0212</text:p>
          </table:table-cell>
          <table:table-cell office:value-type="string">
            <text:p>Argonia</text:p>
          </table:table-cell>
          <table:table-cell office:value-type="string">
            <text:p>Inn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031E+015">
            <text:p>6330336930310000</text:p>
          </table:table-cell>
          <table:table-cell office:value-type="string">
            <text:p>633033693031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19BBE7</text:p>
          </table:table-cell>
          <table:table-cell office:value-type="float" office:value="0">
            <text:p>00000000</text:p>
          </table:table-cell>
          <table:table-cell office:value-type="string">
            <text:p>C3561EF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13">
            <text:p>0213</text:p>
          </table:table-cell>
          <table:table-cell office:value-type="string">
            <text:p>Argonia</text:p>
          </table:table-cell>
          <table:table-cell office:value-type="string">
            <text:p>Inn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031E+015">
            <text:p>6330336930310000</text:p>
          </table:table-cell>
          <table:table-cell office:value-type="string">
            <text:p>6330336930312D746172752D32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0FA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19BBE7</text:p>
          </table:table-cell>
          <table:table-cell office:value-type="float" office:value="0">
            <text:p>00000000</text:p>
          </table:table-cell>
          <table:table-cell office:value-type="string">
            <text:p>C34316C9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14">
            <text:p>0214</text:p>
          </table:table-cell>
          <table:table-cell office:value-type="string">
            <text:p>Argonia</text:p>
          </table:table-cell>
          <table:table-cell office:value-type="string">
            <text:p>Inn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031E+015">
            <text:p>6330336930310000</text:p>
          </table:table-cell>
          <table:table-cell office:value-type="string">
            <text:p>6330336930312D746172752D33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19BBE7</text:p>
          </table:table-cell>
          <table:table-cell office:value-type="float" office:value="0">
            <text:p>00000000</text:p>
          </table:table-cell>
          <table:table-cell office:value-type="string">
            <text:p>C330AA7F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15">
            <text:p>0215</text:p>
          </table:table-cell>
          <table:table-cell office:value-type="string">
            <text:p>Argonia</text:p>
          </table:table-cell>
          <table:table-cell office:value-type="string">
            <text:p>Inn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031E+015">
            <text:p>6330336930310000</text:p>
          </table:table-cell>
          <table:table-cell office:value-type="string">
            <text:p>6330336930312D7475626F2D31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float" office:value="26">
            <text:p>0026</text:p>
          </table:table-cell>
          <table:table-cell office:value-type="float" office:value="0">
            <text:p>0000</text:p>
          </table:table-cell>
          <table:table-cell office:value-type="string">
            <text:p>4319BBE7</text:p>
          </table:table-cell>
          <table:table-cell office:value-type="float" office:value="0">
            <text:p>00000000</text:p>
          </table:table-cell>
          <table:table-cell office:value-type="string">
            <text:p>C31E10E5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16">
            <text:p>0216</text:p>
          </table:table-cell>
          <table:table-cell office:value-type="string">
            <text:p>Argonia</text:p>
          </table:table-cell>
          <table:table-cell office:value-type="string">
            <text:p>Inn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031E+015">
            <text:p>6330336930310000</text:p>
          </table:table-cell>
          <table:table-cell office:value-type="string">
            <text:p>6330336930312D74616E73322D310000</text:p>
          </table:table-cell>
          <table:table-cell office:value-type="float" office:value="16">
            <text:p>0016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1A3CC64</text:p>
          </table:table-cell>
          <table:table-cell office:value-type="float" office:value="0">
            <text:p>00000000</text:p>
          </table:table-cell>
          <table:table-cell office:value-type="string">
            <text:p>410BA4A9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17">
            <text:p>0217</text:p>
          </table:table-cell>
          <table:table-cell office:value-type="string">
            <text:p>Argonia</text:p>
          </table:table-cell>
          <table:table-cell office:value-type="string">
            <text:p>Inn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031E+015">
            <text:p>6330336930310000</text:p>
          </table:table-cell>
          <table:table-cell office:value-type="string">
            <text:p>6330336930312D74616E73322D320000</text:p>
          </table:table-cell>
          <table:table-cell office:value-type="float" office:value="16">
            <text:p>0016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14BAE1</text:p>
          </table:table-cell>
          <table:table-cell office:value-type="float" office:value="0">
            <text:p>00000000</text:p>
          </table:table-cell>
          <table:table-cell office:value-type="string">
            <text:p>410BA5A4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18">
            <text:p>0218</text:p>
          </table:table-cell>
          <table:table-cell office:value-type="string">
            <text:p>Argonia</text:p>
          </table:table-cell>
          <table:table-cell office:value-type="string">
            <text:p>Inn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031E+015">
            <text:p>6330336930310000</text:p>
          </table:table-cell>
          <table:table-cell office:value-type="string">
            <text:p>6330336930312D74616E73312D310000</text:p>
          </table:table-cell>
          <table:table-cell office:value-type="float" office:value="15">
            <text:p>0015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218666</text:p>
          </table:table-cell>
          <table:table-cell office:value-type="string">
            <text:p>42A00000</text:p>
          </table:table-cell>
          <table:table-cell office:value-type="string">
            <text:p>C242B06F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19">
            <text:p>0219</text:p>
          </table:table-cell>
          <table:table-cell office:value-type="string">
            <text:p>Argonia</text:p>
          </table:table-cell>
          <table:table-cell office:value-type="string">
            <text:p>Inn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031E+015">
            <text:p>6330336930310000</text:p>
          </table:table-cell>
          <table:table-cell office:value-type="string">
            <text:p>6330336930312D74616E73312D320000</text:p>
          </table:table-cell>
          <table:table-cell office:value-type="float" office:value="15">
            <text:p>0015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float" office:value="66">
            <text:p>0066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02ECCD</text:p>
          </table:table-cell>
          <table:table-cell office:value-type="string">
            <text:p>42A00000</text:p>
          </table:table-cell>
          <table:table-cell office:value-type="string">
            <text:p>C242B06F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1A</text:p>
          </table:table-cell>
          <table:table-cell office:value-type="string">
            <text:p>Argonia</text:p>
          </table:table-cell>
          <table:table-cell office:value-type="string">
            <text:p>Southeast House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034E+015">
            <text:p>6330336930340000</text:p>
          </table:table-cell>
          <table:table-cell office:value-type="string">
            <text:p>6330336930342D7475626F2D31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12D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1994F42</text:p>
          </table:table-cell>
          <table:table-cell office:value-type="float" office:value="0">
            <text:p>00000000</text:p>
          </table:table-cell>
          <table:table-cell office:value-type="string">
            <text:p>C300774C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1B</text:p>
          </table:table-cell>
          <table:table-cell office:value-type="string">
            <text:p>Argonia</text:p>
          </table:table-cell>
          <table:table-cell office:value-type="string">
            <text:p>Southeast Hous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034E+015">
            <text:p>6330336930340000</text:p>
          </table:table-cell>
          <table:table-cell office:value-type="string">
            <text:p>633033693034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12413B</text:p>
          </table:table-cell>
          <table:table-cell office:value-type="float" office:value="0">
            <text:p>00000000</text:p>
          </table:table-cell>
          <table:table-cell office:value-type="string">
            <text:p>C300B062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1C</text:p>
          </table:table-cell>
          <table:table-cell office:value-type="string">
            <text:p>Argonia</text:p>
          </table:table-cell>
          <table:table-cell office:value-type="string">
            <text:p>Southeast Hous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034E+015">
            <text:p>6330336930340000</text:p>
          </table:table-cell>
          <table:table-cell office:value-type="string">
            <text:p>6330336930342D746172752D32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F6F021</text:p>
          </table:table-cell>
          <table:table-cell office:value-type="float" office:value="0">
            <text:p>00000000</text:p>
          </table:table-cell>
          <table:table-cell office:value-type="string">
            <text:p>C302B8D5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1D</text:p>
          </table:table-cell>
          <table:table-cell office:value-type="string">
            <text:p>Argonia</text:p>
          </table:table-cell>
          <table:table-cell office:value-type="string">
            <text:p>Southeast Hous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034E+015">
            <text:p>6330336930340000</text:p>
          </table:table-cell>
          <table:table-cell office:value-type="string">
            <text:p>6330336930342D746172752D33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15BBFB1</text:p>
          </table:table-cell>
          <table:table-cell office:value-type="float" office:value="0">
            <text:p>00000000</text:p>
          </table:table-cell>
          <table:table-cell office:value-type="string">
            <text:p>C26D6388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1E</text:p>
          </table:table-cell>
          <table:table-cell office:value-type="string">
            <text:p>Argonia</text:p>
          </table:table-cell>
          <table:table-cell office:value-type="string">
            <text:p>Southeast House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034E+015">
            <text:p>6330336930340000</text:p>
          </table:table-cell>
          <table:table-cell office:value-type="string">
            <text:p>6330336930342D74616E73322D310000</text:p>
          </table:table-cell>
          <table:table-cell office:value-type="float" office:value="16">
            <text:p>0016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string">
            <text:p>00BA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28B99A</text:p>
          </table:table-cell>
          <table:table-cell office:value-type="string">
            <text:p>42A00000</text:p>
          </table:table-cell>
          <table:table-cell office:value-type="string">
            <text:p>42F64189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1F</text:p>
          </table:table-cell>
          <table:table-cell office:value-type="string">
            <text:p>Argonia</text:p>
          </table:table-cell>
          <table:table-cell office:value-type="string">
            <text:p>Southwest Hous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035E+015">
            <text:p>6330336930350000</text:p>
          </table:table-cell>
          <table:table-cell office:value-type="string">
            <text:p>633033693035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A0CCCD</text:p>
          </table:table-cell>
          <table:table-cell office:value-type="float" office:value="0">
            <text:p>00000000</text:p>
          </table:table-cell>
          <table:table-cell office:value-type="string">
            <text:p>C2FECCC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20">
            <text:p>0220</text:p>
          </table:table-cell>
          <table:table-cell office:value-type="string">
            <text:p>Argonia</text:p>
          </table:table-cell>
          <table:table-cell office:value-type="string">
            <text:p>Southwest Hous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035E+015">
            <text:p>6330336930350000</text:p>
          </table:table-cell>
          <table:table-cell office:value-type="string">
            <text:p>6330336930352D746172752D32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00">
            <text:p>0100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2C46666</text:p>
          </table:table-cell>
          <table:table-cell office:value-type="float" office:value="0">
            <text:p>00000000</text:p>
          </table:table-cell>
          <table:table-cell office:value-type="string">
            <text:p>C2FE999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21">
            <text:p>0221</text:p>
          </table:table-cell>
          <table:table-cell office:value-type="string">
            <text:p>Argonia</text:p>
          </table:table-cell>
          <table:table-cell office:value-type="string">
            <text:p>Southwest House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035E+015">
            <text:p>6330336930350000</text:p>
          </table:table-cell>
          <table:table-cell office:value-type="string">
            <text:p>6330336930352D74616E73322D310000</text:p>
          </table:table-cell>
          <table:table-cell office:value-type="float" office:value="18">
            <text:p>0018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1ACCCD</text:p>
          </table:table-cell>
          <table:table-cell office:value-type="float" office:value="0">
            <text:p>00000000</text:p>
          </table:table-cell>
          <table:table-cell office:value-type="string">
            <text:p>42FE999A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22">
            <text:p>0222</text:p>
          </table:table-cell>
          <table:table-cell office:value-type="string">
            <text:p>Argonia</text:p>
          </table:table-cell>
          <table:table-cell office:value-type="string">
            <text:p>Southwest House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035E+015">
            <text:p>6330336930350000</text:p>
          </table:table-cell>
          <table:table-cell office:value-type="string">
            <text:p>6330336930352D74616E73312D310000</text:p>
          </table:table-cell>
          <table:table-cell office:value-type="float" office:value="17">
            <text:p>0017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2AB333</text:p>
          </table:table-cell>
          <table:table-cell office:value-type="string">
            <text:p>42A00000</text:p>
          </table:table-cell>
          <table:table-cell office:value-type="string">
            <text:p>C2EECCCD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23">
            <text:p>0223</text:p>
          </table:table-cell>
          <table:table-cell office:value-type="string">
            <text:p>Argonia</text:p>
          </table:table-cell>
          <table:table-cell office:value-type="string">
            <text:p>Southwest House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035E+015">
            <text:p>6330336930350000</text:p>
          </table:table-cell>
          <table:table-cell office:value-type="string">
            <text:p>6330336930352D74616E73312D320000</text:p>
          </table:table-cell>
          <table:table-cell office:value-type="float" office:value="17">
            <text:p>0017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string">
            <text:p>00B7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2AB333</text:p>
          </table:table-cell>
          <table:table-cell office:value-type="string">
            <text:p>42A00000</text:p>
          </table:table-cell>
          <table:table-cell office:value-type="string">
            <text:p>C2B0999A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24">
            <text:p>0224</text:p>
          </table:table-cell>
          <table:table-cell office:value-type="string">
            <text:p>Argonia</text:p>
          </table:table-cell>
          <table:table-cell office:value-type="string">
            <text:p>Chancellor's Hous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036E+015">
            <text:p>6330336930360000</text:p>
          </table:table-cell>
          <table:table-cell office:value-type="string">
            <text:p>633033693036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29">
            <text:p>0129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885DF4</text:p>
          </table:table-cell>
          <table:table-cell office:value-type="float" office:value="0">
            <text:p>00000000</text:p>
          </table:table-cell>
          <table:table-cell office:value-type="string">
            <text:p>425D1D2F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25">
            <text:p>0225</text:p>
          </table:table-cell>
          <table:table-cell office:value-type="string">
            <text:p>Argonia</text:p>
          </table:table-cell>
          <table:table-cell office:value-type="string">
            <text:p>Chancellor's Hous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036E+015">
            <text:p>6330336930360000</text:p>
          </table:table-cell>
          <table:table-cell office:value-type="string">
            <text:p>6330336930362D746172752D32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885DF4</text:p>
          </table:table-cell>
          <table:table-cell office:value-type="float" office:value="0">
            <text:p>00000000</text:p>
          </table:table-cell>
          <table:table-cell office:value-type="string">
            <text:p>42949F14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26">
            <text:p>0226</text:p>
          </table:table-cell>
          <table:table-cell office:value-type="string">
            <text:p>Argonia</text:p>
          </table:table-cell>
          <table:table-cell office:value-type="string">
            <text:p>Chancellor's Hous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036E+015">
            <text:p>6330336930360000</text:p>
          </table:table-cell>
          <table:table-cell office:value-type="string">
            <text:p>6330336930362D746172752D33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885DF4</text:p>
          </table:table-cell>
          <table:table-cell office:value-type="float" office:value="0">
            <text:p>00000000</text:p>
          </table:table-cell>
          <table:table-cell office:value-type="string">
            <text:p>42B977A8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27">
            <text:p>0227</text:p>
          </table:table-cell>
          <table:table-cell office:value-type="string">
            <text:p>Argonia</text:p>
          </table:table-cell>
          <table:table-cell office:value-type="string">
            <text:p>Chancellor's House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036E+015">
            <text:p>6330336930360000</text:p>
          </table:table-cell>
          <table:table-cell office:value-type="string">
            <text:p>6330336930362D626F6F6B2D31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CA0000</text:p>
          </table:table-cell>
          <table:table-cell office:value-type="string">
            <text:p>42AA0000</text:p>
          </table:table-cell>
          <table:table-cell office:value-type="string">
            <text:p>C2C164E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28">
            <text:p>0228</text:p>
          </table:table-cell>
          <table:table-cell office:value-type="string">
            <text:p>Argonia</text:p>
          </table:table-cell>
          <table:table-cell office:value-type="string">
            <text:p>Chancellor's House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036E+015">
            <text:p>6330336930360000</text:p>
          </table:table-cell>
          <table:table-cell office:value-type="string">
            <text:p>6330336930362D74616E73312D310000</text:p>
          </table:table-cell>
          <table:table-cell office:value-type="float" office:value="15">
            <text:p>0015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float" office:value="109">
            <text:p>0109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2D0F333</text:p>
          </table:table-cell>
          <table:table-cell office:value-type="string">
            <text:p>42AA0000</text:p>
          </table:table-cell>
          <table:table-cell office:value-type="string">
            <text:p>42B70E2F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29">
            <text:p>0229</text:p>
          </table:table-cell>
          <table:table-cell office:value-type="string">
            <text:p>Argonia</text:p>
          </table:table-cell>
          <table:table-cell office:value-type="string">
            <text:p>North House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037E+015">
            <text:p>6330336930370000</text:p>
          </table:table-cell>
          <table:table-cell office:value-type="string">
            <text:p>6330336930372D7475626F2D31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25">
            <text:p>0125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0C199A</text:p>
          </table:table-cell>
          <table:table-cell office:value-type="float" office:value="0">
            <text:p>00000000</text:p>
          </table:table-cell>
          <table:table-cell office:value-type="float" office:value="43013333">
            <text:p>43013333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2A</text:p>
          </table:table-cell>
          <table:table-cell office:value-type="string">
            <text:p>Argonia</text:p>
          </table:table-cell>
          <table:table-cell office:value-type="string">
            <text:p>North House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037E+015">
            <text:p>6330336930370000</text:p>
          </table:table-cell>
          <table:table-cell office:value-type="string">
            <text:p>6330336930372D74616E73322D310000</text:p>
          </table:table-cell>
          <table:table-cell office:value-type="float" office:value="19">
            <text:p>0019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1F999A</text:p>
          </table:table-cell>
          <table:table-cell office:value-type="float" office:value="0">
            <text:p>00000000</text:p>
          </table:table-cell>
          <table:table-cell office:value-type="string">
            <text:p>429B3333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2B</text:p>
          </table:table-cell>
          <table:table-cell office:value-type="string">
            <text:p>Argonia</text:p>
          </table:table-cell>
          <table:table-cell office:value-type="string">
            <text:p>North House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037E+015">
            <text:p>6330336930370000</text:p>
          </table:table-cell>
          <table:table-cell office:value-type="string">
            <text:p>6330336930372D626F6F6B2D31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206666</text:p>
          </table:table-cell>
          <table:table-cell office:value-type="string">
            <text:p>42A00000</text:p>
          </table:table-cell>
          <table:table-cell office:value-type="string">
            <text:p>42F9CCCD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2C</text:p>
          </table:table-cell>
          <table:table-cell office:value-type="string">
            <text:p>Argonia</text:p>
          </table:table-cell>
          <table:table-cell office:value-type="string">
            <text:p>North House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037E+015">
            <text:p>6330336930370000</text:p>
          </table:table-cell>
          <table:table-cell office:value-type="string">
            <text:p>6330336930372D626F6F6B2D32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114CCCD</text:p>
          </table:table-cell>
          <table:table-cell office:value-type="string">
            <text:p>42A00000</text:p>
          </table:table-cell>
          <table:table-cell office:value-type="string">
            <text:p>42FA3333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2D</text:p>
          </table:table-cell>
          <table:table-cell office:value-type="string">
            <text:p>Argonia</text:p>
          </table:table-cell>
          <table:table-cell office:value-type="string">
            <text:p>Bazaar House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038E+015">
            <text:p>6330336930380000</text:p>
          </table:table-cell>
          <table:table-cell office:value-type="string">
            <text:p>6330336930382D74616E73322D310000</text:p>
          </table:table-cell>
          <table:table-cell office:value-type="string">
            <text:p>001A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3253B6</text:p>
          </table:table-cell>
          <table:table-cell office:value-type="float" office:value="0">
            <text:p>00000000</text:p>
          </table:table-cell>
          <table:table-cell office:value-type="string">
            <text:p>43674FDF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2E</text:p>
          </table:table-cell>
          <table:table-cell office:value-type="string">
            <text:p>Argonia</text:p>
          </table:table-cell>
          <table:table-cell office:value-type="string">
            <text:p>Bazaar House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038E+015">
            <text:p>6330336930380000</text:p>
          </table:table-cell>
          <table:table-cell office:value-type="string">
            <text:p>6330336930382D74616E73322D320000</text:p>
          </table:table-cell>
          <table:table-cell office:value-type="string">
            <text:p>001A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float" office:value="92">
            <text:p>0092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3270E5</text:p>
          </table:table-cell>
          <table:table-cell office:value-type="float" office:value="0">
            <text:p>00000000</text:p>
          </table:table-cell>
          <table:table-cell office:value-type="string">
            <text:p>4383CEFA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2F</text:p>
          </table:table-cell>
          <table:table-cell office:value-type="string">
            <text:p>Argonia</text:p>
          </table:table-cell>
          <table:table-cell office:value-type="string">
            <text:p>Bazaar House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038E+015">
            <text:p>6330336930380000</text:p>
          </table:table-cell>
          <table:table-cell office:value-type="string">
            <text:p>6330336930382D7475626F2D31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069AA0</text:p>
          </table:table-cell>
          <table:table-cell office:value-type="float" office:value="0">
            <text:p>00000000</text:p>
          </table:table-cell>
          <table:table-cell office:value-type="string">
            <text:p>C3464DD3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30">
            <text:p>0230</text:p>
          </table:table-cell>
          <table:table-cell office:value-type="string">
            <text:p>Argonia</text:p>
          </table:table-cell>
          <table:table-cell office:value-type="string">
            <text:p>Bazaar Hous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038E+015">
            <text:p>6330336930380000</text:p>
          </table:table-cell>
          <table:table-cell office:value-type="string">
            <text:p>633033693038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3">
            <text:p>0113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0A1BA6</text:p>
          </table:table-cell>
          <table:table-cell office:value-type="float" office:value="0">
            <text:p>00000000</text:p>
          </table:table-cell>
          <table:table-cell office:value-type="string">
            <text:p>C2473EE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31">
            <text:p>0231</text:p>
          </table:table-cell>
          <table:table-cell office:value-type="string">
            <text:p>Argonia</text:p>
          </table:table-cell>
          <table:table-cell office:value-type="string">
            <text:p>Bazaar Hous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038E+015">
            <text:p>6330336930380000</text:p>
          </table:table-cell>
          <table:table-cell office:value-type="string">
            <text:p>6330336930382D746172752D32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25C9FC</text:p>
          </table:table-cell>
          <table:table-cell office:value-type="float" office:value="0">
            <text:p>00000000</text:p>
          </table:table-cell>
          <table:table-cell office:value-type="string">
            <text:p>C362B74C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32">
            <text:p>0232</text:p>
          </table:table-cell>
          <table:table-cell office:value-type="string">
            <text:p>Argonia</text:p>
          </table:table-cell>
          <table:table-cell office:value-type="string">
            <text:p>Bazaar Hous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038E+015">
            <text:p>6330336930380000</text:p>
          </table:table-cell>
          <table:table-cell office:value-type="string">
            <text:p>6330336930382D746172752D33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0888B4</text:p>
          </table:table-cell>
          <table:table-cell office:value-type="float" office:value="0">
            <text:p>00000000</text:p>
          </table:table-cell>
          <table:table-cell office:value-type="string">
            <text:p>C36669B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33">
            <text:p>0233</text:p>
          </table:table-cell>
          <table:table-cell office:value-type="string">
            <text:p>Argonia Castle</text:p>
          </table:table-cell>
          <table:table-cell office:value-type="string">
            <text:p>1st Floor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039E+015">
            <text:p>6330336930390000</text:p>
          </table:table-cell>
          <table:table-cell office:value-type="string">
            <text:p>633033693039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20">
            <text:p>0120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19B333</text:p>
          </table:table-cell>
          <table:table-cell office:value-type="string">
            <text:p>41A0CCCD</text:p>
          </table:table-cell>
          <table:table-cell office:value-type="string">
            <text:p>C33AB333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34">
            <text:p>0234</text:p>
          </table:table-cell>
          <table:table-cell office:value-type="string">
            <text:p>Argonia Castle</text:p>
          </table:table-cell>
          <table:table-cell office:value-type="string">
            <text:p>1st Floor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039E+015">
            <text:p>6330336930390000</text:p>
          </table:table-cell>
          <table:table-cell office:value-type="string">
            <text:p>6330336930392D74616E73322D310000</text:p>
          </table:table-cell>
          <table:table-cell office:value-type="string">
            <text:p>001B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40C2CCD</text:p>
          </table:table-cell>
          <table:table-cell office:value-type="float" office:value="0">
            <text:p>00000000</text:p>
          </table:table-cell>
          <table:table-cell office:value-type="string">
            <text:p>C124CCCD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35">
            <text:p>0235</text:p>
          </table:table-cell>
          <table:table-cell office:value-type="string">
            <text:p>Argonia Castle</text:p>
          </table:table-cell>
          <table:table-cell office:value-type="string">
            <text:p>1st Floor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039E+015">
            <text:p>6330336930390000</text:p>
          </table:table-cell>
          <table:table-cell office:value-type="string">
            <text:p>6330336930392D74616E73322D320000</text:p>
          </table:table-cell>
          <table:table-cell office:value-type="string">
            <text:p>001B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4148CCD</text:p>
          </table:table-cell>
          <table:table-cell office:value-type="float" office:value="0">
            <text:p>00000000</text:p>
          </table:table-cell>
          <table:table-cell office:value-type="string">
            <text:p>C1280000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36">
            <text:p>0236</text:p>
          </table:table-cell>
          <table:table-cell office:value-type="string">
            <text:p>Argonia Castle</text:p>
          </table:table-cell>
          <table:table-cell office:value-type="string">
            <text:p>2nd Floor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039E+015">
            <text:p>6330336930390000</text:p>
          </table:table-cell>
          <table:table-cell office:value-type="string">
            <text:p>6330336930392D626F6F6B2D31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412CCCD</text:p>
          </table:table-cell>
          <table:table-cell office:value-type="string">
            <text:p>4316199A</text:p>
          </table:table-cell>
          <table:table-cell office:value-type="string">
            <text:p>C38B3333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37">
            <text:p>0237</text:p>
          </table:table-cell>
          <table:table-cell office:value-type="string">
            <text:p>Argonia Castle</text:p>
          </table:table-cell>
          <table:table-cell office:value-type="string">
            <text:p>2nd Floor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039E+015">
            <text:p>6330336930390000</text:p>
          </table:table-cell>
          <table:table-cell office:value-type="string">
            <text:p>6330336930392D626F6F6B2D32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41A8666</text:p>
          </table:table-cell>
          <table:table-cell office:value-type="string">
            <text:p>4316199A</text:p>
          </table:table-cell>
          <table:table-cell office:value-type="string">
            <text:p>C1873333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38">
            <text:p>0238</text:p>
          </table:table-cell>
          <table:table-cell office:value-type="string">
            <text:p>Argonia Castle</text:p>
          </table:table-cell>
          <table:table-cell office:value-type="string">
            <text:p>2nd Floor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039E+015">
            <text:p>6330336930390000</text:p>
          </table:table-cell>
          <table:table-cell office:value-type="string">
            <text:p>6330336930392D626F6F6B2D33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41A9333</text:p>
          </table:table-cell>
          <table:table-cell office:value-type="string">
            <text:p>4316199A</text:p>
          </table:table-cell>
          <table:table-cell office:value-type="float" office:value="42273333">
            <text:p>42273333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39">
            <text:p>0239</text:p>
          </table:table-cell>
          <table:table-cell office:value-type="string">
            <text:p>Argonia Castle</text:p>
          </table:table-cell>
          <table:table-cell office:value-type="string">
            <text:p>2nd Floor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039E+015">
            <text:p>6330336930390000</text:p>
          </table:table-cell>
          <table:table-cell office:value-type="string">
            <text:p>6330336930392D626F6F6B2D34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41A8666</text:p>
          </table:table-cell>
          <table:table-cell office:value-type="string">
            <text:p>4316199A</text:p>
          </table:table-cell>
          <table:table-cell office:value-type="string">
            <text:p>42A46666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3A</text:p>
          </table:table-cell>
          <table:table-cell office:value-type="string">
            <text:p>Argonia Castle</text:p>
          </table:table-cell>
          <table:table-cell office:value-type="string">
            <text:p>1st Floor, North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13E+015">
            <text:p>6330336931300000</text:p>
          </table:table-cell>
          <table:table-cell office:value-type="string">
            <text:p>6330336931302D74626F782D31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string">
            <text:p>00ED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28CC817</text:p>
          </table:table-cell>
          <table:table-cell office:value-type="string">
            <text:p>412C9375</text:p>
          </table:table-cell>
          <table:table-cell office:value-type="string">
            <text:p>C3B67810</text:p>
          </table:table-cell>
          <table:table-cell office:value-type="string">
            <text:p>C2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3B</text:p>
          </table:table-cell>
          <table:table-cell office:value-type="string">
            <text:p>Argonia Castle</text:p>
          </table:table-cell>
          <table:table-cell office:value-type="string">
            <text:p>1st Floor, North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13E+015">
            <text:p>6330336931300000</text:p>
          </table:table-cell>
          <table:table-cell office:value-type="string">
            <text:p>6330336931302D74626F782D32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string">
            <text:p>003B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02A937</text:p>
          </table:table-cell>
          <table:table-cell office:value-type="string">
            <text:p>412BF34D</text:p>
          </table:table-cell>
          <table:table-cell office:value-type="string">
            <text:p>C3987810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3C</text:p>
          </table:table-cell>
          <table:table-cell office:value-type="string">
            <text:p>Argonia Castle</text:p>
          </table:table-cell>
          <table:table-cell office:value-type="string">
            <text:p>1st Floor, North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13E+015">
            <text:p>6330336931300000</text:p>
          </table:table-cell>
          <table:table-cell office:value-type="string">
            <text:p>6330336931302D74626F782D33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28CC817</text:p>
          </table:table-cell>
          <table:table-cell office:value-type="string">
            <text:p>412C9375</text:p>
          </table:table-cell>
          <table:table-cell office:value-type="string">
            <text:p>C374F021</text:p>
          </table:table-cell>
          <table:table-cell office:value-type="string">
            <text:p>C307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3D</text:p>
          </table:table-cell>
          <table:table-cell office:value-type="string">
            <text:p>Argonia Castle</text:p>
          </table:table-cell>
          <table:table-cell office:value-type="string">
            <text:p>3rd Floor, West Wing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131E+015">
            <text:p>6330336931310000</text:p>
          </table:table-cell>
          <table:table-cell office:value-type="string">
            <text:p>6330336931312D7475626F2D31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25">
            <text:p>0125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87CCCD</text:p>
          </table:table-cell>
          <table:table-cell office:value-type="float" office:value="0">
            <text:p>00000000</text:p>
          </table:table-cell>
          <table:table-cell office:value-type="string">
            <text:p>C3950CC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3E</text:p>
          </table:table-cell>
          <table:table-cell office:value-type="string">
            <text:p>Argonia Castle</text:p>
          </table:table-cell>
          <table:table-cell office:value-type="string">
            <text:p>3rd Floor, West Wing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131E+015">
            <text:p>6330336931310000</text:p>
          </table:table-cell>
          <table:table-cell office:value-type="string">
            <text:p>6330336931312D7475626F2D32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float" office:value="32">
            <text:p>0032</text:p>
          </table:table-cell>
          <table:table-cell office:value-type="float" office:value="0">
            <text:p>0000</text:p>
          </table:table-cell>
          <table:table-cell office:value-type="string">
            <text:p>C24ECCCD</text:p>
          </table:table-cell>
          <table:table-cell office:value-type="float" office:value="0">
            <text:p>00000000</text:p>
          </table:table-cell>
          <table:table-cell office:value-type="string">
            <text:p>C395B333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3F</text:p>
          </table:table-cell>
          <table:table-cell office:value-type="string">
            <text:p>Argonia Castle</text:p>
          </table:table-cell>
          <table:table-cell office:value-type="string">
            <text:p>3rd Floor, West Wing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131E+015">
            <text:p>6330336931310000</text:p>
          </table:table-cell>
          <table:table-cell office:value-type="string">
            <text:p>6330336931312D74616E73312D310000</text:p>
          </table:table-cell>
          <table:table-cell office:value-type="string">
            <text:p>001C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81D99A</text:p>
          </table:table-cell>
          <table:table-cell office:value-type="string">
            <text:p>3D48B439</text:p>
          </table:table-cell>
          <table:table-cell office:value-type="string">
            <text:p>42D10000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40">
            <text:p>0240</text:p>
          </table:table-cell>
          <table:table-cell office:value-type="string">
            <text:p>Argonia Castle</text:p>
          </table:table-cell>
          <table:table-cell office:value-type="string">
            <text:p>3rd Floor, West Wing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131E+015">
            <text:p>6330336931310000</text:p>
          </table:table-cell>
          <table:table-cell office:value-type="string">
            <text:p>6330336931312D74616E73312D320000</text:p>
          </table:table-cell>
          <table:table-cell office:value-type="string">
            <text:p>001C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81D99A</text:p>
          </table:table-cell>
          <table:table-cell office:value-type="string">
            <text:p>3D48B439</text:p>
          </table:table-cell>
          <table:table-cell office:value-type="float" office:value="43070000">
            <text:p>43070000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41">
            <text:p>0241</text:p>
          </table:table-cell>
          <table:table-cell office:value-type="string">
            <text:p>Argonia Castle</text:p>
          </table:table-cell>
          <table:table-cell office:value-type="string">
            <text:p>3rd Floor, West Wing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131E+015">
            <text:p>6330336931310000</text:p>
          </table:table-cell>
          <table:table-cell office:value-type="string">
            <text:p>6330336931312D74616E73322D310000</text:p>
          </table:table-cell>
          <table:table-cell office:value-type="string">
            <text:p>001D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string">
            <text:p>010D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DA3333</text:p>
          </table:table-cell>
          <table:table-cell office:value-type="string">
            <text:p>3D6147AE</text:p>
          </table:table-cell>
          <table:table-cell office:value-type="string">
            <text:p>418F3333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42">
            <text:p>0242</text:p>
          </table:table-cell>
          <table:table-cell office:value-type="string">
            <text:p>Argonia Castle</text:p>
          </table:table-cell>
          <table:table-cell office:value-type="string">
            <text:p>3rd Floor, West Wing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131E+015">
            <text:p>6330336931310000</text:p>
          </table:table-cell>
          <table:table-cell office:value-type="string">
            <text:p>6330336931312D74616E73322D320000</text:p>
          </table:table-cell>
          <table:table-cell office:value-type="string">
            <text:p>001D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DA3333</text:p>
          </table:table-cell>
          <table:table-cell office:value-type="string">
            <text:p>3D6147AE</text:p>
          </table:table-cell>
          <table:table-cell office:value-type="float" office:value="42406666">
            <text:p>42406666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43">
            <text:p>0243</text:p>
          </table:table-cell>
          <table:table-cell office:value-type="string">
            <text:p>Argonia Castle</text:p>
          </table:table-cell>
          <table:table-cell office:value-type="string">
            <text:p>4th Floor, West Wing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131E+015">
            <text:p>6330336931310000</text:p>
          </table:table-cell>
          <table:table-cell office:value-type="string">
            <text:p>6330336931312D7475626F2D33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9E8CCD</text:p>
          </table:table-cell>
          <table:table-cell office:value-type="string">
            <text:p>42DB3333</text:p>
          </table:table-cell>
          <table:table-cell office:value-type="string">
            <text:p>433A8000</text:p>
          </table:table-cell>
          <table:table-cell office:value-type="string">
            <text:p>C1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44">
            <text:p>0244</text:p>
          </table:table-cell>
          <table:table-cell office:value-type="string">
            <text:p>Argonia Castle</text:p>
          </table:table-cell>
          <table:table-cell office:value-type="string">
            <text:p>4th Floor, West Wing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131E+015">
            <text:p>6330336931310000</text:p>
          </table:table-cell>
          <table:table-cell office:value-type="string">
            <text:p>6330336931312D7475626F2D34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96D99A</text:p>
          </table:table-cell>
          <table:table-cell office:value-type="string">
            <text:p>42DB3333</text:p>
          </table:table-cell>
          <table:table-cell office:value-type="string">
            <text:p>4337CCC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45">
            <text:p>0245</text:p>
          </table:table-cell>
          <table:table-cell office:value-type="string">
            <text:p>Argonia Castle</text:p>
          </table:table-cell>
          <table:table-cell office:value-type="string">
            <text:p>4th Floor, West Wing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131E+015">
            <text:p>6330336931310000</text:p>
          </table:table-cell>
          <table:table-cell office:value-type="string">
            <text:p>6330336931312D626F6F6B2D31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7F3333</text:p>
          </table:table-cell>
          <table:table-cell office:value-type="string">
            <text:p>42DB1C29</text:p>
          </table:table-cell>
          <table:table-cell office:value-type="string">
            <text:p>4391199A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46">
            <text:p>0246</text:p>
          </table:table-cell>
          <table:table-cell office:value-type="string">
            <text:p>Argonia Castle</text:p>
          </table:table-cell>
          <table:table-cell office:value-type="string">
            <text:p>4th Floor, West Wing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131E+015">
            <text:p>6330336931310000</text:p>
          </table:table-cell>
          <table:table-cell office:value-type="string">
            <text:p>6330336931312D626F6F6B2D32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06CCCD</text:p>
          </table:table-cell>
          <table:table-cell office:value-type="string">
            <text:p>42DB1C29</text:p>
          </table:table-cell>
          <table:table-cell office:value-type="string">
            <text:p>4391199A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47">
            <text:p>0247</text:p>
          </table:table-cell>
          <table:table-cell office:value-type="string">
            <text:p>Argonia Castle</text:p>
          </table:table-cell>
          <table:table-cell office:value-type="string">
            <text:p>4th Floor, West Wing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131E+015">
            <text:p>6330336931310000</text:p>
          </table:table-cell>
          <table:table-cell office:value-type="string">
            <text:p>6330336931312D74626F782D31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string">
            <text:p>006D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B8999A</text:p>
          </table:table-cell>
          <table:table-cell office:value-type="string">
            <text:p>42DB3333</text:p>
          </table:table-cell>
          <table:table-cell office:value-type="string">
            <text:p>435F4CCD</text:p>
          </table:table-cell>
          <table:table-cell office:value-type="string">
            <text:p>423C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48">
            <text:p>0248</text:p>
          </table:table-cell>
          <table:table-cell office:value-type="string">
            <text:p>Argonia Castle</text:p>
          </table:table-cell>
          <table:table-cell office:value-type="string">
            <text:p>3rd Floor, East Wing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133E+015">
            <text:p>6330336931330000</text:p>
          </table:table-cell>
          <table:table-cell office:value-type="string">
            <text:p>6330336931332D74616E73322D310000</text:p>
          </table:table-cell>
          <table:table-cell office:value-type="string">
            <text:p>001D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11B333</text:p>
          </table:table-cell>
          <table:table-cell office:value-type="float" office:value="0">
            <text:p>00000000</text:p>
          </table:table-cell>
          <table:table-cell office:value-type="string">
            <text:p>C11E6666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49">
            <text:p>0249</text:p>
          </table:table-cell>
          <table:table-cell office:value-type="string">
            <text:p>Argonia Castle</text:p>
          </table:table-cell>
          <table:table-cell office:value-type="string">
            <text:p>3rd Floor, East Wing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133E+015">
            <text:p>6330336931330000</text:p>
          </table:table-cell>
          <table:table-cell office:value-type="string">
            <text:p>6330336931332D74616E73312D310000</text:p>
          </table:table-cell>
          <table:table-cell office:value-type="string">
            <text:p>001C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string">
            <text:p>001E</text:p>
          </table:table-cell>
          <table:table-cell office:value-type="float" office:value="0">
            <text:p>0000</text:p>
          </table:table-cell>
          <table:table-cell office:value-type="string">
            <text:p>C326B333</text:p>
          </table:table-cell>
          <table:table-cell office:value-type="string">
            <text:p>3DCCCCCD</text:p>
          </table:table-cell>
          <table:table-cell office:value-type="string">
            <text:p>41E8CCCD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4A</text:p>
          </table:table-cell>
          <table:table-cell office:value-type="string">
            <text:p>Argonia Castle</text:p>
          </table:table-cell>
          <table:table-cell office:value-type="string">
            <text:p>3rd Floor, East Wing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133E+015">
            <text:p>6330336931330000</text:p>
          </table:table-cell>
          <table:table-cell office:value-type="string">
            <text:p>6330336930332D626F6F6B2D31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026666</text:p>
          </table:table-cell>
          <table:table-cell office:value-type="float" office:value="0">
            <text:p>00000000</text:p>
          </table:table-cell>
          <table:table-cell office:value-type="string">
            <text:p>43914CCD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4B</text:p>
          </table:table-cell>
          <table:table-cell office:value-type="string">
            <text:p>Argonia Castle</text:p>
          </table:table-cell>
          <table:table-cell office:value-type="string">
            <text:p>4th Floor, East Wing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133E+015">
            <text:p>6330336931330000</text:p>
          </table:table-cell>
          <table:table-cell office:value-type="string">
            <text:p>6330336931332D74626F782D31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string">
            <text:p>00E7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3528000">
            <text:p>43528000</text:p>
          </table:table-cell>
          <table:table-cell office:value-type="string">
            <text:p>42C83333</text:p>
          </table:table-cell>
          <table:table-cell office:value-type="string">
            <text:p>435D0000</text:p>
          </table:table-cell>
          <table:table-cell office:value-type="string">
            <text:p>41B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4C</text:p>
          </table:table-cell>
          <table:table-cell office:value-type="string">
            <text:p>Argonia Castle</text:p>
          </table:table-cell>
          <table:table-cell office:value-type="string">
            <text:p>4th Floor, East Wing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133E+015">
            <text:p>6330336931330000</text:p>
          </table:table-cell>
          <table:table-cell office:value-type="string">
            <text:p>6330336931332D74626F782D32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7BCCCD</text:p>
          </table:table-cell>
          <table:table-cell office:value-type="string">
            <text:p>42C83333</text:p>
          </table:table-cell>
          <table:table-cell office:value-type="string">
            <text:p>4350CCC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4D</text:p>
          </table:table-cell>
          <table:table-cell office:value-type="string">
            <text:p>Argonia Castle</text:p>
          </table:table-cell>
          <table:table-cell office:value-type="string">
            <text:p>4th Floor, East Wing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133E+015">
            <text:p>6330336931330000</text:p>
          </table:table-cell>
          <table:table-cell office:value-type="string">
            <text:p>6330336931332D74626F782D33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string">
            <text:p>00C6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3543333">
            <text:p>43543333</text:p>
          </table:table-cell>
          <table:table-cell office:value-type="string">
            <text:p>42C83333</text:p>
          </table:table-cell>
          <table:table-cell office:value-type="string">
            <text:p>43AD7333</text:p>
          </table:table-cell>
          <table:table-cell office:value-type="string">
            <text:p>431D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4E</text:p>
          </table:table-cell>
          <table:table-cell office:value-type="string">
            <text:p>Argonia Castle</text:p>
          </table:table-cell>
          <table:table-cell office:value-type="string">
            <text:p>4th Floor, East Wing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133E+015">
            <text:p>6330336931330000</text:p>
          </table:table-cell>
          <table:table-cell office:value-type="string">
            <text:p>6330336931332D74626F782D34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string">
            <text:p>002C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7ACCCD</text:p>
          </table:table-cell>
          <table:table-cell office:value-type="string">
            <text:p>42C83333</text:p>
          </table:table-cell>
          <table:table-cell office:value-type="string">
            <text:p>43B28000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4F</text:p>
          </table:table-cell>
          <table:table-cell office:value-type="string">
            <text:p>Argonia Castle</text:p>
          </table:table-cell>
          <table:table-cell office:value-type="string">
            <text:p>5th Floor, East Wing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133E+015">
            <text:p>6330336931330000</text:p>
          </table:table-cell>
          <table:table-cell office:value-type="string">
            <text:p>6330336931332D74616E73312D320000</text:p>
          </table:table-cell>
          <table:table-cell office:value-type="string">
            <text:p>001C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float" office:value="43486666">
            <text:p>43486666</text:p>
          </table:table-cell>
          <table:table-cell office:value-type="string">
            <text:p>433F4CCD</text:p>
          </table:table-cell>
          <table:table-cell office:value-type="float" office:value="41333333">
            <text:p>41333333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50">
            <text:p>0250</text:p>
          </table:table-cell>
          <table:table-cell office:value-type="string">
            <text:p>Argonia Castle</text:p>
          </table:table-cell>
          <table:table-cell office:value-type="string">
            <text:p>5th Floor, East Wing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3E+015">
            <text:p>6330330000000000</text:p>
          </table:table-cell>
          <table:table-cell office:value-type="float" office:value="6.33033693133E+015">
            <text:p>6330336931330000</text:p>
          </table:table-cell>
          <table:table-cell office:value-type="string">
            <text:p>6330336931332D74616E73312D330000</text:p>
          </table:table-cell>
          <table:table-cell office:value-type="string">
            <text:p>001C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string">
            <text:p>010A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3486666">
            <text:p>43486666</text:p>
          </table:table-cell>
          <table:table-cell office:value-type="string">
            <text:p>433F4CCD</text:p>
          </table:table-cell>
          <table:table-cell office:value-type="string">
            <text:p>4226CCCD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51">
            <text:p>0251</text:p>
          </table:table-cell>
          <table:table-cell office:value-type="string">
            <text:p>Royal Hunting Ground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4E+015">
            <text:p>6430340000000000</text:p>
          </table:table-cell>
          <table:table-cell office:value-type="float" office:value="6.43034E+015">
            <text:p>6430340000000000</text:p>
          </table:table-cell>
          <table:table-cell office:value-type="string">
            <text:p>6430342D74626F782D31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string">
            <text:p>00F5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490299A</text:p>
          </table:table-cell>
          <table:table-cell office:value-type="string">
            <text:p>4315E49C</text:p>
          </table:table-cell>
          <table:table-cell office:value-type="string">
            <text:p>44A58A8F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52">
            <text:p>0252</text:p>
          </table:table-cell>
          <table:table-cell office:value-type="string">
            <text:p>Royal Hunting Ground</text:p>
          </table:table-cell>
          <table:table-cell/>
          <table:table-cell office:value-type="string">
            <text:p>Sack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4E+015">
            <text:p>6430340000000000</text:p>
          </table:table-cell>
          <table:table-cell office:value-type="float" office:value="6.43034E+015">
            <text:p>6430340000000000</text:p>
          </table:table-cell>
          <table:table-cell office:value-type="string">
            <text:p>6430342D7361636B2D31000000000000</text:p>
          </table:table-cell>
          <table:table-cell office:value-type="string">
            <text:p>000B</text:p>
          </table:table-cell>
          <table:table-cell office:value-type="float" office:value="6">
            <text:p>0006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4B566B8</text:p>
          </table:table-cell>
          <table:table-cell office:value-type="float" office:value="43480000">
            <text:p>43480000</text:p>
          </table:table-cell>
          <table:table-cell office:value-type="string">
            <text:p>C4372625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53">
            <text:p>0253</text:p>
          </table:table-cell>
          <table:table-cell office:value-type="string">
            <text:p>Royal Hunting Ground</text:p>
          </table:table-cell>
          <table:table-cell office:value-type="string">
            <text:p>Cabin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4E+015">
            <text:p>6430340000000000</text:p>
          </table:table-cell>
          <table:table-cell office:value-type="float" office:value="6.43034693031E+015">
            <text:p>6430346930310000</text:p>
          </table:table-cell>
          <table:table-cell office:value-type="string">
            <text:p>643034693031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D33333</text:p>
          </table:table-cell>
          <table:table-cell office:value-type="float" office:value="0">
            <text:p>00000000</text:p>
          </table:table-cell>
          <table:table-cell office:value-type="float" office:value="43490000">
            <text:p>4349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54">
            <text:p>0254</text:p>
          </table:table-cell>
          <table:table-cell office:value-type="string">
            <text:p>Royal Hunting Ground</text:p>
          </table:table-cell>
          <table:table-cell office:value-type="string">
            <text:p>Cabin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4E+015">
            <text:p>6430340000000000</text:p>
          </table:table-cell>
          <table:table-cell office:value-type="float" office:value="6.43034693031E+015">
            <text:p>6430346930310000</text:p>
          </table:table-cell>
          <table:table-cell office:value-type="string">
            <text:p>6430346930312D7475626F2D31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6C6666</text:p>
          </table:table-cell>
          <table:table-cell office:value-type="float" office:value="0">
            <text:p>00000000</text:p>
          </table:table-cell>
          <table:table-cell office:value-type="string">
            <text:p>C2C9CCC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55">
            <text:p>0255</text:p>
          </table:table-cell>
          <table:table-cell office:value-type="string">
            <text:p>Royal Hunting Ground</text:p>
          </table:table-cell>
          <table:table-cell office:value-type="string">
            <text:p>Cabin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4E+015">
            <text:p>6430340000000000</text:p>
          </table:table-cell>
          <table:table-cell office:value-type="float" office:value="6.43034693031E+015">
            <text:p>6430346930310000</text:p>
          </table:table-cell>
          <table:table-cell office:value-type="string">
            <text:p>6430346930312D7475626F2D32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float" office:value="29">
            <text:p>0029</text:p>
          </table:table-cell>
          <table:table-cell office:value-type="float" office:value="0">
            <text:p>0000</text:p>
          </table:table-cell>
          <table:table-cell office:value-type="string">
            <text:p>C20D999A</text:p>
          </table:table-cell>
          <table:table-cell office:value-type="float" office:value="0">
            <text:p>00000000</text:p>
          </table:table-cell>
          <table:table-cell office:value-type="string">
            <text:p>C06CCCC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56">
            <text:p>0256</text:p>
          </table:table-cell>
          <table:table-cell office:value-type="string">
            <text:p>Royal Hunting Ground</text:p>
          </table:table-cell>
          <table:table-cell office:value-type="string">
            <text:p>Cabin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4E+015">
            <text:p>6430340000000000</text:p>
          </table:table-cell>
          <table:table-cell office:value-type="float" office:value="6.43034693031E+015">
            <text:p>6430346930310000</text:p>
          </table:table-cell>
          <table:table-cell office:value-type="string">
            <text:p>6430346930312D74616E73312D310000</text:p>
          </table:table-cell>
          <table:table-cell office:value-type="float" office:value="8">
            <text:p>0008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D2999A</text:p>
          </table:table-cell>
          <table:table-cell office:value-type="float" office:value="41200000">
            <text:p>41200000</text:p>
          </table:table-cell>
          <table:table-cell office:value-type="string">
            <text:p>C1A5999A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57">
            <text:p>0257</text:p>
          </table:table-cell>
          <table:table-cell office:value-type="string">
            <text:p>Royal Hunting Ground</text:p>
          </table:table-cell>
          <table:table-cell office:value-type="string">
            <text:p>Cabin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4E+015">
            <text:p>6430340000000000</text:p>
          </table:table-cell>
          <table:table-cell office:value-type="float" office:value="6.43034693031E+015">
            <text:p>6430346930310000</text:p>
          </table:table-cell>
          <table:table-cell office:value-type="string">
            <text:p>6430346930312D74616E73312D320000</text:p>
          </table:table-cell>
          <table:table-cell office:value-type="float" office:value="8">
            <text:p>0008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D2999A</text:p>
          </table:table-cell>
          <table:table-cell office:value-type="float" office:value="41200000">
            <text:p>41200000</text:p>
          </table:table-cell>
          <table:table-cell office:value-type="float" office:value="41280000">
            <text:p>41280000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58">
            <text:p>0258</text:p>
          </table:table-cell>
          <table:table-cell office:value-type="string">
            <text:p>Royal Hunting Ground</text:p>
          </table:table-cell>
          <table:table-cell office:value-type="string">
            <text:p>Cabin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4E+015">
            <text:p>6430340000000000</text:p>
          </table:table-cell>
          <table:table-cell office:value-type="float" office:value="6.43034693031E+015">
            <text:p>6430346930310000</text:p>
          </table:table-cell>
          <table:table-cell office:value-type="string">
            <text:p>6430346930312D74616E73322D310000</text:p>
          </table:table-cell>
          <table:table-cell office:value-type="float" office:value="9">
            <text:p>0009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0200000</text:p>
          </table:table-cell>
          <table:table-cell office:value-type="float" office:value="41200000">
            <text:p>41200000</text:p>
          </table:table-cell>
          <table:table-cell office:value-type="string">
            <text:p>42E5CCCD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59">
            <text:p>0259</text:p>
          </table:table-cell>
          <table:table-cell office:value-type="string">
            <text:p>Dark Ruins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3E+015">
            <text:p>7830330000000000</text:p>
          </table:table-cell>
          <table:table-cell office:value-type="float" office:value="7.83033E+015">
            <text:p>7830330000000000</text:p>
          </table:table-cell>
          <table:table-cell office:value-type="string">
            <text:p>7830332D746172752D31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40EFBC7</text:p>
          </table:table-cell>
          <table:table-cell office:value-type="float" office:value="41122989">
            <text:p>41122989</text:p>
          </table:table-cell>
          <table:table-cell office:value-type="string">
            <text:p>C343374C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5A</text:p>
          </table:table-cell>
          <table:table-cell office:value-type="string">
            <text:p>Dark Ruins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3E+015">
            <text:p>7830330000000000</text:p>
          </table:table-cell>
          <table:table-cell office:value-type="float" office:value="7.83033E+015">
            <text:p>7830330000000000</text:p>
          </table:table-cell>
          <table:table-cell office:value-type="string">
            <text:p>7830332D746172752D32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412FC9C</text:p>
          </table:table-cell>
          <table:table-cell office:value-type="float" office:value="41122989">
            <text:p>41122989</text:p>
          </table:table-cell>
          <table:table-cell office:value-type="string">
            <text:p>C3559C29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5B</text:p>
          </table:table-cell>
          <table:table-cell office:value-type="string">
            <text:p>Dark Ruins</text:p>
          </table:table-cell>
          <table:table-cell office:value-type="string">
            <text:p>Level 2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3E+015">
            <text:p>7830330000000000</text:p>
          </table:table-cell>
          <table:table-cell office:value-type="float" office:value="7.83033693031E+015">
            <text:p>7830336930310000</text:p>
          </table:table-cell>
          <table:table-cell office:value-type="string">
            <text:p>7830336930312D74626F782D31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string">
            <text:p>07D0</text:p>
          </table:table-cell>
          <table:table-cell office:value-type="float" office:value="0">
            <text:p>0000</text:p>
          </table:table-cell>
          <table:table-cell office:value-type="float" office:value="43988000">
            <text:p>43988000</text:p>
          </table:table-cell>
          <table:table-cell office:value-type="string">
            <text:p>42F00000</text:p>
          </table:table-cell>
          <table:table-cell office:value-type="string">
            <text:p>C2EB0000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5C</text:p>
          </table:table-cell>
          <table:table-cell office:value-type="string">
            <text:p>Dark Ruins</text:p>
          </table:table-cell>
          <table:table-cell office:value-type="string">
            <text:p>Basement Level 1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3E+015">
            <text:p>7830330000000000</text:p>
          </table:table-cell>
          <table:table-cell office:value-type="float" office:value="7.83033693031E+015">
            <text:p>7830336930310000</text:p>
          </table:table-cell>
          <table:table-cell office:value-type="string">
            <text:p>7830336930312D74626F782D32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string">
            <text:p>00F5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3820000">
            <text:p>43820000</text:p>
          </table:table-cell>
          <table:table-cell office:value-type="string">
            <text:p>C2960000</text:p>
          </table:table-cell>
          <table:table-cell office:value-type="string">
            <text:p>C4CF3000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5D</text:p>
          </table:table-cell>
          <table:table-cell office:value-type="string">
            <text:p>Dark Ruins</text:p>
          </table:table-cell>
          <table:table-cell office:value-type="string">
            <text:p>Basement Level 1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3E+015">
            <text:p>7830330000000000</text:p>
          </table:table-cell>
          <table:table-cell office:value-type="float" office:value="7.83033693031E+015">
            <text:p>7830336930310000</text:p>
          </table:table-cell>
          <table:table-cell office:value-type="string">
            <text:p>7830336930312D74626F782D33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3820000">
            <text:p>43820000</text:p>
          </table:table-cell>
          <table:table-cell office:value-type="string">
            <text:p>C2960000</text:p>
          </table:table-cell>
          <table:table-cell office:value-type="string">
            <text:p>C4CA8000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5E</text:p>
          </table:table-cell>
          <table:table-cell office:value-type="string">
            <text:p>Dark Ruins</text:p>
          </table:table-cell>
          <table:table-cell office:value-type="string">
            <text:p>Basement Level 2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3E+015">
            <text:p>7830330000000000</text:p>
          </table:table-cell>
          <table:table-cell office:value-type="float" office:value="7.83033693032E+015">
            <text:p>7830336930320000</text:p>
          </table:table-cell>
          <table:table-cell office:value-type="string">
            <text:p>7830336930322D74626F782D31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FFFD</text:p>
          </table:table-cell>
          <table:table-cell office:value-type="float" office:value="72">
            <text:p>0072</text:p>
          </table:table-cell>
          <table:table-cell office:value-type="float" office:value="0">
            <text:p>0000</text:p>
          </table:table-cell>
          <table:table-cell office:value-type="string">
            <text:p>C3DEC000</text:p>
          </table:table-cell>
          <table:table-cell office:value-type="string">
            <text:p>C2F00000</text:p>
          </table:table-cell>
          <table:table-cell office:value-type="float" office:value="43480000">
            <text:p>43480000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5F</text:p>
          </table:table-cell>
          <table:table-cell office:value-type="string">
            <text:p>Dark Ruins</text:p>
          </table:table-cell>
          <table:table-cell office:value-type="string">
            <text:p>Basement Level 2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3E+015">
            <text:p>7830330000000000</text:p>
          </table:table-cell>
          <table:table-cell office:value-type="float" office:value="7.83033693032E+015">
            <text:p>7830336930320000</text:p>
          </table:table-cell>
          <table:table-cell office:value-type="string">
            <text:p>7830336930322D74626F782D32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121">
            <text:p>0121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E38000</text:p>
          </table:table-cell>
          <table:table-cell office:value-type="string">
            <text:p>C3700000</text:p>
          </table:table-cell>
          <table:table-cell office:value-type="string">
            <text:p>43BF4000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60">
            <text:p>0260</text:p>
          </table:table-cell>
          <table:table-cell office:value-type="string">
            <text:p>Arcadia</text:p>
          </table:table-cell>
          <table:table-cell office:value-type="string">
            <text:p>Inn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10000</text:p>
          </table:table-cell>
          <table:table-cell office:value-type="string">
            <text:p>6D3038693031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19C0000</text:p>
          </table:table-cell>
          <table:table-cell office:value-type="float" office:value="0">
            <text:p>00000000</text:p>
          </table:table-cell>
          <table:table-cell office:value-type="string">
            <text:p>C31ACCC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61">
            <text:p>0261</text:p>
          </table:table-cell>
          <table:table-cell office:value-type="string">
            <text:p>Arcadia</text:p>
          </table:table-cell>
          <table:table-cell office:value-type="string">
            <text:p>Inn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10000</text:p>
          </table:table-cell>
          <table:table-cell office:value-type="string">
            <text:p>6D30386930312D746172752D32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DB999A</text:p>
          </table:table-cell>
          <table:table-cell office:value-type="float" office:value="0">
            <text:p>00000000</text:p>
          </table:table-cell>
          <table:table-cell office:value-type="string">
            <text:p>C184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62">
            <text:p>0262</text:p>
          </table:table-cell>
          <table:table-cell office:value-type="string">
            <text:p>Arcadia</text:p>
          </table:table-cell>
          <table:table-cell office:value-type="string">
            <text:p>Inn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10000</text:p>
          </table:table-cell>
          <table:table-cell office:value-type="string">
            <text:p>6D30386930312D7475626F2D31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DD3333</text:p>
          </table:table-cell>
          <table:table-cell office:value-type="float" office:value="0">
            <text:p>00000000</text:p>
          </table:table-cell>
          <table:table-cell office:value-type="string">
            <text:p>4059999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63">
            <text:p>0263</text:p>
          </table:table-cell>
          <table:table-cell office:value-type="string">
            <text:p>Arcadia</text:p>
          </table:table-cell>
          <table:table-cell office:value-type="string">
            <text:p>Inn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10000</text:p>
          </table:table-cell>
          <table:table-cell office:value-type="string">
            <text:p>6D30386930312D7475626F2D32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DD999A</text:p>
          </table:table-cell>
          <table:table-cell office:value-type="float" office:value="0">
            <text:p>00000000</text:p>
          </table:table-cell>
          <table:table-cell office:value-type="string">
            <text:p>41B9999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64">
            <text:p>0264</text:p>
          </table:table-cell>
          <table:table-cell office:value-type="string">
            <text:p>Arcadia</text:p>
          </table:table-cell>
          <table:table-cell office:value-type="string">
            <text:p>Inn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10000</text:p>
          </table:table-cell>
          <table:table-cell office:value-type="string">
            <text:p>6D30386930312D626F6F6B2D31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19D999A</text:p>
          </table:table-cell>
          <table:table-cell office:value-type="float" office:value="0">
            <text:p>00000000</text:p>
          </table:table-cell>
          <table:table-cell office:value-type="string">
            <text:p>C006666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65">
            <text:p>0265</text:p>
          </table:table-cell>
          <table:table-cell office:value-type="string">
            <text:p>Arcadia</text:p>
          </table:table-cell>
          <table:table-cell office:value-type="string">
            <text:p>Inn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10000</text:p>
          </table:table-cell>
          <table:table-cell office:value-type="string">
            <text:p>6D30386930312D626F6F6B2D32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B2999A</text:p>
          </table:table-cell>
          <table:table-cell office:value-type="float" office:value="0">
            <text:p>00000000</text:p>
          </table:table-cell>
          <table:table-cell office:value-type="string">
            <text:p>C1E00000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66">
            <text:p>0266</text:p>
          </table:table-cell>
          <table:table-cell office:value-type="string">
            <text:p>Arcadia</text:p>
          </table:table-cell>
          <table:table-cell office:value-type="string">
            <text:p>Inn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10000</text:p>
          </table:table-cell>
          <table:table-cell office:value-type="string">
            <text:p>6D30386930312D74616E73312D310000</text:p>
          </table:table-cell>
          <table:table-cell office:value-type="string">
            <text:p>002D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19B3333</text:p>
          </table:table-cell>
          <table:table-cell office:value-type="float" office:value="0">
            <text:p>00000000</text:p>
          </table:table-cell>
          <table:table-cell office:value-type="string">
            <text:p>C1F40000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67">
            <text:p>0267</text:p>
          </table:table-cell>
          <table:table-cell office:value-type="string">
            <text:p>Arcadia</text:p>
          </table:table-cell>
          <table:table-cell office:value-type="string">
            <text:p>Inn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10000</text:p>
          </table:table-cell>
          <table:table-cell office:value-type="string">
            <text:p>6D30386930312D74616E73312D320000</text:p>
          </table:table-cell>
          <table:table-cell office:value-type="string">
            <text:p>002D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string">
            <text:p>010D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2573333">
            <text:p>42573333</text:p>
          </table:table-cell>
          <table:table-cell office:value-type="float" office:value="0">
            <text:p>00000000</text:p>
          </table:table-cell>
          <table:table-cell office:value-type="string">
            <text:p>C1F40000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68">
            <text:p>0268</text:p>
          </table:table-cell>
          <table:table-cell office:value-type="string">
            <text:p>Arcadia</text:p>
          </table:table-cell>
          <table:table-cell office:value-type="string">
            <text:p>Inn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10000</text:p>
          </table:table-cell>
          <table:table-cell office:value-type="string">
            <text:p>6D30386930312D74616E73312D330000</text:p>
          </table:table-cell>
          <table:table-cell office:value-type="string">
            <text:p>002D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1A4CCCD</text:p>
          </table:table-cell>
          <table:table-cell office:value-type="float" office:value="0">
            <text:p>00000000</text:p>
          </table:table-cell>
          <table:table-cell office:value-type="string">
            <text:p>432C6666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69">
            <text:p>0269</text:p>
          </table:table-cell>
          <table:table-cell office:value-type="string">
            <text:p>Arcadia</text:p>
          </table:table-cell>
          <table:table-cell office:value-type="string">
            <text:p>Pub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30000</text:p>
          </table:table-cell>
          <table:table-cell office:value-type="string">
            <text:p>6D3038693033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09">
            <text:p>0109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097AA0</text:p>
          </table:table-cell>
          <table:table-cell office:value-type="float" office:value="0">
            <text:p>00000000</text:p>
          </table:table-cell>
          <table:table-cell office:value-type="string">
            <text:p>C3131D2F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6A</text:p>
          </table:table-cell>
          <table:table-cell office:value-type="string">
            <text:p>Arcadia</text:p>
          </table:table-cell>
          <table:table-cell office:value-type="string">
            <text:p>Pub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30000</text:p>
          </table:table-cell>
          <table:table-cell office:value-type="string">
            <text:p>6D30386930332D746172752D32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E1FE77</text:p>
          </table:table-cell>
          <table:table-cell office:value-type="float" office:value="0">
            <text:p>00000000</text:p>
          </table:table-cell>
          <table:table-cell office:value-type="string">
            <text:p>C3131D2F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6B</text:p>
          </table:table-cell>
          <table:table-cell office:value-type="string">
            <text:p>Arcadia</text:p>
          </table:table-cell>
          <table:table-cell office:value-type="string">
            <text:p>Pub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30000</text:p>
          </table:table-cell>
          <table:table-cell office:value-type="string">
            <text:p>6D30386930332D746172752D33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A8542C</text:p>
          </table:table-cell>
          <table:table-cell office:value-type="float" office:value="0">
            <text:p>00000000</text:p>
          </table:table-cell>
          <table:table-cell office:value-type="string">
            <text:p>C3131D2F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6C</text:p>
          </table:table-cell>
          <table:table-cell office:value-type="string">
            <text:p>Arcadia</text:p>
          </table:table-cell>
          <table:table-cell office:value-type="string">
            <text:p>Pub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30000</text:p>
          </table:table-cell>
          <table:table-cell office:value-type="string">
            <text:p>6D30386930332D746172752D34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string">
            <text:p>015E</text:p>
          </table:table-cell>
          <table:table-cell office:value-type="float" office:value="0">
            <text:p>0000</text:p>
          </table:table-cell>
          <table:table-cell office:value-type="string">
            <text:p>C31F08F6</text:p>
          </table:table-cell>
          <table:table-cell office:value-type="float" office:value="0">
            <text:p>00000000</text:p>
          </table:table-cell>
          <table:table-cell office:value-type="string">
            <text:p>C2F82354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6D</text:p>
          </table:table-cell>
          <table:table-cell office:value-type="string">
            <text:p>Arcadia</text:p>
          </table:table-cell>
          <table:table-cell office:value-type="string">
            <text:p>Pub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30000</text:p>
          </table:table-cell>
          <table:table-cell office:value-type="string">
            <text:p>6D30386930332D746172752D35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06">
            <text:p>0106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200419</text:p>
          </table:table-cell>
          <table:table-cell office:value-type="float" office:value="0">
            <text:p>00000000</text:p>
          </table:table-cell>
          <table:table-cell office:value-type="string">
            <text:p>429253D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6E</text:p>
          </table:table-cell>
          <table:table-cell office:value-type="string">
            <text:p>Arcadia</text:p>
          </table:table-cell>
          <table:table-cell office:value-type="string">
            <text:p>Pub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30000</text:p>
          </table:table-cell>
          <table:table-cell office:value-type="string">
            <text:p>6D30386930332D746172752D36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200419</text:p>
          </table:table-cell>
          <table:table-cell office:value-type="float" office:value="0">
            <text:p>00000000</text:p>
          </table:table-cell>
          <table:table-cell office:value-type="string">
            <text:p>42C0DF7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6F</text:p>
          </table:table-cell>
          <table:table-cell office:value-type="string">
            <text:p>Arcadia</text:p>
          </table:table-cell>
          <table:table-cell office:value-type="string">
            <text:p>Equipment Shop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40000</text:p>
          </table:table-cell>
          <table:table-cell office:value-type="string">
            <text:p>6D3038693034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7D6666</text:p>
          </table:table-cell>
          <table:table-cell office:value-type="float" office:value="0">
            <text:p>00000000</text:p>
          </table:table-cell>
          <table:table-cell office:value-type="string">
            <text:p>4164CCC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70">
            <text:p>0270</text:p>
          </table:table-cell>
          <table:table-cell office:value-type="string">
            <text:p>Arcadia</text:p>
          </table:table-cell>
          <table:table-cell office:value-type="string">
            <text:p>Equipment Shop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40000</text:p>
          </table:table-cell>
          <table:table-cell office:value-type="string">
            <text:p>6D30386930342D746172752D32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7D6666</text:p>
          </table:table-cell>
          <table:table-cell office:value-type="float" office:value="0">
            <text:p>00000000</text:p>
          </table:table-cell>
          <table:table-cell office:value-type="float" office:value="42593333">
            <text:p>42593333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71">
            <text:p>0271</text:p>
          </table:table-cell>
          <table:table-cell office:value-type="string">
            <text:p>Arcadia</text:p>
          </table:table-cell>
          <table:table-cell office:value-type="string">
            <text:p>Equipment Shop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40000</text:p>
          </table:table-cell>
          <table:table-cell office:value-type="string">
            <text:p>6D30386930342D746172752D33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7D6666</text:p>
          </table:table-cell>
          <table:table-cell office:value-type="float" office:value="0">
            <text:p>00000000</text:p>
          </table:table-cell>
          <table:table-cell office:value-type="string">
            <text:p>42BC999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72">
            <text:p>0272</text:p>
          </table:table-cell>
          <table:table-cell office:value-type="string">
            <text:p>Arcadia</text:p>
          </table:table-cell>
          <table:table-cell office:value-type="string">
            <text:p>Equipment Shop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40000</text:p>
          </table:table-cell>
          <table:table-cell office:value-type="string">
            <text:p>6D30386930342D746172752D34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20">
            <text:p>0120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154CCD</text:p>
          </table:table-cell>
          <table:table-cell office:value-type="float" office:value="0">
            <text:p>00000000</text:p>
          </table:table-cell>
          <table:table-cell office:value-type="string">
            <text:p>43C0CCC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73">
            <text:p>0273</text:p>
          </table:table-cell>
          <table:table-cell office:value-type="string">
            <text:p>Arcadia</text:p>
          </table:table-cell>
          <table:table-cell office:value-type="string">
            <text:p>Equipment Shop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40000</text:p>
          </table:table-cell>
          <table:table-cell office:value-type="string">
            <text:p>6D30386930342D7475626F2D31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1DF3368</text:p>
          </table:table-cell>
          <table:table-cell office:value-type="float" office:value="0">
            <text:p>00000000</text:p>
          </table:table-cell>
          <table:table-cell office:value-type="string">
            <text:p>C13B3333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74">
            <text:p>0274</text:p>
          </table:table-cell>
          <table:table-cell office:value-type="string">
            <text:p>Arcadia</text:p>
          </table:table-cell>
          <table:table-cell office:value-type="string">
            <text:p>Equipment Shop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40000</text:p>
          </table:table-cell>
          <table:table-cell office:value-type="string">
            <text:p>6D30386930342D74616E73312D310000</text:p>
          </table:table-cell>
          <table:table-cell office:value-type="string">
            <text:p>002E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string">
            <text:p>006D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1B4CCCD</text:p>
          </table:table-cell>
          <table:table-cell office:value-type="float" office:value="0">
            <text:p>00000000</text:p>
          </table:table-cell>
          <table:table-cell office:value-type="string">
            <text:p>C3234CC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75">
            <text:p>0275</text:p>
          </table:table-cell>
          <table:table-cell office:value-type="string">
            <text:p>Arcadia</text:p>
          </table:table-cell>
          <table:table-cell office:value-type="string">
            <text:p>Equipment Shop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40000</text:p>
          </table:table-cell>
          <table:table-cell office:value-type="string">
            <text:p>6D30386930342D626F6F6B2D31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3E51EC</text:p>
          </table:table-cell>
          <table:table-cell office:value-type="float" office:value="0">
            <text:p>00000000</text:p>
          </table:table-cell>
          <table:table-cell office:value-type="string">
            <text:p>43224CCD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76">
            <text:p>0276</text:p>
          </table:table-cell>
          <table:table-cell office:value-type="string">
            <text:p>Arcadia</text:p>
          </table:table-cell>
          <table:table-cell office:value-type="string">
            <text:p>Equipment Shop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40000</text:p>
          </table:table-cell>
          <table:table-cell office:value-type="string">
            <text:p>6D30386930342D626F6F6B2D32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0F66666</text:p>
          </table:table-cell>
          <table:table-cell office:value-type="float" office:value="0">
            <text:p>00000000</text:p>
          </table:table-cell>
          <table:table-cell office:value-type="string">
            <text:p>C3234CC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77">
            <text:p>0277</text:p>
          </table:table-cell>
          <table:table-cell office:value-type="string">
            <text:p>Arcadia</text:p>
          </table:table-cell>
          <table:table-cell office:value-type="string">
            <text:p>Item Shop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50000</text:p>
          </table:table-cell>
          <table:table-cell office:value-type="string">
            <text:p>6D3038693035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string">
            <text:p>001A</text:p>
          </table:table-cell>
          <table:table-cell office:value-type="float" office:value="0">
            <text:p>0000</text:p>
          </table:table-cell>
          <table:table-cell office:value-type="string">
            <text:p>C2DB0000</text:p>
          </table:table-cell>
          <table:table-cell office:value-type="float" office:value="0">
            <text:p>00000000</text:p>
          </table:table-cell>
          <table:table-cell office:value-type="string">
            <text:p>42F8999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78">
            <text:p>0278</text:p>
          </table:table-cell>
          <table:table-cell office:value-type="string">
            <text:p>Arcadia</text:p>
          </table:table-cell>
          <table:table-cell office:value-type="string">
            <text:p>Item Shop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50000</text:p>
          </table:table-cell>
          <table:table-cell office:value-type="string">
            <text:p>6D30386930352D746172752D32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B1999A</text:p>
          </table:table-cell>
          <table:table-cell office:value-type="float" office:value="0">
            <text:p>00000000</text:p>
          </table:table-cell>
          <table:table-cell office:value-type="string">
            <text:p>42F8999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79">
            <text:p>0279</text:p>
          </table:table-cell>
          <table:table-cell office:value-type="string">
            <text:p>Arcadia</text:p>
          </table:table-cell>
          <table:table-cell office:value-type="string">
            <text:p>Item Shop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50000</text:p>
          </table:table-cell>
          <table:table-cell office:value-type="string">
            <text:p>6D30386930352D7475626F2D31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5B3333</text:p>
          </table:table-cell>
          <table:table-cell office:value-type="float" office:value="0">
            <text:p>00000000</text:p>
          </table:table-cell>
          <table:table-cell office:value-type="string">
            <text:p>C202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7A</text:p>
          </table:table-cell>
          <table:table-cell office:value-type="string">
            <text:p>Arcadia</text:p>
          </table:table-cell>
          <table:table-cell office:value-type="string">
            <text:p>Item Shop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50000</text:p>
          </table:table-cell>
          <table:table-cell office:value-type="string">
            <text:p>6D30386930352D7475626F2D32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float" office:value="42940000">
            <text:p>42940000</text:p>
          </table:table-cell>
          <table:table-cell office:value-type="float" office:value="0">
            <text:p>00000000</text:p>
          </table:table-cell>
          <table:table-cell office:value-type="string">
            <text:p>C202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7B</text:p>
          </table:table-cell>
          <table:table-cell office:value-type="string">
            <text:p>Arcadia</text:p>
          </table:table-cell>
          <table:table-cell office:value-type="string">
            <text:p>Item Shop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50000</text:p>
          </table:table-cell>
          <table:table-cell office:value-type="string">
            <text:p>6D30386930352D74616E73312D310000</text:p>
          </table:table-cell>
          <table:table-cell office:value-type="string">
            <text:p>002F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A66666</text:p>
          </table:table-cell>
          <table:table-cell office:value-type="float" office:value="0">
            <text:p>00000000</text:p>
          </table:table-cell>
          <table:table-cell office:value-type="string">
            <text:p>C2F3999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7C</text:p>
          </table:table-cell>
          <table:table-cell office:value-type="string">
            <text:p>Arcadia</text:p>
          </table:table-cell>
          <table:table-cell office:value-type="string">
            <text:p>Item Shop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50000</text:p>
          </table:table-cell>
          <table:table-cell office:value-type="string">
            <text:p>6D30386930352D74616E73312D320000</text:p>
          </table:table-cell>
          <table:table-cell office:value-type="string">
            <text:p>002F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E40000</text:p>
          </table:table-cell>
          <table:table-cell office:value-type="float" office:value="0">
            <text:p>00000000</text:p>
          </table:table-cell>
          <table:table-cell office:value-type="string">
            <text:p>C2F3999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7D</text:p>
          </table:table-cell>
          <table:table-cell office:value-type="string">
            <text:p>Arcadia</text:p>
          </table:table-cell>
          <table:table-cell office:value-type="string">
            <text:p>Item Shop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50000</text:p>
          </table:table-cell>
          <table:table-cell office:value-type="string">
            <text:p>6D30386930352D74626F782D31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float" office:value="113">
            <text:p>0113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2E40000</text:p>
          </table:table-cell>
          <table:table-cell office:value-type="float" office:value="0">
            <text:p>00000000</text:p>
          </table:table-cell>
          <table:table-cell office:value-type="string">
            <text:p>420C0000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7E</text:p>
          </table:table-cell>
          <table:table-cell office:value-type="string">
            <text:p>Arcadia</text:p>
          </table:table-cell>
          <table:table-cell office:value-type="string">
            <text:p>Item Shop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50000</text:p>
          </table:table-cell>
          <table:table-cell office:value-type="string">
            <text:p>6D30386930352D74626F782D32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string">
            <text:p>00E3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2E40000</text:p>
          </table:table-cell>
          <table:table-cell office:value-type="float" office:value="0">
            <text:p>00000000</text:p>
          </table:table-cell>
          <table:table-cell office:value-type="float" office:value="42780000">
            <text:p>42780000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7F</text:p>
          </table:table-cell>
          <table:table-cell office:value-type="string">
            <text:p>Arcadia</text:p>
          </table:table-cell>
          <table:table-cell office:value-type="string">
            <text:p>Item Shop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50000</text:p>
          </table:table-cell>
          <table:table-cell office:value-type="string">
            <text:p>6D30386930352D74626F782D33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2E40000</text:p>
          </table:table-cell>
          <table:table-cell office:value-type="float" office:value="0">
            <text:p>00000000</text:p>
          </table:table-cell>
          <table:table-cell office:value-type="string">
            <text:p>42B20000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80">
            <text:p>0280</text:p>
          </table:table-cell>
          <table:table-cell office:value-type="string">
            <text:p>Arcadia</text:p>
          </table:table-cell>
          <table:table-cell office:value-type="string">
            <text:p>Secret Shop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60000</text:p>
          </table:table-cell>
          <table:table-cell office:value-type="string">
            <text:p>6D30386930362D7475626F2D31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03">
            <text:p>0103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88DA10</text:p>
          </table:table-cell>
          <table:table-cell office:value-type="float" office:value="0">
            <text:p>00000000</text:p>
          </table:table-cell>
          <table:table-cell office:value-type="string">
            <text:p>C27E9C78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81">
            <text:p>0281</text:p>
          </table:table-cell>
          <table:table-cell office:value-type="string">
            <text:p>Arcadia</text:p>
          </table:table-cell>
          <table:table-cell office:value-type="string">
            <text:p>Secret Shop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60000</text:p>
          </table:table-cell>
          <table:table-cell office:value-type="string">
            <text:p>6D30386930362D7475626F2D32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8875A8</text:p>
          </table:table-cell>
          <table:table-cell office:value-type="float" office:value="0">
            <text:p>00000000</text:p>
          </table:table-cell>
          <table:table-cell office:value-type="string">
            <text:p>428F7AB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82">
            <text:p>0282</text:p>
          </table:table-cell>
          <table:table-cell office:value-type="string">
            <text:p>Arcadia</text:p>
          </table:table-cell>
          <table:table-cell office:value-type="string">
            <text:p>Secret Shop</text:p>
          </table:table-cell>
          <table:table-cell office:value-type="string">
            <text:p>Red Chest</text:p>
          </table:table-cell>
          <table:table-cell office:value-type="float" office:value="0">
            <text:p>0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60000</text:p>
          </table:table-cell>
          <table:table-cell office:value-type="string">
            <text:p>6D30386930362D74626F782D31000000</text:p>
          </table:table-cell>
          <table:table-cell table:number-columns-repeated="2" office:value-type="float" office:value="1">
            <text:p>0001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5D2632</text:p>
          </table:table-cell>
          <table:table-cell office:value-type="float" office:value="0">
            <text:p>00000000</text:p>
          </table:table-cell>
          <table:table-cell office:value-type="string">
            <text:p>425E7924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83">
            <text:p>0283</text:p>
          </table:table-cell>
          <table:table-cell office:value-type="string">
            <text:p>Arcadia</text:p>
          </table:table-cell>
          <table:table-cell office:value-type="string">
            <text:p>Secret Shop</text:p>
          </table:table-cell>
          <table:table-cell office:value-type="string">
            <text:p>Red Chest</text:p>
          </table:table-cell>
          <table:table-cell office:value-type="float" office:value="0">
            <text:p>0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60000</text:p>
          </table:table-cell>
          <table:table-cell office:value-type="string">
            <text:p>6D30386930362D74626F782D32000000</text:p>
          </table:table-cell>
          <table:table-cell table:number-columns-repeated="2" office:value-type="float" office:value="1">
            <text:p>0001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655B3D</text:p>
          </table:table-cell>
          <table:table-cell office:value-type="float" office:value="0">
            <text:p>00000000</text:p>
          </table:table-cell>
          <table:table-cell office:value-type="string">
            <text:p>C23F657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84">
            <text:p>0284</text:p>
          </table:table-cell>
          <table:table-cell office:value-type="string">
            <text:p>Arcadia</text:p>
          </table:table-cell>
          <table:table-cell office:value-type="string">
            <text:p>Chateau Dominico, 1st Floor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70000</text:p>
          </table:table-cell>
          <table:table-cell office:value-type="string">
            <text:p>6D30386930372D7475626F2D31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09">
            <text:p>0109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43F47B</text:p>
          </table:table-cell>
          <table:table-cell office:value-type="float" office:value="0">
            <text:p>00000000</text:p>
          </table:table-cell>
          <table:table-cell office:value-type="string">
            <text:p>C3385EFA</text:p>
          </table:table-cell>
          <table:table-cell office:value-type="string">
            <text:p>C2CC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85">
            <text:p>0285</text:p>
          </table:table-cell>
          <table:table-cell office:value-type="string">
            <text:p>Arcadia</text:p>
          </table:table-cell>
          <table:table-cell office:value-type="string">
            <text:p>Chateau Dominico, 1st Floor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70000</text:p>
          </table:table-cell>
          <table:table-cell office:value-type="string">
            <text:p>6D30386930372D7475626F2D32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19D3F8</text:p>
          </table:table-cell>
          <table:table-cell office:value-type="float" office:value="0">
            <text:p>00000000</text:p>
          </table:table-cell>
          <table:table-cell office:value-type="string">
            <text:p>C33D14FE</text:p>
          </table:table-cell>
          <table:table-cell office:value-type="string">
            <text:p>42E8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86">
            <text:p>0286</text:p>
          </table:table-cell>
          <table:table-cell office:value-type="string">
            <text:p>Arcadia</text:p>
          </table:table-cell>
          <table:table-cell office:value-type="string">
            <text:p>Chateau Dominico, 1st Floor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70000</text:p>
          </table:table-cell>
          <table:table-cell office:value-type="string">
            <text:p>6D30386930372D7475626F2D33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0FC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30E560</text:p>
          </table:table-cell>
          <table:table-cell office:value-type="float" office:value="0">
            <text:p>00000000</text:p>
          </table:table-cell>
          <table:table-cell office:value-type="string">
            <text:p>C3170B44</text:p>
          </table:table-cell>
          <table:table-cell office:value-type="float" office:value="42040000">
            <text:p>420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87">
            <text:p>0287</text:p>
          </table:table-cell>
          <table:table-cell office:value-type="string">
            <text:p>Arcadia</text:p>
          </table:table-cell>
          <table:table-cell office:value-type="string">
            <text:p>Chateau Dominico, 1st Floor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70000</text:p>
          </table:table-cell>
          <table:table-cell office:value-type="string">
            <text:p>6D30386930372D7475626F2D34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0ABF7D</text:p>
          </table:table-cell>
          <table:table-cell office:value-type="float" office:value="0">
            <text:p>00000000</text:p>
          </table:table-cell>
          <table:table-cell office:value-type="string">
            <text:p>C3176106</text:p>
          </table:table-cell>
          <table:table-cell office:value-type="string">
            <text:p>C21C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88">
            <text:p>0288</text:p>
          </table:table-cell>
          <table:table-cell office:value-type="string">
            <text:p>Arcadia</text:p>
          </table:table-cell>
          <table:table-cell office:value-type="string">
            <text:p>Chateau Dominico, 1st Floor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70000</text:p>
          </table:table-cell>
          <table:table-cell office:value-type="string">
            <text:p>6D30386930372D7475626F2D35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831F9E</text:p>
          </table:table-cell>
          <table:table-cell office:value-type="float" office:value="0">
            <text:p>00000000</text:p>
          </table:table-cell>
          <table:table-cell office:value-type="string">
            <text:p>C303C148</text:p>
          </table:table-cell>
          <table:table-cell office:value-type="string">
            <text:p>C21C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89">
            <text:p>0289</text:p>
          </table:table-cell>
          <table:table-cell office:value-type="string">
            <text:p>Arcadia</text:p>
          </table:table-cell>
          <table:table-cell office:value-type="string">
            <text:p>Chateau Dominico, 1st Floor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70000</text:p>
          </table:table-cell>
          <table:table-cell office:value-type="string">
            <text:p>6D30386930372D7475626F2D36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831F9E</text:p>
          </table:table-cell>
          <table:table-cell office:value-type="float" office:value="0">
            <text:p>00000000</text:p>
          </table:table-cell>
          <table:table-cell office:value-type="string">
            <text:p>C2D1ED0E</text:p>
          </table:table-cell>
          <table:table-cell office:value-type="string">
            <text:p>C21C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8A</text:p>
          </table:table-cell>
          <table:table-cell office:value-type="string">
            <text:p>Arcadia</text:p>
          </table:table-cell>
          <table:table-cell office:value-type="string">
            <text:p>Chateau Dominico, 1st Floor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70000</text:p>
          </table:table-cell>
          <table:table-cell office:value-type="string">
            <text:p>6D30386930372D74616E73312D310000</text:p>
          </table:table-cell>
          <table:table-cell office:value-type="float" office:value="31">
            <text:p>0031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154AC71</text:p>
          </table:table-cell>
          <table:table-cell office:value-type="float" office:value="0">
            <text:p>00000000</text:p>
          </table:table-cell>
          <table:table-cell office:value-type="string">
            <text:p>432C4B85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8B</text:p>
          </table:table-cell>
          <table:table-cell office:value-type="string">
            <text:p>Arcadia</text:p>
          </table:table-cell>
          <table:table-cell office:value-type="string">
            <text:p>Chateau Dominico, 2nd Floor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70000</text:p>
          </table:table-cell>
          <table:table-cell office:value-type="string">
            <text:p>6D30386930372D74616E73312D320000</text:p>
          </table:table-cell>
          <table:table-cell office:value-type="float" office:value="30">
            <text:p>0030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float" office:value="43530000">
            <text:p>43530000</text:p>
          </table:table-cell>
          <table:table-cell office:value-type="string">
            <text:p>42B40000</text:p>
          </table:table-cell>
          <table:table-cell office:value-type="string">
            <text:p>424C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8C</text:p>
          </table:table-cell>
          <table:table-cell office:value-type="string">
            <text:p>Arcadia</text:p>
          </table:table-cell>
          <table:table-cell office:value-type="string">
            <text:p>Chateau Dominico, 2nd Floor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70000</text:p>
          </table:table-cell>
          <table:table-cell office:value-type="string">
            <text:p>6D30386930372D74616E73312D330000</text:p>
          </table:table-cell>
          <table:table-cell office:value-type="float" office:value="30">
            <text:p>0030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float" office:value="56">
            <text:p>0056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3720000">
            <text:p>43720000</text:p>
          </table:table-cell>
          <table:table-cell office:value-type="string">
            <text:p>42B40000</text:p>
          </table:table-cell>
          <table:table-cell office:value-type="string">
            <text:p>424C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8D</text:p>
          </table:table-cell>
          <table:table-cell office:value-type="string">
            <text:p>Arcadia</text:p>
          </table:table-cell>
          <table:table-cell office:value-type="string">
            <text:p>Chateau Dominico, 1st Floor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70000</text:p>
          </table:table-cell>
          <table:table-cell office:value-type="string">
            <text:p>6D30386930372D626F6F6B2D31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7F03D7</text:p>
          </table:table-cell>
          <table:table-cell office:value-type="float" office:value="0">
            <text:p>00000000</text:p>
          </table:table-cell>
          <table:table-cell office:value-type="string">
            <text:p>C33CFE77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8E</text:p>
          </table:table-cell>
          <table:table-cell office:value-type="string">
            <text:p>Arcadia</text:p>
          </table:table-cell>
          <table:table-cell office:value-type="string">
            <text:p>Chateau Dominico, 1st Floor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70000</text:p>
          </table:table-cell>
          <table:table-cell office:value-type="string">
            <text:p>6D30386930372D626F6F6B2D32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5FFF3B</text:p>
          </table:table-cell>
          <table:table-cell office:value-type="float" office:value="0">
            <text:p>00000000</text:p>
          </table:table-cell>
          <table:table-cell office:value-type="string">
            <text:p>C33CFD71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8F</text:p>
          </table:table-cell>
          <table:table-cell office:value-type="string">
            <text:p>Arcadia</text:p>
          </table:table-cell>
          <table:table-cell office:value-type="string">
            <text:p>Chateau Dominico, 2nd Floor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70000</text:p>
          </table:table-cell>
          <table:table-cell office:value-type="string">
            <text:p>6D30386930372D626F6F6B2D33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198AC08</text:p>
          </table:table-cell>
          <table:table-cell office:value-type="string">
            <text:p>42B3E96C</text:p>
          </table:table-cell>
          <table:table-cell office:value-type="string">
            <text:p>C33E5BE7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90">
            <text:p>0290</text:p>
          </table:table-cell>
          <table:table-cell office:value-type="string">
            <text:p>Arcadia</text:p>
          </table:table-cell>
          <table:table-cell office:value-type="string">
            <text:p>Chateau Dominico, 2nd Floor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70000</text:p>
          </table:table-cell>
          <table:table-cell office:value-type="string">
            <text:p>6D30386930372D626F6F6B2D34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CA9604</text:p>
          </table:table-cell>
          <table:table-cell office:value-type="string">
            <text:p>42B3E96C</text:p>
          </table:table-cell>
          <table:table-cell office:value-type="string">
            <text:p>C33E66E9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91">
            <text:p>0291</text:p>
          </table:table-cell>
          <table:table-cell office:value-type="string">
            <text:p>Arcadia</text:p>
          </table:table-cell>
          <table:table-cell office:value-type="string">
            <text:p>Chateau Dominico, Hidden Room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70000</text:p>
          </table:table-cell>
          <table:table-cell office:value-type="string">
            <text:p>6D30386930372D626F6F6B2D35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265BE7</text:p>
          </table:table-cell>
          <table:table-cell office:value-type="string">
            <text:p>C2D7EB85</text:p>
          </table:table-cell>
          <table:table-cell office:value-type="string">
            <text:p>4293B61E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92">
            <text:p>0292</text:p>
          </table:table-cell>
          <table:table-cell office:value-type="string">
            <text:p>Arcadia</text:p>
          </table:table-cell>
          <table:table-cell office:value-type="string">
            <text:p>Chateau Dominico, Hidden Room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70000</text:p>
          </table:table-cell>
          <table:table-cell office:value-type="string">
            <text:p>6D30386930372D626F6F6B2D36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float" office:value="43451852">
            <text:p>43451852</text:p>
          </table:table-cell>
          <table:table-cell office:value-type="string">
            <text:p>C2D7EB85</text:p>
          </table:table-cell>
          <table:table-cell office:value-type="string">
            <text:p>4293B61E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93">
            <text:p>0293</text:p>
          </table:table-cell>
          <table:table-cell office:value-type="string">
            <text:p>Arcadia</text:p>
          </table:table-cell>
          <table:table-cell office:value-type="string">
            <text:p>Chateau Dominico, Hidden Room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70000</text:p>
          </table:table-cell>
          <table:table-cell office:value-type="string">
            <text:p>6D30386930372D626F6F6B2D37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632F9E</text:p>
          </table:table-cell>
          <table:table-cell office:value-type="string">
            <text:p>C2D7EB85</text:p>
          </table:table-cell>
          <table:table-cell office:value-type="string">
            <text:p>4293B61E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94">
            <text:p>0294</text:p>
          </table:table-cell>
          <table:table-cell office:value-type="string">
            <text:p>Arcadia</text:p>
          </table:table-cell>
          <table:table-cell office:value-type="string">
            <text:p>Chateau Dominico, Hidden Room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70000</text:p>
          </table:table-cell>
          <table:table-cell office:value-type="string">
            <text:p>6D30386930372D74626F782D31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string">
            <text:p>FFFF</text:p>
          </table:table-cell>
          <table:table-cell office:value-type="string">
            <text:p>028A</text:p>
          </table:table-cell>
          <table:table-cell office:value-type="float" office:value="0">
            <text:p>0000</text:p>
          </table:table-cell>
          <table:table-cell office:value-type="string">
            <text:p>42EFA0C5</text:p>
          </table:table-cell>
          <table:table-cell office:value-type="string">
            <text:p>C2D7EC08</text:p>
          </table:table-cell>
          <table:table-cell office:value-type="string">
            <text:p>4330F5C3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95">
            <text:p>0295</text:p>
          </table:table-cell>
          <table:table-cell office:value-type="string">
            <text:p>Arcadia</text:p>
          </table:table-cell>
          <table:table-cell office:value-type="string">
            <text:p>Chateau Dominico, Hidden Room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70000</text:p>
          </table:table-cell>
          <table:table-cell office:value-type="string">
            <text:p>6D30386930372D74626F782D32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float" office:value="94">
            <text:p>009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11FAE1</text:p>
          </table:table-cell>
          <table:table-cell office:value-type="string">
            <text:p>C2D7EC08</text:p>
          </table:table-cell>
          <table:table-cell office:value-type="string">
            <text:p>4330F3B6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96">
            <text:p>0296</text:p>
          </table:table-cell>
          <table:table-cell office:value-type="string">
            <text:p>Arcadia</text:p>
          </table:table-cell>
          <table:table-cell office:value-type="string">
            <text:p>Chateau Dominico, Hidden Room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70000</text:p>
          </table:table-cell>
          <table:table-cell office:value-type="string">
            <text:p>6D30386930372D74626F782D33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2C2D91</text:p>
          </table:table-cell>
          <table:table-cell office:value-type="string">
            <text:p>C2D7EC08</text:p>
          </table:table-cell>
          <table:table-cell office:value-type="string">
            <text:p>4330FEB8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97">
            <text:p>0297</text:p>
          </table:table-cell>
          <table:table-cell office:value-type="string">
            <text:p>Arcadia</text:p>
          </table:table-cell>
          <table:table-cell office:value-type="string">
            <text:p>Lowermost Hous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80000</text:p>
          </table:table-cell>
          <table:table-cell office:value-type="string">
            <text:p>6D3038693038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24">
            <text:p>012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CF6666</text:p>
          </table:table-cell>
          <table:table-cell office:value-type="float" office:value="0">
            <text:p>00000000</text:p>
          </table:table-cell>
          <table:table-cell office:value-type="string">
            <text:p>4311E66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98">
            <text:p>0298</text:p>
          </table:table-cell>
          <table:table-cell office:value-type="string">
            <text:p>Arcadia</text:p>
          </table:table-cell>
          <table:table-cell office:value-type="string">
            <text:p>Lowermost Hous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80000</text:p>
          </table:table-cell>
          <table:table-cell office:value-type="string">
            <text:p>6D30386930382D746172752D32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25">
            <text:p>0125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D03333</text:p>
          </table:table-cell>
          <table:table-cell office:value-type="float" office:value="0">
            <text:p>00000000</text:p>
          </table:table-cell>
          <table:table-cell office:value-type="float" office:value="43000000">
            <text:p>4300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299">
            <text:p>0299</text:p>
          </table:table-cell>
          <table:table-cell office:value-type="string">
            <text:p>Arcadia</text:p>
          </table:table-cell>
          <table:table-cell office:value-type="string">
            <text:p>Lowermost Hous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80000</text:p>
          </table:table-cell>
          <table:table-cell office:value-type="string">
            <text:p>6D30386930382D746172752D33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B80000</text:p>
          </table:table-cell>
          <table:table-cell office:value-type="float" office:value="0">
            <text:p>00000000</text:p>
          </table:table-cell>
          <table:table-cell office:value-type="string">
            <text:p>C3143333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9A</text:p>
          </table:table-cell>
          <table:table-cell office:value-type="string">
            <text:p>Arcadia</text:p>
          </table:table-cell>
          <table:table-cell office:value-type="string">
            <text:p>Lowermost Hous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80000</text:p>
          </table:table-cell>
          <table:table-cell office:value-type="string">
            <text:p>6D30386930382D746172752D34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039999A</text:p>
          </table:table-cell>
          <table:table-cell office:value-type="float" office:value="0">
            <text:p>00000000</text:p>
          </table:table-cell>
          <table:table-cell office:value-type="string">
            <text:p>C31AE66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9B</text:p>
          </table:table-cell>
          <table:table-cell office:value-type="string">
            <text:p>Arcadia</text:p>
          </table:table-cell>
          <table:table-cell office:value-type="string">
            <text:p>Lowermost Hous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80000</text:p>
          </table:table-cell>
          <table:table-cell office:value-type="string">
            <text:p>6D30386930382D746172752D35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11F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15E6666</text:p>
          </table:table-cell>
          <table:table-cell office:value-type="float" office:value="0">
            <text:p>00000000</text:p>
          </table:table-cell>
          <table:table-cell office:value-type="string">
            <text:p>C31A999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9C</text:p>
          </table:table-cell>
          <table:table-cell office:value-type="string">
            <text:p>Arcadia</text:p>
          </table:table-cell>
          <table:table-cell office:value-type="string">
            <text:p>Lowermost Hous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80000</text:p>
          </table:table-cell>
          <table:table-cell office:value-type="string">
            <text:p>6D30386930382D746172752D36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BA0000</text:p>
          </table:table-cell>
          <table:table-cell office:value-type="float" office:value="0">
            <text:p>00000000</text:p>
          </table:table-cell>
          <table:table-cell office:value-type="string">
            <text:p>C313666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9D</text:p>
          </table:table-cell>
          <table:table-cell office:value-type="string">
            <text:p>Arcadia</text:p>
          </table:table-cell>
          <table:table-cell office:value-type="string">
            <text:p>Lowermost House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80000</text:p>
          </table:table-cell>
          <table:table-cell office:value-type="string">
            <text:p>6D30386930382D7475626F2D31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114CCCD</text:p>
          </table:table-cell>
          <table:table-cell office:value-type="float" office:value="0">
            <text:p>00000000</text:p>
          </table:table-cell>
          <table:table-cell office:value-type="float" office:value="43293333">
            <text:p>43293333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9E</text:p>
          </table:table-cell>
          <table:table-cell office:value-type="string">
            <text:p>Arcadia</text:p>
          </table:table-cell>
          <table:table-cell office:value-type="string">
            <text:p>Lowermost House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80000</text:p>
          </table:table-cell>
          <table:table-cell office:value-type="string">
            <text:p>6D30386930382D7475626F2D32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C80000</text:p>
          </table:table-cell>
          <table:table-cell office:value-type="float" office:value="0">
            <text:p>00000000</text:p>
          </table:table-cell>
          <table:table-cell office:value-type="string">
            <text:p>C2F5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9F</text:p>
          </table:table-cell>
          <table:table-cell office:value-type="string">
            <text:p>Arcadia</text:p>
          </table:table-cell>
          <table:table-cell office:value-type="string">
            <text:p>Lowermost House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80000</text:p>
          </table:table-cell>
          <table:table-cell office:value-type="string">
            <text:p>6D30386930382D74616E73312D310000</text:p>
          </table:table-cell>
          <table:table-cell office:value-type="float" office:value="32">
            <text:p>0032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string">
            <text:p>00E1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540000</text:p>
          </table:table-cell>
          <table:table-cell office:value-type="float" office:value="0">
            <text:p>00000000</text:p>
          </table:table-cell>
          <table:table-cell office:value-type="string">
            <text:p>C31D999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A0</text:p>
          </table:table-cell>
          <table:table-cell office:value-type="string">
            <text:p>Arcadia</text:p>
          </table:table-cell>
          <table:table-cell office:value-type="string">
            <text:p>Lowermost House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80000</text:p>
          </table:table-cell>
          <table:table-cell office:value-type="string">
            <text:p>6D30386930382D626F6F6B2D31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14CCCD</text:p>
          </table:table-cell>
          <table:table-cell office:value-type="float" office:value="0">
            <text:p>00000000</text:p>
          </table:table-cell>
          <table:table-cell office:value-type="string">
            <text:p>C31C4CC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A1</text:p>
          </table:table-cell>
          <table:table-cell office:value-type="string">
            <text:p>Arcadia</text:p>
          </table:table-cell>
          <table:table-cell office:value-type="string">
            <text:p>Lowermost House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80000</text:p>
          </table:table-cell>
          <table:table-cell office:value-type="string">
            <text:p>6D30386930382D626F6F6B2D32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float" office:value="42883333">
            <text:p>42883333</text:p>
          </table:table-cell>
          <table:table-cell office:value-type="float" office:value="0">
            <text:p>00000000</text:p>
          </table:table-cell>
          <table:table-cell office:value-type="string">
            <text:p>C31C4CC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A2</text:p>
          </table:table-cell>
          <table:table-cell office:value-type="string">
            <text:p>Arcadia</text:p>
          </table:table-cell>
          <table:table-cell office:value-type="string">
            <text:p>Southwest Building, Right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90000</text:p>
          </table:table-cell>
          <table:table-cell office:value-type="string">
            <text:p>6D30386930392D7475626F2D31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string">
            <text:p>001B</text:p>
          </table:table-cell>
          <table:table-cell office:value-type="float" office:value="0">
            <text:p>0000</text:p>
          </table:table-cell>
          <table:table-cell office:value-type="string">
            <text:p>C20D3333</text:p>
          </table:table-cell>
          <table:table-cell office:value-type="float" office:value="0">
            <text:p>00000000</text:p>
          </table:table-cell>
          <table:table-cell office:value-type="string">
            <text:p>421CCCC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A3</text:p>
          </table:table-cell>
          <table:table-cell office:value-type="string">
            <text:p>Arcadia</text:p>
          </table:table-cell>
          <table:table-cell office:value-type="string">
            <text:p>Southwest Building, Right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90000</text:p>
          </table:table-cell>
          <table:table-cell office:value-type="string">
            <text:p>6D3038693039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D9CCCD</text:p>
          </table:table-cell>
          <table:table-cell office:value-type="float" office:value="0">
            <text:p>00000000</text:p>
          </table:table-cell>
          <table:table-cell office:value-type="string">
            <text:p>428E3333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A4</text:p>
          </table:table-cell>
          <table:table-cell office:value-type="string">
            <text:p>Arcadia</text:p>
          </table:table-cell>
          <table:table-cell office:value-type="string">
            <text:p>Southwest Building, Right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90000</text:p>
          </table:table-cell>
          <table:table-cell office:value-type="string">
            <text:p>6D30386930392D74616E73312D310000</text:p>
          </table:table-cell>
          <table:table-cell office:value-type="float" office:value="33">
            <text:p>0033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string">
            <text:p>00D9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DA999A</text:p>
          </table:table-cell>
          <table:table-cell office:value-type="float" office:value="0">
            <text:p>00000000</text:p>
          </table:table-cell>
          <table:table-cell office:value-type="string">
            <text:p>4234CCCD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A5</text:p>
          </table:table-cell>
          <table:table-cell office:value-type="string">
            <text:p>Arcadia</text:p>
          </table:table-cell>
          <table:table-cell office:value-type="string">
            <text:p>Southwest Building, Right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90000</text:p>
          </table:table-cell>
          <table:table-cell office:value-type="string">
            <text:p>6D30386930392D626F6F6B2D31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916666</text:p>
          </table:table-cell>
          <table:table-cell office:value-type="float" office:value="0">
            <text:p>00000000</text:p>
          </table:table-cell>
          <table:table-cell office:value-type="string">
            <text:p>432E999A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A6</text:p>
          </table:table-cell>
          <table:table-cell office:value-type="string">
            <text:p>Arcadia</text:p>
          </table:table-cell>
          <table:table-cell office:value-type="string">
            <text:p>Southwest Building, Right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90000</text:p>
          </table:table-cell>
          <table:table-cell office:value-type="string">
            <text:p>6D30386930392D626F6F6B2D32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16CCCD</text:p>
          </table:table-cell>
          <table:table-cell office:value-type="float" office:value="0">
            <text:p>00000000</text:p>
          </table:table-cell>
          <table:table-cell office:value-type="string">
            <text:p>432E0000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A7</text:p>
          </table:table-cell>
          <table:table-cell office:value-type="string">
            <text:p>Arcadia</text:p>
          </table:table-cell>
          <table:table-cell office:value-type="string">
            <text:p>Southwest Building, Right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90000</text:p>
          </table:table-cell>
          <table:table-cell office:value-type="string">
            <text:p>6D30386930392D626F6F6B2D33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BFF33333</text:p>
          </table:table-cell>
          <table:table-cell office:value-type="float" office:value="0">
            <text:p>00000000</text:p>
          </table:table-cell>
          <table:table-cell office:value-type="string">
            <text:p>432E4CCD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A8</text:p>
          </table:table-cell>
          <table:table-cell office:value-type="string">
            <text:p>Arcadia</text:p>
          </table:table-cell>
          <table:table-cell office:value-type="string">
            <text:p>Southwest Building, Right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90000</text:p>
          </table:table-cell>
          <table:table-cell office:value-type="string">
            <text:p>6D30386930392D626F6F6B2D34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float" office:value="42060000">
            <text:p>42060000</text:p>
          </table:table-cell>
          <table:table-cell office:value-type="float" office:value="0">
            <text:p>00000000</text:p>
          </table:table-cell>
          <table:table-cell office:value-type="string">
            <text:p>432DE666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A9</text:p>
          </table:table-cell>
          <table:table-cell office:value-type="string">
            <text:p>Arcadia</text:p>
          </table:table-cell>
          <table:table-cell office:value-type="string">
            <text:p>Southwest Building, Right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90000</text:p>
          </table:table-cell>
          <table:table-cell office:value-type="string">
            <text:p>6D30386930392D626F6F6B2D35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8BCCCD</text:p>
          </table:table-cell>
          <table:table-cell office:value-type="float" office:value="0">
            <text:p>00000000</text:p>
          </table:table-cell>
          <table:table-cell office:value-type="string">
            <text:p>432E0000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AA</text:p>
          </table:table-cell>
          <table:table-cell office:value-type="string">
            <text:p>Arcadia</text:p>
          </table:table-cell>
          <table:table-cell office:value-type="string">
            <text:p>Southwest Building, Right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90000</text:p>
          </table:table-cell>
          <table:table-cell office:value-type="string">
            <text:p>6D30386930392D626F6F6B2D36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float" office:value="41880000">
            <text:p>41880000</text:p>
          </table:table-cell>
          <table:table-cell office:value-type="float" office:value="0">
            <text:p>00000000</text:p>
          </table:table-cell>
          <table:table-cell office:value-type="string">
            <text:p>C315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AB</text:p>
          </table:table-cell>
          <table:table-cell office:value-type="string">
            <text:p>Arcadia</text:p>
          </table:table-cell>
          <table:table-cell office:value-type="string">
            <text:p>Southwest Building, Right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90000</text:p>
          </table:table-cell>
          <table:table-cell office:value-type="string">
            <text:p>6D30386930392D626F6F6B2D37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52CCCD</text:p>
          </table:table-cell>
          <table:table-cell office:value-type="float" office:value="0">
            <text:p>00000000</text:p>
          </table:table-cell>
          <table:table-cell office:value-type="string">
            <text:p>C3154CC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AC</text:p>
          </table:table-cell>
          <table:table-cell office:value-type="string">
            <text:p>Arcadia</text:p>
          </table:table-cell>
          <table:table-cell office:value-type="string">
            <text:p>Southwest Building, Right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0390000</text:p>
          </table:table-cell>
          <table:table-cell office:value-type="string">
            <text:p>6D30386930392D626F6F6B2D38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B0999A</text:p>
          </table:table-cell>
          <table:table-cell office:value-type="float" office:value="0">
            <text:p>00000000</text:p>
          </table:table-cell>
          <table:table-cell office:value-type="string">
            <text:p>C314CCC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AD</text:p>
          </table:table-cell>
          <table:table-cell office:value-type="string">
            <text:p>Arcadia</text:p>
          </table:table-cell>
          <table:table-cell office:value-type="string">
            <text:p>Southwest Building, Left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1300000</text:p>
          </table:table-cell>
          <table:table-cell office:value-type="string">
            <text:p>6D30386931302D7475626F2D31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2">
            <text:p>0112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1C3852</text:p>
          </table:table-cell>
          <table:table-cell office:value-type="string">
            <text:p>42CA8AC1</text:p>
          </table:table-cell>
          <table:table-cell office:value-type="string">
            <text:p>C14C4D01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AE</text:p>
          </table:table-cell>
          <table:table-cell office:value-type="string">
            <text:p>Arcadia</text:p>
          </table:table-cell>
          <table:table-cell office:value-type="string">
            <text:p>Southwest Building, Left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1300000</text:p>
          </table:table-cell>
          <table:table-cell office:value-type="string">
            <text:p>6D30386931302D7475626F2D32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1C3852</text:p>
          </table:table-cell>
          <table:table-cell office:value-type="string">
            <text:p>42CA8AC1</text:p>
          </table:table-cell>
          <table:table-cell office:value-type="string">
            <text:p>C288E6F7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AF</text:p>
          </table:table-cell>
          <table:table-cell office:value-type="string">
            <text:p>Arcadia</text:p>
          </table:table-cell>
          <table:table-cell office:value-type="string">
            <text:p>Southwest Building, Left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1300000</text:p>
          </table:table-cell>
          <table:table-cell office:value-type="string">
            <text:p>6D30386931302D7475626F2D33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1C3852</text:p>
          </table:table-cell>
          <table:table-cell office:value-type="string">
            <text:p>42CA8AC1</text:p>
          </table:table-cell>
          <table:table-cell office:value-type="string">
            <text:p>C300D1A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B0</text:p>
          </table:table-cell>
          <table:table-cell office:value-type="string">
            <text:p>Arcadia</text:p>
          </table:table-cell>
          <table:table-cell office:value-type="string">
            <text:p>Southwest Building, Left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1300000</text:p>
          </table:table-cell>
          <table:table-cell office:value-type="string">
            <text:p>6D30386931302D7475626F2D34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26A6A8</text:p>
          </table:table-cell>
          <table:table-cell office:value-type="string">
            <text:p>42CA8AC1</text:p>
          </table:table-cell>
          <table:table-cell office:value-type="string">
            <text:p>431A2D5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B1</text:p>
          </table:table-cell>
          <table:table-cell office:value-type="string">
            <text:p>Arcadia</text:p>
          </table:table-cell>
          <table:table-cell office:value-type="string">
            <text:p>Southwest Building, Left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1300000</text:p>
          </table:table-cell>
          <table:table-cell office:value-type="string">
            <text:p>6D30386931302D7475626F2D35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string">
            <text:p>00E6</text:p>
          </table:table-cell>
          <table:table-cell office:value-type="float" office:value="0">
            <text:p>0000</text:p>
          </table:table-cell>
          <table:table-cell office:value-type="string">
            <text:p>4331922D</text:p>
          </table:table-cell>
          <table:table-cell office:value-type="string">
            <text:p>42CA8AC1</text:p>
          </table:table-cell>
          <table:table-cell office:value-type="string">
            <text:p>C211DE6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B2</text:p>
          </table:table-cell>
          <table:table-cell office:value-type="string">
            <text:p>Arcadia</text:p>
          </table:table-cell>
          <table:table-cell office:value-type="string">
            <text:p>Southwest Building, Left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1300000</text:p>
          </table:table-cell>
          <table:table-cell office:value-type="string">
            <text:p>6D30386931302D7475626F2D36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31922D</text:p>
          </table:table-cell>
          <table:table-cell office:value-type="string">
            <text:p>42CA8AC1</text:p>
          </table:table-cell>
          <table:table-cell office:value-type="string">
            <text:p>C2A193B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B3</text:p>
          </table:table-cell>
          <table:table-cell office:value-type="string">
            <text:p>Arcadia</text:p>
          </table:table-cell>
          <table:table-cell office:value-type="string">
            <text:p>Southwest Building, Left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1300000</text:p>
          </table:table-cell>
          <table:table-cell office:value-type="string">
            <text:p>6D3038693130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32F0E5</text:p>
          </table:table-cell>
          <table:table-cell office:value-type="float" office:value="0">
            <text:p>00000000</text:p>
          </table:table-cell>
          <table:table-cell office:value-type="string">
            <text:p>430F1958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B4</text:p>
          </table:table-cell>
          <table:table-cell office:value-type="string">
            <text:p>Arcadia</text:p>
          </table:table-cell>
          <table:table-cell office:value-type="string">
            <text:p>Southwest Building, Left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1300000</text:p>
          </table:table-cell>
          <table:table-cell office:value-type="string">
            <text:p>6D30386931302D746172752D32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float" office:value="43360042">
            <text:p>43360042</text:p>
          </table:table-cell>
          <table:table-cell office:value-type="float" office:value="0">
            <text:p>00000000</text:p>
          </table:table-cell>
          <table:table-cell office:value-type="string">
            <text:p>42FDF64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B5</text:p>
          </table:table-cell>
          <table:table-cell office:value-type="string">
            <text:p>Arcadia</text:p>
          </table:table-cell>
          <table:table-cell office:value-type="string">
            <text:p>Southwest Building, Left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1300000</text:p>
          </table:table-cell>
          <table:table-cell office:value-type="string">
            <text:p>6D30386931302D746172752D33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float" office:value="43360042">
            <text:p>43360042</text:p>
          </table:table-cell>
          <table:table-cell office:value-type="float" office:value="0">
            <text:p>00000000</text:p>
          </table:table-cell>
          <table:table-cell office:value-type="string">
            <text:p>42D037CF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B6</text:p>
          </table:table-cell>
          <table:table-cell office:value-type="string">
            <text:p>Arcadia</text:p>
          </table:table-cell>
          <table:table-cell office:value-type="string">
            <text:p>Southwest Building, Left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1300000</text:p>
          </table:table-cell>
          <table:table-cell office:value-type="string">
            <text:p>6D30386931302D74616E73312D310000</text:p>
          </table:table-cell>
          <table:table-cell office:value-type="float" office:value="34">
            <text:p>0034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26B9DB</text:p>
          </table:table-cell>
          <table:table-cell office:value-type="string">
            <text:p>42CA5F3B</text:p>
          </table:table-cell>
          <table:table-cell office:value-type="string">
            <text:p>4314D0A4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B7</text:p>
          </table:table-cell>
          <table:table-cell office:value-type="string">
            <text:p>Arcadia</text:p>
          </table:table-cell>
          <table:table-cell office:value-type="string">
            <text:p>Southwest Building, Left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1300000</text:p>
          </table:table-cell>
          <table:table-cell office:value-type="string">
            <text:p>6D30386931302D74616E73312D320000</text:p>
          </table:table-cell>
          <table:table-cell office:value-type="float" office:value="34">
            <text:p>0034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string">
            <text:p>00F5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386CCD</text:p>
          </table:table-cell>
          <table:table-cell office:value-type="string">
            <text:p>BBA2339C</text:p>
          </table:table-cell>
          <table:table-cell office:value-type="string">
            <text:p>4280BA37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B8</text:p>
          </table:table-cell>
          <table:table-cell office:value-type="string">
            <text:p>Arcadia</text:p>
          </table:table-cell>
          <table:table-cell office:value-type="string">
            <text:p>Southwest Building, Left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1300000</text:p>
          </table:table-cell>
          <table:table-cell office:value-type="string">
            <text:p>6D30386931302D74616E73312D330000</text:p>
          </table:table-cell>
          <table:table-cell office:value-type="float" office:value="34">
            <text:p>0034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386CCD</text:p>
          </table:table-cell>
          <table:table-cell office:value-type="string">
            <text:p>BBA2339C</text:p>
          </table:table-cell>
          <table:table-cell office:value-type="string">
            <text:p>42063EFA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B9</text:p>
          </table:table-cell>
          <table:table-cell office:value-type="string">
            <text:p>Arcadia</text:p>
          </table:table-cell>
          <table:table-cell office:value-type="string">
            <text:p>Southwest Building, Left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1300000</text:p>
          </table:table-cell>
          <table:table-cell office:value-type="string">
            <text:p>6D30386931302D626F6F6B2D31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16628F</text:p>
          </table:table-cell>
          <table:table-cell office:value-type="float" office:value="0">
            <text:p>00000000</text:p>
          </table:table-cell>
          <table:table-cell office:value-type="string">
            <text:p>C31E1C6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BA</text:p>
          </table:table-cell>
          <table:table-cell office:value-type="string">
            <text:p>Arcadia</text:p>
          </table:table-cell>
          <table:table-cell office:value-type="string">
            <text:p>Southwest Building, Left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1300000</text:p>
          </table:table-cell>
          <table:table-cell office:value-type="string">
            <text:p>6D30386931302D626F6F6B2D32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9C7B09</text:p>
          </table:table-cell>
          <table:table-cell office:value-type="float" office:value="0">
            <text:p>00000000</text:p>
          </table:table-cell>
          <table:table-cell office:value-type="string">
            <text:p>C31E1C6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BB</text:p>
          </table:table-cell>
          <table:table-cell office:value-type="string">
            <text:p>Arcadia</text:p>
          </table:table-cell>
          <table:table-cell office:value-type="string">
            <text:p>Southwest Building, Left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1300000</text:p>
          </table:table-cell>
          <table:table-cell office:value-type="string">
            <text:p>6D30386931302D626F6F6B2D33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0EE96BC</text:p>
          </table:table-cell>
          <table:table-cell office:value-type="float" office:value="0">
            <text:p>00000000</text:p>
          </table:table-cell>
          <table:table-cell office:value-type="string">
            <text:p>C31E1C6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BC</text:p>
          </table:table-cell>
          <table:table-cell office:value-type="string">
            <text:p>Arcadia</text:p>
          </table:table-cell>
          <table:table-cell office:value-type="string">
            <text:p>Southwest Building, Left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1300000</text:p>
          </table:table-cell>
          <table:table-cell office:value-type="string">
            <text:p>6D30386931302D626F6F6B2D34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7F76C9</text:p>
          </table:table-cell>
          <table:table-cell office:value-type="float" office:value="0">
            <text:p>00000000</text:p>
          </table:table-cell>
          <table:table-cell office:value-type="string">
            <text:p>C31E1C6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BD</text:p>
          </table:table-cell>
          <table:table-cell office:value-type="string">
            <text:p>Arcadia</text:p>
          </table:table-cell>
          <table:table-cell office:value-type="string">
            <text:p>Southwest Building, Left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1300000</text:p>
          </table:table-cell>
          <table:table-cell office:value-type="string">
            <text:p>6D30386931302D626F6F6B2D35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07399A</text:p>
          </table:table-cell>
          <table:table-cell office:value-type="float" office:value="0">
            <text:p>00000000</text:p>
          </table:table-cell>
          <table:table-cell office:value-type="string">
            <text:p>C31E1C6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BE</text:p>
          </table:table-cell>
          <table:table-cell office:value-type="string">
            <text:p>Arcadia</text:p>
          </table:table-cell>
          <table:table-cell office:value-type="string">
            <text:p>Southwest Building, Left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1300000</text:p>
          </table:table-cell>
          <table:table-cell office:value-type="string">
            <text:p>6D30386931302D74626F782D31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float" office:value="41">
            <text:p>0041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4E891D</text:p>
          </table:table-cell>
          <table:table-cell office:value-type="float" office:value="0">
            <text:p>00000000</text:p>
          </table:table-cell>
          <table:table-cell office:value-type="string">
            <text:p>C2380D50</text:p>
          </table:table-cell>
          <table:table-cell office:value-type="string">
            <text:p>42F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BF</text:p>
          </table:table-cell>
          <table:table-cell office:value-type="string">
            <text:p>Arcadia</text:p>
          </table:table-cell>
          <table:table-cell office:value-type="string">
            <text:p>Southeast Building, Left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1310000</text:p>
          </table:table-cell>
          <table:table-cell office:value-type="string">
            <text:p>6D3038693131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9B291D</text:p>
          </table:table-cell>
          <table:table-cell office:value-type="float" office:value="0">
            <text:p>00000000</text:p>
          </table:table-cell>
          <table:table-cell office:value-type="string">
            <text:p>4320FBE7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C0</text:p>
          </table:table-cell>
          <table:table-cell office:value-type="string">
            <text:p>Arcadia</text:p>
          </table:table-cell>
          <table:table-cell office:value-type="string">
            <text:p>Southeast Building, Left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1310000</text:p>
          </table:table-cell>
          <table:table-cell office:value-type="string">
            <text:p>6D30386931312D7475626F2D31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25">
            <text:p>0125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2449FC</text:p>
          </table:table-cell>
          <table:table-cell office:value-type="string">
            <text:p>BE556430</text:p>
          </table:table-cell>
          <table:table-cell office:value-type="string">
            <text:p>4284EA99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C1</text:p>
          </table:table-cell>
          <table:table-cell office:value-type="string">
            <text:p>Arcadia</text:p>
          </table:table-cell>
          <table:table-cell office:value-type="string">
            <text:p>Southeast Building, Left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1310000</text:p>
          </table:table-cell>
          <table:table-cell office:value-type="string">
            <text:p>6D30386931312D626F6F6B2D31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1A7DBF5</text:p>
          </table:table-cell>
          <table:table-cell office:value-type="float" office:value="0">
            <text:p>00000000</text:p>
          </table:table-cell>
          <table:table-cell office:value-type="string">
            <text:p>4324B127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C2</text:p>
          </table:table-cell>
          <table:table-cell office:value-type="string">
            <text:p>Arcadia</text:p>
          </table:table-cell>
          <table:table-cell office:value-type="string">
            <text:p>Southeast Building, Left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1310000</text:p>
          </table:table-cell>
          <table:table-cell office:value-type="string">
            <text:p>6D30386931312D626F6F6B2D32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489FA4</text:p>
          </table:table-cell>
          <table:table-cell office:value-type="float" office:value="0">
            <text:p>00000000</text:p>
          </table:table-cell>
          <table:table-cell office:value-type="string">
            <text:p>4324B439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C3</text:p>
          </table:table-cell>
          <table:table-cell office:value-type="string">
            <text:p>Arcadia</text:p>
          </table:table-cell>
          <table:table-cell office:value-type="string">
            <text:p>Southeast Building, Left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1310000</text:p>
          </table:table-cell>
          <table:table-cell office:value-type="string">
            <text:p>6D30386931312D626F6F6B2D33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19DDC92</text:p>
          </table:table-cell>
          <table:table-cell office:value-type="float" office:value="0">
            <text:p>00000000</text:p>
          </table:table-cell>
          <table:table-cell office:value-type="string">
            <text:p>C31C9BE7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C4</text:p>
          </table:table-cell>
          <table:table-cell office:value-type="string">
            <text:p>Arcadia</text:p>
          </table:table-cell>
          <table:table-cell office:value-type="string">
            <text:p>Southeast Building, Left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1310000</text:p>
          </table:table-cell>
          <table:table-cell office:value-type="string">
            <text:p>6D30386931312D626F6F6B2D34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4E350B</text:p>
          </table:table-cell>
          <table:table-cell office:value-type="float" office:value="0">
            <text:p>00000000</text:p>
          </table:table-cell>
          <table:table-cell office:value-type="string">
            <text:p>C31CBBA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C5</text:p>
          </table:table-cell>
          <table:table-cell office:value-type="string">
            <text:p>Arcadia</text:p>
          </table:table-cell>
          <table:table-cell office:value-type="string">
            <text:p>Southeast Building, Left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1310000</text:p>
          </table:table-cell>
          <table:table-cell office:value-type="string">
            <text:p>6D30386931312D74616E73312D310000</text:p>
          </table:table-cell>
          <table:table-cell office:value-type="float" office:value="42">
            <text:p>0042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float" office:value="20">
            <text:p>0020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DDA1CB</text:p>
          </table:table-cell>
          <table:table-cell office:value-type="string">
            <text:p>BBA2339C</text:p>
          </table:table-cell>
          <table:table-cell office:value-type="string">
            <text:p>C31CE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C6</text:p>
          </table:table-cell>
          <table:table-cell office:value-type="string">
            <text:p>Arcadia</text:p>
          </table:table-cell>
          <table:table-cell office:value-type="string">
            <text:p>Southeast Building, Right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1320000</text:p>
          </table:table-cell>
          <table:table-cell office:value-type="string">
            <text:p>6D30386931322D7475626F2D31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26999A</text:p>
          </table:table-cell>
          <table:table-cell office:value-type="string">
            <text:p>42CA0000</text:p>
          </table:table-cell>
          <table:table-cell office:value-type="float" office:value="42466666">
            <text:p>4246666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C7</text:p>
          </table:table-cell>
          <table:table-cell office:value-type="string">
            <text:p>Arcadia</text:p>
          </table:table-cell>
          <table:table-cell office:value-type="string">
            <text:p>Southeast Building, Right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1320000</text:p>
          </table:table-cell>
          <table:table-cell office:value-type="string">
            <text:p>6D3038693132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11E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26999A</text:p>
          </table:table-cell>
          <table:table-cell office:value-type="string">
            <text:p>42CA0000</text:p>
          </table:table-cell>
          <table:table-cell office:value-type="string">
            <text:p>41E4CCC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C8</text:p>
          </table:table-cell>
          <table:table-cell office:value-type="string">
            <text:p>Arcadia</text:p>
          </table:table-cell>
          <table:table-cell office:value-type="string">
            <text:p>Southeast Building, Right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1320000</text:p>
          </table:table-cell>
          <table:table-cell office:value-type="string">
            <text:p>6D30386931322D746172752D32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33E666</text:p>
          </table:table-cell>
          <table:table-cell office:value-type="float" office:value="0">
            <text:p>00000000</text:p>
          </table:table-cell>
          <table:table-cell office:value-type="float" office:value="43140000">
            <text:p>4314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C9</text:p>
          </table:table-cell>
          <table:table-cell office:value-type="string">
            <text:p>Arcadia</text:p>
          </table:table-cell>
          <table:table-cell office:value-type="string">
            <text:p>Southeast Building, Right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1320000</text:p>
          </table:table-cell>
          <table:table-cell office:value-type="string">
            <text:p>6D30386931322D746172752D33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33999A</text:p>
          </table:table-cell>
          <table:table-cell office:value-type="float" office:value="0">
            <text:p>00000000</text:p>
          </table:table-cell>
          <table:table-cell office:value-type="float" office:value="43020000">
            <text:p>4302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CA</text:p>
          </table:table-cell>
          <table:table-cell office:value-type="string">
            <text:p>Arcadia</text:p>
          </table:table-cell>
          <table:table-cell office:value-type="string">
            <text:p>Southeast Building, Right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1320000</text:p>
          </table:table-cell>
          <table:table-cell office:value-type="string">
            <text:p>6D30386931322D626F6F6B2D31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263333</text:p>
          </table:table-cell>
          <table:table-cell office:value-type="string">
            <text:p>42CA6666</text:p>
          </table:table-cell>
          <table:table-cell office:value-type="string">
            <text:p>C2826666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CB</text:p>
          </table:table-cell>
          <table:table-cell office:value-type="string">
            <text:p>Arcadia</text:p>
          </table:table-cell>
          <table:table-cell office:value-type="string">
            <text:p>Southeast Building, Right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1320000</text:p>
          </table:table-cell>
          <table:table-cell office:value-type="string">
            <text:p>6D30386931322D626F6F6B2D32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274CCD</text:p>
          </table:table-cell>
          <table:table-cell office:value-type="string">
            <text:p>42CA6666</text:p>
          </table:table-cell>
          <table:table-cell office:value-type="string">
            <text:p>C2EE6666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CC</text:p>
          </table:table-cell>
          <table:table-cell office:value-type="string">
            <text:p>Arcadia</text:p>
          </table:table-cell>
          <table:table-cell office:value-type="string">
            <text:p>Southeast Building, Right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1320000</text:p>
          </table:table-cell>
          <table:table-cell office:value-type="string">
            <text:p>6D30386931322D626F6F6B2D33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96CCCD</text:p>
          </table:table-cell>
          <table:table-cell office:value-type="float" office:value="0">
            <text:p>00000000</text:p>
          </table:table-cell>
          <table:table-cell office:value-type="string">
            <text:p>40B33333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CD</text:p>
          </table:table-cell>
          <table:table-cell office:value-type="string">
            <text:p>Arcadia</text:p>
          </table:table-cell>
          <table:table-cell office:value-type="string">
            <text:p>Southeast Building, Right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1320000</text:p>
          </table:table-cell>
          <table:table-cell office:value-type="string">
            <text:p>6D30386931322D626F6F6B2D34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96CCCD</text:p>
          </table:table-cell>
          <table:table-cell office:value-type="float" office:value="0">
            <text:p>00000000</text:p>
          </table:table-cell>
          <table:table-cell office:value-type="string">
            <text:p>C25A6666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CE</text:p>
          </table:table-cell>
          <table:table-cell office:value-type="string">
            <text:p>Arcadia</text:p>
          </table:table-cell>
          <table:table-cell office:value-type="string">
            <text:p>Southeast Building, Right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1320000</text:p>
          </table:table-cell>
          <table:table-cell office:value-type="string">
            <text:p>6D30386931322D74616E73312D310000</text:p>
          </table:table-cell>
          <table:table-cell office:value-type="float" office:value="35">
            <text:p>0035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float" office:value="43383333">
            <text:p>43383333</text:p>
          </table:table-cell>
          <table:table-cell office:value-type="float" office:value="0">
            <text:p>00000000</text:p>
          </table:table-cell>
          <table:table-cell office:value-type="float" office:value="40866666">
            <text:p>40866666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CF</text:p>
          </table:table-cell>
          <table:table-cell office:value-type="string">
            <text:p>Arcadia</text:p>
          </table:table-cell>
          <table:table-cell office:value-type="string">
            <text:p>Southeast Building, Right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1320000</text:p>
          </table:table-cell>
          <table:table-cell office:value-type="string">
            <text:p>6D30386931322D74616E73312D320000</text:p>
          </table:table-cell>
          <table:table-cell office:value-type="float" office:value="35">
            <text:p>0035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float" office:value="119">
            <text:p>0119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3290000">
            <text:p>43290000</text:p>
          </table:table-cell>
          <table:table-cell office:value-type="float" office:value="0">
            <text:p>00000000</text:p>
          </table:table-cell>
          <table:table-cell office:value-type="string">
            <text:p>C31B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D0</text:p>
          </table:table-cell>
          <table:table-cell office:value-type="string">
            <text:p>Arcadia</text:p>
          </table:table-cell>
          <table:table-cell office:value-type="string">
            <text:p>Southeast Building, Right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1320000</text:p>
          </table:table-cell>
          <table:table-cell office:value-type="string">
            <text:p>6D30386931322D74616E73312D330000</text:p>
          </table:table-cell>
          <table:table-cell office:value-type="float" office:value="35">
            <text:p>0035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B33333</text:p>
          </table:table-cell>
          <table:table-cell office:value-type="string">
            <text:p>42CA6666</text:p>
          </table:table-cell>
          <table:table-cell office:value-type="float" office:value="43193333">
            <text:p>43193333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D1</text:p>
          </table:table-cell>
          <table:table-cell office:value-type="string">
            <text:p>Arcadia</text:p>
          </table:table-cell>
          <table:table-cell office:value-type="string">
            <text:p>Kranbartle Household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1330000</text:p>
          </table:table-cell>
          <table:table-cell office:value-type="string">
            <text:p>6D30386931332D626F6F6B2D31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B33333</text:p>
          </table:table-cell>
          <table:table-cell office:value-type="float" office:value="0">
            <text:p>00000000</text:p>
          </table:table-cell>
          <table:table-cell office:value-type="string">
            <text:p>432F199A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D2</text:p>
          </table:table-cell>
          <table:table-cell office:value-type="string">
            <text:p>Arcadia</text:p>
          </table:table-cell>
          <table:table-cell office:value-type="string">
            <text:p>Kranbartle Household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1330000</text:p>
          </table:table-cell>
          <table:table-cell office:value-type="string">
            <text:p>6D30386931332D74616E73312D310000</text:p>
          </table:table-cell>
          <table:table-cell office:value-type="float" office:value="33">
            <text:p>0033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float" office:value="42693333">
            <text:p>42693333</text:p>
          </table:table-cell>
          <table:table-cell office:value-type="float" office:value="0">
            <text:p>00000000</text:p>
          </table:table-cell>
          <table:table-cell office:value-type="string">
            <text:p>BE99999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D3</text:p>
          </table:table-cell>
          <table:table-cell office:value-type="string">
            <text:p>Arcadia</text:p>
          </table:table-cell>
          <table:table-cell office:value-type="string">
            <text:p>Kranbartle Household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1330000</text:p>
          </table:table-cell>
          <table:table-cell office:value-type="string">
            <text:p>6D30386931332D74616E73312D320000</text:p>
          </table:table-cell>
          <table:table-cell office:value-type="float" office:value="33">
            <text:p>0033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string">
            <text:p>006A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2C0999A</text:p>
          </table:table-cell>
          <table:table-cell office:value-type="float" office:value="0">
            <text:p>00000000</text:p>
          </table:table-cell>
          <table:table-cell office:value-type="string">
            <text:p>BDCCCCC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D4</text:p>
          </table:table-cell>
          <table:table-cell office:value-type="string">
            <text:p>Arcadia</text:p>
          </table:table-cell>
          <table:table-cell office:value-type="string">
            <text:p>Northeast Hous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1340000</text:p>
          </table:table-cell>
          <table:table-cell office:value-type="string">
            <text:p>6D3038693134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20">
            <text:p>0120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0966666">
            <text:p>40966666</text:p>
          </table:table-cell>
          <table:table-cell office:value-type="float" office:value="0">
            <text:p>00000000</text:p>
          </table:table-cell>
          <table:table-cell office:value-type="string">
            <text:p>C24E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D5</text:p>
          </table:table-cell>
          <table:table-cell office:value-type="string">
            <text:p>Arcadia</text:p>
          </table:table-cell>
          <table:table-cell office:value-type="string">
            <text:p>Northeast House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1340000</text:p>
          </table:table-cell>
          <table:table-cell office:value-type="string">
            <text:p>6D30386931342D74616E73312D310000</text:p>
          </table:table-cell>
          <table:table-cell office:value-type="float" office:value="36">
            <text:p>0036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2D3333</text:p>
          </table:table-cell>
          <table:table-cell office:value-type="float" office:value="0">
            <text:p>00000000</text:p>
          </table:table-cell>
          <table:table-cell office:value-type="string">
            <text:p>4264CCCD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D6</text:p>
          </table:table-cell>
          <table:table-cell office:value-type="string">
            <text:p>Arcadia</text:p>
          </table:table-cell>
          <table:table-cell office:value-type="string">
            <text:p>Northeast House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1340000</text:p>
          </table:table-cell>
          <table:table-cell office:value-type="string">
            <text:p>6D30386931342D626F6F6B2D31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039999A</text:p>
          </table:table-cell>
          <table:table-cell office:value-type="float" office:value="0">
            <text:p>00000000</text:p>
          </table:table-cell>
          <table:table-cell office:value-type="string">
            <text:p>C2A2999A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D7</text:p>
          </table:table-cell>
          <table:table-cell office:value-type="string">
            <text:p>Arcadia</text:p>
          </table:table-cell>
          <table:table-cell office:value-type="string">
            <text:p>Uppermost Studio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80000000000</text:p>
          </table:table-cell>
          <table:table-cell office:value-type="string">
            <text:p>6D30386931350000</text:p>
          </table:table-cell>
          <table:table-cell office:value-type="string">
            <text:p>6D30386931352D7475626F2D31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2B7CD1B</text:p>
          </table:table-cell>
          <table:table-cell office:value-type="string">
            <text:p>BD43C9EF</text:p>
          </table:table-cell>
          <table:table-cell office:value-type="string">
            <text:p>C15828F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D8</text:p>
          </table:table-cell>
          <table:table-cell office:value-type="string">
            <text:p>Rydon's Tower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43033E+015">
            <text:p>7430330000000000</text:p>
          </table:table-cell>
          <table:table-cell office:value-type="float" office:value="7.43033E+015">
            <text:p>7430330000000000</text:p>
          </table:table-cell>
          <table:table-cell office:value-type="string">
            <text:p>7430332D74626F782D31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string">
            <text:p>0BB8</text:p>
          </table:table-cell>
          <table:table-cell office:value-type="float" office:value="0">
            <text:p>0000</text:p>
          </table:table-cell>
          <table:table-cell office:value-type="string">
            <text:p>C2F00000</text:p>
          </table:table-cell>
          <table:table-cell office:value-type="float" office:value="0">
            <text:p>00000000</text:p>
          </table:table-cell>
          <table:table-cell office:value-type="string">
            <text:p>42F66B02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D9</text:p>
          </table:table-cell>
          <table:table-cell office:value-type="string">
            <text:p>Rydon's Tower</text:p>
          </table:table-cell>
          <table:table-cell office:value-type="string">
            <text:p>Level 9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43033E+015">
            <text:p>7430330000000000</text:p>
          </table:table-cell>
          <table:table-cell office:value-type="float" office:value="7.43033693031E+015">
            <text:p>7430336930310000</text:p>
          </table:table-cell>
          <table:table-cell office:value-type="string">
            <text:p>7430336930312D74626F782D31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00DC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4A04DD</text:p>
          </table:table-cell>
          <table:table-cell office:value-type="float" office:value="44960333">
            <text:p>44960333</text:p>
          </table:table-cell>
          <table:table-cell office:value-type="string">
            <text:p>C3F67AC1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DA</text:p>
          </table:table-cell>
          <table:table-cell office:value-type="string">
            <text:p>Rydon's Tower</text:p>
          </table:table-cell>
          <table:table-cell office:value-type="string">
            <text:p>Level 11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43033E+015">
            <text:p>7430330000000000</text:p>
          </table:table-cell>
          <table:table-cell office:value-type="float" office:value="7.43033693034E+015">
            <text:p>7430336930340000</text:p>
          </table:table-cell>
          <table:table-cell office:value-type="string">
            <text:p>7430336930342D74626F782D31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float" office:value="62">
            <text:p>0062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CCE6E9</text:p>
          </table:table-cell>
          <table:table-cell office:value-type="string">
            <text:p>439302F2</text:p>
          </table:table-cell>
          <table:table-cell office:value-type="string">
            <text:p>43E25419</text:p>
          </table:table-cell>
          <table:table-cell office:value-type="float" office:value="43270000">
            <text:p>4327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DB</text:p>
          </table:table-cell>
          <table:table-cell office:value-type="string">
            <text:p>Marta's Cottage</text:p>
          </table:table-cell>
          <table:table-cell office:value-type="string">
            <text:p>Outsid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134E+015">
            <text:p>7331340000000000</text:p>
          </table:table-cell>
          <table:table-cell office:value-type="float" office:value="7.33134E+015">
            <text:p>7331340000000000</text:p>
          </table:table-cell>
          <table:table-cell office:value-type="string">
            <text:p>7331342D746172752D31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9DD831</text:p>
          </table:table-cell>
          <table:table-cell office:value-type="float" office:value="0">
            <text:p>00000000</text:p>
          </table:table-cell>
          <table:table-cell office:value-type="string">
            <text:p>43F6B0C5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DC</text:p>
          </table:table-cell>
          <table:table-cell office:value-type="string">
            <text:p>Marta's Cottage</text:p>
          </table:table-cell>
          <table:table-cell office:value-type="string">
            <text:p>Outsid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134E+015">
            <text:p>7331340000000000</text:p>
          </table:table-cell>
          <table:table-cell office:value-type="float" office:value="7.33134E+015">
            <text:p>7331340000000000</text:p>
          </table:table-cell>
          <table:table-cell office:value-type="string">
            <text:p>7331342D746172752D32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91B1CB</text:p>
          </table:table-cell>
          <table:table-cell office:value-type="float" office:value="0">
            <text:p>00000000</text:p>
          </table:table-cell>
          <table:table-cell office:value-type="string">
            <text:p>43F6B0C5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DD</text:p>
          </table:table-cell>
          <table:table-cell office:value-type="string">
            <text:p>Marta's Cottage</text:p>
          </table:table-cell>
          <table:table-cell office:value-type="string">
            <text:p>Outside</text:p>
          </table:table-cell>
          <table:table-cell office:value-type="string">
            <text:p>Sparkly S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134E+015">
            <text:p>7331340000000000</text:p>
          </table:table-cell>
          <table:table-cell office:value-type="float" office:value="7.33134E+015">
            <text:p>7331340000000000</text:p>
          </table:table-cell>
          <table:table-cell office:value-type="string">
            <text:p>7331342D6B6972612D31000000000000</text:p>
          </table:table-cell>
          <table:table-cell office:value-type="float" office:value="12">
            <text:p>0012</text:p>
          </table:table-cell>
          <table:table-cell office:value-type="string">
            <text:p>000A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2180000">
            <text:p>42180000</text:p>
          </table:table-cell>
          <table:table-cell office:value-type="string">
            <text:p>3ECCCCCD</text:p>
          </table:table-cell>
          <table:table-cell office:value-type="float" office:value="43040000">
            <text:p>43040000</text:p>
          </table:table-cell>
          <table:table-cell office:value-type="float" office:value="0">
            <text:p>00000000</text:p>
          </table:table-cell>
          <table:table-cell office:value-type="string">
            <text:p>7331346930312D74616E73322D310000</text:p>
          </table:table-cell>
          <table:table-cell table:number-columns-repeated="1004"/>
        </table:table-row>
        <table:table-row table:style-name="ro1">
          <table:table-cell office:value-type="string">
            <text:p>02DE</text:p>
          </table:table-cell>
          <table:table-cell office:value-type="string">
            <text:p>Marta's Cottage</text:p>
          </table:table-cell>
          <table:table-cell office:value-type="string">
            <text:p>Outside</text:p>
          </table:table-cell>
          <table:table-cell office:value-type="string">
            <text:p>Sparkly S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134E+015">
            <text:p>7331340000000000</text:p>
          </table:table-cell>
          <table:table-cell office:value-type="float" office:value="7.33134E+015">
            <text:p>7331340000000000</text:p>
          </table:table-cell>
          <table:table-cell office:value-type="string">
            <text:p>7331342D6B6972612D32000000000000</text:p>
          </table:table-cell>
          <table:table-cell office:value-type="float" office:value="12">
            <text:p>0012</text:p>
          </table:table-cell>
          <table:table-cell office:value-type="string">
            <text:p>000A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2A0000</text:p>
          </table:table-cell>
          <table:table-cell office:value-type="string">
            <text:p>3F99999A</text:p>
          </table:table-cell>
          <table:table-cell office:value-type="string">
            <text:p>43E10000</text:p>
          </table:table-cell>
          <table:table-cell office:value-type="float" office:value="0">
            <text:p>00000000</text:p>
          </table:table-cell>
          <table:table-cell office:value-type="string">
            <text:p>7331342D746172752D32000000000000</text:p>
          </table:table-cell>
          <table:table-cell table:number-columns-repeated="1004"/>
        </table:table-row>
        <table:table-row table:style-name="ro1">
          <table:table-cell office:value-type="string">
            <text:p>02DF</text:p>
          </table:table-cell>
          <table:table-cell office:value-type="string">
            <text:p>Marta's Cottage</text:p>
          </table:table-cell>
          <table:table-cell office:value-type="string">
            <text:p>Inside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134E+015">
            <text:p>7331340000000000</text:p>
          </table:table-cell>
          <table:table-cell office:value-type="float" office:value="7.33134693031E+015">
            <text:p>7331346930310000</text:p>
          </table:table-cell>
          <table:table-cell office:value-type="string">
            <text:p>7331346930312D7475626F2D31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1980000</text:p>
          </table:table-cell>
          <table:table-cell office:value-type="string">
            <text:p>C2820000</text:p>
          </table:table-cell>
          <table:table-cell office:value-type="string">
            <text:p>4203CCC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E0</text:p>
          </table:table-cell>
          <table:table-cell office:value-type="string">
            <text:p>Marta's Cottage</text:p>
          </table:table-cell>
          <table:table-cell office:value-type="string">
            <text:p>Inside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134E+015">
            <text:p>7331340000000000</text:p>
          </table:table-cell>
          <table:table-cell office:value-type="float" office:value="7.33134693031E+015">
            <text:p>7331346930310000</text:p>
          </table:table-cell>
          <table:table-cell office:value-type="string">
            <text:p>7331346930312D7475626F2D32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0FB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197D70A</text:p>
          </table:table-cell>
          <table:table-cell office:value-type="string">
            <text:p>C2820000</text:p>
          </table:table-cell>
          <table:table-cell office:value-type="string">
            <text:p>4159EB85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E1</text:p>
          </table:table-cell>
          <table:table-cell office:value-type="string">
            <text:p>Marta's Cottage</text:p>
          </table:table-cell>
          <table:table-cell office:value-type="string">
            <text:p>Inside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134E+015">
            <text:p>7331340000000000</text:p>
          </table:table-cell>
          <table:table-cell office:value-type="float" office:value="7.33134693031E+015">
            <text:p>7331346930310000</text:p>
          </table:table-cell>
          <table:table-cell office:value-type="string">
            <text:p>7331346930312D7475626F2D33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01">
            <text:p>0101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3F2E1E93</text:p>
          </table:table-cell>
          <table:table-cell office:value-type="string">
            <text:p>C2820000</text:p>
          </table:table-cell>
          <table:table-cell office:value-type="string">
            <text:p>4159EB85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E2</text:p>
          </table:table-cell>
          <table:table-cell office:value-type="string">
            <text:p>Marta's Cottage</text:p>
          </table:table-cell>
          <table:table-cell office:value-type="string">
            <text:p>Inside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134E+015">
            <text:p>7331340000000000</text:p>
          </table:table-cell>
          <table:table-cell office:value-type="float" office:value="7.33134693031E+015">
            <text:p>7331346930310000</text:p>
          </table:table-cell>
          <table:table-cell office:value-type="string">
            <text:p>7331346930312D7475626F2D34000000</text:p>
          </table:table-cell>
          <table:table-cell table:number-columns-repeated="2" office:value-type="float" office:value="3">
            <text:p>0003</text:p>
          </table:table-cell>
          <table:table-cell table:number-columns-repeated="2" office:value-type="float" office:value="0">
            <text:p>0000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05199A</text:p>
          </table:table-cell>
          <table:table-cell office:value-type="string">
            <text:p>C2820000</text:p>
          </table:table-cell>
          <table:table-cell office:value-type="string">
            <text:p>417AB852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E3</text:p>
          </table:table-cell>
          <table:table-cell office:value-type="string">
            <text:p>Marta's Cottage</text:p>
          </table:table-cell>
          <table:table-cell office:value-type="string">
            <text:p>Inside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134E+015">
            <text:p>7331340000000000</text:p>
          </table:table-cell>
          <table:table-cell office:value-type="float" office:value="7.33134693031E+015">
            <text:p>7331346930310000</text:p>
          </table:table-cell>
          <table:table-cell office:value-type="string">
            <text:p>7331346930312D7475626F2D35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05199A</text:p>
          </table:table-cell>
          <table:table-cell office:value-type="string">
            <text:p>C2820000</text:p>
          </table:table-cell>
          <table:table-cell office:value-type="string">
            <text:p>4203C28F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E4</text:p>
          </table:table-cell>
          <table:table-cell office:value-type="string">
            <text:p>Marta's Cottage</text:p>
          </table:table-cell>
          <table:table-cell office:value-type="string">
            <text:p>Inside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134E+015">
            <text:p>7331340000000000</text:p>
          </table:table-cell>
          <table:table-cell office:value-type="float" office:value="7.33134693031E+015">
            <text:p>7331346930310000</text:p>
          </table:table-cell>
          <table:table-cell office:value-type="string">
            <text:p>7331346930312D74616E73322D310000</text:p>
          </table:table-cell>
          <table:table-cell office:value-type="float" office:value="9">
            <text:p>0009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1280000</text:p>
          </table:table-cell>
          <table:table-cell office:value-type="string">
            <text:p>C2820000</text:p>
          </table:table-cell>
          <table:table-cell office:value-type="string">
            <text:p>432A0000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E5</text:p>
          </table:table-cell>
          <table:table-cell office:value-type="string">
            <text:p>Marta's Cottage</text:p>
          </table:table-cell>
          <table:table-cell office:value-type="string">
            <text:p>Inside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134E+015">
            <text:p>7331340000000000</text:p>
          </table:table-cell>
          <table:table-cell office:value-type="float" office:value="7.33134693031E+015">
            <text:p>7331346930310000</text:p>
          </table:table-cell>
          <table:table-cell office:value-type="string">
            <text:p>7331346930312D74616E73322D320000</text:p>
          </table:table-cell>
          <table:table-cell office:value-type="float" office:value="9">
            <text:p>0009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06CCCD</text:p>
          </table:table-cell>
          <table:table-cell office:value-type="string">
            <text:p>C2820000</text:p>
          </table:table-cell>
          <table:table-cell office:value-type="string">
            <text:p>432A0000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E6</text:p>
          </table:table-cell>
          <table:table-cell office:value-type="string">
            <text:p>Marta's Cottage</text:p>
          </table:table-cell>
          <table:table-cell office:value-type="string">
            <text:p>Inside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134E+015">
            <text:p>7331340000000000</text:p>
          </table:table-cell>
          <table:table-cell office:value-type="float" office:value="7.33134693031E+015">
            <text:p>7331346930310000</text:p>
          </table:table-cell>
          <table:table-cell office:value-type="string">
            <text:p>7331346930312D626F6F6B2D31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DE0000</text:p>
          </table:table-cell>
          <table:table-cell office:value-type="string">
            <text:p>4096B6D8</text:p>
          </table:table-cell>
          <table:table-cell office:value-type="string">
            <text:p>C2D22F9E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E7</text:p>
          </table:table-cell>
          <table:table-cell office:value-type="string">
            <text:p>Marta's Cottage</text:p>
          </table:table-cell>
          <table:table-cell office:value-type="string">
            <text:p>Inside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134E+015">
            <text:p>7331340000000000</text:p>
          </table:table-cell>
          <table:table-cell office:value-type="float" office:value="7.33134693031E+015">
            <text:p>7331346930310000</text:p>
          </table:table-cell>
          <table:table-cell office:value-type="string">
            <text:p>7331346930312D626F6F6B2D32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0DCCCD</text:p>
          </table:table-cell>
          <table:table-cell office:value-type="string">
            <text:p>4096B6D8</text:p>
          </table:table-cell>
          <table:table-cell office:value-type="string">
            <text:p>C2D22F9E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E8</text:p>
          </table:table-cell>
          <table:table-cell office:value-type="string">
            <text:p>Orkutsk</text:p>
          </table:table-cell>
          <table:table-cell office:value-type="string">
            <text:p>Item Shop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90000000000</text:p>
          </table:table-cell>
          <table:table-cell office:value-type="string">
            <text:p>6D30396930310000</text:p>
          </table:table-cell>
          <table:table-cell office:value-type="string">
            <text:p>6D30396930312D7475626F2D31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07">
            <text:p>0107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341408</text:p>
          </table:table-cell>
          <table:table-cell office:value-type="string">
            <text:p>429FFFF3</text:p>
          </table:table-cell>
          <table:table-cell office:value-type="string">
            <text:p>C39B49B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E9</text:p>
          </table:table-cell>
          <table:table-cell office:value-type="string">
            <text:p>Orkutsk</text:p>
          </table:table-cell>
          <table:table-cell office:value-type="string">
            <text:p>Item Shop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90000000000</text:p>
          </table:table-cell>
          <table:table-cell office:value-type="string">
            <text:p>6D30396930310000</text:p>
          </table:table-cell>
          <table:table-cell office:value-type="string">
            <text:p>6D30396930312D7475626F2D32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32820C</text:p>
          </table:table-cell>
          <table:table-cell office:value-type="string">
            <text:p>429FFFF3</text:p>
          </table:table-cell>
          <table:table-cell office:value-type="string">
            <text:p>C392D4FE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EA</text:p>
          </table:table-cell>
          <table:table-cell office:value-type="string">
            <text:p>Orkutsk</text:p>
          </table:table-cell>
          <table:table-cell office:value-type="string">
            <text:p>Item Shop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90000000000</text:p>
          </table:table-cell>
          <table:table-cell office:value-type="string">
            <text:p>6D30396930310000</text:p>
          </table:table-cell>
          <table:table-cell office:value-type="string">
            <text:p>6D30396930312D7475626F2D33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30125E</text:p>
          </table:table-cell>
          <table:table-cell office:value-type="string">
            <text:p>42A00000</text:p>
          </table:table-cell>
          <table:table-cell office:value-type="string">
            <text:p>C389E1A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EB</text:p>
          </table:table-cell>
          <table:table-cell office:value-type="string">
            <text:p>Orkutsk</text:p>
          </table:table-cell>
          <table:table-cell office:value-type="string">
            <text:p>Item Shop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90000000000</text:p>
          </table:table-cell>
          <table:table-cell office:value-type="string">
            <text:p>6D30396930310000</text:p>
          </table:table-cell>
          <table:table-cell office:value-type="string">
            <text:p>6D30396930312D7475626F2D34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0E2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2C2E14</text:p>
          </table:table-cell>
          <table:table-cell office:value-type="string">
            <text:p>42A00000</text:p>
          </table:table-cell>
          <table:table-cell office:value-type="string">
            <text:p>C3827C8B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EC</text:p>
          </table:table-cell>
          <table:table-cell office:value-type="string">
            <text:p>Orkutsk</text:p>
          </table:table-cell>
          <table:table-cell office:value-type="string">
            <text:p>Item Shop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90000000000</text:p>
          </table:table-cell>
          <table:table-cell office:value-type="string">
            <text:p>6D30396930310000</text:p>
          </table:table-cell>
          <table:table-cell office:value-type="string">
            <text:p>6D30396930312D7475626F2D35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0CFBB6</text:p>
          </table:table-cell>
          <table:table-cell office:value-type="string">
            <text:p>42A00000</text:p>
          </table:table-cell>
          <table:table-cell office:value-type="string">
            <text:p>C3715958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ED</text:p>
          </table:table-cell>
          <table:table-cell office:value-type="string">
            <text:p>Orkutsk</text:p>
          </table:table-cell>
          <table:table-cell office:value-type="string">
            <text:p>Item Shop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90000000000</text:p>
          </table:table-cell>
          <table:table-cell office:value-type="string">
            <text:p>6D30396930310000</text:p>
          </table:table-cell>
          <table:table-cell office:value-type="string">
            <text:p>6D30396930312D7475626F2D36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088323</text:p>
          </table:table-cell>
          <table:table-cell office:value-type="string">
            <text:p>42A00000</text:p>
          </table:table-cell>
          <table:table-cell office:value-type="string">
            <text:p>C37BFE77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EE</text:p>
          </table:table-cell>
          <table:table-cell office:value-type="string">
            <text:p>Orkutsk</text:p>
          </table:table-cell>
          <table:table-cell office:value-type="string">
            <text:p>Pub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90000000000</text:p>
          </table:table-cell>
          <table:table-cell office:value-type="string">
            <text:p>6D30396930310000</text:p>
          </table:table-cell>
          <table:table-cell office:value-type="string">
            <text:p>6D3039693031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06">
            <text:p>0106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58DA51</text:p>
          </table:table-cell>
          <table:table-cell office:value-type="float" office:value="0">
            <text:p>00000000</text:p>
          </table:table-cell>
          <table:table-cell office:value-type="string">
            <text:p>C4161BA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EF</text:p>
          </table:table-cell>
          <table:table-cell office:value-type="string">
            <text:p>Orkutsk</text:p>
          </table:table-cell>
          <table:table-cell office:value-type="string">
            <text:p>Pub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90000000000</text:p>
          </table:table-cell>
          <table:table-cell office:value-type="string">
            <text:p>6D30396930310000</text:p>
          </table:table-cell>
          <table:table-cell office:value-type="string">
            <text:p>6D30396930312D746172752D32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518C15</text:p>
          </table:table-cell>
          <table:table-cell office:value-type="float" office:value="0">
            <text:p>00000000</text:p>
          </table:table-cell>
          <table:table-cell office:value-type="string">
            <text:p>C4162873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F0</text:p>
          </table:table-cell>
          <table:table-cell office:value-type="string">
            <text:p>Orkutsk</text:p>
          </table:table-cell>
          <table:table-cell office:value-type="string">
            <text:p>Equipment Shop Basement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90000000000</text:p>
          </table:table-cell>
          <table:table-cell office:value-type="string">
            <text:p>6D30396930310000</text:p>
          </table:table-cell>
          <table:table-cell office:value-type="string">
            <text:p>6D30396930312D746172752D33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406D148</text:p>
          </table:table-cell>
          <table:table-cell office:value-type="float" office:value="0">
            <text:p>00000000</text:p>
          </table:table-cell>
          <table:table-cell office:value-type="string">
            <text:p>C380D873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F1</text:p>
          </table:table-cell>
          <table:table-cell office:value-type="string">
            <text:p>Orkutsk</text:p>
          </table:table-cell>
          <table:table-cell office:value-type="string">
            <text:p>Equipment Shop Basement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90000000000</text:p>
          </table:table-cell>
          <table:table-cell office:value-type="string">
            <text:p>6D30396930310000</text:p>
          </table:table-cell>
          <table:table-cell office:value-type="string">
            <text:p>6D30396930312D746172752D34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40A0821</text:p>
          </table:table-cell>
          <table:table-cell office:value-type="float" office:value="0">
            <text:p>00000000</text:p>
          </table:table-cell>
          <table:table-cell office:value-type="string">
            <text:p>C379FA1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F2</text:p>
          </table:table-cell>
          <table:table-cell office:value-type="string">
            <text:p>Orkutsk</text:p>
          </table:table-cell>
          <table:table-cell office:value-type="string">
            <text:p>Equipment Shop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90000000000</text:p>
          </table:table-cell>
          <table:table-cell office:value-type="string">
            <text:p>6D30396930310000</text:p>
          </table:table-cell>
          <table:table-cell office:value-type="string">
            <text:p>6D30396930312D74626F782D31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float" office:value="33">
            <text:p>0033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42F8D0E</text:p>
          </table:table-cell>
          <table:table-cell office:value-type="string">
            <text:p>42A00000</text:p>
          </table:table-cell>
          <table:table-cell office:value-type="string">
            <text:p>C3D2F72B</text:p>
          </table:table-cell>
          <table:table-cell office:value-type="string">
            <text:p>C27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F3</text:p>
          </table:table-cell>
          <table:table-cell office:value-type="string">
            <text:p>Orkutsk</text:p>
          </table:table-cell>
          <table:table-cell office:value-type="string">
            <text:p>Church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90000000000</text:p>
          </table:table-cell>
          <table:table-cell office:value-type="string">
            <text:p>6D30396930310000</text:p>
          </table:table-cell>
          <table:table-cell office:value-type="string">
            <text:p>6D30396930312D626F6F6B2D31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FDCAC1</text:p>
          </table:table-cell>
          <table:table-cell office:value-type="string">
            <text:p>42A00000</text:p>
          </table:table-cell>
          <table:table-cell office:value-type="string">
            <text:p>439298B4</text:p>
          </table:table-cell>
          <table:table-cell office:value-type="float" office:value="42700000">
            <text:p>427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F4</text:p>
          </table:table-cell>
          <table:table-cell office:value-type="string">
            <text:p>Orkutsk</text:p>
          </table:table-cell>
          <table:table-cell office:value-type="string">
            <text:p>Mayor's House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90000000000</text:p>
          </table:table-cell>
          <table:table-cell office:value-type="string">
            <text:p>6D30396930370000</text:p>
          </table:table-cell>
          <table:table-cell office:value-type="string">
            <text:p>6D30396930372D7475626F2D31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E0B3B6</text:p>
          </table:table-cell>
          <table:table-cell office:value-type="float" office:value="0">
            <text:p>00000000</text:p>
          </table:table-cell>
          <table:table-cell office:value-type="string">
            <text:p>C2AA4910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F5</text:p>
          </table:table-cell>
          <table:table-cell office:value-type="string">
            <text:p>Orkutsk</text:p>
          </table:table-cell>
          <table:table-cell office:value-type="string">
            <text:p>Mayor's House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90000000000</text:p>
          </table:table-cell>
          <table:table-cell office:value-type="string">
            <text:p>6D30396930370000</text:p>
          </table:table-cell>
          <table:table-cell office:value-type="string">
            <text:p>6D30396930372D7475626F2D32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2F448B4</text:p>
          </table:table-cell>
          <table:table-cell office:value-type="float" office:value="0">
            <text:p>00000000</text:p>
          </table:table-cell>
          <table:table-cell office:value-type="string">
            <text:p>C28A5AFB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F6</text:p>
          </table:table-cell>
          <table:table-cell office:value-type="string">
            <text:p>Orkutsk</text:p>
          </table:table-cell>
          <table:table-cell office:value-type="string">
            <text:p>Mayor's House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90000000000</text:p>
          </table:table-cell>
          <table:table-cell office:value-type="string">
            <text:p>6D30396930370000</text:p>
          </table:table-cell>
          <table:table-cell office:value-type="string">
            <text:p>6D30396930372D7475626F2D33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03A560</text:p>
          </table:table-cell>
          <table:table-cell office:value-type="float" office:value="0">
            <text:p>00000000</text:p>
          </table:table-cell>
          <table:table-cell office:value-type="string">
            <text:p>C255B3B6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F7</text:p>
          </table:table-cell>
          <table:table-cell office:value-type="string">
            <text:p>Orkutsk</text:p>
          </table:table-cell>
          <table:table-cell office:value-type="string">
            <text:p>Mayor's House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90000000000</text:p>
          </table:table-cell>
          <table:table-cell office:value-type="string">
            <text:p>6D30396930370000</text:p>
          </table:table-cell>
          <table:table-cell office:value-type="string">
            <text:p>6D30396930372D74616E73312D310000</text:p>
          </table:table-cell>
          <table:table-cell office:value-type="float" office:value="37">
            <text:p>0037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string">
            <text:p>012E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E6B1AA</text:p>
          </table:table-cell>
          <table:table-cell office:value-type="string">
            <text:p>42A00000</text:p>
          </table:table-cell>
          <table:table-cell office:value-type="string">
            <text:p>C29208B4</text:p>
          </table:table-cell>
          <table:table-cell office:value-type="float" office:value="42700000">
            <text:p>427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F8</text:p>
          </table:table-cell>
          <table:table-cell office:value-type="string">
            <text:p>Orkutsk</text:p>
          </table:table-cell>
          <table:table-cell office:value-type="string">
            <text:p>Marek's Room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90000000000</text:p>
          </table:table-cell>
          <table:table-cell office:value-type="string">
            <text:p>6D30396930380000</text:p>
          </table:table-cell>
          <table:table-cell office:value-type="string">
            <text:p>6D30396930382D7475626F2D31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09">
            <text:p>0109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3526666">
            <text:p>43526666</text:p>
          </table:table-cell>
          <table:table-cell office:value-type="float" office:value="0">
            <text:p>00000000</text:p>
          </table:table-cell>
          <table:table-cell office:value-type="string">
            <text:p>4393D99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F9</text:p>
          </table:table-cell>
          <table:table-cell office:value-type="string">
            <text:p>Orkutsk</text:p>
          </table:table-cell>
          <table:table-cell office:value-type="string">
            <text:p>Marek's Room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90000000000</text:p>
          </table:table-cell>
          <table:table-cell office:value-type="string">
            <text:p>6D30396930380000</text:p>
          </table:table-cell>
          <table:table-cell office:value-type="string">
            <text:p>6D30396930382D7475626F2D32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22">
            <text:p>0122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3526666">
            <text:p>43526666</text:p>
          </table:table-cell>
          <table:table-cell office:value-type="float" office:value="0">
            <text:p>00000000</text:p>
          </table:table-cell>
          <table:table-cell office:value-type="string">
            <text:p>439E4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FA</text:p>
          </table:table-cell>
          <table:table-cell office:value-type="string">
            <text:p>Orkutsk</text:p>
          </table:table-cell>
          <table:table-cell office:value-type="string">
            <text:p>Marek's Room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90000000000</text:p>
          </table:table-cell>
          <table:table-cell office:value-type="string">
            <text:p>6D30396930380000</text:p>
          </table:table-cell>
          <table:table-cell office:value-type="string">
            <text:p>6D30396930382D7475626F2D33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float" office:value="43526666">
            <text:p>43526666</text:p>
          </table:table-cell>
          <table:table-cell office:value-type="float" office:value="0">
            <text:p>00000000</text:p>
          </table:table-cell>
          <table:table-cell office:value-type="string">
            <text:p>43A7D99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FB</text:p>
          </table:table-cell>
          <table:table-cell office:value-type="string">
            <text:p>Orkutsk</text:p>
          </table:table-cell>
          <table:table-cell office:value-type="string">
            <text:p>Marek's Room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90000000000</text:p>
          </table:table-cell>
          <table:table-cell office:value-type="string">
            <text:p>6D30396930380000</text:p>
          </table:table-cell>
          <table:table-cell office:value-type="string">
            <text:p>6D30396930382D7475626F2D34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float" office:value="43520000">
            <text:p>43520000</text:p>
          </table:table-cell>
          <table:table-cell office:value-type="float" office:value="0">
            <text:p>00000000</text:p>
          </table:table-cell>
          <table:table-cell office:value-type="string">
            <text:p>43B17333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FC</text:p>
          </table:table-cell>
          <table:table-cell office:value-type="string">
            <text:p>Orkutsk</text:p>
          </table:table-cell>
          <table:table-cell office:value-type="string">
            <text:p>Basement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90000000000</text:p>
          </table:table-cell>
          <table:table-cell office:value-type="string">
            <text:p>6D30396930380000</text:p>
          </table:table-cell>
          <table:table-cell office:value-type="string">
            <text:p>6D3039693038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10F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2870000">
            <text:p>42870000</text:p>
          </table:table-cell>
          <table:table-cell office:value-type="float" office:value="0">
            <text:p>00000000</text:p>
          </table:table-cell>
          <table:table-cell office:value-type="string">
            <text:p>C23E0000</text:p>
          </table:table-cell>
          <table:table-cell office:value-type="float" office:value="42540000">
            <text:p>425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FD</text:p>
          </table:table-cell>
          <table:table-cell office:value-type="string">
            <text:p>Orkutsk</text:p>
          </table:table-cell>
          <table:table-cell office:value-type="string">
            <text:p>Basement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90000000000</text:p>
          </table:table-cell>
          <table:table-cell office:value-type="string">
            <text:p>6D30396930380000</text:p>
          </table:table-cell>
          <table:table-cell office:value-type="string">
            <text:p>6D30396930382D746172752D32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A90000</text:p>
          </table:table-cell>
          <table:table-cell office:value-type="float" office:value="0">
            <text:p>00000000</text:p>
          </table:table-cell>
          <table:table-cell office:value-type="string">
            <text:p>C23F3333</text:p>
          </table:table-cell>
          <table:table-cell office:value-type="float" office:value="42540000">
            <text:p>425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FE</text:p>
          </table:table-cell>
          <table:table-cell office:value-type="string">
            <text:p>Orkutsk</text:p>
          </table:table-cell>
          <table:table-cell office:value-type="string">
            <text:p>Storeroom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90000000000</text:p>
          </table:table-cell>
          <table:table-cell office:value-type="string">
            <text:p>6D30396930380000</text:p>
          </table:table-cell>
          <table:table-cell office:value-type="string">
            <text:p>6D30396930382D746172752D33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10B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92CCCD</text:p>
          </table:table-cell>
          <table:table-cell office:value-type="float" office:value="0">
            <text:p>00000000</text:p>
          </table:table-cell>
          <table:table-cell office:value-type="string">
            <text:p>411B3333</text:p>
          </table:table-cell>
          <table:table-cell office:value-type="float" office:value="42540000">
            <text:p>425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2FF</text:p>
          </table:table-cell>
          <table:table-cell office:value-type="string">
            <text:p>Orkutsk</text:p>
          </table:table-cell>
          <table:table-cell office:value-type="string">
            <text:p>Storeroom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90000000000</text:p>
          </table:table-cell>
          <table:table-cell office:value-type="string">
            <text:p>6D30396930380000</text:p>
          </table:table-cell>
          <table:table-cell office:value-type="string">
            <text:p>6D30396930382D746172752D34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92CCCD</text:p>
          </table:table-cell>
          <table:table-cell office:value-type="float" office:value="0">
            <text:p>00000000</text:p>
          </table:table-cell>
          <table:table-cell office:value-type="string">
            <text:p>41E9999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00">
            <text:p>0300</text:p>
          </table:table-cell>
          <table:table-cell office:value-type="string">
            <text:p>Orkutsk</text:p>
          </table:table-cell>
          <table:table-cell office:value-type="string">
            <text:p>Basement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90000000000</text:p>
          </table:table-cell>
          <table:table-cell office:value-type="string">
            <text:p>6D30396930380000</text:p>
          </table:table-cell>
          <table:table-cell office:value-type="string">
            <text:p>6D30396930382D74616E73322D310000</text:p>
          </table:table-cell>
          <table:table-cell office:value-type="float" office:value="38">
            <text:p>0038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1A1999A</text:p>
          </table:table-cell>
          <table:table-cell office:value-type="float" office:value="0">
            <text:p>00000000</text:p>
          </table:table-cell>
          <table:table-cell office:value-type="string">
            <text:p>43A0999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01">
            <text:p>0301</text:p>
          </table:table-cell>
          <table:table-cell office:value-type="string">
            <text:p>Orkutsk</text:p>
          </table:table-cell>
          <table:table-cell office:value-type="string">
            <text:p>Basement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90000000000</text:p>
          </table:table-cell>
          <table:table-cell office:value-type="string">
            <text:p>6D30396930380000</text:p>
          </table:table-cell>
          <table:table-cell office:value-type="string">
            <text:p>6D30396930382D626F6F6B2D31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1266666</text:p>
          </table:table-cell>
          <table:table-cell office:value-type="float" office:value="0">
            <text:p>00000000</text:p>
          </table:table-cell>
          <table:table-cell office:value-type="string">
            <text:p>43A0CCC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02">
            <text:p>0302</text:p>
          </table:table-cell>
          <table:table-cell office:value-type="string">
            <text:p>Orkutsk</text:p>
          </table:table-cell>
          <table:table-cell office:value-type="string">
            <text:p>Marek's Room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90000000000</text:p>
          </table:table-cell>
          <table:table-cell office:value-type="string">
            <text:p>6D30396930380000</text:p>
          </table:table-cell>
          <table:table-cell office:value-type="string">
            <text:p>6D30396930382D626F6F6B2D32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0A8000</text:p>
          </table:table-cell>
          <table:table-cell office:value-type="float" office:value="0">
            <text:p>00000000</text:p>
          </table:table-cell>
          <table:table-cell office:value-type="string">
            <text:p>43BECCC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03">
            <text:p>0303</text:p>
          </table:table-cell>
          <table:table-cell office:value-type="string">
            <text:p>Orkutsk</text:p>
          </table:table-cell>
          <table:table-cell office:value-type="string">
            <text:p>Marek's Room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90000000000</text:p>
          </table:table-cell>
          <table:table-cell office:value-type="string">
            <text:p>6D30396930380000</text:p>
          </table:table-cell>
          <table:table-cell office:value-type="string">
            <text:p>6D30396930382D626F6F6B2D33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float" office:value="43293333">
            <text:p>43293333</text:p>
          </table:table-cell>
          <table:table-cell office:value-type="float" office:value="0">
            <text:p>00000000</text:p>
          </table:table-cell>
          <table:table-cell office:value-type="string">
            <text:p>43BECCC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04">
            <text:p>0304</text:p>
          </table:table-cell>
          <table:table-cell office:value-type="string">
            <text:p>Orkutsk</text:p>
          </table:table-cell>
          <table:table-cell office:value-type="string">
            <text:p>Marek's Room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90000000000</text:p>
          </table:table-cell>
          <table:table-cell office:value-type="string">
            <text:p>6D30396930380000</text:p>
          </table:table-cell>
          <table:table-cell office:value-type="string">
            <text:p>6D30396930382D626F6F6B2D34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47CCCD</text:p>
          </table:table-cell>
          <table:table-cell office:value-type="float" office:value="0">
            <text:p>00000000</text:p>
          </table:table-cell>
          <table:table-cell office:value-type="string">
            <text:p>43BECCC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05">
            <text:p>0305</text:p>
          </table:table-cell>
          <table:table-cell office:value-type="string">
            <text:p>Orkutsk</text:p>
          </table:table-cell>
          <table:table-cell office:value-type="string">
            <text:p>Marek's Room</text:p>
          </table:table-cell>
          <table:table-cell office:value-type="string">
            <text:p>Sack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90000000000</text:p>
          </table:table-cell>
          <table:table-cell office:value-type="string">
            <text:p>6D30396930380000</text:p>
          </table:table-cell>
          <table:table-cell office:value-type="string">
            <text:p>6D30396930382D7361636B2D31000000</text:p>
          </table:table-cell>
          <table:table-cell office:value-type="string">
            <text:p>000B</text:p>
          </table:table-cell>
          <table:table-cell office:value-type="float" office:value="6">
            <text:p>0006</text:p>
          </table:table-cell>
          <table:table-cell table:number-columns-repeated="4" office:value-type="float" office:value="0">
            <text:p>0000</text:p>
          </table:table-cell>
          <table:table-cell office:value-type="float" office:value="42600000">
            <text:p>42600000</text:p>
          </table:table-cell>
          <table:table-cell office:value-type="float" office:value="0">
            <text:p>00000000</text:p>
          </table:table-cell>
          <table:table-cell office:value-type="float" office:value="43944000">
            <text:p>43944000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06">
            <text:p>0306</text:p>
          </table:table-cell>
          <table:table-cell office:value-type="string">
            <text:p>Orkutsk</text:p>
          </table:table-cell>
          <table:table-cell office:value-type="string">
            <text:p>Marek's Room</text:p>
          </table:table-cell>
          <table:table-cell office:value-type="string">
            <text:p>Sack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90000000000</text:p>
          </table:table-cell>
          <table:table-cell office:value-type="string">
            <text:p>6D30396930380000</text:p>
          </table:table-cell>
          <table:table-cell office:value-type="string">
            <text:p>6D30396930382D7361636B2D32000000</text:p>
          </table:table-cell>
          <table:table-cell office:value-type="string">
            <text:p>000B</text:p>
          </table:table-cell>
          <table:table-cell office:value-type="float" office:value="6">
            <text:p>0006</text:p>
          </table:table-cell>
          <table:table-cell table:number-columns-repeated="4" office:value-type="float" office:value="0">
            <text:p>0000</text:p>
          </table:table-cell>
          <table:table-cell office:value-type="float" office:value="42600000">
            <text:p>42600000</text:p>
          </table:table-cell>
          <table:table-cell office:value-type="float" office:value="0">
            <text:p>00000000</text:p>
          </table:table-cell>
          <table:table-cell office:value-type="string">
            <text:p>4386F333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07">
            <text:p>0307</text:p>
          </table:table-cell>
          <table:table-cell office:value-type="string">
            <text:p>Herb Grotto</text:p>
          </table:table-cell>
          <table:table-cell office:value-type="string">
            <text:p>Level 1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E+015">
            <text:p>6431300000000000</text:p>
          </table:table-cell>
          <table:table-cell office:value-type="float" office:value="6.43130693031E+015">
            <text:p>6431306930310000</text:p>
          </table:table-cell>
          <table:table-cell office:value-type="string">
            <text:p>6431306930312D7475626F2D31000000</text:p>
          </table:table-cell>
          <table:table-cell office:value-type="float" office:value="4">
            <text:p>0004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float" office:value="44392000">
            <text:p>44392000</text:p>
          </table:table-cell>
          <table:table-cell office:value-type="string">
            <text:p>426E3FB1</text:p>
          </table:table-cell>
          <table:table-cell office:value-type="float" office:value="43708000">
            <text:p>43708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08">
            <text:p>0308</text:p>
          </table:table-cell>
          <table:table-cell office:value-type="string">
            <text:p>Herb Grotto</text:p>
          </table:table-cell>
          <table:table-cell office:value-type="string">
            <text:p>Level 1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E+015">
            <text:p>6431300000000000</text:p>
          </table:table-cell>
          <table:table-cell office:value-type="float" office:value="6.43130693031E+015">
            <text:p>6431306930310000</text:p>
          </table:table-cell>
          <table:table-cell office:value-type="string">
            <text:p>6431306930312D7475626F2D32000000</text:p>
          </table:table-cell>
          <table:table-cell office:value-type="float" office:value="4">
            <text:p>0004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43FC000</text:p>
          </table:table-cell>
          <table:table-cell office:value-type="string">
            <text:p>426E3FB1</text:p>
          </table:table-cell>
          <table:table-cell office:value-type="float" office:value="43710000">
            <text:p>4371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09">
            <text:p>0309</text:p>
          </table:table-cell>
          <table:table-cell office:value-type="string">
            <text:p>Herb Grotto</text:p>
          </table:table-cell>
          <table:table-cell office:value-type="string">
            <text:p>Level 1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E+015">
            <text:p>6431300000000000</text:p>
          </table:table-cell>
          <table:table-cell office:value-type="float" office:value="6.43130693031E+015">
            <text:p>6431306930310000</text:p>
          </table:table-cell>
          <table:table-cell office:value-type="string">
            <text:p>6431306930312D7475626F2D33000000</text:p>
          </table:table-cell>
          <table:table-cell office:value-type="float" office:value="4">
            <text:p>0004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43DE000</text:p>
          </table:table-cell>
          <table:table-cell office:value-type="string">
            <text:p>426E3FB1</text:p>
          </table:table-cell>
          <table:table-cell office:value-type="float" office:value="43814000">
            <text:p>43814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0A</text:p>
          </table:table-cell>
          <table:table-cell office:value-type="string">
            <text:p>Herb Grotto</text:p>
          </table:table-cell>
          <table:table-cell office:value-type="string">
            <text:p>Level 1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E+015">
            <text:p>6431300000000000</text:p>
          </table:table-cell>
          <table:table-cell office:value-type="float" office:value="6.43130693031E+015">
            <text:p>6431306930310000</text:p>
          </table:table-cell>
          <table:table-cell office:value-type="string">
            <text:p>6431306930312D7475626F2D34000000</text:p>
          </table:table-cell>
          <table:table-cell office:value-type="float" office:value="4">
            <text:p>0004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0FF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4448000">
            <text:p>44448000</text:p>
          </table:table-cell>
          <table:table-cell office:value-type="string">
            <text:p>426E3FB1</text:p>
          </table:table-cell>
          <table:table-cell office:value-type="float" office:value="43864000">
            <text:p>43864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0B</text:p>
          </table:table-cell>
          <table:table-cell office:value-type="string">
            <text:p>Herb Grotto</text:p>
          </table:table-cell>
          <table:table-cell office:value-type="string">
            <text:p>Level 1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E+015">
            <text:p>6431300000000000</text:p>
          </table:table-cell>
          <table:table-cell office:value-type="float" office:value="6.43130693031E+015">
            <text:p>6431306930310000</text:p>
          </table:table-cell>
          <table:table-cell office:value-type="string">
            <text:p>6431306930312D74626F782D31000000</text:p>
          </table:table-cell>
          <table:table-cell office:value-type="float" office:value="47">
            <text:p>0047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00C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2FE0000</text:p>
          </table:table-cell>
          <table:table-cell office:value-type="float" office:value="43160000">
            <text:p>43160000</text:p>
          </table:table-cell>
          <table:table-cell office:value-type="string">
            <text:p>C2120000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0C</text:p>
          </table:table-cell>
          <table:table-cell office:value-type="string">
            <text:p>Herb Grotto</text:p>
          </table:table-cell>
          <table:table-cell office:value-type="string">
            <text:p>Level 1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E+015">
            <text:p>6431300000000000</text:p>
          </table:table-cell>
          <table:table-cell office:value-type="float" office:value="6.43130693031E+015">
            <text:p>6431306930310000</text:p>
          </table:table-cell>
          <table:table-cell office:value-type="string">
            <text:p>6431306930312D74626F782D32000000</text:p>
          </table:table-cell>
          <table:table-cell office:value-type="float" office:value="47">
            <text:p>0047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string">
            <text:p>0BB8</text:p>
          </table:table-cell>
          <table:table-cell office:value-type="float" office:value="0">
            <text:p>0000</text:p>
          </table:table-cell>
          <table:table-cell office:value-type="string">
            <text:p>C3C38000</text:p>
          </table:table-cell>
          <table:table-cell office:value-type="string">
            <text:p>4248212D</text:p>
          </table:table-cell>
          <table:table-cell office:value-type="string">
            <text:p>42BD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0D</text:p>
          </table:table-cell>
          <table:table-cell office:value-type="string">
            <text:p>Herb Grotto</text:p>
          </table:table-cell>
          <table:table-cell office:value-type="string">
            <text:p>Level 2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E+015">
            <text:p>6431300000000000</text:p>
          </table:table-cell>
          <table:table-cell office:value-type="float" office:value="6.43130693032E+015">
            <text:p>6431306930320000</text:p>
          </table:table-cell>
          <table:table-cell office:value-type="string">
            <text:p>6431306930322D7475626F2D31000000</text:p>
          </table:table-cell>
          <table:table-cell office:value-type="float" office:value="4">
            <text:p>0004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0FE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186666</text:p>
          </table:table-cell>
          <table:table-cell office:value-type="string">
            <text:p>C1827D8B</text:p>
          </table:table-cell>
          <table:table-cell office:value-type="string">
            <text:p>C226666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0E</text:p>
          </table:table-cell>
          <table:table-cell office:value-type="string">
            <text:p>Herb Grotto</text:p>
          </table:table-cell>
          <table:table-cell office:value-type="string">
            <text:p>Level 2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E+015">
            <text:p>6431300000000000</text:p>
          </table:table-cell>
          <table:table-cell office:value-type="float" office:value="6.43130693032E+015">
            <text:p>6431306930320000</text:p>
          </table:table-cell>
          <table:table-cell office:value-type="string">
            <text:p>6431306930322D7475626F2D32000000</text:p>
          </table:table-cell>
          <table:table-cell office:value-type="float" office:value="4">
            <text:p>0004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0BE677</text:p>
          </table:table-cell>
          <table:table-cell office:value-type="string">
            <text:p>C18A76C9</text:p>
          </table:table-cell>
          <table:table-cell office:value-type="string">
            <text:p>C23E666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0F</text:p>
          </table:table-cell>
          <table:table-cell office:value-type="string">
            <text:p>Herb Grotto</text:p>
          </table:table-cell>
          <table:table-cell office:value-type="string">
            <text:p>Level 2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E+015">
            <text:p>6431300000000000</text:p>
          </table:table-cell>
          <table:table-cell office:value-type="float" office:value="6.43130693032E+015">
            <text:p>6431306930320000</text:p>
          </table:table-cell>
          <table:table-cell office:value-type="string">
            <text:p>6431306930322D7475626F2D33000000</text:p>
          </table:table-cell>
          <table:table-cell office:value-type="float" office:value="4">
            <text:p>0004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164CCD</text:p>
          </table:table-cell>
          <table:table-cell office:value-type="string">
            <text:p>C171D4FE</text:p>
          </table:table-cell>
          <table:table-cell office:value-type="string">
            <text:p>4033335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10">
            <text:p>0310</text:p>
          </table:table-cell>
          <table:table-cell office:value-type="string">
            <text:p>Herb Grotto</text:p>
          </table:table-cell>
          <table:table-cell office:value-type="string">
            <text:p>Level 2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E+015">
            <text:p>6431300000000000</text:p>
          </table:table-cell>
          <table:table-cell office:value-type="float" office:value="6.43130693032E+015">
            <text:p>6431306930320000</text:p>
          </table:table-cell>
          <table:table-cell office:value-type="string">
            <text:p>6431306930322D7475626F2D34000000</text:p>
          </table:table-cell>
          <table:table-cell office:value-type="float" office:value="4">
            <text:p>0004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093333</text:p>
          </table:table-cell>
          <table:table-cell office:value-type="string">
            <text:p>C18A7660</text:p>
          </table:table-cell>
          <table:table-cell office:value-type="string">
            <text:p>3FCCCD75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11">
            <text:p>0311</text:p>
          </table:table-cell>
          <table:table-cell office:value-type="string">
            <text:p>Herb Grotto</text:p>
          </table:table-cell>
          <table:table-cell office:value-type="string">
            <text:p>Level 2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E+015">
            <text:p>6431300000000000</text:p>
          </table:table-cell>
          <table:table-cell office:value-type="float" office:value="6.43130693032E+015">
            <text:p>6431306930320000</text:p>
          </table:table-cell>
          <table:table-cell office:value-type="string">
            <text:p>6431306930322D7475626F2D35000000</text:p>
          </table:table-cell>
          <table:table-cell office:value-type="float" office:value="4">
            <text:p>0004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2">
            <text:p>0112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85BE56</text:p>
          </table:table-cell>
          <table:table-cell office:value-type="float" office:value="0">
            <text:p>00000000</text:p>
          </table:table-cell>
          <table:table-cell office:value-type="string">
            <text:p>43F63DF4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12">
            <text:p>0312</text:p>
          </table:table-cell>
          <table:table-cell office:value-type="string">
            <text:p>Herb Grotto</text:p>
          </table:table-cell>
          <table:table-cell office:value-type="string">
            <text:p>Level 2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E+015">
            <text:p>6431300000000000</text:p>
          </table:table-cell>
          <table:table-cell office:value-type="float" office:value="6.43130693032E+015">
            <text:p>6431306930320000</text:p>
          </table:table-cell>
          <table:table-cell office:value-type="string">
            <text:p>6431306930322D7475626F2D36000000</text:p>
          </table:table-cell>
          <table:table-cell office:value-type="float" office:value="4">
            <text:p>0004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40DF9AA</text:p>
          </table:table-cell>
          <table:table-cell office:value-type="string">
            <text:p>418169E2</text:p>
          </table:table-cell>
          <table:table-cell office:value-type="string">
            <text:p>43F4DB23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13">
            <text:p>0313</text:p>
          </table:table-cell>
          <table:table-cell office:value-type="string">
            <text:p>Herb Grotto</text:p>
          </table:table-cell>
          <table:table-cell office:value-type="string">
            <text:p>Level 2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E+015">
            <text:p>6431300000000000</text:p>
          </table:table-cell>
          <table:table-cell office:value-type="float" office:value="6.43130693032E+015">
            <text:p>6431306930320000</text:p>
          </table:table-cell>
          <table:table-cell office:value-type="string">
            <text:p>6431306930322D74626F782D31000000</text:p>
          </table:table-cell>
          <table:table-cell office:value-type="float" office:value="47">
            <text:p>0047</text:p>
          </table:table-cell>
          <table:table-cell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string">
            <text:p>010A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A7999A</text:p>
          </table:table-cell>
          <table:table-cell office:value-type="string">
            <text:p>C280174C</text:p>
          </table:table-cell>
          <table:table-cell office:value-type="string">
            <text:p>C206666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14">
            <text:p>0314</text:p>
          </table:table-cell>
          <table:table-cell office:value-type="string">
            <text:p>Herb Grotto</text:p>
          </table:table-cell>
          <table:table-cell office:value-type="string">
            <text:p>Level 3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E+015">
            <text:p>6431300000000000</text:p>
          </table:table-cell>
          <table:table-cell office:value-type="float" office:value="6.43130693033E+015">
            <text:p>6431306930330000</text:p>
          </table:table-cell>
          <table:table-cell office:value-type="string">
            <text:p>6431306930332D7475626F2D31000000</text:p>
          </table:table-cell>
          <table:table-cell office:value-type="float" office:value="4">
            <text:p>0004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ADC2D1</text:p>
          </table:table-cell>
          <table:table-cell office:value-type="string">
            <text:p>421D1E6A</text:p>
          </table:table-cell>
          <table:table-cell office:value-type="float" office:value="44693323">
            <text:p>44693323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15">
            <text:p>0315</text:p>
          </table:table-cell>
          <table:table-cell office:value-type="string">
            <text:p>Herb Grotto</text:p>
          </table:table-cell>
          <table:table-cell office:value-type="string">
            <text:p>Level 3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E+015">
            <text:p>6431300000000000</text:p>
          </table:table-cell>
          <table:table-cell office:value-type="float" office:value="6.43130693033E+015">
            <text:p>6431306930330000</text:p>
          </table:table-cell>
          <table:table-cell office:value-type="string">
            <text:p>6431306930332D7475626F2D32000000</text:p>
          </table:table-cell>
          <table:table-cell office:value-type="float" office:value="4">
            <text:p>0004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B7E958</text:p>
          </table:table-cell>
          <table:table-cell office:value-type="string">
            <text:p>421C119D</text:p>
          </table:table-cell>
          <table:table-cell office:value-type="string">
            <text:p>44671A4E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16">
            <text:p>0316</text:p>
          </table:table-cell>
          <table:table-cell office:value-type="string">
            <text:p>Herb Grotto</text:p>
          </table:table-cell>
          <table:table-cell office:value-type="string">
            <text:p>Level 3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E+015">
            <text:p>6431300000000000</text:p>
          </table:table-cell>
          <table:table-cell office:value-type="float" office:value="6.43130693033E+015">
            <text:p>6431306930330000</text:p>
          </table:table-cell>
          <table:table-cell office:value-type="string">
            <text:p>6431306930332D74626F782D31000000</text:p>
          </table:table-cell>
          <table:table-cell office:value-type="float" office:value="47">
            <text:p>0047</text:p>
          </table:table-cell>
          <table:table-cell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string">
            <text:p>FFFF</text:p>
          </table:table-cell>
          <table:table-cell office:value-type="float" office:value="834">
            <text:p>0834</text:p>
          </table:table-cell>
          <table:table-cell office:value-type="float" office:value="0">
            <text:p>0000</text:p>
          </table:table-cell>
          <table:table-cell office:value-type="string">
            <text:p>C453CE56</text:p>
          </table:table-cell>
          <table:table-cell office:value-type="string">
            <text:p>42B5DDD9</text:p>
          </table:table-cell>
          <table:table-cell office:value-type="string">
            <text:p>C42E8439</text:p>
          </table:table-cell>
          <table:table-cell office:value-type="float" office:value="43060000">
            <text:p>4306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17">
            <text:p>0317</text:p>
          </table:table-cell>
          <table:table-cell office:value-type="string">
            <text:p>Herb Grotto</text:p>
          </table:table-cell>
          <table:table-cell office:value-type="string">
            <text:p>Level 3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E+015">
            <text:p>6431300000000000</text:p>
          </table:table-cell>
          <table:table-cell office:value-type="float" office:value="6.43130693033E+015">
            <text:p>6431306930330000</text:p>
          </table:table-cell>
          <table:table-cell office:value-type="string">
            <text:p>6431306930332D74626F782D32000000</text:p>
          </table:table-cell>
          <table:table-cell office:value-type="float" office:value="47">
            <text:p>0047</text:p>
          </table:table-cell>
          <table:table-cell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string">
            <text:p>00E7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4F5B33</text:p>
          </table:table-cell>
          <table:table-cell office:value-type="string">
            <text:p>42B35AE1</text:p>
          </table:table-cell>
          <table:table-cell office:value-type="string">
            <text:p>C42899FC</text:p>
          </table:table-cell>
          <table:table-cell office:value-type="string">
            <text:p>430D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18">
            <text:p>0318</text:p>
          </table:table-cell>
          <table:table-cell office:value-type="string">
            <text:p>Herb Grotto</text:p>
          </table:table-cell>
          <table:table-cell office:value-type="string">
            <text:p>Level 4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E+015">
            <text:p>6431300000000000</text:p>
          </table:table-cell>
          <table:table-cell office:value-type="float" office:value="6.43130693034E+015">
            <text:p>6431306930340000</text:p>
          </table:table-cell>
          <table:table-cell office:value-type="string">
            <text:p>6431306930342D74626F782D31000000</text:p>
          </table:table-cell>
          <table:table-cell office:value-type="float" office:value="47">
            <text:p>0047</text:p>
          </table:table-cell>
          <table:table-cell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float" office:value="22">
            <text:p>0022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E1999A</text:p>
          </table:table-cell>
          <table:table-cell office:value-type="float" office:value="42920000">
            <text:p>42920000</text:p>
          </table:table-cell>
          <table:table-cell office:value-type="string">
            <text:p>442DB5C3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19">
            <text:p>0319</text:p>
          </table:table-cell>
          <table:table-cell office:value-type="string">
            <text:p>Dragon Graveyard</text:p>
          </table:table-cell>
          <table:table-cell office:value-type="string">
            <text:p>Level 1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6E+015">
            <text:p>6430360000000000</text:p>
          </table:table-cell>
          <table:table-cell office:value-type="float" office:value="6.43036E+015">
            <text:p>6430360000000000</text:p>
          </table:table-cell>
          <table:table-cell office:value-type="string">
            <text:p>6430362D74626F782D31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96970A</text:p>
          </table:table-cell>
          <table:table-cell office:value-type="float" office:value="0">
            <text:p>00000000</text:p>
          </table:table-cell>
          <table:table-cell office:value-type="string">
            <text:p>C476BB12</text:p>
          </table:table-cell>
          <table:table-cell office:value-type="float" office:value="42540000">
            <text:p>425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1A</text:p>
          </table:table-cell>
          <table:table-cell office:value-type="string">
            <text:p>Dragon Graveyard</text:p>
          </table:table-cell>
          <table:table-cell office:value-type="string">
            <text:p>Level 1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6E+015">
            <text:p>6430360000000000</text:p>
          </table:table-cell>
          <table:table-cell office:value-type="float" office:value="6.43036E+015">
            <text:p>6430360000000000</text:p>
          </table:table-cell>
          <table:table-cell office:value-type="string">
            <text:p>6430362D74626F782D32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string">
            <text:p>00A8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43A1D60</text:p>
          </table:table-cell>
          <table:table-cell office:value-type="float" office:value="0">
            <text:p>00000000</text:p>
          </table:table-cell>
          <table:table-cell office:value-type="string">
            <text:p>C4D14852</text:p>
          </table:table-cell>
          <table:table-cell office:value-type="string">
            <text:p>C2AC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1B</text:p>
          </table:table-cell>
          <table:table-cell office:value-type="string">
            <text:p>Dragon Graveyard</text:p>
          </table:table-cell>
          <table:table-cell office:value-type="string">
            <text:p>Level 1</text:p>
          </table:table-cell>
          <table:table-cell office:value-type="string">
            <text:p>Sack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6E+015">
            <text:p>6430360000000000</text:p>
          </table:table-cell>
          <table:table-cell office:value-type="float" office:value="6.43036E+015">
            <text:p>6430360000000000</text:p>
          </table:table-cell>
          <table:table-cell office:value-type="string">
            <text:p>6430362D7361636B2D31000000000000</text:p>
          </table:table-cell>
          <table:table-cell office:value-type="string">
            <text:p>000B</text:p>
          </table:table-cell>
          <table:table-cell office:value-type="float" office:value="6">
            <text:p>0006</text:p>
          </table:table-cell>
          <table:table-cell office:value-type="float" office:value="0">
            <text:p>0000</text:p>
          </table:table-cell>
          <table:table-cell office:value-type="string">
            <text:p>011F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FCAF1B</text:p>
          </table:table-cell>
          <table:table-cell office:value-type="string">
            <text:p>42D4CD50</text:p>
          </table:table-cell>
          <table:table-cell office:value-type="string">
            <text:p>443B9E77</text:p>
          </table:table-cell>
          <table:table-cell office:value-type="string">
            <text:p>C2F6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1C</text:p>
          </table:table-cell>
          <table:table-cell office:value-type="string">
            <text:p>Dragon Graveyard</text:p>
          </table:table-cell>
          <table:table-cell office:value-type="string">
            <text:p>Level 1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6E+015">
            <text:p>6430360000000000</text:p>
          </table:table-cell>
          <table:table-cell office:value-type="float" office:value="6.43036E+015">
            <text:p>6430360000000000</text:p>
          </table:table-cell>
          <table:table-cell office:value-type="string">
            <text:p>6430362D74626F782D33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string">
            <text:p>FFFF</text:p>
          </table:table-cell>
          <table:table-cell office:value-type="string">
            <text:p>07D0</text:p>
          </table:table-cell>
          <table:table-cell office:value-type="float" office:value="0">
            <text:p>0000</text:p>
          </table:table-cell>
          <table:table-cell office:value-type="string">
            <text:p>C511930A</text:p>
          </table:table-cell>
          <table:table-cell office:value-type="string">
            <text:p>432A81CB</text:p>
          </table:table-cell>
          <table:table-cell office:value-type="string">
            <text:p>C40A749C</text:p>
          </table:table-cell>
          <table:table-cell office:value-type="string">
            <text:p>41F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1D</text:p>
          </table:table-cell>
          <table:table-cell office:value-type="string">
            <text:p>Pirate's Cove</text:p>
          </table:table-cell>
          <table:table-cell office:value-type="string">
            <text:p>Level 2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7E+015">
            <text:p>6430370000000000</text:p>
          </table:table-cell>
          <table:table-cell office:value-type="float" office:value="6.43037E+015">
            <text:p>6430370000000000</text:p>
          </table:table-cell>
          <table:table-cell office:value-type="string">
            <text:p>6430372D7475626F2D31000000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E4F852</text:p>
          </table:table-cell>
          <table:table-cell office:value-type="string">
            <text:p>C4610000</text:p>
          </table:table-cell>
          <table:table-cell office:value-type="string">
            <text:p>C39EB39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1E</text:p>
          </table:table-cell>
          <table:table-cell office:value-type="string">
            <text:p>Pirate's Cove</text:p>
          </table:table-cell>
          <table:table-cell office:value-type="string">
            <text:p>Level 3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7E+015">
            <text:p>6430370000000000</text:p>
          </table:table-cell>
          <table:table-cell office:value-type="float" office:value="6.43037E+015">
            <text:p>6430370000000000</text:p>
          </table:table-cell>
          <table:table-cell office:value-type="string">
            <text:p>6430372D7475626F2D32000000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float" office:value="44599862">
            <text:p>44599862</text:p>
          </table:table-cell>
          <table:table-cell office:value-type="string">
            <text:p>C4820000</text:p>
          </table:table-cell>
          <table:table-cell office:value-type="string">
            <text:p>C20878EF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1F</text:p>
          </table:table-cell>
          <table:table-cell office:value-type="string">
            <text:p>Pirate's Cove</text:p>
          </table:table-cell>
          <table:table-cell office:value-type="string">
            <text:p>Level 3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7E+015">
            <text:p>6430370000000000</text:p>
          </table:table-cell>
          <table:table-cell office:value-type="float" office:value="6.43037E+015">
            <text:p>6430370000000000</text:p>
          </table:table-cell>
          <table:table-cell office:value-type="string">
            <text:p>6430372D7475626F2D33000000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20">
            <text:p>0120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460DFF0</text:p>
          </table:table-cell>
          <table:table-cell office:value-type="string">
            <text:p>C4820000</text:p>
          </table:table-cell>
          <table:table-cell office:value-type="string">
            <text:p>C1FD0481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20">
            <text:p>0320</text:p>
          </table:table-cell>
          <table:table-cell office:value-type="string">
            <text:p>Pirate's Cove</text:p>
          </table:table-cell>
          <table:table-cell office:value-type="string">
            <text:p>Level 3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7E+015">
            <text:p>6430370000000000</text:p>
          </table:table-cell>
          <table:table-cell office:value-type="float" office:value="6.43037E+015">
            <text:p>6430370000000000</text:p>
          </table:table-cell>
          <table:table-cell office:value-type="string">
            <text:p>6430372D7475626F2D34000000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468D989</text:p>
          </table:table-cell>
          <table:table-cell office:value-type="string">
            <text:p>C4820000</text:p>
          </table:table-cell>
          <table:table-cell office:value-type="string">
            <text:p>C2089518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21">
            <text:p>0321</text:p>
          </table:table-cell>
          <table:table-cell office:value-type="string">
            <text:p>Pirate's Cove</text:p>
          </table:table-cell>
          <table:table-cell office:value-type="string">
            <text:p>Level 2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7E+015">
            <text:p>6430370000000000</text:p>
          </table:table-cell>
          <table:table-cell office:value-type="float" office:value="6.43037E+015">
            <text:p>6430370000000000</text:p>
          </table:table-cell>
          <table:table-cell office:value-type="string">
            <text:p>6430372D746172752D31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09">
            <text:p>0109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0879BE5</text:p>
          </table:table-cell>
          <table:table-cell office:value-type="string">
            <text:p>C4610000</text:p>
          </table:table-cell>
          <table:table-cell office:value-type="string">
            <text:p>438DA979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22">
            <text:p>0322</text:p>
          </table:table-cell>
          <table:table-cell office:value-type="string">
            <text:p>Pirate's Cove</text:p>
          </table:table-cell>
          <table:table-cell office:value-type="string">
            <text:p>Level 2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7E+015">
            <text:p>6430370000000000</text:p>
          </table:table-cell>
          <table:table-cell office:value-type="float" office:value="6.43037E+015">
            <text:p>6430370000000000</text:p>
          </table:table-cell>
          <table:table-cell office:value-type="string">
            <text:p>6430372D746172752D32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0879BE5</text:p>
          </table:table-cell>
          <table:table-cell office:value-type="string">
            <text:p>C4610000</text:p>
          </table:table-cell>
          <table:table-cell office:value-type="string">
            <text:p>439786A8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23">
            <text:p>0323</text:p>
          </table:table-cell>
          <table:table-cell office:value-type="string">
            <text:p>Pirate's Cove</text:p>
          </table:table-cell>
          <table:table-cell office:value-type="string">
            <text:p>Level 2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7E+015">
            <text:p>6430370000000000</text:p>
          </table:table-cell>
          <table:table-cell office:value-type="float" office:value="6.43037E+015">
            <text:p>6430370000000000</text:p>
          </table:table-cell>
          <table:table-cell office:value-type="string">
            <text:p>6430372D746172752D33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0879BE5</text:p>
          </table:table-cell>
          <table:table-cell office:value-type="string">
            <text:p>C4610000</text:p>
          </table:table-cell>
          <table:table-cell office:value-type="string">
            <text:p>43A13F3B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24">
            <text:p>0324</text:p>
          </table:table-cell>
          <table:table-cell office:value-type="string">
            <text:p>Pirate's Cove</text:p>
          </table:table-cell>
          <table:table-cell office:value-type="string">
            <text:p>Level 2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7E+015">
            <text:p>6430370000000000</text:p>
          </table:table-cell>
          <table:table-cell office:value-type="float" office:value="6.43037E+015">
            <text:p>6430370000000000</text:p>
          </table:table-cell>
          <table:table-cell office:value-type="string">
            <text:p>6430372D74626F782D31000000000000</text:p>
          </table:table-cell>
          <table:table-cell office:value-type="string">
            <text:p>004B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string">
            <text:p>0DAC</text:p>
          </table:table-cell>
          <table:table-cell office:value-type="float" office:value="0">
            <text:p>0000</text:p>
          </table:table-cell>
          <table:table-cell office:value-type="string">
            <text:p>434E41CB</text:p>
          </table:table-cell>
          <table:table-cell office:value-type="string">
            <text:p>C4610000</text:p>
          </table:table-cell>
          <table:table-cell office:value-type="string">
            <text:p>43CEAF5C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25">
            <text:p>0325</text:p>
          </table:table-cell>
          <table:table-cell office:value-type="string">
            <text:p>Pirate's Cove</text:p>
          </table:table-cell>
          <table:table-cell office:value-type="string">
            <text:p>Level 3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7E+015">
            <text:p>6430370000000000</text:p>
          </table:table-cell>
          <table:table-cell office:value-type="float" office:value="6.43037E+015">
            <text:p>6430370000000000</text:p>
          </table:table-cell>
          <table:table-cell office:value-type="string">
            <text:p>6430372D74626F782D32000000000000</text:p>
          </table:table-cell>
          <table:table-cell office:value-type="string">
            <text:p>004B</text:p>
          </table:table-cell>
          <table:table-cell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string">
            <text:p>00C8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99B72B</text:p>
          </table:table-cell>
          <table:table-cell office:value-type="string">
            <text:p>C4820000</text:p>
          </table:table-cell>
          <table:table-cell office:value-type="string">
            <text:p>41CCD6D6</text:p>
          </table:table-cell>
          <table:table-cell office:value-type="float" office:value="42340000">
            <text:p>42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26">
            <text:p>0326</text:p>
          </table:table-cell>
          <table:table-cell office:value-type="string">
            <text:p>Pirate's Cove</text:p>
          </table:table-cell>
          <table:table-cell office:value-type="string">
            <text:p>Level 3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7E+015">
            <text:p>6430370000000000</text:p>
          </table:table-cell>
          <table:table-cell office:value-type="float" office:value="6.43037E+015">
            <text:p>6430370000000000</text:p>
          </table:table-cell>
          <table:table-cell office:value-type="string">
            <text:p>6430372D74626F782D33000000000000</text:p>
          </table:table-cell>
          <table:table-cell office:value-type="string">
            <text:p>004B</text:p>
          </table:table-cell>
          <table:table-cell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string">
            <text:p>00AB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A53148</text:p>
          </table:table-cell>
          <table:table-cell office:value-type="string">
            <text:p>C4820000</text:p>
          </table:table-cell>
          <table:table-cell office:value-type="string">
            <text:p>403513E8</text:p>
          </table:table-cell>
          <table:table-cell office:value-type="float" office:value="42340000">
            <text:p>42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27">
            <text:p>0327</text:p>
          </table:table-cell>
          <table:table-cell office:value-type="string">
            <text:p>Pirate's Cove</text:p>
          </table:table-cell>
          <table:table-cell office:value-type="string">
            <text:p>Level 4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7E+015">
            <text:p>6430370000000000</text:p>
          </table:table-cell>
          <table:table-cell office:value-type="float" office:value="6.43037E+015">
            <text:p>6430370000000000</text:p>
          </table:table-cell>
          <table:table-cell office:value-type="string">
            <text:p>6430372D74626F782D34000000000000</text:p>
          </table:table-cell>
          <table:table-cell office:value-type="string">
            <text:p>004B</text:p>
          </table:table-cell>
          <table:table-cell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4271614">
            <text:p>44271614</text:p>
          </table:table-cell>
          <table:table-cell office:value-type="string">
            <text:p>C49D8000</text:p>
          </table:table-cell>
          <table:table-cell office:value-type="string">
            <text:p>422B7D3C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28">
            <text:p>0328</text:p>
          </table:table-cell>
          <table:table-cell office:value-type="string">
            <text:p>Pirate's Cove</text:p>
          </table:table-cell>
          <table:table-cell office:value-type="string">
            <text:p>Boss</text:p>
          </table:table-cell>
          <table:table-cell office:value-type="string">
            <text:p>Red Chest</text:p>
          </table:table-cell>
          <table:table-cell office:value-type="float" office:value="2">
            <text:p>2</text:p>
          </table:table-cell>
          <table:table-cell office:value-type="float" office:value="0">
            <text:p>0000</text:p>
          </table:table-cell>
          <table:table-cell office:value-type="float" office:value="6.43037E+015">
            <text:p>6430370000000000</text:p>
          </table:table-cell>
          <table:table-cell office:value-type="float" office:value="6.43037E+015">
            <text:p>6430370000000000</text:p>
          </table:table-cell>
          <table:table-cell office:value-type="string">
            <text:p>6430372D74626F782D35000000000000</text:p>
          </table:table-cell>
          <table:table-cell office:value-type="string">
            <text:p>004B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014C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4ED2000</text:p>
          </table:table-cell>
          <table:table-cell office:value-type="string">
            <text:p>C49AFEB8</text:p>
          </table:table-cell>
          <table:table-cell office:value-type="string">
            <text:p>448B051F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29">
            <text:p>0329</text:p>
          </table:table-cell>
          <table:table-cell office:value-type="string">
            <text:p>Pirate's Cove</text:p>
          </table:table-cell>
          <table:table-cell office:value-type="string">
            <text:p>Level 2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7E+015">
            <text:p>6430370000000000</text:p>
          </table:table-cell>
          <table:table-cell office:value-type="float" office:value="6.43037E+015">
            <text:p>6430370000000000</text:p>
          </table:table-cell>
          <table:table-cell office:value-type="string">
            <text:p>6430372D626F6F6B2D31000000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07A51F</text:p>
          </table:table-cell>
          <table:table-cell office:value-type="string">
            <text:p>C4610000</text:p>
          </table:table-cell>
          <table:table-cell office:value-type="string">
            <text:p>C38CEE98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2A</text:p>
          </table:table-cell>
          <table:table-cell office:value-type="string">
            <text:p>Pirate's Cove</text:p>
          </table:table-cell>
          <table:table-cell office:value-type="string">
            <text:p>Level 2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7E+015">
            <text:p>6430370000000000</text:p>
          </table:table-cell>
          <table:table-cell office:value-type="float" office:value="6.43037E+015">
            <text:p>6430370000000000</text:p>
          </table:table-cell>
          <table:table-cell office:value-type="string">
            <text:p>6430372D626F6F6B2D32000000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07A51F</text:p>
          </table:table-cell>
          <table:table-cell office:value-type="string">
            <text:p>C4610000</text:p>
          </table:table-cell>
          <table:table-cell office:value-type="string">
            <text:p>C3742B44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2B</text:p>
          </table:table-cell>
          <table:table-cell office:value-type="string">
            <text:p>Pirate's Cove</text:p>
          </table:table-cell>
          <table:table-cell office:value-type="string">
            <text:p>Level 2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7E+015">
            <text:p>6430370000000000</text:p>
          </table:table-cell>
          <table:table-cell office:value-type="float" office:value="6.43037E+015">
            <text:p>6430370000000000</text:p>
          </table:table-cell>
          <table:table-cell office:value-type="string">
            <text:p>6430372D626F6F6B2D33000000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9C5B85</text:p>
          </table:table-cell>
          <table:table-cell office:value-type="string">
            <text:p>C4610000</text:p>
          </table:table-cell>
          <table:table-cell office:value-type="string">
            <text:p>C38D01EC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2C</text:p>
          </table:table-cell>
          <table:table-cell office:value-type="string">
            <text:p>Pirate's Cove</text:p>
          </table:table-cell>
          <table:table-cell office:value-type="string">
            <text:p>Level 2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7E+015">
            <text:p>6430370000000000</text:p>
          </table:table-cell>
          <table:table-cell office:value-type="float" office:value="6.43037E+015">
            <text:p>6430370000000000</text:p>
          </table:table-cell>
          <table:table-cell office:value-type="string">
            <text:p>6430372D626F6F6B2D34000000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9C5B85</text:p>
          </table:table-cell>
          <table:table-cell office:value-type="string">
            <text:p>C4610000</text:p>
          </table:table-cell>
          <table:table-cell office:value-type="string">
            <text:p>C3745DF4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2D</text:p>
          </table:table-cell>
          <table:table-cell office:value-type="string">
            <text:p>Pirate's Cove</text:p>
          </table:table-cell>
          <table:table-cell office:value-type="string">
            <text:p>Level 3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7E+015">
            <text:p>6430370000000000</text:p>
          </table:table-cell>
          <table:table-cell office:value-type="float" office:value="6.43037E+015">
            <text:p>6430370000000000</text:p>
          </table:table-cell>
          <table:table-cell office:value-type="string">
            <text:p>6430372D746172752D34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4B221EC</text:p>
          </table:table-cell>
          <table:table-cell office:value-type="string">
            <text:p>C48222E1</text:p>
          </table:table-cell>
          <table:table-cell office:value-type="string">
            <text:p>C39095A2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2E</text:p>
          </table:table-cell>
          <table:table-cell office:value-type="string">
            <text:p>Pirate's Cove</text:p>
          </table:table-cell>
          <table:table-cell office:value-type="string">
            <text:p>Level 3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7E+015">
            <text:p>6430370000000000</text:p>
          </table:table-cell>
          <table:table-cell office:value-type="float" office:value="6.43037E+015">
            <text:p>6430370000000000</text:p>
          </table:table-cell>
          <table:table-cell office:value-type="string">
            <text:p>6430372D746172752D35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4B00C7B</text:p>
          </table:table-cell>
          <table:table-cell office:value-type="string">
            <text:p>C482219A</text:p>
          </table:table-cell>
          <table:table-cell office:value-type="string">
            <text:p>C38CB9B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2F</text:p>
          </table:table-cell>
          <table:table-cell office:value-type="string">
            <text:p>Pirate's Cove</text:p>
          </table:table-cell>
          <table:table-cell office:value-type="string">
            <text:p>Level 1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7E+015">
            <text:p>6430370000000000</text:p>
          </table:table-cell>
          <table:table-cell office:value-type="float" office:value="6.43037693031E+015">
            <text:p>6430376930310000</text:p>
          </table:table-cell>
          <table:table-cell office:value-type="string">
            <text:p>6430376930312D7475626F2D31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9B7419</text:p>
          </table:table-cell>
          <table:table-cell office:value-type="float" office:value="42000000">
            <text:p>42000000</text:p>
          </table:table-cell>
          <table:table-cell office:value-type="string">
            <text:p>C44D35B2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30">
            <text:p>0330</text:p>
          </table:table-cell>
          <table:table-cell office:value-type="string">
            <text:p>Pirate's Cove</text:p>
          </table:table-cell>
          <table:table-cell office:value-type="string">
            <text:p>Level 1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7E+015">
            <text:p>6430370000000000</text:p>
          </table:table-cell>
          <table:table-cell office:value-type="float" office:value="6.43037693031E+015">
            <text:p>6430376930310000</text:p>
          </table:table-cell>
          <table:table-cell office:value-type="string">
            <text:p>6430376930312D7475626F2D32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8E3979</text:p>
          </table:table-cell>
          <table:table-cell office:value-type="float" office:value="42000000">
            <text:p>42000000</text:p>
          </table:table-cell>
          <table:table-cell office:value-type="string">
            <text:p>C43E9CFE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31">
            <text:p>0331</text:p>
          </table:table-cell>
          <table:table-cell office:value-type="string">
            <text:p>Pirate's Cove</text:p>
          </table:table-cell>
          <table:table-cell office:value-type="string">
            <text:p>Level 1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7E+015">
            <text:p>6430370000000000</text:p>
          </table:table-cell>
          <table:table-cell office:value-type="float" office:value="6.43037693031E+015">
            <text:p>6430376930310000</text:p>
          </table:table-cell>
          <table:table-cell office:value-type="string">
            <text:p>6430376930312D7475626F2D33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8202F2</text:p>
          </table:table-cell>
          <table:table-cell office:value-type="float" office:value="42000000">
            <text:p>42000000</text:p>
          </table:table-cell>
          <table:table-cell office:value-type="string">
            <text:p>C43C946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32">
            <text:p>0332</text:p>
          </table:table-cell>
          <table:table-cell office:value-type="string">
            <text:p>Pirate's Cove</text:p>
          </table:table-cell>
          <table:table-cell office:value-type="string">
            <text:p>Level 1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7E+015">
            <text:p>6430370000000000</text:p>
          </table:table-cell>
          <table:table-cell office:value-type="float" office:value="6.43037693031E+015">
            <text:p>6430376930310000</text:p>
          </table:table-cell>
          <table:table-cell office:value-type="string">
            <text:p>6430376930312D7475626F2D34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3">
            <text:p>0113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52D917</text:p>
          </table:table-cell>
          <table:table-cell office:value-type="float" office:value="42000000">
            <text:p>42000000</text:p>
          </table:table-cell>
          <table:table-cell office:value-type="string">
            <text:p>C435E581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33">
            <text:p>0333</text:p>
          </table:table-cell>
          <table:table-cell office:value-type="string">
            <text:p>Pirate's Cove</text:p>
          </table:table-cell>
          <table:table-cell office:value-type="string">
            <text:p>Level 1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7E+015">
            <text:p>6430370000000000</text:p>
          </table:table-cell>
          <table:table-cell office:value-type="float" office:value="6.43037693031E+015">
            <text:p>6430376930310000</text:p>
          </table:table-cell>
          <table:table-cell office:value-type="string">
            <text:p>643037693031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float" office:value="43035333">
            <text:p>43035333</text:p>
          </table:table-cell>
          <table:table-cell office:value-type="float" office:value="42000000">
            <text:p>42000000</text:p>
          </table:table-cell>
          <table:table-cell office:value-type="string">
            <text:p>C425A1A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34">
            <text:p>0334</text:p>
          </table:table-cell>
          <table:table-cell office:value-type="string">
            <text:p>Pirate's Cove</text:p>
          </table:table-cell>
          <table:table-cell office:value-type="string">
            <text:p>Level 1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7E+015">
            <text:p>6430370000000000</text:p>
          </table:table-cell>
          <table:table-cell office:value-type="float" office:value="6.43037693031E+015">
            <text:p>6430376930310000</text:p>
          </table:table-cell>
          <table:table-cell office:value-type="string">
            <text:p>6430376930312D746172752D32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float" office:value="43187958">
            <text:p>43187958</text:p>
          </table:table-cell>
          <table:table-cell office:value-type="float" office:value="42000000">
            <text:p>42000000</text:p>
          </table:table-cell>
          <table:table-cell office:value-type="string">
            <text:p>C4278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35">
            <text:p>0335</text:p>
          </table:table-cell>
          <table:table-cell office:value-type="string">
            <text:p>Pirate's Cove</text:p>
          </table:table-cell>
          <table:table-cell office:value-type="string">
            <text:p>Level 1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037E+015">
            <text:p>6430370000000000</text:p>
          </table:table-cell>
          <table:table-cell office:value-type="float" office:value="6.43037693031E+015">
            <text:p>6430376930310000</text:p>
          </table:table-cell>
          <table:table-cell office:value-type="string">
            <text:p>6430376930312D746172752D33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float" office:value="316">
            <text:p>0316</text:p>
          </table:table-cell>
          <table:table-cell office:value-type="float" office:value="0">
            <text:p>0000</text:p>
          </table:table-cell>
          <table:table-cell office:value-type="string">
            <text:p>432BE6E9</text:p>
          </table:table-cell>
          <table:table-cell office:value-type="float" office:value="42000000">
            <text:p>42000000</text:p>
          </table:table-cell>
          <table:table-cell office:value-type="string">
            <text:p>C4276021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36">
            <text:p>0336</text:p>
          </table:table-cell>
          <table:table-cell office:value-type="string">
            <text:p>Empycchu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0370000000000</text:p>
          </table:table-cell>
          <table:table-cell office:value-type="string">
            <text:p>6D30372D7475626F2D31000000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3CE189</text:p>
          </table:table-cell>
          <table:table-cell office:value-type="string">
            <text:p>41FCCAC1</text:p>
          </table:table-cell>
          <table:table-cell office:value-type="string">
            <text:p>C3D7B66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37">
            <text:p>0337</text:p>
          </table:table-cell>
          <table:table-cell office:value-type="string">
            <text:p>Empycchu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0370000000000</text:p>
          </table:table-cell>
          <table:table-cell office:value-type="string">
            <text:p>6D30372D7475626F2D32000000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2CF8D5</text:p>
          </table:table-cell>
          <table:table-cell office:value-type="string">
            <text:p>41FCCAC1</text:p>
          </table:table-cell>
          <table:table-cell office:value-type="string">
            <text:p>C3D9099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38">
            <text:p>0338</text:p>
          </table:table-cell>
          <table:table-cell office:value-type="string">
            <text:p>Empycchu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0370000000000</text:p>
          </table:table-cell>
          <table:table-cell office:value-type="string">
            <text:p>6D30372D7475626F2D33000000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1FFD71</text:p>
          </table:table-cell>
          <table:table-cell office:value-type="string">
            <text:p>41FCCAC1</text:p>
          </table:table-cell>
          <table:table-cell office:value-type="string">
            <text:p>C3DDCD5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39">
            <text:p>0339</text:p>
          </table:table-cell>
          <table:table-cell office:value-type="string">
            <text:p>Empycchu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0370000000000</text:p>
          </table:table-cell>
          <table:table-cell office:value-type="string">
            <text:p>6D30372D7475626F2D34000000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1">
            <text:p>0111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B83419</text:p>
          </table:table-cell>
          <table:table-cell office:value-type="float" office:value="0">
            <text:p>00000000</text:p>
          </table:table-cell>
          <table:table-cell office:value-type="string">
            <text:p>C3876C8B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3A</text:p>
          </table:table-cell>
          <table:table-cell office:value-type="string">
            <text:p>Empycchu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0370000000000</text:p>
          </table:table-cell>
          <table:table-cell office:value-type="string">
            <text:p>6D30372D7475626F2D35000000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10D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47251F</text:p>
          </table:table-cell>
          <table:table-cell office:value-type="float" office:value="0">
            <text:p>00000000</text:p>
          </table:table-cell>
          <table:table-cell office:value-type="string">
            <text:p>43EB2BA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3B</text:p>
          </table:table-cell>
          <table:table-cell office:value-type="string">
            <text:p>Empycchu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0370000000000</text:p>
          </table:table-cell>
          <table:table-cell office:value-type="string">
            <text:p>6D30372D7475626F2D36000000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53974C</text:p>
          </table:table-cell>
          <table:table-cell office:value-type="float" office:value="0">
            <text:p>00000000</text:p>
          </table:table-cell>
          <table:table-cell office:value-type="string">
            <text:p>43F3078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3C</text:p>
          </table:table-cell>
          <table:table-cell office:value-type="string">
            <text:p>Empycchu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0370000000000</text:p>
          </table:table-cell>
          <table:table-cell office:value-type="string">
            <text:p>6D30372D7475626F2D37000000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07">
            <text:p>0107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9BC51F</text:p>
          </table:table-cell>
          <table:table-cell office:value-type="float" office:value="0">
            <text:p>00000000</text:p>
          </table:table-cell>
          <table:table-cell office:value-type="string">
            <text:p>43BD999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3D</text:p>
          </table:table-cell>
          <table:table-cell office:value-type="string">
            <text:p>Empycchu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0370000000000</text:p>
          </table:table-cell>
          <table:table-cell office:value-type="string">
            <text:p>6D30372D7475626F2D38000000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966A5E</text:p>
          </table:table-cell>
          <table:table-cell office:value-type="float" office:value="0">
            <text:p>00000000</text:p>
          </table:table-cell>
          <table:table-cell office:value-type="string">
            <text:p>43B76937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3E</text:p>
          </table:table-cell>
          <table:table-cell office:value-type="string">
            <text:p>Empycchu</text:p>
          </table:table-cell>
          <table:table-cell office:value-type="string">
            <text:p>Item Shop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70000000000</text:p>
          </table:table-cell>
          <table:table-cell office:value-type="string">
            <text:p>6D30376930310000</text:p>
          </table:table-cell>
          <table:table-cell office:value-type="string">
            <text:p>6D30376930312D7475626F2D31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18CCCD</text:p>
          </table:table-cell>
          <table:table-cell office:value-type="float" office:value="0">
            <text:p>00000000</text:p>
          </table:table-cell>
          <table:table-cell office:value-type="string">
            <text:p>428A3333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3F</text:p>
          </table:table-cell>
          <table:table-cell office:value-type="string">
            <text:p>Empycchu</text:p>
          </table:table-cell>
          <table:table-cell office:value-type="string">
            <text:p>Item Shop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70000000000</text:p>
          </table:table-cell>
          <table:table-cell office:value-type="string">
            <text:p>6D30376930310000</text:p>
          </table:table-cell>
          <table:table-cell office:value-type="string">
            <text:p>6D30376930312D7475626F2D32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18CCCD</text:p>
          </table:table-cell>
          <table:table-cell office:value-type="float" office:value="0">
            <text:p>00000000</text:p>
          </table:table-cell>
          <table:table-cell office:value-type="string">
            <text:p>428A3333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40">
            <text:p>0340</text:p>
          </table:table-cell>
          <table:table-cell office:value-type="string">
            <text:p>Empycchu</text:p>
          </table:table-cell>
          <table:table-cell office:value-type="string">
            <text:p>Item Shop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70000000000</text:p>
          </table:table-cell>
          <table:table-cell office:value-type="string">
            <text:p>6D30376930310000</text:p>
          </table:table-cell>
          <table:table-cell office:value-type="string">
            <text:p>6D30376930312D74626F782D31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string">
            <text:p>00FB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263999A</text:p>
          </table:table-cell>
          <table:table-cell office:value-type="float" office:value="0">
            <text:p>00000000</text:p>
          </table:table-cell>
          <table:table-cell office:value-type="string">
            <text:p>C199999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41">
            <text:p>0341</text:p>
          </table:table-cell>
          <table:table-cell office:value-type="string">
            <text:p>Empycchu</text:p>
          </table:table-cell>
          <table:table-cell office:value-type="string">
            <text:p>Kitchen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70000000000</text:p>
          </table:table-cell>
          <table:table-cell office:value-type="string">
            <text:p>6D30376930320000</text:p>
          </table:table-cell>
          <table:table-cell office:value-type="string">
            <text:p>6D30376930322D7475626F2D31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1380000</text:p>
          </table:table-cell>
          <table:table-cell office:value-type="float" office:value="0">
            <text:p>00000000</text:p>
          </table:table-cell>
          <table:table-cell office:value-type="string">
            <text:p>C2A23333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42">
            <text:p>0342</text:p>
          </table:table-cell>
          <table:table-cell office:value-type="string">
            <text:p>Empycchu</text:p>
          </table:table-cell>
          <table:table-cell office:value-type="string">
            <text:p>Kitchen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70000000000</text:p>
          </table:table-cell>
          <table:table-cell office:value-type="string">
            <text:p>6D30376930320000</text:p>
          </table:table-cell>
          <table:table-cell office:value-type="string">
            <text:p>6D30376930322D7475626F2D32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12CCCCD</text:p>
          </table:table-cell>
          <table:table-cell office:value-type="float" office:value="0">
            <text:p>00000000</text:p>
          </table:table-cell>
          <table:table-cell office:value-type="string">
            <text:p>C2A23333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43">
            <text:p>0343</text:p>
          </table:table-cell>
          <table:table-cell office:value-type="string">
            <text:p>Empycchu</text:p>
          </table:table-cell>
          <table:table-cell office:value-type="string">
            <text:p>Town Hall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70000000000</text:p>
          </table:table-cell>
          <table:table-cell office:value-type="string">
            <text:p>6D30376930330000</text:p>
          </table:table-cell>
          <table:table-cell office:value-type="string">
            <text:p>6D30376930332D7475626F2D31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DE0000</text:p>
          </table:table-cell>
          <table:table-cell office:value-type="float" office:value="0">
            <text:p>00000000</text:p>
          </table:table-cell>
          <table:table-cell office:value-type="string">
            <text:p>42AC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44">
            <text:p>0344</text:p>
          </table:table-cell>
          <table:table-cell office:value-type="string">
            <text:p>Empycchu</text:p>
          </table:table-cell>
          <table:table-cell office:value-type="string">
            <text:p>Town Hall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70000000000</text:p>
          </table:table-cell>
          <table:table-cell office:value-type="string">
            <text:p>6D30376930330000</text:p>
          </table:table-cell>
          <table:table-cell office:value-type="string">
            <text:p>6D30376930332D7475626F2D32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AACCCD</text:p>
          </table:table-cell>
          <table:table-cell office:value-type="float" office:value="0">
            <text:p>00000000</text:p>
          </table:table-cell>
          <table:table-cell office:value-type="string">
            <text:p>42AC999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45">
            <text:p>0345</text:p>
          </table:table-cell>
          <table:table-cell office:value-type="string">
            <text:p>Empycchu</text:p>
          </table:table-cell>
          <table:table-cell office:value-type="string">
            <text:p>Town Hall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70000000000</text:p>
          </table:table-cell>
          <table:table-cell office:value-type="string">
            <text:p>6D30376930330000</text:p>
          </table:table-cell>
          <table:table-cell office:value-type="string">
            <text:p>6D30376930332D7475626F2D33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A4999A</text:p>
          </table:table-cell>
          <table:table-cell office:value-type="float" office:value="0">
            <text:p>00000000</text:p>
          </table:table-cell>
          <table:table-cell office:value-type="string">
            <text:p>C2253333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46">
            <text:p>0346</text:p>
          </table:table-cell>
          <table:table-cell office:value-type="string">
            <text:p>Empycchu</text:p>
          </table:table-cell>
          <table:table-cell office:value-type="string">
            <text:p>Town Hall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70000000000</text:p>
          </table:table-cell>
          <table:table-cell office:value-type="string">
            <text:p>6D30376930330000</text:p>
          </table:table-cell>
          <table:table-cell office:value-type="string">
            <text:p>6D30376930332D7475626F2D34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24">
            <text:p>012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3258000">
            <text:p>43258000</text:p>
          </table:table-cell>
          <table:table-cell office:value-type="float" office:value="0">
            <text:p>00000000</text:p>
          </table:table-cell>
          <table:table-cell office:value-type="string">
            <text:p>41C8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47">
            <text:p>0347</text:p>
          </table:table-cell>
          <table:table-cell office:value-type="string">
            <text:p>Empycchu</text:p>
          </table:table-cell>
          <table:table-cell office:value-type="string">
            <text:p>Town Hall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70000000000</text:p>
          </table:table-cell>
          <table:table-cell office:value-type="string">
            <text:p>6D30376930330000</text:p>
          </table:table-cell>
          <table:table-cell office:value-type="string">
            <text:p>6D30376930332D74616E73312D310000</text:p>
          </table:table-cell>
          <table:table-cell office:value-type="float" office:value="8">
            <text:p>0008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string">
            <text:p>006C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283333</text:p>
          </table:table-cell>
          <table:table-cell office:value-type="float" office:value="0">
            <text:p>00000000</text:p>
          </table:table-cell>
          <table:table-cell office:value-type="string">
            <text:p>429D0000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48">
            <text:p>0348</text:p>
          </table:table-cell>
          <table:table-cell office:value-type="string">
            <text:p>Empycchu</text:p>
          </table:table-cell>
          <table:table-cell office:value-type="string">
            <text:p>Residence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70000000000</text:p>
          </table:table-cell>
          <table:table-cell office:value-type="string">
            <text:p>6D30376930340000</text:p>
          </table:table-cell>
          <table:table-cell office:value-type="string">
            <text:p>6D30376930342D7475626F2D31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25">
            <text:p>0125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2876666">
            <text:p>42876666</text:p>
          </table:table-cell>
          <table:table-cell office:value-type="float" office:value="0">
            <text:p>00000000</text:p>
          </table:table-cell>
          <table:table-cell office:value-type="string">
            <text:p>C294999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49">
            <text:p>0349</text:p>
          </table:table-cell>
          <table:table-cell office:value-type="string">
            <text:p>Empycchu</text:p>
          </table:table-cell>
          <table:table-cell office:value-type="string">
            <text:p>Residence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70000000000</text:p>
          </table:table-cell>
          <table:table-cell office:value-type="string">
            <text:p>6D30376930340000</text:p>
          </table:table-cell>
          <table:table-cell office:value-type="string">
            <text:p>6D30376930342D7475626F2D32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20">
            <text:p>0120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2876666">
            <text:p>42876666</text:p>
          </table:table-cell>
          <table:table-cell office:value-type="float" office:value="0">
            <text:p>00000000</text:p>
          </table:table-cell>
          <table:table-cell office:value-type="string">
            <text:p>C24ACCC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4A</text:p>
          </table:table-cell>
          <table:table-cell office:value-type="string">
            <text:p>Empycchu</text:p>
          </table:table-cell>
          <table:table-cell office:value-type="string">
            <text:p>Residence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70000000000</text:p>
          </table:table-cell>
          <table:table-cell office:value-type="string">
            <text:p>6D30376930340000</text:p>
          </table:table-cell>
          <table:table-cell office:value-type="string">
            <text:p>6D30376930342D7475626F2D33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44E666</text:p>
          </table:table-cell>
          <table:table-cell office:value-type="float" office:value="0">
            <text:p>00000000</text:p>
          </table:table-cell>
          <table:table-cell office:value-type="string">
            <text:p>C129999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4B</text:p>
          </table:table-cell>
          <table:table-cell office:value-type="string">
            <text:p>Empycchu</text:p>
          </table:table-cell>
          <table:table-cell office:value-type="string">
            <text:p>Residence</text:p>
          </table:table-cell>
          <table:table-cell office:value-type="string">
            <text:p>Sack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70000000000</text:p>
          </table:table-cell>
          <table:table-cell office:value-type="string">
            <text:p>6D30376930340000</text:p>
          </table:table-cell>
          <table:table-cell office:value-type="string">
            <text:p>6D30376930342D7361636B2D31000000</text:p>
          </table:table-cell>
          <table:table-cell office:value-type="string">
            <text:p>000B</text:p>
          </table:table-cell>
          <table:table-cell office:value-type="float" office:value="6">
            <text:p>0006</text:p>
          </table:table-cell>
          <table:table-cell table:number-columns-repeated="4" office:value-type="float" office:value="0">
            <text:p>0000</text:p>
          </table:table-cell>
          <table:table-cell office:value-type="float" office:value="42266666">
            <text:p>42266666</text:p>
          </table:table-cell>
          <table:table-cell office:value-type="float" office:value="0">
            <text:p>00000000</text:p>
          </table:table-cell>
          <table:table-cell office:value-type="string">
            <text:p>C2B73333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4C</text:p>
          </table:table-cell>
          <table:table-cell office:value-type="string">
            <text:p>Empycchu</text:p>
          </table:table-cell>
          <table:table-cell office:value-type="string">
            <text:p>Smithy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70000000000</text:p>
          </table:table-cell>
          <table:table-cell office:value-type="string">
            <text:p>6D30376930350000</text:p>
          </table:table-cell>
          <table:table-cell office:value-type="string">
            <text:p>6D30376930352D7475626F2D31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26">
            <text:p>0126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846666</text:p>
          </table:table-cell>
          <table:table-cell office:value-type="float" office:value="0">
            <text:p>00000000</text:p>
          </table:table-cell>
          <table:table-cell office:value-type="string">
            <text:p>4323E66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4D</text:p>
          </table:table-cell>
          <table:table-cell office:value-type="string">
            <text:p>Empycchu</text:p>
          </table:table-cell>
          <table:table-cell office:value-type="string">
            <text:p>Smithy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70000000000</text:p>
          </table:table-cell>
          <table:table-cell office:value-type="string">
            <text:p>6D30376930350000</text:p>
          </table:table-cell>
          <table:table-cell office:value-type="string">
            <text:p>6D30376930352D7475626F2D32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27">
            <text:p>0127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3ECCCD</text:p>
          </table:table-cell>
          <table:table-cell office:value-type="float" office:value="0">
            <text:p>00000000</text:p>
          </table:table-cell>
          <table:table-cell office:value-type="float" office:value="43243333">
            <text:p>43243333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4E</text:p>
          </table:table-cell>
          <table:table-cell office:value-type="string">
            <text:p>Empycchu</text:p>
          </table:table-cell>
          <table:table-cell office:value-type="string">
            <text:p>Smithy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70000000000</text:p>
          </table:table-cell>
          <table:table-cell office:value-type="string">
            <text:p>6D30376930350000</text:p>
          </table:table-cell>
          <table:table-cell office:value-type="string">
            <text:p>6D30376930352D7475626F2D33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906666</text:p>
          </table:table-cell>
          <table:table-cell office:value-type="float" office:value="0">
            <text:p>00000000</text:p>
          </table:table-cell>
          <table:table-cell office:value-type="string">
            <text:p>C280CCC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4F</text:p>
          </table:table-cell>
          <table:table-cell office:value-type="string">
            <text:p>Empycchu</text:p>
          </table:table-cell>
          <table:table-cell office:value-type="string">
            <text:p>Smithy</text:p>
          </table:table-cell>
          <table:table-cell office:value-type="string">
            <text:p>Sack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70000000000</text:p>
          </table:table-cell>
          <table:table-cell office:value-type="string">
            <text:p>6D30376930350000</text:p>
          </table:table-cell>
          <table:table-cell office:value-type="string">
            <text:p>6D30376930352D7361636B2D31000000</text:p>
          </table:table-cell>
          <table:table-cell office:value-type="string">
            <text:p>000B</text:p>
          </table:table-cell>
          <table:table-cell office:value-type="float" office:value="6">
            <text:p>0006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B63333</text:p>
          </table:table-cell>
          <table:table-cell office:value-type="float" office:value="0">
            <text:p>00000000</text:p>
          </table:table-cell>
          <table:table-cell office:value-type="string">
            <text:p>42CD3333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50">
            <text:p>0350</text:p>
          </table:table-cell>
          <table:table-cell office:value-type="string">
            <text:p>Empycchu</text:p>
          </table:table-cell>
          <table:table-cell office:value-type="string">
            <text:p>Smithy</text:p>
          </table:table-cell>
          <table:table-cell office:value-type="string">
            <text:p>Sack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70000000000</text:p>
          </table:table-cell>
          <table:table-cell office:value-type="string">
            <text:p>6D30376930350000</text:p>
          </table:table-cell>
          <table:table-cell office:value-type="string">
            <text:p>6D30376930352D7361636B2D32000000</text:p>
          </table:table-cell>
          <table:table-cell office:value-type="string">
            <text:p>000B</text:p>
          </table:table-cell>
          <table:table-cell office:value-type="float" office:value="6">
            <text:p>0006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B5999A</text:p>
          </table:table-cell>
          <table:table-cell office:value-type="float" office:value="0">
            <text:p>00000000</text:p>
          </table:table-cell>
          <table:table-cell office:value-type="string">
            <text:p>430A4CCD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51">
            <text:p>0351</text:p>
          </table:table-cell>
          <table:table-cell office:value-type="string">
            <text:p>Dark Empycchu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1320000000000</text:p>
          </table:table-cell>
          <table:table-cell office:value-type="string">
            <text:p>6D31322D7475626F2D31000000000000</text:p>
          </table:table-cell>
          <table:table-cell office:value-type="float" office:value="5">
            <text:p>0005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28">
            <text:p>0128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3CE189</text:p>
          </table:table-cell>
          <table:table-cell office:value-type="string">
            <text:p>41FCCAC1</text:p>
          </table:table-cell>
          <table:table-cell office:value-type="string">
            <text:p>C3D7B66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52">
            <text:p>0352</text:p>
          </table:table-cell>
          <table:table-cell office:value-type="string">
            <text:p>Dark Empycchu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1320000000000</text:p>
          </table:table-cell>
          <table:table-cell office:value-type="string">
            <text:p>6D31322D7475626F2D32000000000000</text:p>
          </table:table-cell>
          <table:table-cell office:value-type="float" office:value="5">
            <text:p>0005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2CF8D5</text:p>
          </table:table-cell>
          <table:table-cell office:value-type="string">
            <text:p>41FCCAC1</text:p>
          </table:table-cell>
          <table:table-cell office:value-type="string">
            <text:p>C3D9099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53">
            <text:p>0353</text:p>
          </table:table-cell>
          <table:table-cell office:value-type="string">
            <text:p>Dark Empycchu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1320000000000</text:p>
          </table:table-cell>
          <table:table-cell office:value-type="string">
            <text:p>6D31322D7475626F2D33000000000000</text:p>
          </table:table-cell>
          <table:table-cell office:value-type="float" office:value="5">
            <text:p>0005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1FFD71</text:p>
          </table:table-cell>
          <table:table-cell office:value-type="string">
            <text:p>41FCCAC1</text:p>
          </table:table-cell>
          <table:table-cell office:value-type="string">
            <text:p>C3DDCD5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54">
            <text:p>0354</text:p>
          </table:table-cell>
          <table:table-cell office:value-type="string">
            <text:p>Dark Empycchu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1320000000000</text:p>
          </table:table-cell>
          <table:table-cell office:value-type="string">
            <text:p>6D31322D7475626F2D34000000000000</text:p>
          </table:table-cell>
          <table:table-cell office:value-type="float" office:value="5">
            <text:p>0005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B4A439</text:p>
          </table:table-cell>
          <table:table-cell office:value-type="float" office:value="0">
            <text:p>00000000</text:p>
          </table:table-cell>
          <table:table-cell office:value-type="string">
            <text:p>C3870E35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55">
            <text:p>0355</text:p>
          </table:table-cell>
          <table:table-cell office:value-type="string">
            <text:p>Dark Empycchu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1320000000000</text:p>
          </table:table-cell>
          <table:table-cell office:value-type="string">
            <text:p>6D31322D7475626F2D35000000000000</text:p>
          </table:table-cell>
          <table:table-cell office:value-type="float" office:value="5">
            <text:p>0005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3E0FDF</text:p>
          </table:table-cell>
          <table:table-cell office:value-type="float" office:value="0">
            <text:p>00000000</text:p>
          </table:table-cell>
          <table:table-cell office:value-type="string">
            <text:p>43EC9F7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56">
            <text:p>0356</text:p>
          </table:table-cell>
          <table:table-cell office:value-type="string">
            <text:p>Dark Empycchu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1320000000000</text:p>
          </table:table-cell>
          <table:table-cell office:value-type="string">
            <text:p>6D31322D7475626F2D36000000000000</text:p>
          </table:table-cell>
          <table:table-cell office:value-type="float" office:value="5">
            <text:p>0005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4C9BE7</text:p>
          </table:table-cell>
          <table:table-cell office:value-type="float" office:value="0">
            <text:p>00000000</text:p>
          </table:table-cell>
          <table:table-cell office:value-type="string">
            <text:p>43F545E3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57">
            <text:p>0357</text:p>
          </table:table-cell>
          <table:table-cell office:value-type="string">
            <text:p>Dark Empycchu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1320000000000</text:p>
          </table:table-cell>
          <table:table-cell office:value-type="string">
            <text:p>6D31322D7475626F2D37000000000000</text:p>
          </table:table-cell>
          <table:table-cell office:value-type="float" office:value="5">
            <text:p>0005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9B3DB2</text:p>
          </table:table-cell>
          <table:table-cell office:value-type="float" office:value="0">
            <text:p>00000000</text:p>
          </table:table-cell>
          <table:table-cell office:value-type="string">
            <text:p>43BE21CB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58">
            <text:p>0358</text:p>
          </table:table-cell>
          <table:table-cell office:value-type="string">
            <text:p>Dark Empycchu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1320000000000</text:p>
          </table:table-cell>
          <table:table-cell office:value-type="string">
            <text:p>6D31322D7475626F2D38000000000000</text:p>
          </table:table-cell>
          <table:table-cell office:value-type="float" office:value="5">
            <text:p>0005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11E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94CAC1</text:p>
          </table:table-cell>
          <table:table-cell office:value-type="float" office:value="0">
            <text:p>00000000</text:p>
          </table:table-cell>
          <table:table-cell office:value-type="string">
            <text:p>43B7149C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59">
            <text:p>0359</text:p>
          </table:table-cell>
          <table:table-cell office:value-type="string">
            <text:p>Dark Empycchu</text:p>
          </table:table-cell>
          <table:table-cell office:value-type="string">
            <text:p>Item Shop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20000000000</text:p>
          </table:table-cell>
          <table:table-cell office:value-type="string">
            <text:p>6D31326930310000</text:p>
          </table:table-cell>
          <table:table-cell office:value-type="string">
            <text:p>6D31326930312D7475626F2D31000000</text:p>
          </table:table-cell>
          <table:table-cell office:value-type="float" office:value="5">
            <text:p>0005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string">
            <text:p>00B4</text:p>
          </table:table-cell>
          <table:table-cell office:value-type="float" office:value="0">
            <text:p>0000</text:p>
          </table:table-cell>
          <table:table-cell office:value-type="string">
            <text:p>C218CCCD</text:p>
          </table:table-cell>
          <table:table-cell office:value-type="float" office:value="0">
            <text:p>00000000</text:p>
          </table:table-cell>
          <table:table-cell office:value-type="string">
            <text:p>428A3333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5A</text:p>
          </table:table-cell>
          <table:table-cell office:value-type="string">
            <text:p>Dark Empycchu</text:p>
          </table:table-cell>
          <table:table-cell office:value-type="string">
            <text:p>Item Shop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20000000000</text:p>
          </table:table-cell>
          <table:table-cell office:value-type="string">
            <text:p>6D31326930310000</text:p>
          </table:table-cell>
          <table:table-cell office:value-type="string">
            <text:p>6D31326930312D7475626F2D32000000</text:p>
          </table:table-cell>
          <table:table-cell office:value-type="float" office:value="5">
            <text:p>0005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18CCCD</text:p>
          </table:table-cell>
          <table:table-cell office:value-type="float" office:value="0">
            <text:p>00000000</text:p>
          </table:table-cell>
          <table:table-cell office:value-type="string">
            <text:p>428A3333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5B</text:p>
          </table:table-cell>
          <table:table-cell office:value-type="string">
            <text:p>Dark Empycchu</text:p>
          </table:table-cell>
          <table:table-cell office:value-type="string">
            <text:p>Item Shop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20000000000</text:p>
          </table:table-cell>
          <table:table-cell office:value-type="string">
            <text:p>6D31326930310000</text:p>
          </table:table-cell>
          <table:table-cell office:value-type="string">
            <text:p>6D31326930312D74626F782D31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float" office:value="101">
            <text:p>0101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263999A</text:p>
          </table:table-cell>
          <table:table-cell office:value-type="float" office:value="0">
            <text:p>00000000</text:p>
          </table:table-cell>
          <table:table-cell office:value-type="string">
            <text:p>C199999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5C</text:p>
          </table:table-cell>
          <table:table-cell office:value-type="string">
            <text:p>Dark Empycchu</text:p>
          </table:table-cell>
          <table:table-cell office:value-type="string">
            <text:p>Kitchen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20000000000</text:p>
          </table:table-cell>
          <table:table-cell office:value-type="string">
            <text:p>6D31326930320000</text:p>
          </table:table-cell>
          <table:table-cell office:value-type="string">
            <text:p>6D31326930322D7475626F2D31000000</text:p>
          </table:table-cell>
          <table:table-cell office:value-type="float" office:value="5">
            <text:p>0005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20">
            <text:p>0120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1380000</text:p>
          </table:table-cell>
          <table:table-cell office:value-type="float" office:value="0">
            <text:p>00000000</text:p>
          </table:table-cell>
          <table:table-cell office:value-type="string">
            <text:p>C2A23333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5D</text:p>
          </table:table-cell>
          <table:table-cell office:value-type="string">
            <text:p>Dark Empycchu</text:p>
          </table:table-cell>
          <table:table-cell office:value-type="string">
            <text:p>Kitchen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20000000000</text:p>
          </table:table-cell>
          <table:table-cell office:value-type="string">
            <text:p>6D31326930320000</text:p>
          </table:table-cell>
          <table:table-cell office:value-type="string">
            <text:p>6D31326930322D7475626F2D32000000</text:p>
          </table:table-cell>
          <table:table-cell office:value-type="float" office:value="5">
            <text:p>0005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12CCCCD</text:p>
          </table:table-cell>
          <table:table-cell office:value-type="float" office:value="0">
            <text:p>00000000</text:p>
          </table:table-cell>
          <table:table-cell office:value-type="string">
            <text:p>C2A23333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5E</text:p>
          </table:table-cell>
          <table:table-cell office:value-type="string">
            <text:p>Dark Empycchu</text:p>
          </table:table-cell>
          <table:table-cell office:value-type="string">
            <text:p>Town Hall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20000000000</text:p>
          </table:table-cell>
          <table:table-cell office:value-type="string">
            <text:p>6D31326930330000</text:p>
          </table:table-cell>
          <table:table-cell office:value-type="string">
            <text:p>6D31326930332D7475626F2D31000000</text:p>
          </table:table-cell>
          <table:table-cell office:value-type="float" office:value="5">
            <text:p>0005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DE0000</text:p>
          </table:table-cell>
          <table:table-cell office:value-type="float" office:value="0">
            <text:p>00000000</text:p>
          </table:table-cell>
          <table:table-cell office:value-type="string">
            <text:p>42AC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5F</text:p>
          </table:table-cell>
          <table:table-cell office:value-type="string">
            <text:p>Dark Empycchu</text:p>
          </table:table-cell>
          <table:table-cell office:value-type="string">
            <text:p>Town Hall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20000000000</text:p>
          </table:table-cell>
          <table:table-cell office:value-type="string">
            <text:p>6D31326930330000</text:p>
          </table:table-cell>
          <table:table-cell office:value-type="string">
            <text:p>6D31326930332D7475626F2D32000000</text:p>
          </table:table-cell>
          <table:table-cell office:value-type="float" office:value="5">
            <text:p>0005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0F5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AACCCD</text:p>
          </table:table-cell>
          <table:table-cell office:value-type="float" office:value="0">
            <text:p>00000000</text:p>
          </table:table-cell>
          <table:table-cell office:value-type="string">
            <text:p>42AC999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60">
            <text:p>0360</text:p>
          </table:table-cell>
          <table:table-cell office:value-type="string">
            <text:p>Dark Empycchu</text:p>
          </table:table-cell>
          <table:table-cell office:value-type="string">
            <text:p>Town Hall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20000000000</text:p>
          </table:table-cell>
          <table:table-cell office:value-type="string">
            <text:p>6D31326930330000</text:p>
          </table:table-cell>
          <table:table-cell office:value-type="string">
            <text:p>6D31326930332D7475626F2D33000000</text:p>
          </table:table-cell>
          <table:table-cell office:value-type="float" office:value="5">
            <text:p>0005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A4999A</text:p>
          </table:table-cell>
          <table:table-cell office:value-type="float" office:value="0">
            <text:p>00000000</text:p>
          </table:table-cell>
          <table:table-cell office:value-type="string">
            <text:p>C2253333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61">
            <text:p>0361</text:p>
          </table:table-cell>
          <table:table-cell office:value-type="string">
            <text:p>Dark Empycchu</text:p>
          </table:table-cell>
          <table:table-cell office:value-type="string">
            <text:p>Town Hall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20000000000</text:p>
          </table:table-cell>
          <table:table-cell office:value-type="string">
            <text:p>6D31326930330000</text:p>
          </table:table-cell>
          <table:table-cell office:value-type="string">
            <text:p>6D31326930332D7475626F2D34000000</text:p>
          </table:table-cell>
          <table:table-cell office:value-type="float" office:value="5">
            <text:p>0005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24">
            <text:p>012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3258000">
            <text:p>43258000</text:p>
          </table:table-cell>
          <table:table-cell office:value-type="float" office:value="0">
            <text:p>00000000</text:p>
          </table:table-cell>
          <table:table-cell office:value-type="string">
            <text:p>41C8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62">
            <text:p>0362</text:p>
          </table:table-cell>
          <table:table-cell office:value-type="string">
            <text:p>Dark Empycchu</text:p>
          </table:table-cell>
          <table:table-cell office:value-type="string">
            <text:p>Town Hall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20000000000</text:p>
          </table:table-cell>
          <table:table-cell office:value-type="string">
            <text:p>6D31326930330000</text:p>
          </table:table-cell>
          <table:table-cell office:value-type="string">
            <text:p>6D31326930332D74616E73312D310000</text:p>
          </table:table-cell>
          <table:table-cell office:value-type="string">
            <text:p>003B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283333</text:p>
          </table:table-cell>
          <table:table-cell office:value-type="float" office:value="0">
            <text:p>00000000</text:p>
          </table:table-cell>
          <table:table-cell office:value-type="string">
            <text:p>429D0000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63">
            <text:p>0363</text:p>
          </table:table-cell>
          <table:table-cell office:value-type="string">
            <text:p>Dark Empycchu</text:p>
          </table:table-cell>
          <table:table-cell office:value-type="string">
            <text:p>Residence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20000000000</text:p>
          </table:table-cell>
          <table:table-cell office:value-type="string">
            <text:p>6D31326930340000</text:p>
          </table:table-cell>
          <table:table-cell office:value-type="string">
            <text:p>6D31326930342D7475626F2D31000000</text:p>
          </table:table-cell>
          <table:table-cell office:value-type="float" office:value="5">
            <text:p>0005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2876666">
            <text:p>42876666</text:p>
          </table:table-cell>
          <table:table-cell office:value-type="float" office:value="0">
            <text:p>00000000</text:p>
          </table:table-cell>
          <table:table-cell office:value-type="string">
            <text:p>C294999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64">
            <text:p>0364</text:p>
          </table:table-cell>
          <table:table-cell office:value-type="string">
            <text:p>Dark Empycchu</text:p>
          </table:table-cell>
          <table:table-cell office:value-type="string">
            <text:p>Residence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20000000000</text:p>
          </table:table-cell>
          <table:table-cell office:value-type="string">
            <text:p>6D31326930340000</text:p>
          </table:table-cell>
          <table:table-cell office:value-type="string">
            <text:p>6D31326930342D7475626F2D32000000</text:p>
          </table:table-cell>
          <table:table-cell office:value-type="float" office:value="5">
            <text:p>0005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float" office:value="42876666">
            <text:p>42876666</text:p>
          </table:table-cell>
          <table:table-cell office:value-type="float" office:value="0">
            <text:p>00000000</text:p>
          </table:table-cell>
          <table:table-cell office:value-type="string">
            <text:p>C24ACCC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65">
            <text:p>0365</text:p>
          </table:table-cell>
          <table:table-cell office:value-type="string">
            <text:p>Dark Empycchu</text:p>
          </table:table-cell>
          <table:table-cell office:value-type="string">
            <text:p>Residence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20000000000</text:p>
          </table:table-cell>
          <table:table-cell office:value-type="string">
            <text:p>6D31326930340000</text:p>
          </table:table-cell>
          <table:table-cell office:value-type="string">
            <text:p>6D31326930342D7475626F2D33000000</text:p>
          </table:table-cell>
          <table:table-cell office:value-type="float" office:value="5">
            <text:p>0005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12F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44E666</text:p>
          </table:table-cell>
          <table:table-cell office:value-type="float" office:value="0">
            <text:p>00000000</text:p>
          </table:table-cell>
          <table:table-cell office:value-type="string">
            <text:p>C129999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66">
            <text:p>0366</text:p>
          </table:table-cell>
          <table:table-cell office:value-type="string">
            <text:p>Dark Empycchu</text:p>
          </table:table-cell>
          <table:table-cell office:value-type="string">
            <text:p>Residence</text:p>
          </table:table-cell>
          <table:table-cell office:value-type="string">
            <text:p>Sack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20000000000</text:p>
          </table:table-cell>
          <table:table-cell office:value-type="string">
            <text:p>6D31326930340000</text:p>
          </table:table-cell>
          <table:table-cell office:value-type="string">
            <text:p>6D31326930342D7361636B2D31000000</text:p>
          </table:table-cell>
          <table:table-cell office:value-type="string">
            <text:p>000D</text:p>
          </table:table-cell>
          <table:table-cell office:value-type="float" office:value="6">
            <text:p>0006</text:p>
          </table:table-cell>
          <table:table-cell table:number-columns-repeated="4" office:value-type="float" office:value="0">
            <text:p>0000</text:p>
          </table:table-cell>
          <table:table-cell office:value-type="float" office:value="42266666">
            <text:p>42266666</text:p>
          </table:table-cell>
          <table:table-cell office:value-type="float" office:value="0">
            <text:p>00000000</text:p>
          </table:table-cell>
          <table:table-cell office:value-type="string">
            <text:p>C2B73333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67">
            <text:p>0367</text:p>
          </table:table-cell>
          <table:table-cell office:value-type="string">
            <text:p>Dark Empycchu</text:p>
          </table:table-cell>
          <table:table-cell office:value-type="string">
            <text:p>Smithy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20000000000</text:p>
          </table:table-cell>
          <table:table-cell office:value-type="string">
            <text:p>6D31326930350000</text:p>
          </table:table-cell>
          <table:table-cell office:value-type="string">
            <text:p>6D31326930352D7475626F2D31000000</text:p>
          </table:table-cell>
          <table:table-cell office:value-type="float" office:value="5">
            <text:p>0005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846666</text:p>
          </table:table-cell>
          <table:table-cell office:value-type="float" office:value="0">
            <text:p>00000000</text:p>
          </table:table-cell>
          <table:table-cell office:value-type="string">
            <text:p>4323E66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68">
            <text:p>0368</text:p>
          </table:table-cell>
          <table:table-cell office:value-type="string">
            <text:p>Dark Empycchu</text:p>
          </table:table-cell>
          <table:table-cell office:value-type="string">
            <text:p>Smithy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20000000000</text:p>
          </table:table-cell>
          <table:table-cell office:value-type="string">
            <text:p>6D31326930350000</text:p>
          </table:table-cell>
          <table:table-cell office:value-type="string">
            <text:p>6D31326930352D7475626F2D32000000</text:p>
          </table:table-cell>
          <table:table-cell office:value-type="float" office:value="5">
            <text:p>0005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3">
            <text:p>0113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3ECCCD</text:p>
          </table:table-cell>
          <table:table-cell office:value-type="float" office:value="0">
            <text:p>00000000</text:p>
          </table:table-cell>
          <table:table-cell office:value-type="float" office:value="43243333">
            <text:p>43243333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69">
            <text:p>0369</text:p>
          </table:table-cell>
          <table:table-cell office:value-type="string">
            <text:p>Dark Empycchu</text:p>
          </table:table-cell>
          <table:table-cell office:value-type="string">
            <text:p>Smithy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20000000000</text:p>
          </table:table-cell>
          <table:table-cell office:value-type="string">
            <text:p>6D31326930350000</text:p>
          </table:table-cell>
          <table:table-cell office:value-type="string">
            <text:p>6D31326930352D7475626F2D33000000</text:p>
          </table:table-cell>
          <table:table-cell office:value-type="float" office:value="5">
            <text:p>0005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906666</text:p>
          </table:table-cell>
          <table:table-cell office:value-type="float" office:value="0">
            <text:p>00000000</text:p>
          </table:table-cell>
          <table:table-cell office:value-type="string">
            <text:p>C280CCC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6A</text:p>
          </table:table-cell>
          <table:table-cell office:value-type="string">
            <text:p>Dark Empycchu</text:p>
          </table:table-cell>
          <table:table-cell office:value-type="string">
            <text:p>Smithy</text:p>
          </table:table-cell>
          <table:table-cell office:value-type="string">
            <text:p>Sack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20000000000</text:p>
          </table:table-cell>
          <table:table-cell office:value-type="string">
            <text:p>6D31326930350000</text:p>
          </table:table-cell>
          <table:table-cell office:value-type="string">
            <text:p>6D31326930352D7361636B2D31000000</text:p>
          </table:table-cell>
          <table:table-cell office:value-type="string">
            <text:p>000D</text:p>
          </table:table-cell>
          <table:table-cell office:value-type="float" office:value="6">
            <text:p>0006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B63333</text:p>
          </table:table-cell>
          <table:table-cell office:value-type="float" office:value="0">
            <text:p>00000000</text:p>
          </table:table-cell>
          <table:table-cell office:value-type="string">
            <text:p>42CD3333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6B</text:p>
          </table:table-cell>
          <table:table-cell office:value-type="string">
            <text:p>Dark Empycchu</text:p>
          </table:table-cell>
          <table:table-cell office:value-type="string">
            <text:p>Smithy</text:p>
          </table:table-cell>
          <table:table-cell office:value-type="string">
            <text:p>Sack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20000000000</text:p>
          </table:table-cell>
          <table:table-cell office:value-type="string">
            <text:p>6D31326930350000</text:p>
          </table:table-cell>
          <table:table-cell office:value-type="string">
            <text:p>6D31326930352D7361636B2D32000000</text:p>
          </table:table-cell>
          <table:table-cell office:value-type="string">
            <text:p>000D</text:p>
          </table:table-cell>
          <table:table-cell office:value-type="float" office:value="6">
            <text:p>0006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B5999A</text:p>
          </table:table-cell>
          <table:table-cell office:value-type="float" office:value="0">
            <text:p>00000000</text:p>
          </table:table-cell>
          <table:table-cell office:value-type="string">
            <text:p>430A4CCD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6C</text:p>
          </table:table-cell>
          <table:table-cell office:value-type="string">
            <text:p>Godbird's Eyrie (Dark)</text:p>
          </table:table-cell>
          <table:table-cell office:value-type="string">
            <text:p>Level 4 Outside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43034E+015">
            <text:p>7430340000000000</text:p>
          </table:table-cell>
          <table:table-cell office:value-type="float" office:value="7.43034E+015">
            <text:p>7430340000000000</text:p>
          </table:table-cell>
          <table:table-cell office:value-type="string">
            <text:p>7430342D74626F782D31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string">
            <text:p>004E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CE66E9</text:p>
          </table:table-cell>
          <table:table-cell office:value-type="string">
            <text:p>447169EC</text:p>
          </table:table-cell>
          <table:table-cell office:value-type="string">
            <text:p>43D12C29</text:p>
          </table:table-cell>
          <table:table-cell office:value-type="string">
            <text:p>42DE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6D</text:p>
          </table:table-cell>
          <table:table-cell office:value-type="string">
            <text:p>Godbird's Eyrie (Dark)</text:p>
          </table:table-cell>
          <table:table-cell office:value-type="string">
            <text:p>Level 1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43034E+015">
            <text:p>7430340000000000</text:p>
          </table:table-cell>
          <table:table-cell office:value-type="float" office:value="7.43034693031E+015">
            <text:p>7430346930310000</text:p>
          </table:table-cell>
          <table:table-cell office:value-type="string">
            <text:p>7430346930312D74626F782D31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string">
            <text:p>0FA0</text:p>
          </table:table-cell>
          <table:table-cell office:value-type="float" office:value="0">
            <text:p>0000</text:p>
          </table:table-cell>
          <table:table-cell office:value-type="string">
            <text:p>C2D40000</text:p>
          </table:table-cell>
          <table:table-cell office:value-type="string">
            <text:p>430DCCCD</text:p>
          </table:table-cell>
          <table:table-cell office:value-type="string">
            <text:p>C30E0000</text:p>
          </table:table-cell>
          <table:table-cell office:value-type="float" office:value="42700000">
            <text:p>427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6E</text:p>
          </table:table-cell>
          <table:table-cell office:value-type="string">
            <text:p>Godbird's Eyrie (Dark)</text:p>
          </table:table-cell>
          <table:table-cell office:value-type="string">
            <text:p>Level 2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43034E+015">
            <text:p>7430340000000000</text:p>
          </table:table-cell>
          <table:table-cell office:value-type="float" office:value="7.43034693032E+015">
            <text:p>7430346930320000</text:p>
          </table:table-cell>
          <table:table-cell office:value-type="string">
            <text:p>7430346930322D74626F782D31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011C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A20000</text:p>
          </table:table-cell>
          <table:table-cell office:value-type="float" office:value="43013333">
            <text:p>43013333</text:p>
          </table:table-cell>
          <table:table-cell office:value-type="string">
            <text:p>C31A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6F</text:p>
          </table:table-cell>
          <table:table-cell office:value-type="string">
            <text:p>Godbird's Eyrie (Dark)</text:p>
          </table:table-cell>
          <table:table-cell office:value-type="string">
            <text:p>Level 3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43034E+015">
            <text:p>7430340000000000</text:p>
          </table:table-cell>
          <table:table-cell office:value-type="float" office:value="7.43034693033E+015">
            <text:p>7430346930330000</text:p>
          </table:table-cell>
          <table:table-cell office:value-type="string">
            <text:p>7430346930332D74626F782D31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string">
            <text:p>00F2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1D00000</text:p>
          </table:table-cell>
          <table:table-cell office:value-type="string">
            <text:p>4280CCCD</text:p>
          </table:table-cell>
          <table:table-cell office:value-type="float" office:value="43988000">
            <text:p>43988000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70">
            <text:p>0370</text:p>
          </table:table-cell>
          <table:table-cell office:value-type="string">
            <text:p>Godbird's Eyrie (Dark)</text:p>
          </table:table-cell>
          <table:table-cell office:value-type="string">
            <text:p>Level 5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43034E+015">
            <text:p>7430340000000000</text:p>
          </table:table-cell>
          <table:table-cell office:value-type="float" office:value="7.43034693035E+015">
            <text:p>7430346930350000</text:p>
          </table:table-cell>
          <table:table-cell office:value-type="string">
            <text:p>7430346930352D74626F782D31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float" office:value="121">
            <text:p>0121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3260000">
            <text:p>43260000</text:p>
          </table:table-cell>
          <table:table-cell office:value-type="float" office:value="44028000">
            <text:p>44028000</text:p>
          </table:table-cell>
          <table:table-cell office:value-type="float" office:value="43420000">
            <text:p>43420000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71">
            <text:p>0371</text:p>
          </table:table-cell>
          <table:table-cell office:value-type="string">
            <text:p>Godbird's Eyrie</text:p>
          </table:table-cell>
          <table:table-cell office:value-type="string">
            <text:p>Level 4 Outside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43032E+015">
            <text:p>7430320000000000</text:p>
          </table:table-cell>
          <table:table-cell office:value-type="float" office:value="7.43032E+015">
            <text:p>7430320000000000</text:p>
          </table:table-cell>
          <table:table-cell office:value-type="string">
            <text:p>7430322D74626F782D31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string">
            <text:p>011F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CE66E9</text:p>
          </table:table-cell>
          <table:table-cell office:value-type="string">
            <text:p>447169EC</text:p>
          </table:table-cell>
          <table:table-cell office:value-type="string">
            <text:p>43D12C29</text:p>
          </table:table-cell>
          <table:table-cell office:value-type="string">
            <text:p>42DE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72">
            <text:p>0372</text:p>
          </table:table-cell>
          <table:table-cell office:value-type="string">
            <text:p>Godbird's Eyrie</text:p>
          </table:table-cell>
          <table:table-cell office:value-type="string">
            <text:p>Level 1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43032E+015">
            <text:p>7430320000000000</text:p>
          </table:table-cell>
          <table:table-cell office:value-type="float" office:value="7.43032693031E+015">
            <text:p>7430326930310000</text:p>
          </table:table-cell>
          <table:table-cell office:value-type="string">
            <text:p>7430326930312D74626F782D31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D40000</text:p>
          </table:table-cell>
          <table:table-cell office:value-type="string">
            <text:p>430DCCCD</text:p>
          </table:table-cell>
          <table:table-cell office:value-type="string">
            <text:p>C30E0000</text:p>
          </table:table-cell>
          <table:table-cell office:value-type="float" office:value="42700000">
            <text:p>427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73">
            <text:p>0373</text:p>
          </table:table-cell>
          <table:table-cell office:value-type="string">
            <text:p>Godbird's Eyrie</text:p>
          </table:table-cell>
          <table:table-cell office:value-type="string">
            <text:p>Level 2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43032E+015">
            <text:p>7430320000000000</text:p>
          </table:table-cell>
          <table:table-cell office:value-type="float" office:value="7.43032693032E+015">
            <text:p>7430326930320000</text:p>
          </table:table-cell>
          <table:table-cell office:value-type="string">
            <text:p>7430326930322D74626F782D31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string">
            <text:p>011C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A20000</text:p>
          </table:table-cell>
          <table:table-cell office:value-type="float" office:value="43013333">
            <text:p>43013333</text:p>
          </table:table-cell>
          <table:table-cell office:value-type="string">
            <text:p>C31A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74">
            <text:p>0374</text:p>
          </table:table-cell>
          <table:table-cell office:value-type="string">
            <text:p>Godbird's Eyrie</text:p>
          </table:table-cell>
          <table:table-cell office:value-type="string">
            <text:p>Level 3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43032E+015">
            <text:p>7430320000000000</text:p>
          </table:table-cell>
          <table:table-cell office:value-type="float" office:value="7.43032693033E+015">
            <text:p>7430326930330000</text:p>
          </table:table-cell>
          <table:table-cell office:value-type="string">
            <text:p>7430326930332D74626F782D31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1D00000</text:p>
          </table:table-cell>
          <table:table-cell office:value-type="string">
            <text:p>4280CCCD</text:p>
          </table:table-cell>
          <table:table-cell office:value-type="float" office:value="43988000">
            <text:p>43988000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75">
            <text:p>0375</text:p>
          </table:table-cell>
          <table:table-cell office:value-type="string">
            <text:p>Godbird's Eyrie</text:p>
          </table:table-cell>
          <table:table-cell office:value-type="string">
            <text:p>Level 5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43032E+015">
            <text:p>7430320000000000</text:p>
          </table:table-cell>
          <table:table-cell office:value-type="float" office:value="7.43032693035E+015">
            <text:p>7430326930350000</text:p>
          </table:table-cell>
          <table:table-cell office:value-type="string">
            <text:p>7430326930352D74626F782D31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float" office:value="118">
            <text:p>0118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3260000">
            <text:p>43260000</text:p>
          </table:table-cell>
          <table:table-cell office:value-type="float" office:value="44028000">
            <text:p>44028000</text:p>
          </table:table-cell>
          <table:table-cell office:value-type="float" office:value="43420000">
            <text:p>43420000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76">
            <text:p>0376</text:p>
          </table:table-cell>
          <table:table-cell office:value-type="string">
            <text:p>Le Club Puff-Puff</text:p>
          </table:table-cell>
          <table:table-cell/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532E+015">
            <text:p>7335320000000000</text:p>
          </table:table-cell>
          <table:table-cell office:value-type="float" office:value="7.33532693031E+015">
            <text:p>7335326930310000</text:p>
          </table:table-cell>
          <table:table-cell office:value-type="string">
            <text:p>7230326930312D74616E73312D310000</text:p>
          </table:table-cell>
          <table:table-cell office:value-type="float" office:value="8">
            <text:p>0008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2F999A</text:p>
          </table:table-cell>
          <table:table-cell office:value-type="float" office:value="0">
            <text:p>00000000</text:p>
          </table:table-cell>
          <table:table-cell office:value-type="string">
            <text:p>C378CCC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77">
            <text:p>0377</text:p>
          </table:table-cell>
          <table:table-cell office:value-type="string">
            <text:p>Le Club Puff-Puff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532E+015">
            <text:p>7335320000000000</text:p>
          </table:table-cell>
          <table:table-cell office:value-type="float" office:value="7.33532693031E+015">
            <text:p>7335326930310000</text:p>
          </table:table-cell>
          <table:table-cell office:value-type="string">
            <text:p>7230326930312D74616E73312D320000</text:p>
          </table:table-cell>
          <table:table-cell office:value-type="float" office:value="8">
            <text:p>0008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string">
            <text:p>009F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946666</text:p>
          </table:table-cell>
          <table:table-cell office:value-type="float" office:value="0">
            <text:p>00000000</text:p>
          </table:table-cell>
          <table:table-cell office:value-type="string">
            <text:p>C378CCC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78">
            <text:p>0378</text:p>
          </table:table-cell>
          <table:table-cell office:value-type="string">
            <text:p>Tryan Gully</text:p>
          </table:table-cell>
          <table:table-cell office:value-type="string">
            <text:p>Main Building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00000000000</text:p>
          </table:table-cell>
          <table:table-cell office:value-type="string">
            <text:p>6D31306930330000</text:p>
          </table:table-cell>
          <table:table-cell office:value-type="string">
            <text:p>6D3130693033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10A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18B062</text:p>
          </table:table-cell>
          <table:table-cell office:value-type="string">
            <text:p>42C907AE</text:p>
          </table:table-cell>
          <table:table-cell office:value-type="string">
            <text:p>42DAF74C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79">
            <text:p>0379</text:p>
          </table:table-cell>
          <table:table-cell office:value-type="string">
            <text:p>Tryan Gully</text:p>
          </table:table-cell>
          <table:table-cell office:value-type="string">
            <text:p>Main Building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00000000000</text:p>
          </table:table-cell>
          <table:table-cell office:value-type="string">
            <text:p>6D31306930330000</text:p>
          </table:table-cell>
          <table:table-cell office:value-type="string">
            <text:p>6D31306930332D746172752D32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FC8419</text:p>
          </table:table-cell>
          <table:table-cell office:value-type="string">
            <text:p>42C907AE</text:p>
          </table:table-cell>
          <table:table-cell office:value-type="string">
            <text:p>42DAF74C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7A</text:p>
          </table:table-cell>
          <table:table-cell office:value-type="string">
            <text:p>Tryan Gully</text:p>
          </table:table-cell>
          <table:table-cell office:value-type="string">
            <text:p>Main Building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00000000000</text:p>
          </table:table-cell>
          <table:table-cell office:value-type="string">
            <text:p>6D31306930330000</text:p>
          </table:table-cell>
          <table:table-cell office:value-type="string">
            <text:p>6D31306930332D746172752D33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C83958</text:p>
          </table:table-cell>
          <table:table-cell office:value-type="string">
            <text:p>42C907AE</text:p>
          </table:table-cell>
          <table:table-cell office:value-type="string">
            <text:p>42DAF74C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7B</text:p>
          </table:table-cell>
          <table:table-cell office:value-type="string">
            <text:p>Tryan Gully</text:p>
          </table:table-cell>
          <table:table-cell office:value-type="string">
            <text:p>Main Building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00000000000</text:p>
          </table:table-cell>
          <table:table-cell office:value-type="string">
            <text:p>6D31306930330000</text:p>
          </table:table-cell>
          <table:table-cell office:value-type="string">
            <text:p>6D31306930332D746172752D34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9116AE</text:p>
          </table:table-cell>
          <table:table-cell office:value-type="string">
            <text:p>42C907AE</text:p>
          </table:table-cell>
          <table:table-cell office:value-type="string">
            <text:p>42DAF74C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7C</text:p>
          </table:table-cell>
          <table:table-cell office:value-type="string">
            <text:p>Tryan Gully</text:p>
          </table:table-cell>
          <table:table-cell office:value-type="string">
            <text:p>Main Building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00000000000</text:p>
          </table:table-cell>
          <table:table-cell office:value-type="string">
            <text:p>6D31306930330000</text:p>
          </table:table-cell>
          <table:table-cell office:value-type="string">
            <text:p>6D31306930332D746172752D35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0C9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A7D0E5</text:p>
          </table:table-cell>
          <table:table-cell office:value-type="string">
            <text:p>42C907AE</text:p>
          </table:table-cell>
          <table:table-cell office:value-type="float" office:value="43854917">
            <text:p>43854917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7D</text:p>
          </table:table-cell>
          <table:table-cell office:value-type="string">
            <text:p>Tryan Gully</text:p>
          </table:table-cell>
          <table:table-cell office:value-type="string">
            <text:p>Main Building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00000000000</text:p>
          </table:table-cell>
          <table:table-cell office:value-type="string">
            <text:p>6D31306930330000</text:p>
          </table:table-cell>
          <table:table-cell office:value-type="string">
            <text:p>6D31306930332D626F6F6B2D31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40224E</text:p>
          </table:table-cell>
          <table:table-cell office:value-type="string">
            <text:p>426DA5E3</text:p>
          </table:table-cell>
          <table:table-cell office:value-type="string">
            <text:p>4284AB02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7E</text:p>
          </table:table-cell>
          <table:table-cell office:value-type="string">
            <text:p>Tryan Gully</text:p>
          </table:table-cell>
          <table:table-cell office:value-type="string">
            <text:p>Main Building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00000000000</text:p>
          </table:table-cell>
          <table:table-cell office:value-type="string">
            <text:p>6D31306930330000</text:p>
          </table:table-cell>
          <table:table-cell office:value-type="string">
            <text:p>6D31306930332D626F6F6B2D32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5EA8F6</text:p>
          </table:table-cell>
          <table:table-cell office:value-type="string">
            <text:p>426DA5E3</text:p>
          </table:table-cell>
          <table:table-cell office:value-type="string">
            <text:p>4284AB02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7F</text:p>
          </table:table-cell>
          <table:table-cell office:value-type="string">
            <text:p>Tryan Gully</text:p>
          </table:table-cell>
          <table:table-cell office:value-type="string">
            <text:p>Treasury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00000000000</text:p>
          </table:table-cell>
          <table:table-cell office:value-type="string">
            <text:p>6D31306930340000</text:p>
          </table:table-cell>
          <table:table-cell office:value-type="string">
            <text:p>6D31306930342D7475626F2D31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05">
            <text:p>0105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AA2B6B</text:p>
          </table:table-cell>
          <table:table-cell office:value-type="string">
            <text:p>C0A71AA0</text:p>
          </table:table-cell>
          <table:table-cell office:value-type="string">
            <text:p>C2EE666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80">
            <text:p>0380</text:p>
          </table:table-cell>
          <table:table-cell office:value-type="string">
            <text:p>Tryan Gully</text:p>
          </table:table-cell>
          <table:table-cell office:value-type="string">
            <text:p>Treasury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00000000000</text:p>
          </table:table-cell>
          <table:table-cell office:value-type="string">
            <text:p>6D31306930340000</text:p>
          </table:table-cell>
          <table:table-cell office:value-type="string">
            <text:p>6D31306930342D7475626F2D32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72C13B</text:p>
          </table:table-cell>
          <table:table-cell office:value-type="string">
            <text:p>C0A71AA0</text:p>
          </table:table-cell>
          <table:table-cell office:value-type="string">
            <text:p>C30B999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81">
            <text:p>0381</text:p>
          </table:table-cell>
          <table:table-cell office:value-type="string">
            <text:p>Tryan Gully</text:p>
          </table:table-cell>
          <table:table-cell office:value-type="string">
            <text:p>Treasury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00000000000</text:p>
          </table:table-cell>
          <table:table-cell office:value-type="string">
            <text:p>6D31306930340000</text:p>
          </table:table-cell>
          <table:table-cell office:value-type="string">
            <text:p>6D31306930342D7475626F2D33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79111A</text:p>
          </table:table-cell>
          <table:table-cell office:value-type="string">
            <text:p>C0A71AA0</text:p>
          </table:table-cell>
          <table:table-cell office:value-type="string">
            <text:p>C2BA1F14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82">
            <text:p>0382</text:p>
          </table:table-cell>
          <table:table-cell office:value-type="string">
            <text:p>Tryan Gully</text:p>
          </table:table-cell>
          <table:table-cell office:value-type="string">
            <text:p>Treasury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00000000000</text:p>
          </table:table-cell>
          <table:table-cell office:value-type="string">
            <text:p>6D31306930340000</text:p>
          </table:table-cell>
          <table:table-cell office:value-type="string">
            <text:p>6D31306930342D7475626F2D34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1FCE738</text:p>
          </table:table-cell>
          <table:table-cell office:value-type="string">
            <text:p>C0A71AA0</text:p>
          </table:table-cell>
          <table:table-cell office:value-type="string">
            <text:p>C2EF8831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83">
            <text:p>0383</text:p>
          </table:table-cell>
          <table:table-cell office:value-type="string">
            <text:p>Tryan Gully</text:p>
          </table:table-cell>
          <table:table-cell office:value-type="string">
            <text:p>Treasury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00000000000</text:p>
          </table:table-cell>
          <table:table-cell office:value-type="string">
            <text:p>6D31306930340000</text:p>
          </table:table-cell>
          <table:table-cell office:value-type="string">
            <text:p>6D3130693034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28">
            <text:p>0128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1200000</text:p>
          </table:table-cell>
          <table:table-cell office:value-type="string">
            <text:p>C0A71AA0</text:p>
          </table:table-cell>
          <table:table-cell office:value-type="string">
            <text:p>C316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84">
            <text:p>0384</text:p>
          </table:table-cell>
          <table:table-cell office:value-type="string">
            <text:p>Tryan Gully</text:p>
          </table:table-cell>
          <table:table-cell office:value-type="string">
            <text:p>Treasury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00000000000</text:p>
          </table:table-cell>
          <table:table-cell office:value-type="string">
            <text:p>6D31306930340000</text:p>
          </table:table-cell>
          <table:table-cell office:value-type="string">
            <text:p>6D31306930342D746172752D32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28EB51</text:p>
          </table:table-cell>
          <table:table-cell office:value-type="string">
            <text:p>C0A71AA0</text:p>
          </table:table-cell>
          <table:table-cell office:value-type="string">
            <text:p>C285A8DC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85">
            <text:p>0385</text:p>
          </table:table-cell>
          <table:table-cell office:value-type="string">
            <text:p>Tryan Gully</text:p>
          </table:table-cell>
          <table:table-cell office:value-type="string">
            <text:p>Treasury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00000000000</text:p>
          </table:table-cell>
          <table:table-cell office:value-type="string">
            <text:p>6D31306930340000</text:p>
          </table:table-cell>
          <table:table-cell office:value-type="string">
            <text:p>6D31306930342D746172752D33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10F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2B40000</text:p>
          </table:table-cell>
          <table:table-cell office:value-type="string">
            <text:p>C0A71AA0</text:p>
          </table:table-cell>
          <table:table-cell office:value-type="string">
            <text:p>C28C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86">
            <text:p>0386</text:p>
          </table:table-cell>
          <table:table-cell office:value-type="string">
            <text:p>Tryan Gully</text:p>
          </table:table-cell>
          <table:table-cell office:value-type="string">
            <text:p>Treasury</text:p>
          </table:table-cell>
          <table:table-cell office:value-type="string">
            <text:p>Red Chest</text:p>
          </table:table-cell>
          <table:table-cell office:value-type="float" office:value="2">
            <text:p>2</text:p>
          </table:table-cell>
          <table:table-cell office:value-type="float" office:value="0">
            <text:p>0000</text:p>
          </table:table-cell>
          <table:table-cell office:value-type="string">
            <text:p>6D31300000000000</text:p>
          </table:table-cell>
          <table:table-cell office:value-type="string">
            <text:p>6D31306930340000</text:p>
          </table:table-cell>
          <table:table-cell office:value-type="string">
            <text:p>6D31306930342D74626F782D31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014F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28C0000</text:p>
          </table:table-cell>
          <table:table-cell office:value-type="string">
            <text:p>C0A71AA0</text:p>
          </table:table-cell>
          <table:table-cell office:value-type="string">
            <text:p>C316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87">
            <text:p>0387</text:p>
          </table:table-cell>
          <table:table-cell office:value-type="string">
            <text:p>Tryan Gully</text:p>
          </table:table-cell>
          <table:table-cell office:value-type="string">
            <text:p>Treasury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00000000000</text:p>
          </table:table-cell>
          <table:table-cell office:value-type="string">
            <text:p>6D31306930340000</text:p>
          </table:table-cell>
          <table:table-cell office:value-type="string">
            <text:p>6D31306930342D74626F782D32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005A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2DC0000</text:p>
          </table:table-cell>
          <table:table-cell office:value-type="string">
            <text:p>C0A71AA0</text:p>
          </table:table-cell>
          <table:table-cell office:value-type="string">
            <text:p>C2DC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88">
            <text:p>0388</text:p>
          </table:table-cell>
          <table:table-cell office:value-type="string">
            <text:p>Lord High Priest's Residence</text:p>
          </table:table-cell>
          <table:table-cell office:value-type="string">
            <text:p>1st Floor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136E+015">
            <text:p>7331360000000000</text:p>
          </table:table-cell>
          <table:table-cell office:value-type="float" office:value="7.33136693031E+015">
            <text:p>7331366930310000</text:p>
          </table:table-cell>
          <table:table-cell office:value-type="string">
            <text:p>7331366930312D7475626F2D31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27C042</text:p>
          </table:table-cell>
          <table:table-cell office:value-type="float" office:value="0">
            <text:p>00000000</text:p>
          </table:table-cell>
          <table:table-cell office:value-type="string">
            <text:p>C2ED6F9E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89">
            <text:p>0389</text:p>
          </table:table-cell>
          <table:table-cell office:value-type="string">
            <text:p>Lord High Priest's Residence</text:p>
          </table:table-cell>
          <table:table-cell office:value-type="string">
            <text:p>1st Floor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136E+015">
            <text:p>7331360000000000</text:p>
          </table:table-cell>
          <table:table-cell office:value-type="float" office:value="7.33136693031E+015">
            <text:p>7331366930310000</text:p>
          </table:table-cell>
          <table:table-cell office:value-type="string">
            <text:p>7331366930312D7475626F2D32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3C199A</text:p>
          </table:table-cell>
          <table:table-cell office:value-type="float" office:value="0">
            <text:p>00000000</text:p>
          </table:table-cell>
          <table:table-cell office:value-type="string">
            <text:p>C2ED6F9E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8A</text:p>
          </table:table-cell>
          <table:table-cell office:value-type="string">
            <text:p>Lord High Priest's Residence</text:p>
          </table:table-cell>
          <table:table-cell office:value-type="string">
            <text:p>1st Floor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136E+015">
            <text:p>7331360000000000</text:p>
          </table:table-cell>
          <table:table-cell office:value-type="float" office:value="7.33136693031E+015">
            <text:p>7331366930310000</text:p>
          </table:table-cell>
          <table:table-cell office:value-type="string">
            <text:p>733136693031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2">
            <text:p>0112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270535B</text:p>
          </table:table-cell>
          <table:table-cell office:value-type="float" office:value="0">
            <text:p>00000000</text:p>
          </table:table-cell>
          <table:table-cell office:value-type="string">
            <text:p>C1D3EE63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8B</text:p>
          </table:table-cell>
          <table:table-cell office:value-type="string">
            <text:p>Lord High Priest's Residence</text:p>
          </table:table-cell>
          <table:table-cell office:value-type="string">
            <text:p>1st Floor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136E+015">
            <text:p>7331360000000000</text:p>
          </table:table-cell>
          <table:table-cell office:value-type="float" office:value="7.33136693031E+015">
            <text:p>7331366930310000</text:p>
          </table:table-cell>
          <table:table-cell office:value-type="string">
            <text:p>7331366930312D746172752D32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70535B</text:p>
          </table:table-cell>
          <table:table-cell office:value-type="float" office:value="0">
            <text:p>00000000</text:p>
          </table:table-cell>
          <table:table-cell office:value-type="string">
            <text:p>C23A8CE7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8C</text:p>
          </table:table-cell>
          <table:table-cell office:value-type="string">
            <text:p>Lord High Priest's Residence</text:p>
          </table:table-cell>
          <table:table-cell office:value-type="string">
            <text:p>1st Floor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136E+015">
            <text:p>7331360000000000</text:p>
          </table:table-cell>
          <table:table-cell office:value-type="float" office:value="7.33136693031E+015">
            <text:p>7331366930310000</text:p>
          </table:table-cell>
          <table:table-cell office:value-type="string">
            <text:p>7331366930312D74616E73322D310000</text:p>
          </table:table-cell>
          <table:table-cell office:value-type="float" office:value="8">
            <text:p>0008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AB674C</text:p>
          </table:table-cell>
          <table:table-cell office:value-type="float" office:value="0">
            <text:p>00000000</text:p>
          </table:table-cell>
          <table:table-cell office:value-type="string">
            <text:p>42817C02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8D</text:p>
          </table:table-cell>
          <table:table-cell office:value-type="string">
            <text:p>Lord High Priest's Residence</text:p>
          </table:table-cell>
          <table:table-cell office:value-type="string">
            <text:p>1st Floor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136E+015">
            <text:p>7331360000000000</text:p>
          </table:table-cell>
          <table:table-cell office:value-type="float" office:value="7.33136693031E+015">
            <text:p>7331366930310000</text:p>
          </table:table-cell>
          <table:table-cell office:value-type="string">
            <text:p>7331366930312D74616E73322D320000</text:p>
          </table:table-cell>
          <table:table-cell office:value-type="float" office:value="8">
            <text:p>0008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float" office:value="96">
            <text:p>0096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AB674C</text:p>
          </table:table-cell>
          <table:table-cell office:value-type="float" office:value="0">
            <text:p>00000000</text:p>
          </table:table-cell>
          <table:table-cell office:value-type="float" office:value="42023405">
            <text:p>42023405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8E</text:p>
          </table:table-cell>
          <table:table-cell office:value-type="string">
            <text:p>Lord High Priest's Residence</text:p>
          </table:table-cell>
          <table:table-cell office:value-type="string">
            <text:p>2nd Floor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136E+015">
            <text:p>7331360000000000</text:p>
          </table:table-cell>
          <table:table-cell office:value-type="float" office:value="7.33136693031E+015">
            <text:p>7331366930310000</text:p>
          </table:table-cell>
          <table:table-cell office:value-type="string">
            <text:p>7331366930312D74616E73312D310000</text:p>
          </table:table-cell>
          <table:table-cell office:value-type="float" office:value="8">
            <text:p>0008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9EF354</text:p>
          </table:table-cell>
          <table:table-cell office:value-type="float" office:value="43020000">
            <text:p>43020000</text:p>
          </table:table-cell>
          <table:table-cell office:value-type="string">
            <text:p>C32B3852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8F</text:p>
          </table:table-cell>
          <table:table-cell office:value-type="string">
            <text:p>Egeus' Tablet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232E+015">
            <text:p>7332320000000000</text:p>
          </table:table-cell>
          <table:table-cell office:value-type="float" office:value="7.33232E+015">
            <text:p>7332320000000000</text:p>
          </table:table-cell>
          <table:table-cell office:value-type="string">
            <text:p>7332322D7475626F2D31000000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03E666</text:p>
          </table:table-cell>
          <table:table-cell office:value-type="float" office:value="43960000">
            <text:p>43960000</text:p>
          </table:table-cell>
          <table:table-cell office:value-type="string">
            <text:p>C1C4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90">
            <text:p>0390</text:p>
          </table:table-cell>
          <table:table-cell office:value-type="string">
            <text:p>Egeus' Tablet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232E+015">
            <text:p>7332320000000000</text:p>
          </table:table-cell>
          <table:table-cell office:value-type="float" office:value="7.33232E+015">
            <text:p>7332320000000000</text:p>
          </table:table-cell>
          <table:table-cell office:value-type="string">
            <text:p>7332322D7475626F2D32000000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04">
            <text:p>010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1CE666</text:p>
          </table:table-cell>
          <table:table-cell office:value-type="float" office:value="43960000">
            <text:p>43960000</text:p>
          </table:table-cell>
          <table:table-cell office:value-type="string">
            <text:p>C1C4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91">
            <text:p>0391</text:p>
          </table:table-cell>
          <table:table-cell office:value-type="string">
            <text:p>Egeus' Tablet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232E+015">
            <text:p>7332320000000000</text:p>
          </table:table-cell>
          <table:table-cell office:value-type="float" office:value="7.33232E+015">
            <text:p>7332320000000000</text:p>
          </table:table-cell>
          <table:table-cell office:value-type="string">
            <text:p>7332322D746172752D31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05E666</text:p>
          </table:table-cell>
          <table:table-cell office:value-type="float" office:value="43960000">
            <text:p>43960000</text:p>
          </table:table-cell>
          <table:table-cell office:value-type="string">
            <text:p>C2F2CCC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92">
            <text:p>0392</text:p>
          </table:table-cell>
          <table:table-cell office:value-type="string">
            <text:p>Howlwind Hill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336E+015">
            <text:p>7333360000000000</text:p>
          </table:table-cell>
          <table:table-cell office:value-type="float" office:value="7.33336E+015">
            <text:p>7333360000000000</text:p>
          </table:table-cell>
          <table:table-cell office:value-type="string">
            <text:p>7333362D74626F782D31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003F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BE4CCD</text:p>
          </table:table-cell>
          <table:table-cell office:value-type="string">
            <text:p>4500D23D</text:p>
          </table:table-cell>
          <table:table-cell office:value-type="string">
            <text:p>C4B01333</text:p>
          </table:table-cell>
          <table:table-cell office:value-type="string">
            <text:p>C1F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93">
            <text:p>0393</text:p>
          </table:table-cell>
          <table:table-cell office:value-type="string">
            <text:p>Black Citadel</text:p>
          </table:table-cell>
          <table:table-cell office:value-type="string">
            <text:p>Storag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746172752D31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AF8000</text:p>
          </table:table-cell>
          <table:table-cell office:value-type="string">
            <text:p>42F00000</text:p>
          </table:table-cell>
          <table:table-cell office:value-type="string">
            <text:p>C491599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94">
            <text:p>0394</text:p>
          </table:table-cell>
          <table:table-cell office:value-type="string">
            <text:p>Black Citadel</text:p>
          </table:table-cell>
          <table:table-cell office:value-type="string">
            <text:p>Storag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746172752D32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string">
            <text:p>01F4</text:p>
          </table:table-cell>
          <table:table-cell office:value-type="float" office:value="0">
            <text:p>0000</text:p>
          </table:table-cell>
          <table:table-cell office:value-type="float" office:value="43986666">
            <text:p>43986666</text:p>
          </table:table-cell>
          <table:table-cell office:value-type="string">
            <text:p>42F00000</text:p>
          </table:table-cell>
          <table:table-cell office:value-type="string">
            <text:p>C48F3333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95">
            <text:p>0395</text:p>
          </table:table-cell>
          <table:table-cell office:value-type="string">
            <text:p>Black Citadel</text:p>
          </table:table-cell>
          <table:table-cell office:value-type="string">
            <text:p>Storag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746172752D35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91CCCD</text:p>
          </table:table-cell>
          <table:table-cell office:value-type="string">
            <text:p>42F00000</text:p>
          </table:table-cell>
          <table:table-cell office:value-type="string">
            <text:p>C489ECC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96">
            <text:p>0396</text:p>
          </table:table-cell>
          <table:table-cell office:value-type="string">
            <text:p>Black Citadel</text:p>
          </table:table-cell>
          <table:table-cell office:value-type="string">
            <text:p>Storag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746172752D38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0DB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C9E666</text:p>
          </table:table-cell>
          <table:table-cell office:value-type="string">
            <text:p>42F00000</text:p>
          </table:table-cell>
          <table:table-cell office:value-type="string">
            <text:p>C4893333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97">
            <text:p>0397</text:p>
          </table:table-cell>
          <table:table-cell office:value-type="string">
            <text:p>Black Citadel</text:p>
          </table:table-cell>
          <table:table-cell office:value-type="string">
            <text:p>Storag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746172752D39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84B062</text:p>
          </table:table-cell>
          <table:table-cell office:value-type="string">
            <text:p>42F00000</text:p>
          </table:table-cell>
          <table:table-cell office:value-type="string">
            <text:p>C485266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98">
            <text:p>0398</text:p>
          </table:table-cell>
          <table:table-cell office:value-type="string">
            <text:p>Black Citadel</text:p>
          </table:table-cell>
          <table:table-cell office:value-type="string">
            <text:p>Storag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746172752D3131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A34CCD</text:p>
          </table:table-cell>
          <table:table-cell office:value-type="string">
            <text:p>42F00000</text:p>
          </table:table-cell>
          <table:table-cell office:value-type="string">
            <text:p>C4858CC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399">
            <text:p>0399</text:p>
          </table:table-cell>
          <table:table-cell office:value-type="string">
            <text:p>Black Citadel</text:p>
          </table:table-cell>
          <table:table-cell office:value-type="string">
            <text:p>Storag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746172752D3134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10F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CF0000</text:p>
          </table:table-cell>
          <table:table-cell office:value-type="string">
            <text:p>42F00000</text:p>
          </table:table-cell>
          <table:table-cell office:value-type="string">
            <text:p>C482F333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9A</text:p>
          </table:table-cell>
          <table:table-cell office:value-type="string">
            <text:p>Black Citadel</text:p>
          </table:table-cell>
          <table:table-cell office:value-type="string">
            <text:p>Storag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746172752D3135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D20000</text:p>
          </table:table-cell>
          <table:table-cell office:value-type="string">
            <text:p>42F00000</text:p>
          </table:table-cell>
          <table:table-cell office:value-type="string">
            <text:p>C486799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9B</text:p>
          </table:table-cell>
          <table:table-cell office:value-type="string">
            <text:p>Black Citadel</text:p>
          </table:table-cell>
          <table:table-cell office:value-type="string">
            <text:p>Storag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746172752D3137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91999A</text:p>
          </table:table-cell>
          <table:table-cell office:value-type="string">
            <text:p>42F00000</text:p>
          </table:table-cell>
          <table:table-cell office:value-type="string">
            <text:p>C477C01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9C</text:p>
          </table:table-cell>
          <table:table-cell office:value-type="string">
            <text:p>Black Citadel</text:p>
          </table:table-cell>
          <table:table-cell office:value-type="string">
            <text:p>Storag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746172752D3139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A9999A</text:p>
          </table:table-cell>
          <table:table-cell office:value-type="string">
            <text:p>42F00000</text:p>
          </table:table-cell>
          <table:table-cell office:value-type="string">
            <text:p>C47B4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9D</text:p>
          </table:table-cell>
          <table:table-cell office:value-type="string">
            <text:p>Black Citadel</text:p>
          </table:table-cell>
          <table:table-cell office:value-type="string">
            <text:p>Storag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746172752D3231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string">
            <text:p>04B0</text:p>
          </table:table-cell>
          <table:table-cell office:value-type="float" office:value="0">
            <text:p>0000</text:p>
          </table:table-cell>
          <table:table-cell office:value-type="string">
            <text:p>43C46666</text:p>
          </table:table-cell>
          <table:table-cell office:value-type="string">
            <text:p>42F00000</text:p>
          </table:table-cell>
          <table:table-cell office:value-type="string">
            <text:p>C477E66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9E</text:p>
          </table:table-cell>
          <table:table-cell office:value-type="string">
            <text:p>Black Citadel</text:p>
          </table:table-cell>
          <table:table-cell office:value-type="string">
            <text:p>Storag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746172752D3233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21">
            <text:p>0121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AE0000</text:p>
          </table:table-cell>
          <table:table-cell office:value-type="string">
            <text:p>42F00000</text:p>
          </table:table-cell>
          <table:table-cell office:value-type="string">
            <text:p>C473E677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9F</text:p>
          </table:table-cell>
          <table:table-cell office:value-type="string">
            <text:p>Black Citadel</text:p>
          </table:table-cell>
          <table:table-cell office:value-type="string">
            <text:p>Storag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746172752D3235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8DB312</text:p>
          </table:table-cell>
          <table:table-cell office:value-type="string">
            <text:p>42F00000</text:p>
          </table:table-cell>
          <table:table-cell office:value-type="string">
            <text:p>C4658CD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A0</text:p>
          </table:table-cell>
          <table:table-cell office:value-type="string">
            <text:p>Black Citadel</text:p>
          </table:table-cell>
          <table:table-cell office:value-type="string">
            <text:p>Storag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746172752D3237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AF6646</text:p>
          </table:table-cell>
          <table:table-cell office:value-type="string">
            <text:p>42F00000</text:p>
          </table:table-cell>
          <table:table-cell office:value-type="string">
            <text:p>C4653344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A1</text:p>
          </table:table-cell>
          <table:table-cell office:value-type="string">
            <text:p>Black Citadel</text:p>
          </table:table-cell>
          <table:table-cell office:value-type="string">
            <text:p>Storag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746172752D333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04">
            <text:p>010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A0FFDF</text:p>
          </table:table-cell>
          <table:table-cell office:value-type="string">
            <text:p>42F00000</text:p>
          </table:table-cell>
          <table:table-cell office:value-type="string">
            <text:p>C455D9A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A2</text:p>
          </table:table-cell>
          <table:table-cell office:value-type="string">
            <text:p>Black Citadel</text:p>
          </table:table-cell>
          <table:table-cell office:value-type="string">
            <text:p>Storag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746172752D3331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8CCCCD</text:p>
          </table:table-cell>
          <table:table-cell office:value-type="string">
            <text:p>42F00000</text:p>
          </table:table-cell>
          <table:table-cell office:value-type="string">
            <text:p>C451001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A3</text:p>
          </table:table-cell>
          <table:table-cell office:value-type="string">
            <text:p>Black Citadel</text:p>
          </table:table-cell>
          <table:table-cell office:value-type="string">
            <text:p>Storag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746172752D3333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8C1979</text:p>
          </table:table-cell>
          <table:table-cell office:value-type="string">
            <text:p>42F00000</text:p>
          </table:table-cell>
          <table:table-cell office:value-type="string">
            <text:p>C446C01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A4</text:p>
          </table:table-cell>
          <table:table-cell office:value-type="string">
            <text:p>Black Citadel</text:p>
          </table:table-cell>
          <table:table-cell office:value-type="string">
            <text:p>Storag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746172752D3335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37">
            <text:p>0137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85CCCD</text:p>
          </table:table-cell>
          <table:table-cell office:value-type="string">
            <text:p>42F00000</text:p>
          </table:table-cell>
          <table:table-cell office:value-type="string">
            <text:p>C43E3344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A5</text:p>
          </table:table-cell>
          <table:table-cell office:value-type="string">
            <text:p>Black Citadel</text:p>
          </table:table-cell>
          <table:table-cell office:value-type="string">
            <text:p>Storag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746172752D3337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A8E666</text:p>
          </table:table-cell>
          <table:table-cell office:value-type="string">
            <text:p>42F00000</text:p>
          </table:table-cell>
          <table:table-cell office:value-type="string">
            <text:p>C43D6677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A6</text:p>
          </table:table-cell>
          <table:table-cell office:value-type="string">
            <text:p>Black Citadel</text:p>
          </table:table-cell>
          <table:table-cell office:value-type="string">
            <text:p>Storag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746172752D343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8">
            <text:p>0118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8D9979</text:p>
          </table:table-cell>
          <table:table-cell office:value-type="string">
            <text:p>42F00000</text:p>
          </table:table-cell>
          <table:table-cell office:value-type="string">
            <text:p>C4384CC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A7</text:p>
          </table:table-cell>
          <table:table-cell office:value-type="string">
            <text:p>Black Citadel</text:p>
          </table:table-cell>
          <table:table-cell office:value-type="string">
            <text:p>Storag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746172752D3432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22">
            <text:p>0022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AAE666</text:p>
          </table:table-cell>
          <table:table-cell office:value-type="string">
            <text:p>42F00000</text:p>
          </table:table-cell>
          <table:table-cell office:value-type="string">
            <text:p>C427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A8</text:p>
          </table:table-cell>
          <table:table-cell office:value-type="string">
            <text:p>Black Citadel</text:p>
          </table:table-cell>
          <table:table-cell office:value-type="string">
            <text:p>Storag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746172752D3433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ABE666</text:p>
          </table:table-cell>
          <table:table-cell office:value-type="string">
            <text:p>42F00000</text:p>
          </table:table-cell>
          <table:table-cell office:value-type="string">
            <text:p>C420C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A9</text:p>
          </table:table-cell>
          <table:table-cell office:value-type="string">
            <text:p>Black Citadel</text:p>
          </table:table-cell>
          <table:table-cell office:value-type="string">
            <text:p>Storag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746172752D3435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float" office:value="43960000">
            <text:p>43960000</text:p>
          </table:table-cell>
          <table:table-cell office:value-type="string">
            <text:p>42F00000</text:p>
          </table:table-cell>
          <table:table-cell office:value-type="string">
            <text:p>C422A66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AA</text:p>
          </table:table-cell>
          <table:table-cell office:value-type="string">
            <text:p>Black Citadel</text:p>
          </table:table-cell>
          <table:table-cell office:value-type="string">
            <text:p>Storag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746172752D3437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AD0000</text:p>
          </table:table-cell>
          <table:table-cell office:value-type="string">
            <text:p>42F00000</text:p>
          </table:table-cell>
          <table:table-cell office:value-type="string">
            <text:p>C40DD99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AB</text:p>
          </table:table-cell>
          <table:table-cell office:value-type="string">
            <text:p>Black Citadel</text:p>
          </table:table-cell>
          <table:table-cell office:value-type="string">
            <text:p>Storag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746172752D3439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2">
            <text:p>0112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BA6666</text:p>
          </table:table-cell>
          <table:table-cell office:value-type="string">
            <text:p>42F00000</text:p>
          </table:table-cell>
          <table:table-cell office:value-type="string">
            <text:p>C40F8CC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AC</text:p>
          </table:table-cell>
          <table:table-cell office:value-type="string">
            <text:p>Black Citadel</text:p>
          </table:table-cell>
          <table:table-cell office:value-type="string">
            <text:p>Storag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746172752D3532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20">
            <text:p>0120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BFB333</text:p>
          </table:table-cell>
          <table:table-cell office:value-type="string">
            <text:p>42F00000</text:p>
          </table:table-cell>
          <table:table-cell office:value-type="string">
            <text:p>C401CCBC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AD</text:p>
          </table:table-cell>
          <table:table-cell office:value-type="string">
            <text:p>Black Citadel</text:p>
          </table:table-cell>
          <table:table-cell office:value-type="string">
            <text:p>Storage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746172752D3533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35">
            <text:p>0135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B7999A</text:p>
          </table:table-cell>
          <table:table-cell office:value-type="string">
            <text:p>42F00000</text:p>
          </table:table-cell>
          <table:table-cell office:value-type="string">
            <text:p>C407D989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AE</text:p>
          </table:table-cell>
          <table:table-cell office:value-type="string">
            <text:p>Black Citadel</text:p>
          </table:table-cell>
          <table:table-cell office:value-type="string">
            <text:p>Stairwell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7475626F2D31000000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C46666</text:p>
          </table:table-cell>
          <table:table-cell office:value-type="string">
            <text:p>42F00000</text:p>
          </table:table-cell>
          <table:table-cell office:value-type="string">
            <text:p>C429666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AF</text:p>
          </table:table-cell>
          <table:table-cell office:value-type="string">
            <text:p>Black Citadel</text:p>
          </table:table-cell>
          <table:table-cell office:value-type="string">
            <text:p>Stairwell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7475626F2D32000000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28">
            <text:p>0128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CA345A</text:p>
          </table:table-cell>
          <table:table-cell office:value-type="string">
            <text:p>42F00000</text:p>
          </table:table-cell>
          <table:table-cell office:value-type="string">
            <text:p>C425AC19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B0</text:p>
          </table:table-cell>
          <table:table-cell office:value-type="string">
            <text:p>Black Citadel</text:p>
          </table:table-cell>
          <table:table-cell office:value-type="string">
            <text:p>Inn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7475626F2D33000000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82999A</text:p>
          </table:table-cell>
          <table:table-cell office:value-type="float" office:value="0">
            <text:p>00000000</text:p>
          </table:table-cell>
          <table:table-cell office:value-type="string">
            <text:p>C414A66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B1</text:p>
          </table:table-cell>
          <table:table-cell office:value-type="string">
            <text:p>Black Citadel</text:p>
          </table:table-cell>
          <table:table-cell office:value-type="string">
            <text:p>Inn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7475626F2D34000000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82999A</text:p>
          </table:table-cell>
          <table:table-cell office:value-type="float" office:value="0">
            <text:p>00000000</text:p>
          </table:table-cell>
          <table:table-cell office:value-type="string">
            <text:p>C40F666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B2</text:p>
          </table:table-cell>
          <table:table-cell office:value-type="string">
            <text:p>Black Citadel</text:p>
          </table:table-cell>
          <table:table-cell office:value-type="string">
            <text:p>Cemetery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74616E73322D310000000000</text:p>
          </table:table-cell>
          <table:table-cell office:value-type="float" office:value="43">
            <text:p>0043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42AC000</text:p>
          </table:table-cell>
          <table:table-cell office:value-type="float" office:value="0">
            <text:p>00000000</text:p>
          </table:table-cell>
          <table:table-cell office:value-type="string">
            <text:p>C457F333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B3</text:p>
          </table:table-cell>
          <table:table-cell office:value-type="string">
            <text:p>Black Citadel</text:p>
          </table:table-cell>
          <table:table-cell office:value-type="string">
            <text:p>Inn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74616E73322D320000000000</text:p>
          </table:table-cell>
          <table:table-cell office:value-type="float" office:value="43">
            <text:p>0043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82B333</text:p>
          </table:table-cell>
          <table:table-cell office:value-type="float" office:value="0">
            <text:p>00000000</text:p>
          </table:table-cell>
          <table:table-cell office:value-type="string">
            <text:p>C407F333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B4</text:p>
          </table:table-cell>
          <table:table-cell office:value-type="string">
            <text:p>Black Citadel</text:p>
          </table:table-cell>
          <table:table-cell office:value-type="string">
            <text:p>Apartment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74616E73312D310000000000</text:p>
          </table:table-cell>
          <table:table-cell office:value-type="string">
            <text:p>003F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float" office:value="75">
            <text:p>0075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1C7862</text:p>
          </table:table-cell>
          <table:table-cell office:value-type="float" office:value="43200000">
            <text:p>43200000</text:p>
          </table:table-cell>
          <table:table-cell office:value-type="string">
            <text:p>C39228F6</text:p>
          </table:table-cell>
          <table:table-cell office:value-type="string">
            <text:p>C2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B5</text:p>
          </table:table-cell>
          <table:table-cell office:value-type="string">
            <text:p>Black Citadel</text:p>
          </table:table-cell>
          <table:table-cell office:value-type="string">
            <text:p>Inn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626F6F6B2D31000000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C2999A</text:p>
          </table:table-cell>
          <table:table-cell office:value-type="float" office:value="0">
            <text:p>00000000</text:p>
          </table:table-cell>
          <table:table-cell office:value-type="string">
            <text:p>C41F0CCD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B6</text:p>
          </table:table-cell>
          <table:table-cell office:value-type="string">
            <text:p>Black Citadel</text:p>
          </table:table-cell>
          <table:table-cell office:value-type="string">
            <text:p>Inn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626F6F6B2D32000000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C2999A</text:p>
          </table:table-cell>
          <table:table-cell office:value-type="float" office:value="0">
            <text:p>00000000</text:p>
          </table:table-cell>
          <table:table-cell office:value-type="string">
            <text:p>C415199A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B7</text:p>
          </table:table-cell>
          <table:table-cell office:value-type="string">
            <text:p>Black Citadel</text:p>
          </table:table-cell>
          <table:table-cell office:value-type="string">
            <text:p>Library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626F6F6B2D33000000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7DCCCD</text:p>
          </table:table-cell>
          <table:table-cell office:value-type="float" office:value="42200000">
            <text:p>42200000</text:p>
          </table:table-cell>
          <table:table-cell office:value-type="string">
            <text:p>C47FC000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B8</text:p>
          </table:table-cell>
          <table:table-cell office:value-type="string">
            <text:p>Black Citadel</text:p>
          </table:table-cell>
          <table:table-cell office:value-type="string">
            <text:p>Library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626F6F6B2D34000000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60B344</text:p>
          </table:table-cell>
          <table:table-cell office:value-type="float" office:value="42200000">
            <text:p>42200000</text:p>
          </table:table-cell>
          <table:table-cell office:value-type="string">
            <text:p>C47FC000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B9</text:p>
          </table:table-cell>
          <table:table-cell office:value-type="string">
            <text:p>Black Citadel</text:p>
          </table:table-cell>
          <table:table-cell office:value-type="string">
            <text:p>Library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626F6F6B2D35000000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7DCCCD</text:p>
          </table:table-cell>
          <table:table-cell office:value-type="float" office:value="42200000">
            <text:p>42200000</text:p>
          </table:table-cell>
          <table:table-cell office:value-type="string">
            <text:p>C475C010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BA</text:p>
          </table:table-cell>
          <table:table-cell office:value-type="string">
            <text:p>Black Citadel</text:p>
          </table:table-cell>
          <table:table-cell office:value-type="string">
            <text:p>Library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626F6F6B2D36000000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60B344</text:p>
          </table:table-cell>
          <table:table-cell office:value-type="float" office:value="42200000">
            <text:p>42200000</text:p>
          </table:table-cell>
          <table:table-cell office:value-type="string">
            <text:p>C475C010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BB</text:p>
          </table:table-cell>
          <table:table-cell office:value-type="string">
            <text:p>Black Citadel</text:p>
          </table:table-cell>
          <table:table-cell office:value-type="string">
            <text:p>Library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626F6F6B2D37000000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7DCCCD</text:p>
          </table:table-cell>
          <table:table-cell office:value-type="float" office:value="42200000">
            <text:p>42200000</text:p>
          </table:table-cell>
          <table:table-cell office:value-type="string">
            <text:p>C4600010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BC</text:p>
          </table:table-cell>
          <table:table-cell office:value-type="string">
            <text:p>Black Citadel</text:p>
          </table:table-cell>
          <table:table-cell office:value-type="string">
            <text:p>Library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626F6F6B2D38000000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60B344</text:p>
          </table:table-cell>
          <table:table-cell office:value-type="float" office:value="42200000">
            <text:p>42200000</text:p>
          </table:table-cell>
          <table:table-cell office:value-type="string">
            <text:p>C4600010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BD</text:p>
          </table:table-cell>
          <table:table-cell office:value-type="string">
            <text:p>Black Citadel</text:p>
          </table:table-cell>
          <table:table-cell office:value-type="string">
            <text:p>Library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626F6F6B2D39000000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7DCCCD</text:p>
          </table:table-cell>
          <table:table-cell office:value-type="float" office:value="42200000">
            <text:p>42200000</text:p>
          </table:table-cell>
          <table:table-cell office:value-type="string">
            <text:p>C4560010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BE</text:p>
          </table:table-cell>
          <table:table-cell office:value-type="string">
            <text:p>Black Citadel</text:p>
          </table:table-cell>
          <table:table-cell office:value-type="string">
            <text:p>Library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626F6F6B2D31300000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60B344</text:p>
          </table:table-cell>
          <table:table-cell office:value-type="float" office:value="42200000">
            <text:p>42200000</text:p>
          </table:table-cell>
          <table:table-cell office:value-type="string">
            <text:p>C4560010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BF</text:p>
          </table:table-cell>
          <table:table-cell office:value-type="string">
            <text:p>Black Citadel</text:p>
          </table:table-cell>
          <table:table-cell office:value-type="string">
            <text:p>Library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626F6F6B2D31310000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7DCCCD</text:p>
          </table:table-cell>
          <table:table-cell office:value-type="float" office:value="0">
            <text:p>00000000</text:p>
          </table:table-cell>
          <table:table-cell office:value-type="string">
            <text:p>C4260010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C0</text:p>
          </table:table-cell>
          <table:table-cell office:value-type="string">
            <text:p>Black Citadel</text:p>
          </table:table-cell>
          <table:table-cell office:value-type="string">
            <text:p>Library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626F6F6B2D31320000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60B344</text:p>
          </table:table-cell>
          <table:table-cell office:value-type="float" office:value="0">
            <text:p>00000000</text:p>
          </table:table-cell>
          <table:table-cell office:value-type="string">
            <text:p>C4260010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C1</text:p>
          </table:table-cell>
          <table:table-cell office:value-type="string">
            <text:p>Black Citadel</text:p>
          </table:table-cell>
          <table:table-cell office:value-type="string">
            <text:p>Library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626F6F6B2D31330000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7DCCCD</text:p>
          </table:table-cell>
          <table:table-cell office:value-type="float" office:value="0">
            <text:p>00000000</text:p>
          </table:table-cell>
          <table:table-cell office:value-type="string">
            <text:p>C41C0000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C2</text:p>
          </table:table-cell>
          <table:table-cell office:value-type="string">
            <text:p>Black Citadel</text:p>
          </table:table-cell>
          <table:table-cell office:value-type="string">
            <text:p>Library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626F6F6B2D31340000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60B344</text:p>
          </table:table-cell>
          <table:table-cell office:value-type="float" office:value="0">
            <text:p>00000000</text:p>
          </table:table-cell>
          <table:table-cell office:value-type="string">
            <text:p>C41C0000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C3</text:p>
          </table:table-cell>
          <table:table-cell office:value-type="string">
            <text:p>Black Citadel</text:p>
          </table:table-cell>
          <table:table-cell office:value-type="string">
            <text:p>Library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626F6F6B2D31350000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7DCCCD</text:p>
          </table:table-cell>
          <table:table-cell office:value-type="float" office:value="0">
            <text:p>00000000</text:p>
          </table:table-cell>
          <table:table-cell office:value-type="string">
            <text:p>C40059AA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C4</text:p>
          </table:table-cell>
          <table:table-cell office:value-type="string">
            <text:p>Black Citadel</text:p>
          </table:table-cell>
          <table:table-cell office:value-type="string">
            <text:p>Library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626F6F6B2D31360000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60B344</text:p>
          </table:table-cell>
          <table:table-cell office:value-type="float" office:value="0">
            <text:p>00000000</text:p>
          </table:table-cell>
          <table:table-cell office:value-type="string">
            <text:p>C40059AA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C5</text:p>
          </table:table-cell>
          <table:table-cell office:value-type="string">
            <text:p>Black Citadel</text:p>
          </table:table-cell>
          <table:table-cell office:value-type="string">
            <text:p>Library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626F6F6B2D31370000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7DCCCD</text:p>
          </table:table-cell>
          <table:table-cell office:value-type="float" office:value="0">
            <text:p>00000000</text:p>
          </table:table-cell>
          <table:table-cell office:value-type="string">
            <text:p>C3ECB354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C6</text:p>
          </table:table-cell>
          <table:table-cell office:value-type="string">
            <text:p>Black Citadel</text:p>
          </table:table-cell>
          <table:table-cell office:value-type="string">
            <text:p>Library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626F6F6B2D31380000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60B344</text:p>
          </table:table-cell>
          <table:table-cell office:value-type="float" office:value="0">
            <text:p>00000000</text:p>
          </table:table-cell>
          <table:table-cell office:value-type="string">
            <text:p>C3ECB354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C7</text:p>
          </table:table-cell>
          <table:table-cell office:value-type="string">
            <text:p>Black Citadel</text:p>
          </table:table-cell>
          <table:table-cell office:value-type="string">
            <text:p>Library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626F6F6B2D31390000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FD3375</text:p>
          </table:table-cell>
          <table:table-cell office:value-type="float" office:value="0">
            <text:p>00000000</text:p>
          </table:table-cell>
          <table:table-cell office:value-type="string">
            <text:p>C274CD84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C8</text:p>
          </table:table-cell>
          <table:table-cell office:value-type="string">
            <text:p>Black Citadel</text:p>
          </table:table-cell>
          <table:table-cell office:value-type="string">
            <text:p>Library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626F6F6B2D32300000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E93354</text:p>
          </table:table-cell>
          <table:table-cell office:value-type="float" office:value="0">
            <text:p>00000000</text:p>
          </table:table-cell>
          <table:table-cell office:value-type="string">
            <text:p>C274CD6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C9</text:p>
          </table:table-cell>
          <table:table-cell office:value-type="string">
            <text:p>Black Citadel</text:p>
          </table:table-cell>
          <table:table-cell office:value-type="string">
            <text:p>Library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626F6F6B2D32310000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C84CEE</text:p>
          </table:table-cell>
          <table:table-cell office:value-type="float" office:value="0">
            <text:p>00000000</text:p>
          </table:table-cell>
          <table:table-cell office:value-type="string">
            <text:p>C274CD6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CA</text:p>
          </table:table-cell>
          <table:table-cell office:value-type="string">
            <text:p>Black Citadel</text:p>
          </table:table-cell>
          <table:table-cell office:value-type="string">
            <text:p>Library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626F6F6B2D32320000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B44CEE</text:p>
          </table:table-cell>
          <table:table-cell office:value-type="float" office:value="0">
            <text:p>00000000</text:p>
          </table:table-cell>
          <table:table-cell office:value-type="string">
            <text:p>C274CD6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CB</text:p>
          </table:table-cell>
          <table:table-cell office:value-type="string">
            <text:p>Black Citadel</text:p>
          </table:table-cell>
          <table:table-cell office:value-type="string">
            <text:p>Library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626F6F6B2D32330000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B399BA</text:p>
          </table:table-cell>
          <table:table-cell office:value-type="float" office:value="0">
            <text:p>00000000</text:p>
          </table:table-cell>
          <table:table-cell office:value-type="string">
            <text:p>425D9917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CC</text:p>
          </table:table-cell>
          <table:table-cell office:value-type="string">
            <text:p>Black Citadel</text:p>
          </table:table-cell>
          <table:table-cell office:value-type="string">
            <text:p>Library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626F6F6B2D32340000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17F354</text:p>
          </table:table-cell>
          <table:table-cell office:value-type="float" office:value="0">
            <text:p>00000000</text:p>
          </table:table-cell>
          <table:table-cell office:value-type="string">
            <text:p>425D9917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CD</text:p>
          </table:table-cell>
          <table:table-cell office:value-type="string">
            <text:p>Black Citadel</text:p>
          </table:table-cell>
          <table:table-cell office:value-type="string">
            <text:p>Library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626F6F6B2D32350000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0DF354</text:p>
          </table:table-cell>
          <table:table-cell office:value-type="float" office:value="0">
            <text:p>00000000</text:p>
          </table:table-cell>
          <table:table-cell office:value-type="string">
            <text:p>425D9917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CE</text:p>
          </table:table-cell>
          <table:table-cell office:value-type="string">
            <text:p>Black Citadel</text:p>
          </table:table-cell>
          <table:table-cell office:value-type="string">
            <text:p>Library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626F6F6B2D32360000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FBCD0E</text:p>
          </table:table-cell>
          <table:table-cell office:value-type="float" office:value="0">
            <text:p>00000000</text:p>
          </table:table-cell>
          <table:table-cell office:value-type="string">
            <text:p>425D9917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CF</text:p>
          </table:table-cell>
          <table:table-cell office:value-type="string">
            <text:p>Black Citadel</text:p>
          </table:table-cell>
          <table:table-cell office:value-type="string">
            <text:p>Library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626F6F6B2D32370000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E7CD0E</text:p>
          </table:table-cell>
          <table:table-cell office:value-type="float" office:value="0">
            <text:p>00000000</text:p>
          </table:table-cell>
          <table:table-cell office:value-type="string">
            <text:p>425D9917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D0</text:p>
          </table:table-cell>
          <table:table-cell office:value-type="string">
            <text:p>Black Citadel</text:p>
          </table:table-cell>
          <table:table-cell office:value-type="string">
            <text:p>Library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626F6F6B2D32380000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C799DB</text:p>
          </table:table-cell>
          <table:table-cell office:value-type="float" office:value="0">
            <text:p>00000000</text:p>
          </table:table-cell>
          <table:table-cell office:value-type="string">
            <text:p>425D9917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D1</text:p>
          </table:table-cell>
          <table:table-cell office:value-type="string">
            <text:p>Black Citadel</text:p>
          </table:table-cell>
          <table:table-cell office:value-type="string">
            <text:p>Apartment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626F6F6B2D32390000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140CDD</text:p>
          </table:table-cell>
          <table:table-cell office:value-type="float" office:value="43200000">
            <text:p>43200000</text:p>
          </table:table-cell>
          <table:table-cell office:value-type="string">
            <text:p>C381E687</text:p>
          </table:table-cell>
          <table:table-cell office:value-type="string">
            <text:p>C2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D2</text:p>
          </table:table-cell>
          <table:table-cell office:value-type="string">
            <text:p>Black Citadel</text:p>
          </table:table-cell>
          <table:table-cell office:value-type="string">
            <text:p>Apartment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7475626F2D35000000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0C2687</text:p>
          </table:table-cell>
          <table:table-cell office:value-type="float" office:value="43200000">
            <text:p>43200000</text:p>
          </table:table-cell>
          <table:table-cell office:value-type="string">
            <text:p>C366666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D3</text:p>
          </table:table-cell>
          <table:table-cell office:value-type="string">
            <text:p>Black Citadel</text:p>
          </table:table-cell>
          <table:table-cell office:value-type="string">
            <text:p>Southwest Corner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74626F782D31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float" office:value="1388">
            <text:p>1388</text:p>
          </table:table-cell>
          <table:table-cell office:value-type="float" office:value="0">
            <text:p>0000</text:p>
          </table:table-cell>
          <table:table-cell office:value-type="string">
            <text:p>C4664CCD</text:p>
          </table:table-cell>
          <table:table-cell office:value-type="float" office:value="0">
            <text:p>00000000</text:p>
          </table:table-cell>
          <table:table-cell office:value-type="string">
            <text:p>4283FFF3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D4</text:p>
          </table:table-cell>
          <table:table-cell office:value-type="string">
            <text:p>Black Citadel</text:p>
          </table:table-cell>
          <table:table-cell office:value-type="string">
            <text:p>East Tower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74626F782D32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float" office:value="118">
            <text:p>0118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458746A</text:p>
          </table:table-cell>
          <table:table-cell office:value-type="float" office:value="44200000">
            <text:p>44200000</text:p>
          </table:table-cell>
          <table:table-cell office:value-type="string">
            <text:p>C503C852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D5</text:p>
          </table:table-cell>
          <table:table-cell office:value-type="string">
            <text:p>Black Citadel</text:p>
          </table:table-cell>
          <table:table-cell office:value-type="string">
            <text:p>Northwest Corner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E+015">
            <text:p>7830350000000000</text:p>
          </table:table-cell>
          <table:table-cell office:value-type="string">
            <text:p>7830352D74626F782D33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010C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87B99A</text:p>
          </table:table-cell>
          <table:table-cell office:value-type="string">
            <text:p>421FFFE6</text:p>
          </table:table-cell>
          <table:table-cell office:value-type="string">
            <text:p>C4B6199A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D6</text:p>
          </table:table-cell>
          <table:table-cell office:value-type="string">
            <text:p>UNKNOWN</text:p>
          </table:table-cell>
          <table:table-cell/>
          <table:table-cell office:value-type="string">
            <text:p>Red Chest</text:p>
          </table:table-cell>
          <table:table-cell office:value-type="float" office:value="0">
            <text:p>0</text:p>
          </table:table-cell>
          <table:table-cell office:value-type="float" office:value="0">
            <text:p>0000</text:p>
          </table:table-cell>
          <table:table-cell office:value-type="float" office:value="7.3353E+015">
            <text:p>7335300000000000</text:p>
          </table:table-cell>
          <table:table-cell office:value-type="float" office:value="7.33530693031E+015">
            <text:p>7335306930310000</text:p>
          </table:table-cell>
          <table:table-cell office:value-type="string">
            <text:p>7335306930312D74626F782D31000000</text:p>
          </table:table-cell>
          <table:table-cell table:number-columns-repeated="2" office:value-type="float" office:value="1">
            <text:p>0001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3AFC36</text:p>
          </table:table-cell>
          <table:table-cell office:value-type="float" office:value="0">
            <text:p>00000000</text:p>
          </table:table-cell>
          <table:table-cell office:value-type="string">
            <text:p>428C0E22</text:p>
          </table:table-cell>
          <table:table-cell office:value-type="string">
            <text:p>C311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D7</text:p>
          </table:table-cell>
          <table:table-cell office:value-type="string">
            <text:p>UNKNOWN</text:p>
          </table:table-cell>
          <table:table-cell/>
          <table:table-cell office:value-type="string">
            <text:p>Red Chest</text:p>
          </table:table-cell>
          <table:table-cell office:value-type="float" office:value="0">
            <text:p>0</text:p>
          </table:table-cell>
          <table:table-cell office:value-type="float" office:value="0">
            <text:p>0000</text:p>
          </table:table-cell>
          <table:table-cell office:value-type="float" office:value="6.66965E+015">
            <text:p>6669650000000000</text:p>
          </table:table-cell>
          <table:table-cell office:value-type="string">
            <text:p>6669656C64000000</text:p>
          </table:table-cell>
          <table:table-cell office:value-type="string">
            <text:p>6669656C642D74626F782D3100000000</text:p>
          </table:table-cell>
          <table:table-cell table:number-columns-repeated="2" office:value-type="float" office:value="1">
            <text:p>0001</text:p>
          </table:table-cell>
          <table:table-cell table:number-columns-repeated="4" office:value-type="float" office:value="0">
            <text:p>0000</text:p>
          </table:table-cell>
          <table:table-cell table:number-columns-repeated="4"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D8</text:p>
          </table:table-cell>
          <table:table-cell office:value-type="string">
            <text:p>UNKNOWN</text:p>
          </table:table-cell>
          <table:table-cell/>
          <table:table-cell office:value-type="string">
            <text:p>Red Chest</text:p>
          </table:table-cell>
          <table:table-cell office:value-type="float" office:value="0">
            <text:p>0</text:p>
          </table:table-cell>
          <table:table-cell office:value-type="float" office:value="0">
            <text:p>0000</text:p>
          </table:table-cell>
          <table:table-cell office:value-type="float" office:value="6.66965E+015">
            <text:p>6669650000000000</text:p>
          </table:table-cell>
          <table:table-cell office:value-type="string">
            <text:p>6669656C64000000</text:p>
          </table:table-cell>
          <table:table-cell office:value-type="string">
            <text:p>6669656C642D74626F782D3200000000</text:p>
          </table:table-cell>
          <table:table-cell table:number-columns-repeated="2" office:value-type="float" office:value="1">
            <text:p>0001</text:p>
          </table:table-cell>
          <table:table-cell table:number-columns-repeated="4" office:value-type="float" office:value="0">
            <text:p>0000</text:p>
          </table:table-cell>
          <table:table-cell table:number-columns-repeated="4"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D9</text:p>
          </table:table-cell>
          <table:table-cell office:value-type="string">
            <text:p>UNKNOWN</text:p>
          </table:table-cell>
          <table:table-cell/>
          <table:table-cell office:value-type="string">
            <text:p>Red Chest</text:p>
          </table:table-cell>
          <table:table-cell office:value-type="float" office:value="0">
            <text:p>0</text:p>
          </table:table-cell>
          <table:table-cell office:value-type="float" office:value="0">
            <text:p>0000</text:p>
          </table:table-cell>
          <table:table-cell office:value-type="float" office:value="6.66965E+015">
            <text:p>6669650000000000</text:p>
          </table:table-cell>
          <table:table-cell office:value-type="string">
            <text:p>6669656C64000000</text:p>
          </table:table-cell>
          <table:table-cell office:value-type="string">
            <text:p>6669656C642D74626F782D3300000000</text:p>
          </table:table-cell>
          <table:table-cell table:number-columns-repeated="2" office:value-type="float" office:value="1">
            <text:p>0001</text:p>
          </table:table-cell>
          <table:table-cell table:number-columns-repeated="4" office:value-type="float" office:value="0">
            <text:p>0000</text:p>
          </table:table-cell>
          <table:table-cell table:number-columns-repeated="4"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DA</text:p>
          </table:table-cell>
          <table:table-cell office:value-type="string">
            <text:p>Trolls' Maze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531E+015">
            <text:p>7335310000000000</text:p>
          </table:table-cell>
          <table:table-cell office:value-type="float" office:value="7.33531E+015">
            <text:p>7335310000000000</text:p>
          </table:table-cell>
          <table:table-cell office:value-type="string">
            <text:p>7230312D74626F782D31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float" office:value="19">
            <text:p>0019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2EFFF7D</text:p>
          </table:table-cell>
          <table:table-cell office:value-type="float" office:value="0">
            <text:p>00000000</text:p>
          </table:table-cell>
          <table:table-cell office:value-type="string">
            <text:p>44C58000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DB</text:p>
          </table:table-cell>
          <table:table-cell office:value-type="string">
            <text:p>Trolls' Maze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531E+015">
            <text:p>7335310000000000</text:p>
          </table:table-cell>
          <table:table-cell office:value-type="float" office:value="7.33531E+015">
            <text:p>7335310000000000</text:p>
          </table:table-cell>
          <table:table-cell office:value-type="string">
            <text:p>7230312D74626F782D32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4870000">
            <text:p>44870000</text:p>
          </table:table-cell>
          <table:table-cell office:value-type="float" office:value="0">
            <text:p>00000000</text:p>
          </table:table-cell>
          <table:table-cell office:value-type="string">
            <text:p>43BE0000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DC</text:p>
          </table:table-cell>
          <table:table-cell office:value-type="string">
            <text:p>Trolls' Maze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531E+015">
            <text:p>7335310000000000</text:p>
          </table:table-cell>
          <table:table-cell office:value-type="float" office:value="7.33531E+015">
            <text:p>7335310000000000</text:p>
          </table:table-cell>
          <table:table-cell office:value-type="string">
            <text:p>7230312D74626F782D33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4160000">
            <text:p>44160000</text:p>
          </table:table-cell>
          <table:table-cell office:value-type="float" office:value="0">
            <text:p>00000000</text:p>
          </table:table-cell>
          <table:table-cell office:value-type="string">
            <text:p>445C0000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DD</text:p>
          </table:table-cell>
          <table:table-cell office:value-type="string">
            <text:p>Dragovian Path</text:p>
          </table:table-cell>
          <table:table-cell office:value-type="string">
            <text:p>Level 2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1E+015">
            <text:p>6431310000000000</text:p>
          </table:table-cell>
          <table:table-cell office:value-type="float" office:value="6.43131693032E+015">
            <text:p>6431316930320000</text:p>
          </table:table-cell>
          <table:table-cell office:value-type="string">
            <text:p>6431316930322D74626F782D31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string">
            <text:p>008E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AD03D7</text:p>
          </table:table-cell>
          <table:table-cell office:value-type="string">
            <text:p>42A1B0CB</text:p>
          </table:table-cell>
          <table:table-cell office:value-type="string">
            <text:p>C231AF35</text:p>
          </table:table-cell>
          <table:table-cell office:value-type="float" office:value="42740000">
            <text:p>427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DE</text:p>
          </table:table-cell>
          <table:table-cell office:value-type="string">
            <text:p>Dragovian Path</text:p>
          </table:table-cell>
          <table:table-cell office:value-type="string">
            <text:p>Level 2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1E+015">
            <text:p>6431310000000000</text:p>
          </table:table-cell>
          <table:table-cell office:value-type="float" office:value="6.43131693032E+015">
            <text:p>6431316930320000</text:p>
          </table:table-cell>
          <table:table-cell office:value-type="string">
            <text:p>6431316930322D74626F782D32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00B1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B6F687</text:p>
          </table:table-cell>
          <table:table-cell office:value-type="string">
            <text:p>4270001A</text:p>
          </table:table-cell>
          <table:table-cell office:value-type="string">
            <text:p>C3B14FBE</text:p>
          </table:table-cell>
          <table:table-cell office:value-type="string">
            <text:p>42E2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DF</text:p>
          </table:table-cell>
          <table:table-cell office:value-type="string">
            <text:p>Dragovian Path</text:p>
          </table:table-cell>
          <table:table-cell office:value-type="string">
            <text:p>Level 2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1E+015">
            <text:p>6431310000000000</text:p>
          </table:table-cell>
          <table:table-cell office:value-type="float" office:value="6.43131693032E+015">
            <text:p>6431316930320000</text:p>
          </table:table-cell>
          <table:table-cell office:value-type="string">
            <text:p>6431316930322D74626F782D33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float" office:value="111">
            <text:p>0111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B2C385</text:p>
          </table:table-cell>
          <table:table-cell office:value-type="string">
            <text:p>C2C80000</text:p>
          </table:table-cell>
          <table:table-cell office:value-type="string">
            <text:p>44BDA385</text:p>
          </table:table-cell>
          <table:table-cell office:value-type="string">
            <text:p>C31B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E0</text:p>
          </table:table-cell>
          <table:table-cell office:value-type="string">
            <text:p>Dragovian Path</text:p>
          </table:table-cell>
          <table:table-cell office:value-type="string">
            <text:p>Level 3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1E+015">
            <text:p>6431310000000000</text:p>
          </table:table-cell>
          <table:table-cell office:value-type="float" office:value="6.43131693033E+015">
            <text:p>6431316930330000</text:p>
          </table:table-cell>
          <table:table-cell office:value-type="string">
            <text:p>6431316930332D74626F782D31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FFFD</text:p>
          </table:table-cell>
          <table:table-cell office:value-type="string">
            <text:p>00DE</text:p>
          </table:table-cell>
          <table:table-cell office:value-type="float" office:value="0">
            <text:p>0000</text:p>
          </table:table-cell>
          <table:table-cell office:value-type="string">
            <text:p>C4D32666</text:p>
          </table:table-cell>
          <table:table-cell office:value-type="string">
            <text:p>439FEE14</text:p>
          </table:table-cell>
          <table:table-cell office:value-type="string">
            <text:p>44584E56</text:p>
          </table:table-cell>
          <table:table-cell office:value-type="string">
            <text:p>C27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E1</text:p>
          </table:table-cell>
          <table:table-cell office:value-type="string">
            <text:p>Dragovian Path</text:p>
          </table:table-cell>
          <table:table-cell office:value-type="string">
            <text:p>Level 3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1E+015">
            <text:p>6431310000000000</text:p>
          </table:table-cell>
          <table:table-cell office:value-type="float" office:value="6.43131693033E+015">
            <text:p>6431316930330000</text:p>
          </table:table-cell>
          <table:table-cell office:value-type="string">
            <text:p>6431316930332D74626F782D32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float" office:value="30">
            <text:p>0030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4584312">
            <text:p>44584312</text:p>
          </table:table-cell>
          <table:table-cell office:value-type="string">
            <text:p>43AEB74C</text:p>
          </table:table-cell>
          <table:table-cell office:value-type="string">
            <text:p>C492FAE1</text:p>
          </table:table-cell>
          <table:table-cell office:value-type="string">
            <text:p>C2A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E2</text:p>
          </table:table-cell>
          <table:table-cell office:value-type="string">
            <text:p>Dragovian Path</text:p>
          </table:table-cell>
          <table:table-cell office:value-type="string">
            <text:p>Level 3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1E+015">
            <text:p>6431310000000000</text:p>
          </table:table-cell>
          <table:table-cell office:value-type="float" office:value="6.43131693033E+015">
            <text:p>6431316930330000</text:p>
          </table:table-cell>
          <table:table-cell office:value-type="string">
            <text:p>6431316930332D74626F782D33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string">
            <text:p>010A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9EEC7B</text:p>
          </table:table-cell>
          <table:table-cell office:value-type="string">
            <text:p>3F4DD2F2</text:p>
          </table:table-cell>
          <table:table-cell office:value-type="string">
            <text:p>C3E11B23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E3</text:p>
          </table:table-cell>
          <table:table-cell office:value-type="string">
            <text:p>Dragovian Path</text:p>
          </table:table-cell>
          <table:table-cell office:value-type="string">
            <text:p>Level 3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1E+015">
            <text:p>6431310000000000</text:p>
          </table:table-cell>
          <table:table-cell office:value-type="float" office:value="6.43131693033E+015">
            <text:p>6431316930330000</text:p>
          </table:table-cell>
          <table:table-cell office:value-type="string">
            <text:p>6431316930332D74626F782D34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D56000</text:p>
          </table:table-cell>
          <table:table-cell office:value-type="string">
            <text:p>43A00000</text:p>
          </table:table-cell>
          <table:table-cell office:value-type="float" office:value="44510000">
            <text:p>44510000</text:p>
          </table:table-cell>
          <table:table-cell office:value-type="string">
            <text:p>C27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E4</text:p>
          </table:table-cell>
          <table:table-cell office:value-type="string">
            <text:p>Dragovian Sanctuary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1310000000000</text:p>
          </table:table-cell>
          <table:table-cell office:value-type="string">
            <text:p>6D31312D7475626F2D31000000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05">
            <text:p>0105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D17C29</text:p>
          </table:table-cell>
          <table:table-cell office:value-type="string">
            <text:p>411CCCCD</text:p>
          </table:table-cell>
          <table:table-cell office:value-type="string">
            <text:p>C39AB687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E5</text:p>
          </table:table-cell>
          <table:table-cell office:value-type="string">
            <text:p>Dragovian Sanctuary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1310000000000</text:p>
          </table:table-cell>
          <table:table-cell office:value-type="string">
            <text:p>6D31312D7475626F2D32000000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C8E2F2</text:p>
          </table:table-cell>
          <table:table-cell office:value-type="string">
            <text:p>411CCCCD</text:p>
          </table:table-cell>
          <table:table-cell office:value-type="string">
            <text:p>C39896C9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E6</text:p>
          </table:table-cell>
          <table:table-cell office:value-type="string">
            <text:p>Dragovian Sanctuary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1310000000000</text:p>
          </table:table-cell>
          <table:table-cell office:value-type="string">
            <text:p>6D31312D7475626F2D33000000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044CCD</text:p>
          </table:table-cell>
          <table:table-cell office:value-type="string">
            <text:p>411CCCCD</text:p>
          </table:table-cell>
          <table:table-cell office:value-type="string">
            <text:p>43E0A1EC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E7</text:p>
          </table:table-cell>
          <table:table-cell office:value-type="string">
            <text:p>Dragovian Sanctuary</text:p>
          </table:table-cell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table:number-columns-repeated="2" office:value-type="string">
            <text:p>6D31310000000000</text:p>
          </table:table-cell>
          <table:table-cell office:value-type="string">
            <text:p>6D31312D7475626F2D34000000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E7D687</text:p>
          </table:table-cell>
          <table:table-cell office:value-type="string">
            <text:p>411CCCCD</text:p>
          </table:table-cell>
          <table:table-cell office:value-type="string">
            <text:p>43D97958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E8</text:p>
          </table:table-cell>
          <table:table-cell office:value-type="string">
            <text:p>Dragovian Sanctuary</text:p>
          </table:table-cell>
          <table:table-cell office:value-type="string">
            <text:p>Chen Mui's House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10000000000</text:p>
          </table:table-cell>
          <table:table-cell office:value-type="string">
            <text:p>6D31316930310000</text:p>
          </table:table-cell>
          <table:table-cell office:value-type="string">
            <text:p>6D31316930312D7475626F2D31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13A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4801CB</text:p>
          </table:table-cell>
          <table:table-cell table:number-columns-repeated="2" office:value-type="float" office:value="0">
            <text:p>00000000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E9</text:p>
          </table:table-cell>
          <table:table-cell office:value-type="string">
            <text:p>Dragovian Sanctuary</text:p>
          </table:table-cell>
          <table:table-cell office:value-type="string">
            <text:p>Chen Mui's House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10000000000</text:p>
          </table:table-cell>
          <table:table-cell office:value-type="string">
            <text:p>6D31316930310000</text:p>
          </table:table-cell>
          <table:table-cell office:value-type="string">
            <text:p>6D31316930312D7475626F2D32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599B64</text:p>
          </table:table-cell>
          <table:table-cell table:number-columns-repeated="2" office:value-type="float" office:value="0">
            <text:p>00000000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EA</text:p>
          </table:table-cell>
          <table:table-cell office:value-type="string">
            <text:p>Dragovian Sanctuary</text:p>
          </table:table-cell>
          <table:table-cell office:value-type="string">
            <text:p>Chen Mui's House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10000000000</text:p>
          </table:table-cell>
          <table:table-cell office:value-type="string">
            <text:p>6D31316930310000</text:p>
          </table:table-cell>
          <table:table-cell office:value-type="string">
            <text:p>6D31316930312D7475626F2D33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0C999A</text:p>
          </table:table-cell>
          <table:table-cell office:value-type="string">
            <text:p>42B40000</text:p>
          </table:table-cell>
          <table:table-cell office:value-type="string">
            <text:p>C3226666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EB</text:p>
          </table:table-cell>
          <table:table-cell office:value-type="string">
            <text:p>Dragovian Sanctuary</text:p>
          </table:table-cell>
          <table:table-cell office:value-type="string">
            <text:p>Chen Mui's House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10000000000</text:p>
          </table:table-cell>
          <table:table-cell office:value-type="string">
            <text:p>6D31316930310000</text:p>
          </table:table-cell>
          <table:table-cell office:value-type="string">
            <text:p>6D31316930312D7475626F2D34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36">
            <text:p>0136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1953333</text:p>
          </table:table-cell>
          <table:table-cell office:value-type="string">
            <text:p>42B40000</text:p>
          </table:table-cell>
          <table:table-cell office:value-type="string">
            <text:p>C3226666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EC</text:p>
          </table:table-cell>
          <table:table-cell office:value-type="string">
            <text:p>Dragovian Sanctuary</text:p>
          </table:table-cell>
          <table:table-cell office:value-type="string">
            <text:p>Chen Mui's House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10000000000</text:p>
          </table:table-cell>
          <table:table-cell office:value-type="string">
            <text:p>6D31316930310000</text:p>
          </table:table-cell>
          <table:table-cell office:value-type="string">
            <text:p>6D31316930312D7475626F2D35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00FFFD6</text:p>
          </table:table-cell>
          <table:table-cell office:value-type="string">
            <text:p>42B40000</text:p>
          </table:table-cell>
          <table:table-cell office:value-type="string">
            <text:p>C3226666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ED</text:p>
          </table:table-cell>
          <table:table-cell office:value-type="string">
            <text:p>Dragovian Sanctuary</text:p>
          </table:table-cell>
          <table:table-cell office:value-type="string">
            <text:p>Chen Mui's House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10000000000</text:p>
          </table:table-cell>
          <table:table-cell office:value-type="string">
            <text:p>6D31316930310000</text:p>
          </table:table-cell>
          <table:table-cell office:value-type="string">
            <text:p>6D31316930312D74616E73312D310000</text:p>
          </table:table-cell>
          <table:table-cell office:value-type="float" office:value="39">
            <text:p>0039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333333</text:p>
          </table:table-cell>
          <table:table-cell office:value-type="string">
            <text:p>42B3FFF3</text:p>
          </table:table-cell>
          <table:table-cell office:value-type="string">
            <text:p>41E80000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EE</text:p>
          </table:table-cell>
          <table:table-cell office:value-type="string">
            <text:p>Dragovian Sanctuary</text:p>
          </table:table-cell>
          <table:table-cell office:value-type="string">
            <text:p>Chen Mui's House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10000000000</text:p>
          </table:table-cell>
          <table:table-cell office:value-type="string">
            <text:p>6D31316930310000</text:p>
          </table:table-cell>
          <table:table-cell office:value-type="string">
            <text:p>6D31316930312D74616E73322D310000</text:p>
          </table:table-cell>
          <table:table-cell office:value-type="string">
            <text:p>003A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333333</text:p>
          </table:table-cell>
          <table:table-cell office:value-type="string">
            <text:p>42B40000</text:p>
          </table:table-cell>
          <table:table-cell office:value-type="string">
            <text:p>BFCCCCCD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EF</text:p>
          </table:table-cell>
          <table:table-cell office:value-type="string">
            <text:p>Dragovian Sanctuary</text:p>
          </table:table-cell>
          <table:table-cell office:value-type="string">
            <text:p>Chen Mui's House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10000000000</text:p>
          </table:table-cell>
          <table:table-cell office:value-type="string">
            <text:p>6D31316930310000</text:p>
          </table:table-cell>
          <table:table-cell office:value-type="string">
            <text:p>6D31316930312D74626F782D31000000</text:p>
          </table:table-cell>
          <table:table-cell table:number-columns-repeated="2" office:value-type="float" office:value="1">
            <text:p>0001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238000</text:p>
          </table:table-cell>
          <table:table-cell office:value-type="string">
            <text:p>42B40000</text:p>
          </table:table-cell>
          <table:table-cell office:value-type="string">
            <text:p>42F9FC6A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F0</text:p>
          </table:table-cell>
          <table:table-cell office:value-type="string">
            <text:p>Dragovian Sanctuary</text:p>
          </table:table-cell>
          <table:table-cell office:value-type="string">
            <text:p>Chen Mui's House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10000000000</text:p>
          </table:table-cell>
          <table:table-cell office:value-type="string">
            <text:p>6D31316930310000</text:p>
          </table:table-cell>
          <table:table-cell office:value-type="string">
            <text:p>6D31316930312D626F6F6B2D31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3412BD</text:p>
          </table:table-cell>
          <table:table-cell office:value-type="float" office:value="0">
            <text:p>00000000</text:p>
          </table:table-cell>
          <table:table-cell office:value-type="float" office:value="42133333">
            <text:p>42133333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F1</text:p>
          </table:table-cell>
          <table:table-cell office:value-type="string">
            <text:p>Dragovian Sanctuary</text:p>
          </table:table-cell>
          <table:table-cell office:value-type="string">
            <text:p>Item Shop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10000000000</text:p>
          </table:table-cell>
          <table:table-cell office:value-type="string">
            <text:p>6D31316930330000</text:p>
          </table:table-cell>
          <table:table-cell office:value-type="string">
            <text:p>6D31316930332D7475626F2D31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635A1D</text:p>
          </table:table-cell>
          <table:table-cell office:value-type="float" office:value="0">
            <text:p>00000000</text:p>
          </table:table-cell>
          <table:table-cell office:value-type="string">
            <text:p>C2FB86A8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F2</text:p>
          </table:table-cell>
          <table:table-cell office:value-type="string">
            <text:p>Dragovian Sanctuary</text:p>
          </table:table-cell>
          <table:table-cell office:value-type="string">
            <text:p>Item Shop</text:p>
          </table:table-cell>
          <table:table-cell office:value-type="string">
            <text:p>Sack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10000000000</text:p>
          </table:table-cell>
          <table:table-cell office:value-type="string">
            <text:p>6D31316930330000</text:p>
          </table:table-cell>
          <table:table-cell office:value-type="string">
            <text:p>6D31316930332D7361636B2D31000000</text:p>
          </table:table-cell>
          <table:table-cell office:value-type="string">
            <text:p>000B</text:p>
          </table:table-cell>
          <table:table-cell office:value-type="float" office:value="6">
            <text:p>0006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E670A4</text:p>
          </table:table-cell>
          <table:table-cell office:value-type="float" office:value="0">
            <text:p>00000000</text:p>
          </table:table-cell>
          <table:table-cell office:value-type="string">
            <text:p>C2E8199A</text:p>
          </table:table-cell>
          <table:table-cell office:value-type="float" office:value="42340000">
            <text:p>42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F3</text:p>
          </table:table-cell>
          <table:table-cell office:value-type="string">
            <text:p>Dragovian Sanctuary</text:p>
          </table:table-cell>
          <table:table-cell office:value-type="string">
            <text:p>Item Shop</text:p>
          </table:table-cell>
          <table:table-cell office:value-type="string">
            <text:p>Sack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10000000000</text:p>
          </table:table-cell>
          <table:table-cell office:value-type="string">
            <text:p>6D31316930330000</text:p>
          </table:table-cell>
          <table:table-cell office:value-type="string">
            <text:p>6D31316930332D7361636B2D32000000</text:p>
          </table:table-cell>
          <table:table-cell office:value-type="string">
            <text:p>000B</text:p>
          </table:table-cell>
          <table:table-cell office:value-type="float" office:value="6">
            <text:p>0006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28E8C4A</text:p>
          </table:table-cell>
          <table:table-cell office:value-type="float" office:value="0">
            <text:p>00000000</text:p>
          </table:table-cell>
          <table:table-cell office:value-type="string">
            <text:p>C2F81CAC</text:p>
          </table:table-cell>
          <table:table-cell office:value-type="string">
            <text:p>C208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F4</text:p>
          </table:table-cell>
          <table:table-cell office:value-type="string">
            <text:p>Dragovian Sanctuary</text:p>
          </table:table-cell>
          <table:table-cell office:value-type="string">
            <text:p>Item Shop</text:p>
          </table:table-cell>
          <table:table-cell office:value-type="string">
            <text:p>Sack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10000000000</text:p>
          </table:table-cell>
          <table:table-cell office:value-type="string">
            <text:p>6D31316930330000</text:p>
          </table:table-cell>
          <table:table-cell office:value-type="string">
            <text:p>6D31316930332D7361636B2D33000000</text:p>
          </table:table-cell>
          <table:table-cell office:value-type="string">
            <text:p>000B</text:p>
          </table:table-cell>
          <table:table-cell office:value-type="float" office:value="6">
            <text:p>0006</text:p>
          </table:table-cell>
          <table:table-cell office:value-type="float" office:value="0">
            <text:p>0000</text:p>
          </table:table-cell>
          <table:table-cell office:value-type="float" office:value="139">
            <text:p>0139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2B3BF7D</text:p>
          </table:table-cell>
          <table:table-cell office:value-type="float" office:value="0">
            <text:p>00000000</text:p>
          </table:table-cell>
          <table:table-cell office:value-type="string">
            <text:p>C2F1D3F8</text:p>
          </table:table-cell>
          <table:table-cell office:value-type="float" office:value="41800000">
            <text:p>418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F5</text:p>
          </table:table-cell>
          <table:table-cell office:value-type="string">
            <text:p>Dragovian Sanctuary</text:p>
          </table:table-cell>
          <table:table-cell office:value-type="string">
            <text:p>Southwest House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10000000000</text:p>
          </table:table-cell>
          <table:table-cell office:value-type="string">
            <text:p>6D31316930340000</text:p>
          </table:table-cell>
          <table:table-cell office:value-type="string">
            <text:p>6D31316930342D7475626F2D31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20F168</text:p>
          </table:table-cell>
          <table:table-cell office:value-type="float" office:value="0">
            <text:p>00000000</text:p>
          </table:table-cell>
          <table:table-cell office:value-type="string">
            <text:p>42DC722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F6</text:p>
          </table:table-cell>
          <table:table-cell office:value-type="string">
            <text:p>Dragovian Sanctuary</text:p>
          </table:table-cell>
          <table:table-cell office:value-type="string">
            <text:p>Southwest House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10000000000</text:p>
          </table:table-cell>
          <table:table-cell office:value-type="string">
            <text:p>6D31316930340000</text:p>
          </table:table-cell>
          <table:table-cell office:value-type="string">
            <text:p>6D31316930342D7475626F2D32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EAAE14</text:p>
          </table:table-cell>
          <table:table-cell office:value-type="float" office:value="0">
            <text:p>00000000</text:p>
          </table:table-cell>
          <table:table-cell office:value-type="string">
            <text:p>42D8ED0E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F7</text:p>
          </table:table-cell>
          <table:table-cell office:value-type="string">
            <text:p>Dragovian Sanctuary</text:p>
          </table:table-cell>
          <table:table-cell office:value-type="string">
            <text:p>Southwest House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10000000000</text:p>
          </table:table-cell>
          <table:table-cell office:value-type="string">
            <text:p>6D31316930340000</text:p>
          </table:table-cell>
          <table:table-cell office:value-type="string">
            <text:p>6D31316930342D7475626F2D33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24">
            <text:p>012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16B8D5</text:p>
          </table:table-cell>
          <table:table-cell office:value-type="float" office:value="0">
            <text:p>00000000</text:p>
          </table:table-cell>
          <table:table-cell office:value-type="string">
            <text:p>C2D95581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F8</text:p>
          </table:table-cell>
          <table:table-cell office:value-type="string">
            <text:p>Dragovian Sanctuary</text:p>
          </table:table-cell>
          <table:table-cell office:value-type="string">
            <text:p>Southwest House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10000000000</text:p>
          </table:table-cell>
          <table:table-cell office:value-type="string">
            <text:p>6D31316930340000</text:p>
          </table:table-cell>
          <table:table-cell office:value-type="string">
            <text:p>6D31316930342D7475626F2D34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24">
            <text:p>012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3953F8</text:p>
          </table:table-cell>
          <table:table-cell office:value-type="float" office:value="0">
            <text:p>00000000</text:p>
          </table:table-cell>
          <table:table-cell office:value-type="string">
            <text:p>C29EAE14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F9</text:p>
          </table:table-cell>
          <table:table-cell office:value-type="string">
            <text:p>Dragovian Sanctuary</text:p>
          </table:table-cell>
          <table:table-cell office:value-type="string">
            <text:p>Southwest House</text:p>
          </table:table-cell>
          <table:table-cell office:value-type="string">
            <text:p>Sack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10000000000</text:p>
          </table:table-cell>
          <table:table-cell office:value-type="string">
            <text:p>6D31316930340000</text:p>
          </table:table-cell>
          <table:table-cell office:value-type="string">
            <text:p>6D31316930342D7361636B2D31000000</text:p>
          </table:table-cell>
          <table:table-cell office:value-type="string">
            <text:p>000B</text:p>
          </table:table-cell>
          <table:table-cell office:value-type="float" office:value="6">
            <text:p>0006</text:p>
          </table:table-cell>
          <table:table-cell office:value-type="float" office:value="0">
            <text:p>0000</text:p>
          </table:table-cell>
          <table:table-cell office:value-type="float" office:value="121">
            <text:p>0121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EF21CB</text:p>
          </table:table-cell>
          <table:table-cell office:value-type="float" office:value="0">
            <text:p>00000000</text:p>
          </table:table-cell>
          <table:table-cell office:value-type="string">
            <text:p>C2EA1893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FA</text:p>
          </table:table-cell>
          <table:table-cell office:value-type="string">
            <text:p>Dragovian Sanctuary</text:p>
          </table:table-cell>
          <table:table-cell office:value-type="string">
            <text:p>Southwest House</text:p>
          </table:table-cell>
          <table:table-cell office:value-type="string">
            <text:p>Sack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10000000000</text:p>
          </table:table-cell>
          <table:table-cell office:value-type="string">
            <text:p>6D31316930340000</text:p>
          </table:table-cell>
          <table:table-cell office:value-type="string">
            <text:p>6D31316930342D7361636B2D32000000</text:p>
          </table:table-cell>
          <table:table-cell office:value-type="string">
            <text:p>000B</text:p>
          </table:table-cell>
          <table:table-cell office:value-type="float" office:value="6">
            <text:p>0006</text:p>
          </table:table-cell>
          <table:table-cell office:value-type="float" office:value="0">
            <text:p>0000</text:p>
          </table:table-cell>
          <table:table-cell office:value-type="float" office:value="128">
            <text:p>0128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54DB71</text:p>
          </table:table-cell>
          <table:table-cell office:value-type="float" office:value="0">
            <text:p>00000000</text:p>
          </table:table-cell>
          <table:table-cell office:value-type="string">
            <text:p>C2EA1893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FB</text:p>
          </table:table-cell>
          <table:table-cell office:value-type="string">
            <text:p>Dragovian Sanctuary</text:p>
          </table:table-cell>
          <table:table-cell office:value-type="string">
            <text:p>Church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10000000000</text:p>
          </table:table-cell>
          <table:table-cell office:value-type="string">
            <text:p>6D31316930350000</text:p>
          </table:table-cell>
          <table:table-cell office:value-type="string">
            <text:p>6D31316930352D7475626F2D31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20">
            <text:p>0120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1E726F</text:p>
          </table:table-cell>
          <table:table-cell office:value-type="float" office:value="0">
            <text:p>00000000</text:p>
          </table:table-cell>
          <table:table-cell office:value-type="string">
            <text:p>C2D4676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FC</text:p>
          </table:table-cell>
          <table:table-cell office:value-type="string">
            <text:p>Dragovian Sanctuary</text:p>
          </table:table-cell>
          <table:table-cell office:value-type="string">
            <text:p>Church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10000000000</text:p>
          </table:table-cell>
          <table:table-cell office:value-type="string">
            <text:p>6D31316930350000</text:p>
          </table:table-cell>
          <table:table-cell office:value-type="string">
            <text:p>6D31316930352D7475626F2D32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3D27AE</text:p>
          </table:table-cell>
          <table:table-cell office:value-type="float" office:value="0">
            <text:p>00000000</text:p>
          </table:table-cell>
          <table:table-cell office:value-type="string">
            <text:p>C2A8BAE1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FD</text:p>
          </table:table-cell>
          <table:table-cell office:value-type="string">
            <text:p>Dragovian Sanctuary</text:p>
          </table:table-cell>
          <table:table-cell office:value-type="string">
            <text:p>Church</text:p>
          </table:table-cell>
          <table:table-cell office:value-type="string">
            <text:p>Sack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10000000000</text:p>
          </table:table-cell>
          <table:table-cell office:value-type="string">
            <text:p>6D31316930350000</text:p>
          </table:table-cell>
          <table:table-cell office:value-type="string">
            <text:p>6D31316930352D7361636B2D31000000</text:p>
          </table:table-cell>
          <table:table-cell office:value-type="string">
            <text:p>000B</text:p>
          </table:table-cell>
          <table:table-cell office:value-type="float" office:value="6">
            <text:p>0006</text:p>
          </table:table-cell>
          <table:table-cell office:value-type="float" office:value="0">
            <text:p>0000</text:p>
          </table:table-cell>
          <table:table-cell office:value-type="string">
            <text:p>014D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07F852</text:p>
          </table:table-cell>
          <table:table-cell office:value-type="float" office:value="0">
            <text:p>00000000</text:p>
          </table:table-cell>
          <table:table-cell office:value-type="string">
            <text:p>C2EA1893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FE</text:p>
          </table:table-cell>
          <table:table-cell office:value-type="string">
            <text:p>Dragovian Sanctuary</text:p>
          </table:table-cell>
          <table:table-cell office:value-type="string">
            <text:p>Church</text:p>
          </table:table-cell>
          <table:table-cell office:value-type="string">
            <text:p>Sack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10000000000</text:p>
          </table:table-cell>
          <table:table-cell office:value-type="string">
            <text:p>6D31316930350000</text:p>
          </table:table-cell>
          <table:table-cell office:value-type="string">
            <text:p>6D31316930352D7361636B2D32000000</text:p>
          </table:table-cell>
          <table:table-cell office:value-type="string">
            <text:p>000B</text:p>
          </table:table-cell>
          <table:table-cell office:value-type="float" office:value="6">
            <text:p>0006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E3DC29</text:p>
          </table:table-cell>
          <table:table-cell office:value-type="float" office:value="0">
            <text:p>00000000</text:p>
          </table:table-cell>
          <table:table-cell office:value-type="string">
            <text:p>C2EA1893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3FF</text:p>
          </table:table-cell>
          <table:table-cell office:value-type="string">
            <text:p>Heavenly Dais</text:p>
          </table:table-cell>
          <table:table-cell office:value-type="string">
            <text:p>Level 1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2E+015">
            <text:p>6431320000000000</text:p>
          </table:table-cell>
          <table:table-cell office:value-type="float" office:value="6.43132E+015">
            <text:p>6431320000000000</text:p>
          </table:table-cell>
          <table:table-cell office:value-type="string">
            <text:p>6431322D74626F782D31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float" office:value="76">
            <text:p>0076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31C666</text:p>
          </table:table-cell>
          <table:table-cell office:value-type="float" office:value="41986666">
            <text:p>41986666</text:p>
          </table:table-cell>
          <table:table-cell office:value-type="string">
            <text:p>C50AF99A</text:p>
          </table:table-cell>
          <table:table-cell office:value-type="float" office:value="41700000">
            <text:p>417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00">
            <text:p>0400</text:p>
          </table:table-cell>
          <table:table-cell office:value-type="string">
            <text:p>Heavenly Dais</text:p>
          </table:table-cell>
          <table:table-cell office:value-type="string">
            <text:p>Level 1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2E+015">
            <text:p>6431320000000000</text:p>
          </table:table-cell>
          <table:table-cell office:value-type="float" office:value="6.43132E+015">
            <text:p>6431320000000000</text:p>
          </table:table-cell>
          <table:table-cell office:value-type="string">
            <text:p>6431322D74626F782D32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693333</text:p>
          </table:table-cell>
          <table:table-cell office:value-type="float" office:value="40000000">
            <text:p>40000000</text:p>
          </table:table-cell>
          <table:table-cell office:value-type="string">
            <text:p>C482299A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01">
            <text:p>0401</text:p>
          </table:table-cell>
          <table:table-cell office:value-type="string">
            <text:p>Heavenly Dais</text:p>
          </table:table-cell>
          <table:table-cell office:value-type="string">
            <text:p>Level 2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2E+015">
            <text:p>6431320000000000</text:p>
          </table:table-cell>
          <table:table-cell office:value-type="float" office:value="6.43132693031E+015">
            <text:p>6431326930310000</text:p>
          </table:table-cell>
          <table:table-cell office:value-type="string">
            <text:p>6431326930312D74626F782D31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49B99A</text:p>
          </table:table-cell>
          <table:table-cell office:value-type="float" office:value="44938333">
            <text:p>44938333</text:p>
          </table:table-cell>
          <table:table-cell office:value-type="string">
            <text:p>C45DCCCD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02">
            <text:p>0402</text:p>
          </table:table-cell>
          <table:table-cell office:value-type="string">
            <text:p>Heavenly Dais</text:p>
          </table:table-cell>
          <table:table-cell office:value-type="string">
            <text:p>Level 2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2E+015">
            <text:p>6431320000000000</text:p>
          </table:table-cell>
          <table:table-cell office:value-type="float" office:value="6.43132693031E+015">
            <text:p>6431326930310000</text:p>
          </table:table-cell>
          <table:table-cell office:value-type="string">
            <text:p>6431326930312D74626F782D32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float" office:value="118">
            <text:p>0118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39F99A</text:p>
          </table:table-cell>
          <table:table-cell office:value-type="string">
            <text:p>44ADF000</text:p>
          </table:table-cell>
          <table:table-cell office:value-type="string">
            <text:p>C4BA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03">
            <text:p>0403</text:p>
          </table:table-cell>
          <table:table-cell office:value-type="string">
            <text:p>Heavenly Dais</text:p>
          </table:table-cell>
          <table:table-cell office:value-type="string">
            <text:p>Level 2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2E+015">
            <text:p>6431320000000000</text:p>
          </table:table-cell>
          <table:table-cell office:value-type="float" office:value="6.43132693031E+015">
            <text:p>6431326930310000</text:p>
          </table:table-cell>
          <table:table-cell office:value-type="string">
            <text:p>6431326930312D74626F782D33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00D3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2313333">
            <text:p>42313333</text:p>
          </table:table-cell>
          <table:table-cell office:value-type="string">
            <text:p>44B00CCD</text:p>
          </table:table-cell>
          <table:table-cell office:value-type="string">
            <text:p>C4BA199A</text:p>
          </table:table-cell>
          <table:table-cell office:value-type="string">
            <text:p>C27C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04">
            <text:p>0404</text:p>
          </table:table-cell>
          <table:table-cell office:value-type="string">
            <text:p>Heavenly Dais</text:p>
          </table:table-cell>
          <table:table-cell office:value-type="string">
            <text:p>Level 2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2E+015">
            <text:p>6431320000000000</text:p>
          </table:table-cell>
          <table:table-cell office:value-type="float" office:value="6.43132693031E+015">
            <text:p>6431326930310000</text:p>
          </table:table-cell>
          <table:table-cell office:value-type="string">
            <text:p>6431326930312D74626F782D34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AA0000</text:p>
          </table:table-cell>
          <table:table-cell office:value-type="string">
            <text:p>449AC000</text:p>
          </table:table-cell>
          <table:table-cell office:value-type="string">
            <text:p>C4318000</text:p>
          </table:table-cell>
          <table:table-cell office:value-type="float" office:value="42700000">
            <text:p>427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05">
            <text:p>0405</text:p>
          </table:table-cell>
          <table:table-cell office:value-type="string">
            <text:p>Black Citadel</text:p>
          </table:table-cell>
          <table:table-cell office:value-type="string">
            <text:p>Town Loop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693132E+015">
            <text:p>7830356931320000</text:p>
          </table:table-cell>
          <table:table-cell office:value-type="string">
            <text:p>7830356931322D74626F782D31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string">
            <text:p>00AE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263DE3</text:p>
          </table:table-cell>
          <table:table-cell office:value-type="string">
            <text:p>C0800000</text:p>
          </table:table-cell>
          <table:table-cell office:value-type="string">
            <text:p>C3B14D71</text:p>
          </table:table-cell>
          <table:table-cell office:value-type="float" office:value="43120000">
            <text:p>4312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06">
            <text:p>0406</text:p>
          </table:table-cell>
          <table:table-cell office:value-type="string">
            <text:p>Black Citadel</text:p>
          </table:table-cell>
          <table:table-cell office:value-type="string">
            <text:p>Town Loop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693132E+015">
            <text:p>7830356931320000</text:p>
          </table:table-cell>
          <table:table-cell office:value-type="string">
            <text:p>7830356931322D7475626F2D31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1420B4</text:p>
          </table:table-cell>
          <table:table-cell office:value-type="string">
            <text:p>C0800000</text:p>
          </table:table-cell>
          <table:table-cell office:value-type="string">
            <text:p>C3ECFB23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07">
            <text:p>0407</text:p>
          </table:table-cell>
          <table:table-cell office:value-type="string">
            <text:p>Black Citadel</text:p>
          </table:table-cell>
          <table:table-cell office:value-type="string">
            <text:p>Town Loop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693132E+015">
            <text:p>7830356931320000</text:p>
          </table:table-cell>
          <table:table-cell office:value-type="string">
            <text:p>7830356931322D7475626F2D32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0D1B75</text:p>
          </table:table-cell>
          <table:table-cell office:value-type="string">
            <text:p>C0800000</text:p>
          </table:table-cell>
          <table:table-cell office:value-type="string">
            <text:p>C3E26354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08">
            <text:p>0408</text:p>
          </table:table-cell>
          <table:table-cell table:style-name="Default" office:value-type="string">
            <text:p>High place South of Empyrea</text:p>
          </table:table-cell>
          <table:table-cell table:style-name="Default"/>
          <table:table-cell table:style-name="Default"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335E+015">
            <text:p>7333350000000000</text:p>
          </table:table-cell>
          <table:table-cell office:value-type="float" office:value="7.33335E+015">
            <text:p>7333350000000000</text:p>
          </table:table-cell>
          <table:table-cell office:value-type="string">
            <text:p>7333352D74626F782D31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string">
            <text:p>00D3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58FC000</text:p>
          </table:table-cell>
          <table:table-cell office:value-type="string">
            <text:p>420315EA</text:p>
          </table:table-cell>
          <table:table-cell office:value-type="string">
            <text:p>C0000000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09">
            <text:p>0409</text:p>
          </table:table-cell>
          <table:table-cell office:value-type="string">
            <text:p>High place on Northwest Isle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43E+015">
            <text:p>7334300000000000</text:p>
          </table:table-cell>
          <table:table-cell office:value-type="float" office:value="7.3343E+015">
            <text:p>7334300000000000</text:p>
          </table:table-cell>
          <table:table-cell office:value-type="string">
            <text:p>7334302D74626F782D31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string">
            <text:p>00B0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534099A</text:p>
          </table:table-cell>
          <table:table-cell office:value-type="string">
            <text:p>44136AB0</text:p>
          </table:table-cell>
          <table:table-cell office:value-type="string">
            <text:p>4430A614</text:p>
          </table:table-cell>
          <table:table-cell office:value-type="string">
            <text:p>3F8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0A</text:p>
          </table:table-cell>
          <table:table-cell office:value-type="string">
            <text:p>High place on Northwest Isle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43E+015">
            <text:p>7334300000000000</text:p>
          </table:table-cell>
          <table:table-cell office:value-type="float" office:value="7.3343E+015">
            <text:p>7334300000000000</text:p>
          </table:table-cell>
          <table:table-cell office:value-type="string">
            <text:p>7334302D74626F782D32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D98000</text:p>
          </table:table-cell>
          <table:table-cell office:value-type="string">
            <text:p>4454C000</text:p>
          </table:table-cell>
          <table:table-cell office:value-type="string">
            <text:p>4525A000</text:p>
          </table:table-cell>
          <table:table-cell office:value-type="string">
            <text:p>C2DC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0B</text:p>
          </table:table-cell>
          <table:table-cell office:value-type="string">
            <text:p>Hill on Argonia's Western Border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431E+015">
            <text:p>7334310000000000</text:p>
          </table:table-cell>
          <table:table-cell office:value-type="float" office:value="7.33431E+015">
            <text:p>7334310000000000</text:p>
          </table:table-cell>
          <table:table-cell office:value-type="string">
            <text:p>7334312D74626F782D31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37">
            <text:p>0037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ED31CB</text:p>
          </table:table-cell>
          <table:table-cell office:value-type="string">
            <text:p>448FA666</text:p>
          </table:table-cell>
          <table:table-cell office:value-type="string">
            <text:p>C4345168</text:p>
          </table:table-cell>
          <table:table-cell office:value-type="string">
            <text:p>C25C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0C</text:p>
          </table:table-cell>
          <table:table-cell office:value-type="string">
            <text:p>Hill on Argonia's Western Border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431E+015">
            <text:p>7334310000000000</text:p>
          </table:table-cell>
          <table:table-cell office:value-type="float" office:value="7.33431E+015">
            <text:p>7334310000000000</text:p>
          </table:table-cell>
          <table:table-cell office:value-type="string">
            <text:p>7334312D74626F782D32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660000</text:p>
          </table:table-cell>
          <table:table-cell office:value-type="float" office:value="44896000">
            <text:p>44896000</text:p>
          </table:table-cell>
          <table:table-cell office:value-type="float" office:value="44570000">
            <text:p>44570000</text:p>
          </table:table-cell>
          <table:table-cell office:value-type="float" office:value="43160000">
            <text:p>4316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0D</text:p>
          </table:table-cell>
          <table:table-cell office:value-type="string">
            <text:p>Mountain Overlooking Desert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432E+015">
            <text:p>7334320000000000</text:p>
          </table:table-cell>
          <table:table-cell office:value-type="float" office:value="7.33432E+015">
            <text:p>7334320000000000</text:p>
          </table:table-cell>
          <table:table-cell office:value-type="string">
            <text:p>7334322D74626F782D31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D77666</text:p>
          </table:table-cell>
          <table:table-cell office:value-type="string">
            <text:p>4465999A</text:p>
          </table:table-cell>
          <table:table-cell office:value-type="float" office:value="41166666">
            <text:p>41166666</text:p>
          </table:table-cell>
          <table:table-cell office:value-type="float" office:value="42340000">
            <text:p>42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0E</text:p>
          </table:table-cell>
          <table:table-cell office:value-type="string">
            <text:p>Mountain Overlooking Desert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432E+015">
            <text:p>7334320000000000</text:p>
          </table:table-cell>
          <table:table-cell office:value-type="float" office:value="7.33432E+015">
            <text:p>7334320000000000</text:p>
          </table:table-cell>
          <table:table-cell office:value-type="string">
            <text:p>7334322D74626F782D32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string">
            <text:p>00AD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4954333">
            <text:p>44954333</text:p>
          </table:table-cell>
          <table:table-cell office:value-type="string">
            <text:p>44AFB333</text:p>
          </table:table-cell>
          <table:table-cell office:value-type="string">
            <text:p>43BAF333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0F</text:p>
          </table:table-cell>
          <table:table-cell office:value-type="string">
            <text:p>Mountain Overlooking Desert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432E+015">
            <text:p>7334320000000000</text:p>
          </table:table-cell>
          <table:table-cell office:value-type="float" office:value="7.33432E+015">
            <text:p>7334320000000000</text:p>
          </table:table-cell>
          <table:table-cell office:value-type="string">
            <text:p>7334322D74626F782D33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020000</text:p>
          </table:table-cell>
          <table:table-cell office:value-type="string">
            <text:p>445B4000</text:p>
          </table:table-cell>
          <table:table-cell office:value-type="string">
            <text:p>C3D70000</text:p>
          </table:table-cell>
          <table:table-cell office:value-type="string">
            <text:p>C302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10">
            <text:p>0410</text:p>
          </table:table-cell>
          <table:table-cell office:value-type="string">
            <text:p>Tower of Alexandra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43031E+015">
            <text:p>7430310000000000</text:p>
          </table:table-cell>
          <table:table-cell office:value-type="float" office:value="7.43031E+015">
            <text:p>7430310000000000</text:p>
          </table:table-cell>
          <table:table-cell office:value-type="string">
            <text:p>7430312D74626F782D31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string">
            <text:p>00C8</text:p>
          </table:table-cell>
          <table:table-cell office:value-type="float" office:value="0">
            <text:p>0000</text:p>
          </table:table-cell>
          <table:table-cell office:value-type="string">
            <text:p>C445F3C7</text:p>
          </table:table-cell>
          <table:table-cell office:value-type="float" office:value="0">
            <text:p>00000000</text:p>
          </table:table-cell>
          <table:table-cell office:value-type="string">
            <text:p>C450C581</text:p>
          </table:table-cell>
          <table:table-cell office:value-type="float" office:value="41800000">
            <text:p>418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11">
            <text:p>0411</text:p>
          </table:table-cell>
          <table:table-cell office:value-type="string">
            <text:p>Port Prospect</text:p>
          </table:table-cell>
          <table:table-cell office:value-type="string">
            <text:p>Ferry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30000000000</text:p>
          </table:table-cell>
          <table:table-cell office:value-type="string">
            <text:p>6D30336930370000</text:p>
          </table:table-cell>
          <table:table-cell office:value-type="string">
            <text:p>6D30336930372D626F6F6B2D31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AC5581</text:p>
          </table:table-cell>
          <table:table-cell office:value-type="string">
            <text:p>C2C82C8B</text:p>
          </table:table-cell>
          <table:table-cell office:value-type="string">
            <text:p>C303B439</text:p>
          </table:table-cell>
          <table:table-cell office:value-type="string">
            <text:p>C1100000</text:p>
          </table:table-cell>
          <table:table-cell office:value-type="string">
            <text:p>7331316930312D626F6F6B2D31000000</text:p>
          </table:table-cell>
          <table:table-cell table:number-columns-repeated="1004"/>
        </table:table-row>
        <table:table-row table:style-name="ro1">
          <table:table-cell office:value-type="float" office:value="412">
            <text:p>0412</text:p>
          </table:table-cell>
          <table:table-cell office:value-type="string">
            <text:p>Port Prospect</text:p>
          </table:table-cell>
          <table:table-cell office:value-type="string">
            <text:p>Ferry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30000000000</text:p>
          </table:table-cell>
          <table:table-cell office:value-type="string">
            <text:p>6D30336930370000</text:p>
          </table:table-cell>
          <table:table-cell office:value-type="string">
            <text:p>6D30336930372D626F6F6B2D32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BDED0E</text:p>
          </table:table-cell>
          <table:table-cell office:value-type="string">
            <text:p>C2C81EB8</text:p>
          </table:table-cell>
          <table:table-cell office:value-type="string">
            <text:p>C2FD60C5</text:p>
          </table:table-cell>
          <table:table-cell office:value-type="string">
            <text:p>C1100000</text:p>
          </table:table-cell>
          <table:table-cell office:value-type="string">
            <text:p>7331316930312D626F6F6B2D32000000</text:p>
          </table:table-cell>
          <table:table-cell table:number-columns-repeated="1004"/>
        </table:table-row>
        <table:table-row table:style-name="ro1">
          <table:table-cell office:value-type="float" office:value="413">
            <text:p>0413</text:p>
          </table:table-cell>
          <table:table-cell office:value-type="string">
            <text:p>Port Prospect</text:p>
          </table:table-cell>
          <table:table-cell office:value-type="string">
            <text:p>Ferry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30000000000</text:p>
          </table:table-cell>
          <table:table-cell office:value-type="string">
            <text:p>6D30336930370000</text:p>
          </table:table-cell>
          <table:table-cell office:value-type="string">
            <text:p>6D30336930372D74626F782D31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001E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401A3E7</text:p>
          </table:table-cell>
          <table:table-cell office:value-type="string">
            <text:p>C2C7D924</text:p>
          </table:table-cell>
          <table:table-cell office:value-type="string">
            <text:p>C2CB25E3</text:p>
          </table:table-cell>
          <table:table-cell office:value-type="string">
            <text:p>C1B80000</text:p>
          </table:table-cell>
          <table:table-cell office:value-type="string">
            <text:p>7331316930312D74626F782D31000000</text:p>
          </table:table-cell>
          <table:table-cell table:number-columns-repeated="1004"/>
        </table:table-row>
        <table:table-row table:style-name="ro1">
          <table:table-cell office:value-type="float" office:value="414">
            <text:p>0414</text:p>
          </table:table-cell>
          <table:table-cell office:value-type="string">
            <text:p>Port Prospect</text:p>
          </table:table-cell>
          <table:table-cell office:value-type="string">
            <text:p>Ferry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30000000000</text:p>
          </table:table-cell>
          <table:table-cell office:value-type="string">
            <text:p>6D30336930370000</text:p>
          </table:table-cell>
          <table:table-cell office:value-type="string">
            <text:p>6D30336930372D7475626F2D31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string">
            <text:p>000A</text:p>
          </table:table-cell>
          <table:table-cell office:value-type="float" office:value="0">
            <text:p>0000</text:p>
          </table:table-cell>
          <table:table-cell office:value-type="string">
            <text:p>432830E5</text:p>
          </table:table-cell>
          <table:table-cell office:value-type="string">
            <text:p>C2C820C5</text:p>
          </table:table-cell>
          <table:table-cell office:value-type="string">
            <text:p>C2642DFA</text:p>
          </table:table-cell>
          <table:table-cell office:value-type="float" office:value="40800000">
            <text:p>40800000</text:p>
          </table:table-cell>
          <table:table-cell office:value-type="string">
            <text:p>7331316930312D7475626F2D31000000</text:p>
          </table:table-cell>
          <table:table-cell table:number-columns-repeated="1004"/>
        </table:table-row>
        <table:table-row table:style-name="ro1">
          <table:table-cell office:value-type="float" office:value="415">
            <text:p>0415</text:p>
          </table:table-cell>
          <table:table-cell office:value-type="string">
            <text:p>Port Prospect</text:p>
          </table:table-cell>
          <table:table-cell office:value-type="string">
            <text:p>Ferry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30000000000</text:p>
          </table:table-cell>
          <table:table-cell office:value-type="string">
            <text:p>6D30336930370000</text:p>
          </table:table-cell>
          <table:table-cell office:value-type="string">
            <text:p>6D30336930372D7475626F2D32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20A474</text:p>
          </table:table-cell>
          <table:table-cell office:value-type="float" office:value="0">
            <text:p>00000000</text:p>
          </table:table-cell>
          <table:table-cell office:value-type="string">
            <text:p>C33373B6</text:p>
          </table:table-cell>
          <table:table-cell office:value-type="float" office:value="0">
            <text:p>00000000</text:p>
          </table:table-cell>
          <table:table-cell office:value-type="string">
            <text:p>7331316930312D7475626F2D32000000</text:p>
          </table:table-cell>
          <table:table-cell table:number-columns-repeated="1004"/>
        </table:table-row>
        <table:table-row table:style-name="ro1">
          <table:table-cell office:value-type="float" office:value="416">
            <text:p>0416</text:p>
          </table:table-cell>
          <table:table-cell office:value-type="string">
            <text:p>Port Prospect</text:p>
          </table:table-cell>
          <table:table-cell office:value-type="string">
            <text:p>Ferry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30000000000</text:p>
          </table:table-cell>
          <table:table-cell office:value-type="string">
            <text:p>6D30336930370000</text:p>
          </table:table-cell>
          <table:table-cell office:value-type="string">
            <text:p>6D30336930372D7475626F2D33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20A474</text:p>
          </table:table-cell>
          <table:table-cell office:value-type="float" office:value="0">
            <text:p>00000000</text:p>
          </table:table-cell>
          <table:table-cell office:value-type="string">
            <text:p>C320ADD3</text:p>
          </table:table-cell>
          <table:table-cell office:value-type="float" office:value="0">
            <text:p>00000000</text:p>
          </table:table-cell>
          <table:table-cell office:value-type="string">
            <text:p>7331316930312D7475626F2D33000000</text:p>
          </table:table-cell>
          <table:table-cell table:number-columns-repeated="1004"/>
        </table:table-row>
        <table:table-row table:style-name="ro1">
          <table:table-cell office:value-type="float" office:value="417">
            <text:p>0417</text:p>
          </table:table-cell>
          <table:table-cell office:value-type="string">
            <text:p>Port Prospect</text:p>
          </table:table-cell>
          <table:table-cell office:value-type="string">
            <text:p>Ferry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30000000000</text:p>
          </table:table-cell>
          <table:table-cell office:value-type="string">
            <text:p>6D30336930370000</text:p>
          </table:table-cell>
          <table:table-cell office:value-type="string">
            <text:p>6D30336930372D7475626F2D34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0F7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33489A</text:p>
          </table:table-cell>
          <table:table-cell office:value-type="string">
            <text:p>BE0A8EB4</text:p>
          </table:table-cell>
          <table:table-cell office:value-type="string">
            <text:p>4336EF1B</text:p>
          </table:table-cell>
          <table:table-cell office:value-type="float" office:value="0">
            <text:p>00000000</text:p>
          </table:table-cell>
          <table:table-cell office:value-type="string">
            <text:p>7331316930312D7475626F2D34000000</text:p>
          </table:table-cell>
          <table:table-cell table:number-columns-repeated="1004"/>
        </table:table-row>
        <table:table-row table:style-name="ro1">
          <table:table-cell office:value-type="float" office:value="418">
            <text:p>0418</text:p>
          </table:table-cell>
          <table:table-cell office:value-type="string">
            <text:p>Port Prospect</text:p>
          </table:table-cell>
          <table:table-cell office:value-type="string">
            <text:p>Ferry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30000000000</text:p>
          </table:table-cell>
          <table:table-cell office:value-type="string">
            <text:p>6D30336930370000</text:p>
          </table:table-cell>
          <table:table-cell office:value-type="string">
            <text:p>6D30336930372D7475626F2D35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string">
            <text:p>000C</text:p>
          </table:table-cell>
          <table:table-cell office:value-type="float" office:value="0">
            <text:p>0000</text:p>
          </table:table-cell>
          <table:table-cell office:value-type="string">
            <text:p>C1CDBBCD</text:p>
          </table:table-cell>
          <table:table-cell office:value-type="float" office:value="0">
            <text:p>00000000</text:p>
          </table:table-cell>
          <table:table-cell office:value-type="string">
            <text:p>432531EC</text:p>
          </table:table-cell>
          <table:table-cell office:value-type="string">
            <text:p>C0800000</text:p>
          </table:table-cell>
          <table:table-cell office:value-type="string">
            <text:p>7331316930312D7475626F2D35000000</text:p>
          </table:table-cell>
          <table:table-cell table:number-columns-repeated="1004"/>
        </table:table-row>
        <table:table-row table:style-name="ro1">
          <table:table-cell office:value-type="float" office:value="419">
            <text:p>0419</text:p>
          </table:table-cell>
          <table:table-cell office:value-type="string">
            <text:p>Port Prospect</text:p>
          </table:table-cell>
          <table:table-cell office:value-type="string">
            <text:p>Ferry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30000000000</text:p>
          </table:table-cell>
          <table:table-cell office:value-type="string">
            <text:p>6D30336930370000</text:p>
          </table:table-cell>
          <table:table-cell office:value-type="string">
            <text:p>6D30336930372D7475626F2D36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10E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0FDCAC</text:p>
          </table:table-cell>
          <table:table-cell office:value-type="string">
            <text:p>BD82A455</text:p>
          </table:table-cell>
          <table:table-cell office:value-type="string">
            <text:p>C33BB1AA</text:p>
          </table:table-cell>
          <table:table-cell office:value-type="float" office:value="0">
            <text:p>00000000</text:p>
          </table:table-cell>
          <table:table-cell office:value-type="string">
            <text:p>7331316930312D7475626F2D36000000</text:p>
          </table:table-cell>
          <table:table-cell table:number-columns-repeated="1004"/>
        </table:table-row>
        <table:table-row table:style-name="ro1">
          <table:table-cell office:value-type="string">
            <text:p>041A</text:p>
          </table:table-cell>
          <table:table-cell office:value-type="string">
            <text:p>Port Prospect</text:p>
          </table:table-cell>
          <table:table-cell office:value-type="string">
            <text:p>Ferry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30000000000</text:p>
          </table:table-cell>
          <table:table-cell office:value-type="string">
            <text:p>6D30336930370000</text:p>
          </table:table-cell>
          <table:table-cell office:value-type="string">
            <text:p>6D30336930372D7475626F2D37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2A1687</text:p>
          </table:table-cell>
          <table:table-cell office:value-type="float" office:value="0">
            <text:p>00000000</text:p>
          </table:table-cell>
          <table:table-cell office:value-type="string">
            <text:p>C32771AA</text:p>
          </table:table-cell>
          <table:table-cell office:value-type="string">
            <text:p>C0800000</text:p>
          </table:table-cell>
          <table:table-cell office:value-type="string">
            <text:p>7331316930312D7475626F2D37000000</text:p>
          </table:table-cell>
          <table:table-cell table:number-columns-repeated="1004"/>
        </table:table-row>
        <table:table-row table:style-name="ro1">
          <table:table-cell office:value-type="string">
            <text:p>041B</text:p>
          </table:table-cell>
          <table:table-cell office:value-type="string">
            <text:p>Port Prospect</text:p>
          </table:table-cell>
          <table:table-cell office:value-type="string">
            <text:p>Ferry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30000000000</text:p>
          </table:table-cell>
          <table:table-cell office:value-type="string">
            <text:p>6D30336930370000</text:p>
          </table:table-cell>
          <table:table-cell office:value-type="string">
            <text:p>6D30336930372D7475626F2D38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3BAC4A</text:p>
          </table:table-cell>
          <table:table-cell office:value-type="float" office:value="0">
            <text:p>00000000</text:p>
          </table:table-cell>
          <table:table-cell office:value-type="string">
            <text:p>C327C76D</text:p>
          </table:table-cell>
          <table:table-cell office:value-type="string">
            <text:p>C0800000</text:p>
          </table:table-cell>
          <table:table-cell office:value-type="string">
            <text:p>7331316930312D7475626F2D38000000</text:p>
          </table:table-cell>
          <table:table-cell table:number-columns-repeated="1004"/>
        </table:table-row>
        <table:table-row table:style-name="ro1">
          <table:table-cell office:value-type="string">
            <text:p>041C</text:p>
          </table:table-cell>
          <table:table-cell office:value-type="string">
            <text:p>Port Prospect</text:p>
          </table:table-cell>
          <table:table-cell office:value-type="string">
            <text:p>Ferry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30000000000</text:p>
          </table:table-cell>
          <table:table-cell office:value-type="string">
            <text:p>6D30336930370000</text:p>
          </table:table-cell>
          <table:table-cell office:value-type="string">
            <text:p>6D30336930372D7475626F2D39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3BB062</text:p>
          </table:table-cell>
          <table:table-cell office:value-type="float" office:value="0">
            <text:p>00000000</text:p>
          </table:table-cell>
          <table:table-cell office:value-type="string">
            <text:p>C3178625</text:p>
          </table:table-cell>
          <table:table-cell office:value-type="string">
            <text:p>C0800000</text:p>
          </table:table-cell>
          <table:table-cell office:value-type="string">
            <text:p>7331316930312D7475626F2D39000000</text:p>
          </table:table-cell>
          <table:table-cell table:number-columns-repeated="1004"/>
        </table:table-row>
        <table:table-row table:style-name="ro1">
          <table:table-cell office:value-type="string">
            <text:p>041D</text:p>
          </table:table-cell>
          <table:table-cell office:value-type="string">
            <text:p>Port Prospect</text:p>
          </table:table-cell>
          <table:table-cell office:value-type="string">
            <text:p>Ferry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30000000000</text:p>
          </table:table-cell>
          <table:table-cell office:value-type="string">
            <text:p>6D30336930370000</text:p>
          </table:table-cell>
          <table:table-cell office:value-type="string">
            <text:p>6D3033693037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6D0C64</text:p>
          </table:table-cell>
          <table:table-cell office:value-type="string">
            <text:p>BE22D8C3</text:p>
          </table:table-cell>
          <table:table-cell office:value-type="string">
            <text:p>C3332873</text:p>
          </table:table-cell>
          <table:table-cell office:value-type="string">
            <text:p>C0A00000</text:p>
          </table:table-cell>
          <table:table-cell office:value-type="string">
            <text:p>7331316930312D746172752D31000000</text:p>
          </table:table-cell>
          <table:table-cell table:number-columns-repeated="1004"/>
        </table:table-row>
        <table:table-row table:style-name="ro1">
          <table:table-cell office:value-type="string">
            <text:p>041E</text:p>
          </table:table-cell>
          <table:table-cell office:value-type="string">
            <text:p>Port Prospect</text:p>
          </table:table-cell>
          <table:table-cell office:value-type="string">
            <text:p>Ferry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30000000000</text:p>
          </table:table-cell>
          <table:table-cell office:value-type="string">
            <text:p>6D30336930370000</text:p>
          </table:table-cell>
          <table:table-cell office:value-type="string">
            <text:p>6D30336930372D746172752D32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0F8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683BE7</text:p>
          </table:table-cell>
          <table:table-cell office:value-type="string">
            <text:p>BE22D8C3</text:p>
          </table:table-cell>
          <table:table-cell office:value-type="string">
            <text:p>C31FE6A8</text:p>
          </table:table-cell>
          <table:table-cell office:value-type="string">
            <text:p>C0A00000</text:p>
          </table:table-cell>
          <table:table-cell office:value-type="string">
            <text:p>7331316930312D746172752D32000000</text:p>
          </table:table-cell>
          <table:table-cell table:number-columns-repeated="1004"/>
        </table:table-row>
        <table:table-row table:style-name="ro1">
          <table:table-cell office:value-type="string">
            <text:p>041F</text:p>
          </table:table-cell>
          <table:table-cell office:value-type="string">
            <text:p>Port Prospect</text:p>
          </table:table-cell>
          <table:table-cell office:value-type="string">
            <text:p>Ferry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30000000000</text:p>
          </table:table-cell>
          <table:table-cell office:value-type="string">
            <text:p>6D30336930370000</text:p>
          </table:table-cell>
          <table:table-cell office:value-type="string">
            <text:p>6D30336930372D746172752D34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09C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3510000">
            <text:p>43510000</text:p>
          </table:table-cell>
          <table:table-cell office:value-type="float" office:value="0">
            <text:p>00000000</text:p>
          </table:table-cell>
          <table:table-cell office:value-type="string">
            <text:p>432A8D50</text:p>
          </table:table-cell>
          <table:table-cell office:value-type="string">
            <text:p>C0A00000</text:p>
          </table:table-cell>
          <table:table-cell office:value-type="string">
            <text:p>7331316930312D746172752D34000000</text:p>
          </table:table-cell>
          <table:table-cell table:number-columns-repeated="1004"/>
        </table:table-row>
        <table:table-row table:style-name="ro1">
          <table:table-cell office:value-type="float" office:value="420">
            <text:p>0420</text:p>
          </table:table-cell>
          <table:table-cell office:value-type="string">
            <text:p>Port Prospect</text:p>
          </table:table-cell>
          <table:table-cell office:value-type="string">
            <text:p>Ferry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30000000000</text:p>
          </table:table-cell>
          <table:table-cell office:value-type="string">
            <text:p>6D30336930370000</text:p>
          </table:table-cell>
          <table:table-cell office:value-type="string">
            <text:p>6D30336930372D746172752D35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4E27F0</text:p>
          </table:table-cell>
          <table:table-cell office:value-type="float" office:value="0">
            <text:p>00000000</text:p>
          </table:table-cell>
          <table:table-cell office:value-type="string">
            <text:p>C323D9DB</text:p>
          </table:table-cell>
          <table:table-cell office:value-type="float" office:value="0">
            <text:p>00000000</text:p>
          </table:table-cell>
          <table:table-cell office:value-type="string">
            <text:p>7331316930312D746172752D35000000</text:p>
          </table:table-cell>
          <table:table-cell table:number-columns-repeated="1004"/>
        </table:table-row>
        <table:table-row table:style-name="ro1">
          <table:table-cell office:value-type="float" office:value="421">
            <text:p>0421</text:p>
          </table:table-cell>
          <table:table-cell office:value-type="string">
            <text:p>Port Prospect</text:p>
          </table:table-cell>
          <table:table-cell office:value-type="string">
            <text:p>Ferry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30000000000</text:p>
          </table:table-cell>
          <table:table-cell office:value-type="string">
            <text:p>6D30336930370000</text:p>
          </table:table-cell>
          <table:table-cell office:value-type="string">
            <text:p>6D30336930372D746172752D36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28F74C</text:p>
          </table:table-cell>
          <table:table-cell office:value-type="string">
            <text:p>BE2F1023</text:p>
          </table:table-cell>
          <table:table-cell office:value-type="string">
            <text:p>C3173E77</text:p>
          </table:table-cell>
          <table:table-cell office:value-type="string">
            <text:p>C0A00000</text:p>
          </table:table-cell>
          <table:table-cell office:value-type="string">
            <text:p>7331316930312D746172752D36000000</text:p>
          </table:table-cell>
          <table:table-cell table:number-columns-repeated="1004"/>
        </table:table-row>
        <table:table-row table:style-name="ro1">
          <table:table-cell office:value-type="float" office:value="422">
            <text:p>0422</text:p>
          </table:table-cell>
          <table:table-cell office:value-type="string">
            <text:p>Port Prospect</text:p>
          </table:table-cell>
          <table:table-cell office:value-type="string">
            <text:p>Ferry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30000000000</text:p>
          </table:table-cell>
          <table:table-cell office:value-type="string">
            <text:p>6D30336930370000</text:p>
          </table:table-cell>
          <table:table-cell office:value-type="string">
            <text:p>6D30336930372D746172752D37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3B7021</text:p>
          </table:table-cell>
          <table:table-cell office:value-type="float" office:value="0">
            <text:p>00000000</text:p>
          </table:table-cell>
          <table:table-cell office:value-type="string">
            <text:p>C307249C</text:p>
          </table:table-cell>
          <table:table-cell office:value-type="string">
            <text:p>C0A00000</text:p>
          </table:table-cell>
          <table:table-cell office:value-type="string">
            <text:p>7331316930312D746172752D37000000</text:p>
          </table:table-cell>
          <table:table-cell table:number-columns-repeated="1004"/>
        </table:table-row>
        <table:table-row table:style-name="ro1">
          <table:table-cell office:value-type="float" office:value="423">
            <text:p>0423</text:p>
          </table:table-cell>
          <table:table-cell office:value-type="string">
            <text:p>Port Prospect</text:p>
          </table:table-cell>
          <table:table-cell office:value-type="string">
            <text:p>Ferry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30000000000</text:p>
          </table:table-cell>
          <table:table-cell office:value-type="string">
            <text:p>6D30336930370000</text:p>
          </table:table-cell>
          <table:table-cell office:value-type="string">
            <text:p>6D30336930372D746172752D38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4EA979</text:p>
          </table:table-cell>
          <table:table-cell office:value-type="float" office:value="0">
            <text:p>00000000</text:p>
          </table:table-cell>
          <table:table-cell office:value-type="string">
            <text:p>C3132B44</text:p>
          </table:table-cell>
          <table:table-cell office:value-type="string">
            <text:p>C0A00000</text:p>
          </table:table-cell>
          <table:table-cell office:value-type="string">
            <text:p>7331316930312D746172752D38000000</text:p>
          </table:table-cell>
          <table:table-cell table:number-columns-repeated="1004"/>
        </table:table-row>
        <table:table-row table:style-name="ro1">
          <table:table-cell office:value-type="float" office:value="424">
            <text:p>0424</text:p>
          </table:table-cell>
          <table:table-cell office:value-type="string">
            <text:p>Port Prospect</text:p>
          </table:table-cell>
          <table:table-cell office:value-type="string">
            <text:p>Ferry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30000000000</text:p>
          </table:table-cell>
          <table:table-cell office:value-type="string">
            <text:p>6D30336930370000</text:p>
          </table:table-cell>
          <table:table-cell office:value-type="string">
            <text:p>6D30336930372D746172752D39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2">
            <text:p>0112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4F5BA6</text:p>
          </table:table-cell>
          <table:table-cell office:value-type="float" office:value="0">
            <text:p>00000000</text:p>
          </table:table-cell>
          <table:table-cell office:value-type="string">
            <text:p>C302E042</text:p>
          </table:table-cell>
          <table:table-cell office:value-type="string">
            <text:p>C0A00000</text:p>
          </table:table-cell>
          <table:table-cell office:value-type="string">
            <text:p>7331316930312D746172752D39000000</text:p>
          </table:table-cell>
          <table:table-cell table:number-columns-repeated="1004"/>
        </table:table-row>
        <table:table-row table:style-name="ro1">
          <table:table-cell office:value-type="float" office:value="425">
            <text:p>0425</text:p>
          </table:table-cell>
          <table:table-cell office:value-type="string">
            <text:p>Port Prospect</text:p>
          </table:table-cell>
          <table:table-cell office:value-type="string">
            <text:p>Ferry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30000000000</text:p>
          </table:table-cell>
          <table:table-cell office:value-type="string">
            <text:p>6D30336930370000</text:p>
          </table:table-cell>
          <table:table-cell office:value-type="string">
            <text:p>6D30336930372D746172752D313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0F7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4F5BA6</text:p>
          </table:table-cell>
          <table:table-cell office:value-type="float" office:value="0">
            <text:p>00000000</text:p>
          </table:table-cell>
          <table:table-cell office:value-type="string">
            <text:p>C2E40106</text:p>
          </table:table-cell>
          <table:table-cell office:value-type="string">
            <text:p>C0A00000</text:p>
          </table:table-cell>
          <table:table-cell office:value-type="string">
            <text:p>7331316930312D746172752D31300000</text:p>
          </table:table-cell>
          <table:table-cell table:number-columns-repeated="1004"/>
        </table:table-row>
        <table:table-row table:style-name="ro1">
          <table:table-cell office:value-type="float" office:value="426">
            <text:p>0426</text:p>
          </table:table-cell>
          <table:table-cell office:value-type="string">
            <text:p>Port Prospect</text:p>
          </table:table-cell>
          <table:table-cell office:value-type="string">
            <text:p>Ferry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30000000000</text:p>
          </table:table-cell>
          <table:table-cell office:value-type="string">
            <text:p>6D30336930370000</text:p>
          </table:table-cell>
          <table:table-cell office:value-type="string">
            <text:p>6D30336930372D746172752D3131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50B74C</text:p>
          </table:table-cell>
          <table:table-cell office:value-type="float" office:value="0">
            <text:p>00000000</text:p>
          </table:table-cell>
          <table:table-cell office:value-type="string">
            <text:p>C2B8F213</text:p>
          </table:table-cell>
          <table:table-cell office:value-type="string">
            <text:p>C0A00000</text:p>
          </table:table-cell>
          <table:table-cell office:value-type="string">
            <text:p>7331316930312D746172752D31310000</text:p>
          </table:table-cell>
          <table:table-cell table:number-columns-repeated="1004"/>
        </table:table-row>
        <table:table-row table:style-name="ro1">
          <table:table-cell office:value-type="float" office:value="427">
            <text:p>0427</text:p>
          </table:table-cell>
          <table:table-cell office:value-type="string">
            <text:p>Port Prospect</text:p>
          </table:table-cell>
          <table:table-cell office:value-type="string">
            <text:p>Ferry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0330000000000</text:p>
          </table:table-cell>
          <table:table-cell office:value-type="string">
            <text:p>6D30336930370000</text:p>
          </table:table-cell>
          <table:table-cell office:value-type="string">
            <text:p>6D30336930372D746172752D3132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float" office:value="43295021">
            <text:p>43295021</text:p>
          </table:table-cell>
          <table:table-cell office:value-type="string">
            <text:p>C2C80AC1</text:p>
          </table:table-cell>
          <table:table-cell office:value-type="string">
            <text:p>C21CD59B</text:p>
          </table:table-cell>
          <table:table-cell office:value-type="string">
            <text:p>C0A00000</text:p>
          </table:table-cell>
          <table:table-cell office:value-type="string">
            <text:p>7331316930312D746172752D31320000</text:p>
          </table:table-cell>
          <table:table-cell table:number-columns-repeated="1004"/>
        </table:table-row>
        <table:table-row table:style-name="ro1">
          <table:table-cell office:value-type="float" office:value="428">
            <text:p>0428</text:p>
          </table:table-cell>
          <table:table-cell office:value-type="string">
            <text:p>Peregrin Quay</text:p>
          </table:table-cell>
          <table:table-cell office:value-type="string">
            <text:p>Ferry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693033E+015">
            <text:p>7330316930330000</text:p>
          </table:table-cell>
          <table:table-cell office:value-type="string">
            <text:p>7330316930332D626F6F6B2D31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AC5581</text:p>
          </table:table-cell>
          <table:table-cell office:value-type="string">
            <text:p>C2C82C8B</text:p>
          </table:table-cell>
          <table:table-cell office:value-type="string">
            <text:p>C303B439</text:p>
          </table:table-cell>
          <table:table-cell office:value-type="string">
            <text:p>C1100000</text:p>
          </table:table-cell>
          <table:table-cell office:value-type="string">
            <text:p>7331316930312D626F6F6B2D31000000</text:p>
          </table:table-cell>
          <table:table-cell table:number-columns-repeated="1004"/>
        </table:table-row>
        <table:table-row table:style-name="ro1">
          <table:table-cell office:value-type="float" office:value="429">
            <text:p>0429</text:p>
          </table:table-cell>
          <table:table-cell office:value-type="string">
            <text:p>Peregrin Quay</text:p>
          </table:table-cell>
          <table:table-cell office:value-type="string">
            <text:p>Ferry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693033E+015">
            <text:p>7330316930330000</text:p>
          </table:table-cell>
          <table:table-cell office:value-type="string">
            <text:p>7330316930332D626F6F6B2D32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BDED0E</text:p>
          </table:table-cell>
          <table:table-cell office:value-type="string">
            <text:p>C2C81EB8</text:p>
          </table:table-cell>
          <table:table-cell office:value-type="string">
            <text:p>C2FD60C5</text:p>
          </table:table-cell>
          <table:table-cell office:value-type="string">
            <text:p>C1100000</text:p>
          </table:table-cell>
          <table:table-cell office:value-type="string">
            <text:p>7331316930312D626F6F6B2D32000000</text:p>
          </table:table-cell>
          <table:table-cell table:number-columns-repeated="1004"/>
        </table:table-row>
        <table:table-row table:style-name="ro1">
          <table:table-cell office:value-type="string">
            <text:p>042A</text:p>
          </table:table-cell>
          <table:table-cell office:value-type="string">
            <text:p>Peregrin Quay</text:p>
          </table:table-cell>
          <table:table-cell office:value-type="string">
            <text:p>Ferry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693033E+015">
            <text:p>7330316930330000</text:p>
          </table:table-cell>
          <table:table-cell office:value-type="string">
            <text:p>7330316930332D74626F782D31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001E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401A3E7</text:p>
          </table:table-cell>
          <table:table-cell office:value-type="string">
            <text:p>C2C7D924</text:p>
          </table:table-cell>
          <table:table-cell office:value-type="string">
            <text:p>C2CB25E3</text:p>
          </table:table-cell>
          <table:table-cell office:value-type="string">
            <text:p>C1B80000</text:p>
          </table:table-cell>
          <table:table-cell office:value-type="string">
            <text:p>7331316930312D74626F782D31000000</text:p>
          </table:table-cell>
          <table:table-cell table:number-columns-repeated="1004"/>
        </table:table-row>
        <table:table-row table:style-name="ro1">
          <table:table-cell office:value-type="string">
            <text:p>042B</text:p>
          </table:table-cell>
          <table:table-cell office:value-type="string">
            <text:p>Peregrin Quay</text:p>
          </table:table-cell>
          <table:table-cell office:value-type="string">
            <text:p>Ferry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693033E+015">
            <text:p>7330316930330000</text:p>
          </table:table-cell>
          <table:table-cell office:value-type="string">
            <text:p>7330316930332D7475626F2D31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string">
            <text:p>000A</text:p>
          </table:table-cell>
          <table:table-cell office:value-type="float" office:value="0">
            <text:p>0000</text:p>
          </table:table-cell>
          <table:table-cell office:value-type="string">
            <text:p>432830E5</text:p>
          </table:table-cell>
          <table:table-cell office:value-type="string">
            <text:p>C2C820C5</text:p>
          </table:table-cell>
          <table:table-cell office:value-type="string">
            <text:p>C2642DFA</text:p>
          </table:table-cell>
          <table:table-cell office:value-type="float" office:value="40800000">
            <text:p>40800000</text:p>
          </table:table-cell>
          <table:table-cell office:value-type="string">
            <text:p>7331316930312D7475626F2D31000000</text:p>
          </table:table-cell>
          <table:table-cell table:number-columns-repeated="1004"/>
        </table:table-row>
        <table:table-row table:style-name="ro1">
          <table:table-cell office:value-type="string">
            <text:p>042C</text:p>
          </table:table-cell>
          <table:table-cell office:value-type="string">
            <text:p>Peregrin Quay</text:p>
          </table:table-cell>
          <table:table-cell office:value-type="string">
            <text:p>Ferry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693033E+015">
            <text:p>7330316930330000</text:p>
          </table:table-cell>
          <table:table-cell office:value-type="string">
            <text:p>7330316930332D7475626F2D32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20A474</text:p>
          </table:table-cell>
          <table:table-cell office:value-type="float" office:value="0">
            <text:p>00000000</text:p>
          </table:table-cell>
          <table:table-cell office:value-type="string">
            <text:p>C33373B6</text:p>
          </table:table-cell>
          <table:table-cell office:value-type="float" office:value="0">
            <text:p>00000000</text:p>
          </table:table-cell>
          <table:table-cell office:value-type="string">
            <text:p>7331316930312D7475626F2D32000000</text:p>
          </table:table-cell>
          <table:table-cell table:number-columns-repeated="1004"/>
        </table:table-row>
        <table:table-row table:style-name="ro1">
          <table:table-cell office:value-type="string">
            <text:p>042D</text:p>
          </table:table-cell>
          <table:table-cell office:value-type="string">
            <text:p>Peregrin Quay</text:p>
          </table:table-cell>
          <table:table-cell office:value-type="string">
            <text:p>Ferry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693033E+015">
            <text:p>7330316930330000</text:p>
          </table:table-cell>
          <table:table-cell office:value-type="string">
            <text:p>7330316930332D7475626F2D33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20A474</text:p>
          </table:table-cell>
          <table:table-cell office:value-type="float" office:value="0">
            <text:p>00000000</text:p>
          </table:table-cell>
          <table:table-cell office:value-type="string">
            <text:p>C320ADD3</text:p>
          </table:table-cell>
          <table:table-cell office:value-type="float" office:value="0">
            <text:p>00000000</text:p>
          </table:table-cell>
          <table:table-cell office:value-type="string">
            <text:p>7331316930312D7475626F2D33000000</text:p>
          </table:table-cell>
          <table:table-cell table:number-columns-repeated="1004"/>
        </table:table-row>
        <table:table-row table:style-name="ro1">
          <table:table-cell office:value-type="string">
            <text:p>042E</text:p>
          </table:table-cell>
          <table:table-cell office:value-type="string">
            <text:p>Peregrin Quay</text:p>
          </table:table-cell>
          <table:table-cell office:value-type="string">
            <text:p>Ferry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693033E+015">
            <text:p>7330316930330000</text:p>
          </table:table-cell>
          <table:table-cell office:value-type="string">
            <text:p>7330316930332D7475626F2D34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0F7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33489A</text:p>
          </table:table-cell>
          <table:table-cell office:value-type="string">
            <text:p>BE0A8EB4</text:p>
          </table:table-cell>
          <table:table-cell office:value-type="string">
            <text:p>4336EF1B</text:p>
          </table:table-cell>
          <table:table-cell office:value-type="float" office:value="0">
            <text:p>00000000</text:p>
          </table:table-cell>
          <table:table-cell office:value-type="string">
            <text:p>7331316930312D7475626F2D34000000</text:p>
          </table:table-cell>
          <table:table-cell table:number-columns-repeated="1004"/>
        </table:table-row>
        <table:table-row table:style-name="ro1">
          <table:table-cell office:value-type="string">
            <text:p>042F</text:p>
          </table:table-cell>
          <table:table-cell office:value-type="string">
            <text:p>Peregrin Quay</text:p>
          </table:table-cell>
          <table:table-cell office:value-type="string">
            <text:p>Ferry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693033E+015">
            <text:p>7330316930330000</text:p>
          </table:table-cell>
          <table:table-cell office:value-type="string">
            <text:p>7330316930332D7475626F2D35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string">
            <text:p>000C</text:p>
          </table:table-cell>
          <table:table-cell office:value-type="float" office:value="0">
            <text:p>0000</text:p>
          </table:table-cell>
          <table:table-cell office:value-type="string">
            <text:p>C1CDBBCD</text:p>
          </table:table-cell>
          <table:table-cell office:value-type="float" office:value="0">
            <text:p>00000000</text:p>
          </table:table-cell>
          <table:table-cell office:value-type="string">
            <text:p>432531EC</text:p>
          </table:table-cell>
          <table:table-cell office:value-type="string">
            <text:p>C0800000</text:p>
          </table:table-cell>
          <table:table-cell office:value-type="string">
            <text:p>7331316930312D7475626F2D35000000</text:p>
          </table:table-cell>
          <table:table-cell table:number-columns-repeated="1004"/>
        </table:table-row>
        <table:table-row table:style-name="ro1">
          <table:table-cell office:value-type="float" office:value="430">
            <text:p>0430</text:p>
          </table:table-cell>
          <table:table-cell office:value-type="string">
            <text:p>Peregrin Quay</text:p>
          </table:table-cell>
          <table:table-cell office:value-type="string">
            <text:p>Ferry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693033E+015">
            <text:p>7330316930330000</text:p>
          </table:table-cell>
          <table:table-cell office:value-type="string">
            <text:p>7330316930332D7475626F2D36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10E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0FDCAC</text:p>
          </table:table-cell>
          <table:table-cell office:value-type="string">
            <text:p>BD82A455</text:p>
          </table:table-cell>
          <table:table-cell office:value-type="string">
            <text:p>C33BB1AA</text:p>
          </table:table-cell>
          <table:table-cell office:value-type="float" office:value="0">
            <text:p>00000000</text:p>
          </table:table-cell>
          <table:table-cell office:value-type="string">
            <text:p>7331316930312D7475626F2D36000000</text:p>
          </table:table-cell>
          <table:table-cell table:number-columns-repeated="1004"/>
        </table:table-row>
        <table:table-row table:style-name="ro1">
          <table:table-cell office:value-type="float" office:value="431">
            <text:p>0431</text:p>
          </table:table-cell>
          <table:table-cell office:value-type="string">
            <text:p>Peregrin Quay</text:p>
          </table:table-cell>
          <table:table-cell office:value-type="string">
            <text:p>Ferry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693033E+015">
            <text:p>7330316930330000</text:p>
          </table:table-cell>
          <table:table-cell office:value-type="string">
            <text:p>7330316930332D7475626F2D37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2A1687</text:p>
          </table:table-cell>
          <table:table-cell office:value-type="float" office:value="0">
            <text:p>00000000</text:p>
          </table:table-cell>
          <table:table-cell office:value-type="string">
            <text:p>C32771AA</text:p>
          </table:table-cell>
          <table:table-cell office:value-type="string">
            <text:p>C0800000</text:p>
          </table:table-cell>
          <table:table-cell office:value-type="string">
            <text:p>7331316930312D7475626F2D37000000</text:p>
          </table:table-cell>
          <table:table-cell table:number-columns-repeated="1004"/>
        </table:table-row>
        <table:table-row table:style-name="ro1">
          <table:table-cell office:value-type="float" office:value="432">
            <text:p>0432</text:p>
          </table:table-cell>
          <table:table-cell office:value-type="string">
            <text:p>Peregrin Quay</text:p>
          </table:table-cell>
          <table:table-cell office:value-type="string">
            <text:p>Ferry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693033E+015">
            <text:p>7330316930330000</text:p>
          </table:table-cell>
          <table:table-cell office:value-type="string">
            <text:p>7330316930332D7475626F2D38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3BAC4A</text:p>
          </table:table-cell>
          <table:table-cell office:value-type="float" office:value="0">
            <text:p>00000000</text:p>
          </table:table-cell>
          <table:table-cell office:value-type="string">
            <text:p>C327C76D</text:p>
          </table:table-cell>
          <table:table-cell office:value-type="string">
            <text:p>C0800000</text:p>
          </table:table-cell>
          <table:table-cell office:value-type="string">
            <text:p>7331316930312D7475626F2D38000000</text:p>
          </table:table-cell>
          <table:table-cell table:number-columns-repeated="1004"/>
        </table:table-row>
        <table:table-row table:style-name="ro1">
          <table:table-cell office:value-type="float" office:value="433">
            <text:p>0433</text:p>
          </table:table-cell>
          <table:table-cell office:value-type="string">
            <text:p>Peregrin Quay</text:p>
          </table:table-cell>
          <table:table-cell office:value-type="string">
            <text:p>Ferry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693033E+015">
            <text:p>7330316930330000</text:p>
          </table:table-cell>
          <table:table-cell office:value-type="string">
            <text:p>7330316930332D7475626F2D39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3BB062</text:p>
          </table:table-cell>
          <table:table-cell office:value-type="float" office:value="0">
            <text:p>00000000</text:p>
          </table:table-cell>
          <table:table-cell office:value-type="string">
            <text:p>C3178625</text:p>
          </table:table-cell>
          <table:table-cell office:value-type="string">
            <text:p>C0800000</text:p>
          </table:table-cell>
          <table:table-cell office:value-type="string">
            <text:p>7331316930312D7475626F2D39000000</text:p>
          </table:table-cell>
          <table:table-cell table:number-columns-repeated="1004"/>
        </table:table-row>
        <table:table-row table:style-name="ro1">
          <table:table-cell office:value-type="float" office:value="434">
            <text:p>0434</text:p>
          </table:table-cell>
          <table:table-cell office:value-type="string">
            <text:p>Peregrin Quay</text:p>
          </table:table-cell>
          <table:table-cell office:value-type="string">
            <text:p>Ferry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693033E+015">
            <text:p>7330316930330000</text:p>
          </table:table-cell>
          <table:table-cell office:value-type="string">
            <text:p>733031693033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6D0C64</text:p>
          </table:table-cell>
          <table:table-cell office:value-type="string">
            <text:p>BE22D8C3</text:p>
          </table:table-cell>
          <table:table-cell office:value-type="string">
            <text:p>C3332873</text:p>
          </table:table-cell>
          <table:table-cell office:value-type="string">
            <text:p>C0A00000</text:p>
          </table:table-cell>
          <table:table-cell office:value-type="string">
            <text:p>7331316930312D746172752D31000000</text:p>
          </table:table-cell>
          <table:table-cell table:number-columns-repeated="1004"/>
        </table:table-row>
        <table:table-row table:style-name="ro1">
          <table:table-cell office:value-type="float" office:value="435">
            <text:p>0435</text:p>
          </table:table-cell>
          <table:table-cell office:value-type="string">
            <text:p>Peregrin Quay</text:p>
          </table:table-cell>
          <table:table-cell office:value-type="string">
            <text:p>Ferry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693033E+015">
            <text:p>7330316930330000</text:p>
          </table:table-cell>
          <table:table-cell office:value-type="string">
            <text:p>7330316930332D746172752D32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0F8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683BE7</text:p>
          </table:table-cell>
          <table:table-cell office:value-type="string">
            <text:p>BE22D8C3</text:p>
          </table:table-cell>
          <table:table-cell office:value-type="string">
            <text:p>C31FE6A8</text:p>
          </table:table-cell>
          <table:table-cell office:value-type="string">
            <text:p>C0A00000</text:p>
          </table:table-cell>
          <table:table-cell office:value-type="string">
            <text:p>7331316930312D746172752D32000000</text:p>
          </table:table-cell>
          <table:table-cell table:number-columns-repeated="1004"/>
        </table:table-row>
        <table:table-row table:style-name="ro1">
          <table:table-cell office:value-type="float" office:value="436">
            <text:p>0436</text:p>
          </table:table-cell>
          <table:table-cell office:value-type="string">
            <text:p>Peregrin Quay</text:p>
          </table:table-cell>
          <table:table-cell office:value-type="string">
            <text:p>Ferry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693033E+015">
            <text:p>7330316930330000</text:p>
          </table:table-cell>
          <table:table-cell office:value-type="string">
            <text:p>7330316930332D746172752D34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09C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3510000">
            <text:p>43510000</text:p>
          </table:table-cell>
          <table:table-cell office:value-type="float" office:value="0">
            <text:p>00000000</text:p>
          </table:table-cell>
          <table:table-cell office:value-type="string">
            <text:p>432A8D50</text:p>
          </table:table-cell>
          <table:table-cell office:value-type="string">
            <text:p>C0A00000</text:p>
          </table:table-cell>
          <table:table-cell office:value-type="string">
            <text:p>7331316930312D746172752D34000000</text:p>
          </table:table-cell>
          <table:table-cell table:number-columns-repeated="1004"/>
        </table:table-row>
        <table:table-row table:style-name="ro1">
          <table:table-cell office:value-type="float" office:value="437">
            <text:p>0437</text:p>
          </table:table-cell>
          <table:table-cell office:value-type="string">
            <text:p>Peregrin Quay</text:p>
          </table:table-cell>
          <table:table-cell office:value-type="string">
            <text:p>Ferry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693033E+015">
            <text:p>7330316930330000</text:p>
          </table:table-cell>
          <table:table-cell office:value-type="string">
            <text:p>7330316930332D746172752D35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4E27F0</text:p>
          </table:table-cell>
          <table:table-cell office:value-type="float" office:value="0">
            <text:p>00000000</text:p>
          </table:table-cell>
          <table:table-cell office:value-type="string">
            <text:p>C323D9DB</text:p>
          </table:table-cell>
          <table:table-cell office:value-type="float" office:value="0">
            <text:p>00000000</text:p>
          </table:table-cell>
          <table:table-cell office:value-type="string">
            <text:p>7331316930312D746172752D35000000</text:p>
          </table:table-cell>
          <table:table-cell table:number-columns-repeated="1004"/>
        </table:table-row>
        <table:table-row table:style-name="ro1">
          <table:table-cell office:value-type="float" office:value="438">
            <text:p>0438</text:p>
          </table:table-cell>
          <table:table-cell office:value-type="string">
            <text:p>Peregrin Quay</text:p>
          </table:table-cell>
          <table:table-cell office:value-type="string">
            <text:p>Ferry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693033E+015">
            <text:p>7330316930330000</text:p>
          </table:table-cell>
          <table:table-cell office:value-type="string">
            <text:p>7330316930332D746172752D36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28F74C</text:p>
          </table:table-cell>
          <table:table-cell office:value-type="string">
            <text:p>BE2F1023</text:p>
          </table:table-cell>
          <table:table-cell office:value-type="string">
            <text:p>C3173E77</text:p>
          </table:table-cell>
          <table:table-cell office:value-type="string">
            <text:p>C0A00000</text:p>
          </table:table-cell>
          <table:table-cell office:value-type="string">
            <text:p>7331316930312D746172752D36000000</text:p>
          </table:table-cell>
          <table:table-cell table:number-columns-repeated="1004"/>
        </table:table-row>
        <table:table-row table:style-name="ro1">
          <table:table-cell office:value-type="float" office:value="439">
            <text:p>0439</text:p>
          </table:table-cell>
          <table:table-cell office:value-type="string">
            <text:p>Peregrin Quay</text:p>
          </table:table-cell>
          <table:table-cell office:value-type="string">
            <text:p>Ferry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693033E+015">
            <text:p>7330316930330000</text:p>
          </table:table-cell>
          <table:table-cell office:value-type="string">
            <text:p>7330316930332D746172752D37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3B7021</text:p>
          </table:table-cell>
          <table:table-cell office:value-type="float" office:value="0">
            <text:p>00000000</text:p>
          </table:table-cell>
          <table:table-cell office:value-type="string">
            <text:p>C307249C</text:p>
          </table:table-cell>
          <table:table-cell office:value-type="string">
            <text:p>C0A00000</text:p>
          </table:table-cell>
          <table:table-cell office:value-type="string">
            <text:p>7331316930312D746172752D37000000</text:p>
          </table:table-cell>
          <table:table-cell table:number-columns-repeated="1004"/>
        </table:table-row>
        <table:table-row table:style-name="ro1">
          <table:table-cell office:value-type="string">
            <text:p>043A</text:p>
          </table:table-cell>
          <table:table-cell office:value-type="string">
            <text:p>Peregrin Quay</text:p>
          </table:table-cell>
          <table:table-cell office:value-type="string">
            <text:p>Ferry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693033E+015">
            <text:p>7330316930330000</text:p>
          </table:table-cell>
          <table:table-cell office:value-type="string">
            <text:p>7330316930332D746172752D38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4EA979</text:p>
          </table:table-cell>
          <table:table-cell office:value-type="float" office:value="0">
            <text:p>00000000</text:p>
          </table:table-cell>
          <table:table-cell office:value-type="string">
            <text:p>C3132B44</text:p>
          </table:table-cell>
          <table:table-cell office:value-type="string">
            <text:p>C0A00000</text:p>
          </table:table-cell>
          <table:table-cell office:value-type="string">
            <text:p>7331316930312D746172752D38000000</text:p>
          </table:table-cell>
          <table:table-cell table:number-columns-repeated="1004"/>
        </table:table-row>
        <table:table-row table:style-name="ro1">
          <table:table-cell office:value-type="string">
            <text:p>043B</text:p>
          </table:table-cell>
          <table:table-cell office:value-type="string">
            <text:p>Peregrin Quay</text:p>
          </table:table-cell>
          <table:table-cell office:value-type="string">
            <text:p>Ferry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693033E+015">
            <text:p>7330316930330000</text:p>
          </table:table-cell>
          <table:table-cell office:value-type="string">
            <text:p>7330316930332D746172752D39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2">
            <text:p>0112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4F5BA6</text:p>
          </table:table-cell>
          <table:table-cell office:value-type="float" office:value="0">
            <text:p>00000000</text:p>
          </table:table-cell>
          <table:table-cell office:value-type="string">
            <text:p>C302E042</text:p>
          </table:table-cell>
          <table:table-cell office:value-type="string">
            <text:p>C0A00000</text:p>
          </table:table-cell>
          <table:table-cell office:value-type="string">
            <text:p>7331316930312D746172752D39000000</text:p>
          </table:table-cell>
          <table:table-cell table:number-columns-repeated="1004"/>
        </table:table-row>
        <table:table-row table:style-name="ro1">
          <table:table-cell office:value-type="string">
            <text:p>043C</text:p>
          </table:table-cell>
          <table:table-cell office:value-type="string">
            <text:p>Peregrin Quay</text:p>
          </table:table-cell>
          <table:table-cell office:value-type="string">
            <text:p>Ferry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693033E+015">
            <text:p>7330316930330000</text:p>
          </table:table-cell>
          <table:table-cell office:value-type="string">
            <text:p>7330316930332D746172752D313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0F7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4F5BA6</text:p>
          </table:table-cell>
          <table:table-cell office:value-type="float" office:value="0">
            <text:p>00000000</text:p>
          </table:table-cell>
          <table:table-cell office:value-type="string">
            <text:p>C2E40106</text:p>
          </table:table-cell>
          <table:table-cell office:value-type="string">
            <text:p>C0A00000</text:p>
          </table:table-cell>
          <table:table-cell office:value-type="string">
            <text:p>7331316930312D746172752D31300000</text:p>
          </table:table-cell>
          <table:table-cell table:number-columns-repeated="1004"/>
        </table:table-row>
        <table:table-row table:style-name="ro1">
          <table:table-cell office:value-type="string">
            <text:p>043D</text:p>
          </table:table-cell>
          <table:table-cell office:value-type="string">
            <text:p>Peregrin Quay</text:p>
          </table:table-cell>
          <table:table-cell office:value-type="string">
            <text:p>Ferry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693033E+015">
            <text:p>7330316930330000</text:p>
          </table:table-cell>
          <table:table-cell office:value-type="string">
            <text:p>7330316930332D746172752D3131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50B74C</text:p>
          </table:table-cell>
          <table:table-cell office:value-type="float" office:value="0">
            <text:p>00000000</text:p>
          </table:table-cell>
          <table:table-cell office:value-type="string">
            <text:p>C2B8F213</text:p>
          </table:table-cell>
          <table:table-cell office:value-type="string">
            <text:p>C0A00000</text:p>
          </table:table-cell>
          <table:table-cell office:value-type="string">
            <text:p>7331316930312D746172752D31310000</text:p>
          </table:table-cell>
          <table:table-cell table:number-columns-repeated="1004"/>
        </table:table-row>
        <table:table-row table:style-name="ro1">
          <table:table-cell office:value-type="string">
            <text:p>043E</text:p>
          </table:table-cell>
          <table:table-cell office:value-type="string">
            <text:p>Peregrin Quay</text:p>
          </table:table-cell>
          <table:table-cell office:value-type="string">
            <text:p>Ferry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031E+015">
            <text:p>7330310000000000</text:p>
          </table:table-cell>
          <table:table-cell office:value-type="float" office:value="7.33031693033E+015">
            <text:p>7330316930330000</text:p>
          </table:table-cell>
          <table:table-cell office:value-type="string">
            <text:p>7330316930332D746172752D3132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float" office:value="43295021">
            <text:p>43295021</text:p>
          </table:table-cell>
          <table:table-cell office:value-type="string">
            <text:p>C2C80AC1</text:p>
          </table:table-cell>
          <table:table-cell office:value-type="string">
            <text:p>C21CD59B</text:p>
          </table:table-cell>
          <table:table-cell office:value-type="string">
            <text:p>C0A00000</text:p>
          </table:table-cell>
          <table:table-cell office:value-type="string">
            <text:p>7331316930312D746172752D31320000</text:p>
          </table:table-cell>
          <table:table-cell table:number-columns-repeated="1004"/>
        </table:table-row>
        <table:table-row table:style-name="ro1">
          <table:table-cell office:value-type="string">
            <text:p>043F</text:p>
          </table:table-cell>
          <table:table-cell office:value-type="string">
            <text:p>Neos</text:p>
          </table:table-cell>
          <table:table-cell office:value-type="string">
            <text:p>Destroyed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6E+015">
            <text:p>7830360000000000</text:p>
          </table:table-cell>
          <table:table-cell office:value-type="float" office:value="7.83036E+015">
            <text:p>7830360000000000</text:p>
          </table:table-cell>
          <table:table-cell office:value-type="string">
            <text:p>7830362D74626F782D31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float" office:value="118">
            <text:p>0118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4029333">
            <text:p>44029333</text:p>
          </table:table-cell>
          <table:table-cell office:value-type="string">
            <text:p>419B3333</text:p>
          </table:table-cell>
          <table:table-cell office:value-type="string">
            <text:p>446D4000</text:p>
          </table:table-cell>
          <table:table-cell office:value-type="string">
            <text:p>C30A0000</text:p>
          </table:table-cell>
          <table:table-cell office:value-type="string">
            <text:p>7830352D74626F782D32000000000000</text:p>
          </table:table-cell>
          <table:table-cell table:number-columns-repeated="1004"/>
        </table:table-row>
        <table:table-row table:style-name="ro1">
          <table:table-cell office:value-type="float" office:value="440">
            <text:p>0440</text:p>
          </table:table-cell>
          <table:table-cell office:value-type="string">
            <text:p>Neos</text:p>
          </table:table-cell>
          <table:table-cell office:value-type="string">
            <text:p>Destroyed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6E+015">
            <text:p>7830360000000000</text:p>
          </table:table-cell>
          <table:table-cell office:value-type="float" office:value="7.83036E+015">
            <text:p>7830360000000000</text:p>
          </table:table-cell>
          <table:table-cell office:value-type="string">
            <text:p>7830362D74626F782D32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010C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D3599A</text:p>
          </table:table-cell>
          <table:table-cell office:value-type="string">
            <text:p>419E6666</text:p>
          </table:table-cell>
          <table:table-cell office:value-type="string">
            <text:p>447A2000</text:p>
          </table:table-cell>
          <table:table-cell office:value-type="string">
            <text:p>41B00000</text:p>
          </table:table-cell>
          <table:table-cell office:value-type="string">
            <text:p>7830352D74626F782D33000000000000</text:p>
          </table:table-cell>
          <table:table-cell table:number-columns-repeated="1004"/>
        </table:table-row>
        <table:table-row table:style-name="ro1">
          <table:table-cell office:value-type="float" office:value="441">
            <text:p>0441</text:p>
          </table:table-cell>
          <table:table-cell office:value-type="string">
            <text:p>Neos</text:p>
          </table:table-cell>
          <table:table-cell office:value-type="string">
            <text:p>Destroyed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6E+015">
            <text:p>7830360000000000</text:p>
          </table:table-cell>
          <table:table-cell office:value-type="float" office:value="7.83036E+015">
            <text:p>7830360000000000</text:p>
          </table:table-cell>
          <table:table-cell office:value-type="string">
            <text:p>7830362D74626F782D33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string">
            <text:p>00AE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906666</text:p>
          </table:table-cell>
          <table:table-cell office:value-type="string">
            <text:p>419E6666</text:p>
          </table:table-cell>
          <table:table-cell office:value-type="string">
            <text:p>44C30333</text:p>
          </table:table-cell>
          <table:table-cell office:value-type="string">
            <text:p>C3320000</text:p>
          </table:table-cell>
          <table:table-cell office:value-type="string">
            <text:p>7830356931322D74626F782D31000000</text:p>
          </table:table-cell>
          <table:table-cell table:number-columns-repeated="1004"/>
        </table:table-row>
        <table:table-row table:style-name="ro1">
          <table:table-cell office:value-type="float" office:value="442">
            <text:p>0442</text:p>
          </table:table-cell>
          <table:table-cell office:value-type="string">
            <text:p>Neos</text:p>
          </table:table-cell>
          <table:table-cell office:value-type="string">
            <text:p>Destroyed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6E+015">
            <text:p>7830360000000000</text:p>
          </table:table-cell>
          <table:table-cell office:value-type="float" office:value="7.83036E+015">
            <text:p>7830360000000000</text:p>
          </table:table-cell>
          <table:table-cell office:value-type="string">
            <text:p>7830362D746172752D31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string">
            <text:p>01F4</text:p>
          </table:table-cell>
          <table:table-cell office:value-type="float" office:value="0">
            <text:p>0000</text:p>
          </table:table-cell>
          <table:table-cell office:value-type="string">
            <text:p>C2953333</text:p>
          </table:table-cell>
          <table:table-cell office:value-type="string">
            <text:p>419F3333</text:p>
          </table:table-cell>
          <table:table-cell office:value-type="string">
            <text:p>448FB99A</text:p>
          </table:table-cell>
          <table:table-cell office:value-type="float" office:value="0">
            <text:p>00000000</text:p>
          </table:table-cell>
          <table:table-cell office:value-type="string">
            <text:p>7830352D746172752D32000000000000</text:p>
          </table:table-cell>
          <table:table-cell table:number-columns-repeated="1004"/>
        </table:table-row>
        <table:table-row table:style-name="ro1">
          <table:table-cell office:value-type="float" office:value="443">
            <text:p>0443</text:p>
          </table:table-cell>
          <table:table-cell office:value-type="string">
            <text:p>Neos</text:p>
          </table:table-cell>
          <table:table-cell office:value-type="string">
            <text:p>Destroyed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6E+015">
            <text:p>7830360000000000</text:p>
          </table:table-cell>
          <table:table-cell office:value-type="float" office:value="7.83036E+015">
            <text:p>7830360000000000</text:p>
          </table:table-cell>
          <table:table-cell office:value-type="string">
            <text:p>7830362D746172752D32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0DB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E8CCCD</text:p>
          </table:table-cell>
          <table:table-cell office:value-type="string">
            <text:p>41A00000</text:p>
          </table:table-cell>
          <table:table-cell office:value-type="string">
            <text:p>4485199A</text:p>
          </table:table-cell>
          <table:table-cell office:value-type="float" office:value="0">
            <text:p>00000000</text:p>
          </table:table-cell>
          <table:table-cell office:value-type="string">
            <text:p>7830352D746172752D38000000000000</text:p>
          </table:table-cell>
          <table:table-cell table:number-columns-repeated="1004"/>
        </table:table-row>
        <table:table-row table:style-name="ro1">
          <table:table-cell office:value-type="float" office:value="444">
            <text:p>0444</text:p>
          </table:table-cell>
          <table:table-cell office:value-type="string">
            <text:p>Neos</text:p>
          </table:table-cell>
          <table:table-cell office:value-type="string">
            <text:p>Destroyed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6E+015">
            <text:p>7830360000000000</text:p>
          </table:table-cell>
          <table:table-cell office:value-type="float" office:value="7.83036E+015">
            <text:p>7830360000000000</text:p>
          </table:table-cell>
          <table:table-cell office:value-type="string">
            <text:p>7830362D746172752D33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10F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CAD99A</text:p>
          </table:table-cell>
          <table:table-cell office:value-type="string">
            <text:p>41A00000</text:p>
          </table:table-cell>
          <table:table-cell office:value-type="string">
            <text:p>449F4CCD</text:p>
          </table:table-cell>
          <table:table-cell office:value-type="float" office:value="0">
            <text:p>00000000</text:p>
          </table:table-cell>
          <table:table-cell office:value-type="string">
            <text:p>7830352D746172752D31340000000000</text:p>
          </table:table-cell>
          <table:table-cell table:number-columns-repeated="1004"/>
        </table:table-row>
        <table:table-row table:style-name="ro1">
          <table:table-cell office:value-type="float" office:value="445">
            <text:p>0445</text:p>
          </table:table-cell>
          <table:table-cell office:value-type="string">
            <text:p>Neos</text:p>
          </table:table-cell>
          <table:table-cell office:value-type="string">
            <text:p>Destroyed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6E+015">
            <text:p>7830360000000000</text:p>
          </table:table-cell>
          <table:table-cell office:value-type="float" office:value="7.83036E+015">
            <text:p>7830360000000000</text:p>
          </table:table-cell>
          <table:table-cell office:value-type="string">
            <text:p>7830362D746172752D34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string">
            <text:p>04B0</text:p>
          </table:table-cell>
          <table:table-cell office:value-type="float" office:value="0">
            <text:p>0000</text:p>
          </table:table-cell>
          <table:table-cell office:value-type="string">
            <text:p>C35D8000</text:p>
          </table:table-cell>
          <table:table-cell office:value-type="string">
            <text:p>41A00000</text:p>
          </table:table-cell>
          <table:table-cell office:value-type="string">
            <text:p>44C3199A</text:p>
          </table:table-cell>
          <table:table-cell office:value-type="float" office:value="0">
            <text:p>00000000</text:p>
          </table:table-cell>
          <table:table-cell office:value-type="string">
            <text:p>7830352D746172752D32310000000000</text:p>
          </table:table-cell>
          <table:table-cell table:number-columns-repeated="1004"/>
        </table:table-row>
        <table:table-row table:style-name="ro1">
          <table:table-cell office:value-type="float" office:value="446">
            <text:p>0446</text:p>
          </table:table-cell>
          <table:table-cell office:value-type="string">
            <text:p>Neos</text:p>
          </table:table-cell>
          <table:table-cell office:value-type="string">
            <text:p>Destroyed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6E+015">
            <text:p>7830360000000000</text:p>
          </table:table-cell>
          <table:table-cell office:value-type="float" office:value="7.83036E+015">
            <text:p>7830360000000000</text:p>
          </table:table-cell>
          <table:table-cell office:value-type="string">
            <text:p>7830362D746172752D35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21">
            <text:p>0121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A78000</text:p>
          </table:table-cell>
          <table:table-cell office:value-type="string">
            <text:p>41A00000</text:p>
          </table:table-cell>
          <table:table-cell office:value-type="string">
            <text:p>44BC8CCD</text:p>
          </table:table-cell>
          <table:table-cell office:value-type="float" office:value="0">
            <text:p>00000000</text:p>
          </table:table-cell>
          <table:table-cell office:value-type="string">
            <text:p>7830352D746172752D32330000000000</text:p>
          </table:table-cell>
          <table:table-cell table:number-columns-repeated="1004"/>
        </table:table-row>
        <table:table-row table:style-name="ro1">
          <table:table-cell office:value-type="float" office:value="447">
            <text:p>0447</text:p>
          </table:table-cell>
          <table:table-cell office:value-type="string">
            <text:p>Neos</text:p>
          </table:table-cell>
          <table:table-cell office:value-type="string">
            <text:p>Destroyed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6E+015">
            <text:p>7830360000000000</text:p>
          </table:table-cell>
          <table:table-cell office:value-type="float" office:value="7.83036E+015">
            <text:p>7830360000000000</text:p>
          </table:table-cell>
          <table:table-cell office:value-type="string">
            <text:p>7830362D746172752D36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04">
            <text:p>010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2C90000</text:p>
          </table:table-cell>
          <table:table-cell office:value-type="string">
            <text:p>41A00000</text:p>
          </table:table-cell>
          <table:table-cell office:value-type="string">
            <text:p>44C71CCD</text:p>
          </table:table-cell>
          <table:table-cell office:value-type="float" office:value="0">
            <text:p>00000000</text:p>
          </table:table-cell>
          <table:table-cell office:value-type="string">
            <text:p>7830352D746172752D33300000000000</text:p>
          </table:table-cell>
          <table:table-cell table:number-columns-repeated="1004"/>
        </table:table-row>
        <table:table-row table:style-name="ro1">
          <table:table-cell office:value-type="float" office:value="448">
            <text:p>0448</text:p>
          </table:table-cell>
          <table:table-cell office:value-type="string">
            <text:p>Neos</text:p>
          </table:table-cell>
          <table:table-cell office:value-type="string">
            <text:p>Destroyed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6E+015">
            <text:p>7830360000000000</text:p>
          </table:table-cell>
          <table:table-cell office:value-type="float" office:value="7.83036E+015">
            <text:p>7830360000000000</text:p>
          </table:table-cell>
          <table:table-cell office:value-type="string">
            <text:p>7830362D746172752D37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37">
            <text:p>0137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B30CCD</text:p>
          </table:table-cell>
          <table:table-cell office:value-type="string">
            <text:p>41A00000</text:p>
          </table:table-cell>
          <table:table-cell office:value-type="string">
            <text:p>44C1999A</text:p>
          </table:table-cell>
          <table:table-cell office:value-type="float" office:value="0">
            <text:p>00000000</text:p>
          </table:table-cell>
          <table:table-cell office:value-type="string">
            <text:p>7830352D746172752D33350000000000</text:p>
          </table:table-cell>
          <table:table-cell table:number-columns-repeated="1004"/>
        </table:table-row>
        <table:table-row table:style-name="ro1">
          <table:table-cell office:value-type="float" office:value="449">
            <text:p>0449</text:p>
          </table:table-cell>
          <table:table-cell office:value-type="string">
            <text:p>Neos</text:p>
          </table:table-cell>
          <table:table-cell office:value-type="string">
            <text:p>Destroyed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6E+015">
            <text:p>7830360000000000</text:p>
          </table:table-cell>
          <table:table-cell office:value-type="float" office:value="7.83036E+015">
            <text:p>7830360000000000</text:p>
          </table:table-cell>
          <table:table-cell office:value-type="string">
            <text:p>7830362D746172752D38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8">
            <text:p>0118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C90CCD</text:p>
          </table:table-cell>
          <table:table-cell office:value-type="string">
            <text:p>41A00000</text:p>
          </table:table-cell>
          <table:table-cell office:value-type="float" office:value="44906666">
            <text:p>44906666</text:p>
          </table:table-cell>
          <table:table-cell office:value-type="float" office:value="0">
            <text:p>00000000</text:p>
          </table:table-cell>
          <table:table-cell office:value-type="string">
            <text:p>7830352D746172752D34300000000000</text:p>
          </table:table-cell>
          <table:table-cell table:number-columns-repeated="1004"/>
        </table:table-row>
        <table:table-row table:style-name="ro1">
          <table:table-cell office:value-type="string">
            <text:p>044A</text:p>
          </table:table-cell>
          <table:table-cell office:value-type="string">
            <text:p>Neos</text:p>
          </table:table-cell>
          <table:table-cell office:value-type="string">
            <text:p>Destroyed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6E+015">
            <text:p>7830360000000000</text:p>
          </table:table-cell>
          <table:table-cell office:value-type="float" office:value="7.83036E+015">
            <text:p>7830360000000000</text:p>
          </table:table-cell>
          <table:table-cell office:value-type="string">
            <text:p>7830362D746172752D39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22">
            <text:p>0022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9CE666</text:p>
          </table:table-cell>
          <table:table-cell office:value-type="string">
            <text:p>41A00000</text:p>
          </table:table-cell>
          <table:table-cell office:value-type="string">
            <text:p>44A8A000</text:p>
          </table:table-cell>
          <table:table-cell office:value-type="float" office:value="0">
            <text:p>00000000</text:p>
          </table:table-cell>
          <table:table-cell office:value-type="string">
            <text:p>7830352D746172752D34320000000000</text:p>
          </table:table-cell>
          <table:table-cell table:number-columns-repeated="1004"/>
        </table:table-row>
        <table:table-row table:style-name="ro1">
          <table:table-cell office:value-type="string">
            <text:p>044B</text:p>
          </table:table-cell>
          <table:table-cell office:value-type="string">
            <text:p>Neos</text:p>
          </table:table-cell>
          <table:table-cell office:value-type="string">
            <text:p>Destroyed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6E+015">
            <text:p>7830360000000000</text:p>
          </table:table-cell>
          <table:table-cell office:value-type="float" office:value="7.83036E+015">
            <text:p>7830360000000000</text:p>
          </table:table-cell>
          <table:table-cell office:value-type="string">
            <text:p>7830362D746172752D313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2">
            <text:p>0112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40AC000</text:p>
          </table:table-cell>
          <table:table-cell office:value-type="string">
            <text:p>4199999A</text:p>
          </table:table-cell>
          <table:table-cell office:value-type="string">
            <text:p>44646CCD</text:p>
          </table:table-cell>
          <table:table-cell office:value-type="float" office:value="0">
            <text:p>00000000</text:p>
          </table:table-cell>
          <table:table-cell office:value-type="string">
            <text:p>7830352D746172752D34390000000000</text:p>
          </table:table-cell>
          <table:table-cell table:number-columns-repeated="1004"/>
        </table:table-row>
        <table:table-row table:style-name="ro1">
          <table:table-cell office:value-type="string">
            <text:p>044C</text:p>
          </table:table-cell>
          <table:table-cell office:value-type="string">
            <text:p>Neos</text:p>
          </table:table-cell>
          <table:table-cell office:value-type="string">
            <text:p>Destroyed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6E+015">
            <text:p>7830360000000000</text:p>
          </table:table-cell>
          <table:table-cell office:value-type="float" office:value="7.83036E+015">
            <text:p>7830360000000000</text:p>
          </table:table-cell>
          <table:table-cell office:value-type="string">
            <text:p>7830362D746172752D3131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20">
            <text:p>0120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2F13333</text:p>
          </table:table-cell>
          <table:table-cell office:value-type="string">
            <text:p>419F3333</text:p>
          </table:table-cell>
          <table:table-cell office:value-type="float" office:value="44978333">
            <text:p>44978333</text:p>
          </table:table-cell>
          <table:table-cell office:value-type="float" office:value="0">
            <text:p>00000000</text:p>
          </table:table-cell>
          <table:table-cell office:value-type="string">
            <text:p>7830352D746172752D35320000000000</text:p>
          </table:table-cell>
          <table:table-cell table:number-columns-repeated="1004"/>
        </table:table-row>
        <table:table-row table:style-name="ro1">
          <table:table-cell office:value-type="string">
            <text:p>044D</text:p>
          </table:table-cell>
          <table:table-cell office:value-type="string">
            <text:p>Neos</text:p>
          </table:table-cell>
          <table:table-cell office:value-type="string">
            <text:p>Destroyed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6E+015">
            <text:p>7830360000000000</text:p>
          </table:table-cell>
          <table:table-cell office:value-type="float" office:value="7.83036E+015">
            <text:p>7830360000000000</text:p>
          </table:table-cell>
          <table:table-cell office:value-type="string">
            <text:p>7830362D746172752D3132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35">
            <text:p>0135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4E0000</text:p>
          </table:table-cell>
          <table:table-cell office:value-type="string">
            <text:p>41A00000</text:p>
          </table:table-cell>
          <table:table-cell office:value-type="string">
            <text:p>448AD333</text:p>
          </table:table-cell>
          <table:table-cell office:value-type="float" office:value="0">
            <text:p>00000000</text:p>
          </table:table-cell>
          <table:table-cell office:value-type="string">
            <text:p>7830352D746172752D35330000000000</text:p>
          </table:table-cell>
          <table:table-cell table:number-columns-repeated="1004"/>
        </table:table-row>
        <table:table-row table:style-name="ro1">
          <table:table-cell office:value-type="string">
            <text:p>044E</text:p>
          </table:table-cell>
          <table:table-cell office:value-type="string">
            <text:p>Neos</text:p>
          </table:table-cell>
          <table:table-cell office:value-type="string">
            <text:p>Destroyed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6E+015">
            <text:p>7830360000000000</text:p>
          </table:table-cell>
          <table:table-cell office:value-type="float" office:value="7.83036E+015">
            <text:p>7830360000000000</text:p>
          </table:table-cell>
          <table:table-cell office:value-type="string">
            <text:p>7830362D74616E73312D310000000000</text:p>
          </table:table-cell>
          <table:table-cell office:value-type="float" office:value="41">
            <text:p>0041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float" office:value="75">
            <text:p>0075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42E666</text:p>
          </table:table-cell>
          <table:table-cell office:value-type="string">
            <text:p>41A00000</text:p>
          </table:table-cell>
          <table:table-cell office:value-type="string">
            <text:p>44C83333</text:p>
          </table:table-cell>
          <table:table-cell office:value-type="float" office:value="43230000">
            <text:p>43230000</text:p>
          </table:table-cell>
          <table:table-cell office:value-type="string">
            <text:p>7830352D74616E73312D310000000000</text:p>
          </table:table-cell>
          <table:table-cell table:number-columns-repeated="1004"/>
        </table:table-row>
        <table:table-row table:style-name="ro1">
          <table:table-cell office:value-type="string">
            <text:p>044F</text:p>
          </table:table-cell>
          <table:table-cell office:value-type="string">
            <text:p>Neos</text:p>
          </table:table-cell>
          <table:table-cell office:value-type="string">
            <text:p>Destroyed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6E+015">
            <text:p>7830360000000000</text:p>
          </table:table-cell>
          <table:table-cell office:value-type="float" office:value="7.83036E+015">
            <text:p>7830360000000000</text:p>
          </table:table-cell>
          <table:table-cell office:value-type="string">
            <text:p>7830362D7475626F2D31000000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28">
            <text:p>0128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D3D99A</text:p>
          </table:table-cell>
          <table:table-cell office:value-type="string">
            <text:p>41A00000</text:p>
          </table:table-cell>
          <table:table-cell office:value-type="string">
            <text:p>447F0666</text:p>
          </table:table-cell>
          <table:table-cell office:value-type="float" office:value="0">
            <text:p>00000000</text:p>
          </table:table-cell>
          <table:table-cell office:value-type="string">
            <text:p>7830352D7475626F2D32000000000000</text:p>
          </table:table-cell>
          <table:table-cell table:number-columns-repeated="1004"/>
        </table:table-row>
        <table:table-row table:style-name="ro1">
          <table:table-cell office:value-type="float" office:value="450">
            <text:p>0450</text:p>
          </table:table-cell>
          <table:table-cell office:value-type="string">
            <text:p>Altar of Wroth</text:p>
          </table:table-cell>
          <table:table-cell office:value-type="string">
            <text:p>Level 1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3E+015">
            <text:p>6431330000000000</text:p>
          </table:table-cell>
          <table:table-cell office:value-type="float" office:value="6.43133693031E+015">
            <text:p>6431336930310000</text:p>
          </table:table-cell>
          <table:table-cell office:value-type="string">
            <text:p>6431336930312D74626F782D31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C80000</text:p>
          </table:table-cell>
          <table:table-cell office:value-type="string">
            <text:p>42F00000</text:p>
          </table:table-cell>
          <table:table-cell office:value-type="string">
            <text:p>C41D0000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51">
            <text:p>0451</text:p>
          </table:table-cell>
          <table:table-cell office:value-type="string">
            <text:p>Altar of Wroth</text:p>
          </table:table-cell>
          <table:table-cell office:value-type="string">
            <text:p>Level 1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3E+015">
            <text:p>6431330000000000</text:p>
          </table:table-cell>
          <table:table-cell office:value-type="float" office:value="6.43133693031E+015">
            <text:p>6431336930310000</text:p>
          </table:table-cell>
          <table:table-cell office:value-type="string">
            <text:p>6431336930312D7475626F2D31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D30000</text:p>
          </table:table-cell>
          <table:table-cell office:value-type="float" office:value="42986666">
            <text:p>42986666</text:p>
          </table:table-cell>
          <table:table-cell office:value-type="string">
            <text:p>43F00000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52">
            <text:p>0452</text:p>
          </table:table-cell>
          <table:table-cell office:value-type="string">
            <text:p>Altar of Wroth</text:p>
          </table:table-cell>
          <table:table-cell office:value-type="string">
            <text:p>Level 1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3E+015">
            <text:p>6431330000000000</text:p>
          </table:table-cell>
          <table:table-cell office:value-type="float" office:value="6.43133693031E+015">
            <text:p>6431336930310000</text:p>
          </table:table-cell>
          <table:table-cell office:value-type="string">
            <text:p>6431336930312D7475626F2D32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D30000</text:p>
          </table:table-cell>
          <table:table-cell office:value-type="float" office:value="42986666">
            <text:p>42986666</text:p>
          </table:table-cell>
          <table:table-cell office:value-type="string">
            <text:p>43FA0000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53">
            <text:p>0453</text:p>
          </table:table-cell>
          <table:table-cell office:value-type="string">
            <text:p>Altar of Wroth</text:p>
          </table:table-cell>
          <table:table-cell office:value-type="string">
            <text:p>Level 1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3E+015">
            <text:p>6431330000000000</text:p>
          </table:table-cell>
          <table:table-cell office:value-type="float" office:value="6.43133693031E+015">
            <text:p>6431336930310000</text:p>
          </table:table-cell>
          <table:table-cell office:value-type="string">
            <text:p>6431336930312D7475626F2D33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28">
            <text:p>0128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D30000</text:p>
          </table:table-cell>
          <table:table-cell office:value-type="float" office:value="42986666">
            <text:p>42986666</text:p>
          </table:table-cell>
          <table:table-cell office:value-type="float" office:value="43910000">
            <text:p>43910000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54">
            <text:p>0454</text:p>
          </table:table-cell>
          <table:table-cell office:value-type="string">
            <text:p>Altar of Wroth</text:p>
          </table:table-cell>
          <table:table-cell office:value-type="string">
            <text:p>Level 1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3E+015">
            <text:p>6431330000000000</text:p>
          </table:table-cell>
          <table:table-cell office:value-type="float" office:value="6.43133693031E+015">
            <text:p>6431336930310000</text:p>
          </table:table-cell>
          <table:table-cell office:value-type="string">
            <text:p>6431336930312D7475626F2D34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D30000</text:p>
          </table:table-cell>
          <table:table-cell office:value-type="float" office:value="42986666">
            <text:p>42986666</text:p>
          </table:table-cell>
          <table:table-cell office:value-type="float" office:value="43870000">
            <text:p>43870000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55">
            <text:p>0455</text:p>
          </table:table-cell>
          <table:table-cell office:value-type="string">
            <text:p>Altar of Wroth</text:p>
          </table:table-cell>
          <table:table-cell office:value-type="string">
            <text:p>Level 2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3E+015">
            <text:p>6431330000000000</text:p>
          </table:table-cell>
          <table:table-cell office:value-type="float" office:value="6.43133693032E+015">
            <text:p>6431336930320000</text:p>
          </table:table-cell>
          <table:table-cell office:value-type="string">
            <text:p>6431336930322D74626F782D31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018B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128000</text:p>
          </table:table-cell>
          <table:table-cell office:value-type="string">
            <text:p>3DCCCCCD</text:p>
          </table:table-cell>
          <table:table-cell office:value-type="string">
            <text:p>C416C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56">
            <text:p>0456</text:p>
          </table:table-cell>
          <table:table-cell office:value-type="string">
            <text:p>Altar of Wroth</text:p>
          </table:table-cell>
          <table:table-cell office:value-type="string">
            <text:p>Level 2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3E+015">
            <text:p>6431330000000000</text:p>
          </table:table-cell>
          <table:table-cell office:value-type="float" office:value="6.43133693032E+015">
            <text:p>6431336930320000</text:p>
          </table:table-cell>
          <table:table-cell office:value-type="string">
            <text:p>6431336930322D74626F782D32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float" office:value="183">
            <text:p>0183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42F4000</text:p>
          </table:table-cell>
          <table:table-cell office:value-type="float" office:value="0">
            <text:p>00000000</text:p>
          </table:table-cell>
          <table:table-cell office:value-type="string">
            <text:p>C4010000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57">
            <text:p>0457</text:p>
          </table:table-cell>
          <table:table-cell office:value-type="string">
            <text:p>Altar of Wroth</text:p>
          </table:table-cell>
          <table:table-cell office:value-type="string">
            <text:p>Level 2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3E+015">
            <text:p>6431330000000000</text:p>
          </table:table-cell>
          <table:table-cell office:value-type="float" office:value="6.43133693032E+015">
            <text:p>6431336930320000</text:p>
          </table:table-cell>
          <table:table-cell office:value-type="string">
            <text:p>6431336930322D74626F782D33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FFFD</text:p>
          </table:table-cell>
          <table:table-cell office:value-type="string">
            <text:p>012F</text:p>
          </table:table-cell>
          <table:table-cell office:value-type="float" office:value="0">
            <text:p>0000</text:p>
          </table:table-cell>
          <table:table-cell office:value-type="string">
            <text:p>C40B0000</text:p>
          </table:table-cell>
          <table:table-cell office:value-type="float" office:value="0">
            <text:p>00000000</text:p>
          </table:table-cell>
          <table:table-cell office:value-type="string">
            <text:p>C416C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58">
            <text:p>0458</text:p>
          </table:table-cell>
          <table:table-cell office:value-type="string">
            <text:p>Altar of Wroth</text:p>
          </table:table-cell>
          <table:table-cell office:value-type="string">
            <text:p>Level 2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3E+015">
            <text:p>6431330000000000</text:p>
          </table:table-cell>
          <table:table-cell office:value-type="float" office:value="6.43133693032E+015">
            <text:p>6431336930320000</text:p>
          </table:table-cell>
          <table:table-cell office:value-type="string">
            <text:p>6431336930322D7475626F2D31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11F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740000</text:p>
          </table:table-cell>
          <table:table-cell office:value-type="string">
            <text:p>3DCCCCCD</text:p>
          </table:table-cell>
          <table:table-cell office:value-type="string">
            <text:p>432C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59">
            <text:p>0459</text:p>
          </table:table-cell>
          <table:table-cell office:value-type="string">
            <text:p>Altar of Wroth</text:p>
          </table:table-cell>
          <table:table-cell office:value-type="string">
            <text:p>Level 2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3E+015">
            <text:p>6431330000000000</text:p>
          </table:table-cell>
          <table:table-cell office:value-type="float" office:value="6.43133693032E+015">
            <text:p>6431336930320000</text:p>
          </table:table-cell>
          <table:table-cell office:value-type="string">
            <text:p>6431336930322D7475626F2D32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3740000</text:p>
          </table:table-cell>
          <table:table-cell office:value-type="string">
            <text:p>3DCCCCCD</text:p>
          </table:table-cell>
          <table:table-cell office:value-type="float" office:value="43400000">
            <text:p>4340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5A</text:p>
          </table:table-cell>
          <table:table-cell office:value-type="string">
            <text:p>Altar of Wroth</text:p>
          </table:table-cell>
          <table:table-cell office:value-type="string">
            <text:p>Level 2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3E+015">
            <text:p>6431330000000000</text:p>
          </table:table-cell>
          <table:table-cell office:value-type="float" office:value="6.43133693032E+015">
            <text:p>6431336930320000</text:p>
          </table:table-cell>
          <table:table-cell office:value-type="string">
            <text:p>6431336930322D7475626F2D33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float" office:value="44330000">
            <text:p>44330000</text:p>
          </table:table-cell>
          <table:table-cell office:value-type="float" office:value="0">
            <text:p>00000000</text:p>
          </table:table-cell>
          <table:table-cell office:value-type="string">
            <text:p>C41DC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5B</text:p>
          </table:table-cell>
          <table:table-cell office:value-type="string">
            <text:p>Altar of Wroth</text:p>
          </table:table-cell>
          <table:table-cell office:value-type="string">
            <text:p>Level 2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3E+015">
            <text:p>6431330000000000</text:p>
          </table:table-cell>
          <table:table-cell office:value-type="float" office:value="6.43133693032E+015">
            <text:p>6431336930320000</text:p>
          </table:table-cell>
          <table:table-cell office:value-type="string">
            <text:p>6431336930322D7475626F2D34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float" office:value="44360000">
            <text:p>44360000</text:p>
          </table:table-cell>
          <table:table-cell office:value-type="float" office:value="0">
            <text:p>00000000</text:p>
          </table:table-cell>
          <table:table-cell office:value-type="string">
            <text:p>C32F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5C</text:p>
          </table:table-cell>
          <table:table-cell office:value-type="string">
            <text:p>Altar of Wroth</text:p>
          </table:table-cell>
          <table:table-cell office:value-type="string">
            <text:p>Level 2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3E+015">
            <text:p>6431330000000000</text:p>
          </table:table-cell>
          <table:table-cell office:value-type="float" office:value="6.43133693032E+015">
            <text:p>6431336930320000</text:p>
          </table:table-cell>
          <table:table-cell office:value-type="string">
            <text:p>6431336930322D7475626F2D35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21">
            <text:p>0121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4360000">
            <text:p>44360000</text:p>
          </table:table-cell>
          <table:table-cell office:value-type="float" office:value="0">
            <text:p>00000000</text:p>
          </table:table-cell>
          <table:table-cell office:value-type="string">
            <text:p>C31B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5D</text:p>
          </table:table-cell>
          <table:table-cell office:value-type="string">
            <text:p>Altar of Wroth</text:p>
          </table:table-cell>
          <table:table-cell office:value-type="string">
            <text:p>Level 2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3E+015">
            <text:p>6431330000000000</text:p>
          </table:table-cell>
          <table:table-cell office:value-type="float" office:value="6.43133693032E+015">
            <text:p>6431336930320000</text:p>
          </table:table-cell>
          <table:table-cell office:value-type="string">
            <text:p>6431336930322D7475626F2D36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4210000">
            <text:p>44210000</text:p>
          </table:table-cell>
          <table:table-cell office:value-type="float" office:value="0">
            <text:p>00000000</text:p>
          </table:table-cell>
          <table:table-cell office:value-type="string">
            <text:p>43FE8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5E</text:p>
          </table:table-cell>
          <table:table-cell office:value-type="string">
            <text:p>Altar of Wroth</text:p>
          </table:table-cell>
          <table:table-cell office:value-type="string">
            <text:p>Level 2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3E+015">
            <text:p>6431330000000000</text:p>
          </table:table-cell>
          <table:table-cell office:value-type="float" office:value="6.43133693032E+015">
            <text:p>6431336930320000</text:p>
          </table:table-cell>
          <table:table-cell office:value-type="string">
            <text:p>6431336930322D7475626F2D37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float" office:value="44260000">
            <text:p>44260000</text:p>
          </table:table-cell>
          <table:table-cell office:value-type="float" office:value="0">
            <text:p>00000000</text:p>
          </table:table-cell>
          <table:table-cell office:value-type="string">
            <text:p>43FE8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5F</text:p>
          </table:table-cell>
          <table:table-cell office:value-type="string">
            <text:p>Altar of Wroth</text:p>
          </table:table-cell>
          <table:table-cell office:value-type="string">
            <text:p>Level 3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3E+015">
            <text:p>6431330000000000</text:p>
          </table:table-cell>
          <table:table-cell office:value-type="float" office:value="6.43133693033E+015">
            <text:p>6431336930330000</text:p>
          </table:table-cell>
          <table:table-cell office:value-type="string">
            <text:p>6431336930332D74626F782D31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118">
            <text:p>0118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43F0000</text:p>
          </table:table-cell>
          <table:table-cell office:value-type="string">
            <text:p>41C5999A</text:p>
          </table:table-cell>
          <table:table-cell office:value-type="string">
            <text:p>C3B30000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60">
            <text:p>0460</text:p>
          </table:table-cell>
          <table:table-cell office:value-type="string">
            <text:p>Altar of Wroth</text:p>
          </table:table-cell>
          <table:table-cell office:value-type="string">
            <text:p>Level 3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3E+015">
            <text:p>6431330000000000</text:p>
          </table:table-cell>
          <table:table-cell office:value-type="float" office:value="6.43133693033E+015">
            <text:p>6431336930330000</text:p>
          </table:table-cell>
          <table:table-cell office:value-type="string">
            <text:p>6431336930332D74626F782D32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14">
            <text:p>00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44C0000</text:p>
          </table:table-cell>
          <table:table-cell office:value-type="string">
            <text:p>41C5999A</text:p>
          </table:table-cell>
          <table:table-cell office:value-type="string">
            <text:p>43E68000</text:p>
          </table:table-cell>
          <table:table-cell office:value-type="string">
            <text:p>C316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61">
            <text:p>0461</text:p>
          </table:table-cell>
          <table:table-cell office:value-type="string">
            <text:p>Altar of Wroth</text:p>
          </table:table-cell>
          <table:table-cell office:value-type="string">
            <text:p>Level 3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3E+015">
            <text:p>6431330000000000</text:p>
          </table:table-cell>
          <table:table-cell office:value-type="float" office:value="6.43133693033E+015">
            <text:p>6431336930330000</text:p>
          </table:table-cell>
          <table:table-cell office:value-type="string">
            <text:p>6431336930332D74626F782D33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003F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B28000</text:p>
          </table:table-cell>
          <table:table-cell office:value-type="string">
            <text:p>41C5999A</text:p>
          </table:table-cell>
          <table:table-cell office:value-type="string">
            <text:p>432F0000</text:p>
          </table:table-cell>
          <table:table-cell office:value-type="float" office:value="43200000">
            <text:p>432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62">
            <text:p>0462</text:p>
          </table:table-cell>
          <table:table-cell office:value-type="string">
            <text:p>Altar of Wroth</text:p>
          </table:table-cell>
          <table:table-cell office:value-type="string">
            <text:p>Level 3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3E+015">
            <text:p>6431330000000000</text:p>
          </table:table-cell>
          <table:table-cell office:value-type="float" office:value="6.43133693033E+015">
            <text:p>6431336930330000</text:p>
          </table:table-cell>
          <table:table-cell office:value-type="string">
            <text:p>6431336930332D74626F782D34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170000</text:p>
          </table:table-cell>
          <table:table-cell office:value-type="string">
            <text:p>41C5999A</text:p>
          </table:table-cell>
          <table:table-cell office:value-type="string">
            <text:p>C3F58000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63">
            <text:p>0463</text:p>
          </table:table-cell>
          <table:table-cell office:value-type="string">
            <text:p>Altar of Wroth</text:p>
          </table:table-cell>
          <table:table-cell office:value-type="string">
            <text:p>Level 3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3E+015">
            <text:p>6431330000000000</text:p>
          </table:table-cell>
          <table:table-cell office:value-type="float" office:value="6.43133693033E+015">
            <text:p>6431336930330000</text:p>
          </table:table-cell>
          <table:table-cell office:value-type="string">
            <text:p>6431336930332D74626F782D35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011C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478000</text:p>
          </table:table-cell>
          <table:table-cell office:value-type="string">
            <text:p>41C5999A</text:p>
          </table:table-cell>
          <table:table-cell office:value-type="string">
            <text:p>C1E80000</text:p>
          </table:table-cell>
          <table:table-cell office:value-type="string">
            <text:p>42F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64">
            <text:p>0464</text:p>
          </table:table-cell>
          <table:table-cell office:value-type="string">
            <text:p>Altar of Wroth</text:p>
          </table:table-cell>
          <table:table-cell office:value-type="string">
            <text:p>Level 3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3E+015">
            <text:p>6431330000000000</text:p>
          </table:table-cell>
          <table:table-cell office:value-type="float" office:value="6.43133693033E+015">
            <text:p>6431336930330000</text:p>
          </table:table-cell>
          <table:table-cell office:value-type="string">
            <text:p>6431336930332D74626F782D36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FFFD</text:p>
          </table:table-cell>
          <table:table-cell office:value-type="string">
            <text:p>012F</text:p>
          </table:table-cell>
          <table:table-cell office:value-type="float" office:value="0">
            <text:p>0000</text:p>
          </table:table-cell>
          <table:table-cell office:value-type="string">
            <text:p>C411C000</text:p>
          </table:table-cell>
          <table:table-cell office:value-type="string">
            <text:p>41C5999A</text:p>
          </table:table-cell>
          <table:table-cell office:value-type="string">
            <text:p>439E0000</text:p>
          </table:table-cell>
          <table:table-cell office:value-type="float" office:value="43070000">
            <text:p>4307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65">
            <text:p>0465</text:p>
          </table:table-cell>
          <table:table-cell office:value-type="string">
            <text:p>Altar of Wroth</text:p>
          </table:table-cell>
          <table:table-cell office:value-type="string">
            <text:p>Level 3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3E+015">
            <text:p>6431330000000000</text:p>
          </table:table-cell>
          <table:table-cell office:value-type="float" office:value="6.43133693033E+015">
            <text:p>6431336930330000</text:p>
          </table:table-cell>
          <table:table-cell office:value-type="string">
            <text:p>6431336930332D7475626F2D31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01">
            <text:p>0101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4488000">
            <text:p>44488000</text:p>
          </table:table-cell>
          <table:table-cell office:value-type="float" office:value="42700000">
            <text:p>42700000</text:p>
          </table:table-cell>
          <table:table-cell office:value-type="string">
            <text:p>4428C000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66">
            <text:p>0466</text:p>
          </table:table-cell>
          <table:table-cell office:value-type="string">
            <text:p>Altar of Wroth</text:p>
          </table:table-cell>
          <table:table-cell office:value-type="string">
            <text:p>Level 3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3E+015">
            <text:p>6431330000000000</text:p>
          </table:table-cell>
          <table:table-cell office:value-type="float" office:value="6.43133693033E+015">
            <text:p>6431336930330000</text:p>
          </table:table-cell>
          <table:table-cell office:value-type="string">
            <text:p>6431336930332D7475626F2D32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float" office:value="44488000">
            <text:p>44488000</text:p>
          </table:table-cell>
          <table:table-cell office:value-type="float" office:value="42700000">
            <text:p>42700000</text:p>
          </table:table-cell>
          <table:table-cell office:value-type="string">
            <text:p>442DC000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67">
            <text:p>0467</text:p>
          </table:table-cell>
          <table:table-cell office:value-type="string">
            <text:p>Altar of Wroth</text:p>
          </table:table-cell>
          <table:table-cell office:value-type="string">
            <text:p>Level 3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3E+015">
            <text:p>6431330000000000</text:p>
          </table:table-cell>
          <table:table-cell office:value-type="float" office:value="6.43133693033E+015">
            <text:p>6431336930330000</text:p>
          </table:table-cell>
          <table:table-cell office:value-type="string">
            <text:p>6431336930332D7475626F2D33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float" office:value="44488000">
            <text:p>44488000</text:p>
          </table:table-cell>
          <table:table-cell office:value-type="float" office:value="42700000">
            <text:p>42700000</text:p>
          </table:table-cell>
          <table:table-cell office:value-type="string">
            <text:p>4432C000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68">
            <text:p>0468</text:p>
          </table:table-cell>
          <table:table-cell office:value-type="string">
            <text:p>Altar of Wroth</text:p>
          </table:table-cell>
          <table:table-cell office:value-type="string">
            <text:p>Level 3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3E+015">
            <text:p>6431330000000000</text:p>
          </table:table-cell>
          <table:table-cell office:value-type="float" office:value="6.43133693033E+015">
            <text:p>6431336930330000</text:p>
          </table:table-cell>
          <table:table-cell office:value-type="string">
            <text:p>6431336930332D7475626F2D34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float" office:value="44438000">
            <text:p>44438000</text:p>
          </table:table-cell>
          <table:table-cell office:value-type="float" office:value="42700000">
            <text:p>42700000</text:p>
          </table:table-cell>
          <table:table-cell office:value-type="string">
            <text:p>4428C000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69">
            <text:p>0469</text:p>
          </table:table-cell>
          <table:table-cell office:value-type="string">
            <text:p>Altar of Wroth</text:p>
          </table:table-cell>
          <table:table-cell office:value-type="string">
            <text:p>Level 3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3E+015">
            <text:p>6431330000000000</text:p>
          </table:table-cell>
          <table:table-cell office:value-type="float" office:value="6.43133693033E+015">
            <text:p>6431336930330000</text:p>
          </table:table-cell>
          <table:table-cell office:value-type="string">
            <text:p>6431336930332D7475626F2D35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4438000">
            <text:p>44438000</text:p>
          </table:table-cell>
          <table:table-cell office:value-type="float" office:value="42700000">
            <text:p>42700000</text:p>
          </table:table-cell>
          <table:table-cell office:value-type="string">
            <text:p>442DC000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6A</text:p>
          </table:table-cell>
          <table:table-cell office:value-type="string">
            <text:p>Altar of Wroth</text:p>
          </table:table-cell>
          <table:table-cell office:value-type="string">
            <text:p>Level 3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3E+015">
            <text:p>6431330000000000</text:p>
          </table:table-cell>
          <table:table-cell office:value-type="float" office:value="6.43133693033E+015">
            <text:p>6431336930330000</text:p>
          </table:table-cell>
          <table:table-cell office:value-type="string">
            <text:p>6431336930332D7475626F2D36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float" office:value="44438000">
            <text:p>44438000</text:p>
          </table:table-cell>
          <table:table-cell office:value-type="float" office:value="42700000">
            <text:p>42700000</text:p>
          </table:table-cell>
          <table:table-cell office:value-type="string">
            <text:p>4432C000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6B</text:p>
          </table:table-cell>
          <table:table-cell office:value-type="string">
            <text:p>Altar of Wroth</text:p>
          </table:table-cell>
          <table:table-cell office:value-type="string">
            <text:p>Level 3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3E+015">
            <text:p>6431330000000000</text:p>
          </table:table-cell>
          <table:table-cell office:value-type="float" office:value="6.43133693033E+015">
            <text:p>6431336930330000</text:p>
          </table:table-cell>
          <table:table-cell office:value-type="string">
            <text:p>6431336930332D7475626F2D37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float" office:value="44488000">
            <text:p>44488000</text:p>
          </table:table-cell>
          <table:table-cell office:value-type="float" office:value="42700000">
            <text:p>42700000</text:p>
          </table:table-cell>
          <table:table-cell office:value-type="float" office:value="44638000">
            <text:p>44638000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6C</text:p>
          </table:table-cell>
          <table:table-cell office:value-type="string">
            <text:p>Altar of Wroth</text:p>
          </table:table-cell>
          <table:table-cell office:value-type="string">
            <text:p>Level 3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3E+015">
            <text:p>6431330000000000</text:p>
          </table:table-cell>
          <table:table-cell office:value-type="float" office:value="6.43133693033E+015">
            <text:p>6431336930330000</text:p>
          </table:table-cell>
          <table:table-cell office:value-type="string">
            <text:p>6431336930332D7475626F2D38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float" office:value="44488000">
            <text:p>44488000</text:p>
          </table:table-cell>
          <table:table-cell office:value-type="float" office:value="42700000">
            <text:p>42700000</text:p>
          </table:table-cell>
          <table:table-cell office:value-type="string">
            <text:p>445E8000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6D</text:p>
          </table:table-cell>
          <table:table-cell office:value-type="string">
            <text:p>Altar of Wroth</text:p>
          </table:table-cell>
          <table:table-cell office:value-type="string">
            <text:p>Level 3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3E+015">
            <text:p>6431330000000000</text:p>
          </table:table-cell>
          <table:table-cell office:value-type="float" office:value="6.43133693033E+015">
            <text:p>6431336930330000</text:p>
          </table:table-cell>
          <table:table-cell office:value-type="string">
            <text:p>6431336930332D7475626F2D39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2">
            <text:p>0112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4488000">
            <text:p>44488000</text:p>
          </table:table-cell>
          <table:table-cell office:value-type="float" office:value="42700000">
            <text:p>42700000</text:p>
          </table:table-cell>
          <table:table-cell office:value-type="float" office:value="44598000">
            <text:p>44598000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6E</text:p>
          </table:table-cell>
          <table:table-cell office:value-type="string">
            <text:p>Altar of Wroth</text:p>
          </table:table-cell>
          <table:table-cell office:value-type="string">
            <text:p>Level 3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3E+015">
            <text:p>6431330000000000</text:p>
          </table:table-cell>
          <table:table-cell office:value-type="float" office:value="6.43133693033E+015">
            <text:p>6431336930330000</text:p>
          </table:table-cell>
          <table:table-cell office:value-type="string">
            <text:p>6431336930332D7475626F2D313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float" office:value="44438000">
            <text:p>44438000</text:p>
          </table:table-cell>
          <table:table-cell office:value-type="float" office:value="42700000">
            <text:p>42700000</text:p>
          </table:table-cell>
          <table:table-cell office:value-type="float" office:value="44638000">
            <text:p>44638000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6F</text:p>
          </table:table-cell>
          <table:table-cell office:value-type="string">
            <text:p>Altar of Wroth</text:p>
          </table:table-cell>
          <table:table-cell office:value-type="string">
            <text:p>Level 3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3E+015">
            <text:p>6431330000000000</text:p>
          </table:table-cell>
          <table:table-cell office:value-type="float" office:value="6.43133693033E+015">
            <text:p>6431336930330000</text:p>
          </table:table-cell>
          <table:table-cell office:value-type="string">
            <text:p>6431336930332D7475626F2D3131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float" office:value="44438000">
            <text:p>44438000</text:p>
          </table:table-cell>
          <table:table-cell office:value-type="float" office:value="42700000">
            <text:p>42700000</text:p>
          </table:table-cell>
          <table:table-cell office:value-type="string">
            <text:p>445E8000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70">
            <text:p>0470</text:p>
          </table:table-cell>
          <table:table-cell office:value-type="string">
            <text:p>Altar of Wroth</text:p>
          </table:table-cell>
          <table:table-cell office:value-type="string">
            <text:p>Level 3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3E+015">
            <text:p>6431330000000000</text:p>
          </table:table-cell>
          <table:table-cell office:value-type="float" office:value="6.43133693033E+015">
            <text:p>6431336930330000</text:p>
          </table:table-cell>
          <table:table-cell office:value-type="string">
            <text:p>6431336930332D7475626F2D3132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float" office:value="44438000">
            <text:p>44438000</text:p>
          </table:table-cell>
          <table:table-cell office:value-type="float" office:value="42700000">
            <text:p>42700000</text:p>
          </table:table-cell>
          <table:table-cell office:value-type="float" office:value="44598000">
            <text:p>44598000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71">
            <text:p>0471</text:p>
          </table:table-cell>
          <table:table-cell office:value-type="string">
            <text:p>Lakeside Cabin</text:p>
          </table:table-cell>
          <table:table-cell/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331E+015">
            <text:p>7333310000000000</text:p>
          </table:table-cell>
          <table:table-cell office:value-type="float" office:value="7.33331693031E+015">
            <text:p>7333316930310000</text:p>
          </table:table-cell>
          <table:table-cell office:value-type="string">
            <text:p>7333316930312D626F6F6B2D31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FDBBE7</text:p>
          </table:table-cell>
          <table:table-cell office:value-type="float" office:value="0">
            <text:p>00000000</text:p>
          </table:table-cell>
          <table:table-cell office:value-type="string">
            <text:p>4164F06F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72">
            <text:p>0472</text:p>
          </table:table-cell>
          <table:table-cell office:value-type="string">
            <text:p>Dragovian Path</text:p>
          </table:table-cell>
          <table:table-cell office:value-type="string">
            <text:p>Level 1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1E+015">
            <text:p>6431310000000000</text:p>
          </table:table-cell>
          <table:table-cell office:value-type="float" office:value="6.43131693031E+015">
            <text:p>6431316930310000</text:p>
          </table:table-cell>
          <table:table-cell office:value-type="string">
            <text:p>6431316930312D74626F782D31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8FC000</text:p>
          </table:table-cell>
          <table:table-cell office:value-type="string">
            <text:p>C1800000</text:p>
          </table:table-cell>
          <table:table-cell office:value-type="string">
            <text:p>C4520000</text:p>
          </table:table-cell>
          <table:table-cell office:value-type="string">
            <text:p>C2F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73">
            <text:p>0473</text:p>
          </table:table-cell>
          <table:table-cell office:value-type="string">
            <text:p>Dragovian Path</text:p>
          </table:table-cell>
          <table:table-cell office:value-type="string">
            <text:p>Level 4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1E+015">
            <text:p>6431310000000000</text:p>
          </table:table-cell>
          <table:table-cell office:value-type="float" office:value="6.43131693034E+015">
            <text:p>6431316930340000</text:p>
          </table:table-cell>
          <table:table-cell office:value-type="string">
            <text:p>6431316930342D74626F782D31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4458000">
            <text:p>44458000</text:p>
          </table:table-cell>
          <table:table-cell office:value-type="string">
            <text:p>C1E80000</text:p>
          </table:table-cell>
          <table:table-cell office:value-type="string">
            <text:p>C4408000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74">
            <text:p>0474</text:p>
          </table:table-cell>
          <table:table-cell office:value-type="string">
            <text:p>Tryan Gully</text:p>
          </table:table-cell>
          <table:table-cell office:value-type="string">
            <text:p>Shrine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string">
            <text:p>6D31300000000000</text:p>
          </table:table-cell>
          <table:table-cell office:value-type="string">
            <text:p>6D31306930310000</text:p>
          </table:table-cell>
          <table:table-cell office:value-type="string">
            <text:p>6D31306930312D7475626F2D31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3200000">
            <text:p>43200000</text:p>
          </table:table-cell>
          <table:table-cell office:value-type="string">
            <text:p>3F333333</text:p>
          </table:table-cell>
          <table:table-cell office:value-type="float" office:value="42480000">
            <text:p>4248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75">
            <text:p>0475</text:p>
          </table:table-cell>
          <table:table-cell office:value-type="string">
            <text:p>Black Citadel</text:p>
          </table:table-cell>
          <table:table-cell office:value-type="string">
            <text:p>Town Loop (Duplicate)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693033E+015">
            <text:p>7830356930330000</text:p>
          </table:table-cell>
          <table:table-cell office:value-type="string">
            <text:p>7830356930332D74626F782D31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string">
            <text:p>00AE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263DE3</text:p>
          </table:table-cell>
          <table:table-cell office:value-type="string">
            <text:p>C0800000</text:p>
          </table:table-cell>
          <table:table-cell office:value-type="string">
            <text:p>C3B14D71</text:p>
          </table:table-cell>
          <table:table-cell office:value-type="float" office:value="43120000">
            <text:p>43120000</text:p>
          </table:table-cell>
          <table:table-cell office:value-type="string">
            <text:p>7830356931322D74626F782D31000000</text:p>
          </table:table-cell>
          <table:table-cell table:number-columns-repeated="1004"/>
        </table:table-row>
        <table:table-row table:style-name="ro1">
          <table:table-cell office:value-type="float" office:value="476">
            <text:p>0476</text:p>
          </table:table-cell>
          <table:table-cell office:value-type="string">
            <text:p>Black Citadel</text:p>
          </table:table-cell>
          <table:table-cell office:value-type="string">
            <text:p>Town Loop (Duplicate)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693033E+015">
            <text:p>7830356930330000</text:p>
          </table:table-cell>
          <table:table-cell office:value-type="string">
            <text:p>7830356930332D7475626F2D31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1420B4</text:p>
          </table:table-cell>
          <table:table-cell office:value-type="string">
            <text:p>C0800000</text:p>
          </table:table-cell>
          <table:table-cell office:value-type="string">
            <text:p>C3ECFB23</text:p>
          </table:table-cell>
          <table:table-cell office:value-type="float" office:value="0">
            <text:p>00000000</text:p>
          </table:table-cell>
          <table:table-cell office:value-type="string">
            <text:p>7830356931322D7475626F2D31000000</text:p>
          </table:table-cell>
          <table:table-cell table:number-columns-repeated="1004"/>
        </table:table-row>
        <table:table-row table:style-name="ro1">
          <table:table-cell office:value-type="float" office:value="477">
            <text:p>0477</text:p>
          </table:table-cell>
          <table:table-cell office:value-type="string">
            <text:p>Black Citadel</text:p>
          </table:table-cell>
          <table:table-cell office:value-type="string">
            <text:p>Town Loop (Duplicate)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83035E+015">
            <text:p>7830350000000000</text:p>
          </table:table-cell>
          <table:table-cell office:value-type="float" office:value="7.83035693033E+015">
            <text:p>7830356930330000</text:p>
          </table:table-cell>
          <table:table-cell office:value-type="string">
            <text:p>7830356930332D7475626F2D32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0D1B75</text:p>
          </table:table-cell>
          <table:table-cell office:value-type="string">
            <text:p>C0800000</text:p>
          </table:table-cell>
          <table:table-cell office:value-type="string">
            <text:p>C3E26354</text:p>
          </table:table-cell>
          <table:table-cell office:value-type="float" office:value="0">
            <text:p>00000000</text:p>
          </table:table-cell>
          <table:table-cell office:value-type="string">
            <text:p>7830356931322D7475626F2D32000000</text:p>
          </table:table-cell>
          <table:table-cell table:number-columns-repeated="1004"/>
        </table:table-row>
        <table:table-row table:style-name="ro1">
          <table:table-cell office:value-type="float" office:value="478">
            <text:p>0478</text:p>
          </table:table-cell>
          <table:table-cell office:value-type="string">
            <text:p>Royal Hunting Ground</text:p>
          </table:table-cell>
          <table:table-cell/>
          <table:table-cell office:value-type="string">
            <text:p>Salamango</text:p>
          </table:table-cell>
          <table:table-cell office:value-type="float" office:value="0">
            <text:p>0</text:p>
          </table:table-cell>
          <table:table-cell office:value-type="float" office:value="0">
            <text:p>0000</text:p>
          </table:table-cell>
          <table:table-cell office:value-type="float" office:value="6.43034E+015">
            <text:p>6430340000000000</text:p>
          </table:table-cell>
          <table:table-cell office:value-type="float" office:value="6.43034E+015">
            <text:p>6430340000000000</text:p>
          </table:table-cell>
          <table:table-cell office:value-type="string">
            <text:p>705F6A6F726F2D310000000000000000</text:p>
          </table:table-cell>
          <table:table-cell office:value-type="float" office:value="6">
            <text:p>0006</text:p>
          </table:table-cell>
          <table:table-cell office:value-type="float" office:value="5">
            <text:p>0005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BD8C7B</text:p>
          </table:table-cell>
          <table:table-cell office:value-type="string">
            <text:p>42AE0000</text:p>
          </table:table-cell>
          <table:table-cell office:value-type="string">
            <text:p>C47B9C29</text:p>
          </table:table-cell>
          <table:table-cell office:value-type="string">
            <text:p>41F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79">
            <text:p>0479</text:p>
          </table:table-cell>
          <table:table-cell office:value-type="string">
            <text:p>Royal Hunting Ground</text:p>
          </table:table-cell>
          <table:table-cell/>
          <table:table-cell office:value-type="string">
            <text:p>Salamango</text:p>
          </table:table-cell>
          <table:table-cell office:value-type="float" office:value="0">
            <text:p>0</text:p>
          </table:table-cell>
          <table:table-cell office:value-type="float" office:value="0">
            <text:p>0000</text:p>
          </table:table-cell>
          <table:table-cell office:value-type="float" office:value="6.43034E+015">
            <text:p>6430340000000000</text:p>
          </table:table-cell>
          <table:table-cell office:value-type="float" office:value="6.43034E+015">
            <text:p>6430340000000000</text:p>
          </table:table-cell>
          <table:table-cell office:value-type="string">
            <text:p>705F6A6F726F2D320000000000000000</text:p>
          </table:table-cell>
          <table:table-cell office:value-type="float" office:value="6">
            <text:p>0006</text:p>
          </table:table-cell>
          <table:table-cell office:value-type="float" office:value="5">
            <text:p>0005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C77DC3</text:p>
          </table:table-cell>
          <table:table-cell office:value-type="string">
            <text:p>42AE0000</text:p>
          </table:table-cell>
          <table:table-cell office:value-type="string">
            <text:p>C482223D</text:p>
          </table:table-cell>
          <table:table-cell office:value-type="string">
            <text:p>41F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7A</text:p>
          </table:table-cell>
          <table:table-cell office:value-type="string">
            <text:p>Royal Hunting Ground</text:p>
          </table:table-cell>
          <table:table-cell/>
          <table:table-cell office:value-type="string">
            <text:p>Salamango</text:p>
          </table:table-cell>
          <table:table-cell office:value-type="float" office:value="0">
            <text:p>0</text:p>
          </table:table-cell>
          <table:table-cell office:value-type="float" office:value="0">
            <text:p>0000</text:p>
          </table:table-cell>
          <table:table-cell office:value-type="float" office:value="6.43034E+015">
            <text:p>6430340000000000</text:p>
          </table:table-cell>
          <table:table-cell office:value-type="float" office:value="6.43034E+015">
            <text:p>6430340000000000</text:p>
          </table:table-cell>
          <table:table-cell office:value-type="string">
            <text:p>705F6A6F726F2D330000000000000000</text:p>
          </table:table-cell>
          <table:table-cell office:value-type="float" office:value="6">
            <text:p>0006</text:p>
          </table:table-cell>
          <table:table-cell office:value-type="float" office:value="5">
            <text:p>0005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C595C3</text:p>
          </table:table-cell>
          <table:table-cell office:value-type="string">
            <text:p>42AE0000</text:p>
          </table:table-cell>
          <table:table-cell office:value-type="string">
            <text:p>C472A052</text:p>
          </table:table-cell>
          <table:table-cell office:value-type="string">
            <text:p>41F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7B</text:p>
          </table:table-cell>
          <table:table-cell office:value-type="string">
            <text:p>Royal Hunting Ground</text:p>
          </table:table-cell>
          <table:table-cell/>
          <table:table-cell office:value-type="string">
            <text:p>Salamango</text:p>
          </table:table-cell>
          <table:table-cell office:value-type="float" office:value="0">
            <text:p>0</text:p>
          </table:table-cell>
          <table:table-cell office:value-type="float" office:value="0">
            <text:p>0000</text:p>
          </table:table-cell>
          <table:table-cell office:value-type="float" office:value="6.43034E+015">
            <text:p>6430340000000000</text:p>
          </table:table-cell>
          <table:table-cell office:value-type="float" office:value="6.43034E+015">
            <text:p>6430340000000000</text:p>
          </table:table-cell>
          <table:table-cell office:value-type="string">
            <text:p>705F6A6F726F2D340000000000000000</text:p>
          </table:table-cell>
          <table:table-cell office:value-type="float" office:value="6">
            <text:p>0006</text:p>
          </table:table-cell>
          <table:table-cell office:value-type="float" office:value="5">
            <text:p>0005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CC90F6</text:p>
          </table:table-cell>
          <table:table-cell office:value-type="string">
            <text:p>42AE0000</text:p>
          </table:table-cell>
          <table:table-cell office:value-type="string">
            <text:p>C46AEDD3</text:p>
          </table:table-cell>
          <table:table-cell office:value-type="string">
            <text:p>41F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7C</text:p>
          </table:table-cell>
          <table:table-cell office:value-type="string">
            <text:p>Royal Hunting Ground</text:p>
          </table:table-cell>
          <table:table-cell/>
          <table:table-cell office:value-type="string">
            <text:p>Salamango</text:p>
          </table:table-cell>
          <table:table-cell office:value-type="float" office:value="0">
            <text:p>0</text:p>
          </table:table-cell>
          <table:table-cell office:value-type="float" office:value="0">
            <text:p>0000</text:p>
          </table:table-cell>
          <table:table-cell office:value-type="float" office:value="6.43034E+015">
            <text:p>6430340000000000</text:p>
          </table:table-cell>
          <table:table-cell office:value-type="float" office:value="6.43034E+015">
            <text:p>6430340000000000</text:p>
          </table:table-cell>
          <table:table-cell office:value-type="string">
            <text:p>705F6A6F726F2D350000000000000000</text:p>
          </table:table-cell>
          <table:table-cell office:value-type="float" office:value="6">
            <text:p>0006</text:p>
          </table:table-cell>
          <table:table-cell office:value-type="float" office:value="5">
            <text:p>0005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BF7D1F</text:p>
          </table:table-cell>
          <table:table-cell office:value-type="string">
            <text:p>42AE0000</text:p>
          </table:table-cell>
          <table:table-cell office:value-type="string">
            <text:p>C46617CF</text:p>
          </table:table-cell>
          <table:table-cell office:value-type="string">
            <text:p>41F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7D</text:p>
          </table:table-cell>
          <table:table-cell office:value-type="string">
            <text:p>Royal Hunting Ground</text:p>
          </table:table-cell>
          <table:table-cell/>
          <table:table-cell office:value-type="string">
            <text:p>Salamango</text:p>
          </table:table-cell>
          <table:table-cell office:value-type="float" office:value="0">
            <text:p>0</text:p>
          </table:table-cell>
          <table:table-cell office:value-type="float" office:value="0">
            <text:p>0000</text:p>
          </table:table-cell>
          <table:table-cell office:value-type="float" office:value="6.43034E+015">
            <text:p>6430340000000000</text:p>
          </table:table-cell>
          <table:table-cell office:value-type="float" office:value="6.43034E+015">
            <text:p>6430340000000000</text:p>
          </table:table-cell>
          <table:table-cell office:value-type="string">
            <text:p>705F6A6F726F2D360000000000000000</text:p>
          </table:table-cell>
          <table:table-cell office:value-type="float" office:value="6">
            <text:p>0006</text:p>
          </table:table-cell>
          <table:table-cell office:value-type="float" office:value="5">
            <text:p>0005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C4419A</text:p>
          </table:table-cell>
          <table:table-cell office:value-type="string">
            <text:p>42AE0000</text:p>
          </table:table-cell>
          <table:table-cell office:value-type="string">
            <text:p>C453C4FE</text:p>
          </table:table-cell>
          <table:table-cell office:value-type="string">
            <text:p>41F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7E</text:p>
          </table:table-cell>
          <table:table-cell office:value-type="string">
            <text:p>Royal Hunting Ground</text:p>
          </table:table-cell>
          <table:table-cell/>
          <table:table-cell office:value-type="string">
            <text:p>Salamango</text:p>
          </table:table-cell>
          <table:table-cell office:value-type="float" office:value="0">
            <text:p>0</text:p>
          </table:table-cell>
          <table:table-cell office:value-type="float" office:value="0">
            <text:p>0000</text:p>
          </table:table-cell>
          <table:table-cell office:value-type="float" office:value="6.43034E+015">
            <text:p>6430340000000000</text:p>
          </table:table-cell>
          <table:table-cell office:value-type="float" office:value="6.43034E+015">
            <text:p>6430340000000000</text:p>
          </table:table-cell>
          <table:table-cell office:value-type="string">
            <text:p>705F6A6F726F2D370000000000000000</text:p>
          </table:table-cell>
          <table:table-cell office:value-type="float" office:value="6">
            <text:p>0006</text:p>
          </table:table-cell>
          <table:table-cell office:value-type="float" office:value="5">
            <text:p>0005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511F47B</text:p>
          </table:table-cell>
          <table:table-cell office:value-type="string">
            <text:p>43AA0000</text:p>
          </table:table-cell>
          <table:table-cell office:value-type="string">
            <text:p>C513BA66</text:p>
          </table:table-cell>
          <table:table-cell office:value-type="string">
            <text:p>41F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7F</text:p>
          </table:table-cell>
          <table:table-cell office:value-type="string">
            <text:p>Royal Hunting Ground</text:p>
          </table:table-cell>
          <table:table-cell/>
          <table:table-cell office:value-type="string">
            <text:p>Salamango</text:p>
          </table:table-cell>
          <table:table-cell office:value-type="float" office:value="0">
            <text:p>0</text:p>
          </table:table-cell>
          <table:table-cell office:value-type="float" office:value="0">
            <text:p>0000</text:p>
          </table:table-cell>
          <table:table-cell office:value-type="float" office:value="6.43034E+015">
            <text:p>6430340000000000</text:p>
          </table:table-cell>
          <table:table-cell office:value-type="float" office:value="6.43034E+015">
            <text:p>6430340000000000</text:p>
          </table:table-cell>
          <table:table-cell office:value-type="string">
            <text:p>705F6A6F726F2D380000000000000000</text:p>
          </table:table-cell>
          <table:table-cell office:value-type="float" office:value="6">
            <text:p>0006</text:p>
          </table:table-cell>
          <table:table-cell office:value-type="float" office:value="5">
            <text:p>0005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516823D</text:p>
          </table:table-cell>
          <table:table-cell office:value-type="string">
            <text:p>43AA0000</text:p>
          </table:table-cell>
          <table:table-cell office:value-type="string">
            <text:p>C516FFAE</text:p>
          </table:table-cell>
          <table:table-cell office:value-type="string">
            <text:p>41F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80">
            <text:p>0480</text:p>
          </table:table-cell>
          <table:table-cell office:value-type="string">
            <text:p>Royal Hunting Ground</text:p>
          </table:table-cell>
          <table:table-cell/>
          <table:table-cell office:value-type="string">
            <text:p>Salamango</text:p>
          </table:table-cell>
          <table:table-cell office:value-type="float" office:value="0">
            <text:p>0</text:p>
          </table:table-cell>
          <table:table-cell office:value-type="float" office:value="0">
            <text:p>0000</text:p>
          </table:table-cell>
          <table:table-cell office:value-type="float" office:value="6.43034E+015">
            <text:p>6430340000000000</text:p>
          </table:table-cell>
          <table:table-cell office:value-type="float" office:value="6.43034E+015">
            <text:p>6430340000000000</text:p>
          </table:table-cell>
          <table:table-cell office:value-type="string">
            <text:p>705F6A6F726F2D390000000000000000</text:p>
          </table:table-cell>
          <table:table-cell office:value-type="float" office:value="6">
            <text:p>0006</text:p>
          </table:table-cell>
          <table:table-cell office:value-type="float" office:value="5">
            <text:p>0005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51960A4</text:p>
          </table:table-cell>
          <table:table-cell office:value-type="string">
            <text:p>43AA0000</text:p>
          </table:table-cell>
          <table:table-cell office:value-type="string">
            <text:p>C5124B33</text:p>
          </table:table-cell>
          <table:table-cell office:value-type="string">
            <text:p>41F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81">
            <text:p>0481</text:p>
          </table:table-cell>
          <table:table-cell office:value-type="string">
            <text:p>Royal Hunting Ground</text:p>
          </table:table-cell>
          <table:table-cell/>
          <table:table-cell office:value-type="string">
            <text:p>Salamango</text:p>
          </table:table-cell>
          <table:table-cell office:value-type="float" office:value="0">
            <text:p>0</text:p>
          </table:table-cell>
          <table:table-cell office:value-type="float" office:value="0">
            <text:p>0000</text:p>
          </table:table-cell>
          <table:table-cell office:value-type="float" office:value="6.43034E+015">
            <text:p>6430340000000000</text:p>
          </table:table-cell>
          <table:table-cell office:value-type="float" office:value="6.43034E+015">
            <text:p>6430340000000000</text:p>
          </table:table-cell>
          <table:table-cell office:value-type="string">
            <text:p>705F6A6F726F2D313000000000000000</text:p>
          </table:table-cell>
          <table:table-cell office:value-type="float" office:value="6">
            <text:p>0006</text:p>
          </table:table-cell>
          <table:table-cell office:value-type="float" office:value="5">
            <text:p>0005</text:p>
          </table:table-cell>
          <table:table-cell table:number-columns-repeated="4" office:value-type="float" office:value="0">
            <text:p>0000</text:p>
          </table:table-cell>
          <table:table-cell office:value-type="float" office:value="45174385">
            <text:p>45174385</text:p>
          </table:table-cell>
          <table:table-cell office:value-type="string">
            <text:p>43AA0000</text:p>
          </table:table-cell>
          <table:table-cell office:value-type="string">
            <text:p>C50E7829</text:p>
          </table:table-cell>
          <table:table-cell office:value-type="string">
            <text:p>41F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82">
            <text:p>0482</text:p>
          </table:table-cell>
          <table:table-cell office:value-type="string">
            <text:p>UNKNOWN</text:p>
          </table:table-cell>
          <table:table-cell/>
          <table:table-cell office:value-type="string">
            <text:p>Salamango</text:p>
          </table:table-cell>
          <table:table-cell office:value-type="float" office:value="0">
            <text:p>0</text:p>
          </table:table-cell>
          <table:table-cell office:value-type="float" office:value="0">
            <text:p>0000</text:p>
          </table:table-cell>
          <table:table-cell office:value-type="string">
            <text:p>6B5F310000000000</text:p>
          </table:table-cell>
          <table:table-cell office:value-type="string">
            <text:p>6B5F313200000000</text:p>
          </table:table-cell>
          <table:table-cell office:value-type="string">
            <text:p>705F6A6F726F2D310000000000000000</text:p>
          </table:table-cell>
          <table:table-cell office:value-type="float" office:value="6">
            <text:p>0006</text:p>
          </table:table-cell>
          <table:table-cell office:value-type="float" office:value="5">
            <text:p>0005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601D800</text:p>
          </table:table-cell>
          <table:table-cell office:value-type="string">
            <text:p>43D70000</text:p>
          </table:table-cell>
          <table:table-cell office:value-type="string">
            <text:p>448F4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83">
            <text:p>0483</text:p>
          </table:table-cell>
          <table:table-cell office:value-type="string">
            <text:p>Farebury Region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13031E+015">
            <text:p>7730316130310000</text:p>
          </table:table-cell>
          <table:table-cell office:value-type="float" office:value="3.93031E+031">
            <text:p>393031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112">
            <text:p>0112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5C35266</text:p>
          </table:table-cell>
          <table:table-cell office:value-type="float" office:value="44158000">
            <text:p>44158000</text:p>
          </table:table-cell>
          <table:table-cell office:value-type="string">
            <text:p>C62EBE00</text:p>
          </table:table-cell>
          <table:table-cell office:value-type="string">
            <text:p>C21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84">
            <text:p>0484</text:p>
          </table:table-cell>
          <table:table-cell office:value-type="string">
            <text:p>Farebury Region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13031E+015">
            <text:p>7730316130310000</text:p>
          </table:table-cell>
          <table:table-cell office:value-type="float" office:value="3.93032E+031">
            <text:p>393032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float" office:value="52">
            <text:p>0052</text:p>
          </table:table-cell>
          <table:table-cell office:value-type="float" office:value="0">
            <text:p>0000</text:p>
          </table:table-cell>
          <table:table-cell office:value-type="string">
            <text:p>4658A400</text:p>
          </table:table-cell>
          <table:table-cell office:value-type="string">
            <text:p>4416C000</text:p>
          </table:table-cell>
          <table:table-cell office:value-type="string">
            <text:p>44A53333</text:p>
          </table:table-cell>
          <table:table-cell office:value-type="float" office:value="43120000">
            <text:p>4312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85">
            <text:p>0485</text:p>
          </table:table-cell>
          <table:table-cell office:value-type="string">
            <text:p>Farebury Region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13031E+015">
            <text:p>7730316130310000</text:p>
          </table:table-cell>
          <table:table-cell office:value-type="float" office:value="3.93433E+031">
            <text:p>393433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67">
            <text:p>0067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519EE66</text:p>
          </table:table-cell>
          <table:table-cell office:value-type="string">
            <text:p>4424C000</text:p>
          </table:table-cell>
          <table:table-cell office:value-type="string">
            <text:p>C5A83F33</text:p>
          </table:table-cell>
          <table:table-cell office:value-type="float" office:value="41900000">
            <text:p>419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86">
            <text:p>0486</text:p>
          </table:table-cell>
          <table:table-cell office:value-type="string">
            <text:p>Farebury Region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13031E+015">
            <text:p>7730316130310000</text:p>
          </table:table-cell>
          <table:table-cell office:value-type="float" office:value="3.93033E+031">
            <text:p>393033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60F7666</text:p>
          </table:table-cell>
          <table:table-cell office:value-type="float" office:value="44328000">
            <text:p>44328000</text:p>
          </table:table-cell>
          <table:table-cell office:value-type="string">
            <text:p>C5479E66</text:p>
          </table:table-cell>
          <table:table-cell office:value-type="string">
            <text:p>C26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87">
            <text:p>0487</text:p>
          </table:table-cell>
          <table:table-cell office:value-type="string">
            <text:p>Alexandria Region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13031E+015">
            <text:p>7730316130310000</text:p>
          </table:table-cell>
          <table:table-cell office:value-type="float" office:value="3.93034E+031">
            <text:p>393034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float" office:value="64">
            <text:p>0064</text:p>
          </table:table-cell>
          <table:table-cell office:value-type="float" office:value="0">
            <text:p>0000</text:p>
          </table:table-cell>
          <table:table-cell office:value-type="string">
            <text:p>4690639A</text:p>
          </table:table-cell>
          <table:table-cell office:value-type="float" office:value="44318000">
            <text:p>44318000</text:p>
          </table:table-cell>
          <table:table-cell office:value-type="string">
            <text:p>450BD666</text:p>
          </table:table-cell>
          <table:table-cell office:value-type="string">
            <text:p>40A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88">
            <text:p>0488</text:p>
          </table:table-cell>
          <table:table-cell office:value-type="string">
            <text:p>Alexandria Region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13031E+015">
            <text:p>7730316130310000</text:p>
          </table:table-cell>
          <table:table-cell office:value-type="float" office:value="3.93732E+031">
            <text:p>393732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00E6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6133000">
            <text:p>46133000</text:p>
          </table:table-cell>
          <table:table-cell office:value-type="float" office:value="44074000">
            <text:p>44074000</text:p>
          </table:table-cell>
          <table:table-cell office:value-type="string">
            <text:p>45A3D19A</text:p>
          </table:table-cell>
          <table:table-cell office:value-type="float" office:value="42140000">
            <text:p>421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89">
            <text:p>0489</text:p>
          </table:table-cell>
          <table:table-cell office:value-type="string">
            <text:p>Alexandria Region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13031E+015">
            <text:p>7730316130310000</text:p>
          </table:table-cell>
          <table:table-cell office:value-type="float" office:value="3.93434E+031">
            <text:p>393434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010D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6557866">
            <text:p>46557866</text:p>
          </table:table-cell>
          <table:table-cell office:value-type="float" office:value="0">
            <text:p>00000000</text:p>
          </table:table-cell>
          <table:table-cell office:value-type="string">
            <text:p>4637C4CD</text:p>
          </table:table-cell>
          <table:table-cell office:value-type="string">
            <text:p>42BC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8A</text:p>
          </table:table-cell>
          <table:table-cell office:value-type="string">
            <text:p>Alexandria Region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13031E+015">
            <text:p>7730316130310000</text:p>
          </table:table-cell>
          <table:table-cell office:value-type="float" office:value="3.93035E+031">
            <text:p>393035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112">
            <text:p>0112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5F9A8CD</text:p>
          </table:table-cell>
          <table:table-cell office:value-type="float" office:value="44334000">
            <text:p>44334000</text:p>
          </table:table-cell>
          <table:table-cell office:value-type="string">
            <text:p>467778CD</text:p>
          </table:table-cell>
          <table:table-cell office:value-type="string">
            <text:p>C2B6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8B</text:p>
          </table:table-cell>
          <table:table-cell office:value-type="string">
            <text:p>Maella Region</text:p>
          </table:table-cell>
          <table:table-cell table:style-name="Default"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23031E+015">
            <text:p>7730316230310000</text:p>
          </table:table-cell>
          <table:table-cell office:value-type="float" office:value="3.93036E+031">
            <text:p>393036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109">
            <text:p>0109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6305266</text:p>
          </table:table-cell>
          <table:table-cell office:value-type="float" office:value="43110000">
            <text:p>43110000</text:p>
          </table:table-cell>
          <table:table-cell office:value-type="string">
            <text:p>C6364F9A</text:p>
          </table:table-cell>
          <table:table-cell office:value-type="string">
            <text:p>C2EA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8C</text:p>
          </table:table-cell>
          <table:table-cell office:value-type="string">
            <text:p>Maella Region</text:p>
          </table:table-cell>
          <table:table-cell table:style-name="Default"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23031E+015">
            <text:p>7730316230310000</text:p>
          </table:table-cell>
          <table:table-cell office:value-type="float" office:value="3.93733E+031">
            <text:p>393733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38">
            <text:p>0038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6706E66</text:p>
          </table:table-cell>
          <table:table-cell office:value-type="float" office:value="43010000">
            <text:p>43010000</text:p>
          </table:table-cell>
          <table:table-cell office:value-type="string">
            <text:p>C6102066</text:p>
          </table:table-cell>
          <table:table-cell office:value-type="string">
            <text:p>C32E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8D</text:p>
          </table:table-cell>
          <table:table-cell office:value-type="string">
            <text:p>Maella Region</text:p>
          </table:table-cell>
          <table:table-cell table:style-name="Default"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23031E+015">
            <text:p>7730316230310000</text:p>
          </table:table-cell>
          <table:table-cell office:value-type="float" office:value="3.93734E+031">
            <text:p>393734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6640C00</text:p>
          </table:table-cell>
          <table:table-cell office:value-type="string">
            <text:p>420C0000</text:p>
          </table:table-cell>
          <table:table-cell office:value-type="string">
            <text:p>C5EF2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8E</text:p>
          </table:table-cell>
          <table:table-cell office:value-type="string">
            <text:p>Maella Region</text:p>
          </table:table-cell>
          <table:table-cell table:style-name="Default"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23031E+015">
            <text:p>7730316230310000</text:p>
          </table:table-cell>
          <table:table-cell office:value-type="float" office:value="3.93037E+031">
            <text:p>393037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float" office:value="119">
            <text:p>0119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6497533</text:p>
          </table:table-cell>
          <table:table-cell office:value-type="string">
            <text:p>43D48000</text:p>
          </table:table-cell>
          <table:table-cell office:value-type="string">
            <text:p>C513CE66</text:p>
          </table:table-cell>
          <table:table-cell office:value-type="float" office:value="43160000">
            <text:p>4316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8F</text:p>
          </table:table-cell>
          <table:table-cell office:value-type="string">
            <text:p>Maella Region</text:p>
          </table:table-cell>
          <table:table-cell table:style-name="Default"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23031E+015">
            <text:p>7730316230310000</text:p>
          </table:table-cell>
          <table:table-cell office:value-type="float" office:value="3.93736E+031">
            <text:p>393736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string">
            <text:p>00B9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5C68266</text:p>
          </table:table-cell>
          <table:table-cell office:value-type="string">
            <text:p>42D00000</text:p>
          </table:table-cell>
          <table:table-cell office:value-type="string">
            <text:p>C6356B33</text:p>
          </table:table-cell>
          <table:table-cell office:value-type="string">
            <text:p>C2B8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90">
            <text:p>0490</text:p>
          </table:table-cell>
          <table:table-cell office:value-type="string">
            <text:p>Maella Region</text:p>
          </table:table-cell>
          <table:table-cell table:style-name="Default"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23031E+015">
            <text:p>7730316230310000</text:p>
          </table:table-cell>
          <table:table-cell office:value-type="float" office:value="3.93738E+031">
            <text:p>393738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string">
            <text:p>010D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5707333</text:p>
          </table:table-cell>
          <table:table-cell office:value-type="float" office:value="42860000">
            <text:p>42860000</text:p>
          </table:table-cell>
          <table:table-cell office:value-type="string">
            <text:p>C5AD4C00</text:p>
          </table:table-cell>
          <table:table-cell office:value-type="string">
            <text:p>C22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91">
            <text:p>0491</text:p>
          </table:table-cell>
          <table:table-cell office:value-type="string">
            <text:p>Maella Region</text:p>
          </table:table-cell>
          <table:table-cell table:style-name="Default"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23031E+015">
            <text:p>7730316230310000</text:p>
          </table:table-cell>
          <table:table-cell office:value-type="float" office:value="3.93735E+031">
            <text:p>393735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float" office:value="110">
            <text:p>0110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482CCD</text:p>
          </table:table-cell>
          <table:table-cell office:value-type="string">
            <text:p>437F0000</text:p>
          </table:table-cell>
          <table:table-cell office:value-type="string">
            <text:p>C5A4A4CD</text:p>
          </table:table-cell>
          <table:table-cell office:value-type="string">
            <text:p>C288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92">
            <text:p>0492</text:p>
          </table:table-cell>
          <table:table-cell office:value-type="string">
            <text:p>Maella Region</text:p>
          </table:table-cell>
          <table:table-cell table:style-name="Default"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23031E+015">
            <text:p>7730316230310000</text:p>
          </table:table-cell>
          <table:table-cell office:value-type="float" office:value="3.93038E+031">
            <text:p>393038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float" office:value="113">
            <text:p>0113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4A10333</text:p>
          </table:table-cell>
          <table:table-cell office:value-type="float" office:value="43380000">
            <text:p>43380000</text:p>
          </table:table-cell>
          <table:table-cell office:value-type="string">
            <text:p>C61A4466</text:p>
          </table:table-cell>
          <table:table-cell office:value-type="string">
            <text:p>C29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93">
            <text:p>0493</text:p>
          </table:table-cell>
          <table:table-cell office:value-type="string">
            <text:p>Maella Region</text:p>
          </table:table-cell>
          <table:table-cell office:value-type="string">
            <text:p>Island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23031E+015">
            <text:p>7730316230310000</text:p>
          </table:table-cell>
          <table:table-cell office:value-type="float" office:value="3.93737E+031">
            <text:p>393737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001E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65FA066</text:p>
          </table:table-cell>
          <table:table-cell office:value-type="float" office:value="42700000">
            <text:p>42700000</text:p>
          </table:table-cell>
          <table:table-cell office:value-type="string">
            <text:p>C5D04D9A</text:p>
          </table:table-cell>
          <table:table-cell office:value-type="string">
            <text:p>C2A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94">
            <text:p>0494</text:p>
          </table:table-cell>
          <table:table-cell office:value-type="string">
            <text:p>Kingdom of Ascantha</text:p>
          </table:table-cell>
          <table:table-cell table:style-name="Default"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23031E+015">
            <text:p>7730316230310000</text:p>
          </table:table-cell>
          <table:table-cell office:value-type="float" office:value="3.93039E+031">
            <text:p>393039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string">
            <text:p>009A</text:p>
          </table:table-cell>
          <table:table-cell office:value-type="float" office:value="0">
            <text:p>0000</text:p>
          </table:table-cell>
          <table:table-cell office:value-type="string">
            <text:p>46A89333</text:p>
          </table:table-cell>
          <table:table-cell office:value-type="float" office:value="43460000">
            <text:p>43460000</text:p>
          </table:table-cell>
          <table:table-cell office:value-type="string">
            <text:p>C5ADD800</text:p>
          </table:table-cell>
          <table:table-cell office:value-type="string">
            <text:p>BF8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95">
            <text:p>0495</text:p>
          </table:table-cell>
          <table:table-cell office:value-type="string">
            <text:p>Kingdom of Ascantha</text:p>
          </table:table-cell>
          <table:table-cell table:style-name="Default"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23031E+015">
            <text:p>7730316230310000</text:p>
          </table:table-cell>
          <table:table-cell office:value-type="float" office:value="3.93435E+031">
            <text:p>393435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007B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5495CCD</text:p>
          </table:table-cell>
          <table:table-cell office:value-type="float" office:value="42500000">
            <text:p>42500000</text:p>
          </table:table-cell>
          <table:table-cell office:value-type="string">
            <text:p>C53FFB33</text:p>
          </table:table-cell>
          <table:table-cell office:value-type="string">
            <text:p>C22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96">
            <text:p>0496</text:p>
          </table:table-cell>
          <table:table-cell office:value-type="string">
            <text:p>Kingdom of Ascantha</text:p>
          </table:table-cell>
          <table:table-cell table:style-name="Default"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23031E+015">
            <text:p>7730316230310000</text:p>
          </table:table-cell>
          <table:table-cell office:value-type="float" office:value="3.9313E+031">
            <text:p>393130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string">
            <text:p>010E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564B333</text:p>
          </table:table-cell>
          <table:table-cell office:value-type="float" office:value="43450000">
            <text:p>43450000</text:p>
          </table:table-cell>
          <table:table-cell office:value-type="string">
            <text:p>C5553B33</text:p>
          </table:table-cell>
          <table:table-cell office:value-type="float" office:value="43110000">
            <text:p>4311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97">
            <text:p>0497</text:p>
          </table:table-cell>
          <table:table-cell office:value-type="string">
            <text:p>Kingdom of Ascantha</text:p>
          </table:table-cell>
          <table:table-cell table:style-name="Default"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23031E+015">
            <text:p>7730316230310000</text:p>
          </table:table-cell>
          <table:table-cell office:value-type="float" office:value="3.93832E+031">
            <text:p>393832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float" office:value="4">
            <text:p>000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569DB33</text:p>
          </table:table-cell>
          <table:table-cell office:value-type="string">
            <text:p>440BC000</text:p>
          </table:table-cell>
          <table:table-cell office:value-type="string">
            <text:p>C50AACCD</text:p>
          </table:table-cell>
          <table:table-cell office:value-type="string">
            <text:p>C13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98">
            <text:p>0498</text:p>
          </table:table-cell>
          <table:table-cell office:value-type="string">
            <text:p>Kingdom of Ascantha</text:p>
          </table:table-cell>
          <table:table-cell table:style-name="Default"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23031E+015">
            <text:p>7730316230310000</text:p>
          </table:table-cell>
          <table:table-cell office:value-type="float" office:value="3.93739E+031">
            <text:p>393739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112">
            <text:p>0112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640B19A</text:p>
          </table:table-cell>
          <table:table-cell office:value-type="float" office:value="43580000">
            <text:p>43580000</text:p>
          </table:table-cell>
          <table:table-cell office:value-type="string">
            <text:p>45DF559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499">
            <text:p>0499</text:p>
          </table:table-cell>
          <table:table-cell office:value-type="string">
            <text:p>Kingdom of Ascantha</text:p>
          </table:table-cell>
          <table:table-cell table:style-name="Default"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23031E+015">
            <text:p>7730316230310000</text:p>
          </table:table-cell>
          <table:table-cell office:value-type="float" office:value="3.9383E+031">
            <text:p>393830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string">
            <text:p>FFFF</text:p>
          </table:table-cell>
          <table:table-cell office:value-type="string">
            <text:p>00E6</text:p>
          </table:table-cell>
          <table:table-cell office:value-type="float" office:value="0">
            <text:p>0000</text:p>
          </table:table-cell>
          <table:table-cell office:value-type="string">
            <text:p>45C41733</text:p>
          </table:table-cell>
          <table:table-cell office:value-type="float" office:value="43880000">
            <text:p>43880000</text:p>
          </table:table-cell>
          <table:table-cell office:value-type="string">
            <text:p>C4BB199A</text:p>
          </table:table-cell>
          <table:table-cell office:value-type="float" office:value="41500000">
            <text:p>415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9A</text:p>
          </table:table-cell>
          <table:table-cell office:value-type="string">
            <text:p>Kingdom of Ascantha</text:p>
          </table:table-cell>
          <table:table-cell table:style-name="Default"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23031E+015">
            <text:p>7730316230310000</text:p>
          </table:table-cell>
          <table:table-cell office:value-type="float" office:value="3.93831E+031">
            <text:p>393831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601BECD</text:p>
          </table:table-cell>
          <table:table-cell office:value-type="float" office:value="43530000">
            <text:p>43530000</text:p>
          </table:table-cell>
          <table:table-cell office:value-type="string">
            <text:p>C6031A66</text:p>
          </table:table-cell>
          <table:table-cell office:value-type="float" office:value="42300000">
            <text:p>423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9B</text:p>
          </table:table-cell>
          <table:table-cell office:value-type="string">
            <text:p>Kingdom of Ascantha</text:p>
          </table:table-cell>
          <table:table-cell table:style-name="Default"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23031E+015">
            <text:p>7730316230310000</text:p>
          </table:table-cell>
          <table:table-cell office:value-type="float" office:value="3.93131E+031">
            <text:p>393131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string">
            <text:p>010F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6AA8BCD</text:p>
          </table:table-cell>
          <table:table-cell office:value-type="float" office:value="0">
            <text:p>00000000</text:p>
          </table:table-cell>
          <table:table-cell office:value-type="string">
            <text:p>448AF000</text:p>
          </table:table-cell>
          <table:table-cell office:value-type="float" office:value="41300000">
            <text:p>413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9C</text:p>
          </table:table-cell>
          <table:table-cell office:value-type="string">
            <text:p>Kingdom of Ascantha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23031E+015">
            <text:p>7730316230310000</text:p>
          </table:table-cell>
          <table:table-cell office:value-type="float" office:value="3.93132E+031">
            <text:p>393132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string">
            <text:p>00D7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6562D9A</text:p>
          </table:table-cell>
          <table:table-cell office:value-type="string">
            <text:p>438B8000</text:p>
          </table:table-cell>
          <table:table-cell office:value-type="string">
            <text:p>C5FCCE66</text:p>
          </table:table-cell>
          <table:table-cell office:value-type="string">
            <text:p>C258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9D</text:p>
          </table:table-cell>
          <table:table-cell office:value-type="string">
            <text:p>Pickham Region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23032E+015">
            <text:p>7730316230320000</text:p>
          </table:table-cell>
          <table:table-cell office:value-type="float" office:value="3.93133E+031">
            <text:p>393133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65B0333</text:p>
          </table:table-cell>
          <table:table-cell office:value-type="string">
            <text:p>C2480000</text:p>
          </table:table-cell>
          <table:table-cell office:value-type="string">
            <text:p>C4EF1CCD</text:p>
          </table:table-cell>
          <table:table-cell office:value-type="float" office:value="40000000">
            <text:p>4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9E</text:p>
          </table:table-cell>
          <table:table-cell office:value-type="string">
            <text:p>Kingdom of Ascantha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23031E+015">
            <text:p>7730316230310000</text:p>
          </table:table-cell>
          <table:table-cell office:value-type="float" office:value="3.93833E+031">
            <text:p>393833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string">
            <text:p>010F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6659000">
            <text:p>46659000</text:p>
          </table:table-cell>
          <table:table-cell office:value-type="float" office:value="42860000">
            <text:p>42860000</text:p>
          </table:table-cell>
          <table:table-cell office:value-type="string">
            <text:p>4660F99A</text:p>
          </table:table-cell>
          <table:table-cell office:value-type="string">
            <text:p>42F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9F</text:p>
          </table:table-cell>
          <table:table-cell office:value-type="string">
            <text:p>Pickham Region</text:p>
          </table:table-cell>
          <table:table-cell table:style-name="Default"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23032E+015">
            <text:p>7730316230320000</text:p>
          </table:table-cell>
          <table:table-cell office:value-type="float" office:value="3.93834E+031">
            <text:p>393834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float" office:value="49">
            <text:p>0049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5D21800</text:p>
          </table:table-cell>
          <table:table-cell office:value-type="string">
            <text:p>42A20000</text:p>
          </table:table-cell>
          <table:table-cell office:value-type="string">
            <text:p>44CA199A</text:p>
          </table:table-cell>
          <table:table-cell office:value-type="string">
            <text:p>C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A0</text:p>
          </table:table-cell>
          <table:table-cell office:value-type="string">
            <text:p>Pickham Region</text:p>
          </table:table-cell>
          <table:table-cell table:style-name="Default"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23032E+015">
            <text:p>7730316230320000</text:p>
          </table:table-cell>
          <table:table-cell office:value-type="float" office:value="3.93134E+031">
            <text:p>393134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string">
            <text:p>FFFF</text:p>
          </table:table-cell>
          <table:table-cell office:value-type="string">
            <text:p>01C2</text:p>
          </table:table-cell>
          <table:table-cell office:value-type="float" office:value="0">
            <text:p>0000</text:p>
          </table:table-cell>
          <table:table-cell office:value-type="string">
            <text:p>45B740CD</text:p>
          </table:table-cell>
          <table:table-cell office:value-type="string">
            <text:p>C2B40000</text:p>
          </table:table-cell>
          <table:table-cell office:value-type="string">
            <text:p>C5110CCD</text:p>
          </table:table-cell>
          <table:table-cell office:value-type="string">
            <text:p>C238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A1</text:p>
          </table:table-cell>
          <table:table-cell office:value-type="string">
            <text:p>Pickham Region</text:p>
          </table:table-cell>
          <table:table-cell table:style-name="Default"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23032E+015">
            <text:p>7730316230320000</text:p>
          </table:table-cell>
          <table:table-cell office:value-type="float" office:value="3.93836E+031">
            <text:p>393836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float" office:value="51">
            <text:p>0051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4E81CCD</text:p>
          </table:table-cell>
          <table:table-cell office:value-type="string">
            <text:p>43CF8000</text:p>
          </table:table-cell>
          <table:table-cell office:value-type="string">
            <text:p>C58FF000</text:p>
          </table:table-cell>
          <table:table-cell office:value-type="string">
            <text:p>C1C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A2</text:p>
          </table:table-cell>
          <table:table-cell office:value-type="string">
            <text:p>Pickham Region</text:p>
          </table:table-cell>
          <table:table-cell table:style-name="Default"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23032E+015">
            <text:p>7730316230320000</text:p>
          </table:table-cell>
          <table:table-cell office:value-type="float" office:value="3.93835E+031">
            <text:p>393835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00A3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55EB800</text:p>
          </table:table-cell>
          <table:table-cell office:value-type="float" office:value="42960000">
            <text:p>42960000</text:p>
          </table:table-cell>
          <table:table-cell office:value-type="string">
            <text:p>C5BA959A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A3</text:p>
          </table:table-cell>
          <table:table-cell office:value-type="string">
            <text:p>Pickham Region</text:p>
          </table:table-cell>
          <table:table-cell table:style-name="Default"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23032E+015">
            <text:p>7730316230320000</text:p>
          </table:table-cell>
          <table:table-cell office:value-type="float" office:value="3.93135E+031">
            <text:p>393135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float" office:value="111">
            <text:p>0111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59270CD</text:p>
          </table:table-cell>
          <table:table-cell office:value-type="string">
            <text:p>42CA0000</text:p>
          </table:table-cell>
          <table:table-cell office:value-type="string">
            <text:p>45D5259A</text:p>
          </table:table-cell>
          <table:table-cell office:value-type="string">
            <text:p>42CC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A4</text:p>
          </table:table-cell>
          <table:table-cell office:value-type="string">
            <text:p>Pickham Region</text:p>
          </table:table-cell>
          <table:table-cell table:style-name="Default"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23032E+015">
            <text:p>7730316230320000</text:p>
          </table:table-cell>
          <table:table-cell office:value-type="float" office:value="3.93136E+031">
            <text:p>393136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string">
            <text:p>00DA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5EEE666</text:p>
          </table:table-cell>
          <table:table-cell office:value-type="float" office:value="42900000">
            <text:p>42900000</text:p>
          </table:table-cell>
          <table:table-cell office:value-type="string">
            <text:p>C1B4CCCD</text:p>
          </table:table-cell>
          <table:table-cell office:value-type="string">
            <text:p>C325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A5</text:p>
          </table:table-cell>
          <table:table-cell office:value-type="string">
            <text:p>Kingdom of Trodain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13031E+015">
            <text:p>7730316130310000</text:p>
          </table:table-cell>
          <table:table-cell office:value-type="float" office:value="3.93137E+031">
            <text:p>393137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FFFD</text:p>
          </table:table-cell>
          <table:table-cell office:value-type="string">
            <text:p>003D</text:p>
          </table:table-cell>
          <table:table-cell office:value-type="float" office:value="0">
            <text:p>0000</text:p>
          </table:table-cell>
          <table:table-cell office:value-type="string">
            <text:p>C5F894CD</text:p>
          </table:table-cell>
          <table:table-cell office:value-type="string">
            <text:p>440E4000</text:p>
          </table:table-cell>
          <table:table-cell office:value-type="string">
            <text:p>C4BEB333</text:p>
          </table:table-cell>
          <table:table-cell office:value-type="string">
            <text:p>C2F8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A6</text:p>
          </table:table-cell>
          <table:table-cell office:value-type="string">
            <text:p>Kingdom of Trodain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13031E+015">
            <text:p>7730316130310000</text:p>
          </table:table-cell>
          <table:table-cell office:value-type="float" office:value="3.93138E+031">
            <text:p>393138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float" office:value="113">
            <text:p>0113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6A99366</text:p>
          </table:table-cell>
          <table:table-cell office:value-type="float" office:value="43640000">
            <text:p>43640000</text:p>
          </table:table-cell>
          <table:table-cell office:value-type="string">
            <text:p>46174B33</text:p>
          </table:table-cell>
          <table:table-cell office:value-type="string">
            <text:p>42BE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A7</text:p>
          </table:table-cell>
          <table:table-cell office:value-type="string">
            <text:p>Kingdom of Trodain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13031E+015">
            <text:p>7730316130310000</text:p>
          </table:table-cell>
          <table:table-cell office:value-type="float" office:value="3.93436E+031">
            <text:p>393436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string">
            <text:p>FFFF</text:p>
          </table:table-cell>
          <table:table-cell office:value-type="float" office:value="276">
            <text:p>0276</text:p>
          </table:table-cell>
          <table:table-cell office:value-type="float" office:value="0">
            <text:p>0000</text:p>
          </table:table-cell>
          <table:table-cell office:value-type="string">
            <text:p>C6131ECD</text:p>
          </table:table-cell>
          <table:table-cell office:value-type="string">
            <text:p>43FA8000</text:p>
          </table:table-cell>
          <table:table-cell office:value-type="string">
            <text:p>C49E7000</text:p>
          </table:table-cell>
          <table:table-cell office:value-type="string">
            <text:p>431C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A8</text:p>
          </table:table-cell>
          <table:table-cell office:value-type="string">
            <text:p>Kingdom of Trodain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13031E+015">
            <text:p>7730316130310000</text:p>
          </table:table-cell>
          <table:table-cell office:value-type="float" office:value="3.93139E+031">
            <text:p>393139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string">
            <text:p>00FC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58C5733</text:p>
          </table:table-cell>
          <table:table-cell office:value-type="float" office:value="44170000">
            <text:p>44170000</text:p>
          </table:table-cell>
          <table:table-cell office:value-type="string">
            <text:p>C517ACCD</text:p>
          </table:table-cell>
          <table:table-cell office:value-type="string">
            <text:p>C1D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A9</text:p>
          </table:table-cell>
          <table:table-cell office:value-type="string">
            <text:p>Kingdom of Trodain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13031E+015">
            <text:p>7730316130310000</text:p>
          </table:table-cell>
          <table:table-cell office:value-type="float" office:value="3.93837E+031">
            <text:p>393837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float" office:value="42">
            <text:p>0042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5E9B19A</text:p>
          </table:table-cell>
          <table:table-cell office:value-type="string">
            <text:p>43D80000</text:p>
          </table:table-cell>
          <table:table-cell office:value-type="string">
            <text:p>460A1266</text:p>
          </table:table-cell>
          <table:table-cell office:value-type="string">
            <text:p>C21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AA</text:p>
          </table:table-cell>
          <table:table-cell office:value-type="string">
            <text:p>Kingdom of Trodain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13031E+015">
            <text:p>7730316130310000</text:p>
          </table:table-cell>
          <table:table-cell office:value-type="float" office:value="3.93838E+031">
            <text:p>393838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string">
            <text:p>010F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58460CD</text:p>
          </table:table-cell>
          <table:table-cell office:value-type="string">
            <text:p>426C0000</text:p>
          </table:table-cell>
          <table:table-cell office:value-type="string">
            <text:p>46356D33</text:p>
          </table:table-cell>
          <table:table-cell office:value-type="string">
            <text:p>C2F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AB</text:p>
          </table:table-cell>
          <table:table-cell office:value-type="string">
            <text:p>Land of the Moles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string">
            <text:p>7730316C30310000</text:p>
          </table:table-cell>
          <table:table-cell office:value-type="float" office:value="3.9323E+031">
            <text:p>393230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float" office:value="112">
            <text:p>0112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05199A</text:p>
          </table:table-cell>
          <table:table-cell office:value-type="string">
            <text:p>42B40000</text:p>
          </table:table-cell>
          <table:table-cell office:value-type="string">
            <text:p>4483199A</text:p>
          </table:table-cell>
          <table:table-cell office:value-type="string">
            <text:p>41B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AC</text:p>
          </table:table-cell>
          <table:table-cell office:value-type="string">
            <text:p>Land of the Moles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string">
            <text:p>7730316C30310000</text:p>
          </table:table-cell>
          <table:table-cell office:value-type="float" office:value="3.93839E+031">
            <text:p>393839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4854000">
            <text:p>44854000</text:p>
          </table:table-cell>
          <table:table-cell office:value-type="float" office:value="43440000">
            <text:p>43440000</text:p>
          </table:table-cell>
          <table:table-cell office:value-type="string">
            <text:p>C4E86666</text:p>
          </table:table-cell>
          <table:table-cell office:value-type="string">
            <text:p>430F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AD</text:p>
          </table:table-cell>
          <table:table-cell office:value-type="string">
            <text:p>Cape West of Pickham</text:p>
          </table:table-cell>
          <table:table-cell table:style-name="Default" office:value-type="string">
            <text:p>Island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23032E+015">
            <text:p>7730316230320000</text:p>
          </table:table-cell>
          <table:table-cell office:value-type="float" office:value="3.93231E+031">
            <text:p>393231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string">
            <text:p>03B6</text:p>
          </table:table-cell>
          <table:table-cell office:value-type="float" office:value="0">
            <text:p>0000</text:p>
          </table:table-cell>
          <table:table-cell office:value-type="string">
            <text:p>C6964F9A</text:p>
          </table:table-cell>
          <table:table-cell office:value-type="float" office:value="43480000">
            <text:p>43480000</text:p>
          </table:table-cell>
          <table:table-cell office:value-type="string">
            <text:p>45B934CD</text:p>
          </table:table-cell>
          <table:table-cell office:value-type="string">
            <text:p>C29C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AE</text:p>
          </table:table-cell>
          <table:table-cell office:value-type="string">
            <text:p>Princess Minnie's Island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string">
            <text:p>7730316F30310000</text:p>
          </table:table-cell>
          <table:table-cell office:value-type="float" office:value="3.93232E+031">
            <text:p>393232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790000</text:p>
          </table:table-cell>
          <table:table-cell office:value-type="float" office:value="43918000">
            <text:p>43918000</text:p>
          </table:table-cell>
          <table:table-cell office:value-type="string">
            <text:p>C4B12000</text:p>
          </table:table-cell>
          <table:table-cell office:value-type="string">
            <text:p>C15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AF</text:p>
          </table:table-cell>
          <table:table-cell office:value-type="string">
            <text:p>Uncharted Isle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string">
            <text:p>7730316E30310000</text:p>
          </table:table-cell>
          <table:table-cell office:value-type="float" office:value="3.93233E+031">
            <text:p>393233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string">
            <text:p>FFFD</text:p>
          </table:table-cell>
          <table:table-cell office:value-type="float" office:value="72">
            <text:p>0072</text:p>
          </table:table-cell>
          <table:table-cell office:value-type="float" office:value="0">
            <text:p>0000</text:p>
          </table:table-cell>
          <table:table-cell office:value-type="string">
            <text:p>C363999A</text:p>
          </table:table-cell>
          <table:table-cell office:value-type="string">
            <text:p>43EF0000</text:p>
          </table:table-cell>
          <table:table-cell office:value-type="string">
            <text:p>C4C4D99A</text:p>
          </table:table-cell>
          <table:table-cell office:value-type="string">
            <text:p>C327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B0</text:p>
          </table:table-cell>
          <table:table-cell office:value-type="string">
            <text:p>Uncharted Isle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string">
            <text:p>7730316E30310000</text:p>
          </table:table-cell>
          <table:table-cell office:value-type="float" office:value="3.93234E+031">
            <text:p>393234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float" office:value="5">
            <text:p>0005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C48333</text:p>
          </table:table-cell>
          <table:table-cell office:value-type="float" office:value="43630000">
            <text:p>43630000</text:p>
          </table:table-cell>
          <table:table-cell office:value-type="string">
            <text:p>44164CCD</text:p>
          </table:table-cell>
          <table:table-cell office:value-type="float" office:value="42600000">
            <text:p>426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B1</text:p>
          </table:table-cell>
          <table:table-cell office:value-type="string">
            <text:p>Maella Region</text:p>
          </table:table-cell>
          <table:table-cell office:value-type="string">
            <text:p>Island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23031E+015">
            <text:p>7730316230310000</text:p>
          </table:table-cell>
          <table:table-cell office:value-type="float" office:value="3.130303E+031">
            <text:p>3130303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string">
            <text:p>007E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666719A</text:p>
          </table:table-cell>
          <table:table-cell office:value-type="float" office:value="42700000">
            <text:p>42700000</text:p>
          </table:table-cell>
          <table:table-cell office:value-type="string">
            <text:p>C5D47733</text:p>
          </table:table-cell>
          <table:table-cell office:value-type="float" office:value="42980000">
            <text:p>4298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B2</text:p>
          </table:table-cell>
          <table:table-cell office:value-type="string">
            <text:p>Holy Isle of Neos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63031E+015">
            <text:p>7730316630310000</text:p>
          </table:table-cell>
          <table:table-cell office:value-type="float" office:value="3.93235E+031">
            <text:p>393235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109">
            <text:p>0109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5475B33</text:p>
          </table:table-cell>
          <table:table-cell office:value-type="string">
            <text:p>42B40000</text:p>
          </table:table-cell>
          <table:table-cell office:value-type="string">
            <text:p>C4F30000</text:p>
          </table:table-cell>
          <table:table-cell office:value-type="string">
            <text:p>42A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B3</text:p>
          </table:table-cell>
          <table:table-cell office:value-type="string">
            <text:p>Holy Isle of Neos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63031E+015">
            <text:p>7730316630310000</text:p>
          </table:table-cell>
          <table:table-cell office:value-type="float" office:value="3.9393E+031">
            <text:p>393930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string">
            <text:p>00D7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5101800">
            <text:p>45101800</text:p>
          </table:table-cell>
          <table:table-cell office:value-type="string">
            <text:p>439D8000</text:p>
          </table:table-cell>
          <table:table-cell office:value-type="string">
            <text:p>44970CCD</text:p>
          </table:table-cell>
          <table:table-cell office:value-type="float" office:value="42380000">
            <text:p>4238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B4</text:p>
          </table:table-cell>
          <table:table-cell office:value-type="string">
            <text:p>Savella Area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93031E+015">
            <text:p>7730316930310000</text:p>
          </table:table-cell>
          <table:table-cell office:value-type="float" office:value="3.93236E+031">
            <text:p>393236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109">
            <text:p>0109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5498000</text:p>
          </table:table-cell>
          <table:table-cell office:value-type="float" office:value="43340000">
            <text:p>43340000</text:p>
          </table:table-cell>
          <table:table-cell office:value-type="string">
            <text:p>C5A55E66</text:p>
          </table:table-cell>
          <table:table-cell office:value-type="string">
            <text:p>C2CA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B5</text:p>
          </table:table-cell>
          <table:table-cell office:value-type="string">
            <text:p>Savella Area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93031E+015">
            <text:p>7730316930310000</text:p>
          </table:table-cell>
          <table:table-cell office:value-type="float" office:value="3.93237E+031">
            <text:p>393237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string">
            <text:p>010F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5852000">
            <text:p>45852000</text:p>
          </table:table-cell>
          <table:table-cell office:value-type="string">
            <text:p>4462C000</text:p>
          </table:table-cell>
          <table:table-cell office:value-type="string">
            <text:p>C4815666</text:p>
          </table:table-cell>
          <table:table-cell office:value-type="float" office:value="43020000">
            <text:p>4302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B6</text:p>
          </table:table-cell>
          <table:table-cell office:value-type="string">
            <text:p>Cape West of Pickham</text:p>
          </table:table-cell>
          <table:table-cell table:style-name="Default"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23032E+015">
            <text:p>7730316230320000</text:p>
          </table:table-cell>
          <table:table-cell office:value-type="float" office:value="3.93238E+031">
            <text:p>393238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string">
            <text:p>00C3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5F47000</text:p>
          </table:table-cell>
          <table:table-cell office:value-type="float" office:value="41900000">
            <text:p>41900000</text:p>
          </table:table-cell>
          <table:table-cell office:value-type="float" office:value="45843800">
            <text:p>45843800</text:p>
          </table:table-cell>
          <table:table-cell office:value-type="string">
            <text:p>C24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B7</text:p>
          </table:table-cell>
          <table:table-cell office:value-type="string">
            <text:p>Cape West of Pickham</text:p>
          </table:table-cell>
          <table:table-cell table:style-name="Default"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23032E+015">
            <text:p>7730316230320000</text:p>
          </table:table-cell>
          <table:table-cell office:value-type="float" office:value="3.93931E+031">
            <text:p>393931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float" office:value="112">
            <text:p>0112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63ADB33</text:p>
          </table:table-cell>
          <table:table-cell office:value-type="string">
            <text:p>433B0000</text:p>
          </table:table-cell>
          <table:table-cell office:value-type="string">
            <text:p>453C1B33</text:p>
          </table:table-cell>
          <table:table-cell office:value-type="float" office:value="42840000">
            <text:p>428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B8</text:p>
          </table:table-cell>
          <table:table-cell office:value-type="string">
            <text:p>Baccarat Region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33031E+015">
            <text:p>7730316330310000</text:p>
          </table:table-cell>
          <table:table-cell office:value-type="float" office:value="3.93239E+031">
            <text:p>393239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010E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598ACCD</text:p>
          </table:table-cell>
          <table:table-cell office:value-type="float" office:value="43533333">
            <text:p>43533333</text:p>
          </table:table-cell>
          <table:table-cell office:value-type="string">
            <text:p>4580C800</text:p>
          </table:table-cell>
          <table:table-cell office:value-type="float" office:value="43330000">
            <text:p>4333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B9</text:p>
          </table:table-cell>
          <table:table-cell office:value-type="string">
            <text:p>Baccarat Region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33031E+015">
            <text:p>7730316330310000</text:p>
          </table:table-cell>
          <table:table-cell office:value-type="float" office:value="3.9333E+031">
            <text:p>393330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string">
            <text:p>FFFF</text:p>
          </table:table-cell>
          <table:table-cell office:value-type="string">
            <text:p>04B0</text:p>
          </table:table-cell>
          <table:table-cell office:value-type="float" office:value="0">
            <text:p>0000</text:p>
          </table:table-cell>
          <table:table-cell office:value-type="string">
            <text:p>456C9800</text:p>
          </table:table-cell>
          <table:table-cell office:value-type="string">
            <text:p>43DE0000</text:p>
          </table:table-cell>
          <table:table-cell office:value-type="string">
            <text:p>C634E8CD</text:p>
          </table:table-cell>
          <table:table-cell office:value-type="string">
            <text:p>C22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BA</text:p>
          </table:table-cell>
          <table:table-cell office:value-type="string">
            <text:p>Baccarat Region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33031E+015">
            <text:p>7730316330310000</text:p>
          </table:table-cell>
          <table:table-cell office:value-type="float" office:value="3.93932E+031">
            <text:p>393932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string">
            <text:p>00E5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599DE66</text:p>
          </table:table-cell>
          <table:table-cell office:value-type="string">
            <text:p>43C98000</text:p>
          </table:table-cell>
          <table:table-cell office:value-type="string">
            <text:p>C5E720CD</text:p>
          </table:table-cell>
          <table:table-cell office:value-type="string">
            <text:p>C327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BB</text:p>
          </table:table-cell>
          <table:table-cell office:value-type="string">
            <text:p>Baccarat Region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33031E+015">
            <text:p>7730316330310000</text:p>
          </table:table-cell>
          <table:table-cell office:value-type="float" office:value="3.93933E+031">
            <text:p>393933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string">
            <text:p>010F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5D3859A</text:p>
          </table:table-cell>
          <table:table-cell office:value-type="string">
            <text:p>434E0000</text:p>
          </table:table-cell>
          <table:table-cell office:value-type="string">
            <text:p>C53D6CCD</text:p>
          </table:table-cell>
          <table:table-cell office:value-type="string">
            <text:p>C2AE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BC</text:p>
          </table:table-cell>
          <table:table-cell office:value-type="string">
            <text:p>Baccarat Region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33031E+015">
            <text:p>7730316330310000</text:p>
          </table:table-cell>
          <table:table-cell office:value-type="float" office:value="3.93934E+031">
            <text:p>393934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float" office:value="320">
            <text:p>0320</text:p>
          </table:table-cell>
          <table:table-cell office:value-type="float" office:value="0">
            <text:p>0000</text:p>
          </table:table-cell>
          <table:table-cell office:value-type="string">
            <text:p>459114CD</text:p>
          </table:table-cell>
          <table:table-cell office:value-type="float" office:value="43683333">
            <text:p>43683333</text:p>
          </table:table-cell>
          <table:table-cell office:value-type="string">
            <text:p>C59F70CD</text:p>
          </table:table-cell>
          <table:table-cell office:value-type="float" office:value="42400000">
            <text:p>424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BD</text:p>
          </table:table-cell>
          <table:table-cell office:value-type="string">
            <text:p>Baccarat Region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33031E+015">
            <text:p>7730316330310000</text:p>
          </table:table-cell>
          <table:table-cell office:value-type="float" office:value="3.93331E+031">
            <text:p>393331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43AB333</text:p>
          </table:table-cell>
          <table:table-cell office:value-type="float" office:value="43888000">
            <text:p>43888000</text:p>
          </table:table-cell>
          <table:table-cell office:value-type="string">
            <text:p>4625C533</text:p>
          </table:table-cell>
          <table:table-cell office:value-type="string">
            <text:p>C2FE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BE</text:p>
          </table:table-cell>
          <table:table-cell office:value-type="string">
            <text:p>Western Argonia</text:p>
          </table:table-cell>
          <table:table-cell table:style-name="Default"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33032E+015">
            <text:p>7730316330320000</text:p>
          </table:table-cell>
          <table:table-cell office:value-type="float" office:value="3.93332E+031">
            <text:p>393332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00DB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68A939A</text:p>
          </table:table-cell>
          <table:table-cell office:value-type="float" office:value="44028000">
            <text:p>44028000</text:p>
          </table:table-cell>
          <table:table-cell office:value-type="string">
            <text:p>4582BA66</text:p>
          </table:table-cell>
          <table:table-cell office:value-type="float" office:value="41500000">
            <text:p>415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BF</text:p>
          </table:table-cell>
          <table:table-cell office:value-type="string">
            <text:p>Western Argonia</text:p>
          </table:table-cell>
          <table:table-cell table:style-name="Default"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33032E+015">
            <text:p>7730316330320000</text:p>
          </table:table-cell>
          <table:table-cell office:value-type="float" office:value="3.93333E+031">
            <text:p>393333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57">
            <text:p>0057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6871033</text:p>
          </table:table-cell>
          <table:table-cell office:value-type="string">
            <text:p>43D68000</text:p>
          </table:table-cell>
          <table:table-cell office:value-type="string">
            <text:p>46741B33</text:p>
          </table:table-cell>
          <table:table-cell office:value-type="string">
            <text:p>430F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C0</text:p>
          </table:table-cell>
          <table:table-cell office:value-type="string">
            <text:p>Eastern Argonia</text:p>
          </table:table-cell>
          <table:table-cell table:style-name="Default"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33032E+015">
            <text:p>7730316330320000</text:p>
          </table:table-cell>
          <table:table-cell office:value-type="float" office:value="3.93935E+031">
            <text:p>393935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string">
            <text:p>00A6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53CF666</text:p>
          </table:table-cell>
          <table:table-cell office:value-type="string">
            <text:p>42C80000</text:p>
          </table:table-cell>
          <table:table-cell office:value-type="string">
            <text:p>45B7BF33</text:p>
          </table:table-cell>
          <table:table-cell office:value-type="string">
            <text:p>421C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C1</text:p>
          </table:table-cell>
          <table:table-cell office:value-type="string">
            <text:p>Eastern Argonia</text:p>
          </table:table-cell>
          <table:table-cell table:style-name="Default"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33032E+015">
            <text:p>7730316330320000</text:p>
          </table:table-cell>
          <table:table-cell office:value-type="float" office:value="3.93936E+031">
            <text:p>393936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string">
            <text:p>010E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5AF799A</text:p>
          </table:table-cell>
          <table:table-cell office:value-type="string">
            <text:p>4425C000</text:p>
          </table:table-cell>
          <table:table-cell office:value-type="string">
            <text:p>4484699A</text:p>
          </table:table-cell>
          <table:table-cell office:value-type="float" office:value="42780000">
            <text:p>4278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C2</text:p>
          </table:table-cell>
          <table:table-cell office:value-type="string">
            <text:p>Western Argonia</text:p>
          </table:table-cell>
          <table:table-cell table:style-name="Default"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33032E+015">
            <text:p>7730316330320000</text:p>
          </table:table-cell>
          <table:table-cell office:value-type="float" office:value="3.93334E+031">
            <text:p>393334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string">
            <text:p>FFFF</text:p>
          </table:table-cell>
          <table:table-cell office:value-type="string">
            <text:p>05DC</text:p>
          </table:table-cell>
          <table:table-cell office:value-type="float" office:value="0">
            <text:p>0000</text:p>
          </table:table-cell>
          <table:table-cell office:value-type="string">
            <text:p>C66ADB9A</text:p>
          </table:table-cell>
          <table:table-cell office:value-type="float" office:value="44520000">
            <text:p>44520000</text:p>
          </table:table-cell>
          <table:table-cell office:value-type="string">
            <text:p>4563399A</text:p>
          </table:table-cell>
          <table:table-cell office:value-type="float" office:value="43320000">
            <text:p>4332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C3</text:p>
          </table:table-cell>
          <table:table-cell office:value-type="string">
            <text:p>Eastern Argonia</text:p>
          </table:table-cell>
          <table:table-cell table:style-name="Default"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33032E+015">
            <text:p>7730316330320000</text:p>
          </table:table-cell>
          <table:table-cell office:value-type="float" office:value="3.93335E+031">
            <text:p>393335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float" office:value="27">
            <text:p>0027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531FB33</text:p>
          </table:table-cell>
          <table:table-cell office:value-type="string">
            <text:p>443F8000</text:p>
          </table:table-cell>
          <table:table-cell office:value-type="string">
            <text:p>44DB699A</text:p>
          </table:table-cell>
          <table:table-cell office:value-type="string">
            <text:p>C1B8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C4</text:p>
          </table:table-cell>
          <table:table-cell office:value-type="string">
            <text:p>Baccarat Region</text:p>
          </table:table-cell>
          <table:table-cell table:style-name="Default"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33032E+015">
            <text:p>7730316330320000</text:p>
          </table:table-cell>
          <table:table-cell office:value-type="float" office:value="3.93336E+031">
            <text:p>393336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string">
            <text:p>00DB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81E666</text:p>
          </table:table-cell>
          <table:table-cell office:value-type="string">
            <text:p>4403C000</text:p>
          </table:table-cell>
          <table:table-cell office:value-type="string">
            <text:p>C5FE0F33</text:p>
          </table:table-cell>
          <table:table-cell office:value-type="float" office:value="42340000">
            <text:p>42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C5</text:p>
          </table:table-cell>
          <table:table-cell office:value-type="string">
            <text:p>Eastern Argonia</text:p>
          </table:table-cell>
          <table:table-cell table:style-name="Default"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33032E+015">
            <text:p>7730316330320000</text:p>
          </table:table-cell>
          <table:table-cell office:value-type="float" office:value="3.93337E+031">
            <text:p>393337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string">
            <text:p>00BE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6732F9A</text:p>
          </table:table-cell>
          <table:table-cell office:value-type="string">
            <text:p>42CC0000</text:p>
          </table:table-cell>
          <table:table-cell office:value-type="string">
            <text:p>44E6099A</text:p>
          </table:table-cell>
          <table:table-cell office:value-type="string">
            <text:p>C218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C6</text:p>
          </table:table-cell>
          <table:table-cell office:value-type="string">
            <text:p>Eastern Argonia</text:p>
          </table:table-cell>
          <table:table-cell table:style-name="Default"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33032E+015">
            <text:p>7730316330320000</text:p>
          </table:table-cell>
          <table:table-cell office:value-type="float" office:value="3.93937E+031">
            <text:p>393937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110">
            <text:p>0110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51D8CCD</text:p>
          </table:table-cell>
          <table:table-cell office:value-type="string">
            <text:p>43D98000</text:p>
          </table:table-cell>
          <table:table-cell office:value-type="string">
            <text:p>C62E6F33</text:p>
          </table:table-cell>
          <table:table-cell office:value-type="string">
            <text:p>41E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C7</text:p>
          </table:table-cell>
          <table:table-cell office:value-type="string">
            <text:p>Eastern Argonia</text:p>
          </table:table-cell>
          <table:table-cell table:style-name="Default"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33032E+015">
            <text:p>7730316330320000</text:p>
          </table:table-cell>
          <table:table-cell office:value-type="float" office:value="3.93938E+031">
            <text:p>393938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string">
            <text:p>00A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646479A</text:p>
          </table:table-cell>
          <table:table-cell office:value-type="string">
            <text:p>43FF0000</text:p>
          </table:table-cell>
          <table:table-cell office:value-type="string">
            <text:p>C593D666</text:p>
          </table:table-cell>
          <table:table-cell office:value-type="string">
            <text:p>42CA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C8</text:p>
          </table:table-cell>
          <table:table-cell office:value-type="string">
            <text:p>Eastern Argonia</text:p>
          </table:table-cell>
          <table:table-cell table:style-name="Default"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33032E+015">
            <text:p>7730316330320000</text:p>
          </table:table-cell>
          <table:table-cell office:value-type="float" office:value="3.93338E+031">
            <text:p>393338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5A6B333</text:p>
          </table:table-cell>
          <table:table-cell office:value-type="string">
            <text:p>43FB8000</text:p>
          </table:table-cell>
          <table:table-cell office:value-type="string">
            <text:p>C552B333</text:p>
          </table:table-cell>
          <table:table-cell office:value-type="string">
            <text:p>41B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C9</text:p>
          </table:table-cell>
          <table:table-cell office:value-type="string">
            <text:p>Eastern Argonia</text:p>
          </table:table-cell>
          <table:table-cell office:value-type="string">
            <text:p>Beach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string">
            <text:p>7730316D30310000</text:p>
          </table:table-cell>
          <table:table-cell office:value-type="float" office:value="3.1303032E+031">
            <text:p>31303032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string">
            <text:p>010D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588A733</text:p>
          </table:table-cell>
          <table:table-cell office:value-type="float" office:value="43980000">
            <text:p>43980000</text:p>
          </table:table-cell>
          <table:table-cell office:value-type="float" office:value="44150666">
            <text:p>44150666</text:p>
          </table:table-cell>
          <table:table-cell office:value-type="string">
            <text:p>C2C8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CA</text:p>
          </table:table-cell>
          <table:table-cell office:value-type="string">
            <text:p>Eastern Argonia</text:p>
          </table:table-cell>
          <table:table-cell office:value-type="string">
            <text:p>Beach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string">
            <text:p>7730316D30310000</text:p>
          </table:table-cell>
          <table:table-cell office:value-type="float" office:value="3.1303033E+031">
            <text:p>31303033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104">
            <text:p>010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57C5800</text:p>
          </table:table-cell>
          <table:table-cell office:value-type="string">
            <text:p>43A80000</text:p>
          </table:table-cell>
          <table:table-cell office:value-type="string">
            <text:p>C4402CCD</text:p>
          </table:table-cell>
          <table:table-cell office:value-type="float" office:value="42040000">
            <text:p>420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CB</text:p>
          </table:table-cell>
          <table:table-cell office:value-type="string">
            <text:p>Northwest Isle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73031E+015">
            <text:p>7730316730310000</text:p>
          </table:table-cell>
          <table:table-cell office:value-type="float" office:value="3.93339E+031">
            <text:p>393339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float" office:value="86">
            <text:p>0086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585E800</text:p>
          </table:table-cell>
          <table:table-cell office:value-type="string">
            <text:p>42C80000</text:p>
          </table:table-cell>
          <table:table-cell office:value-type="string">
            <text:p>C52E6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CC</text:p>
          </table:table-cell>
          <table:table-cell office:value-type="string">
            <text:p>Northwest Isle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73031E+015">
            <text:p>7730316730310000</text:p>
          </table:table-cell>
          <table:table-cell office:value-type="float" office:value="3.9343E+031">
            <text:p>393430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D5F333</text:p>
          </table:table-cell>
          <table:table-cell office:value-type="string">
            <text:p>43F18000</text:p>
          </table:table-cell>
          <table:table-cell office:value-type="string">
            <text:p>C51AE666</text:p>
          </table:table-cell>
          <table:table-cell office:value-type="string">
            <text:p>C1E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CD</text:p>
          </table:table-cell>
          <table:table-cell office:value-type="string">
            <text:p>Desert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33033E+015">
            <text:p>7730316330330000</text:p>
          </table:table-cell>
          <table:table-cell office:value-type="float" office:value="3.93431E+031">
            <text:p>393431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011F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59AB266</text:p>
          </table:table-cell>
          <table:table-cell office:value-type="string">
            <text:p>431E0000</text:p>
          </table:table-cell>
          <table:table-cell office:value-type="string">
            <text:p>C492B99A</text:p>
          </table:table-cell>
          <table:table-cell office:value-type="string">
            <text:p>C322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CE</text:p>
          </table:table-cell>
          <table:table-cell office:value-type="string">
            <text:p>Desert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33033E+015">
            <text:p>7730316330330000</text:p>
          </table:table-cell>
          <table:table-cell office:value-type="float" office:value="3.93432E+031">
            <text:p>393432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string">
            <text:p>00F5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36F99A</text:p>
          </table:table-cell>
          <table:table-cell office:value-type="string">
            <text:p>428C0000</text:p>
          </table:table-cell>
          <table:table-cell office:value-type="string">
            <text:p>4585F19A</text:p>
          </table:table-cell>
          <table:table-cell office:value-type="string">
            <text:p>C208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CF</text:p>
          </table:table-cell>
          <table:table-cell office:value-type="string">
            <text:p>Arcadia Region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43031E+015">
            <text:p>7730316430310000</text:p>
          </table:table-cell>
          <table:table-cell office:value-type="float" office:value="3.93437E+031">
            <text:p>393437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float" office:value="21">
            <text:p>0021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4C8E99A</text:p>
          </table:table-cell>
          <table:table-cell office:value-type="string">
            <text:p>44A22000</text:p>
          </table:table-cell>
          <table:table-cell office:value-type="string">
            <text:p>C59AE666</text:p>
          </table:table-cell>
          <table:table-cell office:value-type="string">
            <text:p>C313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D0</text:p>
          </table:table-cell>
          <table:table-cell office:value-type="string">
            <text:p>Arcadia Region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43031E+015">
            <text:p>7730316430310000</text:p>
          </table:table-cell>
          <table:table-cell office:value-type="float" office:value="3.93438E+031">
            <text:p>393438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string">
            <text:p>010A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4B56333</text:p>
          </table:table-cell>
          <table:table-cell office:value-type="string">
            <text:p>44AA8000</text:p>
          </table:table-cell>
          <table:table-cell office:value-type="string">
            <text:p>451524CD</text:p>
          </table:table-cell>
          <table:table-cell office:value-type="string">
            <text:p>42D2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D1</text:p>
          </table:table-cell>
          <table:table-cell office:value-type="string">
            <text:p>Arcadia Region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43031E+015">
            <text:p>7730316430310000</text:p>
          </table:table-cell>
          <table:table-cell office:value-type="float" office:value="3.93439E+031">
            <text:p>393439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string">
            <text:p>00E3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586AC00</text:p>
          </table:table-cell>
          <table:table-cell office:value-type="string">
            <text:p>44C98000</text:p>
          </table:table-cell>
          <table:table-cell office:value-type="string">
            <text:p>C46DCCCD</text:p>
          </table:table-cell>
          <table:table-cell office:value-type="string">
            <text:p>C30C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D2</text:p>
          </table:table-cell>
          <table:table-cell office:value-type="string">
            <text:p>Arcadia Region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43031E+015">
            <text:p>7730316430310000</text:p>
          </table:table-cell>
          <table:table-cell office:value-type="float" office:value="3.9353E+031">
            <text:p>393530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string">
            <text:p>00BB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BFE666</text:p>
          </table:table-cell>
          <table:table-cell office:value-type="string">
            <text:p>44C5C000</text:p>
          </table:table-cell>
          <table:table-cell office:value-type="string">
            <text:p>C48B4333</text:p>
          </table:table-cell>
          <table:table-cell office:value-type="string">
            <text:p>C2AA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D3</text:p>
          </table:table-cell>
          <table:table-cell office:value-type="string">
            <text:p>Blizzard Peaks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53031E+015">
            <text:p>7730316530310000</text:p>
          </table:table-cell>
          <table:table-cell office:value-type="float" office:value="3.93531E+031">
            <text:p>393531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float" office:value="104">
            <text:p>010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4918CCD</text:p>
          </table:table-cell>
          <table:table-cell office:value-type="string">
            <text:p>44CA6000</text:p>
          </table:table-cell>
          <table:table-cell office:value-type="string">
            <text:p>4581219A</text:p>
          </table:table-cell>
          <table:table-cell office:value-type="string">
            <text:p>C31C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D4</text:p>
          </table:table-cell>
          <table:table-cell office:value-type="string">
            <text:p>Blizzard Peaks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53031E+015">
            <text:p>7730316530310000</text:p>
          </table:table-cell>
          <table:table-cell office:value-type="float" office:value="3.93532E+031">
            <text:p>393532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string">
            <text:p>001A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302B333</text:p>
          </table:table-cell>
          <table:table-cell office:value-type="string">
            <text:p>44E3A000</text:p>
          </table:table-cell>
          <table:table-cell office:value-type="string">
            <text:p>452134CD</text:p>
          </table:table-cell>
          <table:table-cell office:value-type="string">
            <text:p>42F2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D5</text:p>
          </table:table-cell>
          <table:table-cell office:value-type="string">
            <text:p>Blizzard Peaks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53031E+015">
            <text:p>7730316530310000</text:p>
          </table:table-cell>
          <table:table-cell office:value-type="float" office:value="3.93533E+031">
            <text:p>393533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string">
            <text:p>00D7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D4E99A</text:p>
          </table:table-cell>
          <table:table-cell office:value-type="string">
            <text:p>44B66000</text:p>
          </table:table-cell>
          <table:table-cell office:value-type="string">
            <text:p>45A4AC00</text:p>
          </table:table-cell>
          <table:table-cell office:value-type="float" office:value="42240000">
            <text:p>422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D6</text:p>
          </table:table-cell>
          <table:table-cell office:value-type="string">
            <text:p>Blizzard Peaks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53031E+015">
            <text:p>7730316530310000</text:p>
          </table:table-cell>
          <table:table-cell office:value-type="float" office:value="3.93534E+031">
            <text:p>393534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C7E99A</text:p>
          </table:table-cell>
          <table:table-cell office:value-type="string">
            <text:p>44B20000</text:p>
          </table:table-cell>
          <table:table-cell office:value-type="string">
            <text:p>C5CD3733</text:p>
          </table:table-cell>
          <table:table-cell office:value-type="float" office:value="42800000">
            <text:p>428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D7</text:p>
          </table:table-cell>
          <table:table-cell office:value-type="string">
            <text:p>Isolated Plateau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83031E+015">
            <text:p>7730316830310000</text:p>
          </table:table-cell>
          <table:table-cell office:value-type="float" office:value="3.93535E+031">
            <text:p>393535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5DDCD9A</text:p>
          </table:table-cell>
          <table:table-cell office:value-type="float" office:value="45059000">
            <text:p>45059000</text:p>
          </table:table-cell>
          <table:table-cell office:value-type="string">
            <text:p>44A6A333</text:p>
          </table:table-cell>
          <table:table-cell office:value-type="string">
            <text:p>C2F6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D8</text:p>
          </table:table-cell>
          <table:table-cell office:value-type="string">
            <text:p>Isolated Plateau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83031E+015">
            <text:p>7730316830310000</text:p>
          </table:table-cell>
          <table:table-cell office:value-type="float" office:value="3.93536E+031">
            <text:p>393536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string">
            <text:p>010A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6301133">
            <text:p>46301133</text:p>
          </table:table-cell>
          <table:table-cell office:value-type="string">
            <text:p>44CB0000</text:p>
          </table:table-cell>
          <table:table-cell office:value-type="string">
            <text:p>C4DF2333</text:p>
          </table:table-cell>
          <table:table-cell office:value-type="float" office:value="42380000">
            <text:p>4238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D9</text:p>
          </table:table-cell>
          <table:table-cell office:value-type="string">
            <text:p>Isolated Plateau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83031E+015">
            <text:p>7730316830310000</text:p>
          </table:table-cell>
          <table:table-cell office:value-type="float" office:value="3.93537E+031">
            <text:p>393537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string">
            <text:p>00FC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56AA666</text:p>
          </table:table-cell>
          <table:table-cell office:value-type="string">
            <text:p>44DBA000</text:p>
          </table:table-cell>
          <table:table-cell office:value-type="string">
            <text:p>4592C400</text:p>
          </table:table-cell>
          <table:table-cell office:value-type="string">
            <text:p>C2EE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DA</text:p>
          </table:table-cell>
          <table:table-cell office:value-type="string">
            <text:p>Isolated Plateau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83031E+015">
            <text:p>7730316830310000</text:p>
          </table:table-cell>
          <table:table-cell office:value-type="float" office:value="3.93538E+031">
            <text:p>393538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string">
            <text:p>00E0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4004666">
            <text:p>44004666</text:p>
          </table:table-cell>
          <table:table-cell office:value-type="string">
            <text:p>450BA000</text:p>
          </table:table-cell>
          <table:table-cell office:value-type="string">
            <text:p>4527E333</text:p>
          </table:table-cell>
          <table:table-cell office:value-type="float" office:value="42500000">
            <text:p>425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DB</text:p>
          </table:table-cell>
          <table:table-cell office:value-type="string">
            <text:p>Isolated Plateau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83031E+015">
            <text:p>7730316830310000</text:p>
          </table:table-cell>
          <table:table-cell office:value-type="float" office:value="3.93539E+031">
            <text:p>393539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string">
            <text:p>005D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5A62C00</text:p>
          </table:table-cell>
          <table:table-cell office:value-type="string">
            <text:p>44DA0000</text:p>
          </table:table-cell>
          <table:table-cell office:value-type="string">
            <text:p>C4810CCD</text:p>
          </table:table-cell>
          <table:table-cell office:value-type="float" office:value="42440000">
            <text:p>424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DC</text:p>
          </table:table-cell>
          <table:table-cell office:value-type="string">
            <text:p>World of Darkness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string">
            <text:p>7730316B30310000</text:p>
          </table:table-cell>
          <table:table-cell office:value-type="float" office:value="3.9363E+031">
            <text:p>393630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598CC00</text:p>
          </table:table-cell>
          <table:table-cell office:value-type="string">
            <text:p>4503F000</text:p>
          </table:table-cell>
          <table:table-cell office:value-type="string">
            <text:p>C55DD800</text:p>
          </table:table-cell>
          <table:table-cell office:value-type="string">
            <text:p>42D8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DD</text:p>
          </table:table-cell>
          <table:table-cell office:value-type="string">
            <text:p>World of Darkness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string">
            <text:p>7730316B30310000</text:p>
          </table:table-cell>
          <table:table-cell office:value-type="float" office:value="3.93631E+031">
            <text:p>393631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string">
            <text:p>00E7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40C4666</text:p>
          </table:table-cell>
          <table:table-cell office:value-type="float" office:value="44204000">
            <text:p>44204000</text:p>
          </table:table-cell>
          <table:table-cell office:value-type="string">
            <text:p>C55E1E66</text:p>
          </table:table-cell>
          <table:table-cell office:value-type="string">
            <text:p>C12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DE</text:p>
          </table:table-cell>
          <table:table-cell office:value-type="string">
            <text:p>World of Darkness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string">
            <text:p>7730316B30310000</text:p>
          </table:table-cell>
          <table:table-cell office:value-type="float" office:value="3.93632E+031">
            <text:p>393632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string">
            <text:p>010E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5AA5800</text:p>
          </table:table-cell>
          <table:table-cell office:value-type="string">
            <text:p>44FBA000</text:p>
          </table:table-cell>
          <table:table-cell office:value-type="string">
            <text:p>447C8666</text:p>
          </table:table-cell>
          <table:table-cell office:value-type="float" office:value="42080000">
            <text:p>4208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DF</text:p>
          </table:table-cell>
          <table:table-cell office:value-type="string">
            <text:p>World of Darkness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string">
            <text:p>7730316B30310000</text:p>
          </table:table-cell>
          <table:table-cell office:value-type="float" office:value="3.93633E+031">
            <text:p>393633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string">
            <text:p>00CE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5312CCD</text:p>
          </table:table-cell>
          <table:table-cell office:value-type="float" office:value="43868000">
            <text:p>43868000</text:p>
          </table:table-cell>
          <table:table-cell office:value-type="string">
            <text:p>C546599A</text:p>
          </table:table-cell>
          <table:table-cell office:value-type="string">
            <text:p>428C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E0</text:p>
          </table:table-cell>
          <table:table-cell office:value-type="string">
            <text:p>Untrodden Groves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string">
            <text:p>7730316A30310000</text:p>
          </table:table-cell>
          <table:table-cell office:value-type="float" office:value="3.93634E+031">
            <text:p>393634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536399A</text:p>
          </table:table-cell>
          <table:table-cell office:value-type="string">
            <text:p>44AF4000</text:p>
          </table:table-cell>
          <table:table-cell office:value-type="string">
            <text:p>C4FC5666</text:p>
          </table:table-cell>
          <table:table-cell office:value-type="string">
            <text:p>42E8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E1</text:p>
          </table:table-cell>
          <table:table-cell office:value-type="string">
            <text:p>Untrodden Groves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string">
            <text:p>7730316A30310000</text:p>
          </table:table-cell>
          <table:table-cell office:value-type="float" office:value="3.93635E+031">
            <text:p>39363500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string">
            <text:p>012B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55D4000</text:p>
          </table:table-cell>
          <table:table-cell office:value-type="float" office:value="44494000">
            <text:p>44494000</text:p>
          </table:table-cell>
          <table:table-cell office:value-type="string">
            <text:p>43AF0000</text:p>
          </table:table-cell>
          <table:table-cell office:value-type="string">
            <text:p>C302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E2</text:p>
          </table:table-cell>
          <table:table-cell office:value-type="string">
            <text:p>Isolated Plateau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83031E+015">
            <text:p>7730316830310000</text:p>
          </table:table-cell>
          <table:table-cell office:value-type="float" office:value="3.132313537E+031">
            <text:p>3132313537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53A4000</text:p>
          </table:table-cell>
          <table:table-cell office:value-type="float" office:value="42860000">
            <text:p>42860000</text:p>
          </table:table-cell>
          <table:table-cell office:value-type="string">
            <text:p>C5951000</text:p>
          </table:table-cell>
          <table:table-cell office:value-type="string">
            <text:p>C1A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E3</text:p>
          </table:table-cell>
          <table:table-cell office:value-type="string">
            <text:p>World of Darkness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string">
            <text:p>7730316B30310000</text:p>
          </table:table-cell>
          <table:table-cell office:value-type="float" office:value="3.132313538E+031">
            <text:p>3132313538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54B2000</text:p>
          </table:table-cell>
          <table:table-cell office:value-type="string">
            <text:p>44E70000</text:p>
          </table:table-cell>
          <table:table-cell office:value-type="string">
            <text:p>458F2000</text:p>
          </table:table-cell>
          <table:table-cell office:value-type="string">
            <text:p>42C8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E4</text:p>
          </table:table-cell>
          <table:table-cell office:value-type="string">
            <text:p>World of Darkness</text:p>
          </table:table-cell>
          <table:table-cell/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string">
            <text:p>7730316B30310000</text:p>
          </table:table-cell>
          <table:table-cell office:value-type="float" office:value="3.132313539E+031">
            <text:p>3132313539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62E3800</text:p>
          </table:table-cell>
          <table:table-cell office:value-type="string">
            <text:p>44CB8000</text:p>
          </table:table-cell>
          <table:table-cell office:value-type="string">
            <text:p>C4520000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E5</text:p>
          </table:table-cell>
          <table:table-cell office:value-type="string">
            <text:p>Kingdom of Ascantha</text:p>
          </table:table-cell>
          <table:table-cell office:value-type="string">
            <text:p>Inlet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23031E+015">
            <text:p>7730316230310000</text:p>
          </table:table-cell>
          <table:table-cell office:value-type="float" office:value="3.1303031E+031">
            <text:p>313030310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float" office:value="105">
            <text:p>0105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66EAECD</text:p>
          </table:table-cell>
          <table:table-cell office:value-type="float" office:value="42880000">
            <text:p>42880000</text:p>
          </table:table-cell>
          <table:table-cell office:value-type="string">
            <text:p>461C5866</text:p>
          </table:table-cell>
          <table:table-cell office:value-type="float" office:value="43186824">
            <text:p>43186824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E6</text:p>
          </table:table-cell>
          <table:table-cell office:value-type="string">
            <text:p>Kingdom of Ascantha</text:p>
          </table:table-cell>
          <table:table-cell office:value-type="string">
            <text:p>Inlet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23031E+015">
            <text:p>7730316230310000</text:p>
          </table:table-cell>
          <table:table-cell office:value-type="float" office:value="3.132313633E+031">
            <text:p>3132313633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66D3000</text:p>
          </table:table-cell>
          <table:table-cell office:value-type="string">
            <text:p>42C80000</text:p>
          </table:table-cell>
          <table:table-cell office:value-type="float" office:value="46235000">
            <text:p>46235000</text:p>
          </table:table-cell>
          <table:table-cell office:value-type="string">
            <text:p>C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E7</text:p>
          </table:table-cell>
          <table:table-cell office:value-type="string">
            <text:p>Farebury Region</text:p>
          </table:table-cell>
          <table:table-cell/>
          <table:table-cell office:value-type="string">
            <text:p>Blue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13031E+015">
            <text:p>7730316130310000</text:p>
          </table:table-cell>
          <table:table-cell office:value-type="float" office:value="3.132323031E+031">
            <text:p>31323230310000000000000000000000</text:p>
          </table:table-cell>
          <table:table-cell office:value-type="float" office:value="46">
            <text:p>0046</text:p>
          </table:table-cell>
          <table:table-cell office:value-type="float" office:value="2">
            <text:p>0002</text:p>
          </table:table-cell>
          <table:table-cell table:number-columns-repeated="3" office:value-type="float" office:value="0">
            <text:p>0000</text:p>
          </table:table-cell>
          <table:table-cell office:value-type="float" office:value="1">
            <text:p>0001</text:p>
          </table:table-cell>
          <table:table-cell office:value-type="string">
            <text:p>451D6000</text:p>
          </table:table-cell>
          <table:table-cell office:value-type="float" office:value="44364000">
            <text:p>44364000</text:p>
          </table:table-cell>
          <table:table-cell office:value-type="string">
            <text:p>C583F800</text:p>
          </table:table-cell>
          <table:table-cell office:value-type="string">
            <text:p>C32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E8</text:p>
          </table:table-cell>
          <table:table-cell office:value-type="string">
            <text:p>Farebury Region</text:p>
          </table:table-cell>
          <table:table-cell/>
          <table:table-cell office:value-type="string">
            <text:p>Blue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13031E+015">
            <text:p>7730316130310000</text:p>
          </table:table-cell>
          <table:table-cell office:value-type="float" office:value="3.132323032E+031">
            <text:p>31323230320000000000000000000000</text:p>
          </table:table-cell>
          <table:table-cell office:value-type="float" office:value="46">
            <text:p>0046</text:p>
          </table:table-cell>
          <table:table-cell office:value-type="float" office:value="2">
            <text:p>0002</text:p>
          </table:table-cell>
          <table:table-cell table:number-columns-repeated="3" office:value-type="float" office:value="0">
            <text:p>0000</text:p>
          </table:table-cell>
          <table:table-cell office:value-type="float" office:value="1">
            <text:p>0001</text:p>
          </table:table-cell>
          <table:table-cell office:value-type="string">
            <text:p>45C9B000</text:p>
          </table:table-cell>
          <table:table-cell office:value-type="float" office:value="44280000">
            <text:p>44280000</text:p>
          </table:table-cell>
          <table:table-cell office:value-type="string">
            <text:p>C4DC2000</text:p>
          </table:table-cell>
          <table:table-cell office:value-type="string">
            <text:p>C33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E9</text:p>
          </table:table-cell>
          <table:table-cell office:value-type="string">
            <text:p>Farebury Region</text:p>
          </table:table-cell>
          <table:table-cell/>
          <table:table-cell office:value-type="string">
            <text:p>Blue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13031E+015">
            <text:p>7730316130310000</text:p>
          </table:table-cell>
          <table:table-cell office:value-type="float" office:value="3.132323033E+031">
            <text:p>31323230330000000000000000000000</text:p>
          </table:table-cell>
          <table:table-cell office:value-type="float" office:value="46">
            <text:p>0046</text:p>
          </table:table-cell>
          <table:table-cell office:value-type="float" office:value="2">
            <text:p>0002</text:p>
          </table:table-cell>
          <table:table-cell table:number-columns-repeated="3" office:value-type="float" office:value="0">
            <text:p>0000</text:p>
          </table:table-cell>
          <table:table-cell office:value-type="float" office:value="1">
            <text:p>0001</text:p>
          </table:table-cell>
          <table:table-cell office:value-type="string">
            <text:p>45E1F000</text:p>
          </table:table-cell>
          <table:table-cell office:value-type="float" office:value="44120000">
            <text:p>44120000</text:p>
          </table:table-cell>
          <table:table-cell office:value-type="string">
            <text:p>C5642000</text:p>
          </table:table-cell>
          <table:table-cell office:value-type="string">
            <text:p>C316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EA</text:p>
          </table:table-cell>
          <table:table-cell office:value-type="string">
            <text:p>Alexandria Region</text:p>
          </table:table-cell>
          <table:table-cell/>
          <table:table-cell office:value-type="string">
            <text:p>Blue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13031E+015">
            <text:p>7730316130310000</text:p>
          </table:table-cell>
          <table:table-cell office:value-type="float" office:value="3.132323034E+031">
            <text:p>31323230340000000000000000000000</text:p>
          </table:table-cell>
          <table:table-cell office:value-type="float" office:value="46">
            <text:p>0046</text:p>
          </table:table-cell>
          <table:table-cell office:value-type="float" office:value="2">
            <text:p>0002</text:p>
          </table:table-cell>
          <table:table-cell table:number-columns-repeated="3" office:value-type="float" office:value="0">
            <text:p>0000</text:p>
          </table:table-cell>
          <table:table-cell office:value-type="float" office:value="1">
            <text:p>0001</text:p>
          </table:table-cell>
          <table:table-cell office:value-type="string">
            <text:p>4622D000</text:p>
          </table:table-cell>
          <table:table-cell office:value-type="string">
            <text:p>43D10000</text:p>
          </table:table-cell>
          <table:table-cell office:value-type="string">
            <text:p>45A69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EB</text:p>
          </table:table-cell>
          <table:table-cell office:value-type="string">
            <text:p>Alexandria Region</text:p>
          </table:table-cell>
          <table:table-cell/>
          <table:table-cell office:value-type="string">
            <text:p>Blue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13031E+015">
            <text:p>7730316130310000</text:p>
          </table:table-cell>
          <table:table-cell office:value-type="float" office:value="3.132323035E+031">
            <text:p>31323230350000000000000000000000</text:p>
          </table:table-cell>
          <table:table-cell office:value-type="float" office:value="46">
            <text:p>0046</text:p>
          </table:table-cell>
          <table:table-cell office:value-type="float" office:value="2">
            <text:p>0002</text:p>
          </table:table-cell>
          <table:table-cell table:number-columns-repeated="3" office:value-type="float" office:value="0">
            <text:p>0000</text:p>
          </table:table-cell>
          <table:table-cell office:value-type="float" office:value="1">
            <text:p>0001</text:p>
          </table:table-cell>
          <table:table-cell office:value-type="string">
            <text:p>45BA3800</text:p>
          </table:table-cell>
          <table:table-cell office:value-type="float" office:value="44250000">
            <text:p>44250000</text:p>
          </table:table-cell>
          <table:table-cell office:value-type="string">
            <text:p>46523C00</text:p>
          </table:table-cell>
          <table:table-cell office:value-type="float" office:value="43130000">
            <text:p>4313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EC</text:p>
          </table:table-cell>
          <table:table-cell office:value-type="string">
            <text:p>Kingdom of Trodain</text:p>
          </table:table-cell>
          <table:table-cell/>
          <table:table-cell office:value-type="string">
            <text:p>Blue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13031E+015">
            <text:p>7730316130310000</text:p>
          </table:table-cell>
          <table:table-cell office:value-type="float" office:value="3.132323037E+031">
            <text:p>31323230370000000000000000000000</text:p>
          </table:table-cell>
          <table:table-cell office:value-type="float" office:value="46">
            <text:p>0046</text:p>
          </table:table-cell>
          <table:table-cell office:value-type="float" office:value="2">
            <text:p>0002</text:p>
          </table:table-cell>
          <table:table-cell table:number-columns-repeated="3" office:value-type="float" office:value="0">
            <text:p>0000</text:p>
          </table:table-cell>
          <table:table-cell office:value-type="float" office:value="3">
            <text:p>0003</text:p>
          </table:table-cell>
          <table:table-cell office:value-type="string">
            <text:p>C65AC000</text:p>
          </table:table-cell>
          <table:table-cell office:value-type="float" office:value="44260000">
            <text:p>44260000</text:p>
          </table:table-cell>
          <table:table-cell office:value-type="string">
            <text:p>44BB8000</text:p>
          </table:table-cell>
          <table:table-cell office:value-type="float" office:value="42200000">
            <text:p>422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ED</text:p>
          </table:table-cell>
          <table:table-cell office:value-type="string">
            <text:p>Kingdom of Trodain</text:p>
          </table:table-cell>
          <table:table-cell/>
          <table:table-cell office:value-type="string">
            <text:p>Blue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13031E+015">
            <text:p>7730316130310000</text:p>
          </table:table-cell>
          <table:table-cell office:value-type="float" office:value="3.132323038E+031">
            <text:p>31323230380000000000000000000000</text:p>
          </table:table-cell>
          <table:table-cell office:value-type="float" office:value="46">
            <text:p>0046</text:p>
          </table:table-cell>
          <table:table-cell office:value-type="float" office:value="2">
            <text:p>0002</text:p>
          </table:table-cell>
          <table:table-cell table:number-columns-repeated="3" office:value-type="float" office:value="0">
            <text:p>0000</text:p>
          </table:table-cell>
          <table:table-cell office:value-type="float" office:value="3">
            <text:p>0003</text:p>
          </table:table-cell>
          <table:table-cell office:value-type="string">
            <text:p>C5D39000</text:p>
          </table:table-cell>
          <table:table-cell office:value-type="float" office:value="44524000">
            <text:p>44524000</text:p>
          </table:table-cell>
          <table:table-cell office:value-type="string">
            <text:p>44DDA000</text:p>
          </table:table-cell>
          <table:table-cell office:value-type="string">
            <text:p>432A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EE</text:p>
          </table:table-cell>
          <table:table-cell office:value-type="string">
            <text:p>Kingdom of Trodain</text:p>
          </table:table-cell>
          <table:table-cell/>
          <table:table-cell office:value-type="string">
            <text:p>Blue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13031E+015">
            <text:p>7730316130310000</text:p>
          </table:table-cell>
          <table:table-cell office:value-type="float" office:value="3.132323039E+031">
            <text:p>31323230390000000000000000000000</text:p>
          </table:table-cell>
          <table:table-cell office:value-type="float" office:value="46">
            <text:p>0046</text:p>
          </table:table-cell>
          <table:table-cell office:value-type="float" office:value="2">
            <text:p>0002</text:p>
          </table:table-cell>
          <table:table-cell table:number-columns-repeated="3" office:value-type="float" office:value="0">
            <text:p>0000</text:p>
          </table:table-cell>
          <table:table-cell office:value-type="float" office:value="3">
            <text:p>0003</text:p>
          </table:table-cell>
          <table:table-cell office:value-type="string">
            <text:p>C5066000</text:p>
          </table:table-cell>
          <table:table-cell office:value-type="float" office:value="44268000">
            <text:p>44268000</text:p>
          </table:table-cell>
          <table:table-cell office:value-type="string">
            <text:p>C416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EF</text:p>
          </table:table-cell>
          <table:table-cell office:value-type="string">
            <text:p>Farebury Region</text:p>
          </table:table-cell>
          <table:table-cell/>
          <table:table-cell office:value-type="string">
            <text:p>Blue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13031E+015">
            <text:p>7730316130310000</text:p>
          </table:table-cell>
          <table:table-cell office:value-type="float" office:value="3.13232313E+031">
            <text:p>31323231300000000000000000000000</text:p>
          </table:table-cell>
          <table:table-cell office:value-type="float" office:value="46">
            <text:p>0046</text:p>
          </table:table-cell>
          <table:table-cell office:value-type="float" office:value="2">
            <text:p>0002</text:p>
          </table:table-cell>
          <table:table-cell table:number-columns-repeated="3" office:value-type="float" office:value="0">
            <text:p>0000</text:p>
          </table:table-cell>
          <table:table-cell office:value-type="float" office:value="1">
            <text:p>0001</text:p>
          </table:table-cell>
          <table:table-cell office:value-type="string">
            <text:p>4543A000</text:p>
          </table:table-cell>
          <table:table-cell office:value-type="float" office:value="44164000">
            <text:p>44164000</text:p>
          </table:table-cell>
          <table:table-cell office:value-type="string">
            <text:p>455D4000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F0</text:p>
          </table:table-cell>
          <table:table-cell office:value-type="string">
            <text:p>Farebury Region</text:p>
          </table:table-cell>
          <table:table-cell/>
          <table:table-cell office:value-type="string">
            <text:p>Blue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13031E+015">
            <text:p>7730316130310000</text:p>
          </table:table-cell>
          <table:table-cell office:value-type="float" office:value="3.132323131E+031">
            <text:p>31323231310000000000000000000000</text:p>
          </table:table-cell>
          <table:table-cell office:value-type="float" office:value="46">
            <text:p>0046</text:p>
          </table:table-cell>
          <table:table-cell office:value-type="float" office:value="2">
            <text:p>0002</text:p>
          </table:table-cell>
          <table:table-cell table:number-columns-repeated="3" office:value-type="float" office:value="0">
            <text:p>0000</text:p>
          </table:table-cell>
          <table:table-cell office:value-type="float" office:value="1">
            <text:p>0001</text:p>
          </table:table-cell>
          <table:table-cell office:value-type="float" office:value="46527800">
            <text:p>46527800</text:p>
          </table:table-cell>
          <table:table-cell office:value-type="float" office:value="44210000">
            <text:p>44210000</text:p>
          </table:table-cell>
          <table:table-cell office:value-type="string">
            <text:p>C5354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F1</text:p>
          </table:table-cell>
          <table:table-cell office:value-type="string">
            <text:p>Alexandria Region</text:p>
          </table:table-cell>
          <table:table-cell/>
          <table:table-cell office:value-type="string">
            <text:p>Blue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13031E+015">
            <text:p>7730316130310000</text:p>
          </table:table-cell>
          <table:table-cell office:value-type="float" office:value="3.132323132E+031">
            <text:p>31323231320000000000000000000000</text:p>
          </table:table-cell>
          <table:table-cell office:value-type="float" office:value="46">
            <text:p>0046</text:p>
          </table:table-cell>
          <table:table-cell office:value-type="float" office:value="2">
            <text:p>0002</text:p>
          </table:table-cell>
          <table:table-cell table:number-columns-repeated="3" office:value-type="float" office:value="0">
            <text:p>0000</text:p>
          </table:table-cell>
          <table:table-cell office:value-type="float" office:value="1">
            <text:p>0001</text:p>
          </table:table-cell>
          <table:table-cell office:value-type="string">
            <text:p>4694AC00</text:p>
          </table:table-cell>
          <table:table-cell office:value-type="float" office:value="0">
            <text:p>00000000</text:p>
          </table:table-cell>
          <table:table-cell office:value-type="float" office:value="46273000">
            <text:p>46273000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F2</text:p>
          </table:table-cell>
          <table:table-cell office:value-type="string">
            <text:p>Maella Region</text:p>
          </table:table-cell>
          <table:table-cell/>
          <table:table-cell office:value-type="string">
            <text:p>Blue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23031E+015">
            <text:p>7730316230310000</text:p>
          </table:table-cell>
          <table:table-cell office:value-type="float" office:value="3.132323231E+031">
            <text:p>31323232310000000000000000000000</text:p>
          </table:table-cell>
          <table:table-cell office:value-type="float" office:value="46">
            <text:p>0046</text:p>
          </table:table-cell>
          <table:table-cell office:value-type="float" office:value="2">
            <text:p>0002</text:p>
          </table:table-cell>
          <table:table-cell table:number-columns-repeated="3" office:value-type="float" office:value="0">
            <text:p>0000</text:p>
          </table:table-cell>
          <table:table-cell office:value-type="float" office:value="2">
            <text:p>0002</text:p>
          </table:table-cell>
          <table:table-cell office:value-type="string">
            <text:p>C634A000</text:p>
          </table:table-cell>
          <table:table-cell office:value-type="float" office:value="42540000">
            <text:p>42540000</text:p>
          </table:table-cell>
          <table:table-cell office:value-type="string">
            <text:p>C5B34000</text:p>
          </table:table-cell>
          <table:table-cell office:value-type="string">
            <text:p>C2E2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F3</text:p>
          </table:table-cell>
          <table:table-cell office:value-type="string">
            <text:p>Maella Region</text:p>
          </table:table-cell>
          <table:table-cell/>
          <table:table-cell office:value-type="string">
            <text:p>Blue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23031E+015">
            <text:p>7730316230310000</text:p>
          </table:table-cell>
          <table:table-cell office:value-type="float" office:value="3.132323232E+031">
            <text:p>31323232320000000000000000000000</text:p>
          </table:table-cell>
          <table:table-cell office:value-type="float" office:value="46">
            <text:p>0046</text:p>
          </table:table-cell>
          <table:table-cell office:value-type="float" office:value="2">
            <text:p>0002</text:p>
          </table:table-cell>
          <table:table-cell table:number-columns-repeated="3" office:value-type="float" office:value="0">
            <text:p>0000</text:p>
          </table:table-cell>
          <table:table-cell office:value-type="float" office:value="2">
            <text:p>0002</text:p>
          </table:table-cell>
          <table:table-cell office:value-type="string">
            <text:p>C58B6800</text:p>
          </table:table-cell>
          <table:table-cell office:value-type="float" office:value="43670000">
            <text:p>43670000</text:p>
          </table:table-cell>
          <table:table-cell office:value-type="string">
            <text:p>C5036000</text:p>
          </table:table-cell>
          <table:table-cell office:value-type="string">
            <text:p>C2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F4</text:p>
          </table:table-cell>
          <table:table-cell office:value-type="string">
            <text:p>Kingdom of Ascantha</text:p>
          </table:table-cell>
          <table:table-cell/>
          <table:table-cell office:value-type="string">
            <text:p>Blue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23031E+015">
            <text:p>7730316230310000</text:p>
          </table:table-cell>
          <table:table-cell office:value-type="float" office:value="3.132323233E+031">
            <text:p>31323232330000000000000000000000</text:p>
          </table:table-cell>
          <table:table-cell office:value-type="float" office:value="46">
            <text:p>0046</text:p>
          </table:table-cell>
          <table:table-cell office:value-type="float" office:value="2">
            <text:p>0002</text:p>
          </table:table-cell>
          <table:table-cell table:number-columns-repeated="3" office:value-type="float" office:value="0">
            <text:p>0000</text:p>
          </table:table-cell>
          <table:table-cell office:value-type="float" office:value="2">
            <text:p>0002</text:p>
          </table:table-cell>
          <table:table-cell office:value-type="string">
            <text:p>4646E800</text:p>
          </table:table-cell>
          <table:table-cell office:value-type="string">
            <text:p>43B50000</text:p>
          </table:table-cell>
          <table:table-cell office:value-type="string">
            <text:p>C518F000</text:p>
          </table:table-cell>
          <table:table-cell office:value-type="string">
            <text:p>C2CA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F5</text:p>
          </table:table-cell>
          <table:table-cell office:value-type="string">
            <text:p>Kingdom of Ascantha</text:p>
          </table:table-cell>
          <table:table-cell/>
          <table:table-cell office:value-type="string">
            <text:p>Blue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23031E+015">
            <text:p>7730316230310000</text:p>
          </table:table-cell>
          <table:table-cell office:value-type="float" office:value="3.132323234E+031">
            <text:p>31323232340000000000000000000000</text:p>
          </table:table-cell>
          <table:table-cell office:value-type="float" office:value="46">
            <text:p>0046</text:p>
          </table:table-cell>
          <table:table-cell office:value-type="float" office:value="2">
            <text:p>0002</text:p>
          </table:table-cell>
          <table:table-cell table:number-columns-repeated="3" office:value-type="float" office:value="0">
            <text:p>0000</text:p>
          </table:table-cell>
          <table:table-cell office:value-type="float" office:value="2">
            <text:p>0002</text:p>
          </table:table-cell>
          <table:table-cell office:value-type="float" office:value="46981400">
            <text:p>46981400</text:p>
          </table:table-cell>
          <table:table-cell office:value-type="string">
            <text:p>4416C000</text:p>
          </table:table-cell>
          <table:table-cell office:value-type="string">
            <text:p>42E60000</text:p>
          </table:table-cell>
          <table:table-cell office:value-type="float" office:value="43160000">
            <text:p>4316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F6</text:p>
          </table:table-cell>
          <table:table-cell office:value-type="string">
            <text:p>Pickham Region</text:p>
          </table:table-cell>
          <table:table-cell/>
          <table:table-cell office:value-type="string">
            <text:p>Blue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23032E+015">
            <text:p>7730316230320000</text:p>
          </table:table-cell>
          <table:table-cell office:value-type="float" office:value="3.132323431E+031">
            <text:p>31323234310000000000000000000000</text:p>
          </table:table-cell>
          <table:table-cell office:value-type="float" office:value="46">
            <text:p>0046</text:p>
          </table:table-cell>
          <table:table-cell office:value-type="float" office:value="2">
            <text:p>0002</text:p>
          </table:table-cell>
          <table:table-cell table:number-columns-repeated="3" office:value-type="float" office:value="0">
            <text:p>0000</text:p>
          </table:table-cell>
          <table:table-cell office:value-type="float" office:value="2">
            <text:p>0002</text:p>
          </table:table-cell>
          <table:table-cell office:value-type="string">
            <text:p>42D80000</text:p>
          </table:table-cell>
          <table:table-cell office:value-type="string">
            <text:p>429A0000</text:p>
          </table:table-cell>
          <table:table-cell office:value-type="string">
            <text:p>C4074000</text:p>
          </table:table-cell>
          <table:table-cell office:value-type="string">
            <text:p>C2AE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F7</text:p>
          </table:table-cell>
          <table:table-cell office:value-type="string">
            <text:p>Pickham Region</text:p>
          </table:table-cell>
          <table:table-cell/>
          <table:table-cell office:value-type="string">
            <text:p>Blue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23032E+015">
            <text:p>7730316230320000</text:p>
          </table:table-cell>
          <table:table-cell office:value-type="float" office:value="3.132323432E+031">
            <text:p>31323234320000000000000000000000</text:p>
          </table:table-cell>
          <table:table-cell office:value-type="float" office:value="46">
            <text:p>0046</text:p>
          </table:table-cell>
          <table:table-cell office:value-type="float" office:value="2">
            <text:p>0002</text:p>
          </table:table-cell>
          <table:table-cell table:number-columns-repeated="3" office:value-type="float" office:value="0">
            <text:p>0000</text:p>
          </table:table-cell>
          <table:table-cell office:value-type="float" office:value="9">
            <text:p>0009</text:p>
          </table:table-cell>
          <table:table-cell office:value-type="string">
            <text:p>465F1C00</text:p>
          </table:table-cell>
          <table:table-cell office:value-type="string">
            <text:p>C2480000</text:p>
          </table:table-cell>
          <table:table-cell office:value-type="string">
            <text:p>C5096000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F8</text:p>
          </table:table-cell>
          <table:table-cell office:value-type="string">
            <text:p>Baccarat Region</text:p>
          </table:table-cell>
          <table:table-cell/>
          <table:table-cell office:value-type="string">
            <text:p>Blue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33031E+015">
            <text:p>7730316330310000</text:p>
          </table:table-cell>
          <table:table-cell office:value-type="float" office:value="3.132323631E+031">
            <text:p>31323236310000000000000000000000</text:p>
          </table:table-cell>
          <table:table-cell office:value-type="float" office:value="46">
            <text:p>0046</text:p>
          </table:table-cell>
          <table:table-cell office:value-type="float" office:value="2">
            <text:p>0002</text:p>
          </table:table-cell>
          <table:table-cell table:number-columns-repeated="3" office:value-type="float" office:value="0">
            <text:p>0000</text:p>
          </table:table-cell>
          <table:table-cell office:value-type="float" office:value="4">
            <text:p>0004</text:p>
          </table:table-cell>
          <table:table-cell office:value-type="string">
            <text:p>C55F2000</text:p>
          </table:table-cell>
          <table:table-cell office:value-type="float" office:value="43500000">
            <text:p>43500000</text:p>
          </table:table-cell>
          <table:table-cell office:value-type="string">
            <text:p>4566A000</text:p>
          </table:table-cell>
          <table:table-cell office:value-type="string">
            <text:p>42C8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F9</text:p>
          </table:table-cell>
          <table:table-cell office:value-type="string">
            <text:p>Baccarat Region</text:p>
          </table:table-cell>
          <table:table-cell/>
          <table:table-cell office:value-type="string">
            <text:p>Blue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33031E+015">
            <text:p>7730316330310000</text:p>
          </table:table-cell>
          <table:table-cell office:value-type="float" office:value="3.132323632E+031">
            <text:p>31323236320000000000000000000000</text:p>
          </table:table-cell>
          <table:table-cell office:value-type="float" office:value="46">
            <text:p>0046</text:p>
          </table:table-cell>
          <table:table-cell office:value-type="float" office:value="2">
            <text:p>0002</text:p>
          </table:table-cell>
          <table:table-cell table:number-columns-repeated="3" office:value-type="float" office:value="0">
            <text:p>0000</text:p>
          </table:table-cell>
          <table:table-cell office:value-type="float" office:value="4">
            <text:p>0004</text:p>
          </table:table-cell>
          <table:table-cell office:value-type="string">
            <text:p>4585C000</text:p>
          </table:table-cell>
          <table:table-cell office:value-type="float" office:value="43820000">
            <text:p>43820000</text:p>
          </table:table-cell>
          <table:table-cell office:value-type="string">
            <text:p>C5EBF000</text:p>
          </table:table-cell>
          <table:table-cell office:value-type="string">
            <text:p>C1F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FA</text:p>
          </table:table-cell>
          <table:table-cell office:value-type="string">
            <text:p>Eastern Argonia</text:p>
          </table:table-cell>
          <table:table-cell table:style-name="Default"/>
          <table:table-cell office:value-type="string">
            <text:p>Blue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33032E+015">
            <text:p>7730316330320000</text:p>
          </table:table-cell>
          <table:table-cell office:value-type="float" office:value="3.132323831E+031">
            <text:p>31323238310000000000000000000000</text:p>
          </table:table-cell>
          <table:table-cell office:value-type="float" office:value="46">
            <text:p>0046</text:p>
          </table:table-cell>
          <table:table-cell office:value-type="float" office:value="2">
            <text:p>0002</text:p>
          </table:table-cell>
          <table:table-cell table:number-columns-repeated="3" office:value-type="float" office:value="0">
            <text:p>0000</text:p>
          </table:table-cell>
          <table:table-cell office:value-type="float" office:value="4">
            <text:p>0004</text:p>
          </table:table-cell>
          <table:table-cell office:value-type="string">
            <text:p>C4048000</text:p>
          </table:table-cell>
          <table:table-cell office:value-type="string">
            <text:p>441BC000</text:p>
          </table:table-cell>
          <table:table-cell office:value-type="string">
            <text:p>C500C000</text:p>
          </table:table-cell>
          <table:table-cell office:value-type="string">
            <text:p>C28C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FB</text:p>
          </table:table-cell>
          <table:table-cell office:value-type="string">
            <text:p>Eastern Argonia</text:p>
          </table:table-cell>
          <table:table-cell table:style-name="Default"/>
          <table:table-cell office:value-type="string">
            <text:p>Blue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33032E+015">
            <text:p>7730316330320000</text:p>
          </table:table-cell>
          <table:table-cell office:value-type="float" office:value="3.132323832E+031">
            <text:p>31323238320000000000000000000000</text:p>
          </table:table-cell>
          <table:table-cell office:value-type="float" office:value="46">
            <text:p>0046</text:p>
          </table:table-cell>
          <table:table-cell office:value-type="float" office:value="2">
            <text:p>0002</text:p>
          </table:table-cell>
          <table:table-cell table:number-columns-repeated="3" office:value-type="float" office:value="0">
            <text:p>0000</text:p>
          </table:table-cell>
          <table:table-cell office:value-type="float" office:value="4">
            <text:p>0004</text:p>
          </table:table-cell>
          <table:table-cell office:value-type="string">
            <text:p>45B2C000</text:p>
          </table:table-cell>
          <table:table-cell office:value-type="string">
            <text:p>43CB0000</text:p>
          </table:table-cell>
          <table:table-cell office:value-type="string">
            <text:p>C6115000</text:p>
          </table:table-cell>
          <table:table-cell office:value-type="float" office:value="42700000">
            <text:p>427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FC</text:p>
          </table:table-cell>
          <table:table-cell office:value-type="string">
            <text:p>Western Argonia</text:p>
          </table:table-cell>
          <table:table-cell table:style-name="Default"/>
          <table:table-cell office:value-type="string">
            <text:p>Blue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33032E+015">
            <text:p>7730316330320000</text:p>
          </table:table-cell>
          <table:table-cell office:value-type="float" office:value="3.132323833E+031">
            <text:p>31323238330000000000000000000000</text:p>
          </table:table-cell>
          <table:table-cell office:value-type="float" office:value="46">
            <text:p>0046</text:p>
          </table:table-cell>
          <table:table-cell office:value-type="float" office:value="2">
            <text:p>0002</text:p>
          </table:table-cell>
          <table:table-cell table:number-columns-repeated="3" office:value-type="float" office:value="0">
            <text:p>0000</text:p>
          </table:table-cell>
          <table:table-cell office:value-type="string">
            <text:p>000A</text:p>
          </table:table-cell>
          <table:table-cell office:value-type="string">
            <text:p>C673E800</text:p>
          </table:table-cell>
          <table:table-cell office:value-type="float" office:value="44480000">
            <text:p>44480000</text:p>
          </table:table-cell>
          <table:table-cell office:value-type="string">
            <text:p>44AB4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FD</text:p>
          </table:table-cell>
          <table:table-cell office:value-type="string">
            <text:p>Desert</text:p>
          </table:table-cell>
          <table:table-cell/>
          <table:table-cell office:value-type="string">
            <text:p>Blue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33033E+015">
            <text:p>7730316330330000</text:p>
          </table:table-cell>
          <table:table-cell office:value-type="float" office:value="3.132333031E+031">
            <text:p>31323330310000000000000000000000</text:p>
          </table:table-cell>
          <table:table-cell office:value-type="float" office:value="46">
            <text:p>0046</text:p>
          </table:table-cell>
          <table:table-cell office:value-type="float" office:value="2">
            <text:p>0002</text:p>
          </table:table-cell>
          <table:table-cell table:number-columns-repeated="3" office:value-type="float" office:value="0">
            <text:p>0000</text:p>
          </table:table-cell>
          <table:table-cell office:value-type="float" office:value="4">
            <text:p>0004</text:p>
          </table:table-cell>
          <table:table-cell office:value-type="string">
            <text:p>C5960000</text:p>
          </table:table-cell>
          <table:table-cell office:value-type="float" office:value="41980000">
            <text:p>41980000</text:p>
          </table:table-cell>
          <table:table-cell office:value-type="string">
            <text:p>C51E2000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FE</text:p>
          </table:table-cell>
          <table:table-cell office:value-type="string">
            <text:p>Desert</text:p>
          </table:table-cell>
          <table:table-cell/>
          <table:table-cell office:value-type="string">
            <text:p>Blue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33033E+015">
            <text:p>7730316330330000</text:p>
          </table:table-cell>
          <table:table-cell office:value-type="float" office:value="3.132333032E+031">
            <text:p>31323330320000000000000000000000</text:p>
          </table:table-cell>
          <table:table-cell office:value-type="float" office:value="46">
            <text:p>0046</text:p>
          </table:table-cell>
          <table:table-cell office:value-type="float" office:value="2">
            <text:p>0002</text:p>
          </table:table-cell>
          <table:table-cell table:number-columns-repeated="3" office:value-type="float" office:value="0">
            <text:p>0000</text:p>
          </table:table-cell>
          <table:table-cell office:value-type="float" office:value="4">
            <text:p>0004</text:p>
          </table:table-cell>
          <table:table-cell office:value-type="float" office:value="44910000">
            <text:p>44910000</text:p>
          </table:table-cell>
          <table:table-cell office:value-type="string">
            <text:p>41D80000</text:p>
          </table:table-cell>
          <table:table-cell office:value-type="string">
            <text:p>4496A000</text:p>
          </table:table-cell>
          <table:table-cell office:value-type="string">
            <text:p>42DC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4FF</text:p>
          </table:table-cell>
          <table:table-cell office:value-type="string">
            <text:p>Arcadia Region</text:p>
          </table:table-cell>
          <table:table-cell/>
          <table:table-cell office:value-type="string">
            <text:p>Blue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43031E+015">
            <text:p>7730316430310000</text:p>
          </table:table-cell>
          <table:table-cell office:value-type="float" office:value="3.132333231E+031">
            <text:p>31323332310000000000000000000000</text:p>
          </table:table-cell>
          <table:table-cell office:value-type="float" office:value="46">
            <text:p>0046</text:p>
          </table:table-cell>
          <table:table-cell office:value-type="float" office:value="2">
            <text:p>0002</text:p>
          </table:table-cell>
          <table:table-cell table:number-columns-repeated="3" office:value-type="float" office:value="0">
            <text:p>0000</text:p>
          </table:table-cell>
          <table:table-cell office:value-type="float" office:value="5">
            <text:p>0005</text:p>
          </table:table-cell>
          <table:table-cell office:value-type="string">
            <text:p>C40E8000</text:p>
          </table:table-cell>
          <table:table-cell office:value-type="float" office:value="44910000">
            <text:p>44910000</text:p>
          </table:table-cell>
          <table:table-cell office:value-type="string">
            <text:p>448AC000</text:p>
          </table:table-cell>
          <table:table-cell office:value-type="string">
            <text:p>C2C8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500">
            <text:p>0500</text:p>
          </table:table-cell>
          <table:table-cell office:value-type="string">
            <text:p>Arcadia Region</text:p>
          </table:table-cell>
          <table:table-cell/>
          <table:table-cell office:value-type="string">
            <text:p>Blue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43031E+015">
            <text:p>7730316430310000</text:p>
          </table:table-cell>
          <table:table-cell office:value-type="float" office:value="3.132333232E+031">
            <text:p>31323332320000000000000000000000</text:p>
          </table:table-cell>
          <table:table-cell office:value-type="float" office:value="46">
            <text:p>0046</text:p>
          </table:table-cell>
          <table:table-cell office:value-type="float" office:value="2">
            <text:p>0002</text:p>
          </table:table-cell>
          <table:table-cell table:number-columns-repeated="3" office:value-type="float" office:value="0">
            <text:p>0000</text:p>
          </table:table-cell>
          <table:table-cell office:value-type="float" office:value="5">
            <text:p>0005</text:p>
          </table:table-cell>
          <table:table-cell office:value-type="string">
            <text:p>45A19000</text:p>
          </table:table-cell>
          <table:table-cell office:value-type="string">
            <text:p>44BCE000</text:p>
          </table:table-cell>
          <table:table-cell office:value-type="string">
            <text:p>C58C5000</text:p>
          </table:table-cell>
          <table:table-cell office:value-type="string">
            <text:p>C2A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501">
            <text:p>0501</text:p>
          </table:table-cell>
          <table:table-cell office:value-type="string">
            <text:p>Blizzard Peaks</text:p>
          </table:table-cell>
          <table:table-cell/>
          <table:table-cell office:value-type="string">
            <text:p>Blue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53031E+015">
            <text:p>7730316530310000</text:p>
          </table:table-cell>
          <table:table-cell office:value-type="float" office:value="3.132333431E+031">
            <text:p>31323334310000000000000000000000</text:p>
          </table:table-cell>
          <table:table-cell office:value-type="float" office:value="46">
            <text:p>0046</text:p>
          </table:table-cell>
          <table:table-cell office:value-type="float" office:value="2">
            <text:p>0002</text:p>
          </table:table-cell>
          <table:table-cell table:number-columns-repeated="3" office:value-type="float" office:value="0">
            <text:p>0000</text:p>
          </table:table-cell>
          <table:table-cell office:value-type="float" office:value="5">
            <text:p>0005</text:p>
          </table:table-cell>
          <table:table-cell office:value-type="string">
            <text:p>C5910000</text:p>
          </table:table-cell>
          <table:table-cell office:value-type="string">
            <text:p>44B92000</text:p>
          </table:table-cell>
          <table:table-cell office:value-type="string">
            <text:p>C5156000</text:p>
          </table:table-cell>
          <table:table-cell office:value-type="float" office:value="42480000">
            <text:p>4248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502">
            <text:p>0502</text:p>
          </table:table-cell>
          <table:table-cell office:value-type="string">
            <text:p>Holy Isle of Neos</text:p>
          </table:table-cell>
          <table:table-cell/>
          <table:table-cell office:value-type="string">
            <text:p>Blue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63031E+015">
            <text:p>7730316630310000</text:p>
          </table:table-cell>
          <table:table-cell office:value-type="float" office:value="3.132333631E+031">
            <text:p>31323336310000000000000000000000</text:p>
          </table:table-cell>
          <table:table-cell office:value-type="float" office:value="46">
            <text:p>0046</text:p>
          </table:table-cell>
          <table:table-cell office:value-type="float" office:value="2">
            <text:p>0002</text:p>
          </table:table-cell>
          <table:table-cell table:number-columns-repeated="3" office:value-type="float" office:value="0">
            <text:p>0000</text:p>
          </table:table-cell>
          <table:table-cell office:value-type="float" office:value="3">
            <text:p>0003</text:p>
          </table:table-cell>
          <table:table-cell office:value-type="string">
            <text:p>C4278000</text:p>
          </table:table-cell>
          <table:table-cell office:value-type="float" office:value="43000000">
            <text:p>43000000</text:p>
          </table:table-cell>
          <table:table-cell office:value-type="string">
            <text:p>454EB000</text:p>
          </table:table-cell>
          <table:table-cell office:value-type="string">
            <text:p>C32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503">
            <text:p>0503</text:p>
          </table:table-cell>
          <table:table-cell office:value-type="string">
            <text:p>Northwest Isle</text:p>
          </table:table-cell>
          <table:table-cell/>
          <table:table-cell office:value-type="string">
            <text:p>Blue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73031E+015">
            <text:p>7730316730310000</text:p>
          </table:table-cell>
          <table:table-cell office:value-type="float" office:value="3.132333831E+031">
            <text:p>31323338310000000000000000000000</text:p>
          </table:table-cell>
          <table:table-cell office:value-type="float" office:value="46">
            <text:p>0046</text:p>
          </table:table-cell>
          <table:table-cell office:value-type="float" office:value="2">
            <text:p>0002</text:p>
          </table:table-cell>
          <table:table-cell table:number-columns-repeated="3" office:value-type="float" office:value="0">
            <text:p>0000</text:p>
          </table:table-cell>
          <table:table-cell office:value-type="float" office:value="4">
            <text:p>0004</text:p>
          </table:table-cell>
          <table:table-cell office:value-type="string">
            <text:p>44EDE000</text:p>
          </table:table-cell>
          <table:table-cell office:value-type="string">
            <text:p>431F0000</text:p>
          </table:table-cell>
          <table:table-cell office:value-type="string">
            <text:p>4469C000</text:p>
          </table:table-cell>
          <table:table-cell office:value-type="string">
            <text:p>C1F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504">
            <text:p>0504</text:p>
          </table:table-cell>
          <table:table-cell office:value-type="string">
            <text:p>Isolated Plateau</text:p>
          </table:table-cell>
          <table:table-cell/>
          <table:table-cell office:value-type="string">
            <text:p>Blue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83031E+015">
            <text:p>7730316830310000</text:p>
          </table:table-cell>
          <table:table-cell office:value-type="float" office:value="3.132343031E+031">
            <text:p>31323430310000000000000000000000</text:p>
          </table:table-cell>
          <table:table-cell office:value-type="float" office:value="46">
            <text:p>0046</text:p>
          </table:table-cell>
          <table:table-cell office:value-type="float" office:value="2">
            <text:p>0002</text:p>
          </table:table-cell>
          <table:table-cell table:number-columns-repeated="3" office:value-type="float" office:value="0">
            <text:p>0000</text:p>
          </table:table-cell>
          <table:table-cell office:value-type="float" office:value="5">
            <text:p>0005</text:p>
          </table:table-cell>
          <table:table-cell office:value-type="float" office:value="45344000">
            <text:p>45344000</text:p>
          </table:table-cell>
          <table:table-cell office:value-type="string">
            <text:p>44E38000</text:p>
          </table:table-cell>
          <table:table-cell office:value-type="string">
            <text:p>C5692000</text:p>
          </table:table-cell>
          <table:table-cell office:value-type="string">
            <text:p>C1A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505">
            <text:p>0505</text:p>
          </table:table-cell>
          <table:table-cell office:value-type="string">
            <text:p>Savella Area</text:p>
          </table:table-cell>
          <table:table-cell/>
          <table:table-cell office:value-type="string">
            <text:p>Blue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float" office:value="7.73031693031E+015">
            <text:p>7730316930310000</text:p>
          </table:table-cell>
          <table:table-cell office:value-type="float" office:value="3.132343231E+031">
            <text:p>31323432310000000000000000000000</text:p>
          </table:table-cell>
          <table:table-cell office:value-type="float" office:value="46">
            <text:p>0046</text:p>
          </table:table-cell>
          <table:table-cell office:value-type="float" office:value="2">
            <text:p>0002</text:p>
          </table:table-cell>
          <table:table-cell table:number-columns-repeated="3" office:value-type="float" office:value="0">
            <text:p>0000</text:p>
          </table:table-cell>
          <table:table-cell office:value-type="float" office:value="3">
            <text:p>0003</text:p>
          </table:table-cell>
          <table:table-cell office:value-type="string">
            <text:p>C47F0000</text:p>
          </table:table-cell>
          <table:table-cell office:value-type="float" office:value="43670000">
            <text:p>43670000</text:p>
          </table:table-cell>
          <table:table-cell office:value-type="string">
            <text:p>44A64000</text:p>
          </table:table-cell>
          <table:table-cell office:value-type="string">
            <text:p>C1F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506">
            <text:p>0506</text:p>
          </table:table-cell>
          <table:table-cell office:value-type="string">
            <text:p>Untrodden Groves</text:p>
          </table:table-cell>
          <table:table-cell/>
          <table:table-cell office:value-type="string">
            <text:p>Blue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string">
            <text:p>7730316A30310000</text:p>
          </table:table-cell>
          <table:table-cell office:value-type="float" office:value="3.132343431E+031">
            <text:p>31323434310000000000000000000000</text:p>
          </table:table-cell>
          <table:table-cell office:value-type="float" office:value="46">
            <text:p>0046</text:p>
          </table:table-cell>
          <table:table-cell office:value-type="float" office:value="2">
            <text:p>0002</text:p>
          </table:table-cell>
          <table:table-cell table:number-columns-repeated="3" office:value-type="float" office:value="0">
            <text:p>0000</text:p>
          </table:table-cell>
          <table:table-cell office:value-type="float" office:value="5">
            <text:p>0005</text:p>
          </table:table-cell>
          <table:table-cell office:value-type="string">
            <text:p>C53EC000</text:p>
          </table:table-cell>
          <table:table-cell office:value-type="float" office:value="44470000">
            <text:p>44470000</text:p>
          </table:table-cell>
          <table:table-cell office:value-type="string">
            <text:p>C4068000</text:p>
          </table:table-cell>
          <table:table-cell office:value-type="float" office:value="43020000">
            <text:p>4302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507">
            <text:p>0507</text:p>
          </table:table-cell>
          <table:table-cell office:value-type="string">
            <text:p>World of Darkness</text:p>
          </table:table-cell>
          <table:table-cell/>
          <table:table-cell office:value-type="string">
            <text:p>Blue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string">
            <text:p>7730316B30310000</text:p>
          </table:table-cell>
          <table:table-cell office:value-type="float" office:value="3.132343631E+031">
            <text:p>31323436310000000000000000000000</text:p>
          </table:table-cell>
          <table:table-cell office:value-type="float" office:value="46">
            <text:p>0046</text:p>
          </table:table-cell>
          <table:table-cell office:value-type="float" office:value="2">
            <text:p>0002</text:p>
          </table:table-cell>
          <table:table-cell table:number-columns-repeated="3" office:value-type="float" office:value="0">
            <text:p>0000</text:p>
          </table:table-cell>
          <table:table-cell office:value-type="float" office:value="5">
            <text:p>0005</text:p>
          </table:table-cell>
          <table:table-cell office:value-type="float" office:value="45344000">
            <text:p>45344000</text:p>
          </table:table-cell>
          <table:table-cell office:value-type="string">
            <text:p>44E38000</text:p>
          </table:table-cell>
          <table:table-cell office:value-type="string">
            <text:p>C5692000</text:p>
          </table:table-cell>
          <table:table-cell office:value-type="string">
            <text:p>C1A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508">
            <text:p>0508</text:p>
          </table:table-cell>
          <table:table-cell office:value-type="string">
            <text:p>Princess Minnie's Island</text:p>
          </table:table-cell>
          <table:table-cell/>
          <table:table-cell office:value-type="string">
            <text:p>Blue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73031E+015">
            <text:p>7730310000000000</text:p>
          </table:table-cell>
          <table:table-cell office:value-type="string">
            <text:p>7730316F30310000</text:p>
          </table:table-cell>
          <table:table-cell office:value-type="float" office:value="3.132343831E+031">
            <text:p>31323438310000000000000000000000</text:p>
          </table:table-cell>
          <table:table-cell office:value-type="float" office:value="46">
            <text:p>0046</text:p>
          </table:table-cell>
          <table:table-cell office:value-type="float" office:value="2">
            <text:p>0002</text:p>
          </table:table-cell>
          <table:table-cell table:number-columns-repeated="3" office:value-type="float" office:value="0">
            <text:p>0000</text:p>
          </table:table-cell>
          <table:table-cell office:value-type="float" office:value="3">
            <text:p>0003</text:p>
          </table:table-cell>
          <table:table-cell office:value-type="string">
            <text:p>C5084000</text:p>
          </table:table-cell>
          <table:table-cell office:value-type="float" office:value="41100000">
            <text:p>41100000</text:p>
          </table:table-cell>
          <table:table-cell office:value-type="string">
            <text:p>442F0000</text:p>
          </table:table-cell>
          <table:table-cell office:value-type="string">
            <text:p>42F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509">
            <text:p>0509</text:p>
          </table:table-cell>
          <table:table-cell office:value-type="string">
            <text:p>Castle Trodain</text:p>
          </table:table-cell>
          <table:table-cell office:value-type="string">
            <text:p>Restored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5E+015">
            <text:p>6330350000000000</text:p>
          </table:table-cell>
          <table:table-cell office:value-type="float" office:value="6.33035693032E+015">
            <text:p>6330356930320000</text:p>
          </table:table-cell>
          <table:table-cell office:value-type="string">
            <text:p>633035693032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0E47AE</text:p>
          </table:table-cell>
          <table:table-cell office:value-type="string">
            <text:p>431F0000</text:p>
          </table:table-cell>
          <table:table-cell office:value-type="string">
            <text:p>C3A8999A</text:p>
          </table:table-cell>
          <table:table-cell office:value-type="float" office:value="0">
            <text:p>00000000</text:p>
          </table:table-cell>
          <table:table-cell office:value-type="string">
            <text:p>6330316930322D746172752D31000000</text:p>
          </table:table-cell>
          <table:table-cell table:number-columns-repeated="1004"/>
        </table:table-row>
        <table:table-row table:style-name="ro1">
          <table:table-cell office:value-type="string">
            <text:p>050A</text:p>
          </table:table-cell>
          <table:table-cell office:value-type="string">
            <text:p>Castle Trodain</text:p>
          </table:table-cell>
          <table:table-cell office:value-type="string">
            <text:p>Restored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5E+015">
            <text:p>6330350000000000</text:p>
          </table:table-cell>
          <table:table-cell office:value-type="float" office:value="6.33035693032E+015">
            <text:p>6330356930320000</text:p>
          </table:table-cell>
          <table:table-cell office:value-type="string">
            <text:p>6330356930322D746172752D32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0E47AE</text:p>
          </table:table-cell>
          <table:table-cell office:value-type="string">
            <text:p>431F0000</text:p>
          </table:table-cell>
          <table:table-cell office:value-type="string">
            <text:p>C39D8000</text:p>
          </table:table-cell>
          <table:table-cell office:value-type="float" office:value="0">
            <text:p>00000000</text:p>
          </table:table-cell>
          <table:table-cell office:value-type="string">
            <text:p>6330316930322D746172752D32000000</text:p>
          </table:table-cell>
          <table:table-cell table:number-columns-repeated="1004"/>
        </table:table-row>
        <table:table-row table:style-name="ro1">
          <table:table-cell office:value-type="string">
            <text:p>050B</text:p>
          </table:table-cell>
          <table:table-cell office:value-type="string">
            <text:p>Castle Trodain</text:p>
          </table:table-cell>
          <table:table-cell office:value-type="string">
            <text:p>Restored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5E+015">
            <text:p>6330350000000000</text:p>
          </table:table-cell>
          <table:table-cell office:value-type="float" office:value="6.33035693032E+015">
            <text:p>6330356930320000</text:p>
          </table:table-cell>
          <table:table-cell office:value-type="string">
            <text:p>6330356930322D746172752D33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0E47AE</text:p>
          </table:table-cell>
          <table:table-cell office:value-type="string">
            <text:p>431F0000</text:p>
          </table:table-cell>
          <table:table-cell office:value-type="string">
            <text:p>C3920000</text:p>
          </table:table-cell>
          <table:table-cell office:value-type="float" office:value="0">
            <text:p>00000000</text:p>
          </table:table-cell>
          <table:table-cell office:value-type="string">
            <text:p>6330316930322D746172752D33000000</text:p>
          </table:table-cell>
          <table:table-cell table:number-columns-repeated="1004"/>
        </table:table-row>
        <table:table-row table:style-name="ro1">
          <table:table-cell office:value-type="string">
            <text:p>050C</text:p>
          </table:table-cell>
          <table:table-cell office:value-type="string">
            <text:p>Castle Trodain</text:p>
          </table:table-cell>
          <table:table-cell office:value-type="string">
            <text:p>Restored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5E+015">
            <text:p>6330350000000000</text:p>
          </table:table-cell>
          <table:table-cell office:value-type="float" office:value="6.33035693032E+015">
            <text:p>6330356930320000</text:p>
          </table:table-cell>
          <table:table-cell office:value-type="string">
            <text:p>6330356930322D746172752D34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0E47AE</text:p>
          </table:table-cell>
          <table:table-cell office:value-type="string">
            <text:p>431F0000</text:p>
          </table:table-cell>
          <table:table-cell office:value-type="string">
            <text:p>C3864CCD</text:p>
          </table:table-cell>
          <table:table-cell office:value-type="float" office:value="0">
            <text:p>00000000</text:p>
          </table:table-cell>
          <table:table-cell office:value-type="string">
            <text:p>6330316930322D746172752D34000000</text:p>
          </table:table-cell>
          <table:table-cell table:number-columns-repeated="1004"/>
        </table:table-row>
        <table:table-row table:style-name="ro1">
          <table:table-cell office:value-type="string">
            <text:p>050D</text:p>
          </table:table-cell>
          <table:table-cell office:value-type="string">
            <text:p>Castle Trodain</text:p>
          </table:table-cell>
          <table:table-cell office:value-type="string">
            <text:p>Restored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5E+015">
            <text:p>6330350000000000</text:p>
          </table:table-cell>
          <table:table-cell office:value-type="float" office:value="6.33035693032E+015">
            <text:p>6330356930320000</text:p>
          </table:table-cell>
          <table:table-cell office:value-type="string">
            <text:p>6330356930322D746172752D35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23">
            <text:p>0123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0E47AE</text:p>
          </table:table-cell>
          <table:table-cell office:value-type="string">
            <text:p>431F0000</text:p>
          </table:table-cell>
          <table:table-cell office:value-type="string">
            <text:p>C3750000</text:p>
          </table:table-cell>
          <table:table-cell office:value-type="float" office:value="0">
            <text:p>00000000</text:p>
          </table:table-cell>
          <table:table-cell office:value-type="string">
            <text:p>6330316930322D746172752D35000000</text:p>
          </table:table-cell>
          <table:table-cell table:number-columns-repeated="1004"/>
        </table:table-row>
        <table:table-row table:style-name="ro1">
          <table:table-cell office:value-type="string">
            <text:p>050E</text:p>
          </table:table-cell>
          <table:table-cell office:value-type="string">
            <text:p>Castle Trodain</text:p>
          </table:table-cell>
          <table:table-cell office:value-type="string">
            <text:p>Restored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5E+015">
            <text:p>6330350000000000</text:p>
          </table:table-cell>
          <table:table-cell office:value-type="float" office:value="6.33035693032E+015">
            <text:p>6330356930320000</text:p>
          </table:table-cell>
          <table:table-cell office:value-type="string">
            <text:p>6330356930322D7475626F2D31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076148</text:p>
          </table:table-cell>
          <table:table-cell office:value-type="string">
            <text:p>431F0000</text:p>
          </table:table-cell>
          <table:table-cell office:value-type="string">
            <text:p>C3A80000</text:p>
          </table:table-cell>
          <table:table-cell office:value-type="float" office:value="0">
            <text:p>00000000</text:p>
          </table:table-cell>
          <table:table-cell office:value-type="string">
            <text:p>6330316930322D7475626F2D31000000</text:p>
          </table:table-cell>
          <table:table-cell table:number-columns-repeated="1004"/>
        </table:table-row>
        <table:table-row table:style-name="ro1">
          <table:table-cell office:value-type="string">
            <text:p>050F</text:p>
          </table:table-cell>
          <table:table-cell office:value-type="string">
            <text:p>Castle Trodain</text:p>
          </table:table-cell>
          <table:table-cell office:value-type="string">
            <text:p>Restored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5E+015">
            <text:p>6330350000000000</text:p>
          </table:table-cell>
          <table:table-cell office:value-type="float" office:value="6.33035693032E+015">
            <text:p>6330356930320000</text:p>
          </table:table-cell>
          <table:table-cell office:value-type="string">
            <text:p>6330356930322D7475626F2D32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40F5C39</text:p>
          </table:table-cell>
          <table:table-cell office:value-type="string">
            <text:p>431F0000</text:p>
          </table:table-cell>
          <table:table-cell office:value-type="string">
            <text:p>C3FE8189</text:p>
          </table:table-cell>
          <table:table-cell office:value-type="float" office:value="0">
            <text:p>00000000</text:p>
          </table:table-cell>
          <table:table-cell office:value-type="string">
            <text:p>6330316930322D7475626F2D32000000</text:p>
          </table:table-cell>
          <table:table-cell table:number-columns-repeated="1004"/>
        </table:table-row>
        <table:table-row table:style-name="ro1">
          <table:table-cell office:value-type="float" office:value="510">
            <text:p>0510</text:p>
          </table:table-cell>
          <table:table-cell office:value-type="string">
            <text:p>Castle Trodain</text:p>
          </table:table-cell>
          <table:table-cell office:value-type="string">
            <text:p>Restored</text:p>
          </table:table-cell>
          <table:table-cell office:value-type="string">
            <text:p>Sack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5E+015">
            <text:p>6330350000000000</text:p>
          </table:table-cell>
          <table:table-cell office:value-type="float" office:value="6.33035693032E+015">
            <text:p>6330356930320000</text:p>
          </table:table-cell>
          <table:table-cell office:value-type="string">
            <text:p>6330356930322D7361636B2D31000000</text:p>
          </table:table-cell>
          <table:table-cell office:value-type="string">
            <text:p>000B</text:p>
          </table:table-cell>
          <table:table-cell office:value-type="float" office:value="6">
            <text:p>0006</text:p>
          </table:table-cell>
          <table:table-cell office:value-type="float" office:value="0">
            <text:p>0000</text:p>
          </table:table-cell>
          <table:table-cell office:value-type="string">
            <text:p>00E1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049429</text:p>
          </table:table-cell>
          <table:table-cell office:value-type="string">
            <text:p>431F0000</text:p>
          </table:table-cell>
          <table:table-cell office:value-type="string">
            <text:p>C3BC0DF4</text:p>
          </table:table-cell>
          <table:table-cell office:value-type="float" office:value="0">
            <text:p>00000000</text:p>
          </table:table-cell>
          <table:table-cell office:value-type="string">
            <text:p>6330316930322D7361636B2D31000000</text:p>
          </table:table-cell>
          <table:table-cell table:number-columns-repeated="1004"/>
        </table:table-row>
        <table:table-row table:style-name="ro1">
          <table:table-cell office:value-type="float" office:value="511">
            <text:p>0511</text:p>
          </table:table-cell>
          <table:table-cell office:value-type="string">
            <text:p>Castle Trodain</text:p>
          </table:table-cell>
          <table:table-cell office:value-type="string">
            <text:p>Restored</text:p>
          </table:table-cell>
          <table:table-cell office:value-type="string">
            <text:p>Sack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5E+015">
            <text:p>6330350000000000</text:p>
          </table:table-cell>
          <table:table-cell office:value-type="float" office:value="6.33035693032E+015">
            <text:p>6330356930320000</text:p>
          </table:table-cell>
          <table:table-cell office:value-type="string">
            <text:p>6330356930322D7361636B2D32000000</text:p>
          </table:table-cell>
          <table:table-cell office:value-type="string">
            <text:p>000B</text:p>
          </table:table-cell>
          <table:table-cell office:value-type="float" office:value="6">
            <text:p>0006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400C45A</text:p>
          </table:table-cell>
          <table:table-cell office:value-type="string">
            <text:p>431F0000</text:p>
          </table:table-cell>
          <table:table-cell office:value-type="string">
            <text:p>C3BC0DF4</text:p>
          </table:table-cell>
          <table:table-cell office:value-type="float" office:value="0">
            <text:p>00000000</text:p>
          </table:table-cell>
          <table:table-cell office:value-type="string">
            <text:p>6330316930322D7361636B2D32000000</text:p>
          </table:table-cell>
          <table:table-cell table:number-columns-repeated="1004"/>
        </table:table-row>
        <table:table-row table:style-name="ro1">
          <table:table-cell office:value-type="float" office:value="512">
            <text:p>0512</text:p>
          </table:table-cell>
          <table:table-cell office:value-type="string">
            <text:p>Castle Trodain</text:p>
          </table:table-cell>
          <table:table-cell office:value-type="string">
            <text:p>Restored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5E+015">
            <text:p>6330350000000000</text:p>
          </table:table-cell>
          <table:table-cell office:value-type="float" office:value="6.33035693032E+015">
            <text:p>6330356930320000</text:p>
          </table:table-cell>
          <table:table-cell office:value-type="string">
            <text:p>6330356930322D626F6F6B2D31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408352F</text:p>
          </table:table-cell>
          <table:table-cell office:value-type="string">
            <text:p>431F0000</text:p>
          </table:table-cell>
          <table:table-cell office:value-type="string">
            <text:p>C3FE7A5E</text:p>
          </table:table-cell>
          <table:table-cell office:value-type="float" office:value="0">
            <text:p>00000000</text:p>
          </table:table-cell>
          <table:table-cell office:value-type="string">
            <text:p>6330316930322D626F6F6B2D31000000</text:p>
          </table:table-cell>
          <table:table-cell table:number-columns-repeated="1004"/>
        </table:table-row>
        <table:table-row table:style-name="ro1">
          <table:table-cell office:value-type="float" office:value="513">
            <text:p>0513</text:p>
          </table:table-cell>
          <table:table-cell office:value-type="string">
            <text:p>Castle Trodain</text:p>
          </table:table-cell>
          <table:table-cell office:value-type="string">
            <text:p>Restored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5E+015">
            <text:p>6330350000000000</text:p>
          </table:table-cell>
          <table:table-cell office:value-type="float" office:value="6.33035693032E+015">
            <text:p>6330356930320000</text:p>
          </table:table-cell>
          <table:table-cell office:value-type="string">
            <text:p>6330356930322D626F6F6B2D32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F2F127</text:p>
          </table:table-cell>
          <table:table-cell office:value-type="string">
            <text:p>431F0000</text:p>
          </table:table-cell>
          <table:table-cell office:value-type="string">
            <text:p>C48288A4</text:p>
          </table:table-cell>
          <table:table-cell office:value-type="string">
            <text:p>42B40000</text:p>
          </table:table-cell>
          <table:table-cell office:value-type="string">
            <text:p>6330316930322D626F6F6B2D32000000</text:p>
          </table:table-cell>
          <table:table-cell table:number-columns-repeated="1004"/>
        </table:table-row>
        <table:table-row table:style-name="ro1">
          <table:table-cell office:value-type="float" office:value="514">
            <text:p>0514</text:p>
          </table:table-cell>
          <table:table-cell office:value-type="string">
            <text:p>Castle Trodain</text:p>
          </table:table-cell>
          <table:table-cell office:value-type="string">
            <text:p>Restored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5E+015">
            <text:p>6330350000000000</text:p>
          </table:table-cell>
          <table:table-cell office:value-type="float" office:value="6.33035693032E+015">
            <text:p>6330356930320000</text:p>
          </table:table-cell>
          <table:table-cell office:value-type="string">
            <text:p>6330356930322D74616E73312D310000</text:p>
          </table:table-cell>
          <table:table-cell office:value-type="float" office:value="8">
            <text:p>0008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400AF9E</text:p>
          </table:table-cell>
          <table:table-cell office:value-type="string">
            <text:p>431F0000</text:p>
          </table:table-cell>
          <table:table-cell office:value-type="string">
            <text:p>C3FE6D2F</text:p>
          </table:table-cell>
          <table:table-cell office:value-type="float" office:value="0">
            <text:p>00000000</text:p>
          </table:table-cell>
          <table:table-cell office:value-type="string">
            <text:p>6330316930322D74616E73312D310000</text:p>
          </table:table-cell>
          <table:table-cell table:number-columns-repeated="1004"/>
        </table:table-row>
        <table:table-row table:style-name="ro1">
          <table:table-cell office:value-type="float" office:value="515">
            <text:p>0515</text:p>
          </table:table-cell>
          <table:table-cell office:value-type="string">
            <text:p>Castle Trodain</text:p>
          </table:table-cell>
          <table:table-cell office:value-type="string">
            <text:p>Restored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5E+015">
            <text:p>6330350000000000</text:p>
          </table:table-cell>
          <table:table-cell office:value-type="float" office:value="6.33035693032E+015">
            <text:p>6330356930320000</text:p>
          </table:table-cell>
          <table:table-cell office:value-type="string">
            <text:p>6330356930322D626F6F6B2D33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3F2F8B4</text:p>
          </table:table-cell>
          <table:table-cell office:value-type="string">
            <text:p>431F0000</text:p>
          </table:table-cell>
          <table:table-cell office:value-type="string">
            <text:p>C47D88F6</text:p>
          </table:table-cell>
          <table:table-cell office:value-type="string">
            <text:p>42B40000</text:p>
          </table:table-cell>
          <table:table-cell office:value-type="string">
            <text:p>6330316930322D626F6F6B2D33000000</text:p>
          </table:table-cell>
          <table:table-cell table:number-columns-repeated="1004"/>
        </table:table-row>
        <table:table-row table:style-name="ro1">
          <table:table-cell office:value-type="float" office:value="516">
            <text:p>0516</text:p>
          </table:table-cell>
          <table:table-cell office:value-type="string">
            <text:p>Castle Trodain</text:p>
          </table:table-cell>
          <table:table-cell office:value-type="string">
            <text:p>Restored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5E+015">
            <text:p>6330350000000000</text:p>
          </table:table-cell>
          <table:table-cell office:value-type="float" office:value="6.33035693032E+015">
            <text:p>6330356930320000</text:p>
          </table:table-cell>
          <table:table-cell office:value-type="string">
            <text:p>6330356930322D74626F782D31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float" office:value="18">
            <text:p>0018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CB43F8</text:p>
          </table:table-cell>
          <table:table-cell office:value-type="string">
            <text:p>431F0000</text:p>
          </table:table-cell>
          <table:table-cell office:value-type="string">
            <text:p>C30B8B02</text:p>
          </table:table-cell>
          <table:table-cell office:value-type="float" office:value="43340000">
            <text:p>43340000</text:p>
          </table:table-cell>
          <table:table-cell office:value-type="string">
            <text:p>6330316930322D74626F782D31000000</text:p>
          </table:table-cell>
          <table:table-cell table:number-columns-repeated="1004"/>
        </table:table-row>
        <table:table-row table:style-name="ro1">
          <table:table-cell office:value-type="float" office:value="517">
            <text:p>0517</text:p>
          </table:table-cell>
          <table:table-cell office:value-type="string">
            <text:p>Castle Trodain</text:p>
          </table:table-cell>
          <table:table-cell office:value-type="string">
            <text:p>Restored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5E+015">
            <text:p>6330350000000000</text:p>
          </table:table-cell>
          <table:table-cell office:value-type="float" office:value="6.33035693032E+015">
            <text:p>6330356930320000</text:p>
          </table:table-cell>
          <table:table-cell office:value-type="string">
            <text:p>6330356930322D74626F782D32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116">
            <text:p>0116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3B3EEFA</text:p>
          </table:table-cell>
          <table:table-cell office:value-type="string">
            <text:p>431F0000</text:p>
          </table:table-cell>
          <table:table-cell office:value-type="string">
            <text:p>C31487F0</text:p>
          </table:table-cell>
          <table:table-cell office:value-type="float" office:value="43340000">
            <text:p>43340000</text:p>
          </table:table-cell>
          <table:table-cell office:value-type="string">
            <text:p>6330316930322D74626F782D32000000</text:p>
          </table:table-cell>
          <table:table-cell table:number-columns-repeated="1004"/>
        </table:table-row>
        <table:table-row table:style-name="ro1">
          <table:table-cell office:value-type="float" office:value="518">
            <text:p>0518</text:p>
          </table:table-cell>
          <table:table-cell office:value-type="string">
            <text:p>Castle Trodain</text:p>
          </table:table-cell>
          <table:table-cell office:value-type="string">
            <text:p>Restored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5E+015">
            <text:p>6330350000000000</text:p>
          </table:table-cell>
          <table:table-cell office:value-type="float" office:value="6.33035693033E+015">
            <text:p>6330356930330000</text:p>
          </table:table-cell>
          <table:table-cell office:value-type="string">
            <text:p>6330356930332D626F6F6B2D31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float" office:value="43830852">
            <text:p>43830852</text:p>
          </table:table-cell>
          <table:table-cell office:value-type="float" office:value="43980396">
            <text:p>43980396</text:p>
          </table:table-cell>
          <table:table-cell office:value-type="string">
            <text:p>C3E05810</text:p>
          </table:table-cell>
          <table:table-cell office:value-type="string">
            <text:p>C2B40000</text:p>
          </table:table-cell>
          <table:table-cell office:value-type="string">
            <text:p>6330316930332D626F6F6B2D31000000</text:p>
          </table:table-cell>
          <table:table-cell table:number-columns-repeated="1004"/>
        </table:table-row>
        <table:table-row table:style-name="ro1">
          <table:table-cell office:value-type="float" office:value="519">
            <text:p>0519</text:p>
          </table:table-cell>
          <table:table-cell office:value-type="string">
            <text:p>Castle Trodain</text:p>
          </table:table-cell>
          <table:table-cell office:value-type="string">
            <text:p>Restored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5E+015">
            <text:p>6330350000000000</text:p>
          </table:table-cell>
          <table:table-cell office:value-type="float" office:value="6.33035693033E+015">
            <text:p>6330356930330000</text:p>
          </table:table-cell>
          <table:table-cell office:value-type="string">
            <text:p>6330356930332D626F6F6B2D32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float" office:value="43830852">
            <text:p>43830852</text:p>
          </table:table-cell>
          <table:table-cell office:value-type="float" office:value="43980396">
            <text:p>43980396</text:p>
          </table:table-cell>
          <table:table-cell office:value-type="string">
            <text:p>C3D0E5C3</text:p>
          </table:table-cell>
          <table:table-cell office:value-type="string">
            <text:p>C2B40000</text:p>
          </table:table-cell>
          <table:table-cell office:value-type="string">
            <text:p>6330316930332D626F6F6B2D32000000</text:p>
          </table:table-cell>
          <table:table-cell table:number-columns-repeated="1004"/>
        </table:table-row>
        <table:table-row table:style-name="ro1">
          <table:table-cell office:value-type="string">
            <text:p>051A</text:p>
          </table:table-cell>
          <table:table-cell office:value-type="string">
            <text:p>Castle Trodain</text:p>
          </table:table-cell>
          <table:table-cell office:value-type="string">
            <text:p>Restored</text:p>
          </table:table-cell>
          <table:table-cell office:value-type="string">
            <text:p>Bookshelf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5E+015">
            <text:p>6330350000000000</text:p>
          </table:table-cell>
          <table:table-cell office:value-type="float" office:value="6.33035693033E+015">
            <text:p>6330356930330000</text:p>
          </table:table-cell>
          <table:table-cell office:value-type="string">
            <text:p>6330356930332D626F6F6B2D33000000</text:p>
          </table:table-cell>
          <table:table-cell office:value-type="string">
            <text:p>000A</text:p>
          </table:table-cell>
          <table:table-cell office:value-type="float" office:value="8">
            <text:p>0008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422E5B2</text:p>
          </table:table-cell>
          <table:table-cell office:value-type="float" office:value="43980396">
            <text:p>43980396</text:p>
          </table:table-cell>
          <table:table-cell office:value-type="string">
            <text:p>C43D8656</text:p>
          </table:table-cell>
          <table:table-cell office:value-type="string">
            <text:p>C3340000</text:p>
          </table:table-cell>
          <table:table-cell office:value-type="string">
            <text:p>6330316930332D626F6F6B2D33000000</text:p>
          </table:table-cell>
          <table:table-cell table:number-columns-repeated="1004"/>
        </table:table-row>
        <table:table-row table:style-name="ro1">
          <table:table-cell office:value-type="string">
            <text:p>051B</text:p>
          </table:table-cell>
          <table:table-cell office:value-type="string">
            <text:p>Castle Trodain</text:p>
          </table:table-cell>
          <table:table-cell office:value-type="string">
            <text:p>Restored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5E+015">
            <text:p>6330350000000000</text:p>
          </table:table-cell>
          <table:table-cell office:value-type="float" office:value="6.33035693033E+015">
            <text:p>6330356930330000</text:p>
          </table:table-cell>
          <table:table-cell office:value-type="string">
            <text:p>6330356930332D74616E73322D340000</text:p>
          </table:table-cell>
          <table:table-cell office:value-type="float" office:value="8">
            <text:p>0008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42C8917</text:p>
          </table:table-cell>
          <table:table-cell office:value-type="float" office:value="43980396">
            <text:p>43980396</text:p>
          </table:table-cell>
          <table:table-cell office:value-type="string">
            <text:p>C43D81DB</text:p>
          </table:table-cell>
          <table:table-cell office:value-type="string">
            <text:p>C3340000</text:p>
          </table:table-cell>
          <table:table-cell office:value-type="string">
            <text:p>6330316930332D74616E73322D340000</text:p>
          </table:table-cell>
          <table:table-cell table:number-columns-repeated="1004"/>
        </table:table-row>
        <table:table-row table:style-name="ro1">
          <table:table-cell office:value-type="string">
            <text:p>051C</text:p>
          </table:table-cell>
          <table:table-cell office:value-type="string">
            <text:p>Castle Trodain</text:p>
          </table:table-cell>
          <table:table-cell office:value-type="string">
            <text:p>Restored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5E+015">
            <text:p>6330350000000000</text:p>
          </table:table-cell>
          <table:table-cell office:value-type="float" office:value="6.33035693033E+015">
            <text:p>6330356930330000</text:p>
          </table:table-cell>
          <table:table-cell office:value-type="string">
            <text:p>6330356930332D74616E73322D350000</text:p>
          </table:table-cell>
          <table:table-cell office:value-type="float" office:value="8">
            <text:p>0008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float" office:value="44340698">
            <text:p>44340698</text:p>
          </table:table-cell>
          <table:table-cell office:value-type="float" office:value="43980396">
            <text:p>43980396</text:p>
          </table:table-cell>
          <table:table-cell office:value-type="string">
            <text:p>C43D81DB</text:p>
          </table:table-cell>
          <table:table-cell office:value-type="string">
            <text:p>C3340000</text:p>
          </table:table-cell>
          <table:table-cell office:value-type="string">
            <text:p>6330316930332D74616E73322D350000</text:p>
          </table:table-cell>
          <table:table-cell table:number-columns-repeated="1004"/>
        </table:table-row>
        <table:table-row table:style-name="ro1">
          <table:table-cell office:value-type="string">
            <text:p>051D</text:p>
          </table:table-cell>
          <table:table-cell office:value-type="string">
            <text:p>Castle Trodain</text:p>
          </table:table-cell>
          <table:table-cell office:value-type="string">
            <text:p>Restored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5E+015">
            <text:p>6330350000000000</text:p>
          </table:table-cell>
          <table:table-cell office:value-type="float" office:value="6.33035693033E+015">
            <text:p>6330356930330000</text:p>
          </table:table-cell>
          <table:table-cell office:value-type="string">
            <text:p>6330356930332D74616E73322D310000</text:p>
          </table:table-cell>
          <table:table-cell office:value-type="float" office:value="8">
            <text:p>0008</text:p>
          </table:table-cell>
          <table:table-cell office:value-type="float" office:value="7">
            <text:p>0007</text:p>
          </table:table-cell>
          <table:table-cell office:value-type="float" office:value="0">
            <text:p>0000</text:p>
          </table:table-cell>
          <table:table-cell office:value-type="string">
            <text:p>00E9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1DFC2C4</text:p>
          </table:table-cell>
          <table:table-cell office:value-type="float" office:value="43980396">
            <text:p>43980396</text:p>
          </table:table-cell>
          <table:table-cell office:value-type="string">
            <text:p>C43561EC</text:p>
          </table:table-cell>
          <table:table-cell office:value-type="float" office:value="0">
            <text:p>00000000</text:p>
          </table:table-cell>
          <table:table-cell office:value-type="string">
            <text:p>6330316930332D74616E73322D310000</text:p>
          </table:table-cell>
          <table:table-cell table:number-columns-repeated="1004"/>
        </table:table-row>
        <table:table-row table:style-name="ro1">
          <table:table-cell office:value-type="string">
            <text:p>051E</text:p>
          </table:table-cell>
          <table:table-cell office:value-type="string">
            <text:p>Castle Trodain</text:p>
          </table:table-cell>
          <table:table-cell office:value-type="string">
            <text:p>Restored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5E+015">
            <text:p>6330350000000000</text:p>
          </table:table-cell>
          <table:table-cell office:value-type="float" office:value="6.33035693033E+015">
            <text:p>6330356930330000</text:p>
          </table:table-cell>
          <table:table-cell office:value-type="string">
            <text:p>6330356930332D74616E73322D320000</text:p>
          </table:table-cell>
          <table:table-cell office:value-type="float" office:value="8">
            <text:p>0008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3FFEFEC5</text:p>
          </table:table-cell>
          <table:table-cell office:value-type="float" office:value="43980396">
            <text:p>43980396</text:p>
          </table:table-cell>
          <table:table-cell office:value-type="string">
            <text:p>C43561EC</text:p>
          </table:table-cell>
          <table:table-cell office:value-type="float" office:value="0">
            <text:p>00000000</text:p>
          </table:table-cell>
          <table:table-cell office:value-type="string">
            <text:p>6330316930332D74616E73322D320000</text:p>
          </table:table-cell>
          <table:table-cell table:number-columns-repeated="1004"/>
        </table:table-row>
        <table:table-row table:style-name="ro1">
          <table:table-cell office:value-type="string">
            <text:p>051F</text:p>
          </table:table-cell>
          <table:table-cell office:value-type="string">
            <text:p>Castle Trodain</text:p>
          </table:table-cell>
          <table:table-cell office:value-type="string">
            <text:p>Restored</text:p>
          </table:table-cell>
          <table:table-cell office:value-type="string">
            <text:p>Cabine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5E+015">
            <text:p>6330350000000000</text:p>
          </table:table-cell>
          <table:table-cell office:value-type="float" office:value="6.33035693033E+015">
            <text:p>6330356930330000</text:p>
          </table:table-cell>
          <table:table-cell office:value-type="string">
            <text:p>6330356930332D74616E73322D330000</text:p>
          </table:table-cell>
          <table:table-cell office:value-type="float" office:value="8">
            <text:p>0008</text:p>
          </table:table-cell>
          <table:table-cell office:value-type="float" office:value="7">
            <text:p>0007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1FF982B</text:p>
          </table:table-cell>
          <table:table-cell office:value-type="float" office:value="43980396">
            <text:p>43980396</text:p>
          </table:table-cell>
          <table:table-cell office:value-type="string">
            <text:p>C43561EC</text:p>
          </table:table-cell>
          <table:table-cell office:value-type="float" office:value="0">
            <text:p>00000000</text:p>
          </table:table-cell>
          <table:table-cell office:value-type="string">
            <text:p>6330316930332D74616E73322D330000</text:p>
          </table:table-cell>
          <table:table-cell table:number-columns-repeated="1004"/>
        </table:table-row>
        <table:table-row table:style-name="ro1">
          <table:table-cell office:value-type="float" office:value="520">
            <text:p>0520</text:p>
          </table:table-cell>
          <table:table-cell office:value-type="string">
            <text:p>Castle Trodain</text:p>
          </table:table-cell>
          <table:table-cell office:value-type="string">
            <text:p>Restored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5E+015">
            <text:p>6330350000000000</text:p>
          </table:table-cell>
          <table:table-cell office:value-type="float" office:value="6.33035693033E+015">
            <text:p>6330356930330000</text:p>
          </table:table-cell>
          <table:table-cell office:value-type="string">
            <text:p>633035693033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FD9604</text:p>
          </table:table-cell>
          <table:table-cell office:value-type="float" office:value="43980396">
            <text:p>43980396</text:p>
          </table:table-cell>
          <table:table-cell office:value-type="string">
            <text:p>C43CB5C3</text:p>
          </table:table-cell>
          <table:table-cell office:value-type="string">
            <text:p>C2B40000</text:p>
          </table:table-cell>
          <table:table-cell office:value-type="string">
            <text:p>6330316930332D746172752D31000000</text:p>
          </table:table-cell>
          <table:table-cell table:number-columns-repeated="1004"/>
        </table:table-row>
        <table:table-row table:style-name="ro1">
          <table:table-cell office:value-type="float" office:value="521">
            <text:p>0521</text:p>
          </table:table-cell>
          <table:table-cell office:value-type="string">
            <text:p>Castle Trodain</text:p>
          </table:table-cell>
          <table:table-cell office:value-type="string">
            <text:p>Restored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5E+015">
            <text:p>6330350000000000</text:p>
          </table:table-cell>
          <table:table-cell office:value-type="float" office:value="6.33035693033E+015">
            <text:p>6330356930330000</text:p>
          </table:table-cell>
          <table:table-cell office:value-type="string">
            <text:p>6330356930332D746172752D32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FD9604</text:p>
          </table:table-cell>
          <table:table-cell office:value-type="float" office:value="43980396">
            <text:p>43980396</text:p>
          </table:table-cell>
          <table:table-cell office:value-type="string">
            <text:p>C4346CAC</text:p>
          </table:table-cell>
          <table:table-cell office:value-type="string">
            <text:p>C2B40000</text:p>
          </table:table-cell>
          <table:table-cell office:value-type="string">
            <text:p>6330316930332D746172752D32000000</text:p>
          </table:table-cell>
          <table:table-cell table:number-columns-repeated="1004"/>
        </table:table-row>
        <table:table-row table:style-name="ro1">
          <table:table-cell office:value-type="float" office:value="522">
            <text:p>0522</text:p>
          </table:table-cell>
          <table:table-cell office:value-type="string">
            <text:p>Castle Trodain</text:p>
          </table:table-cell>
          <table:table-cell office:value-type="string">
            <text:p>Restored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5E+015">
            <text:p>6330350000000000</text:p>
          </table:table-cell>
          <table:table-cell office:value-type="float" office:value="6.33035693033E+015">
            <text:p>6330356930330000</text:p>
          </table:table-cell>
          <table:table-cell office:value-type="string">
            <text:p>6330356930332D746172752D33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string">
            <text:p>001D</text:p>
          </table:table-cell>
          <table:table-cell office:value-type="float" office:value="0">
            <text:p>0000</text:p>
          </table:table-cell>
          <table:table-cell office:value-type="string">
            <text:p>C2FD9604</text:p>
          </table:table-cell>
          <table:table-cell office:value-type="float" office:value="43980396">
            <text:p>43980396</text:p>
          </table:table-cell>
          <table:table-cell office:value-type="string">
            <text:p>C42AF917</text:p>
          </table:table-cell>
          <table:table-cell office:value-type="string">
            <text:p>C2B40000</text:p>
          </table:table-cell>
          <table:table-cell office:value-type="string">
            <text:p>6330316930332D746172752D33000000</text:p>
          </table:table-cell>
          <table:table-cell table:number-columns-repeated="1004"/>
        </table:table-row>
        <table:table-row table:style-name="ro1">
          <table:table-cell office:value-type="float" office:value="523">
            <text:p>0523</text:p>
          </table:table-cell>
          <table:table-cell office:value-type="string">
            <text:p>Castle Trodain</text:p>
          </table:table-cell>
          <table:table-cell office:value-type="string">
            <text:p>Restored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5E+015">
            <text:p>6330350000000000</text:p>
          </table:table-cell>
          <table:table-cell office:value-type="float" office:value="6.33035693035E+015">
            <text:p>6330356930350000</text:p>
          </table:table-cell>
          <table:table-cell office:value-type="string">
            <text:p>6330356930352D746172752D31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41AFBD7</text:p>
          </table:table-cell>
          <table:table-cell office:value-type="string">
            <text:p>4173C505</text:p>
          </table:table-cell>
          <table:table-cell office:value-type="string">
            <text:p>C30EDEB8</text:p>
          </table:table-cell>
          <table:table-cell office:value-type="float" office:value="0">
            <text:p>00000000</text:p>
          </table:table-cell>
          <table:table-cell office:value-type="string">
            <text:p>6330316930352D746172752D31000000</text:p>
          </table:table-cell>
          <table:table-cell table:number-columns-repeated="1004"/>
        </table:table-row>
        <table:table-row table:style-name="ro1">
          <table:table-cell office:value-type="float" office:value="524">
            <text:p>0524</text:p>
          </table:table-cell>
          <table:table-cell office:value-type="string">
            <text:p>Castle Trodain</text:p>
          </table:table-cell>
          <table:table-cell office:value-type="string">
            <text:p>Restored</text:p>
          </table:table-cell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5E+015">
            <text:p>6330350000000000</text:p>
          </table:table-cell>
          <table:table-cell office:value-type="float" office:value="6.33035693035E+015">
            <text:p>6330356930350000</text:p>
          </table:table-cell>
          <table:table-cell office:value-type="string">
            <text:p>6330356930352D746172752D32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4207F1B</text:p>
          </table:table-cell>
          <table:table-cell office:value-type="string">
            <text:p>416FC986</text:p>
          </table:table-cell>
          <table:table-cell office:value-type="string">
            <text:p>C3137F3B</text:p>
          </table:table-cell>
          <table:table-cell office:value-type="float" office:value="0">
            <text:p>00000000</text:p>
          </table:table-cell>
          <table:table-cell office:value-type="string">
            <text:p>6330316930352D746172752D32000000</text:p>
          </table:table-cell>
          <table:table-cell table:number-columns-repeated="1004"/>
        </table:table-row>
        <table:table-row table:style-name="ro1">
          <table:table-cell office:value-type="float" office:value="525">
            <text:p>0525</text:p>
          </table:table-cell>
          <table:table-cell office:value-type="string">
            <text:p>Castle Trodain</text:p>
          </table:table-cell>
          <table:table-cell office:value-type="string">
            <text:p>Restored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5E+015">
            <text:p>6330350000000000</text:p>
          </table:table-cell>
          <table:table-cell office:value-type="float" office:value="6.33035693035E+015">
            <text:p>6330356930350000</text:p>
          </table:table-cell>
          <table:table-cell office:value-type="string">
            <text:p>6330356930352D7475626F2D31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451B7BE</text:p>
          </table:table-cell>
          <table:table-cell office:value-type="string">
            <text:p>42342C57</text:p>
          </table:table-cell>
          <table:table-cell office:value-type="string">
            <text:p>42BD0659</text:p>
          </table:table-cell>
          <table:table-cell office:value-type="float" office:value="0">
            <text:p>00000000</text:p>
          </table:table-cell>
          <table:table-cell office:value-type="string">
            <text:p>6330316930352D7475626F2D31000000</text:p>
          </table:table-cell>
          <table:table-cell table:number-columns-repeated="1004"/>
        </table:table-row>
        <table:table-row table:style-name="ro1">
          <table:table-cell office:value-type="float" office:value="526">
            <text:p>0526</text:p>
          </table:table-cell>
          <table:table-cell office:value-type="string">
            <text:p>Castle Trodain</text:p>
          </table:table-cell>
          <table:table-cell office:value-type="string">
            <text:p>Restored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5E+015">
            <text:p>6330350000000000</text:p>
          </table:table-cell>
          <table:table-cell office:value-type="float" office:value="6.33035693035E+015">
            <text:p>6330356930350000</text:p>
          </table:table-cell>
          <table:table-cell office:value-type="string">
            <text:p>6330356930352D7475626F2D32000000</text:p>
          </table:table-cell>
          <table:table-cell table:number-columns-repeated="2"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FFFF</text:p>
          </table:table-cell>
          <table:table-cell office:value-type="string">
            <text:p>002E</text:p>
          </table:table-cell>
          <table:table-cell office:value-type="float" office:value="0">
            <text:p>0000</text:p>
          </table:table-cell>
          <table:table-cell office:value-type="string">
            <text:p>44516EA8</text:p>
          </table:table-cell>
          <table:table-cell office:value-type="string">
            <text:p>42342C57</text:p>
          </table:table-cell>
          <table:table-cell office:value-type="string">
            <text:p>430AF893</text:p>
          </table:table-cell>
          <table:table-cell office:value-type="float" office:value="0">
            <text:p>00000000</text:p>
          </table:table-cell>
          <table:table-cell office:value-type="string">
            <text:p>6330316930352D7475626F2D32000000</text:p>
          </table:table-cell>
          <table:table-cell table:number-columns-repeated="1004"/>
        </table:table-row>
        <table:table-row table:style-name="ro1">
          <table:table-cell office:value-type="float" office:value="527">
            <text:p>0527</text:p>
          </table:table-cell>
          <table:table-cell office:value-type="string">
            <text:p>Castle Trodain</text:p>
          </table:table-cell>
          <table:table-cell office:value-type="string">
            <text:p>Restored</text:p>
          </table:table-cell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5E+015">
            <text:p>6330350000000000</text:p>
          </table:table-cell>
          <table:table-cell office:value-type="float" office:value="6.33035693035E+015">
            <text:p>6330356930350000</text:p>
          </table:table-cell>
          <table:table-cell office:value-type="string">
            <text:p>6330356930352D7475626F2D33000000</text:p>
          </table:table-cell>
          <table:table-cell table:number-columns-repeated="2"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4452127F</text:p>
          </table:table-cell>
          <table:table-cell office:value-type="string">
            <text:p>42342C57</text:p>
          </table:table-cell>
          <table:table-cell office:value-type="float" office:value="43292000">
            <text:p>43292000</text:p>
          </table:table-cell>
          <table:table-cell office:value-type="float" office:value="0">
            <text:p>00000000</text:p>
          </table:table-cell>
          <table:table-cell office:value-type="string">
            <text:p>6330316930352D7475626F2D33000000</text:p>
          </table:table-cell>
          <table:table-cell table:number-columns-repeated="1004"/>
        </table:table-row>
        <table:table-row table:style-name="ro1">
          <table:table-cell office:value-type="float" office:value="528">
            <text:p>0528</text:p>
          </table:table-cell>
          <table:table-cell office:value-type="string">
            <text:p>Castle Trodain</text:p>
          </table:table-cell>
          <table:table-cell office:value-type="string">
            <text:p>Restored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5E+015">
            <text:p>6330350000000000</text:p>
          </table:table-cell>
          <table:table-cell office:value-type="float" office:value="6.33035693035E+015">
            <text:p>6330356930350000</text:p>
          </table:table-cell>
          <table:table-cell office:value-type="string">
            <text:p>6330356930352D74626F782D31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float" office:value="105">
            <text:p>0105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41F5625</text:p>
          </table:table-cell>
          <table:table-cell office:value-type="string">
            <text:p>431F0148</text:p>
          </table:table-cell>
          <table:table-cell office:value-type="float" office:value="43465687">
            <text:p>43465687</text:p>
          </table:table-cell>
          <table:table-cell office:value-type="string">
            <text:p>C3340000</text:p>
          </table:table-cell>
          <table:table-cell office:value-type="string">
            <text:p>6330316930352D74626F782D31000000</text:p>
          </table:table-cell>
          <table:table-cell table:number-columns-repeated="1004"/>
        </table:table-row>
        <table:table-row table:style-name="ro1">
          <table:table-cell office:value-type="float" office:value="529">
            <text:p>0529</text:p>
          </table:table-cell>
          <table:table-cell office:value-type="string">
            <text:p>Castle Trodain</text:p>
          </table:table-cell>
          <table:table-cell office:value-type="string">
            <text:p>Restored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5E+015">
            <text:p>6330350000000000</text:p>
          </table:table-cell>
          <table:table-cell office:value-type="float" office:value="6.33035693035E+015">
            <text:p>6330356930350000</text:p>
          </table:table-cell>
          <table:table-cell office:value-type="string">
            <text:p>6330356930352D74626F782D32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float" office:value="113">
            <text:p>0113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42A8656</text:p>
          </table:table-cell>
          <table:table-cell office:value-type="string">
            <text:p>431F0148</text:p>
          </table:table-cell>
          <table:table-cell office:value-type="float" office:value="43465687">
            <text:p>43465687</text:p>
          </table:table-cell>
          <table:table-cell office:value-type="string">
            <text:p>C3340000</text:p>
          </table:table-cell>
          <table:table-cell office:value-type="string">
            <text:p>6330316930352D74626F782D32000000</text:p>
          </table:table-cell>
          <table:table-cell table:number-columns-repeated="1004"/>
        </table:table-row>
        <table:table-row table:style-name="ro1">
          <table:table-cell office:value-type="string">
            <text:p>052A</text:p>
          </table:table-cell>
          <table:table-cell office:value-type="string">
            <text:p>Castle Trodain</text:p>
          </table:table-cell>
          <table:table-cell office:value-type="string">
            <text:p>Restored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5E+015">
            <text:p>6330350000000000</text:p>
          </table:table-cell>
          <table:table-cell office:value-type="float" office:value="6.33035693035E+015">
            <text:p>6330356930350000</text:p>
          </table:table-cell>
          <table:table-cell office:value-type="string">
            <text:p>6330356930352D74626F782D33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6">
            <text:p>0116</text:p>
          </table:table-cell>
          <table:table-cell office:value-type="float" office:value="14">
            <text:p>00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4237F3B</text:p>
          </table:table-cell>
          <table:table-cell office:value-type="string">
            <text:p>431F0148</text:p>
          </table:table-cell>
          <table:table-cell office:value-type="string">
            <text:p>437647AE</text:p>
          </table:table-cell>
          <table:table-cell office:value-type="string">
            <text:p>C3340000</text:p>
          </table:table-cell>
          <table:table-cell office:value-type="string">
            <text:p>6330316930352D74626F782D33000000</text:p>
          </table:table-cell>
          <table:table-cell table:number-columns-repeated="1004"/>
        </table:table-row>
        <table:table-row table:style-name="ro1">
          <table:table-cell office:value-type="string">
            <text:p>052B</text:p>
          </table:table-cell>
          <table:table-cell office:value-type="string">
            <text:p>Castle Trodain</text:p>
          </table:table-cell>
          <table:table-cell office:value-type="string">
            <text:p>Restored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33035E+015">
            <text:p>6330350000000000</text:p>
          </table:table-cell>
          <table:table-cell office:value-type="float" office:value="6.33035693035E+015">
            <text:p>6330356930350000</text:p>
          </table:table-cell>
          <table:table-cell office:value-type="string">
            <text:p>6330356930352D74626F782D34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115">
            <text:p>0115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42F974C</text:p>
          </table:table-cell>
          <table:table-cell office:value-type="string">
            <text:p>431F0148</text:p>
          </table:table-cell>
          <table:table-cell office:value-type="string">
            <text:p>437647AE</text:p>
          </table:table-cell>
          <table:table-cell office:value-type="string">
            <text:p>C3340000</text:p>
          </table:table-cell>
          <table:table-cell office:value-type="string">
            <text:p>6330316930352D74626F782D34000000</text:p>
          </table:table-cell>
          <table:table-cell table:number-columns-repeated="1004"/>
        </table:table-row>
        <table:table-row table:style-name="ro1">
          <table:table-cell office:value-type="string">
            <text:p>052C</text:p>
          </table:table-cell>
          <table:table-cell office:value-type="string">
            <text:p>Memories Lane</text:p>
          </table:table-cell>
          <table:table-cell office:value-type="string">
            <text:p>Corridor 2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4E+015">
            <text:p>6431340000000000</text:p>
          </table:table-cell>
          <table:table-cell office:value-type="float" office:value="6.43134693031E+015">
            <text:p>6431346930310000</text:p>
          </table:table-cell>
          <table:table-cell office:value-type="float" office:value="3.132353531E+031">
            <text:p>3132353531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019A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1700000">
            <text:p>41700000</text:p>
          </table:table-cell>
          <table:table-cell office:value-type="float" office:value="0">
            <text:p>00000000</text:p>
          </table:table-cell>
          <table:table-cell office:value-type="string">
            <text:p>C28C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52D</text:p>
          </table:table-cell>
          <table:table-cell office:value-type="string">
            <text:p>Memories Lane</text:p>
          </table:table-cell>
          <table:table-cell office:value-type="string">
            <text:p>Corridor 2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4E+015">
            <text:p>6431340000000000</text:p>
          </table:table-cell>
          <table:table-cell office:value-type="float" office:value="6.43134693031E+015">
            <text:p>6431346930310000</text:p>
          </table:table-cell>
          <table:table-cell office:value-type="float" office:value="3.132353532E+031">
            <text:p>3132353532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010A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1700000</text:p>
          </table:table-cell>
          <table:table-cell office:value-type="float" office:value="0">
            <text:p>00000000</text:p>
          </table:table-cell>
          <table:table-cell office:value-type="string">
            <text:p>C28C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52E</text:p>
          </table:table-cell>
          <table:table-cell office:value-type="string">
            <text:p>Memories Lane</text:p>
          </table:table-cell>
          <table:table-cell office:value-type="string">
            <text:p>Corridor 3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4E+015">
            <text:p>6431340000000000</text:p>
          </table:table-cell>
          <table:table-cell office:value-type="float" office:value="6.43134693031E+015">
            <text:p>6431346930310000</text:p>
          </table:table-cell>
          <table:table-cell office:value-type="float" office:value="3.132353533E+031">
            <text:p>3132353533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00B1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4B4A000</text:p>
          </table:table-cell>
          <table:table-cell office:value-type="float" office:value="0">
            <text:p>00000000</text:p>
          </table:table-cell>
          <table:table-cell office:value-type="string">
            <text:p>C28C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52F</text:p>
          </table:table-cell>
          <table:table-cell office:value-type="string">
            <text:p>Memories Lane</text:p>
          </table:table-cell>
          <table:table-cell office:value-type="string">
            <text:p>Corridor 3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4E+015">
            <text:p>6431340000000000</text:p>
          </table:table-cell>
          <table:table-cell office:value-type="float" office:value="6.43134693031E+015">
            <text:p>6431346930310000</text:p>
          </table:table-cell>
          <table:table-cell office:value-type="float" office:value="3.132353534E+031">
            <text:p>3132353534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4B0E000</text:p>
          </table:table-cell>
          <table:table-cell office:value-type="float" office:value="0">
            <text:p>00000000</text:p>
          </table:table-cell>
          <table:table-cell office:value-type="string">
            <text:p>C28C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530">
            <text:p>0530</text:p>
          </table:table-cell>
          <table:table-cell office:value-type="string">
            <text:p>Memories Lane</text:p>
          </table:table-cell>
          <table:table-cell office:value-type="string">
            <text:p>Corridor 4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4E+015">
            <text:p>6431340000000000</text:p>
          </table:table-cell>
          <table:table-cell office:value-type="float" office:value="6.43134693032E+015">
            <text:p>6431346930320000</text:p>
          </table:table-cell>
          <table:table-cell office:value-type="float" office:value="3.132353535E+031">
            <text:p>3132353535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14">
            <text:p>00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5264000">
            <text:p>45264000</text:p>
          </table:table-cell>
          <table:table-cell office:value-type="float" office:value="0">
            <text:p>00000000</text:p>
          </table:table-cell>
          <table:table-cell office:value-type="string">
            <text:p>4400C000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531">
            <text:p>0531</text:p>
          </table:table-cell>
          <table:table-cell office:value-type="string">
            <text:p>Memories Lane</text:p>
          </table:table-cell>
          <table:table-cell office:value-type="string">
            <text:p>Corridor 4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4E+015">
            <text:p>6431340000000000</text:p>
          </table:table-cell>
          <table:table-cell office:value-type="float" office:value="6.43134693032E+015">
            <text:p>6431346930320000</text:p>
          </table:table-cell>
          <table:table-cell office:value-type="float" office:value="3.132353536E+031">
            <text:p>3132353536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010D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5264000">
            <text:p>45264000</text:p>
          </table:table-cell>
          <table:table-cell office:value-type="float" office:value="0">
            <text:p>00000000</text:p>
          </table:table-cell>
          <table:table-cell office:value-type="string">
            <text:p>43F28000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532">
            <text:p>0532</text:p>
          </table:table-cell>
          <table:table-cell office:value-type="string">
            <text:p>Memories Lane</text:p>
          </table:table-cell>
          <table:table-cell office:value-type="string">
            <text:p>Corridor 6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4E+015">
            <text:p>6431340000000000</text:p>
          </table:table-cell>
          <table:table-cell office:value-type="float" office:value="6.43134693032E+015">
            <text:p>6431346930320000</text:p>
          </table:table-cell>
          <table:table-cell office:value-type="float" office:value="3.132353537E+031">
            <text:p>3132353537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00C9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1700000">
            <text:p>41700000</text:p>
          </table:table-cell>
          <table:table-cell office:value-type="float" office:value="0">
            <text:p>00000000</text:p>
          </table:table-cell>
          <table:table-cell office:value-type="string">
            <text:p>428C0000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533">
            <text:p>0533</text:p>
          </table:table-cell>
          <table:table-cell office:value-type="string">
            <text:p>Memories Lane</text:p>
          </table:table-cell>
          <table:table-cell office:value-type="string">
            <text:p>Corridor 6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4E+015">
            <text:p>6431340000000000</text:p>
          </table:table-cell>
          <table:table-cell office:value-type="float" office:value="6.43134693032E+015">
            <text:p>6431346930320000</text:p>
          </table:table-cell>
          <table:table-cell office:value-type="float" office:value="3.132353538E+031">
            <text:p>3132353538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1700000</text:p>
          </table:table-cell>
          <table:table-cell office:value-type="float" office:value="0">
            <text:p>00000000</text:p>
          </table:table-cell>
          <table:table-cell office:value-type="string">
            <text:p>428C0000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534">
            <text:p>0534</text:p>
          </table:table-cell>
          <table:table-cell office:value-type="string">
            <text:p>Memories Lane</text:p>
          </table:table-cell>
          <table:table-cell office:value-type="string">
            <text:p>Corridor 5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4E+015">
            <text:p>6431340000000000</text:p>
          </table:table-cell>
          <table:table-cell office:value-type="float" office:value="6.43134693032E+015">
            <text:p>6431346930320000</text:p>
          </table:table-cell>
          <table:table-cell office:value-type="float" office:value="3.132353539E+031">
            <text:p>3132353539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131">
            <text:p>0131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4B4A000</text:p>
          </table:table-cell>
          <table:table-cell office:value-type="float" office:value="0">
            <text:p>00000000</text:p>
          </table:table-cell>
          <table:table-cell office:value-type="string">
            <text:p>428C0000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535">
            <text:p>0535</text:p>
          </table:table-cell>
          <table:table-cell office:value-type="string">
            <text:p>Memories Lane</text:p>
          </table:table-cell>
          <table:table-cell office:value-type="string">
            <text:p>Corridor 5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4E+015">
            <text:p>6431340000000000</text:p>
          </table:table-cell>
          <table:table-cell office:value-type="float" office:value="6.43134693032E+015">
            <text:p>6431346930320000</text:p>
          </table:table-cell>
          <table:table-cell office:value-type="float" office:value="3.13235363E+031">
            <text:p>313235363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013A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4B0E000</text:p>
          </table:table-cell>
          <table:table-cell office:value-type="float" office:value="0">
            <text:p>00000000</text:p>
          </table:table-cell>
          <table:table-cell office:value-type="string">
            <text:p>428C0000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536">
            <text:p>0536</text:p>
          </table:table-cell>
          <table:table-cell office:value-type="string">
            <text:p>Memories Lane</text:p>
          </table:table-cell>
          <table:table-cell office:value-type="string">
            <text:p>Corridor 7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4E+015">
            <text:p>6431340000000000</text:p>
          </table:table-cell>
          <table:table-cell office:value-type="float" office:value="6.43134693032E+015">
            <text:p>6431346930320000</text:p>
          </table:table-cell>
          <table:table-cell office:value-type="float" office:value="3.132353631E+031">
            <text:p>3132353631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017B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B4A000</text:p>
          </table:table-cell>
          <table:table-cell office:value-type="float" office:value="0">
            <text:p>00000000</text:p>
          </table:table-cell>
          <table:table-cell office:value-type="string">
            <text:p>428C0000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537">
            <text:p>0537</text:p>
          </table:table-cell>
          <table:table-cell office:value-type="string">
            <text:p>Memories Lane</text:p>
          </table:table-cell>
          <table:table-cell office:value-type="string">
            <text:p>Corridor 7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4E+015">
            <text:p>6431340000000000</text:p>
          </table:table-cell>
          <table:table-cell office:value-type="float" office:value="6.43134693032E+015">
            <text:p>6431346930320000</text:p>
          </table:table-cell>
          <table:table-cell office:value-type="float" office:value="3.132353632E+031">
            <text:p>3132353632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B0E000</text:p>
          </table:table-cell>
          <table:table-cell office:value-type="float" office:value="0">
            <text:p>00000000</text:p>
          </table:table-cell>
          <table:table-cell office:value-type="string">
            <text:p>428C0000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538">
            <text:p>0538</text:p>
          </table:table-cell>
          <table:table-cell office:value-type="string">
            <text:p>Memories Lane</text:p>
          </table:table-cell>
          <table:table-cell office:value-type="string">
            <text:p>Corridor 8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4E+015">
            <text:p>6431340000000000</text:p>
          </table:table-cell>
          <table:table-cell office:value-type="float" office:value="6.43134693033E+015">
            <text:p>6431346930330000</text:p>
          </table:table-cell>
          <table:table-cell office:value-type="float" office:value="3.132353633E+031">
            <text:p>3132353633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118">
            <text:p>0118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5264000</text:p>
          </table:table-cell>
          <table:table-cell office:value-type="float" office:value="0">
            <text:p>00000000</text:p>
          </table:table-cell>
          <table:table-cell office:value-type="string">
            <text:p>4400C000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539">
            <text:p>0539</text:p>
          </table:table-cell>
          <table:table-cell office:value-type="string">
            <text:p>Memories Lane</text:p>
          </table:table-cell>
          <table:table-cell office:value-type="string">
            <text:p>Corridor 8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4E+015">
            <text:p>6431340000000000</text:p>
          </table:table-cell>
          <table:table-cell office:value-type="float" office:value="6.43134693033E+015">
            <text:p>6431346930330000</text:p>
          </table:table-cell>
          <table:table-cell office:value-type="float" office:value="3.132353634E+031">
            <text:p>3132353634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5264000</text:p>
          </table:table-cell>
          <table:table-cell office:value-type="float" office:value="0">
            <text:p>00000000</text:p>
          </table:table-cell>
          <table:table-cell office:value-type="string">
            <text:p>43F28000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53A</text:p>
          </table:table-cell>
          <table:table-cell office:value-type="string">
            <text:p>Memories Lane</text:p>
          </table:table-cell>
          <table:table-cell office:value-type="string">
            <text:p>Corridor 10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4E+015">
            <text:p>6431340000000000</text:p>
          </table:table-cell>
          <table:table-cell office:value-type="float" office:value="6.43134693033E+015">
            <text:p>6431346930330000</text:p>
          </table:table-cell>
          <table:table-cell office:value-type="float" office:value="3.132353635E+031">
            <text:p>3132353635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00B0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1700000">
            <text:p>41700000</text:p>
          </table:table-cell>
          <table:table-cell office:value-type="float" office:value="0">
            <text:p>00000000</text:p>
          </table:table-cell>
          <table:table-cell office:value-type="string">
            <text:p>C28C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53B</text:p>
          </table:table-cell>
          <table:table-cell office:value-type="string">
            <text:p>Memories Lane</text:p>
          </table:table-cell>
          <table:table-cell office:value-type="string">
            <text:p>Corridor 10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4E+015">
            <text:p>6431340000000000</text:p>
          </table:table-cell>
          <table:table-cell office:value-type="float" office:value="6.43134693033E+015">
            <text:p>6431346930330000</text:p>
          </table:table-cell>
          <table:table-cell office:value-type="float" office:value="3.132353636E+031">
            <text:p>3132353636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010F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1700000</text:p>
          </table:table-cell>
          <table:table-cell office:value-type="float" office:value="0">
            <text:p>00000000</text:p>
          </table:table-cell>
          <table:table-cell office:value-type="string">
            <text:p>C28C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53C</text:p>
          </table:table-cell>
          <table:table-cell office:value-type="string">
            <text:p>Memories Lane</text:p>
          </table:table-cell>
          <table:table-cell office:value-type="string">
            <text:p>Corridor 11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4E+015">
            <text:p>6431340000000000</text:p>
          </table:table-cell>
          <table:table-cell office:value-type="float" office:value="6.43134693033E+015">
            <text:p>6431346930330000</text:p>
          </table:table-cell>
          <table:table-cell office:value-type="float" office:value="3.132353637E+031">
            <text:p>3132353637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000E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4B4A000</text:p>
          </table:table-cell>
          <table:table-cell office:value-type="float" office:value="0">
            <text:p>00000000</text:p>
          </table:table-cell>
          <table:table-cell office:value-type="string">
            <text:p>C28C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53D</text:p>
          </table:table-cell>
          <table:table-cell office:value-type="string">
            <text:p>Memories Lane</text:p>
          </table:table-cell>
          <table:table-cell office:value-type="string">
            <text:p>Corridor 11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4E+015">
            <text:p>6431340000000000</text:p>
          </table:table-cell>
          <table:table-cell office:value-type="float" office:value="6.43134693033E+015">
            <text:p>6431346930330000</text:p>
          </table:table-cell>
          <table:table-cell office:value-type="float" office:value="3.132353638E+031">
            <text:p>3132353638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113">
            <text:p>0113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4B0E000</text:p>
          </table:table-cell>
          <table:table-cell office:value-type="float" office:value="0">
            <text:p>00000000</text:p>
          </table:table-cell>
          <table:table-cell office:value-type="string">
            <text:p>C28C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53E</text:p>
          </table:table-cell>
          <table:table-cell office:value-type="string">
            <text:p>Memories Lane</text:p>
          </table:table-cell>
          <table:table-cell office:value-type="string">
            <text:p>Corridor 9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4E+015">
            <text:p>6431340000000000</text:p>
          </table:table-cell>
          <table:table-cell office:value-type="float" office:value="6.43134693033E+015">
            <text:p>6431346930330000</text:p>
          </table:table-cell>
          <table:table-cell office:value-type="float" office:value="3.132353639E+031">
            <text:p>3132353639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00D6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B4A000</text:p>
          </table:table-cell>
          <table:table-cell office:value-type="float" office:value="0">
            <text:p>00000000</text:p>
          </table:table-cell>
          <table:table-cell office:value-type="string">
            <text:p>C28C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53F</text:p>
          </table:table-cell>
          <table:table-cell office:value-type="string">
            <text:p>Memories Lane</text:p>
          </table:table-cell>
          <table:table-cell office:value-type="string">
            <text:p>Corridor 9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4E+015">
            <text:p>6431340000000000</text:p>
          </table:table-cell>
          <table:table-cell office:value-type="float" office:value="6.43134693033E+015">
            <text:p>6431346930330000</text:p>
          </table:table-cell>
          <table:table-cell office:value-type="float" office:value="3.13235373E+031">
            <text:p>3132353730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B0E000</text:p>
          </table:table-cell>
          <table:table-cell office:value-type="float" office:value="0">
            <text:p>00000000</text:p>
          </table:table-cell>
          <table:table-cell office:value-type="string">
            <text:p>C28C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540">
            <text:p>0540</text:p>
          </table:table-cell>
          <table:table-cell office:value-type="string">
            <text:p>Memories Lane</text:p>
          </table:table-cell>
          <table:table-cell office:value-type="string">
            <text:p>Corridor 12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4E+015">
            <text:p>6431340000000000</text:p>
          </table:table-cell>
          <table:table-cell office:value-type="float" office:value="6.43134693034E+015">
            <text:p>6431346930340000</text:p>
          </table:table-cell>
          <table:table-cell office:value-type="float" office:value="3.132353731E+031">
            <text:p>3132353731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011C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5264000">
            <text:p>45264000</text:p>
          </table:table-cell>
          <table:table-cell office:value-type="float" office:value="0">
            <text:p>00000000</text:p>
          </table:table-cell>
          <table:table-cell office:value-type="string">
            <text:p>4400C000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541">
            <text:p>0541</text:p>
          </table:table-cell>
          <table:table-cell office:value-type="string">
            <text:p>Memories Lane</text:p>
          </table:table-cell>
          <table:table-cell office:value-type="string">
            <text:p>Corridor 12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4E+015">
            <text:p>6431340000000000</text:p>
          </table:table-cell>
          <table:table-cell office:value-type="float" office:value="6.43134693034E+015">
            <text:p>6431346930340000</text:p>
          </table:table-cell>
          <table:table-cell office:value-type="float" office:value="3.132353732E+031">
            <text:p>3132353732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112">
            <text:p>0112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5264000">
            <text:p>45264000</text:p>
          </table:table-cell>
          <table:table-cell office:value-type="float" office:value="0">
            <text:p>00000000</text:p>
          </table:table-cell>
          <table:table-cell office:value-type="string">
            <text:p>43F28000</text:p>
          </table:table-cell>
          <table:table-cell office:value-type="string">
            <text:p>4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542">
            <text:p>0542</text:p>
          </table:table-cell>
          <table:table-cell office:value-type="string">
            <text:p>Memories Lane</text:p>
          </table:table-cell>
          <table:table-cell office:value-type="string">
            <text:p>Corridor 14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4E+015">
            <text:p>6431340000000000</text:p>
          </table:table-cell>
          <table:table-cell office:value-type="float" office:value="6.43134693034E+015">
            <text:p>6431346930340000</text:p>
          </table:table-cell>
          <table:table-cell office:value-type="float" office:value="3.132353733E+031">
            <text:p>3132353733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30">
            <text:p>0030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41700000">
            <text:p>41700000</text:p>
          </table:table-cell>
          <table:table-cell office:value-type="float" office:value="0">
            <text:p>00000000</text:p>
          </table:table-cell>
          <table:table-cell office:value-type="string">
            <text:p>428C0000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543">
            <text:p>0543</text:p>
          </table:table-cell>
          <table:table-cell office:value-type="string">
            <text:p>Memories Lane</text:p>
          </table:table-cell>
          <table:table-cell office:value-type="string">
            <text:p>Corridor 14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4E+015">
            <text:p>6431340000000000</text:p>
          </table:table-cell>
          <table:table-cell office:value-type="float" office:value="6.43134693034E+015">
            <text:p>6431346930340000</text:p>
          </table:table-cell>
          <table:table-cell office:value-type="float" office:value="3.132353734E+031">
            <text:p>3132353734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1700000</text:p>
          </table:table-cell>
          <table:table-cell office:value-type="float" office:value="0">
            <text:p>00000000</text:p>
          </table:table-cell>
          <table:table-cell office:value-type="string">
            <text:p>428C0000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544">
            <text:p>0544</text:p>
          </table:table-cell>
          <table:table-cell office:value-type="string">
            <text:p>Memories Lane</text:p>
          </table:table-cell>
          <table:table-cell office:value-type="string">
            <text:p>Corridor 13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4E+015">
            <text:p>6431340000000000</text:p>
          </table:table-cell>
          <table:table-cell office:value-type="float" office:value="6.43134693034E+015">
            <text:p>6431346930340000</text:p>
          </table:table-cell>
          <table:table-cell office:value-type="float" office:value="3.132353735E+031">
            <text:p>3132353735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00D8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4B4A000</text:p>
          </table:table-cell>
          <table:table-cell office:value-type="float" office:value="0">
            <text:p>00000000</text:p>
          </table:table-cell>
          <table:table-cell office:value-type="string">
            <text:p>428C0000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545">
            <text:p>0545</text:p>
          </table:table-cell>
          <table:table-cell office:value-type="string">
            <text:p>Memories Lane</text:p>
          </table:table-cell>
          <table:table-cell office:value-type="string">
            <text:p>Corridor 13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4E+015">
            <text:p>6431340000000000</text:p>
          </table:table-cell>
          <table:table-cell office:value-type="float" office:value="6.43134693034E+015">
            <text:p>6431346930340000</text:p>
          </table:table-cell>
          <table:table-cell office:value-type="float" office:value="3.132353736E+031">
            <text:p>3132353736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111">
            <text:p>0111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44B0E000</text:p>
          </table:table-cell>
          <table:table-cell office:value-type="float" office:value="0">
            <text:p>00000000</text:p>
          </table:table-cell>
          <table:table-cell office:value-type="string">
            <text:p>428C0000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546">
            <text:p>0546</text:p>
          </table:table-cell>
          <table:table-cell office:value-type="string">
            <text:p>Memories Lane</text:p>
          </table:table-cell>
          <table:table-cell office:value-type="string">
            <text:p>Final Corridor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4E+015">
            <text:p>6431340000000000</text:p>
          </table:table-cell>
          <table:table-cell office:value-type="float" office:value="6.43134693034E+015">
            <text:p>6431346930340000</text:p>
          </table:table-cell>
          <table:table-cell office:value-type="float" office:value="3.132353737E+031">
            <text:p>3132353737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118">
            <text:p>0118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B4A000</text:p>
          </table:table-cell>
          <table:table-cell office:value-type="float" office:value="0">
            <text:p>00000000</text:p>
          </table:table-cell>
          <table:table-cell office:value-type="string">
            <text:p>428C0000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547">
            <text:p>0547</text:p>
          </table:table-cell>
          <table:table-cell office:value-type="string">
            <text:p>Memories Lane</text:p>
          </table:table-cell>
          <table:table-cell office:value-type="string">
            <text:p>Final Corridor</text:p>
          </table:table-cell>
          <table:table-cell office:value-type="string">
            <text:p>Red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4E+015">
            <text:p>6431340000000000</text:p>
          </table:table-cell>
          <table:table-cell office:value-type="float" office:value="6.43134693034E+015">
            <text:p>6431346930340000</text:p>
          </table:table-cell>
          <table:table-cell office:value-type="float" office:value="3.132353738E+031">
            <text:p>31323537380000000000000000000000</text:p>
          </table:table-cell>
          <table:table-cell table:number-columns-repeated="2"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float" office:value="114">
            <text:p>0114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4B0E000</text:p>
          </table:table-cell>
          <table:table-cell office:value-type="float" office:value="0">
            <text:p>00000000</text:p>
          </table:table-cell>
          <table:table-cell office:value-type="string">
            <text:p>428C0000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548">
            <text:p>0548</text:p>
          </table:table-cell>
          <table:table-cell office:value-type="string">
            <text:p>Memories Lane</text:p>
          </table:table-cell>
          <table:table-cell office:value-type="string">
            <text:p>Corridor 2</text:p>
          </table:table-cell>
          <table:table-cell office:value-type="string">
            <text:p>Purple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4E+015">
            <text:p>6431340000000000</text:p>
          </table:table-cell>
          <table:table-cell office:value-type="float" office:value="6.43134693031E+015">
            <text:p>6431346930310000</text:p>
          </table:table-cell>
          <table:table-cell office:value-type="float" office:value="3.132353739E+031">
            <text:p>31323537390000000000000000000000</text:p>
          </table:table-cell>
          <table:table-cell office:value-type="float" office:value="45">
            <text:p>0045</text:p>
          </table:table-cell>
          <table:table-cell office:value-type="float" office:value="2">
            <text:p>0002</text:p>
          </table:table-cell>
          <table:table-cell table:number-columns-repeated="3" office:value-type="float" office:value="0">
            <text:p>0000</text:p>
          </table:table-cell>
          <table:table-cell office:value-type="float" office:value="6">
            <text:p>0006</text:p>
          </table:table-cell>
          <table:table-cell table:number-columns-repeated="2" office:value-type="float" office:value="0">
            <text:p>00000000</text:p>
          </table:table-cell>
          <table:table-cell office:value-type="string">
            <text:p>428C0000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549">
            <text:p>0549</text:p>
          </table:table-cell>
          <table:table-cell office:value-type="string">
            <text:p>Memories Lane</text:p>
          </table:table-cell>
          <table:table-cell office:value-type="string">
            <text:p>Corridor 3</text:p>
          </table:table-cell>
          <table:table-cell office:value-type="string">
            <text:p>Purple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4E+015">
            <text:p>6431340000000000</text:p>
          </table:table-cell>
          <table:table-cell office:value-type="float" office:value="6.43134693031E+015">
            <text:p>6431346930310000</text:p>
          </table:table-cell>
          <table:table-cell office:value-type="float" office:value="3.13235383E+031">
            <text:p>31323538300000000000000000000000</text:p>
          </table:table-cell>
          <table:table-cell office:value-type="float" office:value="45">
            <text:p>0045</text:p>
          </table:table-cell>
          <table:table-cell office:value-type="float" office:value="2">
            <text:p>0002</text:p>
          </table:table-cell>
          <table:table-cell table:number-columns-repeated="3" office:value-type="float" office:value="0">
            <text:p>0000</text:p>
          </table:table-cell>
          <table:table-cell office:value-type="float" office:value="6">
            <text:p>0006</text:p>
          </table:table-cell>
          <table:table-cell office:value-type="string">
            <text:p>44B2C000</text:p>
          </table:table-cell>
          <table:table-cell office:value-type="float" office:value="0">
            <text:p>00000000</text:p>
          </table:table-cell>
          <table:table-cell office:value-type="string">
            <text:p>428C0000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54A</text:p>
          </table:table-cell>
          <table:table-cell office:value-type="string">
            <text:p>Memories Lane</text:p>
          </table:table-cell>
          <table:table-cell office:value-type="string">
            <text:p>Corridor 5</text:p>
          </table:table-cell>
          <table:table-cell office:value-type="string">
            <text:p>Purple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4E+015">
            <text:p>6431340000000000</text:p>
          </table:table-cell>
          <table:table-cell office:value-type="float" office:value="6.43134693032E+015">
            <text:p>6431346930320000</text:p>
          </table:table-cell>
          <table:table-cell office:value-type="float" office:value="3.132353831E+031">
            <text:p>31323538310000000000000000000000</text:p>
          </table:table-cell>
          <table:table-cell office:value-type="float" office:value="45">
            <text:p>0045</text:p>
          </table:table-cell>
          <table:table-cell office:value-type="float" office:value="2">
            <text:p>0002</text:p>
          </table:table-cell>
          <table:table-cell table:number-columns-repeated="3" office:value-type="float" office:value="0">
            <text:p>0000</text:p>
          </table:table-cell>
          <table:table-cell office:value-type="float" office:value="6">
            <text:p>0006</text:p>
          </table:table-cell>
          <table:table-cell office:value-type="string">
            <text:p>44B2C000</text:p>
          </table:table-cell>
          <table:table-cell office:value-type="float" office:value="0">
            <text:p>00000000</text:p>
          </table:table-cell>
          <table:table-cell office:value-type="string">
            <text:p>C28C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54B</text:p>
          </table:table-cell>
          <table:table-cell office:value-type="string">
            <text:p>Memories Lane</text:p>
          </table:table-cell>
          <table:table-cell office:value-type="string">
            <text:p>Corridor 6</text:p>
          </table:table-cell>
          <table:table-cell office:value-type="string">
            <text:p>Purple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4E+015">
            <text:p>6431340000000000</text:p>
          </table:table-cell>
          <table:table-cell office:value-type="float" office:value="6.43134693032E+015">
            <text:p>6431346930320000</text:p>
          </table:table-cell>
          <table:table-cell office:value-type="float" office:value="3.132353832E+031">
            <text:p>31323538320000000000000000000000</text:p>
          </table:table-cell>
          <table:table-cell office:value-type="float" office:value="45">
            <text:p>0045</text:p>
          </table:table-cell>
          <table:table-cell office:value-type="float" office:value="2">
            <text:p>0002</text:p>
          </table:table-cell>
          <table:table-cell table:number-columns-repeated="3" office:value-type="float" office:value="0">
            <text:p>0000</text:p>
          </table:table-cell>
          <table:table-cell office:value-type="float" office:value="6">
            <text:p>0006</text:p>
          </table:table-cell>
          <table:table-cell table:number-columns-repeated="2" office:value-type="float" office:value="0">
            <text:p>00000000</text:p>
          </table:table-cell>
          <table:table-cell office:value-type="string">
            <text:p>C28C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54C</text:p>
          </table:table-cell>
          <table:table-cell office:value-type="string">
            <text:p>Memories Lane</text:p>
          </table:table-cell>
          <table:table-cell office:value-type="string">
            <text:p>Corridor 7</text:p>
          </table:table-cell>
          <table:table-cell office:value-type="string">
            <text:p>Purple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4E+015">
            <text:p>6431340000000000</text:p>
          </table:table-cell>
          <table:table-cell office:value-type="float" office:value="6.43134693032E+015">
            <text:p>6431346930320000</text:p>
          </table:table-cell>
          <table:table-cell office:value-type="float" office:value="3.132353833E+031">
            <text:p>31323538330000000000000000000000</text:p>
          </table:table-cell>
          <table:table-cell office:value-type="float" office:value="45">
            <text:p>0045</text:p>
          </table:table-cell>
          <table:table-cell office:value-type="float" office:value="2">
            <text:p>0002</text:p>
          </table:table-cell>
          <table:table-cell table:number-columns-repeated="3" office:value-type="float" office:value="0">
            <text:p>0000</text:p>
          </table:table-cell>
          <table:table-cell office:value-type="float" office:value="6">
            <text:p>0006</text:p>
          </table:table-cell>
          <table:table-cell office:value-type="string">
            <text:p>C4B2C000</text:p>
          </table:table-cell>
          <table:table-cell office:value-type="float" office:value="0">
            <text:p>00000000</text:p>
          </table:table-cell>
          <table:table-cell office:value-type="string">
            <text:p>C28C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54D</text:p>
          </table:table-cell>
          <table:table-cell office:value-type="string">
            <text:p>Memories Lane</text:p>
          </table:table-cell>
          <table:table-cell office:value-type="string">
            <text:p>Corridor 9</text:p>
          </table:table-cell>
          <table:table-cell office:value-type="string">
            <text:p>Purple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4E+015">
            <text:p>6431340000000000</text:p>
          </table:table-cell>
          <table:table-cell office:value-type="float" office:value="6.43134693033E+015">
            <text:p>6431346930330000</text:p>
          </table:table-cell>
          <table:table-cell office:value-type="float" office:value="3.132353834E+031">
            <text:p>31323538340000000000000000000000</text:p>
          </table:table-cell>
          <table:table-cell office:value-type="float" office:value="45">
            <text:p>0045</text:p>
          </table:table-cell>
          <table:table-cell office:value-type="float" office:value="2">
            <text:p>0002</text:p>
          </table:table-cell>
          <table:table-cell table:number-columns-repeated="3" office:value-type="float" office:value="0">
            <text:p>0000</text:p>
          </table:table-cell>
          <table:table-cell office:value-type="float" office:value="6">
            <text:p>0006</text:p>
          </table:table-cell>
          <table:table-cell office:value-type="string">
            <text:p>C4B2C000</text:p>
          </table:table-cell>
          <table:table-cell office:value-type="float" office:value="0">
            <text:p>00000000</text:p>
          </table:table-cell>
          <table:table-cell office:value-type="string">
            <text:p>428C0000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54E</text:p>
          </table:table-cell>
          <table:table-cell office:value-type="string">
            <text:p>Memories Lane</text:p>
          </table:table-cell>
          <table:table-cell office:value-type="string">
            <text:p>Corridor 10</text:p>
          </table:table-cell>
          <table:table-cell office:value-type="string">
            <text:p>Purple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4E+015">
            <text:p>6431340000000000</text:p>
          </table:table-cell>
          <table:table-cell office:value-type="float" office:value="6.43134693033E+015">
            <text:p>6431346930330000</text:p>
          </table:table-cell>
          <table:table-cell office:value-type="float" office:value="3.132353835E+031">
            <text:p>31323538350000000000000000000000</text:p>
          </table:table-cell>
          <table:table-cell office:value-type="float" office:value="45">
            <text:p>0045</text:p>
          </table:table-cell>
          <table:table-cell office:value-type="float" office:value="2">
            <text:p>0002</text:p>
          </table:table-cell>
          <table:table-cell table:number-columns-repeated="3" office:value-type="float" office:value="0">
            <text:p>0000</text:p>
          </table:table-cell>
          <table:table-cell office:value-type="float" office:value="6">
            <text:p>0006</text:p>
          </table:table-cell>
          <table:table-cell table:number-columns-repeated="2" office:value-type="float" office:value="0">
            <text:p>00000000</text:p>
          </table:table-cell>
          <table:table-cell office:value-type="string">
            <text:p>428C0000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string">
            <text:p>054F</text:p>
          </table:table-cell>
          <table:table-cell office:value-type="string">
            <text:p>Memories Lane</text:p>
          </table:table-cell>
          <table:table-cell office:value-type="string">
            <text:p>Corridor 11</text:p>
          </table:table-cell>
          <table:table-cell office:value-type="string">
            <text:p>Purple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4E+015">
            <text:p>6431340000000000</text:p>
          </table:table-cell>
          <table:table-cell office:value-type="float" office:value="6.43134693033E+015">
            <text:p>6431346930330000</text:p>
          </table:table-cell>
          <table:table-cell office:value-type="float" office:value="3.132353836E+031">
            <text:p>31323538360000000000000000000000</text:p>
          </table:table-cell>
          <table:table-cell office:value-type="float" office:value="45">
            <text:p>0045</text:p>
          </table:table-cell>
          <table:table-cell office:value-type="float" office:value="2">
            <text:p>0002</text:p>
          </table:table-cell>
          <table:table-cell table:number-columns-repeated="3" office:value-type="float" office:value="0">
            <text:p>0000</text:p>
          </table:table-cell>
          <table:table-cell office:value-type="float" office:value="6">
            <text:p>0006</text:p>
          </table:table-cell>
          <table:table-cell office:value-type="string">
            <text:p>44B2C000</text:p>
          </table:table-cell>
          <table:table-cell office:value-type="float" office:value="0">
            <text:p>00000000</text:p>
          </table:table-cell>
          <table:table-cell office:value-type="string">
            <text:p>428C0000</text:p>
          </table:table-cell>
          <table:table-cell office:value-type="float" office:value="43340000">
            <text:p>433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550">
            <text:p>0550</text:p>
          </table:table-cell>
          <table:table-cell office:value-type="string">
            <text:p>Memories Lane</text:p>
          </table:table-cell>
          <table:table-cell office:value-type="string">
            <text:p>Corridor 13</text:p>
          </table:table-cell>
          <table:table-cell office:value-type="string">
            <text:p>Purple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4E+015">
            <text:p>6431340000000000</text:p>
          </table:table-cell>
          <table:table-cell office:value-type="float" office:value="6.43134693034E+015">
            <text:p>6431346930340000</text:p>
          </table:table-cell>
          <table:table-cell office:value-type="float" office:value="3.132353837E+031">
            <text:p>31323538370000000000000000000000</text:p>
          </table:table-cell>
          <table:table-cell office:value-type="float" office:value="45">
            <text:p>0045</text:p>
          </table:table-cell>
          <table:table-cell office:value-type="float" office:value="2">
            <text:p>0002</text:p>
          </table:table-cell>
          <table:table-cell table:number-columns-repeated="3" office:value-type="float" office:value="0">
            <text:p>0000</text:p>
          </table:table-cell>
          <table:table-cell office:value-type="float" office:value="6">
            <text:p>0006</text:p>
          </table:table-cell>
          <table:table-cell office:value-type="string">
            <text:p>44B2C000</text:p>
          </table:table-cell>
          <table:table-cell office:value-type="float" office:value="0">
            <text:p>00000000</text:p>
          </table:table-cell>
          <table:table-cell office:value-type="string">
            <text:p>C28C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551">
            <text:p>0551</text:p>
          </table:table-cell>
          <table:table-cell office:value-type="string">
            <text:p>Memories Lane</text:p>
          </table:table-cell>
          <table:table-cell office:value-type="string">
            <text:p>Corridor 14</text:p>
          </table:table-cell>
          <table:table-cell office:value-type="string">
            <text:p>Purple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4E+015">
            <text:p>6431340000000000</text:p>
          </table:table-cell>
          <table:table-cell office:value-type="float" office:value="6.43134693034E+015">
            <text:p>6431346930340000</text:p>
          </table:table-cell>
          <table:table-cell office:value-type="float" office:value="3.132353838E+031">
            <text:p>31323538380000000000000000000000</text:p>
          </table:table-cell>
          <table:table-cell office:value-type="float" office:value="45">
            <text:p>0045</text:p>
          </table:table-cell>
          <table:table-cell office:value-type="float" office:value="2">
            <text:p>0002</text:p>
          </table:table-cell>
          <table:table-cell table:number-columns-repeated="3" office:value-type="float" office:value="0">
            <text:p>0000</text:p>
          </table:table-cell>
          <table:table-cell office:value-type="float" office:value="6">
            <text:p>0006</text:p>
          </table:table-cell>
          <table:table-cell table:number-columns-repeated="2" office:value-type="float" office:value="0">
            <text:p>00000000</text:p>
          </table:table-cell>
          <table:table-cell office:value-type="string">
            <text:p>C28C0000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552">
            <text:p>0552</text:p>
          </table:table-cell>
          <table:table-cell office:value-type="string">
            <text:p>Memories Lane</text:p>
          </table:table-cell>
          <table:table-cell office:value-type="string">
            <text:p>Shortcut 1</text:p>
          </table:table-cell>
          <table:table-cell office:value-type="string">
            <text:p>Purple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4E+015">
            <text:p>6431340000000000</text:p>
          </table:table-cell>
          <table:table-cell office:value-type="float" office:value="6.43134693036E+015">
            <text:p>6431346930360000</text:p>
          </table:table-cell>
          <table:table-cell office:value-type="float" office:value="3.132353931E+031">
            <text:p>31323539310000000000000000000000</text:p>
          </table:table-cell>
          <table:table-cell office:value-type="float" office:value="45">
            <text:p>0045</text:p>
          </table:table-cell>
          <table:table-cell office:value-type="float" office:value="2">
            <text:p>0002</text:p>
          </table:table-cell>
          <table:table-cell table:number-columns-repeated="3" office:value-type="float" office:value="0">
            <text:p>0000</text:p>
          </table:table-cell>
          <table:table-cell office:value-type="float" office:value="6">
            <text:p>0006</text:p>
          </table:table-cell>
          <table:table-cell office:value-type="string">
            <text:p>428C0000</text:p>
          </table:table-cell>
          <table:table-cell table:number-columns-repeated="2" office:value-type="float" office:value="0">
            <text:p>00000000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553">
            <text:p>0553</text:p>
          </table:table-cell>
          <table:table-cell office:value-type="string">
            <text:p>Memories Lane</text:p>
          </table:table-cell>
          <table:table-cell office:value-type="string">
            <text:p>Shortcut 2</text:p>
          </table:table-cell>
          <table:table-cell office:value-type="string">
            <text:p>Purple Chest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6.43134E+015">
            <text:p>6431340000000000</text:p>
          </table:table-cell>
          <table:table-cell office:value-type="float" office:value="6.43134693037E+015">
            <text:p>6431346930370000</text:p>
          </table:table-cell>
          <table:table-cell office:value-type="float" office:value="3.132353932E+031">
            <text:p>31323539320000000000000000000000</text:p>
          </table:table-cell>
          <table:table-cell office:value-type="float" office:value="45">
            <text:p>0045</text:p>
          </table:table-cell>
          <table:table-cell office:value-type="float" office:value="2">
            <text:p>0002</text:p>
          </table:table-cell>
          <table:table-cell table:number-columns-repeated="3" office:value-type="float" office:value="0">
            <text:p>0000</text:p>
          </table:table-cell>
          <table:table-cell office:value-type="float" office:value="6">
            <text:p>0006</text:p>
          </table:table-cell>
          <table:table-cell office:value-type="string">
            <text:p>428C0000</text:p>
          </table:table-cell>
          <table:table-cell table:number-columns-repeated="2" office:value-type="float" office:value="0">
            <text:p>00000000</text:p>
          </table:table-cell>
          <table:table-cell office:value-type="string">
            <text:p>C2B4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554">
            <text:p>0554</text:p>
          </table:table-cell>
          <table:table-cell office:value-type="string">
            <text:p>Wooded Opening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533E+015">
            <text:p>7335330000000000</text:p>
          </table:table-cell>
          <table:table-cell office:value-type="float" office:value="7.33533E+015">
            <text:p>7335330000000000</text:p>
          </table:table-cell>
          <table:table-cell office:value-type="float" office:value="3.132363031E+031">
            <text:p>31323630310000000000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office:value-type="float" office:value="0">
            <text:p>0000</text:p>
          </table:table-cell>
          <table:table-cell office:value-type="string">
            <text:p>00F7</text:p>
          </table:table-cell>
          <table:table-cell office:value-type="float" office:value="1">
            <text:p>0001</text:p>
          </table:table-cell>
          <table:table-cell office:value-type="float" office:value="0">
            <text:p>0000</text:p>
          </table:table-cell>
          <table:table-cell office:value-type="string">
            <text:p>C2526666</text:p>
          </table:table-cell>
          <table:table-cell office:value-type="float" office:value="0">
            <text:p>00000000</text:p>
          </table:table-cell>
          <table:table-cell office:value-type="string">
            <text:p>C21F999A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>
          <table:table-cell office:value-type="float" office:value="555">
            <text:p>0555</text:p>
          </table:table-cell>
          <table:table-cell office:value-type="string">
            <text:p>Wooded Opening</text:p>
          </table:table-cell>
          <table:table-cell/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0">
            <text:p>0000</text:p>
          </table:table-cell>
          <table:table-cell office:value-type="float" office:value="7.33533E+015">
            <text:p>7335330000000000</text:p>
          </table:table-cell>
          <table:table-cell office:value-type="float" office:value="7.33533E+015">
            <text:p>7335330000000000</text:p>
          </table:table-cell>
          <table:table-cell office:value-type="float" office:value="3.132363032E+031">
            <text:p>31323630320000000000000000000000</text:p>
          </table:table-cell>
          <table:table-cell office:value-type="float" office:value="2">
            <text:p>0002</text:p>
          </table:table-cell>
          <table:table-cell office:value-type="float" office:value="3">
            <text:p>0003</text:p>
          </table:table-cell>
          <table:table-cell table:number-columns-repeated="4" office:value-type="float" office:value="0">
            <text:p>0000</text:p>
          </table:table-cell>
          <table:table-cell office:value-type="string">
            <text:p>C208CCCD</text:p>
          </table:table-cell>
          <table:table-cell office:value-type="float" office:value="0">
            <text:p>00000000</text:p>
          </table:table-cell>
          <table:table-cell office:value-type="string">
            <text:p>C21E6666</text:p>
          </table:table-cell>
          <table:table-cell office:value-type="float" office:value="0">
            <text:p>00000000</text:p>
          </table:table-cell>
          <table:table-cell office:value-type="float" office:value="0">
            <text:p>00000000000000000000000000000000</text:p>
          </table:table-cell>
          <table:table-cell table:number-columns-repeated="1004"/>
        </table:table-row>
        <table:table-row table:style-name="ro1" table:number-rows-repeated="10472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bContents.tbl" table:style-name="ta1" table:print="false">
        <office:forms form:automatic-focus="false" form:apply-design-mode="false"/>
        <table:table-column table:style-name="co16" table:default-cell-style-name="ce22"/>
        <table:table-column table:style-name="co16" table:number-columns-repeated="2" table:default-cell-style-name="ce15"/>
        <table:table-column table:style-name="co17" table:default-cell-style-name="ce15"/>
        <table:table-column table:style-name="co18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3" table:number-columns-repeated="998" table:default-cell-style-name="ce15"/>
        <table:table-row table:style-name="ro1">
          <table:table-cell table:style-name="ce21" office:value-type="string">
            <text:p>ID</text:p>
          </table:table-cell>
          <table:table-cell table:style-name="ce5" office:value-type="string">
            <text:p>Unk1</text:p>
          </table:table-cell>
          <table:table-cell table:style-name="ce5" office:value-type="string">
            <text:p>Item</text:p>
          </table:table-cell>
          <table:table-cell table:style-name="ce5" office:value-type="string">
            <text:p>Value</text:p>
          </table:table-cell>
          <table:table-cell table:style-name="ce5" office:value-type="string">
            <text:p>Footer</text:p>
          </table:table-cell>
          <table:table-cell table:style-name="ce5" office:value-type="string">
            <text:p>Item</text:p>
          </table:table-cell>
          <table:table-cell table:style-name="ce5" office:value-type="string">
            <text:p>Value</text:p>
          </table:table-cell>
          <table:table-cell table:style-name="ce5" office:value-type="string">
            <text:p>Footer</text:p>
          </table:table-cell>
          <table:table-cell table:style-name="ce5" office:value-type="string">
            <text:p>Item</text:p>
          </table:table-cell>
          <table:table-cell table:style-name="ce5" office:value-type="string">
            <text:p>Value</text:p>
          </table:table-cell>
          <table:table-cell table:style-name="ce5" office:value-type="string">
            <text:p>Footer</text:p>
          </table:table-cell>
          <table:table-cell table:style-name="ce5" office:value-type="string">
            <text:p>Item</text:p>
          </table:table-cell>
          <table:table-cell table:style-name="ce5" office:value-type="string">
            <text:p>Value</text:p>
          </table:table-cell>
          <table:table-cell table:style-name="ce5" office:value-type="string">
            <text:p>Footer</text:p>
          </table:table-cell>
          <table:table-cell table:style-name="ce5" office:value-type="string">
            <text:p>Item</text:p>
          </table:table-cell>
          <table:table-cell table:style-name="ce5" office:value-type="string">
            <text:p>Value</text:p>
          </table:table-cell>
          <table:table-cell table:style-name="ce5" office:value-type="string">
            <text:p>Footer</text:p>
          </table:table-cell>
          <table:table-cell table:style-name="ce5" office:value-type="string">
            <text:p>Item</text:p>
          </table:table-cell>
          <table:table-cell table:style-name="ce5" office:value-type="string">
            <text:p>Value</text:p>
          </table:table-cell>
          <table:table-cell table:style-name="ce5" office:value-type="string">
            <text:p>Footer</text:p>
          </table:table-cell>
          <table:table-cell table:style-name="ce5" office:value-type="string">
            <text:p>Item</text:p>
          </table:table-cell>
          <table:table-cell table:style-name="ce5" office:value-type="string">
            <text:p>Value</text:p>
          </table:table-cell>
          <table:table-cell table:style-name="ce5" office:value-type="string">
            <text:p>Footer</text:p>
          </table:table-cell>
          <table:table-cell table:style-name="ce5" office:value-type="string">
            <text:p>Item</text:p>
          </table:table-cell>
          <table:table-cell table:style-name="ce5" office:value-type="string">
            <text:p>Value</text:p>
          </table:table-cell>
          <table:table-cell table:style-name="ce5" office:value-type="string">
            <text:p>Footer</text:p>
          </table:table-cell>
          <table:table-cell table:style-name="ce5" table:number-columns-repeated="998"/>
        </table:table-row>
        <table:table-row table:style-name="ro1">
          <table:table-cell office:value-type="string">
            <text:p>0000</text:p>
          </table:table-cell>
          <table:table-cell office:value-type="string">
            <text:p>FF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998"/>
        </table:table-row>
        <table:table-row table:style-name="ro1">
          <table:table-cell office:value-type="string">
            <text:p>0001</text:p>
          </table:table-cell>
          <table:table-cell office:value-type="string">
            <text:p>FF00</text:p>
          </table:table-cell>
          <table:table-cell office:value-type="string">
            <text:p>FFFF</text:p>
          </table:table-cell>
          <table:table-cell office:value-type="string">
            <text:p>0064</text:p>
          </table:table-cell>
          <table:table-cell office:value-type="string">
            <text:p>00002041</text:p>
          </table:table-cell>
          <table:table-cell office:value-type="string">
            <text:p>FFFF</text:p>
          </table:table-cell>
          <table:table-cell office:value-type="string">
            <text:p>0096</text:p>
          </table:table-cell>
          <table:table-cell office:value-type="string">
            <text:p>00002041</text:p>
          </table:table-cell>
          <table:table-cell office:value-type="string">
            <text:p>FFFF</text:p>
          </table:table-cell>
          <table:table-cell office:value-type="string">
            <text:p>0032</text:p>
          </table:table-cell>
          <table:table-cell office:value-type="string">
            <text:p>00002041</text:p>
          </table:table-cell>
          <table:table-cell office:value-type="string">
            <text:p>0132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office:value-type="string">
            <text:p>0109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office:value-type="string">
            <text:p>0106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office:value-type="string">
            <text:p>0108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office:value-type="string">
            <text:p>0110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table:number-columns-repeated="998"/>
        </table:table-row>
        <table:table-row table:style-name="ro1">
          <table:table-cell office:value-type="string">
            <text:p>0002</text:p>
          </table:table-cell>
          <table:table-cell office:value-type="string">
            <text:p>FF00</text:p>
          </table:table-cell>
          <table:table-cell office:value-type="string">
            <text:p>FFFF</text:p>
          </table:table-cell>
          <table:table-cell office:value-type="string">
            <text:p>00C8</text:p>
          </table:table-cell>
          <table:table-cell office:value-type="string">
            <text:p>00002041</text:p>
          </table:table-cell>
          <table:table-cell office:value-type="string">
            <text:p>FFFF</text:p>
          </table:table-cell>
          <table:table-cell office:value-type="string">
            <text:p>012C</text:p>
          </table:table-cell>
          <table:table-cell office:value-type="string">
            <text:p>00002041</text:p>
          </table:table-cell>
          <table:table-cell office:value-type="string">
            <text:p>FFFF</text:p>
          </table:table-cell>
          <table:table-cell office:value-type="string">
            <text:p>0064</text:p>
          </table:table-cell>
          <table:table-cell office:value-type="string">
            <text:p>00002041</text:p>
          </table:table-cell>
          <table:table-cell office:value-type="string">
            <text:p>0132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office:value-type="string">
            <text:p>0109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office:value-type="string">
            <text:p>00FB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office:value-type="string">
            <text:p>0103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office:value-type="string">
            <text:p>010E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table:number-columns-repeated="998"/>
        </table:table-row>
        <table:table-row table:style-name="ro1">
          <table:table-cell office:value-type="string">
            <text:p>0003</text:p>
          </table:table-cell>
          <table:table-cell office:value-type="string">
            <text:p>FF00</text:p>
          </table:table-cell>
          <table:table-cell office:value-type="string">
            <text:p>FFFF</text:p>
          </table:table-cell>
          <table:table-cell office:value-type="string">
            <text:p>0190</text:p>
          </table:table-cell>
          <table:table-cell office:value-type="string">
            <text:p>00002041</text:p>
          </table:table-cell>
          <table:table-cell office:value-type="string">
            <text:p>FFFF</text:p>
          </table:table-cell>
          <table:table-cell office:value-type="string">
            <text:p>0258</text:p>
          </table:table-cell>
          <table:table-cell office:value-type="string">
            <text:p>00002041</text:p>
          </table:table-cell>
          <table:table-cell office:value-type="string">
            <text:p>FFFF</text:p>
          </table:table-cell>
          <table:table-cell office:value-type="string">
            <text:p>00C8</text:p>
          </table:table-cell>
          <table:table-cell office:value-type="string">
            <text:p>00002041</text:p>
          </table:table-cell>
          <table:table-cell office:value-type="string">
            <text:p>0132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office:value-type="string">
            <text:p>0109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office:value-type="string">
            <text:p>0101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office:value-type="string">
            <text:p>010B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office:value-type="string">
            <text:p>010D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table:number-columns-repeated="998"/>
        </table:table-row>
        <table:table-row table:style-name="ro1">
          <table:table-cell office:value-type="string">
            <text:p>0004</text:p>
          </table:table-cell>
          <table:table-cell office:value-type="string">
            <text:p>FF00</text:p>
          </table:table-cell>
          <table:table-cell office:value-type="string">
            <text:p>FFFF</text:p>
          </table:table-cell>
          <table:table-cell office:value-type="string">
            <text:p>0258</text:p>
          </table:table-cell>
          <table:table-cell office:value-type="string">
            <text:p>00002041</text:p>
          </table:table-cell>
          <table:table-cell office:value-type="string">
            <text:p>FFFF</text:p>
          </table:table-cell>
          <table:table-cell office:value-type="string">
            <text:p>0384</text:p>
          </table:table-cell>
          <table:table-cell office:value-type="string">
            <text:p>00002041</text:p>
          </table:table-cell>
          <table:table-cell office:value-type="string">
            <text:p>FFFF</text:p>
          </table:table-cell>
          <table:table-cell office:value-type="string">
            <text:p>012C</text:p>
          </table:table-cell>
          <table:table-cell office:value-type="string">
            <text:p>00002041</text:p>
          </table:table-cell>
          <table:table-cell office:value-type="string">
            <text:p>0132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office:value-type="string">
            <text:p>0109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office:value-type="string">
            <text:p>00FC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office:value-type="string">
            <text:p>0112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office:value-type="string">
            <text:p>010F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table:number-columns-repeated="998"/>
        </table:table-row>
        <table:table-row table:style-name="ro1">
          <table:table-cell office:value-type="string">
            <text:p>0005</text:p>
          </table:table-cell>
          <table:table-cell office:value-type="string">
            <text:p>FF00</text:p>
          </table:table-cell>
          <table:table-cell office:value-type="string">
            <text:p>FFFF</text:p>
          </table:table-cell>
          <table:table-cell office:value-type="string">
            <text:p>0320</text:p>
          </table:table-cell>
          <table:table-cell office:value-type="string">
            <text:p>00002041</text:p>
          </table:table-cell>
          <table:table-cell office:value-type="string">
            <text:p>FFFF</text:p>
          </table:table-cell>
          <table:table-cell office:value-type="string">
            <text:p>04B0</text:p>
          </table:table-cell>
          <table:table-cell office:value-type="string">
            <text:p>00002041</text:p>
          </table:table-cell>
          <table:table-cell office:value-type="string">
            <text:p>FFFF</text:p>
          </table:table-cell>
          <table:table-cell office:value-type="string">
            <text:p>0190</text:p>
          </table:table-cell>
          <table:table-cell office:value-type="string">
            <text:p>00002041</text:p>
          </table:table-cell>
          <table:table-cell office:value-type="string">
            <text:p>0132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office:value-type="string">
            <text:p>0109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office:value-type="string">
            <text:p>00FD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office:value-type="string">
            <text:p>0111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office:value-type="string">
            <text:p>0113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table:number-columns-repeated="998"/>
        </table:table-row>
        <table:table-row table:style-name="ro1">
          <table:table-cell office:value-type="string">
            <text:p>0006</text:p>
          </table:table-cell>
          <table:table-cell office:value-type="string">
            <text:p>FF00</text:p>
          </table:table-cell>
          <table:table-cell office:value-type="string">
            <text:p>010D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office:value-type="string">
            <text:p>010E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office:value-type="string">
            <text:p>010F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office:value-type="string">
            <text:p>0110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office:value-type="string">
            <text:p>0111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office:value-type="string">
            <text:p>0112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office:value-type="string">
            <text:p>0113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998"/>
        </table:table-row>
        <table:table-row table:style-name="ro1">
          <table:table-cell office:value-type="string">
            <text:p>0007</text:p>
          </table:table-cell>
          <table:table-cell office:value-type="string">
            <text:p>FF00</text:p>
          </table:table-cell>
          <table:table-cell office:value-type="string">
            <text:p>0104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office:value-type="string">
            <text:p>0105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office:value-type="string">
            <text:p>010A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office:value-type="string">
            <text:p>00FD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998"/>
        </table:table-row>
        <table:table-row table:style-name="ro1">
          <table:table-cell office:value-type="string">
            <text:p>0008</text:p>
          </table:table-cell>
          <table:table-cell office:value-type="string">
            <text:p>FF00</text:p>
          </table:table-cell>
          <table:table-cell office:value-type="string">
            <text:p>012C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office:value-type="string">
            <text:p>0130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office:value-type="string">
            <text:p>0135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office:value-type="string">
            <text:p>0136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office:value-type="string">
            <text:p>0139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office:value-type="string">
            <text:p>013A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office:value-type="string">
            <text:p>0137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office:value-type="string">
            <text:p>0138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table:number-columns-repeated="998"/>
        </table:table-row>
        <table:table-row table:style-name="ro1">
          <table:table-cell office:value-type="string">
            <text:p>0009</text:p>
          </table:table-cell>
          <table:table-cell office:value-type="string">
            <text:p>FF00</text:p>
          </table:table-cell>
          <table:table-cell office:value-type="string">
            <text:p>011C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office:value-type="string">
            <text:p>011C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office:value-type="string">
            <text:p>FFFF</text:p>
          </table:table-cell>
          <table:table-cell office:value-type="string">
            <text:p>00C8</text:p>
          </table:table-cell>
          <table:table-cell office:value-type="string">
            <text:p>00002041</text:p>
          </table:table-cell>
          <table:table-cell office:value-type="string">
            <text:p>0132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office:value-type="string">
            <text:p>0109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office:value-type="string">
            <text:p>00FB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office:value-type="string">
            <text:p>0103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office:value-type="string">
            <text:p>010E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table:number-columns-repeated="998"/>
        </table:table-row>
        <table:table-row table:style-name="ro1">
          <table:table-cell office:value-type="string">
            <text:p>000A</text:p>
          </table:table-cell>
          <table:table-cell office:value-type="string">
            <text:p>FF00</text:p>
          </table:table-cell>
          <table:table-cell office:value-type="string">
            <text:p>011C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office:value-type="string">
            <text:p>011C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office:value-type="string">
            <text:p>FFFF</text:p>
          </table:table-cell>
          <table:table-cell office:value-type="string">
            <text:p>0258</text:p>
          </table:table-cell>
          <table:table-cell office:value-type="string">
            <text:p>00002041</text:p>
          </table:table-cell>
          <table:table-cell office:value-type="string">
            <text:p>0132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office:value-type="string">
            <text:p>0109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office:value-type="string">
            <text:p>00FC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office:value-type="string">
            <text:p>0112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office:value-type="string">
            <text:p>010F</text:p>
          </table:table-cell>
          <table:table-cell office:value-type="string">
            <text:p>0001</text:p>
          </table:table-cell>
          <table:table-cell office:value-type="string">
            <text:p>00002041</text:p>
          </table:table-cell>
          <table:table-cell table:number-columns-repeated="998"/>
        </table:table-row>
        <table:table-row table:style-name="ro1">
          <table:table-cell office:value-type="string">
            <text:p>000B</text:p>
          </table:table-cell>
          <table:table-cell office:value-type="string">
            <text:p>FF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998"/>
        </table:table-row>
        <table:table-row table:style-name="ro1">
          <table:table-cell office:value-type="string">
            <text:p>000C</text:p>
          </table:table-cell>
          <table:table-cell office:value-type="string">
            <text:p>FF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998"/>
        </table:table-row>
        <table:table-row table:style-name="ro1">
          <table:table-cell office:value-type="string">
            <text:p>000D</text:p>
          </table:table-cell>
          <table:table-cell office:value-type="string">
            <text:p>FF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998"/>
        </table:table-row>
        <table:table-row table:style-name="ro1">
          <table:table-cell office:value-type="string">
            <text:p>000E</text:p>
          </table:table-cell>
          <table:table-cell office:value-type="string">
            <text:p>FF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998"/>
        </table:table-row>
        <table:table-row table:style-name="ro1">
          <table:table-cell office:value-type="string">
            <text:p>000F</text:p>
          </table:table-cell>
          <table:table-cell office:value-type="string">
            <text:p>FF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998"/>
        </table:table-row>
        <table:table-row table:style-name="ro1">
          <table:table-cell office:value-type="string">
            <text:p>0010</text:p>
          </table:table-cell>
          <table:table-cell office:value-type="string">
            <text:p>FF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998"/>
        </table:table-row>
        <table:table-row table:style-name="ro1">
          <table:table-cell office:value-type="string">
            <text:p>0011</text:p>
          </table:table-cell>
          <table:table-cell office:value-type="string">
            <text:p>FF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998"/>
        </table:table-row>
        <table:table-row table:style-name="ro1">
          <table:table-cell office:value-type="string">
            <text:p>0012</text:p>
          </table:table-cell>
          <table:table-cell office:value-type="string">
            <text:p>FF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998"/>
        </table:table-row>
        <table:table-row table:style-name="ro1">
          <table:table-cell office:value-type="string">
            <text:p>0013</text:p>
          </table:table-cell>
          <table:table-cell office:value-type="string">
            <text:p>FF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998"/>
        </table:table-row>
        <table:table-row table:style-name="ro1">
          <table:table-cell office:value-type="string">
            <text:p>0014</text:p>
          </table:table-cell>
          <table:table-cell office:value-type="string">
            <text:p>FF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998"/>
        </table:table-row>
        <table:table-row table:style-name="ro1">
          <table:table-cell office:value-type="string">
            <text:p>0015</text:p>
          </table:table-cell>
          <table:table-cell office:value-type="string">
            <text:p>FF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998"/>
        </table:table-row>
        <table:table-row table:style-name="ro1">
          <table:table-cell office:value-type="string">
            <text:p>0016</text:p>
          </table:table-cell>
          <table:table-cell office:value-type="string">
            <text:p>FF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998"/>
        </table:table-row>
        <table:table-row table:style-name="ro1">
          <table:table-cell office:value-type="string">
            <text:p>0017</text:p>
          </table:table-cell>
          <table:table-cell office:value-type="string">
            <text:p>FF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998"/>
        </table:table-row>
        <table:table-row table:style-name="ro1">
          <table:table-cell office:value-type="string">
            <text:p>0018</text:p>
          </table:table-cell>
          <table:table-cell office:value-type="string">
            <text:p>FF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998"/>
        </table:table-row>
        <table:table-row table:style-name="ro1">
          <table:table-cell office:value-type="string">
            <text:p>0019</text:p>
          </table:table-cell>
          <table:table-cell office:value-type="string">
            <text:p>FF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998"/>
        </table:table-row>
        <table:table-row table:style-name="ro1">
          <table:table-cell office:value-type="string">
            <text:p>001A</text:p>
          </table:table-cell>
          <table:table-cell office:value-type="string">
            <text:p>FF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998"/>
        </table:table-row>
        <table:table-row table:style-name="ro1">
          <table:table-cell office:value-type="string">
            <text:p>001B</text:p>
          </table:table-cell>
          <table:table-cell office:value-type="string">
            <text:p>FF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998"/>
        </table:table-row>
        <table:table-row table:style-name="ro1">
          <table:table-cell office:value-type="string">
            <text:p>001C</text:p>
          </table:table-cell>
          <table:table-cell office:value-type="string">
            <text:p>FF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998"/>
        </table:table-row>
        <table:table-row table:style-name="ro1">
          <table:table-cell office:value-type="string">
            <text:p>001D</text:p>
          </table:table-cell>
          <table:table-cell office:value-type="string">
            <text:p>FF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998"/>
        </table:table-row>
        <table:table-row table:style-name="ro1">
          <table:table-cell office:value-type="string">
            <text:p>001E</text:p>
          </table:table-cell>
          <table:table-cell office:value-type="string">
            <text:p>FF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998"/>
        </table:table-row>
        <table:table-row table:style-name="ro1">
          <table:table-cell office:value-type="string">
            <text:p>001F</text:p>
          </table:table-cell>
          <table:table-cell office:value-type="string">
            <text:p>FF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998"/>
        </table:table-row>
        <table:table-row table:style-name="ro1">
          <table:table-cell office:value-type="string">
            <text:p>0020</text:p>
          </table:table-cell>
          <table:table-cell office:value-type="string">
            <text:p>FF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2" office:value-type="string">
            <text:p>0000</text:p>
          </table:table-cell>
          <table:table-cell office:value-type="string">
            <text:p>00000000</text:p>
          </table:table-cell>
          <table:table-cell table:number-columns-repeated="998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treasureBox.tbl'.L1:'treasureBox.tbl'.L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4"/>
    </number:number-style>
    <number:number-style style:name="N118">
      <number:number number:decimal-places="0" number:min-integer-digits="16"/>
    </number:number-style>
    <number:number-style style:name="N119">
      <number:number number:decimal-places="0" number:min-integer-digits="20"/>
    </number:number-style>
    <number:number-style style:name="N120">
      <number:number number:decimal-places="0" number:min-integer-digits="32"/>
    </number:number-style>
    <number:number-style style:name="N121">
      <number:number number:decimal-places="0" number:min-integer-digits="8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9">04/19/2021</text:date>, <text:time>01:3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W</meta:initial-creator>
    <meta:creation-date>2021-04-13T16:56:06.28</meta:creation-date>
    <meta:generator>OpenOffice/4.1.7$Win32 OpenOffice.org_project/417m1$Build-9800</meta:generator>
    <dc:date>2021-04-19T01:38:51.09</dc:date>
    <dc:creator>A W</dc:creator>
    <meta:editing-duration>P3DT23H25M14S</meta:editing-duration>
    <meta:editing-cycles>593</meta:editing-cycles>
    <meta:document-statistic meta:table-count="3" meta:cell-count="29220" meta:object-count="0"/>
  </office:meta>
</office:document-meta>
</file>